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NODEJS-128MB" table:style-name="ta1"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office:value-type="float" office:value="428.631" calcext:value-type="float">
            <text:p>428,631</text:p>
          </table:table-cell>
          <table:table-cell office:value-type="float" office:value="105.775763" calcext:value-type="float">
            <text:p>105,775763</text:p>
          </table:table-cell>
          <table:table-cell/>
          <table:table-cell office:value-type="float" office:value="500.685" calcext:value-type="float">
            <text:p>500,685</text:p>
          </table:table-cell>
          <table:table-cell office:value-type="float" office:value="439.950135" calcext:value-type="float">
            <text:p>439,950135</text:p>
          </table:table-cell>
          <table:table-cell/>
          <table:table-cell office:value-type="float" office:value="4090.39" calcext:value-type="float">
            <text:p>4090,39</text:p>
          </table:table-cell>
          <table:table-cell office:value-type="float" office:value="999.995232" calcext:value-type="float">
            <text:p>999,995232</text:p>
          </table:table-cell>
          <table:table-cell table:number-columns-repeated="5"/>
          <table:table-cell table:formula="of:=['NODEJS-128MB'.N7]-['NODEJS-128MB'.$L7]" office:value-type="float" office:value="-0.633739086021506" calcext:value-type="float">
            <text:p>-0,633739086</text:p>
          </table:table-cell>
          <table:table-cell table:formula="of:=['NODEJS-128MB'.O7]-['NODEJS-128MB'.$L7]" office:value-type="float" office:value="101.887560913978" calcext:value-type="float">
            <text:p>101,887560914</text:p>
          </table:table-cell>
        </table:table-row>
        <table:table-row table:style-name="ro1">
          <table:table-cell office:value-type="float" office:value="197.775" calcext:value-type="float">
            <text:p>197,775</text:p>
          </table:table-cell>
          <table:table-cell office:value-type="float" office:value="98.600856" calcext:value-type="float">
            <text:p>98,600856</text:p>
          </table:table-cell>
          <table:table-cell/>
          <table:table-cell office:value-type="float" office:value="496.27" calcext:value-type="float">
            <text:p>496,27</text:p>
          </table:table-cell>
          <table:table-cell office:value-type="float" office:value="435.257811" calcext:value-type="float">
            <text:p>435,257811</text:p>
          </table:table-cell>
          <table:table-cell/>
          <table:table-cell office:value-type="float" office:value="3007.712" calcext:value-type="float">
            <text:p>3007,712</text:p>
          </table:table-cell>
          <table:table-cell office:value-type="float" office:value="950.130553" calcext:value-type="float">
            <text:p>950,130553</text:p>
          </table:table-cell>
          <table:table-cell/>
          <table:table-cell office:value-type="string" calcext:value-type="string">
            <text:p>numElem</text:p>
          </table:table-cell>
          <table:table-cell office:value-type="string" calcext:value-type="string">
            <text:p>numerosa varianza</text:p>
          </table:table-cell>
          <table:table-cell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122.628" calcext:value-type="float">
            <text:p>122,628</text:p>
          </table:table-cell>
          <table:table-cell office:value-type="float" office:value="60.658352" calcext:value-type="float">
            <text:p>60,658352</text:p>
          </table:table-cell>
          <table:table-cell/>
          <table:table-cell office:value-type="float" office:value="494.375" calcext:value-type="float">
            <text:p>494,375</text:p>
          </table:table-cell>
          <table:table-cell office:value-type="float" office:value="433.46488" calcext:value-type="float">
            <text:p>433,46488</text:p>
          </table:table-cell>
          <table:table-cell/>
          <table:table-cell office:value-type="float" office:value="3008.132" calcext:value-type="float">
            <text:p>3008,132</text:p>
          </table:table-cell>
          <table:table-cell office:value-type="float" office:value="947.415361" calcext:value-type="float">
            <text:p>947,415361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VERAGE(['NODEJS-128MB'.$B$12:.$B$210])" office:value-type="float" office:value="3.88820208602151" calcext:value-type="float">
            <text:p>3,888202086</text:p>
          </table:table-cell>
          <table:table-cell table:formula="of:=STDEV(['NODEJS-128MB'.$B$12:.$B$210])" office:value-type="float" office:value="0.506014862560652" calcext:value-type="float">
            <text:p>0,5060148626</text:p>
          </table:table-cell>
          <table:table-cell table:formula="of:=MIN(['NODEJS-128MB'.$B$5:.$B$104])" office:value-type="float" office:value="3.254463" calcext:value-type="float">
            <text:p>3,254463</text:p>
          </table:table-cell>
          <table:table-cell table:formula="of:=MAX(['NODEJS-128MB'.$B$5:.$B$104])" office:value-type="float" office:value="105.775763" calcext:value-type="float">
            <text:p>105,775763</text:p>
          </table:table-cell>
        </table:table-row>
        <table:table-row table:style-name="ro1">
          <table:table-cell office:value-type="float" office:value="94.732" calcext:value-type="float">
            <text:p>94,732</text:p>
          </table:table-cell>
          <table:table-cell office:value-type="float" office:value="34.539761" calcext:value-type="float">
            <text:p>34,539761</text:p>
          </table:table-cell>
          <table:table-cell/>
          <table:table-cell office:value-type="float" office:value="494.4" calcext:value-type="float">
            <text:p>494,4</text:p>
          </table:table-cell>
          <table:table-cell office:value-type="float" office:value="432.610371" calcext:value-type="float">
            <text:p>432,610371</text:p>
          </table:table-cell>
          <table:table-cell/>
          <table:table-cell office:value-type="float" office:value="3002.988" calcext:value-type="float">
            <text:p>3002,988</text:p>
          </table:table-cell>
          <table:table-cell office:value-type="float" office:value="944.489755" calcext:value-type="float">
            <text:p>944,489755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000" calcext:value-type="float">
            <text:p>1000</text:p>
          </table:table-cell>
          <table:table-cell table:formula="of:=AVERAGE(['NODEJS-128MB'.$E$5:.$E$210])" office:value-type="float" office:value="296.80770615" calcext:value-type="float">
            <text:p>296,80770615</text:p>
          </table:table-cell>
          <table:table-cell table:formula="of:=STDEV(['NODEJS-128MB'.$E$5:.$E$210])" office:value-type="float" office:value="50.8416321762867" calcext:value-type="float">
            <text:p>50,8416321763</text:p>
          </table:table-cell>
          <table:table-cell table:formula="of:=MIN(['NODEJS-128MB'.$E$9:.$E$104])" office:value-type="float" office:value="303.77866" calcext:value-type="float">
            <text:p>303,77866</text:p>
          </table:table-cell>
          <table:table-cell table:formula="of:=MAX(['NODEJS-128MB'.$E$9:.$E$104])" office:value-type="float" office:value="429.156752" calcext:value-type="float">
            <text:p>429,156752</text:p>
          </table:table-cell>
        </table:table-row>
        <table:table-row table:style-name="ro1">
          <table:table-cell office:value-type="float" office:value="86.725" calcext:value-type="float">
            <text:p>86,725</text:p>
          </table:table-cell>
          <table:table-cell office:value-type="float" office:value="26.152394" calcext:value-type="float">
            <text:p>26,152394</text:p>
          </table:table-cell>
          <table:table-cell/>
          <table:table-cell office:value-type="float" office:value="489.173" calcext:value-type="float">
            <text:p>489,173</text:p>
          </table:table-cell>
          <table:table-cell office:value-type="float" office:value="429.156752" calcext:value-type="float">
            <text:p>429,156752</text:p>
          </table:table-cell>
          <table:table-cell/>
          <table:table-cell office:value-type="float" office:value="3999.162" calcext:value-type="float">
            <text:p>3999,162</text:p>
          </table:table-cell>
          <table:table-cell office:value-type="float" office:value="940.791473" calcext:value-type="float">
            <text:p>940,79147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AVERAGE(['NODEJS-128MB'.$H6:.$H210])" office:value-type="float" office:value="347.736476994975" calcext:value-type="float">
            <text:p>347,736476995</text:p>
          </table:table-cell>
          <table:table-cell table:formula="of:=STDEV(['NODEJS-128MB'.$H$6:.$H$210])" office:value-type="float" office:value="241.920261740639" calcext:value-type="float">
            <text:p>241,9202617406</text:p>
          </table:table-cell>
          <table:table-cell table:formula="of:=MIN(['NODEJS-128MB'.$H$6:.$H$81])" office:value-type="float" office:value="339.615337" calcext:value-type="float">
            <text:p>339,615337</text:p>
          </table:table-cell>
          <table:table-cell table:formula="of:=MAX(['NODEJS-128MB'.$H$6:.$H$79])" office:value-type="float" office:value="950.130553" calcext:value-type="float">
            <text:p>950,130553</text:p>
          </table:table-cell>
        </table:table-row>
        <table:table-row table:style-name="ro1">
          <table:table-cell office:value-type="float" office:value="84.402" calcext:value-type="float">
            <text:p>84,402</text:p>
          </table:table-cell>
          <table:table-cell office:value-type="float" office:value="23.590886" calcext:value-type="float">
            <text:p>23,590886</text:p>
          </table:table-cell>
          <table:table-cell/>
          <table:table-cell office:value-type="float" office:value="602.935" calcext:value-type="float">
            <text:p>602,935</text:p>
          </table:table-cell>
          <table:table-cell office:value-type="float" office:value="404.109681" calcext:value-type="float">
            <text:p>404,109681</text:p>
          </table:table-cell>
          <table:table-cell/>
          <table:table-cell office:value-type="float" office:value="3998.68" calcext:value-type="float">
            <text:p>3998,68</text:p>
          </table:table-cell>
          <table:table-cell office:value-type="float" office:value="940.201316" calcext:value-type="float">
            <text:p>940,201316</text:p>
          </table:table-cell>
          <table:table-cell table:number-columns-repeated="7"/>
        </table:table-row>
        <table:table-row table:style-name="ro1">
          <table:table-cell office:value-type="float" office:value="79.753" calcext:value-type="float">
            <text:p>79,753</text:p>
          </table:table-cell>
          <table:table-cell office:value-type="float" office:value="15.95975" calcext:value-type="float">
            <text:p>15,95975</text:p>
          </table:table-cell>
          <table:table-cell/>
          <table:table-cell office:value-type="float" office:value="487.326" calcext:value-type="float">
            <text:p>487,326</text:p>
          </table:table-cell>
          <table:table-cell office:value-type="float" office:value="400.293826" calcext:value-type="float">
            <text:p>400,293826</text:p>
          </table:table-cell>
          <table:table-cell/>
          <table:table-cell office:value-type="float" office:value="3995.482" calcext:value-type="float">
            <text:p>3995,482</text:p>
          </table:table-cell>
          <table:table-cell office:value-type="float" office:value="936.698376" calcext:value-type="float">
            <text:p>936,698376</text:p>
          </table:table-cell>
          <table:table-cell table:number-columns-repeated="7"/>
        </table:table-row>
        <table:table-row table:style-name="ro1">
          <table:table-cell office:value-type="float" office:value="99.049" calcext:value-type="float">
            <text:p>99,049</text:p>
          </table:table-cell>
          <table:table-cell office:value-type="float" office:value="6.108634" calcext:value-type="float">
            <text:p>6,108634</text:p>
          </table:table-cell>
          <table:table-cell/>
          <table:table-cell office:value-type="float" office:value="574.118" calcext:value-type="float">
            <text:p>574,118</text:p>
          </table:table-cell>
          <table:table-cell office:value-type="float" office:value="399.611288" calcext:value-type="float">
            <text:p>399,611288</text:p>
          </table:table-cell>
          <table:table-cell/>
          <table:table-cell office:value-type="float" office:value="4001.445" calcext:value-type="float">
            <text:p>4001,445</text:p>
          </table:table-cell>
          <table:table-cell office:value-type="float" office:value="935.536009" calcext:value-type="float">
            <text:p>935,536009</text:p>
          </table:table-cell>
          <table:table-cell table:number-columns-repeated="7"/>
        </table:table-row>
        <table:table-row table:style-name="ro1">
          <table:table-cell office:value-type="float" office:value="64.982" calcext:value-type="float">
            <text:p>64,982</text:p>
          </table:table-cell>
          <table:table-cell office:value-type="float" office:value="5.79985" calcext:value-type="float">
            <text:p>5,79985</text:p>
          </table:table-cell>
          <table:table-cell/>
          <table:table-cell office:value-type="float" office:value="493.919" calcext:value-type="float">
            <text:p>493,919</text:p>
          </table:table-cell>
          <table:table-cell office:value-type="float" office:value="399.401859" calcext:value-type="float">
            <text:p>399,401859</text:p>
          </table:table-cell>
          <table:table-cell/>
          <table:table-cell office:value-type="float" office:value="3995.14" calcext:value-type="float">
            <text:p>3995,14</text:p>
          </table:table-cell>
          <table:table-cell office:value-type="float" office:value="934.408147" calcext:value-type="float">
            <text:p>934,408147</text:p>
          </table:table-cell>
          <table:table-cell table:number-columns-repeated="7"/>
        </table:table-row>
        <table:table-row table:style-name="ro1">
          <table:table-cell office:value-type="float" office:value="66.444" calcext:value-type="float">
            <text:p>66,444</text:p>
          </table:table-cell>
          <table:table-cell office:value-type="float" office:value="5.383482" calcext:value-type="float">
            <text:p>5,383482</text:p>
          </table:table-cell>
          <table:table-cell/>
          <table:table-cell office:value-type="float" office:value="457.066" calcext:value-type="float">
            <text:p>457,066</text:p>
          </table:table-cell>
          <table:table-cell office:value-type="float" office:value="396.385586" calcext:value-type="float">
            <text:p>396,385586</text:p>
          </table:table-cell>
          <table:table-cell/>
          <table:table-cell office:value-type="float" office:value="3999.685" calcext:value-type="float">
            <text:p>3999,685</text:p>
          </table:table-cell>
          <table:table-cell office:value-type="float" office:value="908.667236" calcext:value-type="float">
            <text:p>908,667236</text:p>
          </table:table-cell>
          <table:table-cell table:number-columns-repeated="7"/>
        </table:table-row>
        <table:table-row table:style-name="ro1">
          <table:table-cell office:value-type="float" office:value="65.129" calcext:value-type="float">
            <text:p>65,129</text:p>
          </table:table-cell>
          <table:table-cell office:value-type="float" office:value="5.086351" calcext:value-type="float">
            <text:p>5,086351</text:p>
          </table:table-cell>
          <table:table-cell/>
          <table:table-cell office:value-type="float" office:value="588.966" calcext:value-type="float">
            <text:p>588,966</text:p>
          </table:table-cell>
          <table:table-cell office:value-type="float" office:value="393.42565" calcext:value-type="float">
            <text:p>393,42565</text:p>
          </table:table-cell>
          <table:table-cell/>
          <table:table-cell office:value-type="float" office:value="4093.414" calcext:value-type="float">
            <text:p>4093,414</text:p>
          </table:table-cell>
          <table:table-cell office:value-type="float" office:value="907.617453" calcext:value-type="float">
            <text:p>907,617453</text:p>
          </table:table-cell>
          <table:table-cell table:number-columns-repeated="7"/>
        </table:table-row>
        <table:table-row table:style-name="ro1">
          <table:table-cell office:value-type="float" office:value="65.418" calcext:value-type="float">
            <text:p>65,418</text:p>
          </table:table-cell>
          <table:table-cell office:value-type="float" office:value="5.084201" calcext:value-type="float">
            <text:p>5,084201</text:p>
          </table:table-cell>
          <table:table-cell/>
          <table:table-cell office:value-type="float" office:value="419.466" calcext:value-type="float">
            <text:p>419,466</text:p>
          </table:table-cell>
          <table:table-cell office:value-type="float" office:value="356.49634" calcext:value-type="float">
            <text:p>356,49634</text:p>
          </table:table-cell>
          <table:table-cell/>
          <table:table-cell office:value-type="float" office:value="3993.851" calcext:value-type="float">
            <text:p>3993,851</text:p>
          </table:table-cell>
          <table:table-cell office:value-type="float" office:value="902.020473" calcext:value-type="float">
            <text:p>902,020473</text:p>
          </table:table-cell>
          <table:table-cell office:value-type="string" calcext:value-type="string">
            <text:p>←</text:p>
          </table:table-cell>
          <table:table-cell table:number-columns-repeated="6"/>
        </table:table-row>
        <table:table-row table:style-name="ro1">
          <table:table-cell office:value-type="float" office:value="67.988" calcext:value-type="float">
            <text:p>67,988</text:p>
          </table:table-cell>
          <table:table-cell office:value-type="float" office:value="4.951178" calcext:value-type="float">
            <text:p>4,951178</text:p>
          </table:table-cell>
          <table:table-cell/>
          <table:table-cell office:value-type="float" office:value="493.519" calcext:value-type="float">
            <text:p>493,519</text:p>
          </table:table-cell>
          <table:table-cell office:value-type="float" office:value="344.114557" calcext:value-type="float">
            <text:p>344,114557</text:p>
          </table:table-cell>
          <table:table-cell/>
          <table:table-cell office:value-type="float" office:value="3985.52" calcext:value-type="float">
            <text:p>3985,52</text:p>
          </table:table-cell>
          <table:table-cell office:value-type="float" office:value="901.582322" calcext:value-type="float">
            <text:p>901,582322</text:p>
          </table:table-cell>
          <table:table-cell table:number-columns-repeated="7"/>
        </table:table-row>
        <table:table-row table:style-name="ro1">
          <table:table-cell office:value-type="float" office:value="64.194" calcext:value-type="float">
            <text:p>64,194</text:p>
          </table:table-cell>
          <table:table-cell office:value-type="float" office:value="4.800938" calcext:value-type="float">
            <text:p>4,800938</text:p>
          </table:table-cell>
          <table:table-cell/>
          <table:table-cell office:value-type="float" office:value="402.817" calcext:value-type="float">
            <text:p>402,817</text:p>
          </table:table-cell>
          <table:table-cell office:value-type="float" office:value="342.818776" calcext:value-type="float">
            <text:p>342,818776</text:p>
          </table:table-cell>
          <table:table-cell/>
          <table:table-cell office:value-type="float" office:value="3903.215" calcext:value-type="float">
            <text:p>3903,215</text:p>
          </table:table-cell>
          <table:table-cell office:value-type="float" office:value="841.326731" calcext:value-type="float">
            <text:p>841,326731</text:p>
          </table:table-cell>
          <table:table-cell table:number-columns-repeated="7"/>
        </table:table-row>
        <table:table-row table:style-name="ro1">
          <table:table-cell office:value-type="float" office:value="67.203" calcext:value-type="float">
            <text:p>67,203</text:p>
          </table:table-cell>
          <table:table-cell office:value-type="float" office:value="4.769409" calcext:value-type="float">
            <text:p>4,769409</text:p>
          </table:table-cell>
          <table:table-cell/>
          <table:table-cell office:value-type="float" office:value="403.732" calcext:value-type="float">
            <text:p>403,732</text:p>
          </table:table-cell>
          <table:table-cell office:value-type="float" office:value="342.551924" calcext:value-type="float">
            <text:p>342,551924</text:p>
          </table:table-cell>
          <table:table-cell/>
          <table:table-cell office:value-type="float" office:value="3896.902" calcext:value-type="float">
            <text:p>3896,902</text:p>
          </table:table-cell>
          <table:table-cell office:value-type="float" office:value="838.344329" calcext:value-type="float">
            <text:p>838,344329</text:p>
          </table:table-cell>
          <table:table-cell table:number-columns-repeated="7"/>
        </table:table-row>
        <table:table-row table:style-name="ro1">
          <table:table-cell office:value-type="float" office:value="64.17" calcext:value-type="float">
            <text:p>64,17</text:p>
          </table:table-cell>
          <table:table-cell office:value-type="float" office:value="4.614675" calcext:value-type="float">
            <text:p>4,614675</text:p>
          </table:table-cell>
          <table:table-cell/>
          <table:table-cell office:value-type="float" office:value="402.289" calcext:value-type="float">
            <text:p>402,289</text:p>
          </table:table-cell>
          <table:table-cell office:value-type="float" office:value="341.572765" calcext:value-type="float">
            <text:p>341,572765</text:p>
          </table:table-cell>
          <table:table-cell/>
          <table:table-cell office:value-type="float" office:value="3898.803" calcext:value-type="float">
            <text:p>3898,803</text:p>
          </table:table-cell>
          <table:table-cell office:value-type="float" office:value="838.144595" calcext:value-type="float">
            <text:p>838,144595</text:p>
          </table:table-cell>
          <table:table-cell table:number-columns-repeated="7"/>
        </table:table-row>
        <table:table-row table:style-name="ro1">
          <table:table-cell office:value-type="float" office:value="65.948" calcext:value-type="float">
            <text:p>65,948</text:p>
          </table:table-cell>
          <table:table-cell office:value-type="float" office:value="4.413054" calcext:value-type="float">
            <text:p>4,413054</text:p>
          </table:table-cell>
          <table:table-cell/>
          <table:table-cell office:value-type="float" office:value="400.417" calcext:value-type="float">
            <text:p>400,417</text:p>
          </table:table-cell>
          <table:table-cell office:value-type="float" office:value="341.395474" calcext:value-type="float">
            <text:p>341,395474</text:p>
          </table:table-cell>
          <table:table-cell/>
          <table:table-cell office:value-type="float" office:value="3895.85" calcext:value-type="float">
            <text:p>3895,85</text:p>
          </table:table-cell>
          <table:table-cell office:value-type="float" office:value="803.407654" calcext:value-type="float">
            <text:p>803,407654</text:p>
          </table:table-cell>
          <table:table-cell table:number-columns-repeated="7"/>
        </table:table-row>
        <table:table-row table:style-name="ro1">
          <table:table-cell office:value-type="float" office:value="63.722" calcext:value-type="float">
            <text:p>63,722</text:p>
          </table:table-cell>
          <table:table-cell office:value-type="float" office:value="4.317713" calcext:value-type="float">
            <text:p>4,317713</text:p>
          </table:table-cell>
          <table:table-cell/>
          <table:table-cell office:value-type="float" office:value="403.241" calcext:value-type="float">
            <text:p>403,241</text:p>
          </table:table-cell>
          <table:table-cell office:value-type="float" office:value="341.234452" calcext:value-type="float">
            <text:p>341,234452</text:p>
          </table:table-cell>
          <table:table-cell/>
          <table:table-cell office:value-type="float" office:value="3896.792" calcext:value-type="float">
            <text:p>3896,792</text:p>
          </table:table-cell>
          <table:table-cell office:value-type="float" office:value="802.857269" calcext:value-type="float">
            <text:p>802,857269</text:p>
          </table:table-cell>
          <table:table-cell table:number-columns-repeated="7"/>
        </table:table-row>
        <table:table-row table:style-name="ro1">
          <table:table-cell office:value-type="float" office:value="63.335" calcext:value-type="float">
            <text:p>63,335</text:p>
          </table:table-cell>
          <table:table-cell office:value-type="float" office:value="4.281439" calcext:value-type="float">
            <text:p>4,281439</text:p>
          </table:table-cell>
          <table:table-cell/>
          <table:table-cell office:value-type="float" office:value="400.322" calcext:value-type="float">
            <text:p>400,322</text:p>
          </table:table-cell>
          <table:table-cell office:value-type="float" office:value="340.609896" calcext:value-type="float">
            <text:p>340,609896</text:p>
          </table:table-cell>
          <table:table-cell/>
          <table:table-cell office:value-type="float" office:value="4019.611" calcext:value-type="float">
            <text:p>4019,611</text:p>
          </table:table-cell>
          <table:table-cell office:value-type="float" office:value="802.406748" calcext:value-type="float">
            <text:p>802,406748</text:p>
          </table:table-cell>
          <table:table-cell table:number-columns-repeated="7"/>
        </table:table-row>
        <table:table-row table:style-name="ro1">
          <table:table-cell office:value-type="float" office:value="63.863" calcext:value-type="float">
            <text:p>63,863</text:p>
          </table:table-cell>
          <table:table-cell office:value-type="float" office:value="4.233915" calcext:value-type="float">
            <text:p>4,233915</text:p>
          </table:table-cell>
          <table:table-cell/>
          <table:table-cell office:value-type="float" office:value="404.715" calcext:value-type="float">
            <text:p>404,715</text:p>
          </table:table-cell>
          <table:table-cell office:value-type="float" office:value="340.383038" calcext:value-type="float">
            <text:p>340,383038</text:p>
          </table:table-cell>
          <table:table-cell/>
          <table:table-cell office:value-type="float" office:value="3803.939" calcext:value-type="float">
            <text:p>3803,939</text:p>
          </table:table-cell>
          <table:table-cell office:value-type="float" office:value="744.704472" calcext:value-type="float">
            <text:p>744,704472</text:p>
          </table:table-cell>
          <table:table-cell table:number-columns-repeated="7"/>
        </table:table-row>
        <table:table-row table:style-name="ro1">
          <table:table-cell office:value-type="float" office:value="64.013" calcext:value-type="float">
            <text:p>64,013</text:p>
          </table:table-cell>
          <table:table-cell office:value-type="float" office:value="4.168982" calcext:value-type="float">
            <text:p>4,168982</text:p>
          </table:table-cell>
          <table:table-cell/>
          <table:table-cell office:value-type="float" office:value="399.416" calcext:value-type="float">
            <text:p>399,416</text:p>
          </table:table-cell>
          <table:table-cell office:value-type="float" office:value="340.022263" calcext:value-type="float">
            <text:p>340,022263</text:p>
          </table:table-cell>
          <table:table-cell/>
          <table:table-cell office:value-type="float" office:value="3807.402" calcext:value-type="float">
            <text:p>3807,402</text:p>
          </table:table-cell>
          <table:table-cell office:value-type="float" office:value="744.402311" calcext:value-type="float">
            <text:p>744,402311</text:p>
          </table:table-cell>
          <table:table-cell table:number-columns-repeated="7"/>
        </table:table-row>
        <table:table-row table:style-name="ro1">
          <table:table-cell office:value-type="float" office:value="62.723" calcext:value-type="float">
            <text:p>62,723</text:p>
          </table:table-cell>
          <table:table-cell office:value-type="float" office:value="4.12616" calcext:value-type="float">
            <text:p>4,12616</text:p>
          </table:table-cell>
          <table:table-cell/>
          <table:table-cell office:value-type="float" office:value="401.985" calcext:value-type="float">
            <text:p>401,985</text:p>
          </table:table-cell>
          <table:table-cell office:value-type="float" office:value="339.846352" calcext:value-type="float">
            <text:p>339,846352</text:p>
          </table:table-cell>
          <table:table-cell/>
          <table:table-cell office:value-type="float" office:value="3799.135" calcext:value-type="float">
            <text:p>3799,135</text:p>
          </table:table-cell>
          <table:table-cell office:value-type="float" office:value="740.841048" calcext:value-type="float">
            <text:p>740,841048</text:p>
          </table:table-cell>
          <table:table-cell table:number-columns-repeated="7"/>
        </table:table-row>
        <table:table-row table:style-name="ro1">
          <table:table-cell office:value-type="float" office:value="67.448" calcext:value-type="float">
            <text:p>67,448</text:p>
          </table:table-cell>
          <table:table-cell office:value-type="float" office:value="4.124715" calcext:value-type="float">
            <text:p>4,124715</text:p>
          </table:table-cell>
          <table:table-cell/>
          <table:table-cell office:value-type="float" office:value="400.947" calcext:value-type="float">
            <text:p>400,947</text:p>
          </table:table-cell>
          <table:table-cell office:value-type="float" office:value="339.803309" calcext:value-type="float">
            <text:p>339,803309</text:p>
          </table:table-cell>
          <table:table-cell/>
          <table:table-cell office:value-type="float" office:value="3798.382" calcext:value-type="float">
            <text:p>3798,382</text:p>
          </table:table-cell>
          <table:table-cell office:value-type="float" office:value="737.622795" calcext:value-type="float">
            <text:p>737,622795</text:p>
          </table:table-cell>
          <table:table-cell table:number-columns-repeated="7"/>
        </table:table-row>
        <table:table-row table:style-name="ro1">
          <table:table-cell office:value-type="float" office:value="64.409" calcext:value-type="float">
            <text:p>64,409</text:p>
          </table:table-cell>
          <table:table-cell office:value-type="float" office:value="4.095988" calcext:value-type="float">
            <text:p>4,095988</text:p>
          </table:table-cell>
          <table:table-cell/>
          <table:table-cell office:value-type="float" office:value="404.584" calcext:value-type="float">
            <text:p>404,584</text:p>
          </table:table-cell>
          <table:table-cell office:value-type="float" office:value="339.663921" calcext:value-type="float">
            <text:p>339,663921</text:p>
          </table:table-cell>
          <table:table-cell/>
          <table:table-cell office:value-type="float" office:value="3795.94" calcext:value-type="float">
            <text:p>3795,94</text:p>
          </table:table-cell>
          <table:table-cell office:value-type="float" office:value="737.544346" calcext:value-type="float">
            <text:p>737,544346</text:p>
          </table:table-cell>
          <table:table-cell table:number-columns-repeated="7"/>
        </table:table-row>
        <table:table-row table:style-name="ro1">
          <table:table-cell office:value-type="float" office:value="65.025" calcext:value-type="float">
            <text:p>65,025</text:p>
          </table:table-cell>
          <table:table-cell office:value-type="float" office:value="4.08706" calcext:value-type="float">
            <text:p>4,08706</text:p>
          </table:table-cell>
          <table:table-cell/>
          <table:table-cell office:value-type="float" office:value="400.082" calcext:value-type="float">
            <text:p>400,082</text:p>
          </table:table-cell>
          <table:table-cell office:value-type="float" office:value="339.43703" calcext:value-type="float">
            <text:p>339,43703</text:p>
          </table:table-cell>
          <table:table-cell/>
          <table:table-cell office:value-type="float" office:value="3796.879" calcext:value-type="float">
            <text:p>3796,879</text:p>
          </table:table-cell>
          <table:table-cell office:value-type="float" office:value="737.402361" calcext:value-type="float">
            <text:p>737,402361</text:p>
          </table:table-cell>
          <table:table-cell table:number-columns-repeated="7"/>
        </table:table-row>
        <table:table-row table:style-name="ro1">
          <table:table-cell office:value-type="float" office:value="65.353" calcext:value-type="float">
            <text:p>65,353</text:p>
          </table:table-cell>
          <table:table-cell office:value-type="float" office:value="4.081942" calcext:value-type="float">
            <text:p>4,081942</text:p>
          </table:table-cell>
          <table:table-cell/>
          <table:table-cell office:value-type="float" office:value="399.332" calcext:value-type="float">
            <text:p>399,332</text:p>
          </table:table-cell>
          <table:table-cell office:value-type="float" office:value="338.827029" calcext:value-type="float">
            <text:p>338,827029</text:p>
          </table:table-cell>
          <table:table-cell/>
          <table:table-cell office:value-type="float" office:value="4796.091" calcext:value-type="float">
            <text:p>4796,091</text:p>
          </table:table-cell>
          <table:table-cell office:value-type="float" office:value="733.499707" calcext:value-type="float">
            <text:p>733,499707</text:p>
          </table:table-cell>
          <table:table-cell table:number-columns-repeated="7"/>
        </table:table-row>
        <table:table-row table:style-name="ro1">
          <table:table-cell office:value-type="float" office:value="66.776" calcext:value-type="float">
            <text:p>66,776</text:p>
          </table:table-cell>
          <table:table-cell office:value-type="float" office:value="4.058913" calcext:value-type="float">
            <text:p>4,058913</text:p>
          </table:table-cell>
          <table:table-cell/>
          <table:table-cell office:value-type="float" office:value="398.962" calcext:value-type="float">
            <text:p>398,962</text:p>
          </table:table-cell>
          <table:table-cell office:value-type="float" office:value="338.803451" calcext:value-type="float">
            <text:p>338,803451</text:p>
          </table:table-cell>
          <table:table-cell/>
          <table:table-cell office:value-type="float" office:value="4004.829" calcext:value-type="float">
            <text:p>4004,829</text:p>
          </table:table-cell>
          <table:table-cell office:value-type="float" office:value="703.079357" calcext:value-type="float">
            <text:p>703,079357</text:p>
          </table:table-cell>
          <table:table-cell table:number-columns-repeated="7"/>
        </table:table-row>
        <table:table-row table:style-name="ro1">
          <table:table-cell office:value-type="float" office:value="65.078" calcext:value-type="float">
            <text:p>65,078</text:p>
          </table:table-cell>
          <table:table-cell office:value-type="float" office:value="4.050172" calcext:value-type="float">
            <text:p>4,050172</text:p>
          </table:table-cell>
          <table:table-cell/>
          <table:table-cell office:value-type="float" office:value="402.534" calcext:value-type="float">
            <text:p>402,534</text:p>
          </table:table-cell>
          <table:table-cell office:value-type="float" office:value="338.796187" calcext:value-type="float">
            <text:p>338,796187</text:p>
          </table:table-cell>
          <table:table-cell/>
          <table:table-cell office:value-type="float" office:value="3704.481" calcext:value-type="float">
            <text:p>3704,481</text:p>
          </table:table-cell>
          <table:table-cell office:value-type="float" office:value="645.262011" calcext:value-type="float">
            <text:p>645,262011</text:p>
          </table:table-cell>
          <table:table-cell table:number-columns-repeated="7"/>
        </table:table-row>
        <table:table-row table:style-name="ro1">
          <table:table-cell office:value-type="float" office:value="64.112" calcext:value-type="float">
            <text:p>64,112</text:p>
          </table:table-cell>
          <table:table-cell office:value-type="float" office:value="4.011812" calcext:value-type="float">
            <text:p>4,011812</text:p>
          </table:table-cell>
          <table:table-cell/>
          <table:table-cell office:value-type="float" office:value="398.794" calcext:value-type="float">
            <text:p>398,794</text:p>
          </table:table-cell>
          <table:table-cell office:value-type="float" office:value="338.510768" calcext:value-type="float">
            <text:p>338,510768</text:p>
          </table:table-cell>
          <table:table-cell/>
          <table:table-cell office:value-type="float" office:value="3796.717" calcext:value-type="float">
            <text:p>3796,717</text:p>
          </table:table-cell>
          <table:table-cell office:value-type="float" office:value="644.070635" calcext:value-type="float">
            <text:p>644,070635</text:p>
          </table:table-cell>
          <table:table-cell table:number-columns-repeated="7"/>
        </table:table-row>
        <table:table-row table:style-name="ro1">
          <table:table-cell office:value-type="float" office:value="67.2" calcext:value-type="float">
            <text:p>67,2</text:p>
          </table:table-cell>
          <table:table-cell office:value-type="float" office:value="4.003307" calcext:value-type="float">
            <text:p>4,003307</text:p>
          </table:table-cell>
          <table:table-cell/>
          <table:table-cell office:value-type="float" office:value="398.465" calcext:value-type="float">
            <text:p>398,465</text:p>
          </table:table-cell>
          <table:table-cell office:value-type="float" office:value="338.432507" calcext:value-type="float">
            <text:p>338,432507</text:p>
          </table:table-cell>
          <table:table-cell/>
          <table:table-cell office:value-type="float" office:value="3703.47" calcext:value-type="float">
            <text:p>3703,47</text:p>
          </table:table-cell>
          <table:table-cell office:value-type="float" office:value="642.456892" calcext:value-type="float">
            <text:p>642,456892</text:p>
          </table:table-cell>
          <table:table-cell table:number-columns-repeated="7"/>
        </table:table-row>
        <table:table-row table:style-name="ro1">
          <table:table-cell office:value-type="float" office:value="64.129" calcext:value-type="float">
            <text:p>64,129</text:p>
          </table:table-cell>
          <table:table-cell office:value-type="float" office:value="3.98641" calcext:value-type="float">
            <text:p>3,98641</text:p>
          </table:table-cell>
          <table:table-cell/>
          <table:table-cell office:value-type="float" office:value="397.192" calcext:value-type="float">
            <text:p>397,192</text:p>
          </table:table-cell>
          <table:table-cell office:value-type="float" office:value="338.388763" calcext:value-type="float">
            <text:p>338,388763</text:p>
          </table:table-cell>
          <table:table-cell/>
          <table:table-cell office:value-type="float" office:value="3699.134" calcext:value-type="float">
            <text:p>3699,134</text:p>
          </table:table-cell>
          <table:table-cell office:value-type="float" office:value="640.228706" calcext:value-type="float">
            <text:p>640,228706</text:p>
          </table:table-cell>
          <table:table-cell table:number-columns-repeated="7"/>
        </table:table-row>
        <table:table-row table:style-name="ro1">
          <table:table-cell office:value-type="float" office:value="65.495" calcext:value-type="float">
            <text:p>65,495</text:p>
          </table:table-cell>
          <table:table-cell office:value-type="float" office:value="3.976891" calcext:value-type="float">
            <text:p>3,976891</text:p>
          </table:table-cell>
          <table:table-cell/>
          <table:table-cell office:value-type="float" office:value="399.564" calcext:value-type="float">
            <text:p>399,564</text:p>
          </table:table-cell>
          <table:table-cell office:value-type="float" office:value="338.271439" calcext:value-type="float">
            <text:p>338,271439</text:p>
          </table:table-cell>
          <table:table-cell/>
          <table:table-cell office:value-type="float" office:value="3698.589" calcext:value-type="float">
            <text:p>3698,589</text:p>
          </table:table-cell>
          <table:table-cell office:value-type="float" office:value="638.066701" calcext:value-type="float">
            <text:p>638,066701</text:p>
          </table:table-cell>
          <table:table-cell table:number-columns-repeated="7"/>
        </table:table-row>
        <table:table-row table:style-name="ro1">
          <table:table-cell office:value-type="float" office:value="64.655" calcext:value-type="float">
            <text:p>64,655</text:p>
          </table:table-cell>
          <table:table-cell office:value-type="float" office:value="3.975526" calcext:value-type="float">
            <text:p>3,975526</text:p>
          </table:table-cell>
          <table:table-cell/>
          <table:table-cell office:value-type="float" office:value="398.01" calcext:value-type="float">
            <text:p>398,01</text:p>
          </table:table-cell>
          <table:table-cell office:value-type="float" office:value="338.156085" calcext:value-type="float">
            <text:p>338,156085</text:p>
          </table:table-cell>
          <table:table-cell/>
          <table:table-cell office:value-type="float" office:value="3694.717" calcext:value-type="float">
            <text:p>3694,717</text:p>
          </table:table-cell>
          <table:table-cell office:value-type="float" office:value="636.832074" calcext:value-type="float">
            <text:p>636,832074</text:p>
          </table:table-cell>
          <table:table-cell table:number-columns-repeated="7"/>
        </table:table-row>
        <table:table-row table:style-name="ro1">
          <table:table-cell office:value-type="float" office:value="65.628" calcext:value-type="float">
            <text:p>65,628</text:p>
          </table:table-cell>
          <table:table-cell office:value-type="float" office:value="3.933629" calcext:value-type="float">
            <text:p>3,933629</text:p>
          </table:table-cell>
          <table:table-cell/>
          <table:table-cell office:value-type="float" office:value="495.458" calcext:value-type="float">
            <text:p>495,458</text:p>
          </table:table-cell>
          <table:table-cell office:value-type="float" office:value="338.072618" calcext:value-type="float">
            <text:p>338,072618</text:p>
          </table:table-cell>
          <table:table-cell/>
          <table:table-cell office:value-type="float" office:value="3697.569" calcext:value-type="float">
            <text:p>3697,569</text:p>
          </table:table-cell>
          <table:table-cell office:value-type="float" office:value="634.233011" calcext:value-type="float">
            <text:p>634,233011</text:p>
          </table:table-cell>
          <table:table-cell table:number-columns-repeated="7"/>
        </table:table-row>
        <table:table-row table:style-name="ro1">
          <table:table-cell office:value-type="float" office:value="64.28" calcext:value-type="float">
            <text:p>64,28</text:p>
          </table:table-cell>
          <table:table-cell office:value-type="float" office:value="3.924151" calcext:value-type="float">
            <text:p>3,924151</text:p>
          </table:table-cell>
          <table:table-cell/>
          <table:table-cell office:value-type="float" office:value="397.94" calcext:value-type="float">
            <text:p>397,94</text:p>
          </table:table-cell>
          <table:table-cell office:value-type="float" office:value="337.91157" calcext:value-type="float">
            <text:p>337,91157</text:p>
          </table:table-cell>
          <table:table-cell/>
          <table:table-cell office:value-type="float" office:value="3695.225" calcext:value-type="float">
            <text:p>3695,225</text:p>
          </table:table-cell>
          <table:table-cell office:value-type="float" office:value="603.044291" calcext:value-type="float">
            <text:p>603,044291</text:p>
          </table:table-cell>
          <table:table-cell table:number-columns-repeated="7"/>
        </table:table-row>
        <table:table-row table:style-name="ro1">
          <table:table-cell office:value-type="float" office:value="63.271" calcext:value-type="float">
            <text:p>63,271</text:p>
          </table:table-cell>
          <table:table-cell office:value-type="float" office:value="3.921258" calcext:value-type="float">
            <text:p>3,921258</text:p>
          </table:table-cell>
          <table:table-cell/>
          <table:table-cell office:value-type="float" office:value="398.895" calcext:value-type="float">
            <text:p>398,895</text:p>
          </table:table-cell>
          <table:table-cell office:value-type="float" office:value="337.829817" calcext:value-type="float">
            <text:p>337,829817</text:p>
          </table:table-cell>
          <table:table-cell/>
          <table:table-cell office:value-type="float" office:value="3605.05" calcext:value-type="float">
            <text:p>3605,05</text:p>
          </table:table-cell>
          <table:table-cell office:value-type="float" office:value="546.955961" calcext:value-type="float">
            <text:p>546,955961</text:p>
          </table:table-cell>
          <table:table-cell table:number-columns-repeated="7"/>
        </table:table-row>
        <table:table-row table:style-name="ro1">
          <table:table-cell office:value-type="float" office:value="81.186" calcext:value-type="float">
            <text:p>81,186</text:p>
          </table:table-cell>
          <table:table-cell office:value-type="float" office:value="3.908008" calcext:value-type="float">
            <text:p>3,908008</text:p>
          </table:table-cell>
          <table:table-cell/>
          <table:table-cell office:value-type="float" office:value="397.378" calcext:value-type="float">
            <text:p>397,378</text:p>
          </table:table-cell>
          <table:table-cell office:value-type="float" office:value="337.579237" calcext:value-type="float">
            <text:p>337,579237</text:p>
          </table:table-cell>
          <table:table-cell/>
          <table:table-cell office:value-type="float" office:value="3606.281" calcext:value-type="float">
            <text:p>3606,281</text:p>
          </table:table-cell>
          <table:table-cell office:value-type="float" office:value="543.785536" calcext:value-type="float">
            <text:p>543,785536</text:p>
          </table:table-cell>
          <table:table-cell table:number-columns-repeated="7"/>
        </table:table-row>
        <table:table-row table:style-name="ro1">
          <table:table-cell office:value-type="float" office:value="62.738" calcext:value-type="float">
            <text:p>62,738</text:p>
          </table:table-cell>
          <table:table-cell office:value-type="float" office:value="3.90665" calcext:value-type="float">
            <text:p>3,90665</text:p>
          </table:table-cell>
          <table:table-cell/>
          <table:table-cell office:value-type="float" office:value="398.949" calcext:value-type="float">
            <text:p>398,949</text:p>
          </table:table-cell>
          <table:table-cell office:value-type="float" office:value="337.298189" calcext:value-type="float">
            <text:p>337,298189</text:p>
          </table:table-cell>
          <table:table-cell/>
          <table:table-cell office:value-type="float" office:value="3602.204" calcext:value-type="float">
            <text:p>3602,204</text:p>
          </table:table-cell>
          <table:table-cell office:value-type="float" office:value="543.329541" calcext:value-type="float">
            <text:p>543,329541</text:p>
          </table:table-cell>
          <table:table-cell table:number-columns-repeated="7"/>
        </table:table-row>
        <table:table-row table:style-name="ro1">
          <table:table-cell office:value-type="float" office:value="64.146" calcext:value-type="float">
            <text:p>64,146</text:p>
          </table:table-cell>
          <table:table-cell office:value-type="float" office:value="3.894625" calcext:value-type="float">
            <text:p>3,894625</text:p>
          </table:table-cell>
          <table:table-cell/>
          <table:table-cell office:value-type="float" office:value="396.613" calcext:value-type="float">
            <text:p>396,613</text:p>
          </table:table-cell>
          <table:table-cell office:value-type="float" office:value="337.228277" calcext:value-type="float">
            <text:p>337,228277</text:p>
          </table:table-cell>
          <table:table-cell/>
          <table:table-cell office:value-type="float" office:value="3599.972" calcext:value-type="float">
            <text:p>3599,972</text:p>
          </table:table-cell>
          <table:table-cell office:value-type="float" office:value="540.198404" calcext:value-type="float">
            <text:p>540,198404</text:p>
          </table:table-cell>
          <table:table-cell table:number-columns-repeated="7"/>
        </table:table-row>
        <table:table-row table:style-name="ro1">
          <table:table-cell office:value-type="float" office:value="68.573" calcext:value-type="float">
            <text:p>68,573</text:p>
          </table:table-cell>
          <table:table-cell office:value-type="float" office:value="3.878662" calcext:value-type="float">
            <text:p>3,878662</text:p>
          </table:table-cell>
          <table:table-cell/>
          <table:table-cell office:value-type="float" office:value="397.367" calcext:value-type="float">
            <text:p>397,367</text:p>
          </table:table-cell>
          <table:table-cell office:value-type="float" office:value="337.225326" calcext:value-type="float">
            <text:p>337,225326</text:p>
          </table:table-cell>
          <table:table-cell/>
          <table:table-cell office:value-type="float" office:value="3598.85" calcext:value-type="float">
            <text:p>3598,85</text:p>
          </table:table-cell>
          <table:table-cell office:value-type="float" office:value="538.561936" calcext:value-type="float">
            <text:p>538,561936</text:p>
          </table:table-cell>
          <table:table-cell table:number-columns-repeated="7"/>
        </table:table-row>
        <table:table-row table:style-name="ro1">
          <table:table-cell office:value-type="float" office:value="65.224" calcext:value-type="float">
            <text:p>65,224</text:p>
          </table:table-cell>
          <table:table-cell office:value-type="float" office:value="3.872284" calcext:value-type="float">
            <text:p>3,872284</text:p>
          </table:table-cell>
          <table:table-cell/>
          <table:table-cell office:value-type="float" office:value="397.69" calcext:value-type="float">
            <text:p>397,69</text:p>
          </table:table-cell>
          <table:table-cell office:value-type="float" office:value="337.125283" calcext:value-type="float">
            <text:p>337,125283</text:p>
          </table:table-cell>
          <table:table-cell/>
          <table:table-cell office:value-type="float" office:value="3597.478" calcext:value-type="float">
            <text:p>3597,478</text:p>
          </table:table-cell>
          <table:table-cell office:value-type="float" office:value="537.205793" calcext:value-type="float">
            <text:p>537,205793</text:p>
          </table:table-cell>
          <table:table-cell table:number-columns-repeated="7"/>
        </table:table-row>
        <table:table-row table:style-name="ro1">
          <table:table-cell office:value-type="float" office:value="62.157" calcext:value-type="float">
            <text:p>62,157</text:p>
          </table:table-cell>
          <table:table-cell office:value-type="float" office:value="3.868099" calcext:value-type="float">
            <text:p>3,868099</text:p>
          </table:table-cell>
          <table:table-cell/>
          <table:table-cell office:value-type="float" office:value="395.896" calcext:value-type="float">
            <text:p>395,896</text:p>
          </table:table-cell>
          <table:table-cell office:value-type="float" office:value="336.900139" calcext:value-type="float">
            <text:p>336,900139</text:p>
          </table:table-cell>
          <table:table-cell/>
          <table:table-cell office:value-type="float" office:value="4596.851" calcext:value-type="float">
            <text:p>4596,851</text:p>
          </table:table-cell>
          <table:table-cell office:value-type="float" office:value="536.289635" calcext:value-type="float">
            <text:p>536,289635</text:p>
          </table:table-cell>
          <table:table-cell table:number-columns-repeated="7"/>
        </table:table-row>
        <table:table-row table:style-name="ro1">
          <table:table-cell office:value-type="float" office:value="63.162" calcext:value-type="float">
            <text:p>63,162</text:p>
          </table:table-cell>
          <table:table-cell office:value-type="float" office:value="3.866089" calcext:value-type="float">
            <text:p>3,866089</text:p>
          </table:table-cell>
          <table:table-cell/>
          <table:table-cell office:value-type="float" office:value="395.778" calcext:value-type="float">
            <text:p>395,778</text:p>
          </table:table-cell>
          <table:table-cell office:value-type="float" office:value="336.860372" calcext:value-type="float">
            <text:p>336,860372</text:p>
          </table:table-cell>
          <table:table-cell/>
          <table:table-cell office:value-type="float" office:value="3594.943" calcext:value-type="float">
            <text:p>3594,943</text:p>
          </table:table-cell>
          <table:table-cell office:value-type="float" office:value="535.14136" calcext:value-type="float">
            <text:p>535,14136</text:p>
          </table:table-cell>
          <table:table-cell table:number-columns-repeated="7"/>
        </table:table-row>
        <table:table-row table:style-name="ro1">
          <table:table-cell office:value-type="float" office:value="62.881" calcext:value-type="float">
            <text:p>62,881</text:p>
          </table:table-cell>
          <table:table-cell office:value-type="float" office:value="3.864296" calcext:value-type="float">
            <text:p>3,864296</text:p>
          </table:table-cell>
          <table:table-cell/>
          <table:table-cell office:value-type="float" office:value="396.254" calcext:value-type="float">
            <text:p>396,254</text:p>
          </table:table-cell>
          <table:table-cell office:value-type="float" office:value="336.83172" calcext:value-type="float">
            <text:p>336,83172</text:p>
          </table:table-cell>
          <table:table-cell/>
          <table:table-cell office:value-type="float" office:value="3592.784" calcext:value-type="float">
            <text:p>3592,784</text:p>
          </table:table-cell>
          <table:table-cell office:value-type="float" office:value="532.784498" calcext:value-type="float">
            <text:p>532,784498</text:p>
          </table:table-cell>
          <table:table-cell table:number-columns-repeated="7"/>
        </table:table-row>
        <table:table-row table:style-name="ro1">
          <table:table-cell office:value-type="float" office:value="63.426" calcext:value-type="float">
            <text:p>63,426</text:p>
          </table:table-cell>
          <table:table-cell office:value-type="float" office:value="3.855572" calcext:value-type="float">
            <text:p>3,855572</text:p>
          </table:table-cell>
          <table:table-cell/>
          <table:table-cell office:value-type="float" office:value="399.164" calcext:value-type="float">
            <text:p>399,164</text:p>
          </table:table-cell>
          <table:table-cell office:value-type="float" office:value="336.822807" calcext:value-type="float">
            <text:p>336,822807</text:p>
          </table:table-cell>
          <table:table-cell/>
          <table:table-cell office:value-type="float" office:value="3599.806" calcext:value-type="float">
            <text:p>3599,806</text:p>
          </table:table-cell>
          <table:table-cell office:value-type="float" office:value="505.928029" calcext:value-type="float">
            <text:p>505,928029</text:p>
          </table:table-cell>
          <table:table-cell table:number-columns-repeated="7"/>
        </table:table-row>
        <table:table-row table:style-name="ro1">
          <table:table-cell office:value-type="float" office:value="63.974" calcext:value-type="float">
            <text:p>63,974</text:p>
          </table:table-cell>
          <table:table-cell office:value-type="float" office:value="3.844165" calcext:value-type="float">
            <text:p>3,844165</text:p>
          </table:table-cell>
          <table:table-cell/>
          <table:table-cell office:value-type="float" office:value="397.215" calcext:value-type="float">
            <text:p>397,215</text:p>
          </table:table-cell>
          <table:table-cell office:value-type="float" office:value="336.661105" calcext:value-type="float">
            <text:p>336,661105</text:p>
          </table:table-cell>
          <table:table-cell/>
          <table:table-cell office:value-type="float" office:value="4587.961" calcext:value-type="float">
            <text:p>4587,961</text:p>
          </table:table-cell>
          <table:table-cell office:value-type="float" office:value="501.520016" calcext:value-type="float">
            <text:p>501,520016</text:p>
          </table:table-cell>
          <table:table-cell table:number-columns-repeated="7"/>
        </table:table-row>
        <table:table-row table:style-name="ro1">
          <table:table-cell office:value-type="float" office:value="65.304" calcext:value-type="float">
            <text:p>65,304</text:p>
          </table:table-cell>
          <table:table-cell office:value-type="float" office:value="3.841803" calcext:value-type="float">
            <text:p>3,841803</text:p>
          </table:table-cell>
          <table:table-cell/>
          <table:table-cell office:value-type="float" office:value="400.588" calcext:value-type="float">
            <text:p>400,588</text:p>
          </table:table-cell>
          <table:table-cell office:value-type="float" office:value="336.533675" calcext:value-type="float">
            <text:p>336,533675</text:p>
          </table:table-cell>
          <table:table-cell/>
          <table:table-cell office:value-type="float" office:value="3505.827" calcext:value-type="float">
            <text:p>3505,827</text:p>
          </table:table-cell>
          <table:table-cell office:value-type="float" office:value="446.624194" calcext:value-type="float">
            <text:p>446,624194</text:p>
          </table:table-cell>
          <table:table-cell table:number-columns-repeated="7"/>
        </table:table-row>
        <table:table-row table:style-name="ro1">
          <table:table-cell office:value-type="float" office:value="66.18" calcext:value-type="float">
            <text:p>66,18</text:p>
          </table:table-cell>
          <table:table-cell office:value-type="float" office:value="3.824854" calcext:value-type="float">
            <text:p>3,824854</text:p>
          </table:table-cell>
          <table:table-cell/>
          <table:table-cell office:value-type="float" office:value="397.306" calcext:value-type="float">
            <text:p>397,306</text:p>
          </table:table-cell>
          <table:table-cell office:value-type="float" office:value="336.402735" calcext:value-type="float">
            <text:p>336,402735</text:p>
          </table:table-cell>
          <table:table-cell/>
          <table:table-cell office:value-type="float" office:value="3503.822" calcext:value-type="float">
            <text:p>3503,822</text:p>
          </table:table-cell>
          <table:table-cell office:value-type="float" office:value="443.780472" calcext:value-type="float">
            <text:p>443,780472</text:p>
          </table:table-cell>
          <table:table-cell table:number-columns-repeated="7"/>
        </table:table-row>
        <table:table-row table:style-name="ro1">
          <table:table-cell office:value-type="float" office:value="64.624" calcext:value-type="float">
            <text:p>64,624</text:p>
          </table:table-cell>
          <table:table-cell office:value-type="float" office:value="3.821055" calcext:value-type="float">
            <text:p>3,821055</text:p>
          </table:table-cell>
          <table:table-cell/>
          <table:table-cell office:value-type="float" office:value="395.912" calcext:value-type="float">
            <text:p>395,912</text:p>
          </table:table-cell>
          <table:table-cell office:value-type="float" office:value="336.30666" calcext:value-type="float">
            <text:p>336,30666</text:p>
          </table:table-cell>
          <table:table-cell/>
          <table:table-cell office:value-type="float" office:value="3500.939" calcext:value-type="float">
            <text:p>3500,939</text:p>
          </table:table-cell>
          <table:table-cell office:value-type="float" office:value="442.712344" calcext:value-type="float">
            <text:p>442,712344</text:p>
          </table:table-cell>
          <table:table-cell table:number-columns-repeated="7"/>
        </table:table-row>
        <table:table-row table:style-name="ro1">
          <table:table-cell office:value-type="float" office:value="101.426" calcext:value-type="float">
            <text:p>101,426</text:p>
          </table:table-cell>
          <table:table-cell office:value-type="float" office:value="3.810922" calcext:value-type="float">
            <text:p>3,810922</text:p>
          </table:table-cell>
          <table:table-cell/>
          <table:table-cell office:value-type="float" office:value="397.523" calcext:value-type="float">
            <text:p>397,523</text:p>
          </table:table-cell>
          <table:table-cell office:value-type="float" office:value="336.296099" calcext:value-type="float">
            <text:p>336,296099</text:p>
          </table:table-cell>
          <table:table-cell/>
          <table:table-cell office:value-type="float" office:value="3499.453" calcext:value-type="float">
            <text:p>3499,453</text:p>
          </table:table-cell>
          <table:table-cell office:value-type="float" office:value="439.911552" calcext:value-type="float">
            <text:p>439,911552</text:p>
          </table:table-cell>
          <table:table-cell table:number-columns-repeated="7"/>
        </table:table-row>
        <table:table-row table:style-name="ro1">
          <table:table-cell office:value-type="float" office:value="71.682" calcext:value-type="float">
            <text:p>71,682</text:p>
          </table:table-cell>
          <table:table-cell office:value-type="float" office:value="3.796969" calcext:value-type="float">
            <text:p>3,796969</text:p>
          </table:table-cell>
          <table:table-cell/>
          <table:table-cell office:value-type="float" office:value="397.27" calcext:value-type="float">
            <text:p>397,27</text:p>
          </table:table-cell>
          <table:table-cell office:value-type="float" office:value="336.202853" calcext:value-type="float">
            <text:p>336,202853</text:p>
          </table:table-cell>
          <table:table-cell/>
          <table:table-cell office:value-type="float" office:value="3498.363" calcext:value-type="float">
            <text:p>3498,363</text:p>
          </table:table-cell>
          <table:table-cell office:value-type="float" office:value="439.606535" calcext:value-type="float">
            <text:p>439,606535</text:p>
          </table:table-cell>
          <table:table-cell table:number-columns-repeated="7"/>
        </table:table-row>
        <table:table-row table:style-name="ro1">
          <table:table-cell office:value-type="float" office:value="63.465" calcext:value-type="float">
            <text:p>63,465</text:p>
          </table:table-cell>
          <table:table-cell office:value-type="float" office:value="3.796387" calcext:value-type="float">
            <text:p>3,796387</text:p>
          </table:table-cell>
          <table:table-cell/>
          <table:table-cell office:value-type="float" office:value="403.177" calcext:value-type="float">
            <text:p>403,177</text:p>
          </table:table-cell>
          <table:table-cell office:value-type="float" office:value="336.140532" calcext:value-type="float">
            <text:p>336,140532</text:p>
          </table:table-cell>
          <table:table-cell/>
          <table:table-cell office:value-type="float" office:value="3497.84" calcext:value-type="float">
            <text:p>3497,84</text:p>
          </table:table-cell>
          <table:table-cell office:value-type="float" office:value="438.660422" calcext:value-type="float">
            <text:p>438,660422</text:p>
          </table:table-cell>
          <table:table-cell table:number-columns-repeated="7"/>
        </table:table-row>
        <table:table-row table:style-name="ro1">
          <table:table-cell office:value-type="float" office:value="62.417" calcext:value-type="float">
            <text:p>62,417</text:p>
          </table:table-cell>
          <table:table-cell office:value-type="float" office:value="3.776982" calcext:value-type="float">
            <text:p>3,776982</text:p>
          </table:table-cell>
          <table:table-cell/>
          <table:table-cell office:value-type="float" office:value="395.418" calcext:value-type="float">
            <text:p>395,418</text:p>
          </table:table-cell>
          <table:table-cell office:value-type="float" office:value="336.12389" calcext:value-type="float">
            <text:p>336,12389</text:p>
          </table:table-cell>
          <table:table-cell/>
          <table:table-cell office:value-type="float" office:value="3499.075" calcext:value-type="float">
            <text:p>3499,075</text:p>
          </table:table-cell>
          <table:table-cell office:value-type="float" office:value="438.396549" calcext:value-type="float">
            <text:p>438,396549</text:p>
          </table:table-cell>
          <table:table-cell table:number-columns-repeated="7"/>
        </table:table-row>
        <table:table-row table:style-name="ro1">
          <table:table-cell office:value-type="float" office:value="62.375" calcext:value-type="float">
            <text:p>62,375</text:p>
          </table:table-cell>
          <table:table-cell office:value-type="float" office:value="3.771723" calcext:value-type="float">
            <text:p>3,771723</text:p>
          </table:table-cell>
          <table:table-cell/>
          <table:table-cell office:value-type="float" office:value="394.979" calcext:value-type="float">
            <text:p>394,979</text:p>
          </table:table-cell>
          <table:table-cell office:value-type="float" office:value="336.007405" calcext:value-type="float">
            <text:p>336,007405</text:p>
          </table:table-cell>
          <table:table-cell/>
          <table:table-cell office:value-type="float" office:value="3494.885" calcext:value-type="float">
            <text:p>3494,885</text:p>
          </table:table-cell>
          <table:table-cell office:value-type="float" office:value="436.619055" calcext:value-type="float">
            <text:p>436,619055</text:p>
          </table:table-cell>
          <table:table-cell table:number-columns-repeated="7"/>
        </table:table-row>
        <table:table-row table:style-name="ro1">
          <table:table-cell office:value-type="float" office:value="62.555" calcext:value-type="float">
            <text:p>62,555</text:p>
          </table:table-cell>
          <table:table-cell office:value-type="float" office:value="3.755999" calcext:value-type="float">
            <text:p>3,755999</text:p>
          </table:table-cell>
          <table:table-cell/>
          <table:table-cell office:value-type="float" office:value="396.548" calcext:value-type="float">
            <text:p>396,548</text:p>
          </table:table-cell>
          <table:table-cell office:value-type="float" office:value="335.959698" calcext:value-type="float">
            <text:p>335,959698</text:p>
          </table:table-cell>
          <table:table-cell/>
          <table:table-cell office:value-type="float" office:value="3502.005" calcext:value-type="float">
            <text:p>3502,005</text:p>
          </table:table-cell>
          <table:table-cell office:value-type="float" office:value="436.260512" calcext:value-type="float">
            <text:p>436,260512</text:p>
          </table:table-cell>
          <table:table-cell table:number-columns-repeated="7"/>
        </table:table-row>
        <table:table-row table:style-name="ro1">
          <table:table-cell office:value-type="float" office:value="62.865" calcext:value-type="float">
            <text:p>62,865</text:p>
          </table:table-cell>
          <table:table-cell office:value-type="float" office:value="3.749701" calcext:value-type="float">
            <text:p>3,749701</text:p>
          </table:table-cell>
          <table:table-cell/>
          <table:table-cell office:value-type="float" office:value="395.677" calcext:value-type="float">
            <text:p>395,677</text:p>
          </table:table-cell>
          <table:table-cell office:value-type="float" office:value="335.847307" calcext:value-type="float">
            <text:p>335,847307</text:p>
          </table:table-cell>
          <table:table-cell/>
          <table:table-cell office:value-type="float" office:value="3500.605" calcext:value-type="float">
            <text:p>3500,605</text:p>
          </table:table-cell>
          <table:table-cell office:value-type="float" office:value="409.175359" calcext:value-type="float">
            <text:p>409,175359</text:p>
          </table:table-cell>
          <table:table-cell table:number-columns-repeated="7"/>
        </table:table-row>
        <table:table-row table:style-name="ro1">
          <table:table-cell office:value-type="float" office:value="62.43" calcext:value-type="float">
            <text:p>62,43</text:p>
          </table:table-cell>
          <table:table-cell office:value-type="float" office:value="3.738693" calcext:value-type="float">
            <text:p>3,738693</text:p>
          </table:table-cell>
          <table:table-cell/>
          <table:table-cell office:value-type="float" office:value="395.767" calcext:value-type="float">
            <text:p>395,767</text:p>
          </table:table-cell>
          <table:table-cell office:value-type="float" office:value="335.788103" calcext:value-type="float">
            <text:p>335,788103</text:p>
          </table:table-cell>
          <table:table-cell/>
          <table:table-cell office:value-type="float" office:value="3497.229" calcext:value-type="float">
            <text:p>3497,229</text:p>
          </table:table-cell>
          <table:table-cell office:value-type="float" office:value="405.15605" calcext:value-type="float">
            <text:p>405,15605</text:p>
          </table:table-cell>
          <table:table-cell table:number-columns-repeated="7"/>
        </table:table-row>
        <table:table-row table:style-name="ro1">
          <table:table-cell office:value-type="float" office:value="65.23" calcext:value-type="float">
            <text:p>65,23</text:p>
          </table:table-cell>
          <table:table-cell office:value-type="float" office:value="3.715661" calcext:value-type="float">
            <text:p>3,715661</text:p>
          </table:table-cell>
          <table:table-cell/>
          <table:table-cell office:value-type="float" office:value="394.665" calcext:value-type="float">
            <text:p>394,665</text:p>
          </table:table-cell>
          <table:table-cell office:value-type="float" office:value="335.762305" calcext:value-type="float">
            <text:p>335,762305</text:p>
          </table:table-cell>
          <table:table-cell/>
          <table:table-cell office:value-type="float" office:value="3462.403" calcext:value-type="float">
            <text:p>3462,403</text:p>
          </table:table-cell>
          <table:table-cell office:value-type="float" office:value="401.367429" calcext:value-type="float">
            <text:p>401,367429</text:p>
          </table:table-cell>
          <table:table-cell table:number-columns-repeated="7"/>
        </table:table-row>
        <table:table-row table:style-name="ro1">
          <table:table-cell office:value-type="float" office:value="63.361" calcext:value-type="float">
            <text:p>63,361</text:p>
          </table:table-cell>
          <table:table-cell office:value-type="float" office:value="3.693714" calcext:value-type="float">
            <text:p>3,693714</text:p>
          </table:table-cell>
          <table:table-cell/>
          <table:table-cell office:value-type="float" office:value="395.269" calcext:value-type="float">
            <text:p>395,269</text:p>
          </table:table-cell>
          <table:table-cell office:value-type="float" office:value="335.760234" calcext:value-type="float">
            <text:p>335,760234</text:p>
          </table:table-cell>
          <table:table-cell/>
          <table:table-cell office:value-type="float" office:value="3490.703" calcext:value-type="float">
            <text:p>3490,703</text:p>
          </table:table-cell>
          <table:table-cell office:value-type="float" office:value="401.196146" calcext:value-type="float">
            <text:p>401,196146</text:p>
          </table:table-cell>
          <table:table-cell table:number-columns-repeated="7"/>
        </table:table-row>
        <table:table-row table:style-name="ro1">
          <table:table-cell office:value-type="float" office:value="65.586" calcext:value-type="float">
            <text:p>65,586</text:p>
          </table:table-cell>
          <table:table-cell office:value-type="float" office:value="3.68969" calcext:value-type="float">
            <text:p>3,68969</text:p>
          </table:table-cell>
          <table:table-cell/>
          <table:table-cell office:value-type="float" office:value="395.778" calcext:value-type="float">
            <text:p>395,778</text:p>
          </table:table-cell>
          <table:table-cell office:value-type="float" office:value="335.657349" calcext:value-type="float">
            <text:p>335,657349</text:p>
          </table:table-cell>
          <table:table-cell/>
          <table:table-cell office:value-type="float" office:value="3492.467" calcext:value-type="float">
            <text:p>3492,467</text:p>
          </table:table-cell>
          <table:table-cell office:value-type="float" office:value="399.758225" calcext:value-type="float">
            <text:p>399,758225</text:p>
          </table:table-cell>
          <table:table-cell table:number-columns-repeated="7"/>
        </table:table-row>
        <table:table-row table:style-name="ro1">
          <table:table-cell office:value-type="float" office:value="63.623" calcext:value-type="float">
            <text:p>63,623</text:p>
          </table:table-cell>
          <table:table-cell office:value-type="float" office:value="3.676338" calcext:value-type="float">
            <text:p>3,676338</text:p>
          </table:table-cell>
          <table:table-cell/>
          <table:table-cell office:value-type="float" office:value="397.059" calcext:value-type="float">
            <text:p>397,059</text:p>
          </table:table-cell>
          <table:table-cell office:value-type="float" office:value="335.449878" calcext:value-type="float">
            <text:p>335,449878</text:p>
          </table:table-cell>
          <table:table-cell/>
          <table:table-cell office:value-type="float" office:value="3600.545" calcext:value-type="float">
            <text:p>3600,545</text:p>
          </table:table-cell>
          <table:table-cell office:value-type="float" office:value="399.150932" calcext:value-type="float">
            <text:p>399,150932</text:p>
          </table:table-cell>
          <table:table-cell table:number-columns-repeated="7"/>
        </table:table-row>
        <table:table-row table:style-name="ro1">
          <table:table-cell office:value-type="float" office:value="63.789" calcext:value-type="float">
            <text:p>63,789</text:p>
          </table:table-cell>
          <table:table-cell office:value-type="float" office:value="3.67533" calcext:value-type="float">
            <text:p>3,67533</text:p>
          </table:table-cell>
          <table:table-cell/>
          <table:table-cell office:value-type="float" office:value="395.741" calcext:value-type="float">
            <text:p>395,741</text:p>
          </table:table-cell>
          <table:table-cell office:value-type="float" office:value="335.159875" calcext:value-type="float">
            <text:p>335,159875</text:p>
          </table:table-cell>
          <table:table-cell/>
          <table:table-cell office:value-type="float" office:value="3490.112" calcext:value-type="float">
            <text:p>3490,112</text:p>
          </table:table-cell>
          <table:table-cell office:value-type="float" office:value="399.03424" calcext:value-type="float">
            <text:p>399,03424</text:p>
          </table:table-cell>
          <table:table-cell table:number-columns-repeated="7"/>
        </table:table-row>
        <table:table-row table:style-name="ro1">
          <table:table-cell office:value-type="float" office:value="63.42" calcext:value-type="float">
            <text:p>63,42</text:p>
          </table:table-cell>
          <table:table-cell office:value-type="float" office:value="3.665654" calcext:value-type="float">
            <text:p>3,665654</text:p>
          </table:table-cell>
          <table:table-cell/>
          <table:table-cell office:value-type="float" office:value="394.727" calcext:value-type="float">
            <text:p>394,727</text:p>
          </table:table-cell>
          <table:table-cell office:value-type="float" office:value="334.812156" calcext:value-type="float">
            <text:p>334,812156</text:p>
          </table:table-cell>
          <table:table-cell/>
          <table:table-cell office:value-type="float" office:value="3408.393" calcext:value-type="float">
            <text:p>3408,393</text:p>
          </table:table-cell>
          <table:table-cell office:value-type="float" office:value="348.723944" calcext:value-type="float">
            <text:p>348,723944</text:p>
          </table:table-cell>
          <table:table-cell table:number-columns-repeated="7"/>
        </table:table-row>
        <table:table-row table:style-name="ro1">
          <table:table-cell office:value-type="float" office:value="73.089" calcext:value-type="float">
            <text:p>73,089</text:p>
          </table:table-cell>
          <table:table-cell office:value-type="float" office:value="3.6627" calcext:value-type="float">
            <text:p>3,6627</text:p>
          </table:table-cell>
          <table:table-cell/>
          <table:table-cell office:value-type="float" office:value="394.086" calcext:value-type="float">
            <text:p>394,086</text:p>
          </table:table-cell>
          <table:table-cell office:value-type="float" office:value="334.796167" calcext:value-type="float">
            <text:p>334,796167</text:p>
          </table:table-cell>
          <table:table-cell/>
          <table:table-cell office:value-type="float" office:value="3405.012" calcext:value-type="float">
            <text:p>3405,012</text:p>
          </table:table-cell>
          <table:table-cell office:value-type="float" office:value="345.588867" calcext:value-type="float">
            <text:p>345,588867</text:p>
          </table:table-cell>
          <table:table-cell table:number-columns-repeated="7"/>
        </table:table-row>
        <table:table-row table:style-name="ro1">
          <table:table-cell office:value-type="float" office:value="63.279" calcext:value-type="float">
            <text:p>63,279</text:p>
          </table:table-cell>
          <table:table-cell office:value-type="float" office:value="3.658343" calcext:value-type="float">
            <text:p>3,658343</text:p>
          </table:table-cell>
          <table:table-cell/>
          <table:table-cell office:value-type="float" office:value="393.759" calcext:value-type="float">
            <text:p>393,759</text:p>
          </table:table-cell>
          <table:table-cell office:value-type="float" office:value="334.650626" calcext:value-type="float">
            <text:p>334,650626</text:p>
          </table:table-cell>
          <table:table-cell/>
          <table:table-cell office:value-type="float" office:value="3403.907" calcext:value-type="float">
            <text:p>3403,907</text:p>
          </table:table-cell>
          <table:table-cell office:value-type="float" office:value="344.669705" calcext:value-type="float">
            <text:p>344,669705</text:p>
          </table:table-cell>
          <table:table-cell table:number-columns-repeated="7"/>
        </table:table-row>
        <table:table-row table:style-name="ro1">
          <table:table-cell office:value-type="float" office:value="63.21" calcext:value-type="float">
            <text:p>63,21</text:p>
          </table:table-cell>
          <table:table-cell office:value-type="float" office:value="3.649053" calcext:value-type="float">
            <text:p>3,649053</text:p>
          </table:table-cell>
          <table:table-cell/>
          <table:table-cell office:value-type="float" office:value="393.751" calcext:value-type="float">
            <text:p>393,751</text:p>
          </table:table-cell>
          <table:table-cell office:value-type="float" office:value="334.597369" calcext:value-type="float">
            <text:p>334,597369</text:p>
          </table:table-cell>
          <table:table-cell/>
          <table:table-cell office:value-type="float" office:value="3402.045" calcext:value-type="float">
            <text:p>3402,045</text:p>
          </table:table-cell>
          <table:table-cell office:value-type="float" office:value="344.419877" calcext:value-type="float">
            <text:p>344,419877</text:p>
          </table:table-cell>
          <table:table-cell table:number-columns-repeated="7"/>
        </table:table-row>
        <table:table-row table:style-name="ro1">
          <table:table-cell office:value-type="float" office:value="64.012" calcext:value-type="float">
            <text:p>64,012</text:p>
          </table:table-cell>
          <table:table-cell office:value-type="float" office:value="3.647319" calcext:value-type="float">
            <text:p>3,647319</text:p>
          </table:table-cell>
          <table:table-cell/>
          <table:table-cell office:value-type="float" office:value="393.126" calcext:value-type="float">
            <text:p>393,126</text:p>
          </table:table-cell>
          <table:table-cell office:value-type="float" office:value="334.570813" calcext:value-type="float">
            <text:p>334,570813</text:p>
          </table:table-cell>
          <table:table-cell/>
          <table:table-cell office:value-type="float" office:value="3401.732" calcext:value-type="float">
            <text:p>3401,732</text:p>
          </table:table-cell>
          <table:table-cell office:value-type="float" office:value="344.164416" calcext:value-type="float">
            <text:p>344,164416</text:p>
          </table:table-cell>
          <table:table-cell table:number-columns-repeated="7"/>
        </table:table-row>
        <table:table-row table:style-name="ro1">
          <table:table-cell office:value-type="float" office:value="61.911" calcext:value-type="float">
            <text:p>61,911</text:p>
          </table:table-cell>
          <table:table-cell office:value-type="float" office:value="3.640713" calcext:value-type="float">
            <text:p>3,640713</text:p>
          </table:table-cell>
          <table:table-cell/>
          <table:table-cell office:value-type="float" office:value="393.467" calcext:value-type="float">
            <text:p>393,467</text:p>
          </table:table-cell>
          <table:table-cell office:value-type="float" office:value="334.111236" calcext:value-type="float">
            <text:p>334,111236</text:p>
          </table:table-cell>
          <table:table-cell/>
          <table:table-cell office:value-type="float" office:value="3402.888" calcext:value-type="float">
            <text:p>3402,888</text:p>
          </table:table-cell>
          <table:table-cell office:value-type="float" office:value="342.840396" calcext:value-type="float">
            <text:p>342,840396</text:p>
          </table:table-cell>
          <table:table-cell table:number-columns-repeated="7"/>
        </table:table-row>
        <table:table-row table:style-name="ro1">
          <table:table-cell office:value-type="float" office:value="63.185" calcext:value-type="float">
            <text:p>63,185</text:p>
          </table:table-cell>
          <table:table-cell office:value-type="float" office:value="3.639172" calcext:value-type="float">
            <text:p>3,639172</text:p>
          </table:table-cell>
          <table:table-cell/>
          <table:table-cell office:value-type="float" office:value="397.733" calcext:value-type="float">
            <text:p>397,733</text:p>
          </table:table-cell>
          <table:table-cell office:value-type="float" office:value="333.883128" calcext:value-type="float">
            <text:p>333,883128</text:p>
          </table:table-cell>
          <table:table-cell/>
          <table:table-cell office:value-type="float" office:value="3403.663" calcext:value-type="float">
            <text:p>3403,663</text:p>
          </table:table-cell>
          <table:table-cell office:value-type="float" office:value="341.793251" calcext:value-type="float">
            <text:p>341,793251</text:p>
          </table:table-cell>
          <table:table-cell table:number-columns-repeated="7"/>
        </table:table-row>
        <table:table-row table:style-name="ro1">
          <table:table-cell office:value-type="float" office:value="63.747" calcext:value-type="float">
            <text:p>63,747</text:p>
          </table:table-cell>
          <table:table-cell office:value-type="float" office:value="3.635206" calcext:value-type="float">
            <text:p>3,635206</text:p>
          </table:table-cell>
          <table:table-cell/>
          <table:table-cell office:value-type="float" office:value="393.394" calcext:value-type="float">
            <text:p>393,394</text:p>
          </table:table-cell>
          <table:table-cell office:value-type="float" office:value="333.842262" calcext:value-type="float">
            <text:p>333,842262</text:p>
          </table:table-cell>
          <table:table-cell/>
          <table:table-cell office:value-type="float" office:value="3400.778" calcext:value-type="float">
            <text:p>3400,778</text:p>
          </table:table-cell>
          <table:table-cell office:value-type="float" office:value="341.428145" calcext:value-type="float">
            <text:p>341,428145</text:p>
          </table:table-cell>
          <table:table-cell table:number-columns-repeated="7"/>
        </table:table-row>
        <table:table-row table:style-name="ro1">
          <table:table-cell office:value-type="float" office:value="64.315" calcext:value-type="float">
            <text:p>64,315</text:p>
          </table:table-cell>
          <table:table-cell office:value-type="float" office:value="3.630119" calcext:value-type="float">
            <text:p>3,630119</text:p>
          </table:table-cell>
          <table:table-cell/>
          <table:table-cell office:value-type="float" office:value="393.57" calcext:value-type="float">
            <text:p>393,57</text:p>
          </table:table-cell>
          <table:table-cell office:value-type="float" office:value="333.672053" calcext:value-type="float">
            <text:p>333,672053</text:p>
          </table:table-cell>
          <table:table-cell/>
          <table:table-cell office:value-type="float" office:value="3410.841" calcext:value-type="float">
            <text:p>3410,841</text:p>
          </table:table-cell>
          <table:table-cell office:value-type="float" office:value="340.643934" calcext:value-type="float">
            <text:p>340,643934</text:p>
          </table:table-cell>
          <table:table-cell table:number-columns-repeated="7"/>
        </table:table-row>
        <table:table-row table:style-name="ro1">
          <table:table-cell office:value-type="float" office:value="63.251" calcext:value-type="float">
            <text:p>63,251</text:p>
          </table:table-cell>
          <table:table-cell office:value-type="float" office:value="3.625687" calcext:value-type="float">
            <text:p>3,625687</text:p>
          </table:table-cell>
          <table:table-cell/>
          <table:table-cell office:value-type="float" office:value="395.068" calcext:value-type="float">
            <text:p>395,068</text:p>
          </table:table-cell>
          <table:table-cell office:value-type="float" office:value="333.636193" calcext:value-type="float">
            <text:p>333,636193</text:p>
          </table:table-cell>
          <table:table-cell/>
          <table:table-cell office:value-type="float" office:value="3401.218" calcext:value-type="float">
            <text:p>3401,218</text:p>
          </table:table-cell>
          <table:table-cell office:value-type="float" office:value="340.531806" calcext:value-type="float">
            <text:p>340,531806</text:p>
          </table:table-cell>
          <table:table-cell table:number-columns-repeated="7"/>
        </table:table-row>
        <table:table-row table:style-name="ro1">
          <table:table-cell office:value-type="float" office:value="62.948" calcext:value-type="float">
            <text:p>62,948</text:p>
          </table:table-cell>
          <table:table-cell office:value-type="float" office:value="3.618268" calcext:value-type="float">
            <text:p>3,618268</text:p>
          </table:table-cell>
          <table:table-cell/>
          <table:table-cell office:value-type="float" office:value="391.942" calcext:value-type="float">
            <text:p>391,942</text:p>
          </table:table-cell>
          <table:table-cell office:value-type="float" office:value="333.285056" calcext:value-type="float">
            <text:p>333,285056</text:p>
          </table:table-cell>
          <table:table-cell/>
          <table:table-cell office:value-type="float" office:value="3401.308" calcext:value-type="float">
            <text:p>3401,308</text:p>
          </table:table-cell>
          <table:table-cell office:value-type="float" office:value="340.483567" calcext:value-type="float">
            <text:p>340,483567</text:p>
          </table:table-cell>
          <table:table-cell table:number-columns-repeated="7"/>
        </table:table-row>
        <table:table-row table:style-name="ro1">
          <table:table-cell office:value-type="float" office:value="62.69" calcext:value-type="float">
            <text:p>62,69</text:p>
          </table:table-cell>
          <table:table-cell office:value-type="float" office:value="3.607573" calcext:value-type="float">
            <text:p>3,607573</text:p>
          </table:table-cell>
          <table:table-cell/>
          <table:table-cell office:value-type="float" office:value="393.532" calcext:value-type="float">
            <text:p>393,532</text:p>
          </table:table-cell>
          <table:table-cell office:value-type="float" office:value="333.199597" calcext:value-type="float">
            <text:p>333,199597</text:p>
          </table:table-cell>
          <table:table-cell/>
          <table:table-cell office:value-type="float" office:value="3398.35" calcext:value-type="float">
            <text:p>3398,35</text:p>
          </table:table-cell>
          <table:table-cell office:value-type="float" office:value="340.198062" calcext:value-type="float">
            <text:p>340,198062</text:p>
          </table:table-cell>
          <table:table-cell table:number-columns-repeated="7"/>
        </table:table-row>
        <table:table-row table:style-name="ro1">
          <table:table-cell office:value-type="float" office:value="63.708" calcext:value-type="float">
            <text:p>63,708</text:p>
          </table:table-cell>
          <table:table-cell office:value-type="float" office:value="3.596453" calcext:value-type="float">
            <text:p>3,596453</text:p>
          </table:table-cell>
          <table:table-cell/>
          <table:table-cell office:value-type="float" office:value="392.616" calcext:value-type="float">
            <text:p>392,616</text:p>
          </table:table-cell>
          <table:table-cell office:value-type="float" office:value="333.155368" calcext:value-type="float">
            <text:p>333,155368</text:p>
          </table:table-cell>
          <table:table-cell/>
          <table:table-cell office:value-type="float" office:value="3402.316" calcext:value-type="float">
            <text:p>3402,316</text:p>
          </table:table-cell>
          <table:table-cell office:value-type="float" office:value="339.824211" calcext:value-type="float">
            <text:p>339,824211</text:p>
          </table:table-cell>
          <table:table-cell table:number-columns-repeated="7"/>
        </table:table-row>
        <table:table-row table:style-name="ro1">
          <table:table-cell office:value-type="float" office:value="64.799" calcext:value-type="float">
            <text:p>64,799</text:p>
          </table:table-cell>
          <table:table-cell office:value-type="float" office:value="3.573403" calcext:value-type="float">
            <text:p>3,573403</text:p>
          </table:table-cell>
          <table:table-cell/>
          <table:table-cell office:value-type="float" office:value="395.628" calcext:value-type="float">
            <text:p>395,628</text:p>
          </table:table-cell>
          <table:table-cell office:value-type="float" office:value="333.072557" calcext:value-type="float">
            <text:p>333,072557</text:p>
          </table:table-cell>
          <table:table-cell/>
          <table:table-cell office:value-type="float" office:value="3399.709" calcext:value-type="float">
            <text:p>3399,709</text:p>
          </table:table-cell>
          <table:table-cell office:value-type="float" office:value="339.677898" calcext:value-type="float">
            <text:p>339,677898</text:p>
          </table:table-cell>
          <table:table-cell table:number-columns-repeated="7"/>
        </table:table-row>
        <table:table-row table:style-name="ro1">
          <table:table-cell office:value-type="float" office:value="63.846" calcext:value-type="float">
            <text:p>63,846</text:p>
          </table:table-cell>
          <table:table-cell office:value-type="float" office:value="3.5728" calcext:value-type="float">
            <text:p>3,5728</text:p>
          </table:table-cell>
          <table:table-cell/>
          <table:table-cell office:value-type="float" office:value="399.5" calcext:value-type="float">
            <text:p>399,5</text:p>
          </table:table-cell>
          <table:table-cell office:value-type="float" office:value="332.874188" calcext:value-type="float">
            <text:p>332,874188</text:p>
          </table:table-cell>
          <table:table-cell/>
          <table:table-cell office:value-type="float" office:value="3398.18" calcext:value-type="float">
            <text:p>3398,18</text:p>
          </table:table-cell>
          <table:table-cell office:value-type="float" office:value="339.615337" calcext:value-type="float">
            <text:p>339,615337</text:p>
          </table:table-cell>
          <table:table-cell office:value-type="string" calcext:value-type="string">
            <text:p>←</text:p>
          </table:table-cell>
          <table:table-cell table:number-columns-repeated="6"/>
        </table:table-row>
        <table:table-row table:style-name="ro1">
          <table:table-cell office:value-type="float" office:value="64.459" calcext:value-type="float">
            <text:p>64,459</text:p>
          </table:table-cell>
          <table:table-cell office:value-type="float" office:value="3.565388" calcext:value-type="float">
            <text:p>3,565388</text:p>
          </table:table-cell>
          <table:table-cell/>
          <table:table-cell office:value-type="float" office:value="392.566" calcext:value-type="float">
            <text:p>392,566</text:p>
          </table:table-cell>
          <table:table-cell office:value-type="float" office:value="331.711813" calcext:value-type="float">
            <text:p>331,711813</text:p>
          </table:table-cell>
          <table:table-cell/>
          <table:table-cell office:value-type="float" office:value="3400.438" calcext:value-type="float">
            <text:p>3400,438</text:p>
          </table:table-cell>
          <table:table-cell office:value-type="float" office:value="339.319367" calcext:value-type="float">
            <text:p>339,319367</text:p>
          </table:table-cell>
          <table:table-cell table:number-columns-repeated="7"/>
        </table:table-row>
        <table:table-row table:style-name="ro1">
          <table:table-cell office:value-type="float" office:value="62.443" calcext:value-type="float">
            <text:p>62,443</text:p>
          </table:table-cell>
          <table:table-cell office:value-type="float" office:value="3.563941" calcext:value-type="float">
            <text:p>3,563941</text:p>
          </table:table-cell>
          <table:table-cell/>
          <table:table-cell office:value-type="float" office:value="392.367" calcext:value-type="float">
            <text:p>392,367</text:p>
          </table:table-cell>
          <table:table-cell office:value-type="float" office:value="331.51089" calcext:value-type="float">
            <text:p>331,51089</text:p>
          </table:table-cell>
          <table:table-cell/>
          <table:table-cell office:value-type="float" office:value="3397.442" calcext:value-type="float">
            <text:p>3397,442</text:p>
          </table:table-cell>
          <table:table-cell office:value-type="float" office:value="339.150092" calcext:value-type="float">
            <text:p>339,150092</text:p>
          </table:table-cell>
          <table:table-cell table:number-columns-repeated="7"/>
        </table:table-row>
        <table:table-row table:style-name="ro1">
          <table:table-cell office:value-type="float" office:value="63.873" calcext:value-type="float">
            <text:p>63,873</text:p>
          </table:table-cell>
          <table:table-cell office:value-type="float" office:value="3.562406" calcext:value-type="float">
            <text:p>3,562406</text:p>
          </table:table-cell>
          <table:table-cell/>
          <table:table-cell office:value-type="float" office:value="394.46" calcext:value-type="float">
            <text:p>394,46</text:p>
          </table:table-cell>
          <table:table-cell office:value-type="float" office:value="330.986126" calcext:value-type="float">
            <text:p>330,986126</text:p>
          </table:table-cell>
          <table:table-cell/>
          <table:table-cell office:value-type="float" office:value="3401.493" calcext:value-type="float">
            <text:p>3401,493</text:p>
          </table:table-cell>
          <table:table-cell office:value-type="float" office:value="339.101188" calcext:value-type="float">
            <text:p>339,101188</text:p>
          </table:table-cell>
          <table:table-cell table:number-columns-repeated="7"/>
        </table:table-row>
        <table:table-row table:style-name="ro1">
          <table:table-cell office:value-type="float" office:value="62.823" calcext:value-type="float">
            <text:p>62,823</text:p>
          </table:table-cell>
          <table:table-cell office:value-type="float" office:value="3.561702" calcext:value-type="float">
            <text:p>3,561702</text:p>
          </table:table-cell>
          <table:table-cell/>
          <table:table-cell office:value-type="float" office:value="390.324" calcext:value-type="float">
            <text:p>390,324</text:p>
          </table:table-cell>
          <table:table-cell office:value-type="float" office:value="330.870541" calcext:value-type="float">
            <text:p>330,870541</text:p>
          </table:table-cell>
          <table:table-cell/>
          <table:table-cell office:value-type="float" office:value="3397.847" calcext:value-type="float">
            <text:p>3397,847</text:p>
          </table:table-cell>
          <table:table-cell office:value-type="float" office:value="339.04425" calcext:value-type="float">
            <text:p>339,04425</text:p>
          </table:table-cell>
          <table:table-cell table:number-columns-repeated="7"/>
        </table:table-row>
        <table:table-row table:style-name="ro1">
          <table:table-cell office:value-type="float" office:value="61.989" calcext:value-type="float">
            <text:p>61,989</text:p>
          </table:table-cell>
          <table:table-cell office:value-type="float" office:value="3.554912" calcext:value-type="float">
            <text:p>3,554912</text:p>
          </table:table-cell>
          <table:table-cell/>
          <table:table-cell office:value-type="float" office:value="393.8" calcext:value-type="float">
            <text:p>393,8</text:p>
          </table:table-cell>
          <table:table-cell office:value-type="float" office:value="330.622798" calcext:value-type="float">
            <text:p>330,622798</text:p>
          </table:table-cell>
          <table:table-cell/>
          <table:table-cell office:value-type="float" office:value="3398.726" calcext:value-type="float">
            <text:p>3398,726</text:p>
          </table:table-cell>
          <table:table-cell office:value-type="float" office:value="338.981613" calcext:value-type="float">
            <text:p>338,981613</text:p>
          </table:table-cell>
          <table:table-cell table:number-columns-repeated="7"/>
        </table:table-row>
        <table:table-row table:style-name="ro1">
          <table:table-cell office:value-type="float" office:value="62.528" calcext:value-type="float">
            <text:p>62,528</text:p>
          </table:table-cell>
          <table:table-cell office:value-type="float" office:value="3.546598" calcext:value-type="float">
            <text:p>3,546598</text:p>
          </table:table-cell>
          <table:table-cell/>
          <table:table-cell office:value-type="float" office:value="389.894" calcext:value-type="float">
            <text:p>389,894</text:p>
          </table:table-cell>
          <table:table-cell office:value-type="float" office:value="329.975697" calcext:value-type="float">
            <text:p>329,975697</text:p>
          </table:table-cell>
          <table:table-cell/>
          <table:table-cell office:value-type="float" office:value="3396.62" calcext:value-type="float">
            <text:p>3396,62</text:p>
          </table:table-cell>
          <table:table-cell office:value-type="float" office:value="338.850665" calcext:value-type="float">
            <text:p>338,850665</text:p>
          </table:table-cell>
          <table:table-cell table:number-columns-repeated="7"/>
        </table:table-row>
        <table:table-row table:style-name="ro1">
          <table:table-cell office:value-type="float" office:value="63.934" calcext:value-type="float">
            <text:p>63,934</text:p>
          </table:table-cell>
          <table:table-cell office:value-type="float" office:value="3.521563" calcext:value-type="float">
            <text:p>3,521563</text:p>
          </table:table-cell>
          <table:table-cell/>
          <table:table-cell office:value-type="float" office:value="400.699" calcext:value-type="float">
            <text:p>400,699</text:p>
          </table:table-cell>
          <table:table-cell office:value-type="float" office:value="308.940564" calcext:value-type="float">
            <text:p>308,940564</text:p>
          </table:table-cell>
          <table:table-cell/>
          <table:table-cell office:value-type="float" office:value="3399.216" calcext:value-type="float">
            <text:p>3399,216</text:p>
          </table:table-cell>
          <table:table-cell office:value-type="float" office:value="338.821052" calcext:value-type="float">
            <text:p>338,821052</text:p>
          </table:table-cell>
          <table:table-cell table:number-columns-repeated="7"/>
        </table:table-row>
        <table:table-row table:style-name="ro1">
          <table:table-cell office:value-type="float" office:value="63.73" calcext:value-type="float">
            <text:p>63,73</text:p>
          </table:table-cell>
          <table:table-cell office:value-type="float" office:value="3.50858" calcext:value-type="float">
            <text:p>3,50858</text:p>
          </table:table-cell>
          <table:table-cell/>
          <table:table-cell office:value-type="float" office:value="398.535" calcext:value-type="float">
            <text:p>398,535</text:p>
          </table:table-cell>
          <table:table-cell office:value-type="float" office:value="308.358264" calcext:value-type="float">
            <text:p>308,358264</text:p>
          </table:table-cell>
          <table:table-cell/>
          <table:table-cell office:value-type="float" office:value="3397.766" calcext:value-type="float">
            <text:p>3397,766</text:p>
          </table:table-cell>
          <table:table-cell office:value-type="float" office:value="338.792893" calcext:value-type="float">
            <text:p>338,792893</text:p>
          </table:table-cell>
          <table:table-cell table:number-columns-repeated="7"/>
        </table:table-row>
        <table:table-row table:style-name="ro1">
          <table:table-cell office:value-type="float" office:value="63.388" calcext:value-type="float">
            <text:p>63,388</text:p>
          </table:table-cell>
          <table:table-cell office:value-type="float" office:value="3.508242" calcext:value-type="float">
            <text:p>3,508242</text:p>
          </table:table-cell>
          <table:table-cell/>
          <table:table-cell office:value-type="float" office:value="399.406" calcext:value-type="float">
            <text:p>399,406</text:p>
          </table:table-cell>
          <table:table-cell office:value-type="float" office:value="307.762707" calcext:value-type="float">
            <text:p>307,762707</text:p>
          </table:table-cell>
          <table:table-cell/>
          <table:table-cell office:value-type="float" office:value="3398.725" calcext:value-type="float">
            <text:p>3398,725</text:p>
          </table:table-cell>
          <table:table-cell office:value-type="float" office:value="338.605754" calcext:value-type="float">
            <text:p>338,605754</text:p>
          </table:table-cell>
          <table:table-cell table:number-columns-repeated="7"/>
        </table:table-row>
        <table:table-row table:style-name="ro1">
          <table:table-cell office:value-type="float" office:value="63.167" calcext:value-type="float">
            <text:p>63,167</text:p>
          </table:table-cell>
          <table:table-cell office:value-type="float" office:value="3.507043" calcext:value-type="float">
            <text:p>3,507043</text:p>
          </table:table-cell>
          <table:table-cell/>
          <table:table-cell office:value-type="float" office:value="400.797" calcext:value-type="float">
            <text:p>400,797</text:p>
          </table:table-cell>
          <table:table-cell office:value-type="float" office:value="306.927509" calcext:value-type="float">
            <text:p>306,927509</text:p>
          </table:table-cell>
          <table:table-cell/>
          <table:table-cell office:value-type="float" office:value="3402.615" calcext:value-type="float">
            <text:p>3402,615</text:p>
          </table:table-cell>
          <table:table-cell office:value-type="float" office:value="338.505366" calcext:value-type="float">
            <text:p>338,505366</text:p>
          </table:table-cell>
          <table:table-cell table:number-columns-repeated="7"/>
        </table:table-row>
        <table:table-row table:style-name="ro1">
          <table:table-cell office:value-type="float" office:value="63.035" calcext:value-type="float">
            <text:p>63,035</text:p>
          </table:table-cell>
          <table:table-cell office:value-type="float" office:value="3.501242" calcext:value-type="float">
            <text:p>3,501242</text:p>
          </table:table-cell>
          <table:table-cell/>
          <table:table-cell office:value-type="float" office:value="397.762" calcext:value-type="float">
            <text:p>397,762</text:p>
          </table:table-cell>
          <table:table-cell office:value-type="float" office:value="306.611952" calcext:value-type="float">
            <text:p>306,611952</text:p>
          </table:table-cell>
          <table:table-cell/>
          <table:table-cell office:value-type="float" office:value="3398.88" calcext:value-type="float">
            <text:p>3398,88</text:p>
          </table:table-cell>
          <table:table-cell office:value-type="float" office:value="337.465911" calcext:value-type="float">
            <text:p>337,465911</text:p>
          </table:table-cell>
          <table:table-cell table:number-columns-repeated="7"/>
        </table:table-row>
        <table:table-row table:style-name="ro1">
          <table:table-cell office:value-type="float" office:value="62.44" calcext:value-type="float">
            <text:p>62,44</text:p>
          </table:table-cell>
          <table:table-cell office:value-type="float" office:value="3.498924" calcext:value-type="float">
            <text:p>3,498924</text:p>
          </table:table-cell>
          <table:table-cell/>
          <table:table-cell office:value-type="float" office:value="397.092" calcext:value-type="float">
            <text:p>397,092</text:p>
          </table:table-cell>
          <table:table-cell office:value-type="float" office:value="306.44946" calcext:value-type="float">
            <text:p>306,44946</text:p>
          </table:table-cell>
          <table:table-cell/>
          <table:table-cell office:value-type="float" office:value="3395.063" calcext:value-type="float">
            <text:p>3395,063</text:p>
          </table:table-cell>
          <table:table-cell office:value-type="float" office:value="336.12197" calcext:value-type="float">
            <text:p>336,12197</text:p>
          </table:table-cell>
          <table:table-cell table:number-columns-repeated="7"/>
        </table:table-row>
        <table:table-row table:style-name="ro1">
          <table:table-cell office:value-type="float" office:value="62.743" calcext:value-type="float">
            <text:p>62,743</text:p>
          </table:table-cell>
          <table:table-cell office:value-type="float" office:value="3.494985" calcext:value-type="float">
            <text:p>3,494985</text:p>
          </table:table-cell>
          <table:table-cell/>
          <table:table-cell office:value-type="float" office:value="393.612" calcext:value-type="float">
            <text:p>393,612</text:p>
          </table:table-cell>
          <table:table-cell office:value-type="float" office:value="306.395666" calcext:value-type="float">
            <text:p>306,395666</text:p>
          </table:table-cell>
          <table:table-cell/>
          <table:table-cell office:value-type="float" office:value="3394.178" calcext:value-type="float">
            <text:p>3394,178</text:p>
          </table:table-cell>
          <table:table-cell office:value-type="float" office:value="335.294782" calcext:value-type="float">
            <text:p>335,294782</text:p>
          </table:table-cell>
          <table:table-cell table:number-columns-repeated="7"/>
        </table:table-row>
        <table:table-row table:style-name="ro1">
          <table:table-cell office:value-type="float" office:value="62.616" calcext:value-type="float">
            <text:p>62,616</text:p>
          </table:table-cell>
          <table:table-cell office:value-type="float" office:value="3.491416" calcext:value-type="float">
            <text:p>3,491416</text:p>
          </table:table-cell>
          <table:table-cell/>
          <table:table-cell office:value-type="float" office:value="399.538" calcext:value-type="float">
            <text:p>399,538</text:p>
          </table:table-cell>
          <table:table-cell office:value-type="float" office:value="306.279972" calcext:value-type="float">
            <text:p>306,279972</text:p>
          </table:table-cell>
          <table:table-cell/>
          <table:table-cell office:value-type="float" office:value="3394.408" calcext:value-type="float">
            <text:p>3394,408</text:p>
          </table:table-cell>
          <table:table-cell office:value-type="float" office:value="334.958601" calcext:value-type="float">
            <text:p>334,958601</text:p>
          </table:table-cell>
          <table:table-cell table:number-columns-repeated="7"/>
        </table:table-row>
        <table:table-row table:style-name="ro1">
          <table:table-cell office:value-type="float" office:value="62.626" calcext:value-type="float">
            <text:p>62,626</text:p>
          </table:table-cell>
          <table:table-cell office:value-type="float" office:value="3.472612" calcext:value-type="float">
            <text:p>3,472612</text:p>
          </table:table-cell>
          <table:table-cell/>
          <table:table-cell office:value-type="float" office:value="474.373" calcext:value-type="float">
            <text:p>474,373</text:p>
          </table:table-cell>
          <table:table-cell office:value-type="float" office:value="305.902748" calcext:value-type="float">
            <text:p>305,902748</text:p>
          </table:table-cell>
          <table:table-cell/>
          <table:table-cell office:value-type="float" office:value="3395.855" calcext:value-type="float">
            <text:p>3395,855</text:p>
          </table:table-cell>
          <table:table-cell office:value-type="float" office:value="334.13509" calcext:value-type="float">
            <text:p>334,13509</text:p>
          </table:table-cell>
          <table:table-cell table:number-columns-repeated="7"/>
        </table:table-row>
        <table:table-row table:style-name="ro1">
          <table:table-cell office:value-type="float" office:value="63.31" calcext:value-type="float">
            <text:p>63,31</text:p>
          </table:table-cell>
          <table:table-cell office:value-type="float" office:value="3.454504" calcext:value-type="float">
            <text:p>3,454504</text:p>
          </table:table-cell>
          <table:table-cell/>
          <table:table-cell office:value-type="float" office:value="396.605" calcext:value-type="float">
            <text:p>396,605</text:p>
          </table:table-cell>
          <table:table-cell office:value-type="float" office:value="305.521451" calcext:value-type="float">
            <text:p>305,521451</text:p>
          </table:table-cell>
          <table:table-cell/>
          <table:table-cell office:value-type="float" office:value="3390.319" calcext:value-type="float">
            <text:p>3390,319</text:p>
          </table:table-cell>
          <table:table-cell office:value-type="float" office:value="333.152635" calcext:value-type="float">
            <text:p>333,152635</text:p>
          </table:table-cell>
          <table:table-cell table:number-columns-repeated="7"/>
        </table:table-row>
        <table:table-row table:style-name="ro1">
          <table:table-cell office:value-type="float" office:value="62.475" calcext:value-type="float">
            <text:p>62,475</text:p>
          </table:table-cell>
          <table:table-cell office:value-type="float" office:value="3.4496" calcext:value-type="float">
            <text:p>3,4496</text:p>
          </table:table-cell>
          <table:table-cell/>
          <table:table-cell office:value-type="float" office:value="398.907" calcext:value-type="float">
            <text:p>398,907</text:p>
          </table:table-cell>
          <table:table-cell office:value-type="float" office:value="305.084343" calcext:value-type="float">
            <text:p>305,084343</text:p>
          </table:table-cell>
          <table:table-cell/>
          <table:table-cell office:value-type="float" office:value="3398.499" calcext:value-type="float">
            <text:p>3398,499</text:p>
          </table:table-cell>
          <table:table-cell office:value-type="float" office:value="307.547926" calcext:value-type="float">
            <text:p>307,547926</text:p>
          </table:table-cell>
          <table:table-cell table:number-columns-repeated="7"/>
        </table:table-row>
        <table:table-row table:style-name="ro1">
          <table:table-cell office:value-type="float" office:value="62.791" calcext:value-type="float">
            <text:p>62,791</text:p>
          </table:table-cell>
          <table:table-cell office:value-type="float" office:value="3.446205" calcext:value-type="float">
            <text:p>3,446205</text:p>
          </table:table-cell>
          <table:table-cell/>
          <table:table-cell office:value-type="float" office:value="396.129" calcext:value-type="float">
            <text:p>396,129</text:p>
          </table:table-cell>
          <table:table-cell office:value-type="float" office:value="304.731871" calcext:value-type="float">
            <text:p>304,731871</text:p>
          </table:table-cell>
          <table:table-cell/>
          <table:table-cell office:value-type="float" office:value="3393.74" calcext:value-type="float">
            <text:p>3393,74</text:p>
          </table:table-cell>
          <table:table-cell office:value-type="float" office:value="305.166334" calcext:value-type="float">
            <text:p>305,166334</text:p>
          </table:table-cell>
          <table:table-cell table:number-columns-repeated="7"/>
        </table:table-row>
        <table:table-row table:style-name="ro1">
          <table:table-cell office:value-type="float" office:value="61.733" calcext:value-type="float">
            <text:p>61,733</text:p>
          </table:table-cell>
          <table:table-cell office:value-type="float" office:value="3.418599" calcext:value-type="float">
            <text:p>3,418599</text:p>
          </table:table-cell>
          <table:table-cell/>
          <table:table-cell office:value-type="float" office:value="397.35" calcext:value-type="float">
            <text:p>397,35</text:p>
          </table:table-cell>
          <table:table-cell office:value-type="float" office:value="304.495469" calcext:value-type="float">
            <text:p>304,495469</text:p>
          </table:table-cell>
          <table:table-cell/>
          <table:table-cell office:value-type="float" office:value="3389.64" calcext:value-type="float">
            <text:p>3389,64</text:p>
          </table:table-cell>
          <table:table-cell office:value-type="float" office:value="302.828338" calcext:value-type="float">
            <text:p>302,828338</text:p>
          </table:table-cell>
          <table:table-cell table:number-columns-repeated="7"/>
        </table:table-row>
        <table:table-row table:style-name="ro1">
          <table:table-cell office:value-type="float" office:value="64.864" calcext:value-type="float">
            <text:p>64,864</text:p>
          </table:table-cell>
          <table:table-cell office:value-type="float" office:value="3.38551" calcext:value-type="float">
            <text:p>3,38551</text:p>
          </table:table-cell>
          <table:table-cell/>
          <table:table-cell office:value-type="float" office:value="391.696" calcext:value-type="float">
            <text:p>391,696</text:p>
          </table:table-cell>
          <table:table-cell office:value-type="float" office:value="304.346737" calcext:value-type="float">
            <text:p>304,346737</text:p>
          </table:table-cell>
          <table:table-cell/>
          <table:table-cell office:value-type="float" office:value="3394.537" calcext:value-type="float">
            <text:p>3394,537</text:p>
          </table:table-cell>
          <table:table-cell office:value-type="float" office:value="300.71068" calcext:value-type="float">
            <text:p>300,71068</text:p>
          </table:table-cell>
          <table:table-cell table:number-columns-repeated="7"/>
        </table:table-row>
        <table:table-row table:style-name="ro1">
          <table:table-cell office:value-type="float" office:value="63.608" calcext:value-type="float">
            <text:p>63,608</text:p>
          </table:table-cell>
          <table:table-cell office:value-type="float" office:value="3.35518" calcext:value-type="float">
            <text:p>3,35518</text:p>
          </table:table-cell>
          <table:table-cell/>
          <table:table-cell office:value-type="float" office:value="397.207" calcext:value-type="float">
            <text:p>397,207</text:p>
          </table:table-cell>
          <table:table-cell office:value-type="float" office:value="304.214422" calcext:value-type="float">
            <text:p>304,214422</text:p>
          </table:table-cell>
          <table:table-cell/>
          <table:table-cell office:value-type="float" office:value="3394.451" calcext:value-type="float">
            <text:p>3394,451</text:p>
          </table:table-cell>
          <table:table-cell office:value-type="float" office:value="300.075249" calcext:value-type="float">
            <text:p>300,075249</text:p>
          </table:table-cell>
          <table:table-cell table:number-columns-repeated="7"/>
        </table:table-row>
        <table:table-row table:style-name="ro1">
          <table:table-cell office:value-type="float" office:value="62.805" calcext:value-type="float">
            <text:p>62,805</text:p>
          </table:table-cell>
          <table:table-cell office:value-type="float" office:value="3.29069" calcext:value-type="float">
            <text:p>3,29069</text:p>
          </table:table-cell>
          <table:table-cell/>
          <table:table-cell office:value-type="float" office:value="392.033" calcext:value-type="float">
            <text:p>392,033</text:p>
          </table:table-cell>
          <table:table-cell office:value-type="float" office:value="304.158448" calcext:value-type="float">
            <text:p>304,158448</text:p>
          </table:table-cell>
          <table:table-cell/>
          <table:table-cell office:value-type="float" office:value="3394.642" calcext:value-type="float">
            <text:p>3394,642</text:p>
          </table:table-cell>
          <table:table-cell office:value-type="float" office:value="299.589206" calcext:value-type="float">
            <text:p>299,589206</text:p>
          </table:table-cell>
          <table:table-cell table:number-columns-repeated="7"/>
        </table:table-row>
        <table:table-row table:style-name="ro1">
          <table:table-cell office:value-type="float" office:value="62.01" calcext:value-type="float">
            <text:p>62,01</text:p>
          </table:table-cell>
          <table:table-cell office:value-type="float" office:value="3.254463" calcext:value-type="float">
            <text:p>3,254463</text:p>
          </table:table-cell>
          <table:table-cell/>
          <table:table-cell office:value-type="float" office:value="394.349" calcext:value-type="float">
            <text:p>394,349</text:p>
          </table:table-cell>
          <table:table-cell office:value-type="float" office:value="303.77866" calcext:value-type="float">
            <text:p>303,77866</text:p>
          </table:table-cell>
          <table:table-cell/>
          <table:table-cell office:value-type="float" office:value="3392.398" calcext:value-type="float">
            <text:p>3392,398</text:p>
          </table:table-cell>
          <table:table-cell office:value-type="float" office:value="299.396412" calcext:value-type="float">
            <text:p>299,39641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60.418" calcext:value-type="float">
            <text:p>460,418</text:p>
          </table:table-cell>
          <table:table-cell office:value-type="float" office:value="303.683626" calcext:value-type="float">
            <text:p>303,683626</text:p>
          </table:table-cell>
          <table:table-cell/>
          <table:table-cell office:value-type="float" office:value="3392.69" calcext:value-type="float">
            <text:p>3392,69</text:p>
          </table:table-cell>
          <table:table-cell office:value-type="float" office:value="298.967054" calcext:value-type="float">
            <text:p>298,96705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93.777" calcext:value-type="float">
            <text:p>393,777</text:p>
          </table:table-cell>
          <table:table-cell office:value-type="float" office:value="303.677192" calcext:value-type="float">
            <text:p>303,677192</text:p>
          </table:table-cell>
          <table:table-cell/>
          <table:table-cell office:value-type="float" office:value="4318.269" calcext:value-type="float">
            <text:p>4318,269</text:p>
          </table:table-cell>
          <table:table-cell office:value-type="float" office:value="251.240671" calcext:value-type="float">
            <text:p>251,24067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97.197" calcext:value-type="float">
            <text:p>397,197</text:p>
          </table:table-cell>
          <table:table-cell office:value-type="float" office:value="303.148096" calcext:value-type="float">
            <text:p>303,148096</text:p>
          </table:table-cell>
          <table:table-cell/>
          <table:table-cell office:value-type="float" office:value="3308.125" calcext:value-type="float">
            <text:p>3308,125</text:p>
          </table:table-cell>
          <table:table-cell office:value-type="float" office:value="249.968682" calcext:value-type="float">
            <text:p>249,96868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94.063" calcext:value-type="float">
            <text:p>394,063</text:p>
          </table:table-cell>
          <table:table-cell office:value-type="float" office:value="302.927883" calcext:value-type="float">
            <text:p>302,927883</text:p>
          </table:table-cell>
          <table:table-cell/>
          <table:table-cell office:value-type="float" office:value="3396.188" calcext:value-type="float">
            <text:p>3396,188</text:p>
          </table:table-cell>
          <table:table-cell office:value-type="float" office:value="247.442762" calcext:value-type="float">
            <text:p>247,44276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98.483" calcext:value-type="float">
            <text:p>398,483</text:p>
          </table:table-cell>
          <table:table-cell office:value-type="float" office:value="302.847209" calcext:value-type="float">
            <text:p>302,847209</text:p>
          </table:table-cell>
          <table:table-cell/>
          <table:table-cell office:value-type="float" office:value="3318.149" calcext:value-type="float">
            <text:p>3318,149</text:p>
          </table:table-cell>
          <table:table-cell office:value-type="float" office:value="246.873779" calcext:value-type="float">
            <text:p>246,87377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94.076" calcext:value-type="float">
            <text:p>394,076</text:p>
          </table:table-cell>
          <table:table-cell office:value-type="float" office:value="302.518824" calcext:value-type="float">
            <text:p>302,518824</text:p>
          </table:table-cell>
          <table:table-cell/>
          <table:table-cell office:value-type="float" office:value="3304.138" calcext:value-type="float">
            <text:p>3304,138</text:p>
          </table:table-cell>
          <table:table-cell office:value-type="float" office:value="246.350844" calcext:value-type="float">
            <text:p>246,35084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94.812" calcext:value-type="float">
            <text:p>394,812</text:p>
          </table:table-cell>
          <table:table-cell office:value-type="float" office:value="302.34475" calcext:value-type="float">
            <text:p>302,34475</text:p>
          </table:table-cell>
          <table:table-cell/>
          <table:table-cell office:value-type="float" office:value="3305.357" calcext:value-type="float">
            <text:p>3305,357</text:p>
          </table:table-cell>
          <table:table-cell office:value-type="float" office:value="245.484024" calcext:value-type="float">
            <text:p>245,48402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94.214" calcext:value-type="float">
            <text:p>394,214</text:p>
          </table:table-cell>
          <table:table-cell office:value-type="float" office:value="301.688453" calcext:value-type="float">
            <text:p>301,688453</text:p>
          </table:table-cell>
          <table:table-cell/>
          <table:table-cell office:value-type="float" office:value="3304.58" calcext:value-type="float">
            <text:p>3304,58</text:p>
          </table:table-cell>
          <table:table-cell office:value-type="float" office:value="245.387862" calcext:value-type="float">
            <text:p>245,38786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90.04" calcext:value-type="float">
            <text:p>390,04</text:p>
          </table:table-cell>
          <table:table-cell office:value-type="float" office:value="301.373728" calcext:value-type="float">
            <text:p>301,373728</text:p>
          </table:table-cell>
          <table:table-cell/>
          <table:table-cell office:value-type="float" office:value="3302.528" calcext:value-type="float">
            <text:p>3302,528</text:p>
          </table:table-cell>
          <table:table-cell office:value-type="float" office:value="245.273132" calcext:value-type="float">
            <text:p>245,27313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93.188" calcext:value-type="float">
            <text:p>393,188</text:p>
          </table:table-cell>
          <table:table-cell office:value-type="float" office:value="301.311497" calcext:value-type="float">
            <text:p>301,311497</text:p>
          </table:table-cell>
          <table:table-cell/>
          <table:table-cell office:value-type="float" office:value="3306.973" calcext:value-type="float">
            <text:p>3306,973</text:p>
          </table:table-cell>
          <table:table-cell office:value-type="float" office:value="244.947882" calcext:value-type="float">
            <text:p>244,94788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93.356" calcext:value-type="float">
            <text:p>393,356</text:p>
          </table:table-cell>
          <table:table-cell office:value-type="float" office:value="301.24337" calcext:value-type="float">
            <text:p>301,24337</text:p>
          </table:table-cell>
          <table:table-cell/>
          <table:table-cell office:value-type="float" office:value="3303.2" calcext:value-type="float">
            <text:p>3303,2</text:p>
          </table:table-cell>
          <table:table-cell office:value-type="float" office:value="244.923854" calcext:value-type="float">
            <text:p>244,92385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92.304" calcext:value-type="float">
            <text:p>392,304</text:p>
          </table:table-cell>
          <table:table-cell office:value-type="float" office:value="301.148524" calcext:value-type="float">
            <text:p>301,148524</text:p>
          </table:table-cell>
          <table:table-cell/>
          <table:table-cell office:value-type="float" office:value="3312.037" calcext:value-type="float">
            <text:p>3312,037</text:p>
          </table:table-cell>
          <table:table-cell office:value-type="float" office:value="244.773925" calcext:value-type="float">
            <text:p>244,77392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92.677" calcext:value-type="float">
            <text:p>392,677</text:p>
          </table:table-cell>
          <table:table-cell office:value-type="float" office:value="300.811623" calcext:value-type="float">
            <text:p>300,811623</text:p>
          </table:table-cell>
          <table:table-cell/>
          <table:table-cell office:value-type="float" office:value="3303.599" calcext:value-type="float">
            <text:p>3303,599</text:p>
          </table:table-cell>
          <table:table-cell office:value-type="float" office:value="244.582478" calcext:value-type="float">
            <text:p>244,58247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90.785" calcext:value-type="float">
            <text:p>390,785</text:p>
          </table:table-cell>
          <table:table-cell office:value-type="float" office:value="300.711338" calcext:value-type="float">
            <text:p>300,711338</text:p>
          </table:table-cell>
          <table:table-cell/>
          <table:table-cell office:value-type="float" office:value="3303.023" calcext:value-type="float">
            <text:p>3303,023</text:p>
          </table:table-cell>
          <table:table-cell office:value-type="float" office:value="244.541527" calcext:value-type="float">
            <text:p>244,54152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96.035" calcext:value-type="float">
            <text:p>396,035</text:p>
          </table:table-cell>
          <table:table-cell office:value-type="float" office:value="300.679664" calcext:value-type="float">
            <text:p>300,679664</text:p>
          </table:table-cell>
          <table:table-cell/>
          <table:table-cell office:value-type="float" office:value="3301.84" calcext:value-type="float">
            <text:p>3301,84</text:p>
          </table:table-cell>
          <table:table-cell office:value-type="float" office:value="243.671633" calcext:value-type="float">
            <text:p>243,67163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92.315" calcext:value-type="float">
            <text:p>392,315</text:p>
          </table:table-cell>
          <table:table-cell office:value-type="float" office:value="300.669106" calcext:value-type="float">
            <text:p>300,669106</text:p>
          </table:table-cell>
          <table:table-cell/>
          <table:table-cell office:value-type="float" office:value="3304.024" calcext:value-type="float">
            <text:p>3304,024</text:p>
          </table:table-cell>
          <table:table-cell office:value-type="float" office:value="243.633088" calcext:value-type="float">
            <text:p>243,63308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92.427" calcext:value-type="float">
            <text:p>392,427</text:p>
          </table:table-cell>
          <table:table-cell office:value-type="float" office:value="300.417865" calcext:value-type="float">
            <text:p>300,417865</text:p>
          </table:table-cell>
          <table:table-cell/>
          <table:table-cell office:value-type="float" office:value="3301.375" calcext:value-type="float">
            <text:p>3301,375</text:p>
          </table:table-cell>
          <table:table-cell office:value-type="float" office:value="243.396341" calcext:value-type="float">
            <text:p>243,39634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40.181" calcext:value-type="float">
            <text:p>340,181</text:p>
          </table:table-cell>
          <table:table-cell office:value-type="float" office:value="278.538982" calcext:value-type="float">
            <text:p>278,538982</text:p>
          </table:table-cell>
          <table:table-cell/>
          <table:table-cell office:value-type="float" office:value="3302.467" calcext:value-type="float">
            <text:p>3302,467</text:p>
          </table:table-cell>
          <table:table-cell office:value-type="float" office:value="243.37741" calcext:value-type="float">
            <text:p>243,3774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22.04" calcext:value-type="float">
            <text:p>322,04</text:p>
          </table:table-cell>
          <table:table-cell office:value-type="float" office:value="260.365834" calcext:value-type="float">
            <text:p>260,365834</text:p>
          </table:table-cell>
          <table:table-cell/>
          <table:table-cell office:value-type="float" office:value="3300.941" calcext:value-type="float">
            <text:p>3300,941</text:p>
          </table:table-cell>
          <table:table-cell office:value-type="float" office:value="242.527832" calcext:value-type="float">
            <text:p>242,52783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11.886" calcext:value-type="float">
            <text:p>311,886</text:p>
          </table:table-cell>
          <table:table-cell office:value-type="float" office:value="251.42522" calcext:value-type="float">
            <text:p>251,42522</text:p>
          </table:table-cell>
          <table:table-cell/>
          <table:table-cell office:value-type="float" office:value="3301.219" calcext:value-type="float">
            <text:p>3301,219</text:p>
          </table:table-cell>
          <table:table-cell office:value-type="float" office:value="242.353462" calcext:value-type="float">
            <text:p>242,35346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07.315" calcext:value-type="float">
            <text:p>307,315</text:p>
          </table:table-cell>
          <table:table-cell office:value-type="float" office:value="247.61731" calcext:value-type="float">
            <text:p>247,61731</text:p>
          </table:table-cell>
          <table:table-cell/>
          <table:table-cell office:value-type="float" office:value="3299.205" calcext:value-type="float">
            <text:p>3299,205</text:p>
          </table:table-cell>
          <table:table-cell office:value-type="float" office:value="242.121756" calcext:value-type="float">
            <text:p>242,12175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98.261" calcext:value-type="float">
            <text:p>398,261</text:p>
          </table:table-cell>
          <table:table-cell office:value-type="float" office:value="247.188269" calcext:value-type="float">
            <text:p>247,188269</text:p>
          </table:table-cell>
          <table:table-cell/>
          <table:table-cell office:value-type="float" office:value="3300.031" calcext:value-type="float">
            <text:p>3300,031</text:p>
          </table:table-cell>
          <table:table-cell office:value-type="float" office:value="241.955685" calcext:value-type="float">
            <text:p>241,95568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06.99" calcext:value-type="float">
            <text:p>306,99</text:p>
          </table:table-cell>
          <table:table-cell office:value-type="float" office:value="247.058841" calcext:value-type="float">
            <text:p>247,058841</text:p>
          </table:table-cell>
          <table:table-cell/>
          <table:table-cell office:value-type="float" office:value="3299.8" calcext:value-type="float">
            <text:p>3299,8</text:p>
          </table:table-cell>
          <table:table-cell office:value-type="float" office:value="241.941563" calcext:value-type="float">
            <text:p>241,94156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96.843" calcext:value-type="float">
            <text:p>396,843</text:p>
          </table:table-cell>
          <table:table-cell office:value-type="float" office:value="247.013933" calcext:value-type="float">
            <text:p>247,013933</text:p>
          </table:table-cell>
          <table:table-cell/>
          <table:table-cell office:value-type="float" office:value="3300.291" calcext:value-type="float">
            <text:p>3300,291</text:p>
          </table:table-cell>
          <table:table-cell office:value-type="float" office:value="241.91277" calcext:value-type="float">
            <text:p>241,9127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06.126" calcext:value-type="float">
            <text:p>306,126</text:p>
          </table:table-cell>
          <table:table-cell office:value-type="float" office:value="246.932525" calcext:value-type="float">
            <text:p>246,932525</text:p>
          </table:table-cell>
          <table:table-cell/>
          <table:table-cell office:value-type="float" office:value="3299.694" calcext:value-type="float">
            <text:p>3299,694</text:p>
          </table:table-cell>
          <table:table-cell office:value-type="float" office:value="241.864866" calcext:value-type="float">
            <text:p>241,86486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04.703" calcext:value-type="float">
            <text:p>304,703</text:p>
          </table:table-cell>
          <table:table-cell office:value-type="float" office:value="246.684096" calcext:value-type="float">
            <text:p>246,684096</text:p>
          </table:table-cell>
          <table:table-cell/>
          <table:table-cell office:value-type="float" office:value="3300.975" calcext:value-type="float">
            <text:p>3300,975</text:p>
          </table:table-cell>
          <table:table-cell office:value-type="float" office:value="241.52882" calcext:value-type="float">
            <text:p>241,5288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05.649" calcext:value-type="float">
            <text:p>305,649</text:p>
          </table:table-cell>
          <table:table-cell office:value-type="float" office:value="246.388241" calcext:value-type="float">
            <text:p>246,388241</text:p>
          </table:table-cell>
          <table:table-cell/>
          <table:table-cell office:value-type="float" office:value="3300.213" calcext:value-type="float">
            <text:p>3300,213</text:p>
          </table:table-cell>
          <table:table-cell office:value-type="float" office:value="241.436476" calcext:value-type="float">
            <text:p>241,43647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06.363" calcext:value-type="float">
            <text:p>306,363</text:p>
          </table:table-cell>
          <table:table-cell office:value-type="float" office:value="246.293019" calcext:value-type="float">
            <text:p>246,293019</text:p>
          </table:table-cell>
          <table:table-cell/>
          <table:table-cell office:value-type="float" office:value="3299.911" calcext:value-type="float">
            <text:p>3299,911</text:p>
          </table:table-cell>
          <table:table-cell office:value-type="float" office:value="240.85002" calcext:value-type="float">
            <text:p>240,8500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05.329" calcext:value-type="float">
            <text:p>305,329</text:p>
          </table:table-cell>
          <table:table-cell office:value-type="float" office:value="246.219974" calcext:value-type="float">
            <text:p>246,219974</text:p>
          </table:table-cell>
          <table:table-cell/>
          <table:table-cell office:value-type="float" office:value="3299.903" calcext:value-type="float">
            <text:p>3299,903</text:p>
          </table:table-cell>
          <table:table-cell office:value-type="float" office:value="240.640181" calcext:value-type="float">
            <text:p>240,64018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06.783" calcext:value-type="float">
            <text:p>306,783</text:p>
          </table:table-cell>
          <table:table-cell office:value-type="float" office:value="246.01257" calcext:value-type="float">
            <text:p>246,01257</text:p>
          </table:table-cell>
          <table:table-cell/>
          <table:table-cell office:value-type="float" office:value="3298.848" calcext:value-type="float">
            <text:p>3298,848</text:p>
          </table:table-cell>
          <table:table-cell office:value-type="float" office:value="240.402487" calcext:value-type="float">
            <text:p>240,40248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04.773" calcext:value-type="float">
            <text:p>304,773</text:p>
          </table:table-cell>
          <table:table-cell office:value-type="float" office:value="245.971095" calcext:value-type="float">
            <text:p>245,971095</text:p>
          </table:table-cell>
          <table:table-cell/>
          <table:table-cell office:value-type="float" office:value="3298.571" calcext:value-type="float">
            <text:p>3298,571</text:p>
          </table:table-cell>
          <table:table-cell office:value-type="float" office:value="238.877723" calcext:value-type="float">
            <text:p>238,87772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05.83" calcext:value-type="float">
            <text:p>305,83</text:p>
          </table:table-cell>
          <table:table-cell office:value-type="float" office:value="245.856279" calcext:value-type="float">
            <text:p>245,856279</text:p>
          </table:table-cell>
          <table:table-cell/>
          <table:table-cell office:value-type="float" office:value="3300.016" calcext:value-type="float">
            <text:p>3300,016</text:p>
          </table:table-cell>
          <table:table-cell office:value-type="float" office:value="238.847724" calcext:value-type="float">
            <text:p>238,84772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04.377" calcext:value-type="float">
            <text:p>304,377</text:p>
          </table:table-cell>
          <table:table-cell office:value-type="float" office:value="245.757429" calcext:value-type="float">
            <text:p>245,757429</text:p>
          </table:table-cell>
          <table:table-cell/>
          <table:table-cell office:value-type="float" office:value="3299.14" calcext:value-type="float">
            <text:p>3299,14</text:p>
          </table:table-cell>
          <table:table-cell office:value-type="float" office:value="238.721883" calcext:value-type="float">
            <text:p>238,72188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08.303" calcext:value-type="float">
            <text:p>308,303</text:p>
          </table:table-cell>
          <table:table-cell office:value-type="float" office:value="245.712698" calcext:value-type="float">
            <text:p>245,712698</text:p>
          </table:table-cell>
          <table:table-cell/>
          <table:table-cell office:value-type="float" office:value="3296.648" calcext:value-type="float">
            <text:p>3296,648</text:p>
          </table:table-cell>
          <table:table-cell office:value-type="float" office:value="238.43018" calcext:value-type="float">
            <text:p>238,4301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95.746" calcext:value-type="float">
            <text:p>395,746</text:p>
          </table:table-cell>
          <table:table-cell office:value-type="float" office:value="245.664947" calcext:value-type="float">
            <text:p>245,664947</text:p>
          </table:table-cell>
          <table:table-cell/>
          <table:table-cell office:value-type="float" office:value="3296.197" calcext:value-type="float">
            <text:p>3296,197</text:p>
          </table:table-cell>
          <table:table-cell office:value-type="float" office:value="237.955285" calcext:value-type="float">
            <text:p>237,95528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06.717" calcext:value-type="float">
            <text:p>306,717</text:p>
          </table:table-cell>
          <table:table-cell office:value-type="float" office:value="245.552238" calcext:value-type="float">
            <text:p>245,552238</text:p>
          </table:table-cell>
          <table:table-cell/>
          <table:table-cell office:value-type="float" office:value="3296.467" calcext:value-type="float">
            <text:p>3296,467</text:p>
          </table:table-cell>
          <table:table-cell office:value-type="float" office:value="237.476278" calcext:value-type="float">
            <text:p>237,47627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05.801" calcext:value-type="float">
            <text:p>305,801</text:p>
          </table:table-cell>
          <table:table-cell office:value-type="float" office:value="245.451026" calcext:value-type="float">
            <text:p>245,451026</text:p>
          </table:table-cell>
          <table:table-cell/>
          <table:table-cell office:value-type="float" office:value="3295.784" calcext:value-type="float">
            <text:p>3295,784</text:p>
          </table:table-cell>
          <table:table-cell office:value-type="float" office:value="237.186878" calcext:value-type="float">
            <text:p>237,18687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04.183" calcext:value-type="float">
            <text:p>304,183</text:p>
          </table:table-cell>
          <table:table-cell office:value-type="float" office:value="245.424243" calcext:value-type="float">
            <text:p>245,424243</text:p>
          </table:table-cell>
          <table:table-cell/>
          <table:table-cell office:value-type="float" office:value="3296.104" calcext:value-type="float">
            <text:p>3296,104</text:p>
          </table:table-cell>
          <table:table-cell office:value-type="float" office:value="237.004365" calcext:value-type="float">
            <text:p>237,00436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04.743" calcext:value-type="float">
            <text:p>304,743</text:p>
          </table:table-cell>
          <table:table-cell office:value-type="float" office:value="245.311775" calcext:value-type="float">
            <text:p>245,311775</text:p>
          </table:table-cell>
          <table:table-cell/>
          <table:table-cell office:value-type="float" office:value="3295.839" calcext:value-type="float">
            <text:p>3295,839</text:p>
          </table:table-cell>
          <table:table-cell office:value-type="float" office:value="236.90875" calcext:value-type="float">
            <text:p>236,9087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04.695" calcext:value-type="float">
            <text:p>304,695</text:p>
          </table:table-cell>
          <table:table-cell office:value-type="float" office:value="245.274397" calcext:value-type="float">
            <text:p>245,274397</text:p>
          </table:table-cell>
          <table:table-cell/>
          <table:table-cell office:value-type="float" office:value="3295.271" calcext:value-type="float">
            <text:p>3295,271</text:p>
          </table:table-cell>
          <table:table-cell office:value-type="float" office:value="235.739479" calcext:value-type="float">
            <text:p>235,73947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95.95" calcext:value-type="float">
            <text:p>395,95</text:p>
          </table:table-cell>
          <table:table-cell office:value-type="float" office:value="244.974554" calcext:value-type="float">
            <text:p>244,974554</text:p>
          </table:table-cell>
          <table:table-cell/>
          <table:table-cell office:value-type="float" office:value="3293.313" calcext:value-type="float">
            <text:p>3293,313</text:p>
          </table:table-cell>
          <table:table-cell office:value-type="float" office:value="233.977658" calcext:value-type="float">
            <text:p>233,97765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02.756" calcext:value-type="float">
            <text:p>302,756</text:p>
          </table:table-cell>
          <table:table-cell office:value-type="float" office:value="244.758332" calcext:value-type="float">
            <text:p>244,758332</text:p>
          </table:table-cell>
          <table:table-cell/>
          <table:table-cell office:value-type="float" office:value="4295.439" calcext:value-type="float">
            <text:p>4295,439</text:p>
          </table:table-cell>
          <table:table-cell office:value-type="float" office:value="233.316124" calcext:value-type="float">
            <text:p>233,31612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03.888" calcext:value-type="float">
            <text:p>303,888</text:p>
          </table:table-cell>
          <table:table-cell office:value-type="float" office:value="244.72473" calcext:value-type="float">
            <text:p>244,72473</text:p>
          </table:table-cell>
          <table:table-cell/>
          <table:table-cell office:value-type="float" office:value="3489.165" calcext:value-type="float">
            <text:p>3489,165</text:p>
          </table:table-cell>
          <table:table-cell office:value-type="float" office:value="208.719767" calcext:value-type="float">
            <text:p>208,71976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05.899" calcext:value-type="float">
            <text:p>305,899</text:p>
          </table:table-cell>
          <table:table-cell office:value-type="float" office:value="244.705324" calcext:value-type="float">
            <text:p>244,705324</text:p>
          </table:table-cell>
          <table:table-cell/>
          <table:table-cell office:value-type="float" office:value="3300.688" calcext:value-type="float">
            <text:p>3300,688</text:p>
          </table:table-cell>
          <table:table-cell office:value-type="float" office:value="207.150363" calcext:value-type="float">
            <text:p>207,15036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03.425" calcext:value-type="float">
            <text:p>303,425</text:p>
          </table:table-cell>
          <table:table-cell office:value-type="float" office:value="244.634357" calcext:value-type="float">
            <text:p>244,634357</text:p>
          </table:table-cell>
          <table:table-cell/>
          <table:table-cell office:value-type="float" office:value="3298.657" calcext:value-type="float">
            <text:p>3298,657</text:p>
          </table:table-cell>
          <table:table-cell office:value-type="float" office:value="205.922645" calcext:value-type="float">
            <text:p>205,92264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05.499" calcext:value-type="float">
            <text:p>305,499</text:p>
          </table:table-cell>
          <table:table-cell office:value-type="float" office:value="244.597984" calcext:value-type="float">
            <text:p>244,597984</text:p>
          </table:table-cell>
          <table:table-cell/>
          <table:table-cell office:value-type="float" office:value="3284.767" calcext:value-type="float">
            <text:p>3284,767</text:p>
          </table:table-cell>
          <table:table-cell office:value-type="float" office:value="203.227559" calcext:value-type="float">
            <text:p>203,22755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05.132" calcext:value-type="float">
            <text:p>305,132</text:p>
          </table:table-cell>
          <table:table-cell office:value-type="float" office:value="244.576157" calcext:value-type="float">
            <text:p>244,576157</text:p>
          </table:table-cell>
          <table:table-cell/>
          <table:table-cell office:value-type="float" office:value="4292.83" calcext:value-type="float">
            <text:p>4292,83</text:p>
          </table:table-cell>
          <table:table-cell office:value-type="float" office:value="201.736592" calcext:value-type="float">
            <text:p>201,73659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04.973" calcext:value-type="float">
            <text:p>304,973</text:p>
          </table:table-cell>
          <table:table-cell office:value-type="float" office:value="244.563459" calcext:value-type="float">
            <text:p>244,563459</text:p>
          </table:table-cell>
          <table:table-cell/>
          <table:table-cell office:value-type="float" office:value="3292.286" calcext:value-type="float">
            <text:p>3292,286</text:p>
          </table:table-cell>
          <table:table-cell office:value-type="float" office:value="201.626828" calcext:value-type="float">
            <text:p>201,62682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04.886" calcext:value-type="float">
            <text:p>304,886</text:p>
          </table:table-cell>
          <table:table-cell office:value-type="float" office:value="244.470021" calcext:value-type="float">
            <text:p>244,470021</text:p>
          </table:table-cell>
          <table:table-cell/>
          <table:table-cell office:value-type="float" office:value="3292.561" calcext:value-type="float">
            <text:p>3292,561</text:p>
          </table:table-cell>
          <table:table-cell office:value-type="float" office:value="201.226608" calcext:value-type="float">
            <text:p>201,22660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04.153" calcext:value-type="float">
            <text:p>304,153</text:p>
          </table:table-cell>
          <table:table-cell office:value-type="float" office:value="244.405715" calcext:value-type="float">
            <text:p>244,405715</text:p>
          </table:table-cell>
          <table:table-cell/>
          <table:table-cell office:value-type="float" office:value="3293.599" calcext:value-type="float">
            <text:p>3293,599</text:p>
          </table:table-cell>
          <table:table-cell office:value-type="float" office:value="200.440739" calcext:value-type="float">
            <text:p>200,44073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04.257" calcext:value-type="float">
            <text:p>304,257</text:p>
          </table:table-cell>
          <table:table-cell office:value-type="float" office:value="244.393496" calcext:value-type="float">
            <text:p>244,393496</text:p>
          </table:table-cell>
          <table:table-cell/>
          <table:table-cell office:value-type="float" office:value="3208.091" calcext:value-type="float">
            <text:p>3208,091</text:p>
          </table:table-cell>
          <table:table-cell office:value-type="float" office:value="150.249904" calcext:value-type="float">
            <text:p>150,24990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07.137" calcext:value-type="float">
            <text:p>307,137</text:p>
          </table:table-cell>
          <table:table-cell office:value-type="float" office:value="244.357981" calcext:value-type="float">
            <text:p>244,357981</text:p>
          </table:table-cell>
          <table:table-cell/>
          <table:table-cell office:value-type="float" office:value="3205.832" calcext:value-type="float">
            <text:p>3205,832</text:p>
          </table:table-cell>
          <table:table-cell office:value-type="float" office:value="147.264822" calcext:value-type="float">
            <text:p>147,26482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05.004" calcext:value-type="float">
            <text:p>305,004</text:p>
          </table:table-cell>
          <table:table-cell office:value-type="float" office:value="244.347844" calcext:value-type="float">
            <text:p>244,347844</text:p>
          </table:table-cell>
          <table:table-cell/>
          <table:table-cell office:value-type="float" office:value="3208.502" calcext:value-type="float">
            <text:p>3208,502</text:p>
          </table:table-cell>
          <table:table-cell office:value-type="float" office:value="146.502641" calcext:value-type="float">
            <text:p>146,50264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04.377" calcext:value-type="float">
            <text:p>304,377</text:p>
          </table:table-cell>
          <table:table-cell office:value-type="float" office:value="244.242034" calcext:value-type="float">
            <text:p>244,242034</text:p>
          </table:table-cell>
          <table:table-cell/>
          <table:table-cell office:value-type="float" office:value="3206.103" calcext:value-type="float">
            <text:p>3206,103</text:p>
          </table:table-cell>
          <table:table-cell office:value-type="float" office:value="143.989645" calcext:value-type="float">
            <text:p>143,98964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06.522" calcext:value-type="float">
            <text:p>306,522</text:p>
          </table:table-cell>
          <table:table-cell office:value-type="float" office:value="244.230084" calcext:value-type="float">
            <text:p>244,230084</text:p>
          </table:table-cell>
          <table:table-cell/>
          <table:table-cell office:value-type="float" office:value="3292.753" calcext:value-type="float">
            <text:p>3292,753</text:p>
          </table:table-cell>
          <table:table-cell office:value-type="float" office:value="143.907306" calcext:value-type="float">
            <text:p>143,90730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03.589" calcext:value-type="float">
            <text:p>303,589</text:p>
          </table:table-cell>
          <table:table-cell office:value-type="float" office:value="244.076627" calcext:value-type="float">
            <text:p>244,076627</text:p>
          </table:table-cell>
          <table:table-cell/>
          <table:table-cell office:value-type="float" office:value="3202.227" calcext:value-type="float">
            <text:p>3202,227</text:p>
          </table:table-cell>
          <table:table-cell office:value-type="float" office:value="143.642639" calcext:value-type="float">
            <text:p>143,64263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04.245" calcext:value-type="float">
            <text:p>304,245</text:p>
          </table:table-cell>
          <table:table-cell office:value-type="float" office:value="244.072487" calcext:value-type="float">
            <text:p>244,072487</text:p>
          </table:table-cell>
          <table:table-cell/>
          <table:table-cell office:value-type="float" office:value="3200.997" calcext:value-type="float">
            <text:p>3200,997</text:p>
          </table:table-cell>
          <table:table-cell office:value-type="float" office:value="143.559713" calcext:value-type="float">
            <text:p>143,55971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05.375" calcext:value-type="float">
            <text:p>305,375</text:p>
          </table:table-cell>
          <table:table-cell office:value-type="float" office:value="244.055266" calcext:value-type="float">
            <text:p>244,055266</text:p>
          </table:table-cell>
          <table:table-cell/>
          <table:table-cell office:value-type="float" office:value="3203.15" calcext:value-type="float">
            <text:p>3203,15</text:p>
          </table:table-cell>
          <table:table-cell office:value-type="float" office:value="143.511019" calcext:value-type="float">
            <text:p>143,51101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03" calcext:value-type="float">
            <text:p>303</text:p>
          </table:table-cell>
          <table:table-cell office:value-type="float" office:value="243.992686" calcext:value-type="float">
            <text:p>243,992686</text:p>
          </table:table-cell>
          <table:table-cell/>
          <table:table-cell office:value-type="float" office:value="3204.891" calcext:value-type="float">
            <text:p>3204,891</text:p>
          </table:table-cell>
          <table:table-cell office:value-type="float" office:value="143.002215" calcext:value-type="float">
            <text:p>143,00221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93.86" calcext:value-type="float">
            <text:p>393,86</text:p>
          </table:table-cell>
          <table:table-cell office:value-type="float" office:value="243.980318" calcext:value-type="float">
            <text:p>243,980318</text:p>
          </table:table-cell>
          <table:table-cell/>
          <table:table-cell office:value-type="float" office:value="3200.759" calcext:value-type="float">
            <text:p>3200,759</text:p>
          </table:table-cell>
          <table:table-cell office:value-type="float" office:value="142.967794" calcext:value-type="float">
            <text:p>142,96779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03.281" calcext:value-type="float">
            <text:p>303,281</text:p>
          </table:table-cell>
          <table:table-cell office:value-type="float" office:value="243.904109" calcext:value-type="float">
            <text:p>243,904109</text:p>
          </table:table-cell>
          <table:table-cell/>
          <table:table-cell office:value-type="float" office:value="3201.851" calcext:value-type="float">
            <text:p>3201,851</text:p>
          </table:table-cell>
          <table:table-cell office:value-type="float" office:value="142.745563" calcext:value-type="float">
            <text:p>142,74556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02.808" calcext:value-type="float">
            <text:p>302,808</text:p>
          </table:table-cell>
          <table:table-cell office:value-type="float" office:value="243.744505" calcext:value-type="float">
            <text:p>243,744505</text:p>
          </table:table-cell>
          <table:table-cell/>
          <table:table-cell office:value-type="float" office:value="3200.793" calcext:value-type="float">
            <text:p>3200,793</text:p>
          </table:table-cell>
          <table:table-cell office:value-type="float" office:value="142.707005" calcext:value-type="float">
            <text:p>142,70700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05.101" calcext:value-type="float">
            <text:p>305,101</text:p>
          </table:table-cell>
          <table:table-cell office:value-type="float" office:value="243.645088" calcext:value-type="float">
            <text:p>243,645088</text:p>
          </table:table-cell>
          <table:table-cell/>
          <table:table-cell office:value-type="float" office:value="3200.925" calcext:value-type="float">
            <text:p>3200,925</text:p>
          </table:table-cell>
          <table:table-cell office:value-type="float" office:value="142.601242" calcext:value-type="float">
            <text:p>142,60124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02.411" calcext:value-type="float">
            <text:p>302,411</text:p>
          </table:table-cell>
          <table:table-cell office:value-type="float" office:value="243.545405" calcext:value-type="float">
            <text:p>243,545405</text:p>
          </table:table-cell>
          <table:table-cell/>
          <table:table-cell office:value-type="float" office:value="3200.475" calcext:value-type="float">
            <text:p>3200,475</text:p>
          </table:table-cell>
          <table:table-cell office:value-type="float" office:value="142.195055" calcext:value-type="float">
            <text:p>142,19505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02.286" calcext:value-type="float">
            <text:p>302,286</text:p>
          </table:table-cell>
          <table:table-cell office:value-type="float" office:value="243.509415" calcext:value-type="float">
            <text:p>243,509415</text:p>
          </table:table-cell>
          <table:table-cell/>
          <table:table-cell office:value-type="float" office:value="3199.757" calcext:value-type="float">
            <text:p>3199,757</text:p>
          </table:table-cell>
          <table:table-cell office:value-type="float" office:value="141.533534" calcext:value-type="float">
            <text:p>141,53353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04.77" calcext:value-type="float">
            <text:p>304,77</text:p>
          </table:table-cell>
          <table:table-cell office:value-type="float" office:value="243.415426" calcext:value-type="float">
            <text:p>243,415426</text:p>
          </table:table-cell>
          <table:table-cell/>
          <table:table-cell office:value-type="float" office:value="3199.569" calcext:value-type="float">
            <text:p>3199,569</text:p>
          </table:table-cell>
          <table:table-cell office:value-type="float" office:value="141.512474" calcext:value-type="float">
            <text:p>141,51247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93.833" calcext:value-type="float">
            <text:p>393,833</text:p>
          </table:table-cell>
          <table:table-cell office:value-type="float" office:value="243.389352" calcext:value-type="float">
            <text:p>243,389352</text:p>
          </table:table-cell>
          <table:table-cell/>
          <table:table-cell office:value-type="float" office:value="3198.666" calcext:value-type="float">
            <text:p>3198,666</text:p>
          </table:table-cell>
          <table:table-cell office:value-type="float" office:value="141.480014" calcext:value-type="float">
            <text:p>141,48001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05.814" calcext:value-type="float">
            <text:p>305,814</text:p>
          </table:table-cell>
          <table:table-cell office:value-type="float" office:value="243.357362" calcext:value-type="float">
            <text:p>243,357362</text:p>
          </table:table-cell>
          <table:table-cell/>
          <table:table-cell office:value-type="float" office:value="3199.809" calcext:value-type="float">
            <text:p>3199,809</text:p>
          </table:table-cell>
          <table:table-cell office:value-type="float" office:value="141.083449" calcext:value-type="float">
            <text:p>141,08344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05.649" calcext:value-type="float">
            <text:p>305,649</text:p>
          </table:table-cell>
          <table:table-cell office:value-type="float" office:value="243.346811" calcext:value-type="float">
            <text:p>243,346811</text:p>
          </table:table-cell>
          <table:table-cell/>
          <table:table-cell office:value-type="float" office:value="3200.621" calcext:value-type="float">
            <text:p>3200,621</text:p>
          </table:table-cell>
          <table:table-cell office:value-type="float" office:value="140.262298" calcext:value-type="float">
            <text:p>140,26229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03.523" calcext:value-type="float">
            <text:p>303,523</text:p>
          </table:table-cell>
          <table:table-cell office:value-type="float" office:value="243.337756" calcext:value-type="float">
            <text:p>243,337756</text:p>
          </table:table-cell>
          <table:table-cell/>
          <table:table-cell office:value-type="float" office:value="3199.463" calcext:value-type="float">
            <text:p>3199,463</text:p>
          </table:table-cell>
          <table:table-cell office:value-type="float" office:value="139.714113" calcext:value-type="float">
            <text:p>139,71411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02.568" calcext:value-type="float">
            <text:p>302,568</text:p>
          </table:table-cell>
          <table:table-cell office:value-type="float" office:value="243.321887" calcext:value-type="float">
            <text:p>243,321887</text:p>
          </table:table-cell>
          <table:table-cell/>
          <table:table-cell office:value-type="float" office:value="3198.576" calcext:value-type="float">
            <text:p>3198,576</text:p>
          </table:table-cell>
          <table:table-cell office:value-type="float" office:value="138.846226" calcext:value-type="float">
            <text:p>138,84622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01.785" calcext:value-type="float">
            <text:p>301,785</text:p>
          </table:table-cell>
          <table:table-cell office:value-type="float" office:value="243.206162" calcext:value-type="float">
            <text:p>243,206162</text:p>
          </table:table-cell>
          <table:table-cell/>
          <table:table-cell office:value-type="float" office:value="4198.678" calcext:value-type="float">
            <text:p>4198,678</text:p>
          </table:table-cell>
          <table:table-cell office:value-type="float" office:value="137.942523" calcext:value-type="float">
            <text:p>137,94252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38.408" calcext:value-type="float">
            <text:p>338,408</text:p>
          </table:table-cell>
          <table:table-cell office:value-type="float" office:value="243.134831" calcext:value-type="float">
            <text:p>243,134831</text:p>
          </table:table-cell>
          <table:table-cell/>
          <table:table-cell office:value-type="float" office:value="4199.326" calcext:value-type="float">
            <text:p>4199,326</text:p>
          </table:table-cell>
          <table:table-cell office:value-type="float" office:value="137.695174" calcext:value-type="float">
            <text:p>137,69517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02.459" calcext:value-type="float">
            <text:p>302,459</text:p>
          </table:table-cell>
          <table:table-cell office:value-type="float" office:value="243.130822" calcext:value-type="float">
            <text:p>243,130822</text:p>
          </table:table-cell>
          <table:table-cell/>
          <table:table-cell office:value-type="float" office:value="3197.587" calcext:value-type="float">
            <text:p>3197,587</text:p>
          </table:table-cell>
          <table:table-cell office:value-type="float" office:value="136.996305" calcext:value-type="float">
            <text:p>136,99630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03.295" calcext:value-type="float">
            <text:p>303,295</text:p>
          </table:table-cell>
          <table:table-cell office:value-type="float" office:value="243.069402" calcext:value-type="float">
            <text:p>243,069402</text:p>
          </table:table-cell>
          <table:table-cell/>
          <table:table-cell office:value-type="float" office:value="3193.656" calcext:value-type="float">
            <text:p>3193,656</text:p>
          </table:table-cell>
          <table:table-cell office:value-type="float" office:value="135.467003" calcext:value-type="float">
            <text:p>135,46700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06.788" calcext:value-type="float">
            <text:p>306,788</text:p>
          </table:table-cell>
          <table:table-cell office:value-type="float" office:value="242.808201" calcext:value-type="float">
            <text:p>242,808201</text:p>
          </table:table-cell>
          <table:table-cell/>
          <table:table-cell office:value-type="float" office:value="4207.65" calcext:value-type="float">
            <text:p>4207,65</text:p>
          </table:table-cell>
          <table:table-cell office:value-type="float" office:value="134.194843" calcext:value-type="float">
            <text:p>134,19484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01.557" calcext:value-type="float">
            <text:p>301,557</text:p>
          </table:table-cell>
          <table:table-cell office:value-type="float" office:value="242.719561" calcext:value-type="float">
            <text:p>242,719561</text:p>
          </table:table-cell>
          <table:table-cell/>
          <table:table-cell office:value-type="float" office:value="3192.423" calcext:value-type="float">
            <text:p>3192,423</text:p>
          </table:table-cell>
          <table:table-cell office:value-type="float" office:value="133.643195" calcext:value-type="float">
            <text:p>133,64319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05.763" calcext:value-type="float">
            <text:p>305,763</text:p>
          </table:table-cell>
          <table:table-cell office:value-type="float" office:value="242.641359" calcext:value-type="float">
            <text:p>242,641359</text:p>
          </table:table-cell>
          <table:table-cell/>
          <table:table-cell office:value-type="float" office:value="3192.497" calcext:value-type="float">
            <text:p>3192,497</text:p>
          </table:table-cell>
          <table:table-cell office:value-type="float" office:value="133.077212" calcext:value-type="float">
            <text:p>133,07721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02.922" calcext:value-type="float">
            <text:p>302,922</text:p>
          </table:table-cell>
          <table:table-cell office:value-type="float" office:value="242.601899" calcext:value-type="float">
            <text:p>242,601899</text:p>
          </table:table-cell>
          <table:table-cell/>
          <table:table-cell office:value-type="float" office:value="3190.568" calcext:value-type="float">
            <text:p>3190,568</text:p>
          </table:table-cell>
          <table:table-cell office:value-type="float" office:value="132.522857" calcext:value-type="float">
            <text:p>132,52285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04.828" calcext:value-type="float">
            <text:p>304,828</text:p>
          </table:table-cell>
          <table:table-cell office:value-type="float" office:value="242.512456" calcext:value-type="float">
            <text:p>242,512456</text:p>
          </table:table-cell>
          <table:table-cell/>
          <table:table-cell office:value-type="float" office:value="3210.737" calcext:value-type="float">
            <text:p>3210,737</text:p>
          </table:table-cell>
          <table:table-cell office:value-type="float" office:value="109.1604" calcext:value-type="float">
            <text:p>109,160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02.935" calcext:value-type="float">
            <text:p>302,935</text:p>
          </table:table-cell>
          <table:table-cell office:value-type="float" office:value="242.208656" calcext:value-type="float">
            <text:p>242,208656</text:p>
          </table:table-cell>
          <table:table-cell/>
          <table:table-cell office:value-type="float" office:value="3197.766" calcext:value-type="float">
            <text:p>3197,766</text:p>
          </table:table-cell>
          <table:table-cell office:value-type="float" office:value="106.660624" calcext:value-type="float">
            <text:p>106,66062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05.76" calcext:value-type="float">
            <text:p>305,76</text:p>
          </table:table-cell>
          <table:table-cell office:value-type="float" office:value="242.138732" calcext:value-type="float">
            <text:p>242,138732</text:p>
          </table:table-cell>
          <table:table-cell/>
          <table:table-cell office:value-type="float" office:value="3197.716" calcext:value-type="float">
            <text:p>3197,716</text:p>
          </table:table-cell>
          <table:table-cell office:value-type="float" office:value="105.624621" calcext:value-type="float">
            <text:p>105,62462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04.835" calcext:value-type="float">
            <text:p>304,835</text:p>
          </table:table-cell>
          <table:table-cell office:value-type="float" office:value="242.085466" calcext:value-type="float">
            <text:p>242,085466</text:p>
          </table:table-cell>
          <table:table-cell/>
          <table:table-cell office:value-type="float" office:value="4195.583" calcext:value-type="float">
            <text:p>4195,583</text:p>
          </table:table-cell>
          <table:table-cell office:value-type="float" office:value="101.516605" calcext:value-type="float">
            <text:p>101,51660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01.88" calcext:value-type="float">
            <text:p>301,88</text:p>
          </table:table-cell>
          <table:table-cell office:value-type="float" office:value="241.785245" calcext:value-type="float">
            <text:p>241,785245</text:p>
          </table:table-cell>
          <table:table-cell/>
          <table:table-cell office:value-type="float" office:value="3198.323" calcext:value-type="float">
            <text:p>3198,323</text:p>
          </table:table-cell>
          <table:table-cell office:value-type="float" office:value="51.451046" calcext:value-type="float">
            <text:p>51,45104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03.031" calcext:value-type="float">
            <text:p>303,031</text:p>
          </table:table-cell>
          <table:table-cell office:value-type="float" office:value="241.751231" calcext:value-type="float">
            <text:p>241,751231</text:p>
          </table:table-cell>
          <table:table-cell/>
          <table:table-cell office:value-type="float" office:value="3103.879" calcext:value-type="float">
            <text:p>3103,879</text:p>
          </table:table-cell>
          <table:table-cell office:value-type="float" office:value="47.188396" calcext:value-type="float">
            <text:p>47,18839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06.835" calcext:value-type="float">
            <text:p>306,835</text:p>
          </table:table-cell>
          <table:table-cell office:value-type="float" office:value="241.673747" calcext:value-type="float">
            <text:p>241,673747</text:p>
          </table:table-cell>
          <table:table-cell/>
          <table:table-cell office:value-type="float" office:value="3102.85" calcext:value-type="float">
            <text:p>3102,85</text:p>
          </table:table-cell>
          <table:table-cell office:value-type="float" office:value="45.264692" calcext:value-type="float">
            <text:p>45,26469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00.024" calcext:value-type="float">
            <text:p>300,024</text:p>
          </table:table-cell>
          <table:table-cell office:value-type="float" office:value="241.484185" calcext:value-type="float">
            <text:p>241,484185</text:p>
          </table:table-cell>
          <table:table-cell/>
          <table:table-cell office:value-type="float" office:value="4105.834" calcext:value-type="float">
            <text:p>4105,834</text:p>
          </table:table-cell>
          <table:table-cell office:value-type="float" office:value="45.022116" calcext:value-type="float">
            <text:p>45,02211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00.846" calcext:value-type="float">
            <text:p>300,846</text:p>
          </table:table-cell>
          <table:table-cell office:value-type="float" office:value="241.10528" calcext:value-type="float">
            <text:p>241,10528</text:p>
          </table:table-cell>
          <table:table-cell/>
          <table:table-cell office:value-type="float" office:value="3107.303" calcext:value-type="float">
            <text:p>3107,303</text:p>
          </table:table-cell>
          <table:table-cell office:value-type="float" office:value="44.508704" calcext:value-type="float">
            <text:p>44,50870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00.517" calcext:value-type="float">
            <text:p>300,517</text:p>
          </table:table-cell>
          <table:table-cell office:value-type="float" office:value="240.985763" calcext:value-type="float">
            <text:p>240,985763</text:p>
          </table:table-cell>
          <table:table-cell/>
          <table:table-cell office:value-type="float" office:value="3100.579" calcext:value-type="float">
            <text:p>3100,579</text:p>
          </table:table-cell>
          <table:table-cell office:value-type="float" office:value="43.378778" calcext:value-type="float">
            <text:p>43,37877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99.795" calcext:value-type="float">
            <text:p>299,795</text:p>
          </table:table-cell>
          <table:table-cell office:value-type="float" office:value="240.979706" calcext:value-type="float">
            <text:p>240,979706</text:p>
          </table:table-cell>
          <table:table-cell/>
          <table:table-cell office:value-type="float" office:value="3100.226" calcext:value-type="float">
            <text:p>3100,226</text:p>
          </table:table-cell>
          <table:table-cell office:value-type="float" office:value="42.075167" calcext:value-type="float">
            <text:p>42,07516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00.234" calcext:value-type="float">
            <text:p>300,234</text:p>
          </table:table-cell>
          <table:table-cell office:value-type="float" office:value="240.666368" calcext:value-type="float">
            <text:p>240,666368</text:p>
          </table:table-cell>
          <table:table-cell/>
          <table:table-cell office:value-type="float" office:value="3191.168" calcext:value-type="float">
            <text:p>3191,168</text:p>
          </table:table-cell>
          <table:table-cell office:value-type="float" office:value="41.965629" calcext:value-type="float">
            <text:p>41,96562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00.573" calcext:value-type="float">
            <text:p>300,573</text:p>
          </table:table-cell>
          <table:table-cell office:value-type="float" office:value="240.263069" calcext:value-type="float">
            <text:p>240,263069</text:p>
          </table:table-cell>
          <table:table-cell/>
          <table:table-cell office:value-type="float" office:value="4193.797" calcext:value-type="float">
            <text:p>4193,797</text:p>
          </table:table-cell>
          <table:table-cell office:value-type="float" office:value="41.957945" calcext:value-type="float">
            <text:p>41,95794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99.302" calcext:value-type="float">
            <text:p>299,302</text:p>
          </table:table-cell>
          <table:table-cell office:value-type="float" office:value="240.008775" calcext:value-type="float">
            <text:p>240,008775</text:p>
          </table:table-cell>
          <table:table-cell/>
          <table:table-cell office:value-type="float" office:value="3099.146" calcext:value-type="float">
            <text:p>3099,146</text:p>
          </table:table-cell>
          <table:table-cell office:value-type="float" office:value="41.151607" calcext:value-type="float">
            <text:p>41,15160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99.907" calcext:value-type="float">
            <text:p>299,907</text:p>
          </table:table-cell>
          <table:table-cell office:value-type="float" office:value="239.776142" calcext:value-type="float">
            <text:p>239,776142</text:p>
          </table:table-cell>
          <table:table-cell/>
          <table:table-cell office:value-type="float" office:value="3097.251" calcext:value-type="float">
            <text:p>3097,251</text:p>
          </table:table-cell>
          <table:table-cell office:value-type="float" office:value="39.400684" calcext:value-type="float">
            <text:p>39,40068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90.457" calcext:value-type="float">
            <text:p>390,457</text:p>
          </table:table-cell>
          <table:table-cell office:value-type="float" office:value="238.423207" calcext:value-type="float">
            <text:p>238,423207</text:p>
          </table:table-cell>
          <table:table-cell/>
          <table:table-cell office:value-type="float" office:value="4193.465" calcext:value-type="float">
            <text:p>4193,465</text:p>
          </table:table-cell>
          <table:table-cell office:value-type="float" office:value="11.52735" calcext:value-type="float">
            <text:p>11,5273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97.607" calcext:value-type="float">
            <text:p>297,607</text:p>
          </table:table-cell>
          <table:table-cell office:value-type="float" office:value="237.115441" calcext:value-type="float">
            <text:p>237,115441</text:p>
          </table:table-cell>
          <table:table-cell/>
          <table:table-cell office:value-type="float" office:value="4097.75" calcext:value-type="float">
            <text:p>4097,75</text:p>
          </table:table-cell>
          <table:table-cell office:value-type="float" office:value="5.924169" calcext:value-type="float">
            <text:p>5,92416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96.732" calcext:value-type="float">
            <text:p>296,732</text:p>
          </table:table-cell>
          <table:table-cell office:value-type="float" office:value="234.884796" calcext:value-type="float">
            <text:p>234,884796</text:p>
          </table:table-cell>
          <table:table-cell/>
          <table:table-cell office:value-type="float" office:value="4097.923" calcext:value-type="float">
            <text:p>4097,923</text:p>
          </table:table-cell>
          <table:table-cell office:value-type="float" office:value="5.292138" calcext:value-type="float">
            <text:p>5,29213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98.025" calcext:value-type="float">
            <text:p>298,025</text:p>
          </table:table-cell>
          <table:table-cell office:value-type="float" office:value="234.219082" calcext:value-type="float">
            <text:p>234,219082</text:p>
          </table:table-cell>
          <table:table-cell/>
          <table:table-cell office:value-type="float" office:value="3096.71" calcext:value-type="float">
            <text:p>3096,71</text:p>
          </table:table-cell>
          <table:table-cell office:value-type="float" office:value="4.462435" calcext:value-type="float">
            <text:p>4,46243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82.659" calcext:value-type="float">
            <text:p>282,659</text:p>
          </table:table-cell>
          <table:table-cell office:value-type="float" office:value="219.056188" calcext:value-type="float">
            <text:p>219,056188</text:p>
          </table:table-cell>
          <table:table-cell/>
          <table:table-cell office:value-type="float" office:value="4299.279" calcext:value-type="float">
            <text:p>4299,279</text:p>
          </table:table-cell>
          <table:table-cell office:value-type="float" office:value="3.322443" calcext:value-type="float">
            <text:p>3,32244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94.734" calcext:value-type="float">
            <text:p>394,734</text:p>
          </table:table-cell>
          <table:table-cell office:value-type="float" office:value="208.165097" calcext:value-type="float">
            <text:p>208,165097</text:p>
          </table:table-cell>
          <table:table-cell/>
          <table:table-cell office:value-type="float" office:value="4092.689" calcext:value-type="float">
            <text:p>4092,689</text:p>
          </table:table-cell>
          <table:table-cell office:value-type="float" office:value="0.353263" calcext:value-type="float">
            <text:p>0,353263</text:p>
          </table:table-cell>
          <table:table-cell table:number-columns-repeated="7"/>
        </table:table-row>
      </table:table>
      <table:table table:name="NODEJS-256MB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office:value-type="float" office:value="193.371" calcext:value-type="float">
            <text:p>193,371</text:p>
          </table:table-cell>
          <table:table-cell office:value-type="float" office:value="90.166752" calcext:value-type="float">
            <text:p>90,166752</text:p>
          </table:table-cell>
          <table:table-cell/>
          <table:table-cell office:value-type="float" office:value="277.538" calcext:value-type="float">
            <text:p>277,538</text:p>
          </table:table-cell>
          <table:table-cell office:value-type="float" office:value="199.473636" calcext:value-type="float">
            <text:p>199,473636</text:p>
          </table:table-cell>
          <table:table-cell/>
          <table:table-cell office:value-type="float" office:value="1907.854" calcext:value-type="float">
            <text:p>1907,854</text:p>
          </table:table-cell>
          <table:table-cell office:value-type="float" office:value="848.140894" calcext:value-type="float">
            <text:p>848,140894</text:p>
          </table:table-cell>
          <table:table-cell table:number-columns-repeated="5"/>
          <table:table-cell table:formula="of:=['NODEJS-256MB'.N7]-['NODEJS-256MB'.$L7]" office:value-type="float" office:value="-0.18521611734694" calcext:value-type="float">
            <text:p>-0,1852161173</text:p>
          </table:table-cell>
          <table:table-cell table:formula="of:=['NODEJS-256MB'.O7]-['NODEJS-256MB'.$L7]" office:value-type="float" office:value="86.5305558826531" calcext:value-type="float">
            <text:p>86,5305558827</text:p>
          </table:table-cell>
        </table:table-row>
        <table:table-row table:style-name="ro1">
          <table:table-cell office:value-type="float" office:value="306.081" calcext:value-type="float">
            <text:p>306,081</text:p>
          </table:table-cell>
          <table:table-cell office:value-type="float" office:value="11.30139" calcext:value-type="float">
            <text:p>11,30139</text:p>
          </table:table-cell>
          <table:table-cell/>
          <table:table-cell office:value-type="float" office:value="201.651" calcext:value-type="float">
            <text:p>201,651</text:p>
          </table:table-cell>
          <table:table-cell office:value-type="float" office:value="147.089781" calcext:value-type="float">
            <text:p>147,089781</text:p>
          </table:table-cell>
          <table:table-cell/>
          <table:table-cell office:value-type="float" office:value="1906.137" calcext:value-type="float">
            <text:p>1906,137</text:p>
          </table:table-cell>
          <table:table-cell office:value-type="float" office:value="847.371751" calcext:value-type="float">
            <text:p>847,371751</text:p>
          </table:table-cell>
          <table:table-cell/>
          <table:table-cell office:value-type="string" calcext:value-type="string">
            <text:p>numElem</text:p>
          </table:table-cell>
          <table:table-cell table:number-columns-repeated="2"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71.278" calcext:value-type="float">
            <text:p>71,278</text:p>
          </table:table-cell>
          <table:table-cell office:value-type="float" office:value="10.372409" calcext:value-type="float">
            <text:p>10,372409</text:p>
          </table:table-cell>
          <table:table-cell/>
          <table:table-cell office:value-type="float" office:value="201.046" calcext:value-type="float">
            <text:p>201,046</text:p>
          </table:table-cell>
          <table:table-cell office:value-type="float" office:value="145.681379" calcext:value-type="float">
            <text:p>145,681379</text:p>
          </table:table-cell>
          <table:table-cell/>
          <table:table-cell office:value-type="float" office:value="1902.32" calcext:value-type="float">
            <text:p>1902,32</text:p>
          </table:table-cell>
          <table:table-cell office:value-type="float" office:value="844.829881" calcext:value-type="float">
            <text:p>844,829881</text:p>
          </table:table-cell>
          <table:table-cell/>
          <table:table-cell table:formula="of:=204-58" office:value-type="float" office:value="146" calcext:value-type="float">
            <text:p>146</text:p>
          </table:table-cell>
          <table:table-cell office:value-type="float" office:value="100" calcext:value-type="float">
            <text:p>100</text:p>
          </table:table-cell>
          <table:table-cell table:formula="of:=AVERAGE(['NODEJS-256MB'.$B$9:.$B$210])" office:value-type="float" office:value="3.63619611734694" calcext:value-type="float">
            <text:p>3,6361961173</text:p>
          </table:table-cell>
          <table:table-cell table:formula="of:=STDEV(['NODEJS-256MB'.$B$9:.$B$210])" office:value-type="float" office:value="0.675241920333333" calcext:value-type="float">
            <text:p>0,6752419203</text:p>
          </table:table-cell>
          <table:table-cell table:formula="of:=MIN(['NODEJS-256MB'.$B$5:.$B$104])" office:value-type="float" office:value="3.45098" calcext:value-type="float">
            <text:p>3,45098</text:p>
          </table:table-cell>
          <table:table-cell table:formula="of:=MAX(['NODEJS-256MB'.$B$5:.$B$104])" office:value-type="float" office:value="90.166752" calcext:value-type="float">
            <text:p>90,166752</text:p>
          </table:table-cell>
        </table:table-row>
        <table:table-row table:style-name="ro1">
          <table:table-cell office:value-type="float" office:value="68.44" calcext:value-type="float">
            <text:p>68,44</text:p>
          </table:table-cell>
          <table:table-cell office:value-type="float" office:value="7.68105" calcext:value-type="float">
            <text:p>7,68105</text:p>
          </table:table-cell>
          <table:table-cell/>
          <table:table-cell office:value-type="float" office:value="198.626" calcext:value-type="float">
            <text:p>198,626</text:p>
          </table:table-cell>
          <table:table-cell office:value-type="float" office:value="144.459691" calcext:value-type="float">
            <text:p>144,459691</text:p>
          </table:table-cell>
          <table:table-cell office:value-type="string" calcext:value-type="string">
            <text:p>←</text:p>
          </table:table-cell>
          <table:table-cell office:value-type="float" office:value="1904.092" calcext:value-type="float">
            <text:p>1904,092</text:p>
          </table:table-cell>
          <table:table-cell office:value-type="float" office:value="841.613351" calcext:value-type="float">
            <text:p>841,613351</text:p>
          </table:table-cell>
          <table:table-cell/>
          <table:table-cell table:formula="of:=203-8" office:value-type="float" office:value="195" calcext:value-type="float">
            <text:p>195</text:p>
          </table:table-cell>
          <table:table-cell office:value-type="float" office:value="1000" calcext:value-type="float">
            <text:p>1000</text:p>
          </table:table-cell>
          <table:table-cell table:formula="of:=AVERAGE(['NODEJS-256MB'.$E$6:.$E$210])" office:value-type="float" office:value="108.468392592965" calcext:value-type="float">
            <text:p>108,468392593</text:p>
          </table:table-cell>
          <table:table-cell table:formula="of:=STDEV(['NODEJS-256MB'.$E$6:.$E$210])" office:value-type="float" office:value="37.0863555380788" calcext:value-type="float">
            <text:p>37,0863555381</text:p>
          </table:table-cell>
          <table:table-cell table:formula="of:=MIN(['NODEJS-256MB'.$E$5:.$E$104])" office:value-type="float" office:value="134.043963" calcext:value-type="float">
            <text:p>134,043963</text:p>
          </table:table-cell>
          <table:table-cell table:formula="of:=MAX(['NODEJS-256MB'.$E$6:.$E$104])" office:value-type="float" office:value="147.089781" calcext:value-type="float">
            <text:p>147,089781</text:p>
          </table:table-cell>
        </table:table-row>
        <table:table-row table:style-name="ro1">
          <table:table-cell office:value-type="float" office:value="67.686" calcext:value-type="float">
            <text:p>67,686</text:p>
          </table:table-cell>
          <table:table-cell office:value-type="float" office:value="6.829694" calcext:value-type="float">
            <text:p>6,829694</text:p>
          </table:table-cell>
          <table:table-cell/>
          <table:table-cell office:value-type="float" office:value="200.811" calcext:value-type="float">
            <text:p>200,811</text:p>
          </table:table-cell>
          <table:table-cell office:value-type="float" office:value="144.451702" calcext:value-type="float">
            <text:p>144,451702</text:p>
          </table:table-cell>
          <table:table-cell/>
          <table:table-cell office:value-type="float" office:value="1894.914" calcext:value-type="float">
            <text:p>1894,914</text:p>
          </table:table-cell>
          <table:table-cell office:value-type="float" office:value="837.252668" calcext:value-type="float">
            <text:p>837,252668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AVERAGE(['NODEJS-256MB'.$H$6:.$H$210])" office:value-type="float" office:value="598.167091522613" calcext:value-type="float">
            <text:p>598,1670915226</text:p>
          </table:table-cell>
          <table:table-cell table:formula="of:=STDEV(['NODEJS-256MB'.$H$5:.$H$31])" office:value-type="float" office:value="48.3148740396317" calcext:value-type="float">
            <text:p>48,3148740396</text:p>
          </table:table-cell>
          <table:table-cell table:number-columns-repeated="2"/>
        </table:table-row>
        <table:table-row table:style-name="ro1">
          <table:table-cell office:value-type="float" office:value="77.553" calcext:value-type="float">
            <text:p>77,553</text:p>
          </table:table-cell>
          <table:table-cell office:value-type="float" office:value="6.51889" calcext:value-type="float">
            <text:p>6,51889</text:p>
          </table:table-cell>
          <table:table-cell/>
          <table:table-cell office:value-type="float" office:value="201.284" calcext:value-type="float">
            <text:p>201,284</text:p>
          </table:table-cell>
          <table:table-cell office:value-type="float" office:value="144.407144" calcext:value-type="float">
            <text:p>144,407144</text:p>
          </table:table-cell>
          <table:table-cell/>
          <table:table-cell office:value-type="float" office:value="1890.158" calcext:value-type="float">
            <text:p>1890,158</text:p>
          </table:table-cell>
          <table:table-cell office:value-type="float" office:value="832.382542" calcext:value-type="float">
            <text:p>832,382542</text:p>
          </table:table-cell>
          <table:table-cell table:number-columns-repeated="7"/>
        </table:table-row>
        <table:table-row table:style-name="ro1">
          <table:table-cell office:value-type="float" office:value="68.823" calcext:value-type="float">
            <text:p>68,823</text:p>
          </table:table-cell>
          <table:table-cell office:value-type="float" office:value="6.516858" calcext:value-type="float">
            <text:p>6,516858</text:p>
          </table:table-cell>
          <table:table-cell/>
          <table:table-cell office:value-type="float" office:value="198.755" calcext:value-type="float">
            <text:p>198,755</text:p>
          </table:table-cell>
          <table:table-cell office:value-type="float" office:value="144.14265" calcext:value-type="float">
            <text:p>144,14265</text:p>
          </table:table-cell>
          <table:table-cell/>
          <table:table-cell office:value-type="float" office:value="1892.971" calcext:value-type="float">
            <text:p>1892,971</text:p>
          </table:table-cell>
          <table:table-cell office:value-type="float" office:value="830.895645" calcext:value-type="float">
            <text:p>830,895645</text:p>
          </table:table-cell>
          <table:table-cell table:number-columns-repeated="7"/>
        </table:table-row>
        <table:table-row table:style-name="ro1">
          <table:table-cell office:value-type="float" office:value="66.881" calcext:value-type="float">
            <text:p>66,881</text:p>
          </table:table-cell>
          <table:table-cell office:value-type="float" office:value="6.51647" calcext:value-type="float">
            <text:p>6,51647</text:p>
          </table:table-cell>
          <table:table-cell/>
          <table:table-cell office:value-type="float" office:value="198.181" calcext:value-type="float">
            <text:p>198,181</text:p>
          </table:table-cell>
          <table:table-cell office:value-type="float" office:value="143.635133" calcext:value-type="float">
            <text:p>143,635133</text:p>
          </table:table-cell>
          <table:table-cell/>
          <table:table-cell office:value-type="float" office:value="1886.477" calcext:value-type="float">
            <text:p>1886,477</text:p>
          </table:table-cell>
          <table:table-cell office:value-type="float" office:value="827.871611" calcext:value-type="float">
            <text:p>827,871611</text:p>
          </table:table-cell>
          <table:table-cell table:number-columns-repeated="7"/>
        </table:table-row>
        <table:table-row table:style-name="ro1">
          <table:table-cell office:value-type="float" office:value="66.488" calcext:value-type="float">
            <text:p>66,488</text:p>
          </table:table-cell>
          <table:table-cell office:value-type="float" office:value="6.362587" calcext:value-type="float">
            <text:p>6,362587</text:p>
          </table:table-cell>
          <table:table-cell/>
          <table:table-cell office:value-type="float" office:value="198.291" calcext:value-type="float">
            <text:p>198,291</text:p>
          </table:table-cell>
          <table:table-cell office:value-type="float" office:value="143.05307" calcext:value-type="float">
            <text:p>143,05307</text:p>
          </table:table-cell>
          <table:table-cell/>
          <table:table-cell office:value-type="float" office:value="1884.722" calcext:value-type="float">
            <text:p>1884,722</text:p>
          </table:table-cell>
          <table:table-cell office:value-type="float" office:value="826.606203" calcext:value-type="float">
            <text:p>826,606203</text:p>
          </table:table-cell>
          <table:table-cell table:number-columns-repeated="7"/>
        </table:table-row>
        <table:table-row table:style-name="ro1">
          <table:table-cell office:value-type="float" office:value="66.363" calcext:value-type="float">
            <text:p>66,363</text:p>
          </table:table-cell>
          <table:table-cell office:value-type="float" office:value="6.070426" calcext:value-type="float">
            <text:p>6,070426</text:p>
          </table:table-cell>
          <table:table-cell/>
          <table:table-cell office:value-type="float" office:value="196.722" calcext:value-type="float">
            <text:p>196,722</text:p>
          </table:table-cell>
          <table:table-cell office:value-type="float" office:value="142.503242" calcext:value-type="float">
            <text:p>142,503242</text:p>
          </table:table-cell>
          <table:table-cell/>
          <table:table-cell office:value-type="float" office:value="1805.751" calcext:value-type="float">
            <text:p>1805,751</text:p>
          </table:table-cell>
          <table:table-cell office:value-type="float" office:value="748.567411" calcext:value-type="float">
            <text:p>748,567411</text:p>
          </table:table-cell>
          <table:table-cell table:number-columns-repeated="7"/>
        </table:table-row>
        <table:table-row table:style-name="ro1">
          <table:table-cell office:value-type="float" office:value="66.198" calcext:value-type="float">
            <text:p>66,198</text:p>
          </table:table-cell>
          <table:table-cell office:value-type="float" office:value="5.847236" calcext:value-type="float">
            <text:p>5,847236</text:p>
          </table:table-cell>
          <table:table-cell/>
          <table:table-cell office:value-type="float" office:value="197.61" calcext:value-type="float">
            <text:p>197,61</text:p>
          </table:table-cell>
          <table:table-cell office:value-type="float" office:value="142.270794" calcext:value-type="float">
            <text:p>142,270794</text:p>
          </table:table-cell>
          <table:table-cell/>
          <table:table-cell office:value-type="float" office:value="1806.504" calcext:value-type="float">
            <text:p>1806,504</text:p>
          </table:table-cell>
          <table:table-cell office:value-type="float" office:value="747.443028" calcext:value-type="float">
            <text:p>747,443028</text:p>
          </table:table-cell>
          <table:table-cell table:number-columns-repeated="7"/>
        </table:table-row>
        <table:table-row table:style-name="ro1">
          <table:table-cell office:value-type="float" office:value="65.049" calcext:value-type="float">
            <text:p>65,049</text:p>
          </table:table-cell>
          <table:table-cell office:value-type="float" office:value="5.311704" calcext:value-type="float">
            <text:p>5,311704</text:p>
          </table:table-cell>
          <table:table-cell/>
          <table:table-cell office:value-type="float" office:value="196.392" calcext:value-type="float">
            <text:p>196,392</text:p>
          </table:table-cell>
          <table:table-cell office:value-type="float" office:value="142.17575" calcext:value-type="float">
            <text:p>142,17575</text:p>
          </table:table-cell>
          <table:table-cell/>
          <table:table-cell office:value-type="float" office:value="1806.146" calcext:value-type="float">
            <text:p>1806,146</text:p>
          </table:table-cell>
          <table:table-cell office:value-type="float" office:value="746.613288" calcext:value-type="float">
            <text:p>746,613288</text:p>
          </table:table-cell>
          <table:table-cell table:number-columns-repeated="7"/>
        </table:table-row>
        <table:table-row table:style-name="ro1">
          <table:table-cell office:value-type="float" office:value="67.642" calcext:value-type="float">
            <text:p>67,642</text:p>
          </table:table-cell>
          <table:table-cell office:value-type="float" office:value="5.264997" calcext:value-type="float">
            <text:p>5,264997</text:p>
          </table:table-cell>
          <table:table-cell/>
          <table:table-cell office:value-type="float" office:value="198.929" calcext:value-type="float">
            <text:p>198,929</text:p>
          </table:table-cell>
          <table:table-cell office:value-type="float" office:value="142.08404" calcext:value-type="float">
            <text:p>142,08404</text:p>
          </table:table-cell>
          <table:table-cell/>
          <table:table-cell office:value-type="float" office:value="1802.096" calcext:value-type="float">
            <text:p>1802,096</text:p>
          </table:table-cell>
          <table:table-cell office:value-type="float" office:value="743.507165" calcext:value-type="float">
            <text:p>743,507165</text:p>
          </table:table-cell>
          <table:table-cell table:number-columns-repeated="7"/>
        </table:table-row>
        <table:table-row table:style-name="ro1">
          <table:table-cell office:value-type="float" office:value="141.247" calcext:value-type="float">
            <text:p>141,247</text:p>
          </table:table-cell>
          <table:table-cell office:value-type="float" office:value="4.979519" calcext:value-type="float">
            <text:p>4,979519</text:p>
          </table:table-cell>
          <table:table-cell/>
          <table:table-cell office:value-type="float" office:value="197.711" calcext:value-type="float">
            <text:p>197,711</text:p>
          </table:table-cell>
          <table:table-cell office:value-type="float" office:value="141.943019" calcext:value-type="float">
            <text:p>141,943019</text:p>
          </table:table-cell>
          <table:table-cell/>
          <table:table-cell office:value-type="float" office:value="1804.624" calcext:value-type="float">
            <text:p>1804,624</text:p>
          </table:table-cell>
          <table:table-cell office:value-type="float" office:value="743.377387" calcext:value-type="float">
            <text:p>743,377387</text:p>
          </table:table-cell>
          <table:table-cell table:number-columns-repeated="7"/>
        </table:table-row>
        <table:table-row table:style-name="ro1">
          <table:table-cell office:value-type="float" office:value="65.118" calcext:value-type="float">
            <text:p>65,118</text:p>
          </table:table-cell>
          <table:table-cell office:value-type="float" office:value="4.813463" calcext:value-type="float">
            <text:p>4,813463</text:p>
          </table:table-cell>
          <table:table-cell/>
          <table:table-cell office:value-type="float" office:value="196.935" calcext:value-type="float">
            <text:p>196,935</text:p>
          </table:table-cell>
          <table:table-cell office:value-type="float" office:value="141.903511" calcext:value-type="float">
            <text:p>141,903511</text:p>
          </table:table-cell>
          <table:table-cell/>
          <table:table-cell office:value-type="float" office:value="1804.006" calcext:value-type="float">
            <text:p>1804,006</text:p>
          </table:table-cell>
          <table:table-cell office:value-type="float" office:value="742.407696" calcext:value-type="float">
            <text:p>742,407696</text:p>
          </table:table-cell>
          <table:table-cell table:number-columns-repeated="7"/>
        </table:table-row>
        <table:table-row table:style-name="ro1">
          <table:table-cell office:value-type="float" office:value="66.914" calcext:value-type="float">
            <text:p>66,914</text:p>
          </table:table-cell>
          <table:table-cell office:value-type="float" office:value="4.618461" calcext:value-type="float">
            <text:p>4,618461</text:p>
          </table:table-cell>
          <table:table-cell/>
          <table:table-cell office:value-type="float" office:value="197.415" calcext:value-type="float">
            <text:p>197,415</text:p>
          </table:table-cell>
          <table:table-cell office:value-type="float" office:value="141.667776" calcext:value-type="float">
            <text:p>141,667776</text:p>
          </table:table-cell>
          <table:table-cell/>
          <table:table-cell office:value-type="float" office:value="1799.292" calcext:value-type="float">
            <text:p>1799,292</text:p>
          </table:table-cell>
          <table:table-cell office:value-type="float" office:value="741.535636" calcext:value-type="float">
            <text:p>741,535636</text:p>
          </table:table-cell>
          <table:table-cell table:number-columns-repeated="7"/>
        </table:table-row>
        <table:table-row table:style-name="ro1">
          <table:table-cell office:value-type="float" office:value="63.825" calcext:value-type="float">
            <text:p>63,825</text:p>
          </table:table-cell>
          <table:table-cell office:value-type="float" office:value="4.525448" calcext:value-type="float">
            <text:p>4,525448</text:p>
          </table:table-cell>
          <table:table-cell/>
          <table:table-cell office:value-type="float" office:value="196.064" calcext:value-type="float">
            <text:p>196,064</text:p>
          </table:table-cell>
          <table:table-cell office:value-type="float" office:value="141.648997" calcext:value-type="float">
            <text:p>141,648997</text:p>
          </table:table-cell>
          <table:table-cell/>
          <table:table-cell office:value-type="float" office:value="1800.605" calcext:value-type="float">
            <text:p>1800,605</text:p>
          </table:table-cell>
          <table:table-cell office:value-type="float" office:value="741.233219" calcext:value-type="float">
            <text:p>741,233219</text:p>
          </table:table-cell>
          <table:table-cell table:number-columns-repeated="7"/>
        </table:table-row>
        <table:table-row table:style-name="ro1">
          <table:table-cell office:value-type="float" office:value="68.557" calcext:value-type="float">
            <text:p>68,557</text:p>
          </table:table-cell>
          <table:table-cell office:value-type="float" office:value="4.44516" calcext:value-type="float">
            <text:p>4,44516</text:p>
          </table:table-cell>
          <table:table-cell/>
          <table:table-cell office:value-type="float" office:value="196.66" calcext:value-type="float">
            <text:p>196,66</text:p>
          </table:table-cell>
          <table:table-cell office:value-type="float" office:value="141.594441" calcext:value-type="float">
            <text:p>141,594441</text:p>
          </table:table-cell>
          <table:table-cell/>
          <table:table-cell office:value-type="float" office:value="1796.394" calcext:value-type="float">
            <text:p>1796,394</text:p>
          </table:table-cell>
          <table:table-cell office:value-type="float" office:value="736.948404" calcext:value-type="float">
            <text:p>736,948404</text:p>
          </table:table-cell>
          <table:table-cell table:number-columns-repeated="7"/>
        </table:table-row>
        <table:table-row table:style-name="ro1">
          <table:table-cell office:value-type="float" office:value="65.502" calcext:value-type="float">
            <text:p>65,502</text:p>
          </table:table-cell>
          <table:table-cell office:value-type="float" office:value="4.441088" calcext:value-type="float">
            <text:p>4,441088</text:p>
          </table:table-cell>
          <table:table-cell/>
          <table:table-cell office:value-type="float" office:value="198.723" calcext:value-type="float">
            <text:p>198,723</text:p>
          </table:table-cell>
          <table:table-cell office:value-type="float" office:value="141.513993" calcext:value-type="float">
            <text:p>141,513993</text:p>
          </table:table-cell>
          <table:table-cell/>
          <table:table-cell office:value-type="float" office:value="1794.718" calcext:value-type="float">
            <text:p>1794,718</text:p>
          </table:table-cell>
          <table:table-cell office:value-type="float" office:value="736.827738" calcext:value-type="float">
            <text:p>736,827738</text:p>
          </table:table-cell>
          <table:table-cell table:number-columns-repeated="7"/>
        </table:table-row>
        <table:table-row table:style-name="ro1">
          <table:table-cell office:value-type="float" office:value="66.067" calcext:value-type="float">
            <text:p>66,067</text:p>
          </table:table-cell>
          <table:table-cell office:value-type="float" office:value="4.423921" calcext:value-type="float">
            <text:p>4,423921</text:p>
          </table:table-cell>
          <table:table-cell/>
          <table:table-cell office:value-type="float" office:value="195.504" calcext:value-type="float">
            <text:p>195,504</text:p>
          </table:table-cell>
          <table:table-cell office:value-type="float" office:value="141.458728" calcext:value-type="float">
            <text:p>141,458728</text:p>
          </table:table-cell>
          <table:table-cell/>
          <table:table-cell office:value-type="float" office:value="1794.356" calcext:value-type="float">
            <text:p>1794,356</text:p>
          </table:table-cell>
          <table:table-cell office:value-type="float" office:value="735.661685" calcext:value-type="float">
            <text:p>735,661685</text:p>
          </table:table-cell>
          <table:table-cell table:number-columns-repeated="7"/>
        </table:table-row>
        <table:table-row table:style-name="ro1">
          <table:table-cell office:value-type="float" office:value="64.105" calcext:value-type="float">
            <text:p>64,105</text:p>
          </table:table-cell>
          <table:table-cell office:value-type="float" office:value="4.282505" calcext:value-type="float">
            <text:p>4,282505</text:p>
          </table:table-cell>
          <table:table-cell/>
          <table:table-cell office:value-type="float" office:value="196.253" calcext:value-type="float">
            <text:p>196,253</text:p>
          </table:table-cell>
          <table:table-cell office:value-type="float" office:value="141.181287" calcext:value-type="float">
            <text:p>141,181287</text:p>
          </table:table-cell>
          <table:table-cell/>
          <table:table-cell office:value-type="float" office:value="1791.669" calcext:value-type="float">
            <text:p>1791,669</text:p>
          </table:table-cell>
          <table:table-cell office:value-type="float" office:value="733.914788" calcext:value-type="float">
            <text:p>733,914788</text:p>
          </table:table-cell>
          <table:table-cell table:number-columns-repeated="7"/>
        </table:table-row>
        <table:table-row table:style-name="ro1">
          <table:table-cell office:value-type="float" office:value="64.389" calcext:value-type="float">
            <text:p>64,389</text:p>
          </table:table-cell>
          <table:table-cell office:value-type="float" office:value="4.274476" calcext:value-type="float">
            <text:p>4,274476</text:p>
          </table:table-cell>
          <table:table-cell/>
          <table:table-cell office:value-type="float" office:value="195.172" calcext:value-type="float">
            <text:p>195,172</text:p>
          </table:table-cell>
          <table:table-cell office:value-type="float" office:value="140.753978" calcext:value-type="float">
            <text:p>140,753978</text:p>
          </table:table-cell>
          <table:table-cell/>
          <table:table-cell office:value-type="float" office:value="1791.127" calcext:value-type="float">
            <text:p>1791,127</text:p>
          </table:table-cell>
          <table:table-cell office:value-type="float" office:value="732.944863" calcext:value-type="float">
            <text:p>732,944863</text:p>
          </table:table-cell>
          <table:table-cell table:number-columns-repeated="7"/>
        </table:table-row>
        <table:table-row table:style-name="ro1">
          <table:table-cell office:value-type="float" office:value="67.641" calcext:value-type="float">
            <text:p>67,641</text:p>
          </table:table-cell>
          <table:table-cell office:value-type="float" office:value="4.258722" calcext:value-type="float">
            <text:p>4,258722</text:p>
          </table:table-cell>
          <table:table-cell/>
          <table:table-cell office:value-type="float" office:value="196.197" calcext:value-type="float">
            <text:p>196,197</text:p>
          </table:table-cell>
          <table:table-cell office:value-type="float" office:value="140.623014" calcext:value-type="float">
            <text:p>140,623014</text:p>
          </table:table-cell>
          <table:table-cell/>
          <table:table-cell office:value-type="float" office:value="1791.166" calcext:value-type="float">
            <text:p>1791,166</text:p>
          </table:table-cell>
          <table:table-cell office:value-type="float" office:value="732.544187" calcext:value-type="float">
            <text:p>732,544187</text:p>
          </table:table-cell>
          <table:table-cell table:number-columns-repeated="7"/>
        </table:table-row>
        <table:table-row table:style-name="ro1">
          <table:table-cell office:value-type="float" office:value="63.615" calcext:value-type="float">
            <text:p>63,615</text:p>
          </table:table-cell>
          <table:table-cell office:value-type="float" office:value="4.246264" calcext:value-type="float">
            <text:p>4,246264</text:p>
          </table:table-cell>
          <table:table-cell/>
          <table:table-cell office:value-type="float" office:value="194.689" calcext:value-type="float">
            <text:p>194,689</text:p>
          </table:table-cell>
          <table:table-cell office:value-type="float" office:value="140.571191" calcext:value-type="float">
            <text:p>140,571191</text:p>
          </table:table-cell>
          <table:table-cell/>
          <table:table-cell office:value-type="float" office:value="1789.586" calcext:value-type="float">
            <text:p>1789,586</text:p>
          </table:table-cell>
          <table:table-cell office:value-type="float" office:value="731.850752" calcext:value-type="float">
            <text:p>731,850752</text:p>
          </table:table-cell>
          <table:table-cell table:number-columns-repeated="7"/>
        </table:table-row>
        <table:table-row table:style-name="ro1">
          <table:table-cell office:value-type="float" office:value="66.874" calcext:value-type="float">
            <text:p>66,874</text:p>
          </table:table-cell>
          <table:table-cell office:value-type="float" office:value="4.240442" calcext:value-type="float">
            <text:p>4,240442</text:p>
          </table:table-cell>
          <table:table-cell/>
          <table:table-cell office:value-type="float" office:value="194.896" calcext:value-type="float">
            <text:p>194,896</text:p>
          </table:table-cell>
          <table:table-cell office:value-type="float" office:value="140.214656" calcext:value-type="float">
            <text:p>140,214656</text:p>
          </table:table-cell>
          <table:table-cell/>
          <table:table-cell office:value-type="float" office:value="1789.689" calcext:value-type="float">
            <text:p>1789,689</text:p>
          </table:table-cell>
          <table:table-cell office:value-type="float" office:value="731.741314" calcext:value-type="float">
            <text:p>731,741314</text:p>
          </table:table-cell>
          <table:table-cell table:number-columns-repeated="7"/>
        </table:table-row>
        <table:table-row table:style-name="ro1">
          <table:table-cell office:value-type="float" office:value="65.102" calcext:value-type="float">
            <text:p>65,102</text:p>
          </table:table-cell>
          <table:table-cell office:value-type="float" office:value="4.19331" calcext:value-type="float">
            <text:p>4,19331</text:p>
          </table:table-cell>
          <table:table-cell/>
          <table:table-cell office:value-type="float" office:value="194.432" calcext:value-type="float">
            <text:p>194,432</text:p>
          </table:table-cell>
          <table:table-cell office:value-type="float" office:value="140.07078" calcext:value-type="float">
            <text:p>140,07078</text:p>
          </table:table-cell>
          <table:table-cell/>
          <table:table-cell office:value-type="float" office:value="1786.788" calcext:value-type="float">
            <text:p>1786,788</text:p>
          </table:table-cell>
          <table:table-cell office:value-type="float" office:value="728.522445" calcext:value-type="float">
            <text:p>728,522445</text:p>
          </table:table-cell>
          <table:table-cell table:number-columns-repeated="7"/>
        </table:table-row>
        <table:table-row table:style-name="ro1">
          <table:table-cell office:value-type="float" office:value="64.889" calcext:value-type="float">
            <text:p>64,889</text:p>
          </table:table-cell>
          <table:table-cell office:value-type="float" office:value="4.184679" calcext:value-type="float">
            <text:p>4,184679</text:p>
          </table:table-cell>
          <table:table-cell/>
          <table:table-cell office:value-type="float" office:value="194.095" calcext:value-type="float">
            <text:p>194,095</text:p>
          </table:table-cell>
          <table:table-cell office:value-type="float" office:value="139.929552" calcext:value-type="float">
            <text:p>139,929552</text:p>
          </table:table-cell>
          <table:table-cell/>
          <table:table-cell office:value-type="float" office:value="1786.371" calcext:value-type="float">
            <text:p>1786,371</text:p>
          </table:table-cell>
          <table:table-cell office:value-type="float" office:value="727.398255" calcext:value-type="float">
            <text:p>727,398255</text:p>
          </table:table-cell>
          <table:table-cell table:number-columns-repeated="7"/>
        </table:table-row>
        <table:table-row table:style-name="ro1">
          <table:table-cell office:value-type="float" office:value="68.432" calcext:value-type="float">
            <text:p>68,432</text:p>
          </table:table-cell>
          <table:table-cell office:value-type="float" office:value="4.157336" calcext:value-type="float">
            <text:p>4,157336</text:p>
          </table:table-cell>
          <table:table-cell/>
          <table:table-cell office:value-type="float" office:value="193.82" calcext:value-type="float">
            <text:p>193,82</text:p>
          </table:table-cell>
          <table:table-cell office:value-type="float" office:value="139.801715" calcext:value-type="float">
            <text:p>139,801715</text:p>
          </table:table-cell>
          <table:table-cell/>
          <table:table-cell office:value-type="float" office:value="1942.472" calcext:value-type="float">
            <text:p>1942,472</text:p>
          </table:table-cell>
          <table:table-cell office:value-type="float" office:value="712.277194" calcext:value-type="float">
            <text:p>712,277194</text:p>
          </table:table-cell>
          <table:table-cell table:number-columns-repeated="7"/>
        </table:table-row>
        <table:table-row table:style-name="ro1">
          <table:table-cell office:value-type="float" office:value="66.449" calcext:value-type="float">
            <text:p>66,449</text:p>
          </table:table-cell>
          <table:table-cell office:value-type="float" office:value="4.154782" calcext:value-type="float">
            <text:p>4,154782</text:p>
          </table:table-cell>
          <table:table-cell/>
          <table:table-cell office:value-type="float" office:value="194.634" calcext:value-type="float">
            <text:p>194,634</text:p>
          </table:table-cell>
          <table:table-cell office:value-type="float" office:value="139.736421" calcext:value-type="float">
            <text:p>139,736421</text:p>
          </table:table-cell>
          <table:table-cell/>
          <table:table-cell office:value-type="float" office:value="1784.786" calcext:value-type="float">
            <text:p>1784,786</text:p>
          </table:table-cell>
          <table:table-cell office:value-type="float" office:value="704.24212" calcext:value-type="float">
            <text:p>704,24212</text:p>
          </table:table-cell>
          <table:table-cell table:number-columns-repeated="7"/>
        </table:table-row>
        <table:table-row table:style-name="ro1">
          <table:table-cell office:value-type="float" office:value="65.352" calcext:value-type="float">
            <text:p>65,352</text:p>
          </table:table-cell>
          <table:table-cell office:value-type="float" office:value="4.124196" calcext:value-type="float">
            <text:p>4,124196</text:p>
          </table:table-cell>
          <table:table-cell/>
          <table:table-cell office:value-type="float" office:value="195.061" calcext:value-type="float">
            <text:p>195,061</text:p>
          </table:table-cell>
          <table:table-cell office:value-type="float" office:value="139.646952" calcext:value-type="float">
            <text:p>139,646952</text:p>
          </table:table-cell>
          <table:table-cell/>
          <table:table-cell office:value-type="float" office:value="1782.179" calcext:value-type="float">
            <text:p>1782,179</text:p>
          </table:table-cell>
          <table:table-cell office:value-type="float" office:value="703.714612" calcext:value-type="float">
            <text:p>703,714612</text:p>
          </table:table-cell>
          <table:table-cell table:number-columns-repeated="7"/>
        </table:table-row>
        <table:table-row table:style-name="ro1">
          <table:table-cell office:value-type="float" office:value="63.166" calcext:value-type="float">
            <text:p>63,166</text:p>
          </table:table-cell>
          <table:table-cell office:value-type="float" office:value="4.074775" calcext:value-type="float">
            <text:p>4,074775</text:p>
          </table:table-cell>
          <table:table-cell/>
          <table:table-cell office:value-type="float" office:value="195.048" calcext:value-type="float">
            <text:p>195,048</text:p>
          </table:table-cell>
          <table:table-cell office:value-type="float" office:value="139.579814" calcext:value-type="float">
            <text:p>139,579814</text:p>
          </table:table-cell>
          <table:table-cell/>
          <table:table-cell office:value-type="float" office:value="1782.889" calcext:value-type="float">
            <text:p>1782,889</text:p>
          </table:table-cell>
          <table:table-cell office:value-type="float" office:value="702.231996" calcext:value-type="float">
            <text:p>702,231996</text:p>
          </table:table-cell>
          <table:table-cell table:number-columns-repeated="7"/>
        </table:table-row>
        <table:table-row table:style-name="ro1">
          <table:table-cell office:value-type="float" office:value="63.773" calcext:value-type="float">
            <text:p>63,773</text:p>
          </table:table-cell>
          <table:table-cell office:value-type="float" office:value="4.044414" calcext:value-type="float">
            <text:p>4,044414</text:p>
          </table:table-cell>
          <table:table-cell/>
          <table:table-cell office:value-type="float" office:value="192.981" calcext:value-type="float">
            <text:p>192,981</text:p>
          </table:table-cell>
          <table:table-cell office:value-type="float" office:value="139.439711" calcext:value-type="float">
            <text:p>139,439711</text:p>
          </table:table-cell>
          <table:table-cell/>
          <table:table-cell office:value-type="float" office:value="1780.511" calcext:value-type="float">
            <text:p>1780,511</text:p>
          </table:table-cell>
          <table:table-cell office:value-type="float" office:value="700.771227" calcext:value-type="float">
            <text:p>700,771227</text:p>
          </table:table-cell>
          <table:table-cell table:number-columns-repeated="7"/>
        </table:table-row>
        <table:table-row table:style-name="ro1">
          <table:table-cell office:value-type="float" office:value="181.769" calcext:value-type="float">
            <text:p>181,769</text:p>
          </table:table-cell>
          <table:table-cell office:value-type="float" office:value="4.027132" calcext:value-type="float">
            <text:p>4,027132</text:p>
          </table:table-cell>
          <table:table-cell/>
          <table:table-cell office:value-type="float" office:value="194.454" calcext:value-type="float">
            <text:p>194,454</text:p>
          </table:table-cell>
          <table:table-cell office:value-type="float" office:value="139.428711" calcext:value-type="float">
            <text:p>139,428711</text:p>
          </table:table-cell>
          <table:table-cell/>
          <table:table-cell office:value-type="float" office:value="1791.294" calcext:value-type="float">
            <text:p>1791,294</text:p>
          </table:table-cell>
          <table:table-cell office:value-type="float" office:value="697.994867" calcext:value-type="float">
            <text:p>697,994867</text:p>
          </table:table-cell>
          <table:table-cell table:number-columns-repeated="7"/>
        </table:table-row>
        <table:table-row table:style-name="ro1">
          <table:table-cell office:value-type="float" office:value="62.898" calcext:value-type="float">
            <text:p>62,898</text:p>
          </table:table-cell>
          <table:table-cell office:value-type="float" office:value="4.025514" calcext:value-type="float">
            <text:p>4,025514</text:p>
          </table:table-cell>
          <table:table-cell/>
          <table:table-cell office:value-type="float" office:value="194.894" calcext:value-type="float">
            <text:p>194,894</text:p>
          </table:table-cell>
          <table:table-cell office:value-type="float" office:value="139.110032" calcext:value-type="float">
            <text:p>139,110032</text:p>
          </table:table-cell>
          <table:table-cell/>
          <table:table-cell office:value-type="float" office:value="1745.045" calcext:value-type="float">
            <text:p>1745,045</text:p>
          </table:table-cell>
          <table:table-cell office:value-type="float" office:value="684.918088" calcext:value-type="float">
            <text:p>684,918088</text:p>
          </table:table-cell>
          <table:table-cell table:number-columns-repeated="7"/>
        </table:table-row>
        <table:table-row table:style-name="ro1">
          <table:table-cell office:value-type="float" office:value="63.896" calcext:value-type="float">
            <text:p>63,896</text:p>
          </table:table-cell>
          <table:table-cell office:value-type="float" office:value="3.986988" calcext:value-type="float">
            <text:p>3,986988</text:p>
          </table:table-cell>
          <table:table-cell/>
          <table:table-cell office:value-type="float" office:value="195.098" calcext:value-type="float">
            <text:p>195,098</text:p>
          </table:table-cell>
          <table:table-cell office:value-type="float" office:value="139.054941" calcext:value-type="float">
            <text:p>139,054941</text:p>
          </table:table-cell>
          <table:table-cell/>
          <table:table-cell office:value-type="float" office:value="1713.045" calcext:value-type="float">
            <text:p>1713,045</text:p>
          </table:table-cell>
          <table:table-cell office:value-type="float" office:value="655.713283" calcext:value-type="float">
            <text:p>655,713283</text:p>
          </table:table-cell>
          <table:table-cell table:number-columns-repeated="7"/>
        </table:table-row>
        <table:table-row table:style-name="ro1">
          <table:table-cell office:value-type="float" office:value="63.372" calcext:value-type="float">
            <text:p>63,372</text:p>
          </table:table-cell>
          <table:table-cell office:value-type="float" office:value="3.986771" calcext:value-type="float">
            <text:p>3,986771</text:p>
          </table:table-cell>
          <table:table-cell/>
          <table:table-cell office:value-type="float" office:value="195.51" calcext:value-type="float">
            <text:p>195,51</text:p>
          </table:table-cell>
          <table:table-cell office:value-type="float" office:value="139.040032" calcext:value-type="float">
            <text:p>139,040032</text:p>
          </table:table-cell>
          <table:table-cell/>
          <table:table-cell office:value-type="float" office:value="1714.485" calcext:value-type="float">
            <text:p>1714,485</text:p>
          </table:table-cell>
          <table:table-cell office:value-type="float" office:value="655.394244" calcext:value-type="float">
            <text:p>655,394244</text:p>
          </table:table-cell>
          <table:table-cell table:number-columns-repeated="7"/>
        </table:table-row>
        <table:table-row table:style-name="ro1">
          <table:table-cell office:value-type="float" office:value="65.226" calcext:value-type="float">
            <text:p>65,226</text:p>
          </table:table-cell>
          <table:table-cell office:value-type="float" office:value="3.97667" calcext:value-type="float">
            <text:p>3,97667</text:p>
          </table:table-cell>
          <table:table-cell/>
          <table:table-cell office:value-type="float" office:value="193.072" calcext:value-type="float">
            <text:p>193,072</text:p>
          </table:table-cell>
          <table:table-cell office:value-type="float" office:value="138.995238" calcext:value-type="float">
            <text:p>138,995238</text:p>
          </table:table-cell>
          <table:table-cell/>
          <table:table-cell office:value-type="float" office:value="1709.339" calcext:value-type="float">
            <text:p>1709,339</text:p>
          </table:table-cell>
          <table:table-cell office:value-type="float" office:value="651.331696" calcext:value-type="float">
            <text:p>651,331696</text:p>
          </table:table-cell>
          <table:table-cell table:number-columns-repeated="7"/>
        </table:table-row>
        <table:table-row table:style-name="ro1">
          <table:table-cell office:value-type="float" office:value="67.278" calcext:value-type="float">
            <text:p>67,278</text:p>
          </table:table-cell>
          <table:table-cell office:value-type="float" office:value="3.959497" calcext:value-type="float">
            <text:p>3,959497</text:p>
          </table:table-cell>
          <table:table-cell/>
          <table:table-cell office:value-type="float" office:value="193.078" calcext:value-type="float">
            <text:p>193,078</text:p>
          </table:table-cell>
          <table:table-cell office:value-type="float" office:value="138.977905" calcext:value-type="float">
            <text:p>138,977905</text:p>
          </table:table-cell>
          <table:table-cell/>
          <table:table-cell office:value-type="float" office:value="1709.384" calcext:value-type="float">
            <text:p>1709,384</text:p>
          </table:table-cell>
          <table:table-cell office:value-type="float" office:value="650.045226" calcext:value-type="float">
            <text:p>650,045226</text:p>
          </table:table-cell>
          <table:table-cell table:number-columns-repeated="7"/>
        </table:table-row>
        <table:table-row table:style-name="ro1">
          <table:table-cell office:value-type="float" office:value="66.725" calcext:value-type="float">
            <text:p>66,725</text:p>
          </table:table-cell>
          <table:table-cell office:value-type="float" office:value="3.95727" calcext:value-type="float">
            <text:p>3,95727</text:p>
          </table:table-cell>
          <table:table-cell/>
          <table:table-cell office:value-type="float" office:value="196.181" calcext:value-type="float">
            <text:p>196,181</text:p>
          </table:table-cell>
          <table:table-cell office:value-type="float" office:value="138.801326" calcext:value-type="float">
            <text:p>138,801326</text:p>
          </table:table-cell>
          <table:table-cell/>
          <table:table-cell office:value-type="float" office:value="1707.425" calcext:value-type="float">
            <text:p>1707,425</text:p>
          </table:table-cell>
          <table:table-cell office:value-type="float" office:value="648.728074" calcext:value-type="float">
            <text:p>648,728074</text:p>
          </table:table-cell>
          <table:table-cell table:number-columns-repeated="7"/>
        </table:table-row>
        <table:table-row table:style-name="ro1">
          <table:table-cell office:value-type="float" office:value="63.98" calcext:value-type="float">
            <text:p>63,98</text:p>
          </table:table-cell>
          <table:table-cell office:value-type="float" office:value="3.933378" calcext:value-type="float">
            <text:p>3,933378</text:p>
          </table:table-cell>
          <table:table-cell/>
          <table:table-cell office:value-type="float" office:value="192.487" calcext:value-type="float">
            <text:p>192,487</text:p>
          </table:table-cell>
          <table:table-cell office:value-type="float" office:value="138.722985" calcext:value-type="float">
            <text:p>138,722985</text:p>
          </table:table-cell>
          <table:table-cell/>
          <table:table-cell office:value-type="float" office:value="1706.809" calcext:value-type="float">
            <text:p>1706,809</text:p>
          </table:table-cell>
          <table:table-cell office:value-type="float" office:value="647.923274" calcext:value-type="float">
            <text:p>647,923274</text:p>
          </table:table-cell>
          <table:table-cell table:number-columns-repeated="7"/>
        </table:table-row>
        <table:table-row table:style-name="ro1">
          <table:table-cell office:value-type="float" office:value="63.817" calcext:value-type="float">
            <text:p>63,817</text:p>
          </table:table-cell>
          <table:table-cell office:value-type="float" office:value="3.921779" calcext:value-type="float">
            <text:p>3,921779</text:p>
          </table:table-cell>
          <table:table-cell/>
          <table:table-cell office:value-type="float" office:value="192.699" calcext:value-type="float">
            <text:p>192,699</text:p>
          </table:table-cell>
          <table:table-cell office:value-type="float" office:value="138.605331" calcext:value-type="float">
            <text:p>138,605331</text:p>
          </table:table-cell>
          <table:table-cell/>
          <table:table-cell office:value-type="float" office:value="1705.715" calcext:value-type="float">
            <text:p>1705,715</text:p>
          </table:table-cell>
          <table:table-cell office:value-type="float" office:value="646.928327" calcext:value-type="float">
            <text:p>646,928327</text:p>
          </table:table-cell>
          <table:table-cell table:number-columns-repeated="7"/>
        </table:table-row>
        <table:table-row table:style-name="ro1">
          <table:table-cell office:value-type="float" office:value="146.431" calcext:value-type="float">
            <text:p>146,431</text:p>
          </table:table-cell>
          <table:table-cell office:value-type="float" office:value="3.90102" calcext:value-type="float">
            <text:p>3,90102</text:p>
          </table:table-cell>
          <table:table-cell/>
          <table:table-cell office:value-type="float" office:value="194.531" calcext:value-type="float">
            <text:p>194,531</text:p>
          </table:table-cell>
          <table:table-cell office:value-type="float" office:value="138.570357" calcext:value-type="float">
            <text:p>138,570357</text:p>
          </table:table-cell>
          <table:table-cell/>
          <table:table-cell office:value-type="float" office:value="1703.871" calcext:value-type="float">
            <text:p>1703,871</text:p>
          </table:table-cell>
          <table:table-cell office:value-type="float" office:value="646.666464" calcext:value-type="float">
            <text:p>646,666464</text:p>
          </table:table-cell>
          <table:table-cell table:number-columns-repeated="7"/>
        </table:table-row>
        <table:table-row table:style-name="ro1">
          <table:table-cell office:value-type="float" office:value="75.965" calcext:value-type="float">
            <text:p>75,965</text:p>
          </table:table-cell>
          <table:table-cell office:value-type="float" office:value="3.886343" calcext:value-type="float">
            <text:p>3,886343</text:p>
          </table:table-cell>
          <table:table-cell/>
          <table:table-cell office:value-type="float" office:value="193.917" calcext:value-type="float">
            <text:p>193,917</text:p>
          </table:table-cell>
          <table:table-cell office:value-type="float" office:value="138.567772" calcext:value-type="float">
            <text:p>138,567772</text:p>
          </table:table-cell>
          <table:table-cell/>
          <table:table-cell office:value-type="float" office:value="1705.05" calcext:value-type="float">
            <text:p>1705,05</text:p>
          </table:table-cell>
          <table:table-cell office:value-type="float" office:value="646.470696" calcext:value-type="float">
            <text:p>646,470696</text:p>
          </table:table-cell>
          <table:table-cell table:number-columns-repeated="7"/>
        </table:table-row>
        <table:table-row table:style-name="ro1">
          <table:table-cell office:value-type="float" office:value="63.823" calcext:value-type="float">
            <text:p>63,823</text:p>
          </table:table-cell>
          <table:table-cell office:value-type="float" office:value="3.880573" calcext:value-type="float">
            <text:p>3,880573</text:p>
          </table:table-cell>
          <table:table-cell/>
          <table:table-cell office:value-type="float" office:value="193.027" calcext:value-type="float">
            <text:p>193,027</text:p>
          </table:table-cell>
          <table:table-cell office:value-type="float" office:value="138.564287" calcext:value-type="float">
            <text:p>138,564287</text:p>
          </table:table-cell>
          <table:table-cell/>
          <table:table-cell office:value-type="float" office:value="1705.551" calcext:value-type="float">
            <text:p>1705,551</text:p>
          </table:table-cell>
          <table:table-cell office:value-type="float" office:value="646.057695" calcext:value-type="float">
            <text:p>646,057695</text:p>
          </table:table-cell>
          <table:table-cell table:number-columns-repeated="7"/>
        </table:table-row>
        <table:table-row table:style-name="ro1">
          <table:table-cell office:value-type="float" office:value="63.412" calcext:value-type="float">
            <text:p>63,412</text:p>
          </table:table-cell>
          <table:table-cell office:value-type="float" office:value="3.856356" calcext:value-type="float">
            <text:p>3,856356</text:p>
          </table:table-cell>
          <table:table-cell/>
          <table:table-cell office:value-type="float" office:value="194.054" calcext:value-type="float">
            <text:p>194,054</text:p>
          </table:table-cell>
          <table:table-cell office:value-type="float" office:value="138.534425" calcext:value-type="float">
            <text:p>138,534425</text:p>
          </table:table-cell>
          <table:table-cell/>
          <table:table-cell office:value-type="float" office:value="1705.764" calcext:value-type="float">
            <text:p>1705,764</text:p>
          </table:table-cell>
          <table:table-cell office:value-type="float" office:value="644.98343" calcext:value-type="float">
            <text:p>644,98343</text:p>
          </table:table-cell>
          <table:table-cell table:number-columns-repeated="7"/>
        </table:table-row>
        <table:table-row table:style-name="ro1">
          <table:table-cell office:value-type="float" office:value="65.096" calcext:value-type="float">
            <text:p>65,096</text:p>
          </table:table-cell>
          <table:table-cell office:value-type="float" office:value="3.844101" calcext:value-type="float">
            <text:p>3,844101</text:p>
          </table:table-cell>
          <table:table-cell/>
          <table:table-cell office:value-type="float" office:value="193.035" calcext:value-type="float">
            <text:p>193,035</text:p>
          </table:table-cell>
          <table:table-cell office:value-type="float" office:value="138.525845" calcext:value-type="float">
            <text:p>138,525845</text:p>
          </table:table-cell>
          <table:table-cell/>
          <table:table-cell office:value-type="float" office:value="1701.912" calcext:value-type="float">
            <text:p>1701,912</text:p>
          </table:table-cell>
          <table:table-cell office:value-type="float" office:value="644.743886" calcext:value-type="float">
            <text:p>644,743886</text:p>
          </table:table-cell>
          <table:table-cell table:number-columns-repeated="7"/>
        </table:table-row>
        <table:table-row table:style-name="ro1">
          <table:table-cell office:value-type="float" office:value="65.973" calcext:value-type="float">
            <text:p>65,973</text:p>
          </table:table-cell>
          <table:table-cell office:value-type="float" office:value="3.829394" calcext:value-type="float">
            <text:p>3,829394</text:p>
          </table:table-cell>
          <table:table-cell/>
          <table:table-cell office:value-type="float" office:value="192.854" calcext:value-type="float">
            <text:p>192,854</text:p>
          </table:table-cell>
          <table:table-cell office:value-type="float" office:value="138.396567" calcext:value-type="float">
            <text:p>138,396567</text:p>
          </table:table-cell>
          <table:table-cell/>
          <table:table-cell office:value-type="float" office:value="1703.308" calcext:value-type="float">
            <text:p>1703,308</text:p>
          </table:table-cell>
          <table:table-cell office:value-type="float" office:value="643.892366" calcext:value-type="float">
            <text:p>643,892366</text:p>
          </table:table-cell>
          <table:table-cell table:number-columns-repeated="7"/>
        </table:table-row>
        <table:table-row table:style-name="ro1">
          <table:table-cell office:value-type="float" office:value="70.182" calcext:value-type="float">
            <text:p>70,182</text:p>
          </table:table-cell>
          <table:table-cell office:value-type="float" office:value="3.826737" calcext:value-type="float">
            <text:p>3,826737</text:p>
          </table:table-cell>
          <table:table-cell/>
          <table:table-cell office:value-type="float" office:value="192.841" calcext:value-type="float">
            <text:p>192,841</text:p>
          </table:table-cell>
          <table:table-cell office:value-type="float" office:value="138.380315" calcext:value-type="float">
            <text:p>138,380315</text:p>
          </table:table-cell>
          <table:table-cell/>
          <table:table-cell office:value-type="float" office:value="1700.55" calcext:value-type="float">
            <text:p>1700,55</text:p>
          </table:table-cell>
          <table:table-cell office:value-type="float" office:value="643.650049" calcext:value-type="float">
            <text:p>643,650049</text:p>
          </table:table-cell>
          <table:table-cell table:number-columns-repeated="7"/>
        </table:table-row>
        <table:table-row table:style-name="ro1">
          <table:table-cell office:value-type="float" office:value="66.346" calcext:value-type="float">
            <text:p>66,346</text:p>
          </table:table-cell>
          <table:table-cell office:value-type="float" office:value="3.826176" calcext:value-type="float">
            <text:p>3,826176</text:p>
          </table:table-cell>
          <table:table-cell/>
          <table:table-cell office:value-type="float" office:value="192.876" calcext:value-type="float">
            <text:p>192,876</text:p>
          </table:table-cell>
          <table:table-cell office:value-type="float" office:value="138.231732" calcext:value-type="float">
            <text:p>138,231732</text:p>
          </table:table-cell>
          <table:table-cell/>
          <table:table-cell office:value-type="float" office:value="1702.771" calcext:value-type="float">
            <text:p>1702,771</text:p>
          </table:table-cell>
          <table:table-cell office:value-type="float" office:value="643.530957" calcext:value-type="float">
            <text:p>643,530957</text:p>
          </table:table-cell>
          <table:table-cell table:number-columns-repeated="7"/>
        </table:table-row>
        <table:table-row table:style-name="ro1">
          <table:table-cell office:value-type="float" office:value="64.155" calcext:value-type="float">
            <text:p>64,155</text:p>
          </table:table-cell>
          <table:table-cell office:value-type="float" office:value="3.823948" calcext:value-type="float">
            <text:p>3,823948</text:p>
          </table:table-cell>
          <table:table-cell/>
          <table:table-cell office:value-type="float" office:value="194.622" calcext:value-type="float">
            <text:p>194,622</text:p>
          </table:table-cell>
          <table:table-cell office:value-type="float" office:value="138.113025" calcext:value-type="float">
            <text:p>138,113025</text:p>
          </table:table-cell>
          <table:table-cell/>
          <table:table-cell office:value-type="float" office:value="1701.661" calcext:value-type="float">
            <text:p>1701,661</text:p>
          </table:table-cell>
          <table:table-cell office:value-type="float" office:value="643.497243" calcext:value-type="float">
            <text:p>643,497243</text:p>
          </table:table-cell>
          <table:table-cell table:number-columns-repeated="7"/>
        </table:table-row>
        <table:table-row table:style-name="ro1">
          <table:table-cell office:value-type="float" office:value="63.421" calcext:value-type="float">
            <text:p>63,421</text:p>
          </table:table-cell>
          <table:table-cell office:value-type="float" office:value="3.818137" calcext:value-type="float">
            <text:p>3,818137</text:p>
          </table:table-cell>
          <table:table-cell/>
          <table:table-cell office:value-type="float" office:value="193.518" calcext:value-type="float">
            <text:p>193,518</text:p>
          </table:table-cell>
          <table:table-cell office:value-type="float" office:value="138.087742" calcext:value-type="float">
            <text:p>138,087742</text:p>
          </table:table-cell>
          <table:table-cell/>
          <table:table-cell office:value-type="float" office:value="1700.439" calcext:value-type="float">
            <text:p>1700,439</text:p>
          </table:table-cell>
          <table:table-cell office:value-type="float" office:value="643.366182" calcext:value-type="float">
            <text:p>643,366182</text:p>
          </table:table-cell>
          <table:table-cell table:number-columns-repeated="7"/>
        </table:table-row>
        <table:table-row table:style-name="ro1">
          <table:table-cell office:value-type="float" office:value="63.324" calcext:value-type="float">
            <text:p>63,324</text:p>
          </table:table-cell>
          <table:table-cell office:value-type="float" office:value="3.763746" calcext:value-type="float">
            <text:p>3,763746</text:p>
          </table:table-cell>
          <table:table-cell/>
          <table:table-cell office:value-type="float" office:value="193.051" calcext:value-type="float">
            <text:p>193,051</text:p>
          </table:table-cell>
          <table:table-cell office:value-type="float" office:value="137.658826" calcext:value-type="float">
            <text:p>137,658826</text:p>
          </table:table-cell>
          <table:table-cell/>
          <table:table-cell office:value-type="float" office:value="1701.096" calcext:value-type="float">
            <text:p>1701,096</text:p>
          </table:table-cell>
          <table:table-cell office:value-type="float" office:value="643.235868" calcext:value-type="float">
            <text:p>643,235868</text:p>
          </table:table-cell>
          <table:table-cell table:number-columns-repeated="7"/>
        </table:table-row>
        <table:table-row table:style-name="ro1">
          <table:table-cell office:value-type="float" office:value="63.282" calcext:value-type="float">
            <text:p>63,282</text:p>
          </table:table-cell>
          <table:table-cell office:value-type="float" office:value="3.758801" calcext:value-type="float">
            <text:p>3,758801</text:p>
          </table:table-cell>
          <table:table-cell/>
          <table:table-cell office:value-type="float" office:value="192.467" calcext:value-type="float">
            <text:p>192,467</text:p>
          </table:table-cell>
          <table:table-cell office:value-type="float" office:value="137.601772" calcext:value-type="float">
            <text:p>137,601772</text:p>
          </table:table-cell>
          <table:table-cell/>
          <table:table-cell office:value-type="float" office:value="1701.808" calcext:value-type="float">
            <text:p>1701,808</text:p>
          </table:table-cell>
          <table:table-cell office:value-type="float" office:value="641.876676" calcext:value-type="float">
            <text:p>641,876676</text:p>
          </table:table-cell>
          <table:table-cell table:number-columns-repeated="7"/>
        </table:table-row>
        <table:table-row table:style-name="ro1">
          <table:table-cell office:value-type="float" office:value="66.62" calcext:value-type="float">
            <text:p>66,62</text:p>
          </table:table-cell>
          <table:table-cell office:value-type="float" office:value="3.754932" calcext:value-type="float">
            <text:p>3,754932</text:p>
          </table:table-cell>
          <table:table-cell/>
          <table:table-cell office:value-type="float" office:value="196.112" calcext:value-type="float">
            <text:p>196,112</text:p>
          </table:table-cell>
          <table:table-cell office:value-type="float" office:value="137.594548" calcext:value-type="float">
            <text:p>137,594548</text:p>
          </table:table-cell>
          <table:table-cell/>
          <table:table-cell office:value-type="float" office:value="1698.878" calcext:value-type="float">
            <text:p>1698,878</text:p>
          </table:table-cell>
          <table:table-cell office:value-type="float" office:value="641.738147" calcext:value-type="float">
            <text:p>641,738147</text:p>
          </table:table-cell>
          <table:table-cell table:number-columns-repeated="7"/>
        </table:table-row>
        <table:table-row table:style-name="ro1">
          <table:table-cell office:value-type="float" office:value="63.393" calcext:value-type="float">
            <text:p>63,393</text:p>
          </table:table-cell>
          <table:table-cell office:value-type="float" office:value="3.74828" calcext:value-type="float">
            <text:p>3,74828</text:p>
          </table:table-cell>
          <table:table-cell/>
          <table:table-cell office:value-type="float" office:value="192.382" calcext:value-type="float">
            <text:p>192,382</text:p>
          </table:table-cell>
          <table:table-cell office:value-type="float" office:value="137.548796" calcext:value-type="float">
            <text:p>137,548796</text:p>
          </table:table-cell>
          <table:table-cell/>
          <table:table-cell office:value-type="float" office:value="1701.155" calcext:value-type="float">
            <text:p>1701,155</text:p>
          </table:table-cell>
          <table:table-cell office:value-type="float" office:value="641.650298" calcext:value-type="float">
            <text:p>641,650298</text:p>
          </table:table-cell>
          <table:table-cell table:number-columns-repeated="7"/>
        </table:table-row>
        <table:table-row table:style-name="ro1">
          <table:table-cell office:value-type="float" office:value="70.537" calcext:value-type="float">
            <text:p>70,537</text:p>
          </table:table-cell>
          <table:table-cell office:value-type="float" office:value="3.741794" calcext:value-type="float">
            <text:p>3,741794</text:p>
          </table:table-cell>
          <table:table-cell/>
          <table:table-cell office:value-type="float" office:value="192.244" calcext:value-type="float">
            <text:p>192,244</text:p>
          </table:table-cell>
          <table:table-cell office:value-type="float" office:value="137.533033" calcext:value-type="float">
            <text:p>137,533033</text:p>
          </table:table-cell>
          <table:table-cell/>
          <table:table-cell office:value-type="float" office:value="1698.578" calcext:value-type="float">
            <text:p>1698,578</text:p>
          </table:table-cell>
          <table:table-cell office:value-type="float" office:value="641.632442" calcext:value-type="float">
            <text:p>641,632442</text:p>
          </table:table-cell>
          <table:table-cell table:number-columns-repeated="7"/>
        </table:table-row>
        <table:table-row table:style-name="ro1">
          <table:table-cell office:value-type="float" office:value="62.485" calcext:value-type="float">
            <text:p>62,485</text:p>
          </table:table-cell>
          <table:table-cell office:value-type="float" office:value="3.71758" calcext:value-type="float">
            <text:p>3,71758</text:p>
          </table:table-cell>
          <table:table-cell/>
          <table:table-cell office:value-type="float" office:value="192.941" calcext:value-type="float">
            <text:p>192,941</text:p>
          </table:table-cell>
          <table:table-cell office:value-type="float" office:value="137.512928" calcext:value-type="float">
            <text:p>137,512928</text:p>
          </table:table-cell>
          <table:table-cell/>
          <table:table-cell office:value-type="float" office:value="1698.822" calcext:value-type="float">
            <text:p>1698,822</text:p>
          </table:table-cell>
          <table:table-cell office:value-type="float" office:value="641.174801" calcext:value-type="float">
            <text:p>641,174801</text:p>
          </table:table-cell>
          <table:table-cell table:number-columns-repeated="7"/>
        </table:table-row>
        <table:table-row table:style-name="ro1">
          <table:table-cell office:value-type="float" office:value="63.43" calcext:value-type="float">
            <text:p>63,43</text:p>
          </table:table-cell>
          <table:table-cell office:value-type="float" office:value="3.70193" calcext:value-type="float">
            <text:p>3,70193</text:p>
          </table:table-cell>
          <table:table-cell/>
          <table:table-cell office:value-type="float" office:value="195.666" calcext:value-type="float">
            <text:p>195,666</text:p>
          </table:table-cell>
          <table:table-cell office:value-type="float" office:value="137.484811" calcext:value-type="float">
            <text:p>137,484811</text:p>
          </table:table-cell>
          <table:table-cell/>
          <table:table-cell office:value-type="float" office:value="1699.164" calcext:value-type="float">
            <text:p>1699,164</text:p>
          </table:table-cell>
          <table:table-cell office:value-type="float" office:value="641.024563" calcext:value-type="float">
            <text:p>641,024563</text:p>
          </table:table-cell>
          <table:table-cell table:number-columns-repeated="7"/>
        </table:table-row>
        <table:table-row table:style-name="ro1">
          <table:table-cell office:value-type="float" office:value="66.64" calcext:value-type="float">
            <text:p>66,64</text:p>
          </table:table-cell>
          <table:table-cell office:value-type="float" office:value="3.69736" calcext:value-type="float">
            <text:p>3,69736</text:p>
          </table:table-cell>
          <table:table-cell/>
          <table:table-cell office:value-type="float" office:value="192.918" calcext:value-type="float">
            <text:p>192,918</text:p>
          </table:table-cell>
          <table:table-cell office:value-type="float" office:value="137.332658" calcext:value-type="float">
            <text:p>137,332658</text:p>
          </table:table-cell>
          <table:table-cell/>
          <table:table-cell office:value-type="float" office:value="1698.408" calcext:value-type="float">
            <text:p>1698,408</text:p>
          </table:table-cell>
          <table:table-cell office:value-type="float" office:value="641.00532" calcext:value-type="float">
            <text:p>641,00532</text:p>
          </table:table-cell>
          <table:table-cell table:number-columns-repeated="7"/>
        </table:table-row>
        <table:table-row table:style-name="ro1">
          <table:table-cell office:value-type="float" office:value="63.075" calcext:value-type="float">
            <text:p>63,075</text:p>
          </table:table-cell>
          <table:table-cell office:value-type="float" office:value="3.686467" calcext:value-type="float">
            <text:p>3,686467</text:p>
          </table:table-cell>
          <table:table-cell/>
          <table:table-cell office:value-type="float" office:value="191.264" calcext:value-type="float">
            <text:p>191,264</text:p>
          </table:table-cell>
          <table:table-cell office:value-type="float" office:value="137.310948" calcext:value-type="float">
            <text:p>137,310948</text:p>
          </table:table-cell>
          <table:table-cell/>
          <table:table-cell office:value-type="float" office:value="1711.962" calcext:value-type="float">
            <text:p>1711,962</text:p>
          </table:table-cell>
          <table:table-cell office:value-type="float" office:value="641.005222" calcext:value-type="float">
            <text:p>641,005222</text:p>
          </table:table-cell>
          <table:table-cell table:number-columns-repeated="7"/>
        </table:table-row>
        <table:table-row table:style-name="ro1">
          <table:table-cell office:value-type="float" office:value="66.057" calcext:value-type="float">
            <text:p>66,057</text:p>
          </table:table-cell>
          <table:table-cell office:value-type="float" office:value="3.68531" calcext:value-type="float">
            <text:p>3,68531</text:p>
          </table:table-cell>
          <table:table-cell/>
          <table:table-cell office:value-type="float" office:value="192.303" calcext:value-type="float">
            <text:p>192,303</text:p>
          </table:table-cell>
          <table:table-cell office:value-type="float" office:value="137.293255" calcext:value-type="float">
            <text:p>137,293255</text:p>
          </table:table-cell>
          <table:table-cell/>
          <table:table-cell office:value-type="float" office:value="1699.592" calcext:value-type="float">
            <text:p>1699,592</text:p>
          </table:table-cell>
          <table:table-cell office:value-type="float" office:value="640.578931" calcext:value-type="float">
            <text:p>640,578931</text:p>
          </table:table-cell>
          <table:table-cell table:number-columns-repeated="7"/>
        </table:table-row>
        <table:table-row table:style-name="ro1">
          <table:table-cell office:value-type="float" office:value="64.829" calcext:value-type="float">
            <text:p>64,829</text:p>
          </table:table-cell>
          <table:table-cell office:value-type="float" office:value="3.671679" calcext:value-type="float">
            <text:p>3,671679</text:p>
          </table:table-cell>
          <table:table-cell/>
          <table:table-cell office:value-type="float" office:value="196.815" calcext:value-type="float">
            <text:p>196,815</text:p>
          </table:table-cell>
          <table:table-cell office:value-type="float" office:value="137.238323" calcext:value-type="float">
            <text:p>137,238323</text:p>
          </table:table-cell>
          <table:table-cell/>
          <table:table-cell office:value-type="float" office:value="1697.724" calcext:value-type="float">
            <text:p>1697,724</text:p>
          </table:table-cell>
          <table:table-cell office:value-type="float" office:value="640.121586" calcext:value-type="float">
            <text:p>640,121586</text:p>
          </table:table-cell>
          <table:table-cell table:number-columns-repeated="7"/>
        </table:table-row>
        <table:table-row table:style-name="ro1">
          <table:table-cell office:value-type="float" office:value="63.588" calcext:value-type="float">
            <text:p>63,588</text:p>
          </table:table-cell>
          <table:table-cell office:value-type="float" office:value="3.671555" calcext:value-type="float">
            <text:p>3,671555</text:p>
          </table:table-cell>
          <table:table-cell/>
          <table:table-cell office:value-type="float" office:value="190.816" calcext:value-type="float">
            <text:p>190,816</text:p>
          </table:table-cell>
          <table:table-cell office:value-type="float" office:value="137.197832" calcext:value-type="float">
            <text:p>137,197832</text:p>
          </table:table-cell>
          <table:table-cell/>
          <table:table-cell office:value-type="float" office:value="1697.021" calcext:value-type="float">
            <text:p>1697,021</text:p>
          </table:table-cell>
          <table:table-cell office:value-type="float" office:value="639.445864" calcext:value-type="float">
            <text:p>639,445864</text:p>
          </table:table-cell>
          <table:table-cell table:number-columns-repeated="7"/>
        </table:table-row>
        <table:table-row table:style-name="ro1">
          <table:table-cell office:value-type="float" office:value="64.778" calcext:value-type="float">
            <text:p>64,778</text:p>
          </table:table-cell>
          <table:table-cell office:value-type="float" office:value="3.668973" calcext:value-type="float">
            <text:p>3,668973</text:p>
          </table:table-cell>
          <table:table-cell/>
          <table:table-cell office:value-type="float" office:value="192.58" calcext:value-type="float">
            <text:p>192,58</text:p>
          </table:table-cell>
          <table:table-cell office:value-type="float" office:value="137.162448" calcext:value-type="float">
            <text:p>137,162448</text:p>
          </table:table-cell>
          <table:table-cell/>
          <table:table-cell office:value-type="float" office:value="1697.555" calcext:value-type="float">
            <text:p>1697,555</text:p>
          </table:table-cell>
          <table:table-cell office:value-type="float" office:value="639.088586" calcext:value-type="float">
            <text:p>639,088586</text:p>
          </table:table-cell>
          <table:table-cell table:number-columns-repeated="7"/>
        </table:table-row>
        <table:table-row table:style-name="ro1">
          <table:table-cell office:value-type="float" office:value="65.837" calcext:value-type="float">
            <text:p>65,837</text:p>
          </table:table-cell>
          <table:table-cell office:value-type="float" office:value="3.664969" calcext:value-type="float">
            <text:p>3,664969</text:p>
          </table:table-cell>
          <table:table-cell/>
          <table:table-cell office:value-type="float" office:value="193.715" calcext:value-type="float">
            <text:p>193,715</text:p>
          </table:table-cell>
          <table:table-cell office:value-type="float" office:value="137.084049" calcext:value-type="float">
            <text:p>137,084049</text:p>
          </table:table-cell>
          <table:table-cell/>
          <table:table-cell office:value-type="float" office:value="1696.038" calcext:value-type="float">
            <text:p>1696,038</text:p>
          </table:table-cell>
          <table:table-cell office:value-type="float" office:value="638.059083" calcext:value-type="float">
            <text:p>638,059083</text:p>
          </table:table-cell>
          <table:table-cell table:number-columns-repeated="7"/>
        </table:table-row>
        <table:table-row table:style-name="ro1">
          <table:table-cell office:value-type="float" office:value="64.328" calcext:value-type="float">
            <text:p>64,328</text:p>
          </table:table-cell>
          <table:table-cell office:value-type="float" office:value="3.66037" calcext:value-type="float">
            <text:p>3,66037</text:p>
          </table:table-cell>
          <table:table-cell/>
          <table:table-cell office:value-type="float" office:value="194.013" calcext:value-type="float">
            <text:p>194,013</text:p>
          </table:table-cell>
          <table:table-cell office:value-type="float" office:value="137.059946" calcext:value-type="float">
            <text:p>137,059946</text:p>
          </table:table-cell>
          <table:table-cell/>
          <table:table-cell office:value-type="float" office:value="1698.713" calcext:value-type="float">
            <text:p>1698,713</text:p>
          </table:table-cell>
          <table:table-cell office:value-type="float" office:value="638.045123" calcext:value-type="float">
            <text:p>638,045123</text:p>
          </table:table-cell>
          <table:table-cell table:number-columns-repeated="7"/>
        </table:table-row>
        <table:table-row table:style-name="ro1">
          <table:table-cell office:value-type="float" office:value="62.785" calcext:value-type="float">
            <text:p>62,785</text:p>
          </table:table-cell>
          <table:table-cell office:value-type="float" office:value="3.659633" calcext:value-type="float">
            <text:p>3,659633</text:p>
          </table:table-cell>
          <table:table-cell/>
          <table:table-cell office:value-type="float" office:value="193.378" calcext:value-type="float">
            <text:p>193,378</text:p>
          </table:table-cell>
          <table:table-cell office:value-type="float" office:value="137.030442" calcext:value-type="float">
            <text:p>137,030442</text:p>
          </table:table-cell>
          <table:table-cell/>
          <table:table-cell office:value-type="float" office:value="1694.952" calcext:value-type="float">
            <text:p>1694,952</text:p>
          </table:table-cell>
          <table:table-cell office:value-type="float" office:value="637.448301" calcext:value-type="float">
            <text:p>637,448301</text:p>
          </table:table-cell>
          <table:table-cell table:number-columns-repeated="7"/>
        </table:table-row>
        <table:table-row table:style-name="ro1">
          <table:table-cell office:value-type="float" office:value="63.165" calcext:value-type="float">
            <text:p>63,165</text:p>
          </table:table-cell>
          <table:table-cell office:value-type="float" office:value="3.641687" calcext:value-type="float">
            <text:p>3,641687</text:p>
          </table:table-cell>
          <table:table-cell/>
          <table:table-cell office:value-type="float" office:value="193.417" calcext:value-type="float">
            <text:p>193,417</text:p>
          </table:table-cell>
          <table:table-cell office:value-type="float" office:value="137.021874" calcext:value-type="float">
            <text:p>137,021874</text:p>
          </table:table-cell>
          <table:table-cell/>
          <table:table-cell office:value-type="float" office:value="1694.723" calcext:value-type="float">
            <text:p>1694,723</text:p>
          </table:table-cell>
          <table:table-cell office:value-type="float" office:value="636.5541" calcext:value-type="float">
            <text:p>636,5541</text:p>
          </table:table-cell>
          <table:table-cell table:number-columns-repeated="7"/>
        </table:table-row>
        <table:table-row table:style-name="ro1">
          <table:table-cell office:value-type="float" office:value="69.988" calcext:value-type="float">
            <text:p>69,988</text:p>
          </table:table-cell>
          <table:table-cell office:value-type="float" office:value="3.638531" calcext:value-type="float">
            <text:p>3,638531</text:p>
          </table:table-cell>
          <table:table-cell/>
          <table:table-cell office:value-type="float" office:value="192.275" calcext:value-type="float">
            <text:p>192,275</text:p>
          </table:table-cell>
          <table:table-cell office:value-type="float" office:value="137.014736" calcext:value-type="float">
            <text:p>137,014736</text:p>
          </table:table-cell>
          <table:table-cell/>
          <table:table-cell office:value-type="float" office:value="1791.86" calcext:value-type="float">
            <text:p>1791,86</text:p>
          </table:table-cell>
          <table:table-cell office:value-type="float" office:value="635.969645" calcext:value-type="float">
            <text:p>635,969645</text:p>
          </table:table-cell>
          <table:table-cell table:number-columns-repeated="7"/>
        </table:table-row>
        <table:table-row table:style-name="ro1">
          <table:table-cell office:value-type="float" office:value="64.3" calcext:value-type="float">
            <text:p>64,3</text:p>
          </table:table-cell>
          <table:table-cell office:value-type="float" office:value="3.625285" calcext:value-type="float">
            <text:p>3,625285</text:p>
          </table:table-cell>
          <table:table-cell/>
          <table:table-cell office:value-type="float" office:value="190.978" calcext:value-type="float">
            <text:p>190,978</text:p>
          </table:table-cell>
          <table:table-cell office:value-type="float" office:value="136.950013" calcext:value-type="float">
            <text:p>136,950013</text:p>
          </table:table-cell>
          <table:table-cell/>
          <table:table-cell office:value-type="float" office:value="1694.806" calcext:value-type="float">
            <text:p>1694,806</text:p>
          </table:table-cell>
          <table:table-cell office:value-type="float" office:value="635.886565" calcext:value-type="float">
            <text:p>635,886565</text:p>
          </table:table-cell>
          <table:table-cell table:number-columns-repeated="7"/>
        </table:table-row>
        <table:table-row table:style-name="ro1">
          <table:table-cell office:value-type="float" office:value="62.555" calcext:value-type="float">
            <text:p>62,555</text:p>
          </table:table-cell>
          <table:table-cell office:value-type="float" office:value="3.62011" calcext:value-type="float">
            <text:p>3,62011</text:p>
          </table:table-cell>
          <table:table-cell/>
          <table:table-cell office:value-type="float" office:value="190.886" calcext:value-type="float">
            <text:p>190,886</text:p>
          </table:table-cell>
          <table:table-cell office:value-type="float" office:value="136.903044" calcext:value-type="float">
            <text:p>136,903044</text:p>
          </table:table-cell>
          <table:table-cell/>
          <table:table-cell office:value-type="float" office:value="1692.126" calcext:value-type="float">
            <text:p>1692,126</text:p>
          </table:table-cell>
          <table:table-cell office:value-type="float" office:value="634.564003" calcext:value-type="float">
            <text:p>634,564003</text:p>
          </table:table-cell>
          <table:table-cell table:number-columns-repeated="7"/>
        </table:table-row>
        <table:table-row table:style-name="ro1">
          <table:table-cell office:value-type="float" office:value="64.191" calcext:value-type="float">
            <text:p>64,191</text:p>
          </table:table-cell>
          <table:table-cell office:value-type="float" office:value="3.613799" calcext:value-type="float">
            <text:p>3,613799</text:p>
          </table:table-cell>
          <table:table-cell/>
          <table:table-cell office:value-type="float" office:value="190.494" calcext:value-type="float">
            <text:p>190,494</text:p>
          </table:table-cell>
          <table:table-cell office:value-type="float" office:value="136.862385" calcext:value-type="float">
            <text:p>136,862385</text:p>
          </table:table-cell>
          <table:table-cell/>
          <table:table-cell office:value-type="float" office:value="1740.124" calcext:value-type="float">
            <text:p>1740,124</text:p>
          </table:table-cell>
          <table:table-cell office:value-type="float" office:value="634.357723" calcext:value-type="float">
            <text:p>634,357723</text:p>
          </table:table-cell>
          <table:table-cell table:number-columns-repeated="7"/>
        </table:table-row>
        <table:table-row table:style-name="ro1">
          <table:table-cell office:value-type="float" office:value="63.297" calcext:value-type="float">
            <text:p>63,297</text:p>
          </table:table-cell>
          <table:table-cell office:value-type="float" office:value="3.607943" calcext:value-type="float">
            <text:p>3,607943</text:p>
          </table:table-cell>
          <table:table-cell/>
          <table:table-cell office:value-type="float" office:value="191.267" calcext:value-type="float">
            <text:p>191,267</text:p>
          </table:table-cell>
          <table:table-cell office:value-type="float" office:value="136.852989" calcext:value-type="float">
            <text:p>136,852989</text:p>
          </table:table-cell>
          <table:table-cell/>
          <table:table-cell office:value-type="float" office:value="1693.831" calcext:value-type="float">
            <text:p>1693,831</text:p>
          </table:table-cell>
          <table:table-cell office:value-type="float" office:value="633.843576" calcext:value-type="float">
            <text:p>633,843576</text:p>
          </table:table-cell>
          <table:table-cell table:number-columns-repeated="7"/>
        </table:table-row>
        <table:table-row table:style-name="ro1">
          <table:table-cell office:value-type="float" office:value="63.688" calcext:value-type="float">
            <text:p>63,688</text:p>
          </table:table-cell>
          <table:table-cell office:value-type="float" office:value="3.607636" calcext:value-type="float">
            <text:p>3,607636</text:p>
          </table:table-cell>
          <table:table-cell/>
          <table:table-cell office:value-type="float" office:value="201.852" calcext:value-type="float">
            <text:p>201,852</text:p>
          </table:table-cell>
          <table:table-cell office:value-type="float" office:value="136.844917" calcext:value-type="float">
            <text:p>136,844917</text:p>
          </table:table-cell>
          <table:table-cell/>
          <table:table-cell office:value-type="float" office:value="1694.014" calcext:value-type="float">
            <text:p>1694,014</text:p>
          </table:table-cell>
          <table:table-cell office:value-type="float" office:value="633.631914" calcext:value-type="float">
            <text:p>633,631914</text:p>
          </table:table-cell>
          <table:table-cell table:number-columns-repeated="7"/>
        </table:table-row>
        <table:table-row table:style-name="ro1">
          <table:table-cell office:value-type="float" office:value="63.846" calcext:value-type="float">
            <text:p>63,846</text:p>
          </table:table-cell>
          <table:table-cell office:value-type="float" office:value="3.603924" calcext:value-type="float">
            <text:p>3,603924</text:p>
          </table:table-cell>
          <table:table-cell/>
          <table:table-cell office:value-type="float" office:value="191.338" calcext:value-type="float">
            <text:p>191,338</text:p>
          </table:table-cell>
          <table:table-cell office:value-type="float" office:value="136.628492" calcext:value-type="float">
            <text:p>136,628492</text:p>
          </table:table-cell>
          <table:table-cell/>
          <table:table-cell office:value-type="float" office:value="1690.551" calcext:value-type="float">
            <text:p>1690,551</text:p>
          </table:table-cell>
          <table:table-cell office:value-type="float" office:value="633.478441" calcext:value-type="float">
            <text:p>633,478441</text:p>
          </table:table-cell>
          <table:table-cell table:number-columns-repeated="7"/>
        </table:table-row>
        <table:table-row table:style-name="ro1">
          <table:table-cell office:value-type="float" office:value="63.862" calcext:value-type="float">
            <text:p>63,862</text:p>
          </table:table-cell>
          <table:table-cell office:value-type="float" office:value="3.57306" calcext:value-type="float">
            <text:p>3,57306</text:p>
          </table:table-cell>
          <table:table-cell/>
          <table:table-cell office:value-type="float" office:value="191.53" calcext:value-type="float">
            <text:p>191,53</text:p>
          </table:table-cell>
          <table:table-cell office:value-type="float" office:value="136.510914" calcext:value-type="float">
            <text:p>136,510914</text:p>
          </table:table-cell>
          <table:table-cell/>
          <table:table-cell office:value-type="float" office:value="1692.576" calcext:value-type="float">
            <text:p>1692,576</text:p>
          </table:table-cell>
          <table:table-cell office:value-type="float" office:value="633.28992" calcext:value-type="float">
            <text:p>633,28992</text:p>
          </table:table-cell>
          <table:table-cell table:number-columns-repeated="7"/>
        </table:table-row>
        <table:table-row table:style-name="ro1">
          <table:table-cell office:value-type="float" office:value="65.601" calcext:value-type="float">
            <text:p>65,601</text:p>
          </table:table-cell>
          <table:table-cell office:value-type="float" office:value="3.572679" calcext:value-type="float">
            <text:p>3,572679</text:p>
          </table:table-cell>
          <table:table-cell/>
          <table:table-cell office:value-type="float" office:value="191.841" calcext:value-type="float">
            <text:p>191,841</text:p>
          </table:table-cell>
          <table:table-cell office:value-type="float" office:value="136.500555" calcext:value-type="float">
            <text:p>136,500555</text:p>
          </table:table-cell>
          <table:table-cell/>
          <table:table-cell office:value-type="float" office:value="1692.968" calcext:value-type="float">
            <text:p>1692,968</text:p>
          </table:table-cell>
          <table:table-cell office:value-type="float" office:value="632.822735" calcext:value-type="float">
            <text:p>632,822735</text:p>
          </table:table-cell>
          <table:table-cell table:number-columns-repeated="7"/>
        </table:table-row>
        <table:table-row table:style-name="ro1">
          <table:table-cell office:value-type="float" office:value="63.966" calcext:value-type="float">
            <text:p>63,966</text:p>
          </table:table-cell>
          <table:table-cell office:value-type="float" office:value="3.56859" calcext:value-type="float">
            <text:p>3,56859</text:p>
          </table:table-cell>
          <table:table-cell/>
          <table:table-cell office:value-type="float" office:value="192.334" calcext:value-type="float">
            <text:p>192,334</text:p>
          </table:table-cell>
          <table:table-cell office:value-type="float" office:value="136.389908" calcext:value-type="float">
            <text:p>136,389908</text:p>
          </table:table-cell>
          <table:table-cell/>
          <table:table-cell office:value-type="float" office:value="1692.365" calcext:value-type="float">
            <text:p>1692,365</text:p>
          </table:table-cell>
          <table:table-cell office:value-type="float" office:value="632.635704" calcext:value-type="float">
            <text:p>632,635704</text:p>
          </table:table-cell>
          <table:table-cell table:number-columns-repeated="7"/>
        </table:table-row>
        <table:table-row table:style-name="ro1">
          <table:table-cell office:value-type="float" office:value="63.351" calcext:value-type="float">
            <text:p>63,351</text:p>
          </table:table-cell>
          <table:table-cell office:value-type="float" office:value="3.552499" calcext:value-type="float">
            <text:p>3,552499</text:p>
          </table:table-cell>
          <table:table-cell/>
          <table:table-cell office:value-type="float" office:value="191.327" calcext:value-type="float">
            <text:p>191,327</text:p>
          </table:table-cell>
          <table:table-cell office:value-type="float" office:value="136.381956" calcext:value-type="float">
            <text:p>136,381956</text:p>
          </table:table-cell>
          <table:table-cell/>
          <table:table-cell office:value-type="float" office:value="1696.267" calcext:value-type="float">
            <text:p>1696,267</text:p>
          </table:table-cell>
          <table:table-cell office:value-type="float" office:value="632.197281" calcext:value-type="float">
            <text:p>632,197281</text:p>
          </table:table-cell>
          <table:table-cell table:number-columns-repeated="7"/>
        </table:table-row>
        <table:table-row table:style-name="ro1">
          <table:table-cell office:value-type="float" office:value="114.718" calcext:value-type="float">
            <text:p>114,718</text:p>
          </table:table-cell>
          <table:table-cell office:value-type="float" office:value="3.546903" calcext:value-type="float">
            <text:p>3,546903</text:p>
          </table:table-cell>
          <table:table-cell/>
          <table:table-cell office:value-type="float" office:value="194.175" calcext:value-type="float">
            <text:p>194,175</text:p>
          </table:table-cell>
          <table:table-cell office:value-type="float" office:value="136.38155" calcext:value-type="float">
            <text:p>136,38155</text:p>
          </table:table-cell>
          <table:table-cell/>
          <table:table-cell office:value-type="float" office:value="1689.938" calcext:value-type="float">
            <text:p>1689,938</text:p>
          </table:table-cell>
          <table:table-cell office:value-type="float" office:value="630.264825" calcext:value-type="float">
            <text:p>630,264825</text:p>
          </table:table-cell>
          <table:table-cell table:number-columns-repeated="7"/>
        </table:table-row>
        <table:table-row table:style-name="ro1">
          <table:table-cell office:value-type="float" office:value="63.066" calcext:value-type="float">
            <text:p>63,066</text:p>
          </table:table-cell>
          <table:table-cell office:value-type="float" office:value="3.541879" calcext:value-type="float">
            <text:p>3,541879</text:p>
          </table:table-cell>
          <table:table-cell/>
          <table:table-cell office:value-type="float" office:value="191.34" calcext:value-type="float">
            <text:p>191,34</text:p>
          </table:table-cell>
          <table:table-cell office:value-type="float" office:value="136.272459" calcext:value-type="float">
            <text:p>136,272459</text:p>
          </table:table-cell>
          <table:table-cell/>
          <table:table-cell office:value-type="float" office:value="1689.134" calcext:value-type="float">
            <text:p>1689,134</text:p>
          </table:table-cell>
          <table:table-cell office:value-type="float" office:value="628.87588" calcext:value-type="float">
            <text:p>628,87588</text:p>
          </table:table-cell>
          <table:table-cell table:number-columns-repeated="7"/>
        </table:table-row>
        <table:table-row table:style-name="ro1">
          <table:table-cell office:value-type="float" office:value="63.286" calcext:value-type="float">
            <text:p>63,286</text:p>
          </table:table-cell>
          <table:table-cell office:value-type="float" office:value="3.541735" calcext:value-type="float">
            <text:p>3,541735</text:p>
          </table:table-cell>
          <table:table-cell/>
          <table:table-cell office:value-type="float" office:value="192.423" calcext:value-type="float">
            <text:p>192,423</text:p>
          </table:table-cell>
          <table:table-cell office:value-type="float" office:value="136.231246" calcext:value-type="float">
            <text:p>136,231246</text:p>
          </table:table-cell>
          <table:table-cell/>
          <table:table-cell office:value-type="float" office:value="1686.042" calcext:value-type="float">
            <text:p>1686,042</text:p>
          </table:table-cell>
          <table:table-cell office:value-type="float" office:value="628.604498" calcext:value-type="float">
            <text:p>628,604498</text:p>
          </table:table-cell>
          <table:table-cell table:number-columns-repeated="7"/>
        </table:table-row>
        <table:table-row table:style-name="ro1">
          <table:table-cell office:value-type="float" office:value="62.907" calcext:value-type="float">
            <text:p>62,907</text:p>
          </table:table-cell>
          <table:table-cell office:value-type="float" office:value="3.539288" calcext:value-type="float">
            <text:p>3,539288</text:p>
          </table:table-cell>
          <table:table-cell/>
          <table:table-cell office:value-type="float" office:value="190.235" calcext:value-type="float">
            <text:p>190,235</text:p>
          </table:table-cell>
          <table:table-cell office:value-type="float" office:value="136.155422" calcext:value-type="float">
            <text:p>136,155422</text:p>
          </table:table-cell>
          <table:table-cell/>
          <table:table-cell office:value-type="float" office:value="1684.729" calcext:value-type="float">
            <text:p>1684,729</text:p>
          </table:table-cell>
          <table:table-cell office:value-type="float" office:value="626.408444" calcext:value-type="float">
            <text:p>626,408444</text:p>
          </table:table-cell>
          <table:table-cell table:number-columns-repeated="7"/>
        </table:table-row>
        <table:table-row table:style-name="ro1">
          <table:table-cell office:value-type="float" office:value="64.355" calcext:value-type="float">
            <text:p>64,355</text:p>
          </table:table-cell>
          <table:table-cell office:value-type="float" office:value="3.536521" calcext:value-type="float">
            <text:p>3,536521</text:p>
          </table:table-cell>
          <table:table-cell/>
          <table:table-cell office:value-type="float" office:value="211.663" calcext:value-type="float">
            <text:p>211,663</text:p>
          </table:table-cell>
          <table:table-cell office:value-type="float" office:value="136.134919" calcext:value-type="float">
            <text:p>136,134919</text:p>
          </table:table-cell>
          <table:table-cell/>
          <table:table-cell office:value-type="float" office:value="1686.169" calcext:value-type="float">
            <text:p>1686,169</text:p>
          </table:table-cell>
          <table:table-cell office:value-type="float" office:value="626.160216" calcext:value-type="float">
            <text:p>626,160216</text:p>
          </table:table-cell>
          <table:table-cell table:number-columns-repeated="7"/>
        </table:table-row>
        <table:table-row table:style-name="ro1">
          <table:table-cell office:value-type="float" office:value="61.767" calcext:value-type="float">
            <text:p>61,767</text:p>
          </table:table-cell>
          <table:table-cell office:value-type="float" office:value="3.525434" calcext:value-type="float">
            <text:p>3,525434</text:p>
          </table:table-cell>
          <table:table-cell/>
          <table:table-cell office:value-type="float" office:value="190.645" calcext:value-type="float">
            <text:p>190,645</text:p>
          </table:table-cell>
          <table:table-cell office:value-type="float" office:value="136.075233" calcext:value-type="float">
            <text:p>136,075233</text:p>
          </table:table-cell>
          <table:table-cell/>
          <table:table-cell office:value-type="float" office:value="1680.295" calcext:value-type="float">
            <text:p>1680,295</text:p>
          </table:table-cell>
          <table:table-cell office:value-type="float" office:value="622.274508" calcext:value-type="float">
            <text:p>622,274508</text:p>
          </table:table-cell>
          <table:table-cell table:number-columns-repeated="7"/>
        </table:table-row>
        <table:table-row table:style-name="ro1">
          <table:table-cell office:value-type="float" office:value="63.957" calcext:value-type="float">
            <text:p>63,957</text:p>
          </table:table-cell>
          <table:table-cell office:value-type="float" office:value="3.524866" calcext:value-type="float">
            <text:p>3,524866</text:p>
          </table:table-cell>
          <table:table-cell/>
          <table:table-cell office:value-type="float" office:value="190.06" calcext:value-type="float">
            <text:p>190,06</text:p>
          </table:table-cell>
          <table:table-cell office:value-type="float" office:value="136.063155" calcext:value-type="float">
            <text:p>136,063155</text:p>
          </table:table-cell>
          <table:table-cell/>
          <table:table-cell office:value-type="float" office:value="1680.06" calcext:value-type="float">
            <text:p>1680,06</text:p>
          </table:table-cell>
          <table:table-cell office:value-type="float" office:value="622.179739" calcext:value-type="float">
            <text:p>622,179739</text:p>
          </table:table-cell>
          <table:table-cell table:number-columns-repeated="7"/>
        </table:table-row>
        <table:table-row table:style-name="ro1">
          <table:table-cell office:value-type="float" office:value="178.584" calcext:value-type="float">
            <text:p>178,584</text:p>
          </table:table-cell>
          <table:table-cell office:value-type="float" office:value="3.523004" calcext:value-type="float">
            <text:p>3,523004</text:p>
          </table:table-cell>
          <table:table-cell/>
          <table:table-cell office:value-type="float" office:value="190.837" calcext:value-type="float">
            <text:p>190,837</text:p>
          </table:table-cell>
          <table:table-cell office:value-type="float" office:value="136.048907" calcext:value-type="float">
            <text:p>136,048907</text:p>
          </table:table-cell>
          <table:table-cell/>
          <table:table-cell office:value-type="float" office:value="1683.787" calcext:value-type="float">
            <text:p>1683,787</text:p>
          </table:table-cell>
          <table:table-cell office:value-type="float" office:value="622.047661" calcext:value-type="float">
            <text:p>622,047661</text:p>
          </table:table-cell>
          <table:table-cell table:number-columns-repeated="7"/>
        </table:table-row>
        <table:table-row table:style-name="ro1">
          <table:table-cell office:value-type="float" office:value="63.639" calcext:value-type="float">
            <text:p>63,639</text:p>
          </table:table-cell>
          <table:table-cell office:value-type="float" office:value="3.522441" calcext:value-type="float">
            <text:p>3,522441</text:p>
          </table:table-cell>
          <table:table-cell/>
          <table:table-cell office:value-type="float" office:value="194.109" calcext:value-type="float">
            <text:p>194,109</text:p>
          </table:table-cell>
          <table:table-cell office:value-type="float" office:value="135.885922" calcext:value-type="float">
            <text:p>135,885922</text:p>
          </table:table-cell>
          <table:table-cell/>
          <table:table-cell office:value-type="float" office:value="1701.905" calcext:value-type="float">
            <text:p>1701,905</text:p>
          </table:table-cell>
          <table:table-cell office:value-type="float" office:value="619.269867" calcext:value-type="float">
            <text:p>619,269867</text:p>
          </table:table-cell>
          <table:table-cell table:number-columns-repeated="7"/>
        </table:table-row>
        <table:table-row table:style-name="ro1">
          <table:table-cell office:value-type="float" office:value="62.879" calcext:value-type="float">
            <text:p>62,879</text:p>
          </table:table-cell>
          <table:table-cell office:value-type="float" office:value="3.499824" calcext:value-type="float">
            <text:p>3,499824</text:p>
          </table:table-cell>
          <table:table-cell/>
          <table:table-cell office:value-type="float" office:value="193.097" calcext:value-type="float">
            <text:p>193,097</text:p>
          </table:table-cell>
          <table:table-cell office:value-type="float" office:value="135.844432" calcext:value-type="float">
            <text:p>135,844432</text:p>
          </table:table-cell>
          <table:table-cell/>
          <table:table-cell office:value-type="float" office:value="1691.43" calcext:value-type="float">
            <text:p>1691,43</text:p>
          </table:table-cell>
          <table:table-cell office:value-type="float" office:value="616.681729" calcext:value-type="float">
            <text:p>616,681729</text:p>
          </table:table-cell>
          <table:table-cell table:number-columns-repeated="7"/>
        </table:table-row>
        <table:table-row table:style-name="ro1">
          <table:table-cell office:value-type="float" office:value="64.01" calcext:value-type="float">
            <text:p>64,01</text:p>
          </table:table-cell>
          <table:table-cell office:value-type="float" office:value="3.490099" calcext:value-type="float">
            <text:p>3,490099</text:p>
          </table:table-cell>
          <table:table-cell/>
          <table:table-cell office:value-type="float" office:value="190.17" calcext:value-type="float">
            <text:p>190,17</text:p>
          </table:table-cell>
          <table:table-cell office:value-type="float" office:value="135.831657" calcext:value-type="float">
            <text:p>135,831657</text:p>
          </table:table-cell>
          <table:table-cell/>
          <table:table-cell office:value-type="float" office:value="1689.127" calcext:value-type="float">
            <text:p>1689,127</text:p>
          </table:table-cell>
          <table:table-cell office:value-type="float" office:value="613.744265" calcext:value-type="float">
            <text:p>613,744265</text:p>
          </table:table-cell>
          <table:table-cell table:number-columns-repeated="7"/>
        </table:table-row>
        <table:table-row table:style-name="ro1">
          <table:table-cell office:value-type="float" office:value="63.426" calcext:value-type="float">
            <text:p>63,426</text:p>
          </table:table-cell>
          <table:table-cell office:value-type="float" office:value="3.487464" calcext:value-type="float">
            <text:p>3,487464</text:p>
          </table:table-cell>
          <table:table-cell/>
          <table:table-cell office:value-type="float" office:value="189.638" calcext:value-type="float">
            <text:p>189,638</text:p>
          </table:table-cell>
          <table:table-cell office:value-type="float" office:value="135.736482" calcext:value-type="float">
            <text:p>135,736482</text:p>
          </table:table-cell>
          <table:table-cell/>
          <table:table-cell office:value-type="float" office:value="1686.968" calcext:value-type="float">
            <text:p>1686,968</text:p>
          </table:table-cell>
          <table:table-cell office:value-type="float" office:value="608.443637" calcext:value-type="float">
            <text:p>608,443637</text:p>
          </table:table-cell>
          <table:table-cell table:number-columns-repeated="7"/>
        </table:table-row>
        <table:table-row table:style-name="ro1">
          <table:table-cell office:value-type="float" office:value="64.658" calcext:value-type="float">
            <text:p>64,658</text:p>
          </table:table-cell>
          <table:table-cell office:value-type="float" office:value="3.485594" calcext:value-type="float">
            <text:p>3,485594</text:p>
          </table:table-cell>
          <table:table-cell/>
          <table:table-cell office:value-type="float" office:value="192.899" calcext:value-type="float">
            <text:p>192,899</text:p>
          </table:table-cell>
          <table:table-cell office:value-type="float" office:value="135.1723" calcext:value-type="float">
            <text:p>135,1723</text:p>
          </table:table-cell>
          <table:table-cell/>
          <table:table-cell office:value-type="float" office:value="1692.027" calcext:value-type="float">
            <text:p>1692,027</text:p>
          </table:table-cell>
          <table:table-cell office:value-type="float" office:value="607.727514" calcext:value-type="float">
            <text:p>607,727514</text:p>
          </table:table-cell>
          <table:table-cell table:number-columns-repeated="7"/>
        </table:table-row>
        <table:table-row table:style-name="ro1">
          <table:table-cell office:value-type="float" office:value="62.941" calcext:value-type="float">
            <text:p>62,941</text:p>
          </table:table-cell>
          <table:table-cell office:value-type="float" office:value="3.476832" calcext:value-type="float">
            <text:p>3,476832</text:p>
          </table:table-cell>
          <table:table-cell/>
          <table:table-cell office:value-type="float" office:value="190.621" calcext:value-type="float">
            <text:p>190,621</text:p>
          </table:table-cell>
          <table:table-cell office:value-type="float" office:value="135.023274" calcext:value-type="float">
            <text:p>135,023274</text:p>
          </table:table-cell>
          <table:table-cell/>
          <table:table-cell office:value-type="float" office:value="1684.09" calcext:value-type="float">
            <text:p>1684,09</text:p>
          </table:table-cell>
          <table:table-cell office:value-type="float" office:value="601.836014" calcext:value-type="float">
            <text:p>601,836014</text:p>
          </table:table-cell>
          <table:table-cell table:number-columns-repeated="7"/>
        </table:table-row>
        <table:table-row table:style-name="ro1">
          <table:table-cell office:value-type="float" office:value="63.102" calcext:value-type="float">
            <text:p>63,102</text:p>
          </table:table-cell>
          <table:table-cell office:value-type="float" office:value="3.476066" calcext:value-type="float">
            <text:p>3,476066</text:p>
          </table:table-cell>
          <table:table-cell/>
          <table:table-cell office:value-type="float" office:value="189.603" calcext:value-type="float">
            <text:p>189,603</text:p>
          </table:table-cell>
          <table:table-cell office:value-type="float" office:value="134.896253" calcext:value-type="float">
            <text:p>134,896253</text:p>
          </table:table-cell>
          <table:table-cell/>
          <table:table-cell office:value-type="float" office:value="1675.635" calcext:value-type="float">
            <text:p>1675,635</text:p>
          </table:table-cell>
          <table:table-cell office:value-type="float" office:value="599.534443" calcext:value-type="float">
            <text:p>599,534443</text:p>
          </table:table-cell>
          <table:table-cell table:number-columns-repeated="7"/>
        </table:table-row>
        <table:table-row table:style-name="ro1">
          <table:table-cell office:value-type="float" office:value="62.609" calcext:value-type="float">
            <text:p>62,609</text:p>
          </table:table-cell>
          <table:table-cell office:value-type="float" office:value="3.470021" calcext:value-type="float">
            <text:p>3,470021</text:p>
          </table:table-cell>
          <table:table-cell/>
          <table:table-cell office:value-type="float" office:value="190.019" calcext:value-type="float">
            <text:p>190,019</text:p>
          </table:table-cell>
          <table:table-cell office:value-type="float" office:value="134.756516" calcext:value-type="float">
            <text:p>134,756516</text:p>
          </table:table-cell>
          <table:table-cell/>
          <table:table-cell office:value-type="float" office:value="1686.984" calcext:value-type="float">
            <text:p>1686,984</text:p>
          </table:table-cell>
          <table:table-cell office:value-type="float" office:value="594.929018" calcext:value-type="float">
            <text:p>594,929018</text:p>
          </table:table-cell>
          <table:table-cell table:number-columns-repeated="7"/>
        </table:table-row>
        <table:table-row table:style-name="ro1">
          <table:table-cell office:value-type="float" office:value="62.958" calcext:value-type="float">
            <text:p>62,958</text:p>
          </table:table-cell>
          <table:table-cell office:value-type="float" office:value="3.467077" calcext:value-type="float">
            <text:p>3,467077</text:p>
          </table:table-cell>
          <table:table-cell/>
          <table:table-cell office:value-type="float" office:value="192.589" calcext:value-type="float">
            <text:p>192,589</text:p>
          </table:table-cell>
          <table:table-cell office:value-type="float" office:value="134.619801" calcext:value-type="float">
            <text:p>134,619801</text:p>
          </table:table-cell>
          <table:table-cell/>
          <table:table-cell office:value-type="float" office:value="1688.177" calcext:value-type="float">
            <text:p>1688,177</text:p>
          </table:table-cell>
          <table:table-cell office:value-type="float" office:value="594.831139" calcext:value-type="float">
            <text:p>594,831139</text:p>
          </table:table-cell>
          <table:table-cell table:number-columns-repeated="7"/>
        </table:table-row>
        <table:table-row table:style-name="ro1">
          <table:table-cell office:value-type="float" office:value="62.94" calcext:value-type="float">
            <text:p>62,94</text:p>
          </table:table-cell>
          <table:table-cell office:value-type="float" office:value="3.46539" calcext:value-type="float">
            <text:p>3,46539</text:p>
          </table:table-cell>
          <table:table-cell/>
          <table:table-cell office:value-type="float" office:value="189.814" calcext:value-type="float">
            <text:p>189,814</text:p>
          </table:table-cell>
          <table:table-cell office:value-type="float" office:value="134.526347" calcext:value-type="float">
            <text:p>134,526347</text:p>
          </table:table-cell>
          <table:table-cell/>
          <table:table-cell office:value-type="float" office:value="1664.35" calcext:value-type="float">
            <text:p>1664,35</text:p>
          </table:table-cell>
          <table:table-cell office:value-type="float" office:value="568.594386" calcext:value-type="float">
            <text:p>568,594386</text:p>
          </table:table-cell>
          <table:table-cell table:number-columns-repeated="7"/>
        </table:table-row>
        <table:table-row table:style-name="ro1">
          <table:table-cell office:value-type="float" office:value="64.125" calcext:value-type="float">
            <text:p>64,125</text:p>
          </table:table-cell>
          <table:table-cell office:value-type="float" office:value="3.465174" calcext:value-type="float">
            <text:p>3,465174</text:p>
          </table:table-cell>
          <table:table-cell/>
          <table:table-cell office:value-type="float" office:value="188.614" calcext:value-type="float">
            <text:p>188,614</text:p>
          </table:table-cell>
          <table:table-cell office:value-type="float" office:value="134.193208" calcext:value-type="float">
            <text:p>134,193208</text:p>
          </table:table-cell>
          <table:table-cell/>
          <table:table-cell office:value-type="float" office:value="1617.934" calcext:value-type="float">
            <text:p>1617,934</text:p>
          </table:table-cell>
          <table:table-cell office:value-type="float" office:value="560.152896" calcext:value-type="float">
            <text:p>560,152896</text:p>
          </table:table-cell>
          <table:table-cell table:number-columns-repeated="7"/>
        </table:table-row>
        <table:table-row table:style-name="ro1">
          <table:table-cell office:value-type="float" office:value="62.512" calcext:value-type="float">
            <text:p>62,512</text:p>
          </table:table-cell>
          <table:table-cell office:value-type="float" office:value="3.460682" calcext:value-type="float">
            <text:p>3,460682</text:p>
          </table:table-cell>
          <table:table-cell/>
          <table:table-cell office:value-type="float" office:value="189.194" calcext:value-type="float">
            <text:p>189,194</text:p>
          </table:table-cell>
          <table:table-cell office:value-type="float" office:value="134.076834" calcext:value-type="float">
            <text:p>134,076834</text:p>
          </table:table-cell>
          <table:table-cell/>
          <table:table-cell office:value-type="float" office:value="1613.81" calcext:value-type="float">
            <text:p>1613,81</text:p>
          </table:table-cell>
          <table:table-cell office:value-type="float" office:value="556.05292" calcext:value-type="float">
            <text:p>556,05292</text:p>
          </table:table-cell>
          <table:table-cell table:number-columns-repeated="7"/>
        </table:table-row>
        <table:table-row table:style-name="ro1">
          <table:table-cell office:value-type="float" office:value="67.063" calcext:value-type="float">
            <text:p>67,063</text:p>
          </table:table-cell>
          <table:table-cell office:value-type="float" office:value="3.45098" calcext:value-type="float">
            <text:p>3,45098</text:p>
          </table:table-cell>
          <table:table-cell/>
          <table:table-cell office:value-type="float" office:value="190.813" calcext:value-type="float">
            <text:p>190,813</text:p>
          </table:table-cell>
          <table:table-cell office:value-type="float" office:value="134.043963" calcext:value-type="float">
            <text:p>134,043963</text:p>
          </table:table-cell>
          <table:table-cell/>
          <table:table-cell office:value-type="float" office:value="1616.458" calcext:value-type="float">
            <text:p>1616,458</text:p>
          </table:table-cell>
          <table:table-cell office:value-type="float" office:value="554.849423" calcext:value-type="float">
            <text:p>554,849423</text:p>
          </table:table-cell>
          <table:table-cell table:number-columns-repeated="7"/>
        </table:table-row>
        <table:table-row table:style-name="ro1">
          <table:table-cell office:value-type="float" office:value="68.536" calcext:value-type="float">
            <text:p>68,536</text:p>
          </table:table-cell>
          <table:table-cell office:value-type="float" office:value="3.446858" calcext:value-type="float">
            <text:p>3,446858</text:p>
          </table:table-cell>
          <table:table-cell/>
          <table:table-cell office:value-type="float" office:value="189.405" calcext:value-type="float">
            <text:p>189,405</text:p>
          </table:table-cell>
          <table:table-cell office:value-type="float" office:value="133.910106" calcext:value-type="float">
            <text:p>133,910106</text:p>
          </table:table-cell>
          <table:table-cell/>
          <table:table-cell office:value-type="float" office:value="1611.977" calcext:value-type="float">
            <text:p>1611,977</text:p>
          </table:table-cell>
          <table:table-cell office:value-type="float" office:value="553.840934" calcext:value-type="float">
            <text:p>553,840934</text:p>
          </table:table-cell>
          <table:table-cell table:number-columns-repeated="7"/>
        </table:table-row>
        <table:table-row table:style-name="ro1">
          <table:table-cell office:value-type="float" office:value="63.784" calcext:value-type="float">
            <text:p>63,784</text:p>
          </table:table-cell>
          <table:table-cell office:value-type="float" office:value="3.443534" calcext:value-type="float">
            <text:p>3,443534</text:p>
          </table:table-cell>
          <table:table-cell/>
          <table:table-cell office:value-type="float" office:value="187.962" calcext:value-type="float">
            <text:p>187,962</text:p>
          </table:table-cell>
          <table:table-cell office:value-type="float" office:value="133.880381" calcext:value-type="float">
            <text:p>133,880381</text:p>
          </table:table-cell>
          <table:table-cell/>
          <table:table-cell office:value-type="float" office:value="1610.619" calcext:value-type="float">
            <text:p>1610,619</text:p>
          </table:table-cell>
          <table:table-cell office:value-type="float" office:value="553.415617" calcext:value-type="float">
            <text:p>553,415617</text:p>
          </table:table-cell>
          <table:table-cell table:number-columns-repeated="7"/>
        </table:table-row>
        <table:table-row table:style-name="ro1">
          <table:table-cell office:value-type="float" office:value="65.663" calcext:value-type="float">
            <text:p>65,663</text:p>
          </table:table-cell>
          <table:table-cell office:value-type="float" office:value="3.441899" calcext:value-type="float">
            <text:p>3,441899</text:p>
          </table:table-cell>
          <table:table-cell/>
          <table:table-cell office:value-type="float" office:value="191.337" calcext:value-type="float">
            <text:p>191,337</text:p>
          </table:table-cell>
          <table:table-cell office:value-type="float" office:value="133.8539" calcext:value-type="float">
            <text:p>133,8539</text:p>
          </table:table-cell>
          <table:table-cell/>
          <table:table-cell office:value-type="float" office:value="1610.174" calcext:value-type="float">
            <text:p>1610,174</text:p>
          </table:table-cell>
          <table:table-cell office:value-type="float" office:value="553.073361" calcext:value-type="float">
            <text:p>553,073361</text:p>
          </table:table-cell>
          <table:table-cell table:number-columns-repeated="7"/>
        </table:table-row>
        <table:table-row table:style-name="ro1">
          <table:table-cell office:value-type="float" office:value="62.982" calcext:value-type="float">
            <text:p>62,982</text:p>
          </table:table-cell>
          <table:table-cell office:value-type="float" office:value="3.439289" calcext:value-type="float">
            <text:p>3,439289</text:p>
          </table:table-cell>
          <table:table-cell/>
          <table:table-cell office:value-type="float" office:value="189.363" calcext:value-type="float">
            <text:p>189,363</text:p>
          </table:table-cell>
          <table:table-cell office:value-type="float" office:value="133.771554" calcext:value-type="float">
            <text:p>133,771554</text:p>
          </table:table-cell>
          <table:table-cell/>
          <table:table-cell office:value-type="float" office:value="1612.412" calcext:value-type="float">
            <text:p>1612,412</text:p>
          </table:table-cell>
          <table:table-cell office:value-type="float" office:value="552.783005" calcext:value-type="float">
            <text:p>552,783005</text:p>
          </table:table-cell>
          <table:table-cell table:number-columns-repeated="7"/>
        </table:table-row>
        <table:table-row table:style-name="ro1">
          <table:table-cell office:value-type="float" office:value="63.044" calcext:value-type="float">
            <text:p>63,044</text:p>
          </table:table-cell>
          <table:table-cell office:value-type="float" office:value="3.439274" calcext:value-type="float">
            <text:p>3,439274</text:p>
          </table:table-cell>
          <table:table-cell/>
          <table:table-cell office:value-type="float" office:value="190.092" calcext:value-type="float">
            <text:p>190,092</text:p>
          </table:table-cell>
          <table:table-cell office:value-type="float" office:value="133.719717" calcext:value-type="float">
            <text:p>133,719717</text:p>
          </table:table-cell>
          <table:table-cell/>
          <table:table-cell office:value-type="float" office:value="1609.455" calcext:value-type="float">
            <text:p>1609,455</text:p>
          </table:table-cell>
          <table:table-cell office:value-type="float" office:value="552.104879" calcext:value-type="float">
            <text:p>552,104879</text:p>
          </table:table-cell>
          <table:table-cell table:number-columns-repeated="7"/>
        </table:table-row>
        <table:table-row table:style-name="ro1">
          <table:table-cell office:value-type="float" office:value="63.925" calcext:value-type="float">
            <text:p>63,925</text:p>
          </table:table-cell>
          <table:table-cell office:value-type="float" office:value="3.437092" calcext:value-type="float">
            <text:p>3,437092</text:p>
          </table:table-cell>
          <table:table-cell/>
          <table:table-cell office:value-type="float" office:value="188.232" calcext:value-type="float">
            <text:p>188,232</text:p>
          </table:table-cell>
          <table:table-cell office:value-type="float" office:value="133.506829" calcext:value-type="float">
            <text:p>133,506829</text:p>
          </table:table-cell>
          <table:table-cell/>
          <table:table-cell office:value-type="float" office:value="1609.495" calcext:value-type="float">
            <text:p>1609,495</text:p>
          </table:table-cell>
          <table:table-cell office:value-type="float" office:value="551.564733" calcext:value-type="float">
            <text:p>551,564733</text:p>
          </table:table-cell>
          <table:table-cell table:number-columns-repeated="7"/>
        </table:table-row>
        <table:table-row table:style-name="ro1">
          <table:table-cell office:value-type="float" office:value="63.098" calcext:value-type="float">
            <text:p>63,098</text:p>
          </table:table-cell>
          <table:table-cell office:value-type="float" office:value="3.431031" calcext:value-type="float">
            <text:p>3,431031</text:p>
          </table:table-cell>
          <table:table-cell/>
          <table:table-cell office:value-type="float" office:value="188.322" calcext:value-type="float">
            <text:p>188,322</text:p>
          </table:table-cell>
          <table:table-cell office:value-type="float" office:value="133.32341" calcext:value-type="float">
            <text:p>133,32341</text:p>
          </table:table-cell>
          <table:table-cell/>
          <table:table-cell office:value-type="float" office:value="1610.173" calcext:value-type="float">
            <text:p>1610,173</text:p>
          </table:table-cell>
          <table:table-cell office:value-type="float" office:value="551.452767" calcext:value-type="float">
            <text:p>551,452767</text:p>
          </table:table-cell>
          <table:table-cell table:number-columns-repeated="7"/>
        </table:table-row>
        <table:table-row table:style-name="ro1">
          <table:table-cell office:value-type="float" office:value="63.97" calcext:value-type="float">
            <text:p>63,97</text:p>
          </table:table-cell>
          <table:table-cell office:value-type="float" office:value="3.429177" calcext:value-type="float">
            <text:p>3,429177</text:p>
          </table:table-cell>
          <table:table-cell/>
          <table:table-cell office:value-type="float" office:value="187.598" calcext:value-type="float">
            <text:p>187,598</text:p>
          </table:table-cell>
          <table:table-cell office:value-type="float" office:value="133.145273" calcext:value-type="float">
            <text:p>133,145273</text:p>
          </table:table-cell>
          <table:table-cell/>
          <table:table-cell office:value-type="float" office:value="1608.367" calcext:value-type="float">
            <text:p>1608,367</text:p>
          </table:table-cell>
          <table:table-cell office:value-type="float" office:value="551.451892" calcext:value-type="float">
            <text:p>551,451892</text:p>
          </table:table-cell>
          <table:table-cell table:number-columns-repeated="7"/>
        </table:table-row>
        <table:table-row table:style-name="ro1">
          <table:table-cell office:value-type="float" office:value="61.803" calcext:value-type="float">
            <text:p>61,803</text:p>
          </table:table-cell>
          <table:table-cell office:value-type="float" office:value="3.418931" calcext:value-type="float">
            <text:p>3,418931</text:p>
          </table:table-cell>
          <table:table-cell/>
          <table:table-cell office:value-type="float" office:value="187.376" calcext:value-type="float">
            <text:p>187,376</text:p>
          </table:table-cell>
          <table:table-cell office:value-type="float" office:value="132.932841" calcext:value-type="float">
            <text:p>132,932841</text:p>
          </table:table-cell>
          <table:table-cell/>
          <table:table-cell office:value-type="float" office:value="1610.448" calcext:value-type="float">
            <text:p>1610,448</text:p>
          </table:table-cell>
          <table:table-cell office:value-type="float" office:value="551.211331" calcext:value-type="float">
            <text:p>551,211331</text:p>
          </table:table-cell>
          <table:table-cell table:number-columns-repeated="7"/>
        </table:table-row>
        <table:table-row table:style-name="ro1">
          <table:table-cell office:value-type="float" office:value="63.218" calcext:value-type="float">
            <text:p>63,218</text:p>
          </table:table-cell>
          <table:table-cell office:value-type="float" office:value="3.416326" calcext:value-type="float">
            <text:p>3,416326</text:p>
          </table:table-cell>
          <table:table-cell/>
          <table:table-cell office:value-type="float" office:value="191.322" calcext:value-type="float">
            <text:p>191,322</text:p>
          </table:table-cell>
          <table:table-cell office:value-type="float" office:value="130.757651" calcext:value-type="float">
            <text:p>130,757651</text:p>
          </table:table-cell>
          <table:table-cell/>
          <table:table-cell office:value-type="float" office:value="1608.679" calcext:value-type="float">
            <text:p>1608,679</text:p>
          </table:table-cell>
          <table:table-cell office:value-type="float" office:value="550.992349" calcext:value-type="float">
            <text:p>550,992349</text:p>
          </table:table-cell>
          <table:table-cell table:number-columns-repeated="7"/>
        </table:table-row>
        <table:table-row table:style-name="ro1">
          <table:table-cell office:value-type="float" office:value="62.348" calcext:value-type="float">
            <text:p>62,348</text:p>
          </table:table-cell>
          <table:table-cell office:value-type="float" office:value="3.40724" calcext:value-type="float">
            <text:p>3,40724</text:p>
          </table:table-cell>
          <table:table-cell/>
          <table:table-cell office:value-type="float" office:value="186.11" calcext:value-type="float">
            <text:p>186,11</text:p>
          </table:table-cell>
          <table:table-cell office:value-type="float" office:value="130.593397" calcext:value-type="float">
            <text:p>130,593397</text:p>
          </table:table-cell>
          <table:table-cell/>
          <table:table-cell office:value-type="float" office:value="1607.934" calcext:value-type="float">
            <text:p>1607,934</text:p>
          </table:table-cell>
          <table:table-cell office:value-type="float" office:value="550.031853" calcext:value-type="float">
            <text:p>550,031853</text:p>
          </table:table-cell>
          <table:table-cell table:number-columns-repeated="7"/>
        </table:table-row>
        <table:table-row table:style-name="ro1">
          <table:table-cell office:value-type="float" office:value="63.507" calcext:value-type="float">
            <text:p>63,507</text:p>
          </table:table-cell>
          <table:table-cell office:value-type="float" office:value="3.403434" calcext:value-type="float">
            <text:p>3,403434</text:p>
          </table:table-cell>
          <table:table-cell/>
          <table:table-cell office:value-type="float" office:value="185.789" calcext:value-type="float">
            <text:p>185,789</text:p>
          </table:table-cell>
          <table:table-cell office:value-type="float" office:value="130.222221" calcext:value-type="float">
            <text:p>130,222221</text:p>
          </table:table-cell>
          <table:table-cell/>
          <table:table-cell office:value-type="float" office:value="1609.006" calcext:value-type="float">
            <text:p>1609,006</text:p>
          </table:table-cell>
          <table:table-cell office:value-type="float" office:value="549.874733" calcext:value-type="float">
            <text:p>549,874733</text:p>
          </table:table-cell>
          <table:table-cell table:number-columns-repeated="7"/>
        </table:table-row>
        <table:table-row table:style-name="ro1">
          <table:table-cell office:value-type="float" office:value="62.295" calcext:value-type="float">
            <text:p>62,295</text:p>
          </table:table-cell>
          <table:table-cell office:value-type="float" office:value="3.40157" calcext:value-type="float">
            <text:p>3,40157</text:p>
          </table:table-cell>
          <table:table-cell/>
          <table:table-cell office:value-type="float" office:value="184.337" calcext:value-type="float">
            <text:p>184,337</text:p>
          </table:table-cell>
          <table:table-cell office:value-type="float" office:value="129.322277" calcext:value-type="float">
            <text:p>129,322277</text:p>
          </table:table-cell>
          <table:table-cell/>
          <table:table-cell office:value-type="float" office:value="1606.985" calcext:value-type="float">
            <text:p>1606,985</text:p>
          </table:table-cell>
          <table:table-cell office:value-type="float" office:value="549.541398" calcext:value-type="float">
            <text:p>549,541398</text:p>
          </table:table-cell>
          <table:table-cell table:number-columns-repeated="7"/>
        </table:table-row>
        <table:table-row table:style-name="ro1">
          <table:table-cell office:value-type="float" office:value="63.313" calcext:value-type="float">
            <text:p>63,313</text:p>
          </table:table-cell>
          <table:table-cell office:value-type="float" office:value="3.40104" calcext:value-type="float">
            <text:p>3,40104</text:p>
          </table:table-cell>
          <table:table-cell/>
          <table:table-cell office:value-type="float" office:value="198.623" calcext:value-type="float">
            <text:p>198,623</text:p>
          </table:table-cell>
          <table:table-cell office:value-type="float" office:value="118.292642" calcext:value-type="float">
            <text:p>118,292642</text:p>
          </table:table-cell>
          <table:table-cell/>
          <table:table-cell office:value-type="float" office:value="1608.887" calcext:value-type="float">
            <text:p>1608,887</text:p>
          </table:table-cell>
          <table:table-cell office:value-type="float" office:value="549.340398" calcext:value-type="float">
            <text:p>549,340398</text:p>
          </table:table-cell>
          <table:table-cell table:number-columns-repeated="7"/>
        </table:table-row>
        <table:table-row table:style-name="ro1">
          <table:table-cell office:value-type="float" office:value="63.733" calcext:value-type="float">
            <text:p>63,733</text:p>
          </table:table-cell>
          <table:table-cell office:value-type="float" office:value="3.399562" calcext:value-type="float">
            <text:p>3,399562</text:p>
          </table:table-cell>
          <table:table-cell/>
          <table:table-cell office:value-type="float" office:value="198.634" calcext:value-type="float">
            <text:p>198,634</text:p>
          </table:table-cell>
          <table:table-cell office:value-type="float" office:value="118.216126" calcext:value-type="float">
            <text:p>118,216126</text:p>
          </table:table-cell>
          <table:table-cell/>
          <table:table-cell office:value-type="float" office:value="1613.796" calcext:value-type="float">
            <text:p>1613,796</text:p>
          </table:table-cell>
          <table:table-cell office:value-type="float" office:value="549.329463" calcext:value-type="float">
            <text:p>549,329463</text:p>
          </table:table-cell>
          <table:table-cell table:number-columns-repeated="7"/>
        </table:table-row>
        <table:table-row table:style-name="ro1">
          <table:table-cell office:value-type="float" office:value="62.713" calcext:value-type="float">
            <text:p>62,713</text:p>
          </table:table-cell>
          <table:table-cell office:value-type="float" office:value="3.396862" calcext:value-type="float">
            <text:p>3,396862</text:p>
          </table:table-cell>
          <table:table-cell/>
          <table:table-cell office:value-type="float" office:value="214.052" calcext:value-type="float">
            <text:p>214,052</text:p>
          </table:table-cell>
          <table:table-cell office:value-type="float" office:value="115.707545" calcext:value-type="float">
            <text:p>115,707545</text:p>
          </table:table-cell>
          <table:table-cell/>
          <table:table-cell office:value-type="float" office:value="1606.14" calcext:value-type="float">
            <text:p>1606,14</text:p>
          </table:table-cell>
          <table:table-cell office:value-type="float" office:value="549.305054" calcext:value-type="float">
            <text:p>549,305054</text:p>
          </table:table-cell>
          <table:table-cell table:number-columns-repeated="7"/>
        </table:table-row>
        <table:table-row table:style-name="ro1">
          <table:table-cell office:value-type="float" office:value="61.73" calcext:value-type="float">
            <text:p>61,73</text:p>
          </table:table-cell>
          <table:table-cell office:value-type="float" office:value="3.396602" calcext:value-type="float">
            <text:p>3,396602</text:p>
          </table:table-cell>
          <table:table-cell/>
          <table:table-cell office:value-type="float" office:value="195.016" calcext:value-type="float">
            <text:p>195,016</text:p>
          </table:table-cell>
          <table:table-cell office:value-type="float" office:value="115.059135" calcext:value-type="float">
            <text:p>115,059135</text:p>
          </table:table-cell>
          <table:table-cell/>
          <table:table-cell office:value-type="float" office:value="1611.445" calcext:value-type="float">
            <text:p>1611,445</text:p>
          </table:table-cell>
          <table:table-cell office:value-type="float" office:value="548.994075" calcext:value-type="float">
            <text:p>548,994075</text:p>
          </table:table-cell>
          <table:table-cell table:number-columns-repeated="7"/>
        </table:table-row>
        <table:table-row table:style-name="ro1">
          <table:table-cell office:value-type="float" office:value="62.623" calcext:value-type="float">
            <text:p>62,623</text:p>
          </table:table-cell>
          <table:table-cell office:value-type="float" office:value="3.395566" calcext:value-type="float">
            <text:p>3,395566</text:p>
          </table:table-cell>
          <table:table-cell/>
          <table:table-cell office:value-type="float" office:value="195.198" calcext:value-type="float">
            <text:p>195,198</text:p>
          </table:table-cell>
          <table:table-cell office:value-type="float" office:value="114.511656" calcext:value-type="float">
            <text:p>114,511656</text:p>
          </table:table-cell>
          <table:table-cell/>
          <table:table-cell office:value-type="float" office:value="1606.106" calcext:value-type="float">
            <text:p>1606,106</text:p>
          </table:table-cell>
          <table:table-cell office:value-type="float" office:value="548.719353" calcext:value-type="float">
            <text:p>548,719353</text:p>
          </table:table-cell>
          <table:table-cell table:number-columns-repeated="7"/>
        </table:table-row>
        <table:table-row table:style-name="ro1">
          <table:table-cell office:value-type="float" office:value="64.397" calcext:value-type="float">
            <text:p>64,397</text:p>
          </table:table-cell>
          <table:table-cell office:value-type="float" office:value="3.393039" calcext:value-type="float">
            <text:p>3,393039</text:p>
          </table:table-cell>
          <table:table-cell/>
          <table:table-cell office:value-type="float" office:value="196.42" calcext:value-type="float">
            <text:p>196,42</text:p>
          </table:table-cell>
          <table:table-cell office:value-type="float" office:value="114.510088" calcext:value-type="float">
            <text:p>114,510088</text:p>
          </table:table-cell>
          <table:table-cell/>
          <table:table-cell office:value-type="float" office:value="1605.213" calcext:value-type="float">
            <text:p>1605,213</text:p>
          </table:table-cell>
          <table:table-cell office:value-type="float" office:value="548.261147" calcext:value-type="float">
            <text:p>548,261147</text:p>
          </table:table-cell>
          <table:table-cell table:number-columns-repeated="7"/>
        </table:table-row>
        <table:table-row table:style-name="ro1">
          <table:table-cell office:value-type="float" office:value="69.133" calcext:value-type="float">
            <text:p>69,133</text:p>
          </table:table-cell>
          <table:table-cell office:value-type="float" office:value="3.391352" calcext:value-type="float">
            <text:p>3,391352</text:p>
          </table:table-cell>
          <table:table-cell/>
          <table:table-cell office:value-type="float" office:value="198.981" calcext:value-type="float">
            <text:p>198,981</text:p>
          </table:table-cell>
          <table:table-cell office:value-type="float" office:value="114.03549" calcext:value-type="float">
            <text:p>114,03549</text:p>
          </table:table-cell>
          <table:table-cell/>
          <table:table-cell office:value-type="float" office:value="1604.731" calcext:value-type="float">
            <text:p>1604,731</text:p>
          </table:table-cell>
          <table:table-cell office:value-type="float" office:value="547.209826" calcext:value-type="float">
            <text:p>547,209826</text:p>
          </table:table-cell>
          <table:table-cell table:number-columns-repeated="7"/>
        </table:table-row>
        <table:table-row table:style-name="ro1">
          <table:table-cell office:value-type="float" office:value="63.685" calcext:value-type="float">
            <text:p>63,685</text:p>
          </table:table-cell>
          <table:table-cell office:value-type="float" office:value="3.390975" calcext:value-type="float">
            <text:p>3,390975</text:p>
          </table:table-cell>
          <table:table-cell/>
          <table:table-cell office:value-type="float" office:value="195.611" calcext:value-type="float">
            <text:p>195,611</text:p>
          </table:table-cell>
          <table:table-cell office:value-type="float" office:value="113.891224" calcext:value-type="float">
            <text:p>113,891224</text:p>
          </table:table-cell>
          <table:table-cell/>
          <table:table-cell office:value-type="float" office:value="1609.263" calcext:value-type="float">
            <text:p>1609,263</text:p>
          </table:table-cell>
          <table:table-cell office:value-type="float" office:value="546.64598" calcext:value-type="float">
            <text:p>546,64598</text:p>
          </table:table-cell>
          <table:table-cell table:number-columns-repeated="7"/>
        </table:table-row>
        <table:table-row table:style-name="ro1">
          <table:table-cell office:value-type="float" office:value="63.559" calcext:value-type="float">
            <text:p>63,559</text:p>
          </table:table-cell>
          <table:table-cell office:value-type="float" office:value="3.38751" calcext:value-type="float">
            <text:p>3,38751</text:p>
          </table:table-cell>
          <table:table-cell/>
          <table:table-cell office:value-type="float" office:value="206.915" calcext:value-type="float">
            <text:p>206,915</text:p>
          </table:table-cell>
          <table:table-cell office:value-type="float" office:value="113.040349" calcext:value-type="float">
            <text:p>113,040349</text:p>
          </table:table-cell>
          <table:table-cell/>
          <table:table-cell office:value-type="float" office:value="1604.704" calcext:value-type="float">
            <text:p>1604,704</text:p>
          </table:table-cell>
          <table:table-cell office:value-type="float" office:value="546.53297" calcext:value-type="float">
            <text:p>546,53297</text:p>
          </table:table-cell>
          <table:table-cell table:number-columns-repeated="7"/>
        </table:table-row>
        <table:table-row table:style-name="ro1">
          <table:table-cell office:value-type="float" office:value="65.864" calcext:value-type="float">
            <text:p>65,864</text:p>
          </table:table-cell>
          <table:table-cell office:value-type="float" office:value="3.386631" calcext:value-type="float">
            <text:p>3,386631</text:p>
          </table:table-cell>
          <table:table-cell/>
          <table:table-cell office:value-type="float" office:value="193.171" calcext:value-type="float">
            <text:p>193,171</text:p>
          </table:table-cell>
          <table:table-cell office:value-type="float" office:value="112.958328" calcext:value-type="float">
            <text:p>112,958328</text:p>
          </table:table-cell>
          <table:table-cell/>
          <table:table-cell office:value-type="float" office:value="1604.233" calcext:value-type="float">
            <text:p>1604,233</text:p>
          </table:table-cell>
          <table:table-cell office:value-type="float" office:value="546.015956" calcext:value-type="float">
            <text:p>546,015956</text:p>
          </table:table-cell>
          <table:table-cell table:number-columns-repeated="7"/>
        </table:table-row>
        <table:table-row table:style-name="ro1">
          <table:table-cell office:value-type="float" office:value="63.215" calcext:value-type="float">
            <text:p>63,215</text:p>
          </table:table-cell>
          <table:table-cell office:value-type="float" office:value="3.382594" calcext:value-type="float">
            <text:p>3,382594</text:p>
          </table:table-cell>
          <table:table-cell/>
          <table:table-cell office:value-type="float" office:value="333.546" calcext:value-type="float">
            <text:p>333,546</text:p>
          </table:table-cell>
          <table:table-cell office:value-type="float" office:value="112.956883" calcext:value-type="float">
            <text:p>112,956883</text:p>
          </table:table-cell>
          <table:table-cell/>
          <table:table-cell office:value-type="float" office:value="1603.894" calcext:value-type="float">
            <text:p>1603,894</text:p>
          </table:table-cell>
          <table:table-cell office:value-type="float" office:value="545.950472" calcext:value-type="float">
            <text:p>545,950472</text:p>
          </table:table-cell>
          <table:table-cell table:number-columns-repeated="7"/>
        </table:table-row>
        <table:table-row table:style-name="ro1">
          <table:table-cell office:value-type="float" office:value="62.202" calcext:value-type="float">
            <text:p>62,202</text:p>
          </table:table-cell>
          <table:table-cell office:value-type="float" office:value="3.380847" calcext:value-type="float">
            <text:p>3,380847</text:p>
          </table:table-cell>
          <table:table-cell/>
          <table:table-cell office:value-type="float" office:value="191.031" calcext:value-type="float">
            <text:p>191,031</text:p>
          </table:table-cell>
          <table:table-cell office:value-type="float" office:value="112.791413" calcext:value-type="float">
            <text:p>112,791413</text:p>
          </table:table-cell>
          <table:table-cell/>
          <table:table-cell office:value-type="float" office:value="1602.932" calcext:value-type="float">
            <text:p>1602,932</text:p>
          </table:table-cell>
          <table:table-cell office:value-type="float" office:value="545.913254" calcext:value-type="float">
            <text:p>545,913254</text:p>
          </table:table-cell>
          <table:table-cell table:number-columns-repeated="7"/>
        </table:table-row>
        <table:table-row table:style-name="ro1">
          <table:table-cell office:value-type="float" office:value="63.747" calcext:value-type="float">
            <text:p>63,747</text:p>
          </table:table-cell>
          <table:table-cell office:value-type="float" office:value="3.380408" calcext:value-type="float">
            <text:p>3,380408</text:p>
          </table:table-cell>
          <table:table-cell/>
          <table:table-cell office:value-type="float" office:value="191.114" calcext:value-type="float">
            <text:p>191,114</text:p>
          </table:table-cell>
          <table:table-cell office:value-type="float" office:value="112.73454" calcext:value-type="float">
            <text:p>112,73454</text:p>
          </table:table-cell>
          <table:table-cell/>
          <table:table-cell office:value-type="float" office:value="1603.537" calcext:value-type="float">
            <text:p>1603,537</text:p>
          </table:table-cell>
          <table:table-cell office:value-type="float" office:value="545.867098" calcext:value-type="float">
            <text:p>545,867098</text:p>
          </table:table-cell>
          <table:table-cell table:number-columns-repeated="7"/>
        </table:table-row>
        <table:table-row table:style-name="ro1">
          <table:table-cell office:value-type="float" office:value="63.041" calcext:value-type="float">
            <text:p>63,041</text:p>
          </table:table-cell>
          <table:table-cell office:value-type="float" office:value="3.374961" calcext:value-type="float">
            <text:p>3,374961</text:p>
          </table:table-cell>
          <table:table-cell/>
          <table:table-cell office:value-type="float" office:value="190.177" calcext:value-type="float">
            <text:p>190,177</text:p>
          </table:table-cell>
          <table:table-cell office:value-type="float" office:value="112.495352" calcext:value-type="float">
            <text:p>112,495352</text:p>
          </table:table-cell>
          <table:table-cell/>
          <table:table-cell office:value-type="float" office:value="1604.414" calcext:value-type="float">
            <text:p>1604,414</text:p>
          </table:table-cell>
          <table:table-cell office:value-type="float" office:value="545.653084" calcext:value-type="float">
            <text:p>545,653084</text:p>
          </table:table-cell>
          <table:table-cell table:number-columns-repeated="7"/>
        </table:table-row>
        <table:table-row table:style-name="ro1">
          <table:table-cell office:value-type="float" office:value="62.549" calcext:value-type="float">
            <text:p>62,549</text:p>
          </table:table-cell>
          <table:table-cell office:value-type="float" office:value="3.372408" calcext:value-type="float">
            <text:p>3,372408</text:p>
          </table:table-cell>
          <table:table-cell/>
          <table:table-cell office:value-type="float" office:value="187.524" calcext:value-type="float">
            <text:p>187,524</text:p>
          </table:table-cell>
          <table:table-cell office:value-type="float" office:value="112.246661" calcext:value-type="float">
            <text:p>112,246661</text:p>
          </table:table-cell>
          <table:table-cell/>
          <table:table-cell office:value-type="float" office:value="1602.339" calcext:value-type="float">
            <text:p>1602,339</text:p>
          </table:table-cell>
          <table:table-cell office:value-type="float" office:value="545.177432" calcext:value-type="float">
            <text:p>545,177432</text:p>
          </table:table-cell>
          <table:table-cell table:number-columns-repeated="7"/>
        </table:table-row>
        <table:table-row table:style-name="ro1">
          <table:table-cell office:value-type="float" office:value="63.395" calcext:value-type="float">
            <text:p>63,395</text:p>
          </table:table-cell>
          <table:table-cell office:value-type="float" office:value="3.369442" calcext:value-type="float">
            <text:p>3,369442</text:p>
          </table:table-cell>
          <table:table-cell/>
          <table:table-cell office:value-type="float" office:value="192.085" calcext:value-type="float">
            <text:p>192,085</text:p>
          </table:table-cell>
          <table:table-cell office:value-type="float" office:value="111.05772" calcext:value-type="float">
            <text:p>111,05772</text:p>
          </table:table-cell>
          <table:table-cell/>
          <table:table-cell office:value-type="float" office:value="1602.623" calcext:value-type="float">
            <text:p>1602,623</text:p>
          </table:table-cell>
          <table:table-cell office:value-type="float" office:value="545.175873" calcext:value-type="float">
            <text:p>545,175873</text:p>
          </table:table-cell>
          <table:table-cell table:number-columns-repeated="7"/>
        </table:table-row>
        <table:table-row table:style-name="ro1">
          <table:table-cell office:value-type="float" office:value="64.725" calcext:value-type="float">
            <text:p>64,725</text:p>
          </table:table-cell>
          <table:table-cell office:value-type="float" office:value="3.365804" calcext:value-type="float">
            <text:p>3,365804</text:p>
          </table:table-cell>
          <table:table-cell/>
          <table:table-cell office:value-type="float" office:value="191.592" calcext:value-type="float">
            <text:p>191,592</text:p>
          </table:table-cell>
          <table:table-cell office:value-type="float" office:value="110.553161" calcext:value-type="float">
            <text:p>110,553161</text:p>
          </table:table-cell>
          <table:table-cell/>
          <table:table-cell office:value-type="float" office:value="1602.556" calcext:value-type="float">
            <text:p>1602,556</text:p>
          </table:table-cell>
          <table:table-cell office:value-type="float" office:value="545.119483" calcext:value-type="float">
            <text:p>545,119483</text:p>
          </table:table-cell>
          <table:table-cell table:number-columns-repeated="7"/>
        </table:table-row>
        <table:table-row table:style-name="ro1">
          <table:table-cell office:value-type="float" office:value="62.646" calcext:value-type="float">
            <text:p>62,646</text:p>
          </table:table-cell>
          <table:table-cell office:value-type="float" office:value="3.365743" calcext:value-type="float">
            <text:p>3,365743</text:p>
          </table:table-cell>
          <table:table-cell/>
          <table:table-cell office:value-type="float" office:value="198.754" calcext:value-type="float">
            <text:p>198,754</text:p>
          </table:table-cell>
          <table:table-cell office:value-type="float" office:value="110.537685" calcext:value-type="float">
            <text:p>110,537685</text:p>
          </table:table-cell>
          <table:table-cell/>
          <table:table-cell office:value-type="float" office:value="1602.102" calcext:value-type="float">
            <text:p>1602,102</text:p>
          </table:table-cell>
          <table:table-cell office:value-type="float" office:value="545.066342" calcext:value-type="float">
            <text:p>545,066342</text:p>
          </table:table-cell>
          <table:table-cell table:number-columns-repeated="7"/>
        </table:table-row>
        <table:table-row table:style-name="ro1">
          <table:table-cell office:value-type="float" office:value="64.392" calcext:value-type="float">
            <text:p>64,392</text:p>
          </table:table-cell>
          <table:table-cell office:value-type="float" office:value="3.36418" calcext:value-type="float">
            <text:p>3,36418</text:p>
          </table:table-cell>
          <table:table-cell/>
          <table:table-cell office:value-type="float" office:value="188.343" calcext:value-type="float">
            <text:p>188,343</text:p>
          </table:table-cell>
          <table:table-cell office:value-type="float" office:value="110.201083" calcext:value-type="float">
            <text:p>110,201083</text:p>
          </table:table-cell>
          <table:table-cell/>
          <table:table-cell office:value-type="float" office:value="1602.154" calcext:value-type="float">
            <text:p>1602,154</text:p>
          </table:table-cell>
          <table:table-cell office:value-type="float" office:value="544.552309" calcext:value-type="float">
            <text:p>544,552309</text:p>
          </table:table-cell>
          <table:table-cell table:number-columns-repeated="7"/>
        </table:table-row>
        <table:table-row table:style-name="ro1">
          <table:table-cell office:value-type="float" office:value="63.904" calcext:value-type="float">
            <text:p>63,904</text:p>
          </table:table-cell>
          <table:table-cell office:value-type="float" office:value="3.362465" calcext:value-type="float">
            <text:p>3,362465</text:p>
          </table:table-cell>
          <table:table-cell/>
          <table:table-cell office:value-type="float" office:value="189.817" calcext:value-type="float">
            <text:p>189,817</text:p>
          </table:table-cell>
          <table:table-cell office:value-type="float" office:value="109.091752" calcext:value-type="float">
            <text:p>109,091752</text:p>
          </table:table-cell>
          <table:table-cell/>
          <table:table-cell office:value-type="float" office:value="1604.679" calcext:value-type="float">
            <text:p>1604,679</text:p>
          </table:table-cell>
          <table:table-cell office:value-type="float" office:value="543.566986" calcext:value-type="float">
            <text:p>543,566986</text:p>
          </table:table-cell>
          <table:table-cell table:number-columns-repeated="7"/>
        </table:table-row>
        <table:table-row table:style-name="ro1">
          <table:table-cell office:value-type="float" office:value="63.091" calcext:value-type="float">
            <text:p>63,091</text:p>
          </table:table-cell>
          <table:table-cell office:value-type="float" office:value="3.361246" calcext:value-type="float">
            <text:p>3,361246</text:p>
          </table:table-cell>
          <table:table-cell/>
          <table:table-cell office:value-type="float" office:value="184.749" calcext:value-type="float">
            <text:p>184,749</text:p>
          </table:table-cell>
          <table:table-cell office:value-type="float" office:value="101.461512" calcext:value-type="float">
            <text:p>101,461512</text:p>
          </table:table-cell>
          <table:table-cell/>
          <table:table-cell office:value-type="float" office:value="1600.381" calcext:value-type="float">
            <text:p>1600,381</text:p>
          </table:table-cell>
          <table:table-cell office:value-type="float" office:value="543.564399" calcext:value-type="float">
            <text:p>543,564399</text:p>
          </table:table-cell>
          <table:table-cell table:number-columns-repeated="7"/>
        </table:table-row>
        <table:table-row table:style-name="ro1">
          <table:table-cell office:value-type="float" office:value="131.547" calcext:value-type="float">
            <text:p>131,547</text:p>
          </table:table-cell>
          <table:table-cell office:value-type="float" office:value="3.344323" calcext:value-type="float">
            <text:p>3,344323</text:p>
          </table:table-cell>
          <table:table-cell/>
          <table:table-cell office:value-type="float" office:value="118.553" calcext:value-type="float">
            <text:p>118,553</text:p>
          </table:table-cell>
          <table:table-cell office:value-type="float" office:value="63.005488" calcext:value-type="float">
            <text:p>63,005488</text:p>
          </table:table-cell>
          <table:table-cell/>
          <table:table-cell office:value-type="float" office:value="1599.495" calcext:value-type="float">
            <text:p>1599,495</text:p>
          </table:table-cell>
          <table:table-cell office:value-type="float" office:value="543.102008" calcext:value-type="float">
            <text:p>543,102008</text:p>
          </table:table-cell>
          <table:table-cell table:number-columns-repeated="7"/>
        </table:table-row>
        <table:table-row table:style-name="ro1">
          <table:table-cell office:value-type="float" office:value="62.035" calcext:value-type="float">
            <text:p>62,035</text:p>
          </table:table-cell>
          <table:table-cell office:value-type="float" office:value="3.341591" calcext:value-type="float">
            <text:p>3,341591</text:p>
          </table:table-cell>
          <table:table-cell/>
          <table:table-cell office:value-type="float" office:value="123.071" calcext:value-type="float">
            <text:p>123,071</text:p>
          </table:table-cell>
          <table:table-cell office:value-type="float" office:value="62.624485" calcext:value-type="float">
            <text:p>62,624485</text:p>
          </table:table-cell>
          <table:table-cell/>
          <table:table-cell office:value-type="float" office:value="1599.5" calcext:value-type="float">
            <text:p>1599,5</text:p>
          </table:table-cell>
          <table:table-cell office:value-type="float" office:value="543.0622" calcext:value-type="float">
            <text:p>543,0622</text:p>
          </table:table-cell>
          <table:table-cell table:number-columns-repeated="7"/>
        </table:table-row>
        <table:table-row table:style-name="ro1">
          <table:table-cell office:value-type="float" office:value="63.985" calcext:value-type="float">
            <text:p>63,985</text:p>
          </table:table-cell>
          <table:table-cell office:value-type="float" office:value="3.34066" calcext:value-type="float">
            <text:p>3,34066</text:p>
          </table:table-cell>
          <table:table-cell/>
          <table:table-cell office:value-type="float" office:value="116.397" calcext:value-type="float">
            <text:p>116,397</text:p>
          </table:table-cell>
          <table:table-cell office:value-type="float" office:value="61.996896" calcext:value-type="float">
            <text:p>61,996896</text:p>
          </table:table-cell>
          <table:table-cell/>
          <table:table-cell office:value-type="float" office:value="1600.058" calcext:value-type="float">
            <text:p>1600,058</text:p>
          </table:table-cell>
          <table:table-cell office:value-type="float" office:value="543.052925" calcext:value-type="float">
            <text:p>543,052925</text:p>
          </table:table-cell>
          <table:table-cell table:number-columns-repeated="7"/>
        </table:table-row>
        <table:table-row table:style-name="ro1">
          <table:table-cell office:value-type="float" office:value="184.927" calcext:value-type="float">
            <text:p>184,927</text:p>
          </table:table-cell>
          <table:table-cell office:value-type="float" office:value="3.329831" calcext:value-type="float">
            <text:p>3,329831</text:p>
          </table:table-cell>
          <table:table-cell/>
          <table:table-cell office:value-type="float" office:value="116.351" calcext:value-type="float">
            <text:p>116,351</text:p>
          </table:table-cell>
          <table:table-cell office:value-type="float" office:value="61.63363" calcext:value-type="float">
            <text:p>61,63363</text:p>
          </table:table-cell>
          <table:table-cell/>
          <table:table-cell office:value-type="float" office:value="1601.117" calcext:value-type="float">
            <text:p>1601,117</text:p>
          </table:table-cell>
          <table:table-cell office:value-type="float" office:value="542.852477" calcext:value-type="float">
            <text:p>542,852477</text:p>
          </table:table-cell>
          <table:table-cell table:number-columns-repeated="7"/>
        </table:table-row>
        <table:table-row table:style-name="ro1">
          <table:table-cell office:value-type="float" office:value="63.057" calcext:value-type="float">
            <text:p>63,057</text:p>
          </table:table-cell>
          <table:table-cell office:value-type="float" office:value="3.327446" calcext:value-type="float">
            <text:p>3,327446</text:p>
          </table:table-cell>
          <table:table-cell/>
          <table:table-cell office:value-type="float" office:value="115.003" calcext:value-type="float">
            <text:p>115,003</text:p>
          </table:table-cell>
          <table:table-cell office:value-type="float" office:value="60.998182" calcext:value-type="float">
            <text:p>60,998182</text:p>
          </table:table-cell>
          <table:table-cell/>
          <table:table-cell office:value-type="float" office:value="1599.536" calcext:value-type="float">
            <text:p>1599,536</text:p>
          </table:table-cell>
          <table:table-cell office:value-type="float" office:value="542.125423" calcext:value-type="float">
            <text:p>542,125423</text:p>
          </table:table-cell>
          <table:table-cell table:number-columns-repeated="7"/>
        </table:table-row>
        <table:table-row table:style-name="ro1">
          <table:table-cell office:value-type="float" office:value="62.643" calcext:value-type="float">
            <text:p>62,643</text:p>
          </table:table-cell>
          <table:table-cell office:value-type="float" office:value="3.322853" calcext:value-type="float">
            <text:p>3,322853</text:p>
          </table:table-cell>
          <table:table-cell/>
          <table:table-cell office:value-type="float" office:value="115.367" calcext:value-type="float">
            <text:p>115,367</text:p>
          </table:table-cell>
          <table:table-cell office:value-type="float" office:value="60.767929" calcext:value-type="float">
            <text:p>60,767929</text:p>
          </table:table-cell>
          <table:table-cell/>
          <table:table-cell office:value-type="float" office:value="1598.518" calcext:value-type="float">
            <text:p>1598,518</text:p>
          </table:table-cell>
          <table:table-cell office:value-type="float" office:value="542.125375" calcext:value-type="float">
            <text:p>542,125375</text:p>
          </table:table-cell>
          <table:table-cell table:number-columns-repeated="7"/>
        </table:table-row>
        <table:table-row table:style-name="ro1">
          <table:table-cell office:value-type="float" office:value="63.555" calcext:value-type="float">
            <text:p>63,555</text:p>
          </table:table-cell>
          <table:table-cell office:value-type="float" office:value="3.322153" calcext:value-type="float">
            <text:p>3,322153</text:p>
          </table:table-cell>
          <table:table-cell/>
          <table:table-cell office:value-type="float" office:value="193.892" calcext:value-type="float">
            <text:p>193,892</text:p>
          </table:table-cell>
          <table:table-cell office:value-type="float" office:value="60.611044" calcext:value-type="float">
            <text:p>60,611044</text:p>
          </table:table-cell>
          <table:table-cell/>
          <table:table-cell office:value-type="float" office:value="1598.908" calcext:value-type="float">
            <text:p>1598,908</text:p>
          </table:table-cell>
          <table:table-cell office:value-type="float" office:value="542.047468" calcext:value-type="float">
            <text:p>542,047468</text:p>
          </table:table-cell>
          <table:table-cell table:number-columns-repeated="7"/>
        </table:table-row>
        <table:table-row table:style-name="ro1">
          <table:table-cell office:value-type="float" office:value="62.8" calcext:value-type="float">
            <text:p>62,8</text:p>
          </table:table-cell>
          <table:table-cell office:value-type="float" office:value="3.31241" calcext:value-type="float">
            <text:p>3,31241</text:p>
          </table:table-cell>
          <table:table-cell/>
          <table:table-cell office:value-type="float" office:value="114.832" calcext:value-type="float">
            <text:p>114,832</text:p>
          </table:table-cell>
          <table:table-cell office:value-type="float" office:value="60.412589" calcext:value-type="float">
            <text:p>60,412589</text:p>
          </table:table-cell>
          <table:table-cell/>
          <table:table-cell office:value-type="float" office:value="1599.17" calcext:value-type="float">
            <text:p>1599,17</text:p>
          </table:table-cell>
          <table:table-cell office:value-type="float" office:value="541.83275" calcext:value-type="float">
            <text:p>541,83275</text:p>
          </table:table-cell>
          <table:table-cell table:number-columns-repeated="7"/>
        </table:table-row>
        <table:table-row table:style-name="ro1">
          <table:table-cell office:value-type="float" office:value="63.578" calcext:value-type="float">
            <text:p>63,578</text:p>
          </table:table-cell>
          <table:table-cell office:value-type="float" office:value="3.30985" calcext:value-type="float">
            <text:p>3,30985</text:p>
          </table:table-cell>
          <table:table-cell/>
          <table:table-cell office:value-type="float" office:value="114.967" calcext:value-type="float">
            <text:p>114,967</text:p>
          </table:table-cell>
          <table:table-cell office:value-type="float" office:value="60.363758" calcext:value-type="float">
            <text:p>60,363758</text:p>
          </table:table-cell>
          <table:table-cell/>
          <table:table-cell office:value-type="float" office:value="1601.229" calcext:value-type="float">
            <text:p>1601,229</text:p>
          </table:table-cell>
          <table:table-cell office:value-type="float" office:value="541.740126" calcext:value-type="float">
            <text:p>541,740126</text:p>
          </table:table-cell>
          <table:table-cell table:number-columns-repeated="7"/>
        </table:table-row>
        <table:table-row table:style-name="ro1">
          <table:table-cell office:value-type="float" office:value="63.417" calcext:value-type="float">
            <text:p>63,417</text:p>
          </table:table-cell>
          <table:table-cell office:value-type="float" office:value="3.309219" calcext:value-type="float">
            <text:p>3,309219</text:p>
          </table:table-cell>
          <table:table-cell/>
          <table:table-cell office:value-type="float" office:value="115.599" calcext:value-type="float">
            <text:p>115,599</text:p>
          </table:table-cell>
          <table:table-cell office:value-type="float" office:value="60.310427" calcext:value-type="float">
            <text:p>60,310427</text:p>
          </table:table-cell>
          <table:table-cell/>
          <table:table-cell office:value-type="float" office:value="1599.737" calcext:value-type="float">
            <text:p>1599,737</text:p>
          </table:table-cell>
          <table:table-cell office:value-type="float" office:value="541.636394" calcext:value-type="float">
            <text:p>541,636394</text:p>
          </table:table-cell>
          <table:table-cell table:number-columns-repeated="7"/>
        </table:table-row>
        <table:table-row table:style-name="ro1">
          <table:table-cell office:value-type="float" office:value="64.338" calcext:value-type="float">
            <text:p>64,338</text:p>
          </table:table-cell>
          <table:table-cell office:value-type="float" office:value="3.305662" calcext:value-type="float">
            <text:p>3,305662</text:p>
          </table:table-cell>
          <table:table-cell/>
          <table:table-cell office:value-type="float" office:value="114.736" calcext:value-type="float">
            <text:p>114,736</text:p>
          </table:table-cell>
          <table:table-cell office:value-type="float" office:value="60.293346" calcext:value-type="float">
            <text:p>60,293346</text:p>
          </table:table-cell>
          <table:table-cell/>
          <table:table-cell office:value-type="float" office:value="1598.349" calcext:value-type="float">
            <text:p>1598,349</text:p>
          </table:table-cell>
          <table:table-cell office:value-type="float" office:value="541.267136" calcext:value-type="float">
            <text:p>541,267136</text:p>
          </table:table-cell>
          <table:table-cell table:number-columns-repeated="7"/>
        </table:table-row>
        <table:table-row table:style-name="ro1">
          <table:table-cell office:value-type="float" office:value="63.023" calcext:value-type="float">
            <text:p>63,023</text:p>
          </table:table-cell>
          <table:table-cell office:value-type="float" office:value="3.300689" calcext:value-type="float">
            <text:p>3,300689</text:p>
          </table:table-cell>
          <table:table-cell/>
          <table:table-cell office:value-type="float" office:value="192.881" calcext:value-type="float">
            <text:p>192,881</text:p>
          </table:table-cell>
          <table:table-cell office:value-type="float" office:value="60.179884" calcext:value-type="float">
            <text:p>60,179884</text:p>
          </table:table-cell>
          <table:table-cell/>
          <table:table-cell office:value-type="float" office:value="1598.846" calcext:value-type="float">
            <text:p>1598,846</text:p>
          </table:table-cell>
          <table:table-cell office:value-type="float" office:value="540.810527" calcext:value-type="float">
            <text:p>540,810527</text:p>
          </table:table-cell>
          <table:table-cell table:number-columns-repeated="7"/>
        </table:table-row>
        <table:table-row table:style-name="ro1">
          <table:table-cell office:value-type="float" office:value="63.662" calcext:value-type="float">
            <text:p>63,662</text:p>
          </table:table-cell>
          <table:table-cell office:value-type="float" office:value="3.299768" calcext:value-type="float">
            <text:p>3,299768</text:p>
          </table:table-cell>
          <table:table-cell/>
          <table:table-cell office:value-type="float" office:value="114.066" calcext:value-type="float">
            <text:p>114,066</text:p>
          </table:table-cell>
          <table:table-cell office:value-type="float" office:value="60.104145" calcext:value-type="float">
            <text:p>60,104145</text:p>
          </table:table-cell>
          <table:table-cell/>
          <table:table-cell office:value-type="float" office:value="1599.382" calcext:value-type="float">
            <text:p>1599,382</text:p>
          </table:table-cell>
          <table:table-cell office:value-type="float" office:value="540.484482" calcext:value-type="float">
            <text:p>540,484482</text:p>
          </table:table-cell>
          <table:table-cell table:number-columns-repeated="7"/>
        </table:table-row>
        <table:table-row table:style-name="ro1">
          <table:table-cell office:value-type="float" office:value="65.086" calcext:value-type="float">
            <text:p>65,086</text:p>
          </table:table-cell>
          <table:table-cell office:value-type="float" office:value="3.297546" calcext:value-type="float">
            <text:p>3,297546</text:p>
          </table:table-cell>
          <table:table-cell/>
          <table:table-cell office:value-type="float" office:value="114.47" calcext:value-type="float">
            <text:p>114,47</text:p>
          </table:table-cell>
          <table:table-cell office:value-type="float" office:value="60.046856" calcext:value-type="float">
            <text:p>60,046856</text:p>
          </table:table-cell>
          <table:table-cell/>
          <table:table-cell office:value-type="float" office:value="1598.08" calcext:value-type="float">
            <text:p>1598,08</text:p>
          </table:table-cell>
          <table:table-cell office:value-type="float" office:value="540.482378" calcext:value-type="float">
            <text:p>540,482378</text:p>
          </table:table-cell>
          <table:table-cell table:number-columns-repeated="7"/>
        </table:table-row>
        <table:table-row table:style-name="ro1">
          <table:table-cell office:value-type="float" office:value="63.536" calcext:value-type="float">
            <text:p>63,536</text:p>
          </table:table-cell>
          <table:table-cell office:value-type="float" office:value="3.288131" calcext:value-type="float">
            <text:p>3,288131</text:p>
          </table:table-cell>
          <table:table-cell/>
          <table:table-cell office:value-type="float" office:value="115.068" calcext:value-type="float">
            <text:p>115,068</text:p>
          </table:table-cell>
          <table:table-cell office:value-type="float" office:value="59.97619" calcext:value-type="float">
            <text:p>59,97619</text:p>
          </table:table-cell>
          <table:table-cell/>
          <table:table-cell office:value-type="float" office:value="1598.733" calcext:value-type="float">
            <text:p>1598,733</text:p>
          </table:table-cell>
          <table:table-cell office:value-type="float" office:value="540.400836" calcext:value-type="float">
            <text:p>540,400836</text:p>
          </table:table-cell>
          <table:table-cell table:number-columns-repeated="7"/>
        </table:table-row>
        <table:table-row table:style-name="ro1">
          <table:table-cell office:value-type="float" office:value="66.444" calcext:value-type="float">
            <text:p>66,444</text:p>
          </table:table-cell>
          <table:table-cell office:value-type="float" office:value="3.287435" calcext:value-type="float">
            <text:p>3,287435</text:p>
          </table:table-cell>
          <table:table-cell/>
          <table:table-cell office:value-type="float" office:value="193.76" calcext:value-type="float">
            <text:p>193,76</text:p>
          </table:table-cell>
          <table:table-cell office:value-type="float" office:value="59.580015" calcext:value-type="float">
            <text:p>59,580015</text:p>
          </table:table-cell>
          <table:table-cell/>
          <table:table-cell office:value-type="float" office:value="1596.744" calcext:value-type="float">
            <text:p>1596,744</text:p>
          </table:table-cell>
          <table:table-cell office:value-type="float" office:value="540.379202" calcext:value-type="float">
            <text:p>540,379202</text:p>
          </table:table-cell>
          <table:table-cell table:number-columns-repeated="7"/>
        </table:table-row>
        <table:table-row table:style-name="ro1">
          <table:table-cell office:value-type="float" office:value="65.469" calcext:value-type="float">
            <text:p>65,469</text:p>
          </table:table-cell>
          <table:table-cell office:value-type="float" office:value="3.268878" calcext:value-type="float">
            <text:p>3,268878</text:p>
          </table:table-cell>
          <table:table-cell/>
          <table:table-cell office:value-type="float" office:value="114.413" calcext:value-type="float">
            <text:p>114,413</text:p>
          </table:table-cell>
          <table:table-cell office:value-type="float" office:value="59.325513" calcext:value-type="float">
            <text:p>59,325513</text:p>
          </table:table-cell>
          <table:table-cell/>
          <table:table-cell office:value-type="float" office:value="1598.599" calcext:value-type="float">
            <text:p>1598,599</text:p>
          </table:table-cell>
          <table:table-cell office:value-type="float" office:value="540.211755" calcext:value-type="float">
            <text:p>540,211755</text:p>
          </table:table-cell>
          <table:table-cell table:number-columns-repeated="7"/>
        </table:table-row>
        <table:table-row table:style-name="ro1">
          <table:table-cell office:value-type="float" office:value="62.599" calcext:value-type="float">
            <text:p>62,599</text:p>
          </table:table-cell>
          <table:table-cell office:value-type="float" office:value="3.26769" calcext:value-type="float">
            <text:p>3,26769</text:p>
          </table:table-cell>
          <table:table-cell/>
          <table:table-cell office:value-type="float" office:value="115.003" calcext:value-type="float">
            <text:p>115,003</text:p>
          </table:table-cell>
          <table:table-cell office:value-type="float" office:value="59.109785" calcext:value-type="float">
            <text:p>59,109785</text:p>
          </table:table-cell>
          <table:table-cell/>
          <table:table-cell office:value-type="float" office:value="1598.943" calcext:value-type="float">
            <text:p>1598,943</text:p>
          </table:table-cell>
          <table:table-cell office:value-type="float" office:value="539.921253" calcext:value-type="float">
            <text:p>539,921253</text:p>
          </table:table-cell>
          <table:table-cell table:number-columns-repeated="7"/>
        </table:table-row>
        <table:table-row table:style-name="ro1">
          <table:table-cell office:value-type="float" office:value="62.836" calcext:value-type="float">
            <text:p>62,836</text:p>
          </table:table-cell>
          <table:table-cell office:value-type="float" office:value="3.265019" calcext:value-type="float">
            <text:p>3,265019</text:p>
          </table:table-cell>
          <table:table-cell/>
          <table:table-cell office:value-type="float" office:value="113.483" calcext:value-type="float">
            <text:p>113,483</text:p>
          </table:table-cell>
          <table:table-cell office:value-type="float" office:value="58.852125" calcext:value-type="float">
            <text:p>58,852125</text:p>
          </table:table-cell>
          <table:table-cell/>
          <table:table-cell office:value-type="float" office:value="1597.42" calcext:value-type="float">
            <text:p>1597,42</text:p>
          </table:table-cell>
          <table:table-cell office:value-type="float" office:value="539.644311" calcext:value-type="float">
            <text:p>539,644311</text:p>
          </table:table-cell>
          <table:table-cell table:number-columns-repeated="7"/>
        </table:table-row>
        <table:table-row table:style-name="ro1">
          <table:table-cell office:value-type="float" office:value="66.412" calcext:value-type="float">
            <text:p>66,412</text:p>
          </table:table-cell>
          <table:table-cell office:value-type="float" office:value="3.26393" calcext:value-type="float">
            <text:p>3,26393</text:p>
          </table:table-cell>
          <table:table-cell/>
          <table:table-cell office:value-type="float" office:value="113.316" calcext:value-type="float">
            <text:p>113,316</text:p>
          </table:table-cell>
          <table:table-cell office:value-type="float" office:value="58.57979" calcext:value-type="float">
            <text:p>58,57979</text:p>
          </table:table-cell>
          <table:table-cell/>
          <table:table-cell office:value-type="float" office:value="1596.425" calcext:value-type="float">
            <text:p>1596,425</text:p>
          </table:table-cell>
          <table:table-cell office:value-type="float" office:value="539.245809" calcext:value-type="float">
            <text:p>539,245809</text:p>
          </table:table-cell>
          <table:table-cell table:number-columns-repeated="7"/>
        </table:table-row>
        <table:table-row table:style-name="ro1">
          <table:table-cell office:value-type="float" office:value="63.031" calcext:value-type="float">
            <text:p>63,031</text:p>
          </table:table-cell>
          <table:table-cell office:value-type="float" office:value="3.256971" calcext:value-type="float">
            <text:p>3,256971</text:p>
          </table:table-cell>
          <table:table-cell/>
          <table:table-cell office:value-type="float" office:value="191.257" calcext:value-type="float">
            <text:p>191,257</text:p>
          </table:table-cell>
          <table:table-cell office:value-type="float" office:value="58.510505" calcext:value-type="float">
            <text:p>58,510505</text:p>
          </table:table-cell>
          <table:table-cell/>
          <table:table-cell office:value-type="float" office:value="1678.489" calcext:value-type="float">
            <text:p>1678,489</text:p>
          </table:table-cell>
          <table:table-cell office:value-type="float" office:value="539.134993" calcext:value-type="float">
            <text:p>539,134993</text:p>
          </table:table-cell>
          <table:table-cell table:number-columns-repeated="7"/>
        </table:table-row>
        <table:table-row table:style-name="ro1">
          <table:table-cell office:value-type="float" office:value="67.574" calcext:value-type="float">
            <text:p>67,574</text:p>
          </table:table-cell>
          <table:table-cell office:value-type="float" office:value="3.255376" calcext:value-type="float">
            <text:p>3,255376</text:p>
          </table:table-cell>
          <table:table-cell/>
          <table:table-cell office:value-type="float" office:value="113.765" calcext:value-type="float">
            <text:p>113,765</text:p>
          </table:table-cell>
          <table:table-cell office:value-type="float" office:value="58.507774" calcext:value-type="float">
            <text:p>58,507774</text:p>
          </table:table-cell>
          <table:table-cell/>
          <table:table-cell office:value-type="float" office:value="1596.371" calcext:value-type="float">
            <text:p>1596,371</text:p>
          </table:table-cell>
          <table:table-cell office:value-type="float" office:value="538.992228" calcext:value-type="float">
            <text:p>538,992228</text:p>
          </table:table-cell>
          <table:table-cell table:number-columns-repeated="7"/>
        </table:table-row>
        <table:table-row table:style-name="ro1">
          <table:table-cell office:value-type="float" office:value="218.211" calcext:value-type="float">
            <text:p>218,211</text:p>
          </table:table-cell>
          <table:table-cell office:value-type="float" office:value="3.255268" calcext:value-type="float">
            <text:p>3,255268</text:p>
          </table:table-cell>
          <table:table-cell/>
          <table:table-cell office:value-type="float" office:value="114.634" calcext:value-type="float">
            <text:p>114,634</text:p>
          </table:table-cell>
          <table:table-cell office:value-type="float" office:value="58.495715" calcext:value-type="float">
            <text:p>58,495715</text:p>
          </table:table-cell>
          <table:table-cell/>
          <table:table-cell office:value-type="float" office:value="1596.234" calcext:value-type="float">
            <text:p>1596,234</text:p>
          </table:table-cell>
          <table:table-cell office:value-type="float" office:value="538.753043" calcext:value-type="float">
            <text:p>538,753043</text:p>
          </table:table-cell>
          <table:table-cell table:number-columns-repeated="7"/>
        </table:table-row>
        <table:table-row table:style-name="ro1">
          <table:table-cell office:value-type="float" office:value="63.62" calcext:value-type="float">
            <text:p>63,62</text:p>
          </table:table-cell>
          <table:table-cell office:value-type="float" office:value="3.252152" calcext:value-type="float">
            <text:p>3,252152</text:p>
          </table:table-cell>
          <table:table-cell/>
          <table:table-cell office:value-type="float" office:value="114.242" calcext:value-type="float">
            <text:p>114,242</text:p>
          </table:table-cell>
          <table:table-cell office:value-type="float" office:value="58.494349" calcext:value-type="float">
            <text:p>58,494349</text:p>
          </table:table-cell>
          <table:table-cell/>
          <table:table-cell office:value-type="float" office:value="1596.39" calcext:value-type="float">
            <text:p>1596,39</text:p>
          </table:table-cell>
          <table:table-cell office:value-type="float" office:value="538.442024" calcext:value-type="float">
            <text:p>538,442024</text:p>
          </table:table-cell>
          <table:table-cell table:number-columns-repeated="7"/>
        </table:table-row>
        <table:table-row table:style-name="ro1">
          <table:table-cell office:value-type="float" office:value="62.857" calcext:value-type="float">
            <text:p>62,857</text:p>
          </table:table-cell>
          <table:table-cell office:value-type="float" office:value="3.245838" calcext:value-type="float">
            <text:p>3,245838</text:p>
          </table:table-cell>
          <table:table-cell/>
          <table:table-cell office:value-type="float" office:value="119.663" calcext:value-type="float">
            <text:p>119,663</text:p>
          </table:table-cell>
          <table:table-cell office:value-type="float" office:value="58.481421" calcext:value-type="float">
            <text:p>58,481421</text:p>
          </table:table-cell>
          <table:table-cell/>
          <table:table-cell office:value-type="float" office:value="1594.92" calcext:value-type="float">
            <text:p>1594,92</text:p>
          </table:table-cell>
          <table:table-cell office:value-type="float" office:value="538.215897" calcext:value-type="float">
            <text:p>538,215897</text:p>
          </table:table-cell>
          <table:table-cell table:number-columns-repeated="7"/>
        </table:table-row>
        <table:table-row table:style-name="ro1">
          <table:table-cell office:value-type="float" office:value="67.249" calcext:value-type="float">
            <text:p>67,249</text:p>
          </table:table-cell>
          <table:table-cell office:value-type="float" office:value="3.24294" calcext:value-type="float">
            <text:p>3,24294</text:p>
          </table:table-cell>
          <table:table-cell/>
          <table:table-cell office:value-type="float" office:value="113.031" calcext:value-type="float">
            <text:p>113,031</text:p>
          </table:table-cell>
          <table:table-cell office:value-type="float" office:value="58.458096" calcext:value-type="float">
            <text:p>58,458096</text:p>
          </table:table-cell>
          <table:table-cell/>
          <table:table-cell office:value-type="float" office:value="1595.697" calcext:value-type="float">
            <text:p>1595,697</text:p>
          </table:table-cell>
          <table:table-cell office:value-type="float" office:value="537.818424" calcext:value-type="float">
            <text:p>537,818424</text:p>
          </table:table-cell>
          <table:table-cell table:number-columns-repeated="7"/>
        </table:table-row>
        <table:table-row table:style-name="ro1">
          <table:table-cell office:value-type="float" office:value="62.508" calcext:value-type="float">
            <text:p>62,508</text:p>
          </table:table-cell>
          <table:table-cell office:value-type="float" office:value="3.23274" calcext:value-type="float">
            <text:p>3,23274</text:p>
          </table:table-cell>
          <table:table-cell/>
          <table:table-cell office:value-type="float" office:value="192.292" calcext:value-type="float">
            <text:p>192,292</text:p>
          </table:table-cell>
          <table:table-cell office:value-type="float" office:value="58.290039" calcext:value-type="float">
            <text:p>58,290039</text:p>
          </table:table-cell>
          <table:table-cell/>
          <table:table-cell office:value-type="float" office:value="1594.09" calcext:value-type="float">
            <text:p>1594,09</text:p>
          </table:table-cell>
          <table:table-cell office:value-type="float" office:value="537.392706" calcext:value-type="float">
            <text:p>537,392706</text:p>
          </table:table-cell>
          <table:table-cell table:number-columns-repeated="7"/>
        </table:table-row>
        <table:table-row table:style-name="ro1">
          <table:table-cell office:value-type="float" office:value="64.433" calcext:value-type="float">
            <text:p>64,433</text:p>
          </table:table-cell>
          <table:table-cell office:value-type="float" office:value="3.231686" calcext:value-type="float">
            <text:p>3,231686</text:p>
          </table:table-cell>
          <table:table-cell/>
          <table:table-cell office:value-type="float" office:value="111.727" calcext:value-type="float">
            <text:p>111,727</text:p>
          </table:table-cell>
          <table:table-cell office:value-type="float" office:value="58.274021" calcext:value-type="float">
            <text:p>58,274021</text:p>
          </table:table-cell>
          <table:table-cell/>
          <table:table-cell office:value-type="float" office:value="1593.838" calcext:value-type="float">
            <text:p>1593,838</text:p>
          </table:table-cell>
          <table:table-cell office:value-type="float" office:value="537.30535" calcext:value-type="float">
            <text:p>537,30535</text:p>
          </table:table-cell>
          <table:table-cell table:number-columns-repeated="7"/>
        </table:table-row>
        <table:table-row table:style-name="ro1">
          <table:table-cell office:value-type="float" office:value="64.182" calcext:value-type="float">
            <text:p>64,182</text:p>
          </table:table-cell>
          <table:table-cell office:value-type="float" office:value="3.217048" calcext:value-type="float">
            <text:p>3,217048</text:p>
          </table:table-cell>
          <table:table-cell/>
          <table:table-cell office:value-type="float" office:value="113.232" calcext:value-type="float">
            <text:p>113,232</text:p>
          </table:table-cell>
          <table:table-cell office:value-type="float" office:value="58.245092" calcext:value-type="float">
            <text:p>58,245092</text:p>
          </table:table-cell>
          <table:table-cell/>
          <table:table-cell office:value-type="float" office:value="1599.044" calcext:value-type="float">
            <text:p>1599,044</text:p>
          </table:table-cell>
          <table:table-cell office:value-type="float" office:value="536.810773" calcext:value-type="float">
            <text:p>536,810773</text:p>
          </table:table-cell>
          <table:table-cell table:number-columns-repeated="7"/>
        </table:table-row>
        <table:table-row table:style-name="ro1">
          <table:table-cell office:value-type="float" office:value="63.119" calcext:value-type="float">
            <text:p>63,119</text:p>
          </table:table-cell>
          <table:table-cell office:value-type="float" office:value="3.203286" calcext:value-type="float">
            <text:p>3,203286</text:p>
          </table:table-cell>
          <table:table-cell/>
          <table:table-cell office:value-type="float" office:value="112.533" calcext:value-type="float">
            <text:p>112,533</text:p>
          </table:table-cell>
          <table:table-cell office:value-type="float" office:value="58.137587" calcext:value-type="float">
            <text:p>58,137587</text:p>
          </table:table-cell>
          <table:table-cell/>
          <table:table-cell office:value-type="float" office:value="1594.13" calcext:value-type="float">
            <text:p>1594,13</text:p>
          </table:table-cell>
          <table:table-cell office:value-type="float" office:value="536.55052" calcext:value-type="float">
            <text:p>536,55052</text:p>
          </table:table-cell>
          <table:table-cell table:number-columns-repeated="7"/>
        </table:table-row>
        <table:table-row table:style-name="ro1">
          <table:table-cell office:value-type="float" office:value="61.917" calcext:value-type="float">
            <text:p>61,917</text:p>
          </table:table-cell>
          <table:table-cell office:value-type="float" office:value="3.199986" calcext:value-type="float">
            <text:p>3,199986</text:p>
          </table:table-cell>
          <table:table-cell/>
          <table:table-cell office:value-type="float" office:value="113.092" calcext:value-type="float">
            <text:p>113,092</text:p>
          </table:table-cell>
          <table:table-cell office:value-type="float" office:value="58.117545" calcext:value-type="float">
            <text:p>58,117545</text:p>
          </table:table-cell>
          <table:table-cell/>
          <table:table-cell office:value-type="float" office:value="1593.929" calcext:value-type="float">
            <text:p>1593,929</text:p>
          </table:table-cell>
          <table:table-cell office:value-type="float" office:value="535.182787" calcext:value-type="float">
            <text:p>535,182787</text:p>
          </table:table-cell>
          <table:table-cell table:number-columns-repeated="7"/>
        </table:table-row>
        <table:table-row table:style-name="ro1">
          <table:table-cell office:value-type="float" office:value="64.866" calcext:value-type="float">
            <text:p>64,866</text:p>
          </table:table-cell>
          <table:table-cell office:value-type="float" office:value="3.198489" calcext:value-type="float">
            <text:p>3,198489</text:p>
          </table:table-cell>
          <table:table-cell/>
          <table:table-cell office:value-type="float" office:value="114.227" calcext:value-type="float">
            <text:p>114,227</text:p>
          </table:table-cell>
          <table:table-cell office:value-type="float" office:value="58.035167" calcext:value-type="float">
            <text:p>58,035167</text:p>
          </table:table-cell>
          <table:table-cell/>
          <table:table-cell office:value-type="float" office:value="1592.455" calcext:value-type="float">
            <text:p>1592,455</text:p>
          </table:table-cell>
          <table:table-cell office:value-type="float" office:value="535.10868" calcext:value-type="float">
            <text:p>535,10868</text:p>
          </table:table-cell>
          <table:table-cell table:number-columns-repeated="7"/>
        </table:table-row>
        <table:table-row table:style-name="ro1">
          <table:table-cell office:value-type="float" office:value="62.65" calcext:value-type="float">
            <text:p>62,65</text:p>
          </table:table-cell>
          <table:table-cell office:value-type="float" office:value="3.194616" calcext:value-type="float">
            <text:p>3,194616</text:p>
          </table:table-cell>
          <table:table-cell/>
          <table:table-cell office:value-type="float" office:value="113.454" calcext:value-type="float">
            <text:p>113,454</text:p>
          </table:table-cell>
          <table:table-cell office:value-type="float" office:value="57.981475" calcext:value-type="float">
            <text:p>57,981475</text:p>
          </table:table-cell>
          <table:table-cell/>
          <table:table-cell office:value-type="float" office:value="1613.503" calcext:value-type="float">
            <text:p>1613,503</text:p>
          </table:table-cell>
          <table:table-cell office:value-type="float" office:value="534.867255" calcext:value-type="float">
            <text:p>534,867255</text:p>
          </table:table-cell>
          <table:table-cell table:number-columns-repeated="7"/>
        </table:table-row>
        <table:table-row table:style-name="ro1">
          <table:table-cell office:value-type="float" office:value="62.755" calcext:value-type="float">
            <text:p>62,755</text:p>
          </table:table-cell>
          <table:table-cell office:value-type="float" office:value="3.187396" calcext:value-type="float">
            <text:p>3,187396</text:p>
          </table:table-cell>
          <table:table-cell/>
          <table:table-cell office:value-type="float" office:value="112.07" calcext:value-type="float">
            <text:p>112,07</text:p>
          </table:table-cell>
          <table:table-cell office:value-type="float" office:value="57.807513" calcext:value-type="float">
            <text:p>57,807513</text:p>
          </table:table-cell>
          <table:table-cell/>
          <table:table-cell office:value-type="float" office:value="1593.499" calcext:value-type="float">
            <text:p>1593,499</text:p>
          </table:table-cell>
          <table:table-cell office:value-type="float" office:value="534.586374" calcext:value-type="float">
            <text:p>534,586374</text:p>
          </table:table-cell>
          <table:table-cell table:number-columns-repeated="7"/>
        </table:table-row>
        <table:table-row table:style-name="ro1">
          <table:table-cell office:value-type="float" office:value="61.952" calcext:value-type="float">
            <text:p>61,952</text:p>
          </table:table-cell>
          <table:table-cell office:value-type="float" office:value="3.185651" calcext:value-type="float">
            <text:p>3,185651</text:p>
          </table:table-cell>
          <table:table-cell/>
          <table:table-cell office:value-type="float" office:value="111.609" calcext:value-type="float">
            <text:p>111,609</text:p>
          </table:table-cell>
          <table:table-cell office:value-type="float" office:value="57.71661" calcext:value-type="float">
            <text:p>57,71661</text:p>
          </table:table-cell>
          <table:table-cell/>
          <table:table-cell office:value-type="float" office:value="1602.169" calcext:value-type="float">
            <text:p>1602,169</text:p>
          </table:table-cell>
          <table:table-cell office:value-type="float" office:value="533.599877" calcext:value-type="float">
            <text:p>533,599877</text:p>
          </table:table-cell>
          <table:table-cell table:number-columns-repeated="7"/>
        </table:table-row>
        <table:table-row table:style-name="ro1">
          <table:table-cell office:value-type="float" office:value="64.839" calcext:value-type="float">
            <text:p>64,839</text:p>
          </table:table-cell>
          <table:table-cell office:value-type="float" office:value="3.184544" calcext:value-type="float">
            <text:p>3,184544</text:p>
          </table:table-cell>
          <table:table-cell/>
          <table:table-cell office:value-type="float" office:value="111.031" calcext:value-type="float">
            <text:p>111,031</text:p>
          </table:table-cell>
          <table:table-cell office:value-type="float" office:value="57.624977" calcext:value-type="float">
            <text:p>57,624977</text:p>
          </table:table-cell>
          <table:table-cell/>
          <table:table-cell office:value-type="float" office:value="1594.906" calcext:value-type="float">
            <text:p>1594,906</text:p>
          </table:table-cell>
          <table:table-cell office:value-type="float" office:value="533.071686" calcext:value-type="float">
            <text:p>533,071686</text:p>
          </table:table-cell>
          <table:table-cell table:number-columns-repeated="7"/>
        </table:table-row>
        <table:table-row table:style-name="ro1">
          <table:table-cell office:value-type="float" office:value="64.003" calcext:value-type="float">
            <text:p>64,003</text:p>
          </table:table-cell>
          <table:table-cell office:value-type="float" office:value="3.17285" calcext:value-type="float">
            <text:p>3,17285</text:p>
          </table:table-cell>
          <table:table-cell/>
          <table:table-cell office:value-type="float" office:value="111.84" calcext:value-type="float">
            <text:p>111,84</text:p>
          </table:table-cell>
          <table:table-cell office:value-type="float" office:value="57.540611" calcext:value-type="float">
            <text:p>57,540611</text:p>
          </table:table-cell>
          <table:table-cell/>
          <table:table-cell office:value-type="float" office:value="1591.852" calcext:value-type="float">
            <text:p>1591,852</text:p>
          </table:table-cell>
          <table:table-cell office:value-type="float" office:value="533.064295" calcext:value-type="float">
            <text:p>533,064295</text:p>
          </table:table-cell>
          <table:table-cell table:number-columns-repeated="7"/>
        </table:table-row>
        <table:table-row table:style-name="ro1">
          <table:table-cell office:value-type="float" office:value="62.646" calcext:value-type="float">
            <text:p>62,646</text:p>
          </table:table-cell>
          <table:table-cell office:value-type="float" office:value="3.157555" calcext:value-type="float">
            <text:p>3,157555</text:p>
          </table:table-cell>
          <table:table-cell/>
          <table:table-cell office:value-type="float" office:value="189.231" calcext:value-type="float">
            <text:p>189,231</text:p>
          </table:table-cell>
          <table:table-cell office:value-type="float" office:value="57.45864" calcext:value-type="float">
            <text:p>57,45864</text:p>
          </table:table-cell>
          <table:table-cell/>
          <table:table-cell office:value-type="float" office:value="1590.669" calcext:value-type="float">
            <text:p>1590,669</text:p>
          </table:table-cell>
          <table:table-cell office:value-type="float" office:value="532.541461" calcext:value-type="float">
            <text:p>532,541461</text:p>
          </table:table-cell>
          <table:table-cell table:number-columns-repeated="7"/>
        </table:table-row>
        <table:table-row table:style-name="ro1">
          <table:table-cell office:value-type="float" office:value="63.723" calcext:value-type="float">
            <text:p>63,723</text:p>
          </table:table-cell>
          <table:table-cell office:value-type="float" office:value="3.152119" calcext:value-type="float">
            <text:p>3,152119</text:p>
          </table:table-cell>
          <table:table-cell/>
          <table:table-cell office:value-type="float" office:value="112.507" calcext:value-type="float">
            <text:p>112,507</text:p>
          </table:table-cell>
          <table:table-cell office:value-type="float" office:value="57.331573" calcext:value-type="float">
            <text:p>57,331573</text:p>
          </table:table-cell>
          <table:table-cell/>
          <table:table-cell office:value-type="float" office:value="1590.169" calcext:value-type="float">
            <text:p>1590,169</text:p>
          </table:table-cell>
          <table:table-cell office:value-type="float" office:value="532.054737" calcext:value-type="float">
            <text:p>532,054737</text:p>
          </table:table-cell>
          <table:table-cell table:number-columns-repeated="7"/>
        </table:table-row>
        <table:table-row table:style-name="ro1">
          <table:table-cell office:value-type="float" office:value="63.005" calcext:value-type="float">
            <text:p>63,005</text:p>
          </table:table-cell>
          <table:table-cell office:value-type="float" office:value="3.151657" calcext:value-type="float">
            <text:p>3,151657</text:p>
          </table:table-cell>
          <table:table-cell/>
          <table:table-cell office:value-type="float" office:value="112.113" calcext:value-type="float">
            <text:p>112,113</text:p>
          </table:table-cell>
          <table:table-cell office:value-type="float" office:value="57.266184" calcext:value-type="float">
            <text:p>57,266184</text:p>
          </table:table-cell>
          <table:table-cell/>
          <table:table-cell office:value-type="float" office:value="1598.298" calcext:value-type="float">
            <text:p>1598,298</text:p>
          </table:table-cell>
          <table:table-cell office:value-type="float" office:value="531.948427" calcext:value-type="float">
            <text:p>531,948427</text:p>
          </table:table-cell>
          <table:table-cell table:number-columns-repeated="7"/>
        </table:table-row>
        <table:table-row table:style-name="ro1">
          <table:table-cell office:value-type="float" office:value="64.169" calcext:value-type="float">
            <text:p>64,169</text:p>
          </table:table-cell>
          <table:table-cell office:value-type="float" office:value="3.138078" calcext:value-type="float">
            <text:p>3,138078</text:p>
          </table:table-cell>
          <table:table-cell/>
          <table:table-cell office:value-type="float" office:value="191.188" calcext:value-type="float">
            <text:p>191,188</text:p>
          </table:table-cell>
          <table:table-cell office:value-type="float" office:value="57.254751" calcext:value-type="float">
            <text:p>57,254751</text:p>
          </table:table-cell>
          <table:table-cell/>
          <table:table-cell office:value-type="float" office:value="1662.194" calcext:value-type="float">
            <text:p>1662,194</text:p>
          </table:table-cell>
          <table:table-cell office:value-type="float" office:value="531.417978" calcext:value-type="float">
            <text:p>531,417978</text:p>
          </table:table-cell>
          <table:table-cell table:number-columns-repeated="7"/>
        </table:table-row>
        <table:table-row table:style-name="ro1">
          <table:table-cell office:value-type="float" office:value="65.237" calcext:value-type="float">
            <text:p>65,237</text:p>
          </table:table-cell>
          <table:table-cell office:value-type="float" office:value="3.135427" calcext:value-type="float">
            <text:p>3,135427</text:p>
          </table:table-cell>
          <table:table-cell/>
          <table:table-cell office:value-type="float" office:value="112.195" calcext:value-type="float">
            <text:p>112,195</text:p>
          </table:table-cell>
          <table:table-cell office:value-type="float" office:value="56.936299" calcext:value-type="float">
            <text:p>56,936299</text:p>
          </table:table-cell>
          <table:table-cell/>
          <table:table-cell office:value-type="float" office:value="1587.7" calcext:value-type="float">
            <text:p>1587,7</text:p>
          </table:table-cell>
          <table:table-cell office:value-type="float" office:value="530.32445" calcext:value-type="float">
            <text:p>530,32445</text:p>
          </table:table-cell>
          <table:table-cell table:number-columns-repeated="7"/>
        </table:table-row>
        <table:table-row table:style-name="ro1">
          <table:table-cell office:value-type="float" office:value="63.863" calcext:value-type="float">
            <text:p>63,863</text:p>
          </table:table-cell>
          <table:table-cell office:value-type="float" office:value="3.129759" calcext:value-type="float">
            <text:p>3,129759</text:p>
          </table:table-cell>
          <table:table-cell/>
          <table:table-cell office:value-type="float" office:value="116.546" calcext:value-type="float">
            <text:p>116,546</text:p>
          </table:table-cell>
          <table:table-cell office:value-type="float" office:value="56.742122" calcext:value-type="float">
            <text:p>56,742122</text:p>
          </table:table-cell>
          <table:table-cell/>
          <table:table-cell office:value-type="float" office:value="1586.059" calcext:value-type="float">
            <text:p>1586,059</text:p>
          </table:table-cell>
          <table:table-cell office:value-type="float" office:value="529.092722" calcext:value-type="float">
            <text:p>529,092722</text:p>
          </table:table-cell>
          <table:table-cell table:number-columns-repeated="7"/>
        </table:table-row>
        <table:table-row table:style-name="ro1">
          <table:table-cell office:value-type="float" office:value="62.393" calcext:value-type="float">
            <text:p>62,393</text:p>
          </table:table-cell>
          <table:table-cell office:value-type="float" office:value="3.123923" calcext:value-type="float">
            <text:p>3,123923</text:p>
          </table:table-cell>
          <table:table-cell/>
          <table:table-cell office:value-type="float" office:value="111.722" calcext:value-type="float">
            <text:p>111,722</text:p>
          </table:table-cell>
          <table:table-cell office:value-type="float" office:value="56.685849" calcext:value-type="float">
            <text:p>56,685849</text:p>
          </table:table-cell>
          <table:table-cell/>
          <table:table-cell office:value-type="float" office:value="1585.486" calcext:value-type="float">
            <text:p>1585,486</text:p>
          </table:table-cell>
          <table:table-cell office:value-type="float" office:value="528.110296" calcext:value-type="float">
            <text:p>528,110296</text:p>
          </table:table-cell>
          <table:table-cell table:number-columns-repeated="7"/>
        </table:table-row>
        <table:table-row table:style-name="ro1">
          <table:table-cell office:value-type="float" office:value="78.027" calcext:value-type="float">
            <text:p>78,027</text:p>
          </table:table-cell>
          <table:table-cell office:value-type="float" office:value="3.122284" calcext:value-type="float">
            <text:p>3,122284</text:p>
          </table:table-cell>
          <table:table-cell/>
          <table:table-cell office:value-type="float" office:value="110.498" calcext:value-type="float">
            <text:p>110,498</text:p>
          </table:table-cell>
          <table:table-cell office:value-type="float" office:value="56.678415" calcext:value-type="float">
            <text:p>56,678415</text:p>
          </table:table-cell>
          <table:table-cell/>
          <table:table-cell office:value-type="float" office:value="1588.006" calcext:value-type="float">
            <text:p>1588,006</text:p>
          </table:table-cell>
          <table:table-cell office:value-type="float" office:value="526.814902" calcext:value-type="float">
            <text:p>526,814902</text:p>
          </table:table-cell>
          <table:table-cell table:number-columns-repeated="7"/>
        </table:table-row>
        <table:table-row table:style-name="ro1">
          <table:table-cell office:value-type="float" office:value="65.318" calcext:value-type="float">
            <text:p>65,318</text:p>
          </table:table-cell>
          <table:table-cell office:value-type="float" office:value="3.095039" calcext:value-type="float">
            <text:p>3,095039</text:p>
          </table:table-cell>
          <table:table-cell/>
          <table:table-cell office:value-type="float" office:value="110.051" calcext:value-type="float">
            <text:p>110,051</text:p>
          </table:table-cell>
          <table:table-cell office:value-type="float" office:value="56.344153" calcext:value-type="float">
            <text:p>56,344153</text:p>
          </table:table-cell>
          <table:table-cell/>
          <table:table-cell office:value-type="float" office:value="1582.432" calcext:value-type="float">
            <text:p>1582,432</text:p>
          </table:table-cell>
          <table:table-cell office:value-type="float" office:value="525.568931" calcext:value-type="float">
            <text:p>525,568931</text:p>
          </table:table-cell>
          <table:table-cell table:number-columns-repeated="7"/>
        </table:table-row>
        <table:table-row table:style-name="ro1">
          <table:table-cell office:value-type="float" office:value="62.926" calcext:value-type="float">
            <text:p>62,926</text:p>
          </table:table-cell>
          <table:table-cell office:value-type="float" office:value="3.09222" calcext:value-type="float">
            <text:p>3,09222</text:p>
          </table:table-cell>
          <table:table-cell/>
          <table:table-cell office:value-type="float" office:value="111.836" calcext:value-type="float">
            <text:p>111,836</text:p>
          </table:table-cell>
          <table:table-cell office:value-type="float" office:value="56.320438" calcext:value-type="float">
            <text:p>56,320438</text:p>
          </table:table-cell>
          <table:table-cell/>
          <table:table-cell office:value-type="float" office:value="1594.725" calcext:value-type="float">
            <text:p>1594,725</text:p>
          </table:table-cell>
          <table:table-cell office:value-type="float" office:value="511.777317" calcext:value-type="float">
            <text:p>511,777317</text:p>
          </table:table-cell>
          <table:table-cell table:number-columns-repeated="7"/>
        </table:table-row>
        <table:table-row table:style-name="ro1">
          <table:table-cell office:value-type="float" office:value="62.72" calcext:value-type="float">
            <text:p>62,72</text:p>
          </table:table-cell>
          <table:table-cell office:value-type="float" office:value="3.08163" calcext:value-type="float">
            <text:p>3,08163</text:p>
          </table:table-cell>
          <table:table-cell/>
          <table:table-cell office:value-type="float" office:value="113.308" calcext:value-type="float">
            <text:p>113,308</text:p>
          </table:table-cell>
          <table:table-cell office:value-type="float" office:value="56.074884" calcext:value-type="float">
            <text:p>56,074884</text:p>
          </table:table-cell>
          <table:table-cell/>
          <table:table-cell office:value-type="float" office:value="1602.312" calcext:value-type="float">
            <text:p>1602,312</text:p>
          </table:table-cell>
          <table:table-cell office:value-type="float" office:value="506.977307" calcext:value-type="float">
            <text:p>506,977307</text:p>
          </table:table-cell>
          <table:table-cell table:number-columns-repeated="7"/>
        </table:table-row>
        <table:table-row table:style-name="ro1">
          <table:table-cell office:value-type="float" office:value="63.219" calcext:value-type="float">
            <text:p>63,219</text:p>
          </table:table-cell>
          <table:table-cell office:value-type="float" office:value="3.079349" calcext:value-type="float">
            <text:p>3,079349</text:p>
          </table:table-cell>
          <table:table-cell/>
          <table:table-cell office:value-type="float" office:value="111.537" calcext:value-type="float">
            <text:p>111,537</text:p>
          </table:table-cell>
          <table:table-cell office:value-type="float" office:value="56.042071" calcext:value-type="float">
            <text:p>56,042071</text:p>
          </table:table-cell>
          <table:table-cell/>
          <table:table-cell office:value-type="float" office:value="1584.24" calcext:value-type="float">
            <text:p>1584,24</text:p>
          </table:table-cell>
          <table:table-cell office:value-type="float" office:value="504.038057" calcext:value-type="float">
            <text:p>504,038057</text:p>
          </table:table-cell>
          <table:table-cell table:number-columns-repeated="7"/>
        </table:table-row>
        <table:table-row table:style-name="ro1">
          <table:table-cell office:value-type="float" office:value="62.952" calcext:value-type="float">
            <text:p>62,952</text:p>
          </table:table-cell>
          <table:table-cell office:value-type="float" office:value="3.077677" calcext:value-type="float">
            <text:p>3,077677</text:p>
          </table:table-cell>
          <table:table-cell/>
          <table:table-cell office:value-type="float" office:value="113.608" calcext:value-type="float">
            <text:p>113,608</text:p>
          </table:table-cell>
          <table:table-cell office:value-type="float" office:value="55.99075" calcext:value-type="float">
            <text:p>55,99075</text:p>
          </table:table-cell>
          <table:table-cell/>
          <table:table-cell office:value-type="float" office:value="1534.312" calcext:value-type="float">
            <text:p>1534,312</text:p>
          </table:table-cell>
          <table:table-cell office:value-type="float" office:value="476.098745" calcext:value-type="float">
            <text:p>476,098745</text:p>
          </table:table-cell>
          <table:table-cell table:number-columns-repeated="7"/>
        </table:table-row>
        <table:table-row table:style-name="ro1">
          <table:table-cell office:value-type="float" office:value="65.56" calcext:value-type="float">
            <text:p>65,56</text:p>
          </table:table-cell>
          <table:table-cell office:value-type="float" office:value="3.077369" calcext:value-type="float">
            <text:p>3,077369</text:p>
          </table:table-cell>
          <table:table-cell/>
          <table:table-cell office:value-type="float" office:value="111.1" calcext:value-type="float">
            <text:p>111,1</text:p>
          </table:table-cell>
          <table:table-cell office:value-type="float" office:value="55.785923" calcext:value-type="float">
            <text:p>55,785923</text:p>
          </table:table-cell>
          <table:table-cell/>
          <table:table-cell office:value-type="float" office:value="1596.318" calcext:value-type="float">
            <text:p>1596,318</text:p>
          </table:table-cell>
          <table:table-cell office:value-type="float" office:value="460.530741" calcext:value-type="float">
            <text:p>460,530741</text:p>
          </table:table-cell>
          <table:table-cell table:number-columns-repeated="7"/>
        </table:table-row>
        <table:table-row table:style-name="ro1">
          <table:table-cell office:value-type="float" office:value="61.59" calcext:value-type="float">
            <text:p>61,59</text:p>
          </table:table-cell>
          <table:table-cell office:value-type="float" office:value="3.077128" calcext:value-type="float">
            <text:p>3,077128</text:p>
          </table:table-cell>
          <table:table-cell/>
          <table:table-cell office:value-type="float" office:value="111.181" calcext:value-type="float">
            <text:p>111,181</text:p>
          </table:table-cell>
          <table:table-cell office:value-type="float" office:value="55.582092" calcext:value-type="float">
            <text:p>55,582092</text:p>
          </table:table-cell>
          <table:table-cell/>
          <table:table-cell office:value-type="float" office:value="1517.174" calcext:value-type="float">
            <text:p>1517,174</text:p>
          </table:table-cell>
          <table:table-cell office:value-type="float" office:value="458.460139" calcext:value-type="float">
            <text:p>458,460139</text:p>
          </table:table-cell>
          <table:table-cell table:number-columns-repeated="7"/>
        </table:table-row>
        <table:table-row table:style-name="ro1">
          <table:table-cell office:value-type="float" office:value="65.232" calcext:value-type="float">
            <text:p>65,232</text:p>
          </table:table-cell>
          <table:table-cell office:value-type="float" office:value="3.075854" calcext:value-type="float">
            <text:p>3,075854</text:p>
          </table:table-cell>
          <table:table-cell/>
          <table:table-cell office:value-type="float" office:value="110.317" calcext:value-type="float">
            <text:p>110,317</text:p>
          </table:table-cell>
          <table:table-cell office:value-type="float" office:value="55.507001" calcext:value-type="float">
            <text:p>55,507001</text:p>
          </table:table-cell>
          <table:table-cell/>
          <table:table-cell office:value-type="float" office:value="1515.409" calcext:value-type="float">
            <text:p>1515,409</text:p>
          </table:table-cell>
          <table:table-cell office:value-type="float" office:value="457.148431" calcext:value-type="float">
            <text:p>457,148431</text:p>
          </table:table-cell>
          <table:table-cell table:number-columns-repeated="7"/>
        </table:table-row>
        <table:table-row table:style-name="ro1">
          <table:table-cell office:value-type="float" office:value="62.641" calcext:value-type="float">
            <text:p>62,641</text:p>
          </table:table-cell>
          <table:table-cell office:value-type="float" office:value="3.07049" calcext:value-type="float">
            <text:p>3,07049</text:p>
          </table:table-cell>
          <table:table-cell/>
          <table:table-cell office:value-type="float" office:value="110.026" calcext:value-type="float">
            <text:p>110,026</text:p>
          </table:table-cell>
          <table:table-cell office:value-type="float" office:value="55.386649" calcext:value-type="float">
            <text:p>55,386649</text:p>
          </table:table-cell>
          <table:table-cell/>
          <table:table-cell office:value-type="float" office:value="1513.892" calcext:value-type="float">
            <text:p>1513,892</text:p>
          </table:table-cell>
          <table:table-cell office:value-type="float" office:value="456.366172" calcext:value-type="float">
            <text:p>456,366172</text:p>
          </table:table-cell>
          <table:table-cell table:number-columns-repeated="7"/>
        </table:table-row>
        <table:table-row table:style-name="ro1">
          <table:table-cell office:value-type="float" office:value="61.524" calcext:value-type="float">
            <text:p>61,524</text:p>
          </table:table-cell>
          <table:table-cell office:value-type="float" office:value="3.065811" calcext:value-type="float">
            <text:p>3,065811</text:p>
          </table:table-cell>
          <table:table-cell/>
          <table:table-cell office:value-type="float" office:value="109.997" calcext:value-type="float">
            <text:p>109,997</text:p>
          </table:table-cell>
          <table:table-cell office:value-type="float" office:value="55.32704" calcext:value-type="float">
            <text:p>55,32704</text:p>
          </table:table-cell>
          <table:table-cell/>
          <table:table-cell office:value-type="float" office:value="1512.888" calcext:value-type="float">
            <text:p>1512,888</text:p>
          </table:table-cell>
          <table:table-cell office:value-type="float" office:value="456.014454" calcext:value-type="float">
            <text:p>456,014454</text:p>
          </table:table-cell>
          <table:table-cell table:number-columns-repeated="7"/>
        </table:table-row>
        <table:table-row table:style-name="ro1">
          <table:table-cell office:value-type="float" office:value="164.844" calcext:value-type="float">
            <text:p>164,844</text:p>
          </table:table-cell>
          <table:table-cell office:value-type="float" office:value="3.065691" calcext:value-type="float">
            <text:p>3,065691</text:p>
          </table:table-cell>
          <table:table-cell/>
          <table:table-cell office:value-type="float" office:value="111.996" calcext:value-type="float">
            <text:p>111,996</text:p>
          </table:table-cell>
          <table:table-cell office:value-type="float" office:value="54.611921" calcext:value-type="float">
            <text:p>54,611921</text:p>
          </table:table-cell>
          <table:table-cell/>
          <table:table-cell office:value-type="float" office:value="1514.899" calcext:value-type="float">
            <text:p>1514,899</text:p>
          </table:table-cell>
          <table:table-cell office:value-type="float" office:value="454.886026" calcext:value-type="float">
            <text:p>454,886026</text:p>
          </table:table-cell>
          <table:table-cell table:number-columns-repeated="7"/>
        </table:table-row>
        <table:table-row table:style-name="ro1">
          <table:table-cell office:value-type="float" office:value="62.71" calcext:value-type="float">
            <text:p>62,71</text:p>
          </table:table-cell>
          <table:table-cell office:value-type="float" office:value="3.031047" calcext:value-type="float">
            <text:p>3,031047</text:p>
          </table:table-cell>
          <table:table-cell/>
          <table:table-cell office:value-type="float" office:value="110.452" calcext:value-type="float">
            <text:p>110,452</text:p>
          </table:table-cell>
          <table:table-cell office:value-type="float" office:value="54.427178" calcext:value-type="float">
            <text:p>54,427178</text:p>
          </table:table-cell>
          <table:table-cell/>
          <table:table-cell office:value-type="float" office:value="1511.278" calcext:value-type="float">
            <text:p>1511,278</text:p>
          </table:table-cell>
          <table:table-cell office:value-type="float" office:value="453.081736" calcext:value-type="float">
            <text:p>453,081736</text:p>
          </table:table-cell>
          <table:table-cell table:number-columns-repeated="7"/>
        </table:table-row>
        <table:table-row table:style-name="ro1">
          <table:table-cell office:value-type="float" office:value="63.851" calcext:value-type="float">
            <text:p>63,851</text:p>
          </table:table-cell>
          <table:table-cell office:value-type="float" office:value="3.004256" calcext:value-type="float">
            <text:p>3,004256</text:p>
          </table:table-cell>
          <table:table-cell/>
          <table:table-cell office:value-type="float" office:value="111.265" calcext:value-type="float">
            <text:p>111,265</text:p>
          </table:table-cell>
          <table:table-cell office:value-type="float" office:value="54.237264" calcext:value-type="float">
            <text:p>54,237264</text:p>
          </table:table-cell>
          <table:table-cell/>
          <table:table-cell office:value-type="float" office:value="1510.719" calcext:value-type="float">
            <text:p>1510,719</text:p>
          </table:table-cell>
          <table:table-cell office:value-type="float" office:value="453.040306" calcext:value-type="float">
            <text:p>453,040306</text:p>
          </table:table-cell>
          <table:table-cell table:number-columns-repeated="7"/>
        </table:table-row>
        <table:table-row table:style-name="ro1">
          <table:table-cell office:value-type="float" office:value="63.918" calcext:value-type="float">
            <text:p>63,918</text:p>
          </table:table-cell>
          <table:table-cell office:value-type="float" office:value="2.985171" calcext:value-type="float">
            <text:p>2,985171</text:p>
          </table:table-cell>
          <table:table-cell/>
          <table:table-cell office:value-type="float" office:value="109.952" calcext:value-type="float">
            <text:p>109,952</text:p>
          </table:table-cell>
          <table:table-cell office:value-type="float" office:value="54.18603" calcext:value-type="float">
            <text:p>54,18603</text:p>
          </table:table-cell>
          <table:table-cell/>
          <table:table-cell office:value-type="float" office:value="1508.547" calcext:value-type="float">
            <text:p>1508,547</text:p>
          </table:table-cell>
          <table:table-cell office:value-type="float" office:value="452.412102" calcext:value-type="float">
            <text:p>452,412102</text:p>
          </table:table-cell>
          <table:table-cell table:number-columns-repeated="7"/>
        </table:table-row>
        <table:table-row table:style-name="ro1">
          <table:table-cell office:value-type="float" office:value="62.985" calcext:value-type="float">
            <text:p>62,985</text:p>
          </table:table-cell>
          <table:table-cell office:value-type="float" office:value="2.974962" calcext:value-type="float">
            <text:p>2,974962</text:p>
          </table:table-cell>
          <table:table-cell/>
          <table:table-cell office:value-type="float" office:value="109.837" calcext:value-type="float">
            <text:p>109,837</text:p>
          </table:table-cell>
          <table:table-cell office:value-type="float" office:value="53.169639" calcext:value-type="float">
            <text:p>53,169639</text:p>
          </table:table-cell>
          <table:table-cell/>
          <table:table-cell office:value-type="float" office:value="1522.507" calcext:value-type="float">
            <text:p>1522,507</text:p>
          </table:table-cell>
          <table:table-cell office:value-type="float" office:value="451.926094" calcext:value-type="float">
            <text:p>451,926094</text:p>
          </table:table-cell>
          <table:table-cell table:number-columns-repeated="7"/>
        </table:table-row>
        <table:table-row table:style-name="ro1">
          <table:table-cell office:value-type="float" office:value="62.305" calcext:value-type="float">
            <text:p>62,305</text:p>
          </table:table-cell>
          <table:table-cell office:value-type="float" office:value="2.974089" calcext:value-type="float">
            <text:p>2,974089</text:p>
          </table:table-cell>
          <table:table-cell/>
          <table:table-cell office:value-type="float" office:value="107.653" calcext:value-type="float">
            <text:p>107,653</text:p>
          </table:table-cell>
          <table:table-cell office:value-type="float" office:value="52.871989" calcext:value-type="float">
            <text:p>52,871989</text:p>
          </table:table-cell>
          <table:table-cell/>
          <table:table-cell office:value-type="float" office:value="1507.711" calcext:value-type="float">
            <text:p>1507,711</text:p>
          </table:table-cell>
          <table:table-cell office:value-type="float" office:value="450.403221" calcext:value-type="float">
            <text:p>450,403221</text:p>
          </table:table-cell>
          <table:table-cell table:number-columns-repeated="7"/>
        </table:table-row>
        <table:table-row table:style-name="ro1">
          <table:table-cell office:value-type="float" office:value="62.33" calcext:value-type="float">
            <text:p>62,33</text:p>
          </table:table-cell>
          <table:table-cell office:value-type="float" office:value="2.965375" calcext:value-type="float">
            <text:p>2,965375</text:p>
          </table:table-cell>
          <table:table-cell/>
          <table:table-cell office:value-type="float" office:value="109.26" calcext:value-type="float">
            <text:p>109,26</text:p>
          </table:table-cell>
          <table:table-cell office:value-type="float" office:value="52.496574" calcext:value-type="float">
            <text:p>52,496574</text:p>
          </table:table-cell>
          <table:table-cell/>
          <table:table-cell office:value-type="float" office:value="1507.688" calcext:value-type="float">
            <text:p>1507,688</text:p>
          </table:table-cell>
          <table:table-cell office:value-type="float" office:value="448.844191" calcext:value-type="float">
            <text:p>448,844191</text:p>
          </table:table-cell>
          <table:table-cell table:number-columns-repeated="7"/>
        </table:table-row>
        <table:table-row table:style-name="ro1">
          <table:table-cell office:value-type="float" office:value="63.649" calcext:value-type="float">
            <text:p>63,649</text:p>
          </table:table-cell>
          <table:table-cell office:value-type="float" office:value="2.943652" calcext:value-type="float">
            <text:p>2,943652</text:p>
          </table:table-cell>
          <table:table-cell/>
          <table:table-cell office:value-type="float" office:value="114.067" calcext:value-type="float">
            <text:p>114,067</text:p>
          </table:table-cell>
          <table:table-cell office:value-type="float" office:value="51.162626" calcext:value-type="float">
            <text:p>51,162626</text:p>
          </table:table-cell>
          <table:table-cell/>
          <table:table-cell office:value-type="float" office:value="1504.115" calcext:value-type="float">
            <text:p>1504,115</text:p>
          </table:table-cell>
          <table:table-cell office:value-type="float" office:value="446.675697" calcext:value-type="float">
            <text:p>446,675697</text:p>
          </table:table-cell>
          <table:table-cell table:number-columns-repeated="7"/>
        </table:table-row>
        <table:table-row table:style-name="ro1">
          <table:table-cell office:value-type="float" office:value="65.138" calcext:value-type="float">
            <text:p>65,138</text:p>
          </table:table-cell>
          <table:table-cell office:value-type="float" office:value="2.937805" calcext:value-type="float">
            <text:p>2,937805</text:p>
          </table:table-cell>
          <table:table-cell/>
          <table:table-cell office:value-type="float" office:value="116.62" calcext:value-type="float">
            <text:p>116,62</text:p>
          </table:table-cell>
          <table:table-cell office:value-type="float" office:value="50.08468" calcext:value-type="float">
            <text:p>50,08468</text:p>
          </table:table-cell>
          <table:table-cell/>
          <table:table-cell office:value-type="float" office:value="1503.642" calcext:value-type="float">
            <text:p>1503,642</text:p>
          </table:table-cell>
          <table:table-cell office:value-type="float" office:value="446.629873" calcext:value-type="float">
            <text:p>446,629873</text:p>
          </table:table-cell>
          <table:table-cell table:number-columns-repeated="7"/>
        </table:table-row>
        <table:table-row table:style-name="ro1">
          <table:table-cell office:value-type="float" office:value="61.51" calcext:value-type="float">
            <text:p>61,51</text:p>
          </table:table-cell>
          <table:table-cell office:value-type="float" office:value="2.822223" calcext:value-type="float">
            <text:p>2,822223</text:p>
          </table:table-cell>
          <table:table-cell/>
          <table:table-cell office:value-type="float" office:value="114.134" calcext:value-type="float">
            <text:p>114,134</text:p>
          </table:table-cell>
          <table:table-cell office:value-type="float" office:value="49.307501" calcext:value-type="float">
            <text:p>49,307501</text:p>
          </table:table-cell>
          <table:table-cell/>
          <table:table-cell office:value-type="float" office:value="1503.417" calcext:value-type="float">
            <text:p>1503,417</text:p>
          </table:table-cell>
          <table:table-cell office:value-type="float" office:value="445.937503" calcext:value-type="float">
            <text:p>445,937503</text:p>
          </table:table-cell>
          <table:table-cell table:number-columns-repeated="7"/>
        </table:table-row>
        <table:table-row table:style-name="ro1">
          <table:table-cell office:value-type="float" office:value="62.76" calcext:value-type="float">
            <text:p>62,76</text:p>
          </table:table-cell>
          <table:table-cell office:value-type="float" office:value="2.723983" calcext:value-type="float">
            <text:p>2,723983</text:p>
          </table:table-cell>
          <table:table-cell/>
          <table:table-cell office:value-type="float" office:value="98.525" calcext:value-type="float">
            <text:p>98,525</text:p>
          </table:table-cell>
          <table:table-cell office:value-type="float" office:value="40.740656" calcext:value-type="float">
            <text:p>40,740656</text:p>
          </table:table-cell>
          <table:table-cell/>
          <table:table-cell office:value-type="float" office:value="1500.595" calcext:value-type="float">
            <text:p>1500,595</text:p>
          </table:table-cell>
          <table:table-cell office:value-type="float" office:value="442.746095" calcext:value-type="float">
            <text:p>442,746095</text:p>
          </table:table-cell>
          <table:table-cell table:number-columns-repeated="7"/>
        </table:table-row>
      </table:table>
      <table:table table:name="NODEJS-512MB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office:value-type="float" office:value="238.602" calcext:value-type="float">
            <text:p>238,602</text:p>
          </table:table-cell>
          <table:table-cell office:value-type="float" office:value="12.899966" calcext:value-type="float">
            <text:p>12,899966</text:p>
          </table:table-cell>
          <table:table-cell/>
          <table:table-cell office:value-type="float" office:value="188.304" calcext:value-type="float">
            <text:p>188,304</text:p>
          </table:table-cell>
          <table:table-cell office:value-type="float" office:value="130.992786" calcext:value-type="float">
            <text:p>130,992786</text:p>
          </table:table-cell>
          <table:table-cell/>
          <table:table-cell office:value-type="float" office:value="1032.762" calcext:value-type="float">
            <text:p>1032,762</text:p>
          </table:table-cell>
          <table:table-cell office:value-type="float" office:value="972.803928" calcext:value-type="float">
            <text:p>972,803928</text:p>
          </table:table-cell>
          <table:table-cell table:number-columns-repeated="5"/>
          <table:table-cell table:formula="of:=['NODEJS-512MB'.N7]-['NODEJS-512MB'.$L7]" office:value-type="float" office:value="-0.0680840913705607" calcext:value-type="float">
            <text:p>-0,0680840914</text:p>
          </table:table-cell>
          <table:table-cell table:formula="of:=['NODEJS-512MB'.O7]-['NODEJS-512MB'.$L7]" office:value-type="float" office:value="8.45781390862944" calcext:value-type="float">
            <text:p>8,4578139086</text:p>
          </table:table-cell>
        </table:table-row>
        <table:table-row table:style-name="ro1">
          <table:table-cell office:value-type="float" office:value="88.457" calcext:value-type="float">
            <text:p>88,457</text:p>
          </table:table-cell>
          <table:table-cell office:value-type="float" office:value="10.645758" calcext:value-type="float">
            <text:p>10,645758</text:p>
          </table:table-cell>
          <table:table-cell/>
          <table:table-cell office:value-type="float" office:value="176.366" calcext:value-type="float">
            <text:p>176,366</text:p>
          </table:table-cell>
          <table:table-cell office:value-type="float" office:value="114.11759" calcext:value-type="float">
            <text:p>114,11759</text:p>
          </table:table-cell>
          <table:table-cell/>
          <table:table-cell office:value-type="float" office:value="1001.055" calcext:value-type="float">
            <text:p>1001,055</text:p>
          </table:table-cell>
          <table:table-cell office:value-type="float" office:value="939.226837" calcext:value-type="float">
            <text:p>939,226837</text:p>
          </table:table-cell>
          <table:table-cell table:number-columns-repeated="4"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120.127" calcext:value-type="float">
            <text:p>120,127</text:p>
          </table:table-cell>
          <table:table-cell office:value-type="float" office:value="9.298448" calcext:value-type="float">
            <text:p>9,298448</text:p>
          </table:table-cell>
          <table:table-cell/>
          <table:table-cell office:value-type="float" office:value="167.622" calcext:value-type="float">
            <text:p>167,622</text:p>
          </table:table-cell>
          <table:table-cell office:value-type="float" office:value="110.157176" calcext:value-type="float">
            <text:p>110,157176</text:p>
          </table:table-cell>
          <table:table-cell/>
          <table:table-cell office:value-type="float" office:value="995.65" calcext:value-type="float">
            <text:p>995,65</text:p>
          </table:table-cell>
          <table:table-cell office:value-type="float" office:value="936.525856" calcext:value-type="float">
            <text:p>936,52585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AVERAGE(['NODEJS-512MB'.$B$8:.$B$210])" office:value-type="float" office:value="4.44215209137056" calcext:value-type="float">
            <text:p>4,4421520914</text:p>
          </table:table-cell>
          <table:table-cell table:formula="of:=STDEV(['NODEJS-512MB'.$B$8:.$B$210])" office:value-type="float" office:value="0.545450563011847" calcext:value-type="float">
            <text:p>0,545450563</text:p>
          </table:table-cell>
          <table:table-cell table:formula="of:=MIN(['NODEJS-512MB'.$B$5:.$B$104])" office:value-type="float" office:value="4.374068" calcext:value-type="float">
            <text:p>4,374068</text:p>
          </table:table-cell>
          <table:table-cell table:formula="of:=MAX(['NODEJS-512MB'.$B$5:.$B$104])" office:value-type="float" office:value="12.899966" calcext:value-type="float">
            <text:p>12,899966</text:p>
          </table:table-cell>
        </table:table-row>
        <table:table-row table:style-name="ro1">
          <table:table-cell office:value-type="float" office:value="64.209" calcext:value-type="float">
            <text:p>64,209</text:p>
          </table:table-cell>
          <table:table-cell office:value-type="float" office:value="6.393549" calcext:value-type="float">
            <text:p>6,393549</text:p>
          </table:table-cell>
          <table:table-cell/>
          <table:table-cell office:value-type="float" office:value="167.185" calcext:value-type="float">
            <text:p>167,185</text:p>
          </table:table-cell>
          <table:table-cell office:value-type="float" office:value="108.717594" calcext:value-type="float">
            <text:p>108,717594</text:p>
          </table:table-cell>
          <table:table-cell/>
          <table:table-cell office:value-type="float" office:value="994.501" calcext:value-type="float">
            <text:p>994,501</text:p>
          </table:table-cell>
          <table:table-cell office:value-type="float" office:value="933.83831" calcext:value-type="float">
            <text:p>933,83831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AVERAGE(['NODEJS-512MB'.$E$6:.$E$210])" office:value-type="float" office:value="43.1923947487437" calcext:value-type="float">
            <text:p>43,1923947487</text:p>
          </table:table-cell>
          <table:table-cell table:formula="of:=STDEV(['NODEJS-512MB'.$E$13:.$E$210])" office:value-type="float" office:value="5.64529270244018" calcext:value-type="float">
            <text:p>5,6452927024</text:p>
          </table:table-cell>
          <table:table-cell table:formula="of:=MIN(['NODEJS-512MB'.$E$5:.$E$104])" office:value-type="float" office:value="39.673496" calcext:value-type="float">
            <text:p>39,673496</text:p>
          </table:table-cell>
          <table:table-cell table:formula="of:=MAX(['NODEJS-512MB'.$E$5:.$E$104])" office:value-type="float" office:value="130.992786" calcext:value-type="float">
            <text:p>130,992786</text:p>
          </table:table-cell>
        </table:table-row>
        <table:table-row table:style-name="ro1">
          <table:table-cell office:value-type="float" office:value="63.544" calcext:value-type="float">
            <text:p>63,544</text:p>
          </table:table-cell>
          <table:table-cell office:value-type="float" office:value="6.258858" calcext:value-type="float">
            <text:p>6,258858</text:p>
          </table:table-cell>
          <table:table-cell/>
          <table:table-cell office:value-type="float" office:value="157.507" calcext:value-type="float">
            <text:p>157,507</text:p>
          </table:table-cell>
          <table:table-cell office:value-type="float" office:value="99.097775" calcext:value-type="float">
            <text:p>99,097775</text:p>
          </table:table-cell>
          <table:table-cell/>
          <table:table-cell office:value-type="float" office:value="995.747" calcext:value-type="float">
            <text:p>995,747</text:p>
          </table:table-cell>
          <table:table-cell office:value-type="float" office:value="933.439808" calcext:value-type="float">
            <text:p>933,439808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AVERAGE(['NODEJS-512MB'.$H$5:.$H$192])" office:value-type="float" office:value="817.218631664894" calcext:value-type="float">
            <text:p>817,2186316649</text:p>
          </table:table-cell>
          <table:table-cell table:formula="of:=STDEV(['NODEJS-512MB'.$H$5:.$H$192])" office:value-type="float" office:value="55.4149715091914" calcext:value-type="float">
            <text:p>55,4149715092</text:p>
          </table:table-cell>
          <table:table-cell table:formula="of:=MIN(['NODEJS-512MB'.$H$5:.$H$104])" office:value-type="float" office:value="826.027038" calcext:value-type="float">
            <text:p>826,027038</text:p>
          </table:table-cell>
          <table:table-cell table:formula="of:=MAX(['NODEJS-512MB'.$H$5:.$H$104])" office:value-type="float" office:value="972.803928" calcext:value-type="float">
            <text:p>972,803928</text:p>
          </table:table-cell>
        </table:table-row>
        <table:table-row table:style-name="ro1">
          <table:table-cell office:value-type="float" office:value="64.251" calcext:value-type="float">
            <text:p>64,251</text:p>
          </table:table-cell>
          <table:table-cell office:value-type="float" office:value="6.072051" calcext:value-type="float">
            <text:p>6,072051</text:p>
          </table:table-cell>
          <table:table-cell/>
          <table:table-cell office:value-type="float" office:value="152.431" calcext:value-type="float">
            <text:p>152,431</text:p>
          </table:table-cell>
          <table:table-cell office:value-type="float" office:value="93.046324" calcext:value-type="float">
            <text:p>93,046324</text:p>
          </table:table-cell>
          <table:table-cell/>
          <table:table-cell office:value-type="float" office:value="990.083" calcext:value-type="float">
            <text:p>990,083</text:p>
          </table:table-cell>
          <table:table-cell office:value-type="float" office:value="929.05421" calcext:value-type="float">
            <text:p>929,05421</text:p>
          </table:table-cell>
          <table:table-cell table:number-columns-repeated="7"/>
        </table:table-row>
        <table:table-row table:style-name="ro1">
          <table:table-cell office:value-type="float" office:value="63.525" calcext:value-type="float">
            <text:p>63,525</text:p>
          </table:table-cell>
          <table:table-cell office:value-type="float" office:value="5.956166" calcext:value-type="float">
            <text:p>5,956166</text:p>
          </table:table-cell>
          <table:table-cell/>
          <table:table-cell office:value-type="float" office:value="127.336" calcext:value-type="float">
            <text:p>127,336</text:p>
          </table:table-cell>
          <table:table-cell office:value-type="float" office:value="69.553882" calcext:value-type="float">
            <text:p>69,553882</text:p>
          </table:table-cell>
          <table:table-cell/>
          <table:table-cell office:value-type="float" office:value="989.359" calcext:value-type="float">
            <text:p>989,359</text:p>
          </table:table-cell>
          <table:table-cell office:value-type="float" office:value="928.837479" calcext:value-type="float">
            <text:p>928,837479</text:p>
          </table:table-cell>
          <table:table-cell table:number-columns-repeated="7"/>
        </table:table-row>
        <table:table-row table:style-name="ro1">
          <table:table-cell office:value-type="float" office:value="67.476" calcext:value-type="float">
            <text:p>67,476</text:p>
          </table:table-cell>
          <table:table-cell office:value-type="float" office:value="5.855343" calcext:value-type="float">
            <text:p>5,855343</text:p>
          </table:table-cell>
          <table:table-cell office:value-type="string" calcext:value-type="string">
            <text:p>←</text:p>
          </table:table-cell>
          <table:table-cell office:value-type="float" office:value="123.58" calcext:value-type="float">
            <text:p>123,58</text:p>
          </table:table-cell>
          <table:table-cell office:value-type="float" office:value="66.249533" calcext:value-type="float">
            <text:p>66,249533</text:p>
          </table:table-cell>
          <table:table-cell/>
          <table:table-cell office:value-type="float" office:value="1023.341" calcext:value-type="float">
            <text:p>1023,341</text:p>
          </table:table-cell>
          <table:table-cell office:value-type="float" office:value="916.563216" calcext:value-type="float">
            <text:p>916,563216</text:p>
          </table:table-cell>
          <table:table-cell table:number-columns-repeated="7"/>
        </table:table-row>
        <table:table-row table:style-name="ro1">
          <table:table-cell office:value-type="float" office:value="65.385" calcext:value-type="float">
            <text:p>65,385</text:p>
          </table:table-cell>
          <table:table-cell office:value-type="float" office:value="5.71875" calcext:value-type="float">
            <text:p>5,71875</text:p>
          </table:table-cell>
          <table:table-cell/>
          <table:table-cell office:value-type="float" office:value="120.872" calcext:value-type="float">
            <text:p>120,872</text:p>
          </table:table-cell>
          <table:table-cell office:value-type="float" office:value="61.598999" calcext:value-type="float">
            <text:p>61,598999</text:p>
          </table:table-cell>
          <table:table-cell/>
          <table:table-cell office:value-type="float" office:value="978.809" calcext:value-type="float">
            <text:p>978,809</text:p>
          </table:table-cell>
          <table:table-cell office:value-type="float" office:value="915.725584" calcext:value-type="float">
            <text:p>915,725584</text:p>
          </table:table-cell>
          <table:table-cell table:number-columns-repeated="7"/>
        </table:table-row>
        <table:table-row table:style-name="ro1">
          <table:table-cell office:value-type="float" office:value="64.302" calcext:value-type="float">
            <text:p>64,302</text:p>
          </table:table-cell>
          <table:table-cell office:value-type="float" office:value="5.655883" calcext:value-type="float">
            <text:p>5,655883</text:p>
          </table:table-cell>
          <table:table-cell/>
          <table:table-cell office:value-type="float" office:value="119.152" calcext:value-type="float">
            <text:p>119,152</text:p>
          </table:table-cell>
          <table:table-cell office:value-type="float" office:value="60.012931" calcext:value-type="float">
            <text:p>60,012931</text:p>
          </table:table-cell>
          <table:table-cell/>
          <table:table-cell office:value-type="float" office:value="1008.427" calcext:value-type="float">
            <text:p>1008,427</text:p>
          </table:table-cell>
          <table:table-cell office:value-type="float" office:value="915.544863" calcext:value-type="float">
            <text:p>915,544863</text:p>
          </table:table-cell>
          <table:table-cell table:number-columns-repeated="7"/>
        </table:table-row>
        <table:table-row table:style-name="ro1">
          <table:table-cell office:value-type="float" office:value="63.865" calcext:value-type="float">
            <text:p>63,865</text:p>
          </table:table-cell>
          <table:table-cell office:value-type="float" office:value="5.577937" calcext:value-type="float">
            <text:p>5,577937</text:p>
          </table:table-cell>
          <table:table-cell/>
          <table:table-cell office:value-type="float" office:value="118.797" calcext:value-type="float">
            <text:p>118,797</text:p>
          </table:table-cell>
          <table:table-cell office:value-type="float" office:value="59.451204" calcext:value-type="float">
            <text:p>59,451204</text:p>
          </table:table-cell>
          <table:table-cell/>
          <table:table-cell office:value-type="float" office:value="975.372" calcext:value-type="float">
            <text:p>975,372</text:p>
          </table:table-cell>
          <table:table-cell office:value-type="float" office:value="915.276169" calcext:value-type="float">
            <text:p>915,276169</text:p>
          </table:table-cell>
          <table:table-cell table:number-columns-repeated="7"/>
        </table:table-row>
        <table:table-row table:style-name="ro1">
          <table:table-cell office:value-type="float" office:value="70.51" calcext:value-type="float">
            <text:p>70,51</text:p>
          </table:table-cell>
          <table:table-cell office:value-type="float" office:value="5.539991" calcext:value-type="float">
            <text:p>5,539991</text:p>
          </table:table-cell>
          <table:table-cell/>
          <table:table-cell office:value-type="float" office:value="117.767" calcext:value-type="float">
            <text:p>117,767</text:p>
          </table:table-cell>
          <table:table-cell office:value-type="float" office:value="59.051508" calcext:value-type="float">
            <text:p>59,051508</text:p>
          </table:table-cell>
          <table:table-cell/>
          <table:table-cell office:value-type="float" office:value="973.881" calcext:value-type="float">
            <text:p>973,881</text:p>
          </table:table-cell>
          <table:table-cell office:value-type="float" office:value="914.404487" calcext:value-type="float">
            <text:p>914,404487</text:p>
          </table:table-cell>
          <table:table-cell table:number-columns-repeated="7"/>
        </table:table-row>
        <table:table-row table:style-name="ro1">
          <table:table-cell office:value-type="float" office:value="64.306" calcext:value-type="float">
            <text:p>64,306</text:p>
          </table:table-cell>
          <table:table-cell office:value-type="float" office:value="5.5093" calcext:value-type="float">
            <text:p>5,5093</text:p>
          </table:table-cell>
          <table:table-cell/>
          <table:table-cell office:value-type="float" office:value="116.319" calcext:value-type="float">
            <text:p>116,319</text:p>
          </table:table-cell>
          <table:table-cell office:value-type="float" office:value="58.845269" calcext:value-type="float">
            <text:p>58,845269</text:p>
          </table:table-cell>
          <table:table-cell/>
          <table:table-cell office:value-type="float" office:value="973.117" calcext:value-type="float">
            <text:p>973,117</text:p>
          </table:table-cell>
          <table:table-cell office:value-type="float" office:value="911.877867" calcext:value-type="float">
            <text:p>911,877867</text:p>
          </table:table-cell>
          <table:table-cell table:number-columns-repeated="7"/>
        </table:table-row>
        <table:table-row table:style-name="ro1">
          <table:table-cell office:value-type="float" office:value="65.601" calcext:value-type="float">
            <text:p>65,601</text:p>
          </table:table-cell>
          <table:table-cell office:value-type="float" office:value="5.427535" calcext:value-type="float">
            <text:p>5,427535</text:p>
          </table:table-cell>
          <table:table-cell/>
          <table:table-cell office:value-type="float" office:value="114.643" calcext:value-type="float">
            <text:p>114,643</text:p>
          </table:table-cell>
          <table:table-cell office:value-type="float" office:value="57.700781" calcext:value-type="float">
            <text:p>57,700781</text:p>
          </table:table-cell>
          <table:table-cell/>
          <table:table-cell office:value-type="float" office:value="970.529" calcext:value-type="float">
            <text:p>970,529</text:p>
          </table:table-cell>
          <table:table-cell office:value-type="float" office:value="907.468737" calcext:value-type="float">
            <text:p>907,468737</text:p>
          </table:table-cell>
          <table:table-cell table:number-columns-repeated="7"/>
        </table:table-row>
        <table:table-row table:style-name="ro1">
          <table:table-cell office:value-type="float" office:value="62.694" calcext:value-type="float">
            <text:p>62,694</text:p>
          </table:table-cell>
          <table:table-cell office:value-type="float" office:value="5.410774" calcext:value-type="float">
            <text:p>5,410774</text:p>
          </table:table-cell>
          <table:table-cell/>
          <table:table-cell office:value-type="float" office:value="116.262" calcext:value-type="float">
            <text:p>116,262</text:p>
          </table:table-cell>
          <table:table-cell office:value-type="float" office:value="56.711516" calcext:value-type="float">
            <text:p>56,711516</text:p>
          </table:table-cell>
          <table:table-cell/>
          <table:table-cell office:value-type="float" office:value="964.968" calcext:value-type="float">
            <text:p>964,968</text:p>
          </table:table-cell>
          <table:table-cell office:value-type="float" office:value="905.678279" calcext:value-type="float">
            <text:p>905,678279</text:p>
          </table:table-cell>
          <table:table-cell table:number-columns-repeated="7"/>
        </table:table-row>
        <table:table-row table:style-name="ro1">
          <table:table-cell office:value-type="float" office:value="62.73" calcext:value-type="float">
            <text:p>62,73</text:p>
          </table:table-cell>
          <table:table-cell office:value-type="float" office:value="5.382738" calcext:value-type="float">
            <text:p>5,382738</text:p>
          </table:table-cell>
          <table:table-cell/>
          <table:table-cell office:value-type="float" office:value="113.915" calcext:value-type="float">
            <text:p>113,915</text:p>
          </table:table-cell>
          <table:table-cell office:value-type="float" office:value="56.691961" calcext:value-type="float">
            <text:p>56,691961</text:p>
          </table:table-cell>
          <table:table-cell/>
          <table:table-cell office:value-type="float" office:value="982.323" calcext:value-type="float">
            <text:p>982,323</text:p>
          </table:table-cell>
          <table:table-cell office:value-type="float" office:value="904.697748" calcext:value-type="float">
            <text:p>904,697748</text:p>
          </table:table-cell>
          <table:table-cell table:number-columns-repeated="7"/>
        </table:table-row>
        <table:table-row table:style-name="ro1">
          <table:table-cell office:value-type="float" office:value="66.523" calcext:value-type="float">
            <text:p>66,523</text:p>
          </table:table-cell>
          <table:table-cell office:value-type="float" office:value="5.352642" calcext:value-type="float">
            <text:p>5,352642</text:p>
          </table:table-cell>
          <table:table-cell/>
          <table:table-cell office:value-type="float" office:value="114.536" calcext:value-type="float">
            <text:p>114,536</text:p>
          </table:table-cell>
          <table:table-cell office:value-type="float" office:value="56.124887" calcext:value-type="float">
            <text:p>56,124887</text:p>
          </table:table-cell>
          <table:table-cell/>
          <table:table-cell office:value-type="float" office:value="964.539" calcext:value-type="float">
            <text:p>964,539</text:p>
          </table:table-cell>
          <table:table-cell office:value-type="float" office:value="904.485684" calcext:value-type="float">
            <text:p>904,485684</text:p>
          </table:table-cell>
          <table:table-cell table:number-columns-repeated="7"/>
        </table:table-row>
        <table:table-row table:style-name="ro1">
          <table:table-cell office:value-type="float" office:value="72.59" calcext:value-type="float">
            <text:p>72,59</text:p>
          </table:table-cell>
          <table:table-cell office:value-type="float" office:value="5.348959" calcext:value-type="float">
            <text:p>5,348959</text:p>
          </table:table-cell>
          <table:table-cell/>
          <table:table-cell office:value-type="float" office:value="111.088" calcext:value-type="float">
            <text:p>111,088</text:p>
          </table:table-cell>
          <table:table-cell office:value-type="float" office:value="54.362457" calcext:value-type="float">
            <text:p>54,362457</text:p>
          </table:table-cell>
          <table:table-cell/>
          <table:table-cell office:value-type="float" office:value="978.74" calcext:value-type="float">
            <text:p>978,74</text:p>
          </table:table-cell>
          <table:table-cell office:value-type="float" office:value="903.998099" calcext:value-type="float">
            <text:p>903,998099</text:p>
          </table:table-cell>
          <table:table-cell table:number-columns-repeated="7"/>
        </table:table-row>
        <table:table-row table:style-name="ro1">
          <table:table-cell office:value-type="float" office:value="64.067" calcext:value-type="float">
            <text:p>64,067</text:p>
          </table:table-cell>
          <table:table-cell office:value-type="float" office:value="5.316003" calcext:value-type="float">
            <text:p>5,316003</text:p>
          </table:table-cell>
          <table:table-cell/>
          <table:table-cell office:value-type="float" office:value="112.015" calcext:value-type="float">
            <text:p>112,015</text:p>
          </table:table-cell>
          <table:table-cell office:value-type="float" office:value="54.200467" calcext:value-type="float">
            <text:p>54,200467</text:p>
          </table:table-cell>
          <table:table-cell/>
          <table:table-cell office:value-type="float" office:value="961.038" calcext:value-type="float">
            <text:p>961,038</text:p>
          </table:table-cell>
          <table:table-cell office:value-type="float" office:value="901.596585" calcext:value-type="float">
            <text:p>901,596585</text:p>
          </table:table-cell>
          <table:table-cell table:number-columns-repeated="7"/>
        </table:table-row>
        <table:table-row table:style-name="ro1">
          <table:table-cell office:value-type="float" office:value="63.636" calcext:value-type="float">
            <text:p>63,636</text:p>
          </table:table-cell>
          <table:table-cell office:value-type="float" office:value="5.286466" calcext:value-type="float">
            <text:p>5,286466</text:p>
          </table:table-cell>
          <table:table-cell/>
          <table:table-cell office:value-type="float" office:value="111.544" calcext:value-type="float">
            <text:p>111,544</text:p>
          </table:table-cell>
          <table:table-cell office:value-type="float" office:value="53.336196" calcext:value-type="float">
            <text:p>53,336196</text:p>
          </table:table-cell>
          <table:table-cell/>
          <table:table-cell office:value-type="float" office:value="961.041" calcext:value-type="float">
            <text:p>961,041</text:p>
          </table:table-cell>
          <table:table-cell office:value-type="float" office:value="900.349439" calcext:value-type="float">
            <text:p>900,349439</text:p>
          </table:table-cell>
          <table:table-cell table:number-columns-repeated="7"/>
        </table:table-row>
        <table:table-row table:style-name="ro1">
          <table:table-cell office:value-type="float" office:value="62.891" calcext:value-type="float">
            <text:p>62,891</text:p>
          </table:table-cell>
          <table:table-cell office:value-type="float" office:value="5.251204" calcext:value-type="float">
            <text:p>5,251204</text:p>
          </table:table-cell>
          <table:table-cell/>
          <table:table-cell office:value-type="float" office:value="110.467" calcext:value-type="float">
            <text:p>110,467</text:p>
          </table:table-cell>
          <table:table-cell office:value-type="float" office:value="52.869445" calcext:value-type="float">
            <text:p>52,869445</text:p>
          </table:table-cell>
          <table:table-cell/>
          <table:table-cell office:value-type="float" office:value="937.331" calcext:value-type="float">
            <text:p>937,331</text:p>
          </table:table-cell>
          <table:table-cell office:value-type="float" office:value="877.037962" calcext:value-type="float">
            <text:p>877,037962</text:p>
          </table:table-cell>
          <table:table-cell table:number-columns-repeated="7"/>
        </table:table-row>
        <table:table-row table:style-name="ro1">
          <table:table-cell office:value-type="float" office:value="63.447" calcext:value-type="float">
            <text:p>63,447</text:p>
          </table:table-cell>
          <table:table-cell office:value-type="float" office:value="5.224233" calcext:value-type="float">
            <text:p>5,224233</text:p>
          </table:table-cell>
          <table:table-cell/>
          <table:table-cell office:value-type="float" office:value="109.65" calcext:value-type="float">
            <text:p>109,65</text:p>
          </table:table-cell>
          <table:table-cell office:value-type="float" office:value="52.411728" calcext:value-type="float">
            <text:p>52,411728</text:p>
          </table:table-cell>
          <table:table-cell/>
          <table:table-cell office:value-type="float" office:value="934.417" calcext:value-type="float">
            <text:p>934,417</text:p>
          </table:table-cell>
          <table:table-cell office:value-type="float" office:value="875.226899" calcext:value-type="float">
            <text:p>875,226899</text:p>
          </table:table-cell>
          <table:table-cell table:number-columns-repeated="7"/>
        </table:table-row>
        <table:table-row table:style-name="ro1">
          <table:table-cell office:value-type="float" office:value="63.689" calcext:value-type="float">
            <text:p>63,689</text:p>
          </table:table-cell>
          <table:table-cell office:value-type="float" office:value="5.170237" calcext:value-type="float">
            <text:p>5,170237</text:p>
          </table:table-cell>
          <table:table-cell/>
          <table:table-cell office:value-type="float" office:value="109.535" calcext:value-type="float">
            <text:p>109,535</text:p>
          </table:table-cell>
          <table:table-cell office:value-type="float" office:value="52.231082" calcext:value-type="float">
            <text:p>52,231082</text:p>
          </table:table-cell>
          <table:table-cell/>
          <table:table-cell office:value-type="float" office:value="935.4" calcext:value-type="float">
            <text:p>935,4</text:p>
          </table:table-cell>
          <table:table-cell office:value-type="float" office:value="874.943455" calcext:value-type="float">
            <text:p>874,943455</text:p>
          </table:table-cell>
          <table:table-cell table:number-columns-repeated="7"/>
        </table:table-row>
        <table:table-row table:style-name="ro1">
          <table:table-cell office:value-type="float" office:value="63.644" calcext:value-type="float">
            <text:p>63,644</text:p>
          </table:table-cell>
          <table:table-cell office:value-type="float" office:value="5.155957" calcext:value-type="float">
            <text:p>5,155957</text:p>
          </table:table-cell>
          <table:table-cell/>
          <table:table-cell office:value-type="float" office:value="111.909" calcext:value-type="float">
            <text:p>111,909</text:p>
          </table:table-cell>
          <table:table-cell office:value-type="float" office:value="51.937129" calcext:value-type="float">
            <text:p>51,937129</text:p>
          </table:table-cell>
          <table:table-cell/>
          <table:table-cell office:value-type="float" office:value="928.906" calcext:value-type="float">
            <text:p>928,906</text:p>
          </table:table-cell>
          <table:table-cell office:value-type="float" office:value="868.688414" calcext:value-type="float">
            <text:p>868,688414</text:p>
          </table:table-cell>
          <table:table-cell table:number-columns-repeated="7"/>
        </table:table-row>
        <table:table-row table:style-name="ro1">
          <table:table-cell office:value-type="float" office:value="64.851" calcext:value-type="float">
            <text:p>64,851</text:p>
          </table:table-cell>
          <table:table-cell office:value-type="float" office:value="5.132578" calcext:value-type="float">
            <text:p>5,132578</text:p>
          </table:table-cell>
          <table:table-cell/>
          <table:table-cell office:value-type="float" office:value="108.658" calcext:value-type="float">
            <text:p>108,658</text:p>
          </table:table-cell>
          <table:table-cell office:value-type="float" office:value="51.401319" calcext:value-type="float">
            <text:p>51,401319</text:p>
          </table:table-cell>
          <table:table-cell/>
          <table:table-cell office:value-type="float" office:value="1029.733" calcext:value-type="float">
            <text:p>1029,733</text:p>
          </table:table-cell>
          <table:table-cell office:value-type="float" office:value="864.115472" calcext:value-type="float">
            <text:p>864,115472</text:p>
          </table:table-cell>
          <table:table-cell table:number-columns-repeated="7"/>
        </table:table-row>
        <table:table-row table:style-name="ro1">
          <table:table-cell office:value-type="float" office:value="66.191" calcext:value-type="float">
            <text:p>66,191</text:p>
          </table:table-cell>
          <table:table-cell office:value-type="float" office:value="5.122805" calcext:value-type="float">
            <text:p>5,122805</text:p>
          </table:table-cell>
          <table:table-cell/>
          <table:table-cell office:value-type="float" office:value="107.382" calcext:value-type="float">
            <text:p>107,382</text:p>
          </table:table-cell>
          <table:table-cell office:value-type="float" office:value="51.081963" calcext:value-type="float">
            <text:p>51,081963</text:p>
          </table:table-cell>
          <table:table-cell/>
          <table:table-cell office:value-type="float" office:value="922.802" calcext:value-type="float">
            <text:p>922,802</text:p>
          </table:table-cell>
          <table:table-cell office:value-type="float" office:value="863.942912" calcext:value-type="float">
            <text:p>863,942912</text:p>
          </table:table-cell>
          <table:table-cell table:number-columns-repeated="7"/>
        </table:table-row>
        <table:table-row table:style-name="ro1">
          <table:table-cell office:value-type="float" office:value="65.493" calcext:value-type="float">
            <text:p>65,493</text:p>
          </table:table-cell>
          <table:table-cell office:value-type="float" office:value="5.086469" calcext:value-type="float">
            <text:p>5,086469</text:p>
          </table:table-cell>
          <table:table-cell/>
          <table:table-cell office:value-type="float" office:value="108.677" calcext:value-type="float">
            <text:p>108,677</text:p>
          </table:table-cell>
          <table:table-cell office:value-type="float" office:value="50.839012" calcext:value-type="float">
            <text:p>50,839012</text:p>
          </table:table-cell>
          <table:table-cell/>
          <table:table-cell office:value-type="float" office:value="922.381" calcext:value-type="float">
            <text:p>922,381</text:p>
          </table:table-cell>
          <table:table-cell office:value-type="float" office:value="863.239421" calcext:value-type="float">
            <text:p>863,239421</text:p>
          </table:table-cell>
          <table:table-cell table:number-columns-repeated="7"/>
        </table:table-row>
        <table:table-row table:style-name="ro1">
          <table:table-cell office:value-type="float" office:value="65.373" calcext:value-type="float">
            <text:p>65,373</text:p>
          </table:table-cell>
          <table:table-cell office:value-type="float" office:value="5.080286" calcext:value-type="float">
            <text:p>5,080286</text:p>
          </table:table-cell>
          <table:table-cell/>
          <table:table-cell office:value-type="float" office:value="110.227" calcext:value-type="float">
            <text:p>110,227</text:p>
          </table:table-cell>
          <table:table-cell office:value-type="float" office:value="50.754816" calcext:value-type="float">
            <text:p>50,754816</text:p>
          </table:table-cell>
          <table:table-cell/>
          <table:table-cell office:value-type="float" office:value="928.048" calcext:value-type="float">
            <text:p>928,048</text:p>
          </table:table-cell>
          <table:table-cell office:value-type="float" office:value="862.085262" calcext:value-type="float">
            <text:p>862,085262</text:p>
          </table:table-cell>
          <table:table-cell table:number-columns-repeated="7"/>
        </table:table-row>
        <table:table-row table:style-name="ro1">
          <table:table-cell office:value-type="float" office:value="66.511" calcext:value-type="float">
            <text:p>66,511</text:p>
          </table:table-cell>
          <table:table-cell office:value-type="float" office:value="5.044084" calcext:value-type="float">
            <text:p>5,044084</text:p>
          </table:table-cell>
          <table:table-cell/>
          <table:table-cell office:value-type="float" office:value="105.988" calcext:value-type="float">
            <text:p>105,988</text:p>
          </table:table-cell>
          <table:table-cell office:value-type="float" office:value="49.020816" calcext:value-type="float">
            <text:p>49,020816</text:p>
          </table:table-cell>
          <table:table-cell/>
          <table:table-cell office:value-type="float" office:value="926.212" calcext:value-type="float">
            <text:p>926,212</text:p>
          </table:table-cell>
          <table:table-cell office:value-type="float" office:value="861.93621" calcext:value-type="float">
            <text:p>861,93621</text:p>
          </table:table-cell>
          <table:table-cell table:number-columns-repeated="7"/>
        </table:table-row>
        <table:table-row table:style-name="ro1">
          <table:table-cell office:value-type="float" office:value="62.504" calcext:value-type="float">
            <text:p>62,504</text:p>
          </table:table-cell>
          <table:table-cell office:value-type="float" office:value="4.991625" calcext:value-type="float">
            <text:p>4,991625</text:p>
          </table:table-cell>
          <table:table-cell/>
          <table:table-cell office:value-type="float" office:value="104.515" calcext:value-type="float">
            <text:p>104,515</text:p>
          </table:table-cell>
          <table:table-cell office:value-type="float" office:value="48.449734" calcext:value-type="float">
            <text:p>48,449734</text:p>
          </table:table-cell>
          <table:table-cell/>
          <table:table-cell office:value-type="float" office:value="918.883" calcext:value-type="float">
            <text:p>918,883</text:p>
          </table:table-cell>
          <table:table-cell office:value-type="float" office:value="856.468027" calcext:value-type="float">
            <text:p>856,468027</text:p>
          </table:table-cell>
          <table:table-cell table:number-columns-repeated="7"/>
        </table:table-row>
        <table:table-row table:style-name="ro1">
          <table:table-cell office:value-type="float" office:value="62.196" calcext:value-type="float">
            <text:p>62,196</text:p>
          </table:table-cell>
          <table:table-cell office:value-type="float" office:value="4.982682" calcext:value-type="float">
            <text:p>4,982682</text:p>
          </table:table-cell>
          <table:table-cell/>
          <table:table-cell office:value-type="float" office:value="107.054" calcext:value-type="float">
            <text:p>107,054</text:p>
          </table:table-cell>
          <table:table-cell office:value-type="float" office:value="48.216051" calcext:value-type="float">
            <text:p>48,216051</text:p>
          </table:table-cell>
          <table:table-cell/>
          <table:table-cell office:value-type="float" office:value="917.664" calcext:value-type="float">
            <text:p>917,664</text:p>
          </table:table-cell>
          <table:table-cell office:value-type="float" office:value="856.228421" calcext:value-type="float">
            <text:p>856,228421</text:p>
          </table:table-cell>
          <table:table-cell table:number-columns-repeated="7"/>
        </table:table-row>
        <table:table-row table:style-name="ro1">
          <table:table-cell office:value-type="float" office:value="63.069" calcext:value-type="float">
            <text:p>63,069</text:p>
          </table:table-cell>
          <table:table-cell office:value-type="float" office:value="4.930763" calcext:value-type="float">
            <text:p>4,930763</text:p>
          </table:table-cell>
          <table:table-cell/>
          <table:table-cell office:value-type="float" office:value="111.559" calcext:value-type="float">
            <text:p>111,559</text:p>
          </table:table-cell>
          <table:table-cell office:value-type="float" office:value="47.499751" calcext:value-type="float">
            <text:p>47,499751</text:p>
          </table:table-cell>
          <table:table-cell/>
          <table:table-cell office:value-type="float" office:value="920.743" calcext:value-type="float">
            <text:p>920,743</text:p>
          </table:table-cell>
          <table:table-cell office:value-type="float" office:value="855.895558" calcext:value-type="float">
            <text:p>855,895558</text:p>
          </table:table-cell>
          <table:table-cell table:number-columns-repeated="7"/>
        </table:table-row>
        <table:table-row table:style-name="ro1">
          <table:table-cell office:value-type="float" office:value="62.606" calcext:value-type="float">
            <text:p>62,606</text:p>
          </table:table-cell>
          <table:table-cell office:value-type="float" office:value="4.930659" calcext:value-type="float">
            <text:p>4,930659</text:p>
          </table:table-cell>
          <table:table-cell/>
          <table:table-cell office:value-type="float" office:value="209.299" calcext:value-type="float">
            <text:p>209,299</text:p>
          </table:table-cell>
          <table:table-cell office:value-type="float" office:value="47.221622" calcext:value-type="float">
            <text:p>47,221622</text:p>
          </table:table-cell>
          <table:table-cell/>
          <table:table-cell office:value-type="float" office:value="914.98" calcext:value-type="float">
            <text:p>914,98</text:p>
          </table:table-cell>
          <table:table-cell office:value-type="float" office:value="852.831546" calcext:value-type="float">
            <text:p>852,831546</text:p>
          </table:table-cell>
          <table:table-cell table:number-columns-repeated="7"/>
        </table:table-row>
        <table:table-row table:style-name="ro1">
          <table:table-cell office:value-type="float" office:value="64.459" calcext:value-type="float">
            <text:p>64,459</text:p>
          </table:table-cell>
          <table:table-cell office:value-type="float" office:value="4.90167" calcext:value-type="float">
            <text:p>4,90167</text:p>
          </table:table-cell>
          <table:table-cell/>
          <table:table-cell office:value-type="float" office:value="105.244" calcext:value-type="float">
            <text:p>105,244</text:p>
          </table:table-cell>
          <table:table-cell office:value-type="float" office:value="46.693573" calcext:value-type="float">
            <text:p>46,693573</text:p>
          </table:table-cell>
          <table:table-cell/>
          <table:table-cell office:value-type="float" office:value="914.08" calcext:value-type="float">
            <text:p>914,08</text:p>
          </table:table-cell>
          <table:table-cell office:value-type="float" office:value="852.548559" calcext:value-type="float">
            <text:p>852,548559</text:p>
          </table:table-cell>
          <table:table-cell table:number-columns-repeated="7"/>
        </table:table-row>
        <table:table-row table:style-name="ro1">
          <table:table-cell office:value-type="float" office:value="64.249" calcext:value-type="float">
            <text:p>64,249</text:p>
          </table:table-cell>
          <table:table-cell office:value-type="float" office:value="4.897005" calcext:value-type="float">
            <text:p>4,897005</text:p>
          </table:table-cell>
          <table:table-cell/>
          <table:table-cell office:value-type="float" office:value="105.529" calcext:value-type="float">
            <text:p>105,529</text:p>
          </table:table-cell>
          <table:table-cell office:value-type="float" office:value="46.439886" calcext:value-type="float">
            <text:p>46,439886</text:p>
          </table:table-cell>
          <table:table-cell/>
          <table:table-cell office:value-type="float" office:value="911.573" calcext:value-type="float">
            <text:p>911,573</text:p>
          </table:table-cell>
          <table:table-cell office:value-type="float" office:value="852.381074" calcext:value-type="float">
            <text:p>852,381074</text:p>
          </table:table-cell>
          <table:table-cell table:number-columns-repeated="7"/>
        </table:table-row>
        <table:table-row table:style-name="ro1">
          <table:table-cell office:value-type="float" office:value="62.557" calcext:value-type="float">
            <text:p>62,557</text:p>
          </table:table-cell>
          <table:table-cell office:value-type="float" office:value="4.895531" calcext:value-type="float">
            <text:p>4,895531</text:p>
          </table:table-cell>
          <table:table-cell/>
          <table:table-cell office:value-type="float" office:value="105.022" calcext:value-type="float">
            <text:p>105,022</text:p>
          </table:table-cell>
          <table:table-cell office:value-type="float" office:value="46.335967" calcext:value-type="float">
            <text:p>46,335967</text:p>
          </table:table-cell>
          <table:table-cell/>
          <table:table-cell office:value-type="float" office:value="910.445" calcext:value-type="float">
            <text:p>910,445</text:p>
          </table:table-cell>
          <table:table-cell office:value-type="float" office:value="851.166123" calcext:value-type="float">
            <text:p>851,166123</text:p>
          </table:table-cell>
          <table:table-cell table:number-columns-repeated="7"/>
        </table:table-row>
        <table:table-row table:style-name="ro1">
          <table:table-cell office:value-type="float" office:value="63.517" calcext:value-type="float">
            <text:p>63,517</text:p>
          </table:table-cell>
          <table:table-cell office:value-type="float" office:value="4.895306" calcext:value-type="float">
            <text:p>4,895306</text:p>
          </table:table-cell>
          <table:table-cell/>
          <table:table-cell office:value-type="float" office:value="107.85" calcext:value-type="float">
            <text:p>107,85</text:p>
          </table:table-cell>
          <table:table-cell office:value-type="float" office:value="46.310511" calcext:value-type="float">
            <text:p>46,310511</text:p>
          </table:table-cell>
          <table:table-cell/>
          <table:table-cell office:value-type="float" office:value="909.628" calcext:value-type="float">
            <text:p>909,628</text:p>
          </table:table-cell>
          <table:table-cell office:value-type="float" office:value="851.070863" calcext:value-type="float">
            <text:p>851,070863</text:p>
          </table:table-cell>
          <table:table-cell table:number-columns-repeated="7"/>
        </table:table-row>
        <table:table-row table:style-name="ro1">
          <table:table-cell office:value-type="float" office:value="62.786" calcext:value-type="float">
            <text:p>62,786</text:p>
          </table:table-cell>
          <table:table-cell office:value-type="float" office:value="4.891589" calcext:value-type="float">
            <text:p>4,891589</text:p>
          </table:table-cell>
          <table:table-cell/>
          <table:table-cell office:value-type="float" office:value="113.459" calcext:value-type="float">
            <text:p>113,459</text:p>
          </table:table-cell>
          <table:table-cell office:value-type="float" office:value="46.074838" calcext:value-type="float">
            <text:p>46,074838</text:p>
          </table:table-cell>
          <table:table-cell/>
          <table:table-cell office:value-type="float" office:value="912.169" calcext:value-type="float">
            <text:p>912,169</text:p>
          </table:table-cell>
          <table:table-cell office:value-type="float" office:value="850.938833" calcext:value-type="float">
            <text:p>850,938833</text:p>
          </table:table-cell>
          <table:table-cell table:number-columns-repeated="7"/>
        </table:table-row>
        <table:table-row table:style-name="ro1">
          <table:table-cell office:value-type="float" office:value="63.427" calcext:value-type="float">
            <text:p>63,427</text:p>
          </table:table-cell>
          <table:table-cell office:value-type="float" office:value="4.888835" calcext:value-type="float">
            <text:p>4,888835</text:p>
          </table:table-cell>
          <table:table-cell/>
          <table:table-cell office:value-type="float" office:value="103.519" calcext:value-type="float">
            <text:p>103,519</text:p>
          </table:table-cell>
          <table:table-cell office:value-type="float" office:value="46.071264" calcext:value-type="float">
            <text:p>46,071264</text:p>
          </table:table-cell>
          <table:table-cell/>
          <table:table-cell office:value-type="float" office:value="914.861" calcext:value-type="float">
            <text:p>914,861</text:p>
          </table:table-cell>
          <table:table-cell office:value-type="float" office:value="850.507596" calcext:value-type="float">
            <text:p>850,507596</text:p>
          </table:table-cell>
          <table:table-cell table:number-columns-repeated="7"/>
        </table:table-row>
        <table:table-row table:style-name="ro1">
          <table:table-cell office:value-type="float" office:value="64.189" calcext:value-type="float">
            <text:p>64,189</text:p>
          </table:table-cell>
          <table:table-cell office:value-type="float" office:value="4.87634" calcext:value-type="float">
            <text:p>4,87634</text:p>
          </table:table-cell>
          <table:table-cell/>
          <table:table-cell office:value-type="float" office:value="103.782" calcext:value-type="float">
            <text:p>103,782</text:p>
          </table:table-cell>
          <table:table-cell office:value-type="float" office:value="45.933174" calcext:value-type="float">
            <text:p>45,933174</text:p>
          </table:table-cell>
          <table:table-cell/>
          <table:table-cell office:value-type="float" office:value="908.674" calcext:value-type="float">
            <text:p>908,674</text:p>
          </table:table-cell>
          <table:table-cell office:value-type="float" office:value="849.997897" calcext:value-type="float">
            <text:p>849,997897</text:p>
          </table:table-cell>
          <table:table-cell table:number-columns-repeated="7"/>
        </table:table-row>
        <table:table-row table:style-name="ro1">
          <table:table-cell office:value-type="float" office:value="64.288" calcext:value-type="float">
            <text:p>64,288</text:p>
          </table:table-cell>
          <table:table-cell office:value-type="float" office:value="4.867439" calcext:value-type="float">
            <text:p>4,867439</text:p>
          </table:table-cell>
          <table:table-cell/>
          <table:table-cell office:value-type="float" office:value="102.71" calcext:value-type="float">
            <text:p>102,71</text:p>
          </table:table-cell>
          <table:table-cell office:value-type="float" office:value="44.74033" calcext:value-type="float">
            <text:p>44,74033</text:p>
          </table:table-cell>
          <table:table-cell/>
          <table:table-cell office:value-type="float" office:value="908.769" calcext:value-type="float">
            <text:p>908,769</text:p>
          </table:table-cell>
          <table:table-cell office:value-type="float" office:value="849.85612" calcext:value-type="float">
            <text:p>849,85612</text:p>
          </table:table-cell>
          <table:table-cell table:number-columns-repeated="7"/>
        </table:table-row>
        <table:table-row table:style-name="ro1">
          <table:table-cell office:value-type="float" office:value="63.796" calcext:value-type="float">
            <text:p>63,796</text:p>
          </table:table-cell>
          <table:table-cell office:value-type="float" office:value="4.828711" calcext:value-type="float">
            <text:p>4,828711</text:p>
          </table:table-cell>
          <table:table-cell/>
          <table:table-cell office:value-type="float" office:value="102.311" calcext:value-type="float">
            <text:p>102,311</text:p>
          </table:table-cell>
          <table:table-cell office:value-type="float" office:value="44.490517" calcext:value-type="float">
            <text:p>44,490517</text:p>
          </table:table-cell>
          <table:table-cell/>
          <table:table-cell office:value-type="float" office:value="910.061" calcext:value-type="float">
            <text:p>910,061</text:p>
          </table:table-cell>
          <table:table-cell office:value-type="float" office:value="849.711021" calcext:value-type="float">
            <text:p>849,711021</text:p>
          </table:table-cell>
          <table:table-cell table:number-columns-repeated="7"/>
        </table:table-row>
        <table:table-row table:style-name="ro1">
          <table:table-cell office:value-type="float" office:value="66.056" calcext:value-type="float">
            <text:p>66,056</text:p>
          </table:table-cell>
          <table:table-cell office:value-type="float" office:value="4.814753" calcext:value-type="float">
            <text:p>4,814753</text:p>
          </table:table-cell>
          <table:table-cell/>
          <table:table-cell office:value-type="float" office:value="102.247" calcext:value-type="float">
            <text:p>102,247</text:p>
          </table:table-cell>
          <table:table-cell office:value-type="float" office:value="44.423515" calcext:value-type="float">
            <text:p>44,423515</text:p>
          </table:table-cell>
          <table:table-cell/>
          <table:table-cell office:value-type="float" office:value="907.778" calcext:value-type="float">
            <text:p>907,778</text:p>
          </table:table-cell>
          <table:table-cell office:value-type="float" office:value="848.805926" calcext:value-type="float">
            <text:p>848,805926</text:p>
          </table:table-cell>
          <table:table-cell table:number-columns-repeated="7"/>
        </table:table-row>
        <table:table-row table:style-name="ro1">
          <table:table-cell office:value-type="float" office:value="63.272" calcext:value-type="float">
            <text:p>63,272</text:p>
          </table:table-cell>
          <table:table-cell office:value-type="float" office:value="4.811229" calcext:value-type="float">
            <text:p>4,811229</text:p>
          </table:table-cell>
          <table:table-cell/>
          <table:table-cell office:value-type="float" office:value="104.826" calcext:value-type="float">
            <text:p>104,826</text:p>
          </table:table-cell>
          <table:table-cell office:value-type="float" office:value="44.388617" calcext:value-type="float">
            <text:p>44,388617</text:p>
          </table:table-cell>
          <table:table-cell/>
          <table:table-cell office:value-type="float" office:value="910.789" calcext:value-type="float">
            <text:p>910,789</text:p>
          </table:table-cell>
          <table:table-cell office:value-type="float" office:value="848.327851" calcext:value-type="float">
            <text:p>848,327851</text:p>
          </table:table-cell>
          <table:table-cell table:number-columns-repeated="7"/>
        </table:table-row>
        <table:table-row table:style-name="ro1">
          <table:table-cell office:value-type="float" office:value="63.916" calcext:value-type="float">
            <text:p>63,916</text:p>
          </table:table-cell>
          <table:table-cell office:value-type="float" office:value="4.80625" calcext:value-type="float">
            <text:p>4,80625</text:p>
          </table:table-cell>
          <table:table-cell/>
          <table:table-cell office:value-type="float" office:value="102.042" calcext:value-type="float">
            <text:p>102,042</text:p>
          </table:table-cell>
          <table:table-cell office:value-type="float" office:value="44.349824" calcext:value-type="float">
            <text:p>44,349824</text:p>
          </table:table-cell>
          <table:table-cell/>
          <table:table-cell office:value-type="float" office:value="907.157" calcext:value-type="float">
            <text:p>907,157</text:p>
          </table:table-cell>
          <table:table-cell office:value-type="float" office:value="848.084269" calcext:value-type="float">
            <text:p>848,084269</text:p>
          </table:table-cell>
          <table:table-cell table:number-columns-repeated="7"/>
        </table:table-row>
        <table:table-row table:style-name="ro1">
          <table:table-cell office:value-type="float" office:value="61.115" calcext:value-type="float">
            <text:p>61,115</text:p>
          </table:table-cell>
          <table:table-cell office:value-type="float" office:value="4.804247" calcext:value-type="float">
            <text:p>4,804247</text:p>
          </table:table-cell>
          <table:table-cell/>
          <table:table-cell office:value-type="float" office:value="99.694" calcext:value-type="float">
            <text:p>99,694</text:p>
          </table:table-cell>
          <table:table-cell office:value-type="float" office:value="44.171033" calcext:value-type="float">
            <text:p>44,171033</text:p>
          </table:table-cell>
          <table:table-cell/>
          <table:table-cell office:value-type="float" office:value="905.751" calcext:value-type="float">
            <text:p>905,751</text:p>
          </table:table-cell>
          <table:table-cell office:value-type="float" office:value="847.573818" calcext:value-type="float">
            <text:p>847,573818</text:p>
          </table:table-cell>
          <table:table-cell table:number-columns-repeated="7"/>
        </table:table-row>
        <table:table-row table:style-name="ro1">
          <table:table-cell office:value-type="float" office:value="61.985" calcext:value-type="float">
            <text:p>61,985</text:p>
          </table:table-cell>
          <table:table-cell office:value-type="float" office:value="4.802403" calcext:value-type="float">
            <text:p>4,802403</text:p>
          </table:table-cell>
          <table:table-cell/>
          <table:table-cell office:value-type="float" office:value="102.682" calcext:value-type="float">
            <text:p>102,682</text:p>
          </table:table-cell>
          <table:table-cell office:value-type="float" office:value="44.035956" calcext:value-type="float">
            <text:p>44,035956</text:p>
          </table:table-cell>
          <table:table-cell/>
          <table:table-cell office:value-type="float" office:value="907.867" calcext:value-type="float">
            <text:p>907,867</text:p>
          </table:table-cell>
          <table:table-cell office:value-type="float" office:value="847.269164" calcext:value-type="float">
            <text:p>847,269164</text:p>
          </table:table-cell>
          <table:table-cell table:number-columns-repeated="7"/>
        </table:table-row>
        <table:table-row table:style-name="ro1">
          <table:table-cell office:value-type="float" office:value="63.505" calcext:value-type="float">
            <text:p>63,505</text:p>
          </table:table-cell>
          <table:table-cell office:value-type="float" office:value="4.789357" calcext:value-type="float">
            <text:p>4,789357</text:p>
          </table:table-cell>
          <table:table-cell/>
          <table:table-cell office:value-type="float" office:value="100.687" calcext:value-type="float">
            <text:p>100,687</text:p>
          </table:table-cell>
          <table:table-cell office:value-type="float" office:value="44.004521" calcext:value-type="float">
            <text:p>44,004521</text:p>
          </table:table-cell>
          <table:table-cell/>
          <table:table-cell office:value-type="float" office:value="906.315" calcext:value-type="float">
            <text:p>906,315</text:p>
          </table:table-cell>
          <table:table-cell office:value-type="float" office:value="846.926911" calcext:value-type="float">
            <text:p>846,926911</text:p>
          </table:table-cell>
          <table:table-cell table:number-columns-repeated="7"/>
        </table:table-row>
        <table:table-row table:style-name="ro1">
          <table:table-cell office:value-type="float" office:value="65.939" calcext:value-type="float">
            <text:p>65,939</text:p>
          </table:table-cell>
          <table:table-cell office:value-type="float" office:value="4.769429" calcext:value-type="float">
            <text:p>4,769429</text:p>
          </table:table-cell>
          <table:table-cell/>
          <table:table-cell office:value-type="float" office:value="101.715" calcext:value-type="float">
            <text:p>101,715</text:p>
          </table:table-cell>
          <table:table-cell office:value-type="float" office:value="43.513818" calcext:value-type="float">
            <text:p>43,513818</text:p>
          </table:table-cell>
          <table:table-cell/>
          <table:table-cell office:value-type="float" office:value="911.768" calcext:value-type="float">
            <text:p>911,768</text:p>
          </table:table-cell>
          <table:table-cell office:value-type="float" office:value="846.881151" calcext:value-type="float">
            <text:p>846,881151</text:p>
          </table:table-cell>
          <table:table-cell table:number-columns-repeated="7"/>
        </table:table-row>
        <table:table-row table:style-name="ro1">
          <table:table-cell office:value-type="float" office:value="62.328" calcext:value-type="float">
            <text:p>62,328</text:p>
          </table:table-cell>
          <table:table-cell office:value-type="float" office:value="4.768736" calcext:value-type="float">
            <text:p>4,768736</text:p>
          </table:table-cell>
          <table:table-cell/>
          <table:table-cell office:value-type="float" office:value="99.988" calcext:value-type="float">
            <text:p>99,988</text:p>
          </table:table-cell>
          <table:table-cell office:value-type="float" office:value="43.45642" calcext:value-type="float">
            <text:p>43,45642</text:p>
          </table:table-cell>
          <table:table-cell/>
          <table:table-cell office:value-type="float" office:value="912.664" calcext:value-type="float">
            <text:p>912,664</text:p>
          </table:table-cell>
          <table:table-cell office:value-type="float" office:value="845.5484" calcext:value-type="float">
            <text:p>845,5484</text:p>
          </table:table-cell>
          <table:table-cell table:number-columns-repeated="7"/>
        </table:table-row>
        <table:table-row table:style-name="ro1">
          <table:table-cell office:value-type="float" office:value="61.922" calcext:value-type="float">
            <text:p>61,922</text:p>
          </table:table-cell>
          <table:table-cell office:value-type="float" office:value="4.731126" calcext:value-type="float">
            <text:p>4,731126</text:p>
          </table:table-cell>
          <table:table-cell/>
          <table:table-cell office:value-type="float" office:value="100.642" calcext:value-type="float">
            <text:p>100,642</text:p>
          </table:table-cell>
          <table:table-cell office:value-type="float" office:value="43.445549" calcext:value-type="float">
            <text:p>43,445549</text:p>
          </table:table-cell>
          <table:table-cell/>
          <table:table-cell office:value-type="float" office:value="908.999" calcext:value-type="float">
            <text:p>908,999</text:p>
          </table:table-cell>
          <table:table-cell office:value-type="float" office:value="844.799096" calcext:value-type="float">
            <text:p>844,799096</text:p>
          </table:table-cell>
          <table:table-cell table:number-columns-repeated="7"/>
        </table:table-row>
        <table:table-row table:style-name="ro1">
          <table:table-cell office:value-type="float" office:value="67.535" calcext:value-type="float">
            <text:p>67,535</text:p>
          </table:table-cell>
          <table:table-cell office:value-type="float" office:value="4.714613" calcext:value-type="float">
            <text:p>4,714613</text:p>
          </table:table-cell>
          <table:table-cell/>
          <table:table-cell office:value-type="float" office:value="100.492" calcext:value-type="float">
            <text:p>100,492</text:p>
          </table:table-cell>
          <table:table-cell office:value-type="float" office:value="43.436773" calcext:value-type="float">
            <text:p>43,436773</text:p>
          </table:table-cell>
          <table:table-cell/>
          <table:table-cell office:value-type="float" office:value="902.353" calcext:value-type="float">
            <text:p>902,353</text:p>
          </table:table-cell>
          <table:table-cell office:value-type="float" office:value="842.951414" calcext:value-type="float">
            <text:p>842,951414</text:p>
          </table:table-cell>
          <table:table-cell table:number-columns-repeated="7"/>
        </table:table-row>
        <table:table-row table:style-name="ro1">
          <table:table-cell office:value-type="float" office:value="63.461" calcext:value-type="float">
            <text:p>63,461</text:p>
          </table:table-cell>
          <table:table-cell office:value-type="float" office:value="4.71385" calcext:value-type="float">
            <text:p>4,71385</text:p>
          </table:table-cell>
          <table:table-cell/>
          <table:table-cell office:value-type="float" office:value="101.71" calcext:value-type="float">
            <text:p>101,71</text:p>
          </table:table-cell>
          <table:table-cell office:value-type="float" office:value="43.403709" calcext:value-type="float">
            <text:p>43,403709</text:p>
          </table:table-cell>
          <table:table-cell/>
          <table:table-cell office:value-type="float" office:value="902.634" calcext:value-type="float">
            <text:p>902,634</text:p>
          </table:table-cell>
          <table:table-cell office:value-type="float" office:value="842.627725" calcext:value-type="float">
            <text:p>842,627725</text:p>
          </table:table-cell>
          <table:table-cell table:number-columns-repeated="7"/>
        </table:table-row>
        <table:table-row table:style-name="ro1">
          <table:table-cell office:value-type="float" office:value="65.609" calcext:value-type="float">
            <text:p>65,609</text:p>
          </table:table-cell>
          <table:table-cell office:value-type="float" office:value="4.712077" calcext:value-type="float">
            <text:p>4,712077</text:p>
          </table:table-cell>
          <table:table-cell/>
          <table:table-cell office:value-type="float" office:value="100.442" calcext:value-type="float">
            <text:p>100,442</text:p>
          </table:table-cell>
          <table:table-cell office:value-type="float" office:value="43.134407" calcext:value-type="float">
            <text:p>43,134407</text:p>
          </table:table-cell>
          <table:table-cell/>
          <table:table-cell office:value-type="float" office:value="901.535" calcext:value-type="float">
            <text:p>901,535</text:p>
          </table:table-cell>
          <table:table-cell office:value-type="float" office:value="842.489521" calcext:value-type="float">
            <text:p>842,489521</text:p>
          </table:table-cell>
          <table:table-cell table:number-columns-repeated="7"/>
        </table:table-row>
        <table:table-row table:style-name="ro1">
          <table:table-cell office:value-type="float" office:value="62.346" calcext:value-type="float">
            <text:p>62,346</text:p>
          </table:table-cell>
          <table:table-cell office:value-type="float" office:value="4.697029" calcext:value-type="float">
            <text:p>4,697029</text:p>
          </table:table-cell>
          <table:table-cell/>
          <table:table-cell office:value-type="float" office:value="100.462" calcext:value-type="float">
            <text:p>100,462</text:p>
          </table:table-cell>
          <table:table-cell office:value-type="float" office:value="42.965978" calcext:value-type="float">
            <text:p>42,965978</text:p>
          </table:table-cell>
          <table:table-cell/>
          <table:table-cell office:value-type="float" office:value="903.436" calcext:value-type="float">
            <text:p>903,436</text:p>
          </table:table-cell>
          <table:table-cell office:value-type="float" office:value="842.221138" calcext:value-type="float">
            <text:p>842,221138</text:p>
          </table:table-cell>
          <table:table-cell table:number-columns-repeated="7"/>
        </table:table-row>
        <table:table-row table:style-name="ro1">
          <table:table-cell office:value-type="float" office:value="64.67" calcext:value-type="float">
            <text:p>64,67</text:p>
          </table:table-cell>
          <table:table-cell office:value-type="float" office:value="4.694491" calcext:value-type="float">
            <text:p>4,694491</text:p>
          </table:table-cell>
          <table:table-cell/>
          <table:table-cell office:value-type="float" office:value="111.686" calcext:value-type="float">
            <text:p>111,686</text:p>
          </table:table-cell>
          <table:table-cell office:value-type="float" office:value="42.796869" calcext:value-type="float">
            <text:p>42,796869</text:p>
          </table:table-cell>
          <table:table-cell/>
          <table:table-cell office:value-type="float" office:value="900.528" calcext:value-type="float">
            <text:p>900,528</text:p>
          </table:table-cell>
          <table:table-cell office:value-type="float" office:value="841.651953" calcext:value-type="float">
            <text:p>841,651953</text:p>
          </table:table-cell>
          <table:table-cell table:number-columns-repeated="7"/>
        </table:table-row>
        <table:table-row table:style-name="ro1">
          <table:table-cell office:value-type="float" office:value="62.615" calcext:value-type="float">
            <text:p>62,615</text:p>
          </table:table-cell>
          <table:table-cell office:value-type="float" office:value="4.69262" calcext:value-type="float">
            <text:p>4,69262</text:p>
          </table:table-cell>
          <table:table-cell/>
          <table:table-cell office:value-type="float" office:value="99.245" calcext:value-type="float">
            <text:p>99,245</text:p>
          </table:table-cell>
          <table:table-cell office:value-type="float" office:value="42.567275" calcext:value-type="float">
            <text:p>42,567275</text:p>
          </table:table-cell>
          <table:table-cell/>
          <table:table-cell office:value-type="float" office:value="902.567" calcext:value-type="float">
            <text:p>902,567</text:p>
          </table:table-cell>
          <table:table-cell office:value-type="float" office:value="841.563454" calcext:value-type="float">
            <text:p>841,563454</text:p>
          </table:table-cell>
          <table:table-cell table:number-columns-repeated="7"/>
        </table:table-row>
        <table:table-row table:style-name="ro1">
          <table:table-cell office:value-type="float" office:value="63.534" calcext:value-type="float">
            <text:p>63,534</text:p>
          </table:table-cell>
          <table:table-cell office:value-type="float" office:value="4.69242" calcext:value-type="float">
            <text:p>4,69242</text:p>
          </table:table-cell>
          <table:table-cell/>
          <table:table-cell office:value-type="float" office:value="99.608" calcext:value-type="float">
            <text:p>99,608</text:p>
          </table:table-cell>
          <table:table-cell office:value-type="float" office:value="42.475543" calcext:value-type="float">
            <text:p>42,475543</text:p>
          </table:table-cell>
          <table:table-cell/>
          <table:table-cell office:value-type="float" office:value="901.349" calcext:value-type="float">
            <text:p>901,349</text:p>
          </table:table-cell>
          <table:table-cell office:value-type="float" office:value="841.37892" calcext:value-type="float">
            <text:p>841,37892</text:p>
          </table:table-cell>
          <table:table-cell table:number-columns-repeated="7"/>
        </table:table-row>
        <table:table-row table:style-name="ro1">
          <table:table-cell office:value-type="float" office:value="65.568" calcext:value-type="float">
            <text:p>65,568</text:p>
          </table:table-cell>
          <table:table-cell office:value-type="float" office:value="4.684431" calcext:value-type="float">
            <text:p>4,684431</text:p>
          </table:table-cell>
          <table:table-cell/>
          <table:table-cell office:value-type="float" office:value="104.002" calcext:value-type="float">
            <text:p>104,002</text:p>
          </table:table-cell>
          <table:table-cell office:value-type="float" office:value="42.458241" calcext:value-type="float">
            <text:p>42,458241</text:p>
          </table:table-cell>
          <table:table-cell/>
          <table:table-cell office:value-type="float" office:value="900.596" calcext:value-type="float">
            <text:p>900,596</text:p>
          </table:table-cell>
          <table:table-cell office:value-type="float" office:value="841.223079" calcext:value-type="float">
            <text:p>841,223079</text:p>
          </table:table-cell>
          <table:table-cell table:number-columns-repeated="7"/>
        </table:table-row>
        <table:table-row table:style-name="ro1">
          <table:table-cell office:value-type="float" office:value="66.262" calcext:value-type="float">
            <text:p>66,262</text:p>
          </table:table-cell>
          <table:table-cell office:value-type="float" office:value="4.682366" calcext:value-type="float">
            <text:p>4,682366</text:p>
          </table:table-cell>
          <table:table-cell/>
          <table:table-cell office:value-type="float" office:value="100.308" calcext:value-type="float">
            <text:p>100,308</text:p>
          </table:table-cell>
          <table:table-cell office:value-type="float" office:value="42.314559" calcext:value-type="float">
            <text:p>42,314559</text:p>
          </table:table-cell>
          <table:table-cell/>
          <table:table-cell office:value-type="float" office:value="899.074" calcext:value-type="float">
            <text:p>899,074</text:p>
          </table:table-cell>
          <table:table-cell office:value-type="float" office:value="840.960818" calcext:value-type="float">
            <text:p>840,960818</text:p>
          </table:table-cell>
          <table:table-cell table:number-columns-repeated="7"/>
        </table:table-row>
        <table:table-row table:style-name="ro1">
          <table:table-cell office:value-type="float" office:value="63.095" calcext:value-type="float">
            <text:p>63,095</text:p>
          </table:table-cell>
          <table:table-cell office:value-type="float" office:value="4.666451" calcext:value-type="float">
            <text:p>4,666451</text:p>
          </table:table-cell>
          <table:table-cell/>
          <table:table-cell office:value-type="float" office:value="99.689" calcext:value-type="float">
            <text:p>99,689</text:p>
          </table:table-cell>
          <table:table-cell office:value-type="float" office:value="42.249364" calcext:value-type="float">
            <text:p>42,249364</text:p>
          </table:table-cell>
          <table:table-cell/>
          <table:table-cell office:value-type="float" office:value="899.864" calcext:value-type="float">
            <text:p>899,864</text:p>
          </table:table-cell>
          <table:table-cell office:value-type="float" office:value="840.81058" calcext:value-type="float">
            <text:p>840,81058</text:p>
          </table:table-cell>
          <table:table-cell table:number-columns-repeated="7"/>
        </table:table-row>
        <table:table-row table:style-name="ro1">
          <table:table-cell office:value-type="float" office:value="63.87" calcext:value-type="float">
            <text:p>63,87</text:p>
          </table:table-cell>
          <table:table-cell office:value-type="float" office:value="4.643492" calcext:value-type="float">
            <text:p>4,643492</text:p>
          </table:table-cell>
          <table:table-cell/>
          <table:table-cell office:value-type="float" office:value="99.786" calcext:value-type="float">
            <text:p>99,786</text:p>
          </table:table-cell>
          <table:table-cell office:value-type="float" office:value="42.235144" calcext:value-type="float">
            <text:p>42,235144</text:p>
          </table:table-cell>
          <table:table-cell/>
          <table:table-cell office:value-type="float" office:value="901.377" calcext:value-type="float">
            <text:p>901,377</text:p>
          </table:table-cell>
          <table:table-cell office:value-type="float" office:value="840.595868" calcext:value-type="float">
            <text:p>840,595868</text:p>
          </table:table-cell>
          <table:table-cell table:number-columns-repeated="7"/>
        </table:table-row>
        <table:table-row table:style-name="ro1">
          <table:table-cell office:value-type="float" office:value="63.32" calcext:value-type="float">
            <text:p>63,32</text:p>
          </table:table-cell>
          <table:table-cell office:value-type="float" office:value="4.64056" calcext:value-type="float">
            <text:p>4,64056</text:p>
          </table:table-cell>
          <table:table-cell/>
          <table:table-cell office:value-type="float" office:value="99.126" calcext:value-type="float">
            <text:p>99,126</text:p>
          </table:table-cell>
          <table:table-cell office:value-type="float" office:value="42.036127" calcext:value-type="float">
            <text:p>42,036127</text:p>
          </table:table-cell>
          <table:table-cell/>
          <table:table-cell office:value-type="float" office:value="899.837" calcext:value-type="float">
            <text:p>899,837</text:p>
          </table:table-cell>
          <table:table-cell office:value-type="float" office:value="840.368927" calcext:value-type="float">
            <text:p>840,368927</text:p>
          </table:table-cell>
          <table:table-cell table:number-columns-repeated="7"/>
        </table:table-row>
        <table:table-row table:style-name="ro1">
          <table:table-cell office:value-type="float" office:value="63.487" calcext:value-type="float">
            <text:p>63,487</text:p>
          </table:table-cell>
          <table:table-cell office:value-type="float" office:value="4.632712" calcext:value-type="float">
            <text:p>4,632712</text:p>
          </table:table-cell>
          <table:table-cell/>
          <table:table-cell office:value-type="float" office:value="157.046" calcext:value-type="float">
            <text:p>157,046</text:p>
          </table:table-cell>
          <table:table-cell office:value-type="float" office:value="42.010945" calcext:value-type="float">
            <text:p>42,010945</text:p>
          </table:table-cell>
          <table:table-cell/>
          <table:table-cell office:value-type="float" office:value="901.003" calcext:value-type="float">
            <text:p>901,003</text:p>
          </table:table-cell>
          <table:table-cell office:value-type="float" office:value="840.338432" calcext:value-type="float">
            <text:p>840,338432</text:p>
          </table:table-cell>
          <table:table-cell table:number-columns-repeated="7"/>
        </table:table-row>
        <table:table-row table:style-name="ro1">
          <table:table-cell office:value-type="float" office:value="62.446" calcext:value-type="float">
            <text:p>62,446</text:p>
          </table:table-cell>
          <table:table-cell office:value-type="float" office:value="4.628929" calcext:value-type="float">
            <text:p>4,628929</text:p>
          </table:table-cell>
          <table:table-cell/>
          <table:table-cell office:value-type="float" office:value="101.902" calcext:value-type="float">
            <text:p>101,902</text:p>
          </table:table-cell>
          <table:table-cell office:value-type="float" office:value="41.909877" calcext:value-type="float">
            <text:p>41,909877</text:p>
          </table:table-cell>
          <table:table-cell/>
          <table:table-cell office:value-type="float" office:value="899.64" calcext:value-type="float">
            <text:p>899,64</text:p>
          </table:table-cell>
          <table:table-cell office:value-type="float" office:value="839.851943" calcext:value-type="float">
            <text:p>839,851943</text:p>
          </table:table-cell>
          <table:table-cell table:number-columns-repeated="7"/>
        </table:table-row>
        <table:table-row table:style-name="ro1">
          <table:table-cell office:value-type="float" office:value="63.622" calcext:value-type="float">
            <text:p>63,622</text:p>
          </table:table-cell>
          <table:table-cell office:value-type="float" office:value="4.624061" calcext:value-type="float">
            <text:p>4,624061</text:p>
          </table:table-cell>
          <table:table-cell/>
          <table:table-cell office:value-type="float" office:value="100.868" calcext:value-type="float">
            <text:p>100,868</text:p>
          </table:table-cell>
          <table:table-cell office:value-type="float" office:value="41.755711" calcext:value-type="float">
            <text:p>41,755711</text:p>
          </table:table-cell>
          <table:table-cell/>
          <table:table-cell office:value-type="float" office:value="898.151" calcext:value-type="float">
            <text:p>898,151</text:p>
          </table:table-cell>
          <table:table-cell office:value-type="float" office:value="839.731908" calcext:value-type="float">
            <text:p>839,731908</text:p>
          </table:table-cell>
          <table:table-cell table:number-columns-repeated="7"/>
        </table:table-row>
        <table:table-row table:style-name="ro1">
          <table:table-cell office:value-type="float" office:value="63.397" calcext:value-type="float">
            <text:p>63,397</text:p>
          </table:table-cell>
          <table:table-cell office:value-type="float" office:value="4.622673" calcext:value-type="float">
            <text:p>4,622673</text:p>
          </table:table-cell>
          <table:table-cell/>
          <table:table-cell office:value-type="float" office:value="99.285" calcext:value-type="float">
            <text:p>99,285</text:p>
          </table:table-cell>
          <table:table-cell office:value-type="float" office:value="41.738527" calcext:value-type="float">
            <text:p>41,738527</text:p>
          </table:table-cell>
          <table:table-cell/>
          <table:table-cell office:value-type="float" office:value="904.629" calcext:value-type="float">
            <text:p>904,629</text:p>
          </table:table-cell>
          <table:table-cell office:value-type="float" office:value="838.947" calcext:value-type="float">
            <text:p>838,947</text:p>
          </table:table-cell>
          <table:table-cell table:number-columns-repeated="7"/>
        </table:table-row>
        <table:table-row table:style-name="ro1">
          <table:table-cell office:value-type="float" office:value="70.009" calcext:value-type="float">
            <text:p>70,009</text:p>
          </table:table-cell>
          <table:table-cell office:value-type="float" office:value="4.597709" calcext:value-type="float">
            <text:p>4,597709</text:p>
          </table:table-cell>
          <table:table-cell/>
          <table:table-cell office:value-type="float" office:value="104.817" calcext:value-type="float">
            <text:p>104,817</text:p>
          </table:table-cell>
          <table:table-cell office:value-type="float" office:value="41.682633" calcext:value-type="float">
            <text:p>41,682633</text:p>
          </table:table-cell>
          <table:table-cell/>
          <table:table-cell office:value-type="float" office:value="901.753" calcext:value-type="float">
            <text:p>901,753</text:p>
          </table:table-cell>
          <table:table-cell office:value-type="float" office:value="838.858397" calcext:value-type="float">
            <text:p>838,858397</text:p>
          </table:table-cell>
          <table:table-cell table:number-columns-repeated="7"/>
        </table:table-row>
        <table:table-row table:style-name="ro1">
          <table:table-cell office:value-type="float" office:value="64.501" calcext:value-type="float">
            <text:p>64,501</text:p>
          </table:table-cell>
          <table:table-cell office:value-type="float" office:value="4.596294" calcext:value-type="float">
            <text:p>4,596294</text:p>
          </table:table-cell>
          <table:table-cell/>
          <table:table-cell office:value-type="float" office:value="163.856" calcext:value-type="float">
            <text:p>163,856</text:p>
          </table:table-cell>
          <table:table-cell office:value-type="float" office:value="41.590242" calcext:value-type="float">
            <text:p>41,590242</text:p>
          </table:table-cell>
          <table:table-cell/>
          <table:table-cell office:value-type="float" office:value="898.894" calcext:value-type="float">
            <text:p>898,894</text:p>
          </table:table-cell>
          <table:table-cell office:value-type="float" office:value="838.759247" calcext:value-type="float">
            <text:p>838,759247</text:p>
          </table:table-cell>
          <table:table-cell table:number-columns-repeated="7"/>
        </table:table-row>
        <table:table-row table:style-name="ro1">
          <table:table-cell office:value-type="float" office:value="65.504" calcext:value-type="float">
            <text:p>65,504</text:p>
          </table:table-cell>
          <table:table-cell office:value-type="float" office:value="4.582662" calcext:value-type="float">
            <text:p>4,582662</text:p>
          </table:table-cell>
          <table:table-cell/>
          <table:table-cell office:value-type="float" office:value="103.259" calcext:value-type="float">
            <text:p>103,259</text:p>
          </table:table-cell>
          <table:table-cell office:value-type="float" office:value="41.545411" calcext:value-type="float">
            <text:p>41,545411</text:p>
          </table:table-cell>
          <table:table-cell/>
          <table:table-cell office:value-type="float" office:value="896.864" calcext:value-type="float">
            <text:p>896,864</text:p>
          </table:table-cell>
          <table:table-cell office:value-type="float" office:value="838.608787" calcext:value-type="float">
            <text:p>838,608787</text:p>
          </table:table-cell>
          <table:table-cell table:number-columns-repeated="7"/>
        </table:table-row>
        <table:table-row table:style-name="ro1">
          <table:table-cell office:value-type="float" office:value="62.087" calcext:value-type="float">
            <text:p>62,087</text:p>
          </table:table-cell>
          <table:table-cell office:value-type="float" office:value="4.55986" calcext:value-type="float">
            <text:p>4,55986</text:p>
          </table:table-cell>
          <table:table-cell/>
          <table:table-cell office:value-type="float" office:value="99.505" calcext:value-type="float">
            <text:p>99,505</text:p>
          </table:table-cell>
          <table:table-cell office:value-type="float" office:value="41.506817" calcext:value-type="float">
            <text:p>41,506817</text:p>
          </table:table-cell>
          <table:table-cell/>
          <table:table-cell office:value-type="float" office:value="901.033" calcext:value-type="float">
            <text:p>901,033</text:p>
          </table:table-cell>
          <table:table-cell office:value-type="float" office:value="838.511424" calcext:value-type="float">
            <text:p>838,511424</text:p>
          </table:table-cell>
          <table:table-cell table:number-columns-repeated="7"/>
        </table:table-row>
        <table:table-row table:style-name="ro1">
          <table:table-cell office:value-type="float" office:value="65.803" calcext:value-type="float">
            <text:p>65,803</text:p>
          </table:table-cell>
          <table:table-cell office:value-type="float" office:value="4.551132" calcext:value-type="float">
            <text:p>4,551132</text:p>
          </table:table-cell>
          <table:table-cell/>
          <table:table-cell office:value-type="float" office:value="100.516" calcext:value-type="float">
            <text:p>100,516</text:p>
          </table:table-cell>
          <table:table-cell office:value-type="float" office:value="41.495816" calcext:value-type="float">
            <text:p>41,495816</text:p>
          </table:table-cell>
          <table:table-cell/>
          <table:table-cell office:value-type="float" office:value="898.765" calcext:value-type="float">
            <text:p>898,765</text:p>
          </table:table-cell>
          <table:table-cell office:value-type="float" office:value="838.442944" calcext:value-type="float">
            <text:p>838,442944</text:p>
          </table:table-cell>
          <table:table-cell table:number-columns-repeated="7"/>
        </table:table-row>
        <table:table-row table:style-name="ro1">
          <table:table-cell office:value-type="float" office:value="63.32" calcext:value-type="float">
            <text:p>63,32</text:p>
          </table:table-cell>
          <table:table-cell office:value-type="float" office:value="4.54979" calcext:value-type="float">
            <text:p>4,54979</text:p>
          </table:table-cell>
          <table:table-cell/>
          <table:table-cell office:value-type="float" office:value="99.422" calcext:value-type="float">
            <text:p>99,422</text:p>
          </table:table-cell>
          <table:table-cell office:value-type="float" office:value="41.418692" calcext:value-type="float">
            <text:p>41,418692</text:p>
          </table:table-cell>
          <table:table-cell/>
          <table:table-cell office:value-type="float" office:value="896.805" calcext:value-type="float">
            <text:p>896,805</text:p>
          </table:table-cell>
          <table:table-cell office:value-type="float" office:value="837.898601" calcext:value-type="float">
            <text:p>837,898601</text:p>
          </table:table-cell>
          <table:table-cell table:number-columns-repeated="7"/>
        </table:table-row>
        <table:table-row table:style-name="ro1">
          <table:table-cell office:value-type="float" office:value="63.681" calcext:value-type="float">
            <text:p>63,681</text:p>
          </table:table-cell>
          <table:table-cell office:value-type="float" office:value="4.547476" calcext:value-type="float">
            <text:p>4,547476</text:p>
          </table:table-cell>
          <table:table-cell/>
          <table:table-cell office:value-type="float" office:value="97.598" calcext:value-type="float">
            <text:p>97,598</text:p>
          </table:table-cell>
          <table:table-cell office:value-type="float" office:value="41.346" calcext:value-type="float">
            <text:p>41,346</text:p>
          </table:table-cell>
          <table:table-cell/>
          <table:table-cell office:value-type="float" office:value="900.335" calcext:value-type="float">
            <text:p>900,335</text:p>
          </table:table-cell>
          <table:table-cell office:value-type="float" office:value="837.511659" calcext:value-type="float">
            <text:p>837,511659</text:p>
          </table:table-cell>
          <table:table-cell table:number-columns-repeated="7"/>
        </table:table-row>
        <table:table-row table:style-name="ro1">
          <table:table-cell office:value-type="float" office:value="63.428" calcext:value-type="float">
            <text:p>63,428</text:p>
          </table:table-cell>
          <table:table-cell office:value-type="float" office:value="4.541519" calcext:value-type="float">
            <text:p>4,541519</text:p>
          </table:table-cell>
          <table:table-cell/>
          <table:table-cell office:value-type="float" office:value="97.916" calcext:value-type="float">
            <text:p>97,916</text:p>
          </table:table-cell>
          <table:table-cell office:value-type="float" office:value="41.273621" calcext:value-type="float">
            <text:p>41,273621</text:p>
          </table:table-cell>
          <table:table-cell/>
          <table:table-cell office:value-type="float" office:value="899.375" calcext:value-type="float">
            <text:p>899,375</text:p>
          </table:table-cell>
          <table:table-cell office:value-type="float" office:value="837.490212" calcext:value-type="float">
            <text:p>837,490212</text:p>
          </table:table-cell>
          <table:table-cell table:number-columns-repeated="7"/>
        </table:table-row>
        <table:table-row table:style-name="ro1">
          <table:table-cell office:value-type="float" office:value="66.828" calcext:value-type="float">
            <text:p>66,828</text:p>
          </table:table-cell>
          <table:table-cell office:value-type="float" office:value="4.524304" calcext:value-type="float">
            <text:p>4,524304</text:p>
          </table:table-cell>
          <table:table-cell/>
          <table:table-cell office:value-type="float" office:value="106.776" calcext:value-type="float">
            <text:p>106,776</text:p>
          </table:table-cell>
          <table:table-cell office:value-type="float" office:value="41.19782" calcext:value-type="float">
            <text:p>41,19782</text:p>
          </table:table-cell>
          <table:table-cell/>
          <table:table-cell office:value-type="float" office:value="899.585" calcext:value-type="float">
            <text:p>899,585</text:p>
          </table:table-cell>
          <table:table-cell office:value-type="float" office:value="837.020105" calcext:value-type="float">
            <text:p>837,020105</text:p>
          </table:table-cell>
          <table:table-cell table:number-columns-repeated="7"/>
        </table:table-row>
        <table:table-row table:style-name="ro1">
          <table:table-cell office:value-type="float" office:value="92.345" calcext:value-type="float">
            <text:p>92,345</text:p>
          </table:table-cell>
          <table:table-cell office:value-type="float" office:value="4.521484" calcext:value-type="float">
            <text:p>4,521484</text:p>
          </table:table-cell>
          <table:table-cell/>
          <table:table-cell office:value-type="float" office:value="98.229" calcext:value-type="float">
            <text:p>98,229</text:p>
          </table:table-cell>
          <table:table-cell office:value-type="float" office:value="41.103948" calcext:value-type="float">
            <text:p>41,103948</text:p>
          </table:table-cell>
          <table:table-cell/>
          <table:table-cell office:value-type="float" office:value="896.62" calcext:value-type="float">
            <text:p>896,62</text:p>
          </table:table-cell>
          <table:table-cell office:value-type="float" office:value="836.430583" calcext:value-type="float">
            <text:p>836,430583</text:p>
          </table:table-cell>
          <table:table-cell table:number-columns-repeated="7"/>
        </table:table-row>
        <table:table-row table:style-name="ro1">
          <table:table-cell office:value-type="float" office:value="60.66" calcext:value-type="float">
            <text:p>60,66</text:p>
          </table:table-cell>
          <table:table-cell office:value-type="float" office:value="4.516745" calcext:value-type="float">
            <text:p>4,516745</text:p>
          </table:table-cell>
          <table:table-cell/>
          <table:table-cell office:value-type="float" office:value="99.146" calcext:value-type="float">
            <text:p>99,146</text:p>
          </table:table-cell>
          <table:table-cell office:value-type="float" office:value="41.057966" calcext:value-type="float">
            <text:p>41,057966</text:p>
          </table:table-cell>
          <table:table-cell/>
          <table:table-cell office:value-type="float" office:value="895.948" calcext:value-type="float">
            <text:p>895,948</text:p>
          </table:table-cell>
          <table:table-cell office:value-type="float" office:value="836.422807" calcext:value-type="float">
            <text:p>836,422807</text:p>
          </table:table-cell>
          <table:table-cell table:number-columns-repeated="7"/>
        </table:table-row>
        <table:table-row table:style-name="ro1">
          <table:table-cell office:value-type="float" office:value="64.733" calcext:value-type="float">
            <text:p>64,733</text:p>
          </table:table-cell>
          <table:table-cell office:value-type="float" office:value="4.516193" calcext:value-type="float">
            <text:p>4,516193</text:p>
          </table:table-cell>
          <table:table-cell/>
          <table:table-cell office:value-type="float" office:value="97.677" calcext:value-type="float">
            <text:p>97,677</text:p>
          </table:table-cell>
          <table:table-cell office:value-type="float" office:value="41.043745" calcext:value-type="float">
            <text:p>41,043745</text:p>
          </table:table-cell>
          <table:table-cell/>
          <table:table-cell office:value-type="float" office:value="898.454" calcext:value-type="float">
            <text:p>898,454</text:p>
          </table:table-cell>
          <table:table-cell office:value-type="float" office:value="836.277392" calcext:value-type="float">
            <text:p>836,277392</text:p>
          </table:table-cell>
          <table:table-cell table:number-columns-repeated="7"/>
        </table:table-row>
        <table:table-row table:style-name="ro1">
          <table:table-cell office:value-type="float" office:value="61.751" calcext:value-type="float">
            <text:p>61,751</text:p>
          </table:table-cell>
          <table:table-cell office:value-type="float" office:value="4.513439" calcext:value-type="float">
            <text:p>4,513439</text:p>
          </table:table-cell>
          <table:table-cell/>
          <table:table-cell office:value-type="float" office:value="98.627" calcext:value-type="float">
            <text:p>98,627</text:p>
          </table:table-cell>
          <table:table-cell office:value-type="float" office:value="41.028552" calcext:value-type="float">
            <text:p>41,028552</text:p>
          </table:table-cell>
          <table:table-cell/>
          <table:table-cell office:value-type="float" office:value="894.214" calcext:value-type="float">
            <text:p>894,214</text:p>
          </table:table-cell>
          <table:table-cell office:value-type="float" office:value="834.460195" calcext:value-type="float">
            <text:p>834,460195</text:p>
          </table:table-cell>
          <table:table-cell table:number-columns-repeated="7"/>
        </table:table-row>
        <table:table-row table:style-name="ro1">
          <table:table-cell office:value-type="float" office:value="63.178" calcext:value-type="float">
            <text:p>63,178</text:p>
          </table:table-cell>
          <table:table-cell office:value-type="float" office:value="4.512434" calcext:value-type="float">
            <text:p>4,512434</text:p>
          </table:table-cell>
          <table:table-cell/>
          <table:table-cell office:value-type="float" office:value="100.951" calcext:value-type="float">
            <text:p>100,951</text:p>
          </table:table-cell>
          <table:table-cell office:value-type="float" office:value="40.924365" calcext:value-type="float">
            <text:p>40,924365</text:p>
          </table:table-cell>
          <table:table-cell/>
          <table:table-cell office:value-type="float" office:value="892.718" calcext:value-type="float">
            <text:p>892,718</text:p>
          </table:table-cell>
          <table:table-cell office:value-type="float" office:value="834.244017" calcext:value-type="float">
            <text:p>834,244017</text:p>
          </table:table-cell>
          <table:table-cell table:number-columns-repeated="7"/>
        </table:table-row>
        <table:table-row table:style-name="ro1">
          <table:table-cell office:value-type="float" office:value="65.371" calcext:value-type="float">
            <text:p>65,371</text:p>
          </table:table-cell>
          <table:table-cell office:value-type="float" office:value="4.508464" calcext:value-type="float">
            <text:p>4,508464</text:p>
          </table:table-cell>
          <table:table-cell/>
          <table:table-cell office:value-type="float" office:value="100.855" calcext:value-type="float">
            <text:p>100,855</text:p>
          </table:table-cell>
          <table:table-cell office:value-type="float" office:value="40.897561" calcext:value-type="float">
            <text:p>40,897561</text:p>
          </table:table-cell>
          <table:table-cell/>
          <table:table-cell office:value-type="float" office:value="900.952" calcext:value-type="float">
            <text:p>900,952</text:p>
          </table:table-cell>
          <table:table-cell office:value-type="float" office:value="833.663415" calcext:value-type="float">
            <text:p>833,663415</text:p>
          </table:table-cell>
          <table:table-cell table:number-columns-repeated="7"/>
        </table:table-row>
        <table:table-row table:style-name="ro1">
          <table:table-cell office:value-type="float" office:value="65.461" calcext:value-type="float">
            <text:p>65,461</text:p>
          </table:table-cell>
          <table:table-cell office:value-type="float" office:value="4.505856" calcext:value-type="float">
            <text:p>4,505856</text:p>
          </table:table-cell>
          <table:table-cell/>
          <table:table-cell office:value-type="float" office:value="99.8" calcext:value-type="float">
            <text:p>99,8</text:p>
          </table:table-cell>
          <table:table-cell office:value-type="float" office:value="40.784556" calcext:value-type="float">
            <text:p>40,784556</text:p>
          </table:table-cell>
          <table:table-cell/>
          <table:table-cell office:value-type="float" office:value="893.919" calcext:value-type="float">
            <text:p>893,919</text:p>
          </table:table-cell>
          <table:table-cell office:value-type="float" office:value="833.605732" calcext:value-type="float">
            <text:p>833,605732</text:p>
          </table:table-cell>
          <table:table-cell table:number-columns-repeated="7"/>
        </table:table-row>
        <table:table-row table:style-name="ro1">
          <table:table-cell office:value-type="float" office:value="65.214" calcext:value-type="float">
            <text:p>65,214</text:p>
          </table:table-cell>
          <table:table-cell office:value-type="float" office:value="4.500352" calcext:value-type="float">
            <text:p>4,500352</text:p>
          </table:table-cell>
          <table:table-cell/>
          <table:table-cell office:value-type="float" office:value="98.22" calcext:value-type="float">
            <text:p>98,22</text:p>
          </table:table-cell>
          <table:table-cell office:value-type="float" office:value="40.706602" calcext:value-type="float">
            <text:p>40,706602</text:p>
          </table:table-cell>
          <table:table-cell/>
          <table:table-cell office:value-type="float" office:value="892.665" calcext:value-type="float">
            <text:p>892,665</text:p>
          </table:table-cell>
          <table:table-cell office:value-type="float" office:value="833.092852" calcext:value-type="float">
            <text:p>833,092852</text:p>
          </table:table-cell>
          <table:table-cell table:number-columns-repeated="7"/>
        </table:table-row>
        <table:table-row table:style-name="ro1">
          <table:table-cell office:value-type="float" office:value="141.152" calcext:value-type="float">
            <text:p>141,152</text:p>
          </table:table-cell>
          <table:table-cell office:value-type="float" office:value="4.496282" calcext:value-type="float">
            <text:p>4,496282</text:p>
          </table:table-cell>
          <table:table-cell/>
          <table:table-cell office:value-type="float" office:value="100.759" calcext:value-type="float">
            <text:p>100,759</text:p>
          </table:table-cell>
          <table:table-cell office:value-type="float" office:value="40.668022" calcext:value-type="float">
            <text:p>40,668022</text:p>
          </table:table-cell>
          <table:table-cell/>
          <table:table-cell office:value-type="float" office:value="893.925" calcext:value-type="float">
            <text:p>893,925</text:p>
          </table:table-cell>
          <table:table-cell office:value-type="float" office:value="832.028607" calcext:value-type="float">
            <text:p>832,028607</text:p>
          </table:table-cell>
          <table:table-cell table:number-columns-repeated="7"/>
        </table:table-row>
        <table:table-row table:style-name="ro1">
          <table:table-cell office:value-type="float" office:value="62.286" calcext:value-type="float">
            <text:p>62,286</text:p>
          </table:table-cell>
          <table:table-cell office:value-type="float" office:value="4.48581" calcext:value-type="float">
            <text:p>4,48581</text:p>
          </table:table-cell>
          <table:table-cell/>
          <table:table-cell office:value-type="float" office:value="100.834" calcext:value-type="float">
            <text:p>100,834</text:p>
          </table:table-cell>
          <table:table-cell office:value-type="float" office:value="40.541987" calcext:value-type="float">
            <text:p>40,541987</text:p>
          </table:table-cell>
          <table:table-cell/>
          <table:table-cell office:value-type="float" office:value="893.592" calcext:value-type="float">
            <text:p>893,592</text:p>
          </table:table-cell>
          <table:table-cell office:value-type="float" office:value="831.970013" calcext:value-type="float">
            <text:p>831,970013</text:p>
          </table:table-cell>
          <table:table-cell table:number-columns-repeated="7"/>
        </table:table-row>
        <table:table-row table:style-name="ro1">
          <table:table-cell office:value-type="float" office:value="60.204" calcext:value-type="float">
            <text:p>60,204</text:p>
          </table:table-cell>
          <table:table-cell office:value-type="float" office:value="4.48291" calcext:value-type="float">
            <text:p>4,48291</text:p>
          </table:table-cell>
          <table:table-cell/>
          <table:table-cell office:value-type="float" office:value="98.304" calcext:value-type="float">
            <text:p>98,304</text:p>
          </table:table-cell>
          <table:table-cell office:value-type="float" office:value="40.508343" calcext:value-type="float">
            <text:p>40,508343</text:p>
          </table:table-cell>
          <table:table-cell/>
          <table:table-cell office:value-type="float" office:value="891.288" calcext:value-type="float">
            <text:p>891,288</text:p>
          </table:table-cell>
          <table:table-cell office:value-type="float" office:value="831.887715" calcext:value-type="float">
            <text:p>831,887715</text:p>
          </table:table-cell>
          <table:table-cell table:number-columns-repeated="7"/>
        </table:table-row>
        <table:table-row table:style-name="ro1">
          <table:table-cell office:value-type="float" office:value="62.635" calcext:value-type="float">
            <text:p>62,635</text:p>
          </table:table-cell>
          <table:table-cell office:value-type="float" office:value="4.467712" calcext:value-type="float">
            <text:p>4,467712</text:p>
          </table:table-cell>
          <table:table-cell/>
          <table:table-cell office:value-type="float" office:value="97.442" calcext:value-type="float">
            <text:p>97,442</text:p>
          </table:table-cell>
          <table:table-cell office:value-type="float" office:value="40.491005" calcext:value-type="float">
            <text:p>40,491005</text:p>
          </table:table-cell>
          <table:table-cell/>
          <table:table-cell office:value-type="float" office:value="895.761" calcext:value-type="float">
            <text:p>895,761</text:p>
          </table:table-cell>
          <table:table-cell office:value-type="float" office:value="831.79845" calcext:value-type="float">
            <text:p>831,79845</text:p>
          </table:table-cell>
          <table:table-cell table:number-columns-repeated="7"/>
        </table:table-row>
        <table:table-row table:style-name="ro1">
          <table:table-cell office:value-type="float" office:value="61.077" calcext:value-type="float">
            <text:p>61,077</text:p>
          </table:table-cell>
          <table:table-cell office:value-type="float" office:value="4.451706" calcext:value-type="float">
            <text:p>4,451706</text:p>
          </table:table-cell>
          <table:table-cell/>
          <table:table-cell office:value-type="float" office:value="97.523" calcext:value-type="float">
            <text:p>97,523</text:p>
          </table:table-cell>
          <table:table-cell office:value-type="float" office:value="40.483701" calcext:value-type="float">
            <text:p>40,483701</text:p>
          </table:table-cell>
          <table:table-cell/>
          <table:table-cell office:value-type="float" office:value="890.275" calcext:value-type="float">
            <text:p>890,275</text:p>
          </table:table-cell>
          <table:table-cell office:value-type="float" office:value="831.554666" calcext:value-type="float">
            <text:p>831,554666</text:p>
          </table:table-cell>
          <table:table-cell table:number-columns-repeated="7"/>
        </table:table-row>
        <table:table-row table:style-name="ro1">
          <table:table-cell office:value-type="float" office:value="61.56" calcext:value-type="float">
            <text:p>61,56</text:p>
          </table:table-cell>
          <table:table-cell office:value-type="float" office:value="4.43873" calcext:value-type="float">
            <text:p>4,43873</text:p>
          </table:table-cell>
          <table:table-cell/>
          <table:table-cell office:value-type="float" office:value="97.47" calcext:value-type="float">
            <text:p>97,47</text:p>
          </table:table-cell>
          <table:table-cell office:value-type="float" office:value="40.402887" calcext:value-type="float">
            <text:p>40,402887</text:p>
          </table:table-cell>
          <table:table-cell/>
          <table:table-cell office:value-type="float" office:value="890.661" calcext:value-type="float">
            <text:p>890,661</text:p>
          </table:table-cell>
          <table:table-cell office:value-type="float" office:value="831.101238" calcext:value-type="float">
            <text:p>831,101238</text:p>
          </table:table-cell>
          <table:table-cell table:number-columns-repeated="7"/>
        </table:table-row>
        <table:table-row table:style-name="ro1">
          <table:table-cell office:value-type="float" office:value="62.19" calcext:value-type="float">
            <text:p>62,19</text:p>
          </table:table-cell>
          <table:table-cell office:value-type="float" office:value="4.427853" calcext:value-type="float">
            <text:p>4,427853</text:p>
          </table:table-cell>
          <table:table-cell/>
          <table:table-cell office:value-type="float" office:value="98.507" calcext:value-type="float">
            <text:p>98,507</text:p>
          </table:table-cell>
          <table:table-cell office:value-type="float" office:value="40.374316" calcext:value-type="float">
            <text:p>40,374316</text:p>
          </table:table-cell>
          <table:table-cell/>
          <table:table-cell office:value-type="float" office:value="890.599" calcext:value-type="float">
            <text:p>890,599</text:p>
          </table:table-cell>
          <table:table-cell office:value-type="float" office:value="830.963153" calcext:value-type="float">
            <text:p>830,963153</text:p>
          </table:table-cell>
          <table:table-cell table:number-columns-repeated="7"/>
        </table:table-row>
        <table:table-row table:style-name="ro1">
          <table:table-cell office:value-type="float" office:value="61.6" calcext:value-type="float">
            <text:p>61,6</text:p>
          </table:table-cell>
          <table:table-cell office:value-type="float" office:value="4.422434" calcext:value-type="float">
            <text:p>4,422434</text:p>
          </table:table-cell>
          <table:table-cell/>
          <table:table-cell office:value-type="float" office:value="97.267" calcext:value-type="float">
            <text:p>97,267</text:p>
          </table:table-cell>
          <table:table-cell office:value-type="float" office:value="40.148749" calcext:value-type="float">
            <text:p>40,148749</text:p>
          </table:table-cell>
          <table:table-cell/>
          <table:table-cell office:value-type="float" office:value="890.176" calcext:value-type="float">
            <text:p>890,176</text:p>
          </table:table-cell>
          <table:table-cell office:value-type="float" office:value="830.928038" calcext:value-type="float">
            <text:p>830,928038</text:p>
          </table:table-cell>
          <table:table-cell table:number-columns-repeated="7"/>
        </table:table-row>
        <table:table-row table:style-name="ro1">
          <table:table-cell office:value-type="float" office:value="63.468" calcext:value-type="float">
            <text:p>63,468</text:p>
          </table:table-cell>
          <table:table-cell office:value-type="float" office:value="4.418276" calcext:value-type="float">
            <text:p>4,418276</text:p>
          </table:table-cell>
          <table:table-cell/>
          <table:table-cell office:value-type="float" office:value="98.318" calcext:value-type="float">
            <text:p>98,318</text:p>
          </table:table-cell>
          <table:table-cell office:value-type="float" office:value="40.127602" calcext:value-type="float">
            <text:p>40,127602</text:p>
          </table:table-cell>
          <table:table-cell/>
          <table:table-cell office:value-type="float" office:value="890.429" calcext:value-type="float">
            <text:p>890,429</text:p>
          </table:table-cell>
          <table:table-cell office:value-type="float" office:value="830.429908" calcext:value-type="float">
            <text:p>830,429908</text:p>
          </table:table-cell>
          <table:table-cell table:number-columns-repeated="7"/>
        </table:table-row>
        <table:table-row table:style-name="ro1">
          <table:table-cell office:value-type="float" office:value="63.087" calcext:value-type="float">
            <text:p>63,087</text:p>
          </table:table-cell>
          <table:table-cell office:value-type="float" office:value="4.410415" calcext:value-type="float">
            <text:p>4,410415</text:p>
          </table:table-cell>
          <table:table-cell/>
          <table:table-cell office:value-type="float" office:value="97.584" calcext:value-type="float">
            <text:p>97,584</text:p>
          </table:table-cell>
          <table:table-cell office:value-type="float" office:value="40.090844" calcext:value-type="float">
            <text:p>40,090844</text:p>
          </table:table-cell>
          <table:table-cell/>
          <table:table-cell office:value-type="float" office:value="894.641" calcext:value-type="float">
            <text:p>894,641</text:p>
          </table:table-cell>
          <table:table-cell office:value-type="float" office:value="830.239693" calcext:value-type="float">
            <text:p>830,239693</text:p>
          </table:table-cell>
          <table:table-cell table:number-columns-repeated="7"/>
        </table:table-row>
        <table:table-row table:style-name="ro1">
          <table:table-cell office:value-type="float" office:value="61.799" calcext:value-type="float">
            <text:p>61,799</text:p>
          </table:table-cell>
          <table:table-cell office:value-type="float" office:value="4.409869" calcext:value-type="float">
            <text:p>4,409869</text:p>
          </table:table-cell>
          <table:table-cell/>
          <table:table-cell office:value-type="float" office:value="97.965" calcext:value-type="float">
            <text:p>97,965</text:p>
          </table:table-cell>
          <table:table-cell office:value-type="float" office:value="40.090692" calcext:value-type="float">
            <text:p>40,090692</text:p>
          </table:table-cell>
          <table:table-cell/>
          <table:table-cell office:value-type="float" office:value="889.656" calcext:value-type="float">
            <text:p>889,656</text:p>
          </table:table-cell>
          <table:table-cell office:value-type="float" office:value="829.947662" calcext:value-type="float">
            <text:p>829,947662</text:p>
          </table:table-cell>
          <table:table-cell table:number-columns-repeated="7"/>
        </table:table-row>
        <table:table-row table:style-name="ro1">
          <table:table-cell office:value-type="float" office:value="62.181" calcext:value-type="float">
            <text:p>62,181</text:p>
          </table:table-cell>
          <table:table-cell office:value-type="float" office:value="4.408134" calcext:value-type="float">
            <text:p>4,408134</text:p>
          </table:table-cell>
          <table:table-cell/>
          <table:table-cell office:value-type="float" office:value="96.798" calcext:value-type="float">
            <text:p>96,798</text:p>
          </table:table-cell>
          <table:table-cell office:value-type="float" office:value="39.986067" calcext:value-type="float">
            <text:p>39,986067</text:p>
          </table:table-cell>
          <table:table-cell/>
          <table:table-cell office:value-type="float" office:value="891.514" calcext:value-type="float">
            <text:p>891,514</text:p>
          </table:table-cell>
          <table:table-cell office:value-type="float" office:value="828.56866" calcext:value-type="float">
            <text:p>828,56866</text:p>
          </table:table-cell>
          <table:table-cell table:number-columns-repeated="7"/>
        </table:table-row>
        <table:table-row table:style-name="ro1">
          <table:table-cell office:value-type="float" office:value="63.088" calcext:value-type="float">
            <text:p>63,088</text:p>
          </table:table-cell>
          <table:table-cell office:value-type="float" office:value="4.400117" calcext:value-type="float">
            <text:p>4,400117</text:p>
          </table:table-cell>
          <table:table-cell/>
          <table:table-cell office:value-type="float" office:value="107.735" calcext:value-type="float">
            <text:p>107,735</text:p>
          </table:table-cell>
          <table:table-cell office:value-type="float" office:value="39.902164" calcext:value-type="float">
            <text:p>39,902164</text:p>
          </table:table-cell>
          <table:table-cell/>
          <table:table-cell office:value-type="float" office:value="889.749" calcext:value-type="float">
            <text:p>889,749</text:p>
          </table:table-cell>
          <table:table-cell office:value-type="float" office:value="828.190833" calcext:value-type="float">
            <text:p>828,190833</text:p>
          </table:table-cell>
          <table:table-cell table:number-columns-repeated="7"/>
        </table:table-row>
        <table:table-row table:style-name="ro1">
          <table:table-cell office:value-type="float" office:value="63.536" calcext:value-type="float">
            <text:p>63,536</text:p>
          </table:table-cell>
          <table:table-cell office:value-type="float" office:value="4.388813" calcext:value-type="float">
            <text:p>4,388813</text:p>
          </table:table-cell>
          <table:table-cell/>
          <table:table-cell office:value-type="float" office:value="97.485" calcext:value-type="float">
            <text:p>97,485</text:p>
          </table:table-cell>
          <table:table-cell office:value-type="float" office:value="39.823298" calcext:value-type="float">
            <text:p>39,823298</text:p>
          </table:table-cell>
          <table:table-cell/>
          <table:table-cell office:value-type="float" office:value="887.476" calcext:value-type="float">
            <text:p>887,476</text:p>
          </table:table-cell>
          <table:table-cell office:value-type="float" office:value="828.011623" calcext:value-type="float">
            <text:p>828,011623</text:p>
          </table:table-cell>
          <table:table-cell table:number-columns-repeated="7"/>
        </table:table-row>
        <table:table-row table:style-name="ro1">
          <table:table-cell office:value-type="float" office:value="62.438" calcext:value-type="float">
            <text:p>62,438</text:p>
          </table:table-cell>
          <table:table-cell office:value-type="float" office:value="4.380631" calcext:value-type="float">
            <text:p>4,380631</text:p>
          </table:table-cell>
          <table:table-cell/>
          <table:table-cell office:value-type="float" office:value="97.179" calcext:value-type="float">
            <text:p>97,179</text:p>
          </table:table-cell>
          <table:table-cell office:value-type="float" office:value="39.796081" calcext:value-type="float">
            <text:p>39,796081</text:p>
          </table:table-cell>
          <table:table-cell/>
          <table:table-cell office:value-type="float" office:value="887.13" calcext:value-type="float">
            <text:p>887,13</text:p>
          </table:table-cell>
          <table:table-cell office:value-type="float" office:value="827.797787" calcext:value-type="float">
            <text:p>827,797787</text:p>
          </table:table-cell>
          <table:table-cell table:number-columns-repeated="7"/>
        </table:table-row>
        <table:table-row table:style-name="ro1">
          <table:table-cell office:value-type="float" office:value="65.742" calcext:value-type="float">
            <text:p>65,742</text:p>
          </table:table-cell>
          <table:table-cell office:value-type="float" office:value="4.374068" calcext:value-type="float">
            <text:p>4,374068</text:p>
          </table:table-cell>
          <table:table-cell/>
          <table:table-cell office:value-type="float" office:value="96.707" calcext:value-type="float">
            <text:p>96,707</text:p>
          </table:table-cell>
          <table:table-cell office:value-type="float" office:value="39.673496" calcext:value-type="float">
            <text:p>39,673496</text:p>
          </table:table-cell>
          <table:table-cell/>
          <table:table-cell office:value-type="float" office:value="901.155" calcext:value-type="float">
            <text:p>901,155</text:p>
          </table:table-cell>
          <table:table-cell office:value-type="float" office:value="826.027038" calcext:value-type="float">
            <text:p>826,027038</text:p>
          </table:table-cell>
          <table:table-cell table:number-columns-repeated="7"/>
        </table:table-row>
        <table:table-row table:style-name="ro1">
          <table:table-cell office:value-type="float" office:value="62.548" calcext:value-type="float">
            <text:p>62,548</text:p>
          </table:table-cell>
          <table:table-cell office:value-type="float" office:value="4.363876" calcext:value-type="float">
            <text:p>4,363876</text:p>
          </table:table-cell>
          <table:table-cell/>
          <table:table-cell office:value-type="float" office:value="96.102" calcext:value-type="float">
            <text:p>96,102</text:p>
          </table:table-cell>
          <table:table-cell office:value-type="float" office:value="39.544275" calcext:value-type="float">
            <text:p>39,544275</text:p>
          </table:table-cell>
          <table:table-cell/>
          <table:table-cell office:value-type="float" office:value="885.714" calcext:value-type="float">
            <text:p>885,714</text:p>
          </table:table-cell>
          <table:table-cell office:value-type="float" office:value="825.613811" calcext:value-type="float">
            <text:p>825,613811</text:p>
          </table:table-cell>
          <table:table-cell table:number-columns-repeated="7"/>
        </table:table-row>
        <table:table-row table:style-name="ro1">
          <table:table-cell office:value-type="float" office:value="64.144" calcext:value-type="float">
            <text:p>64,144</text:p>
          </table:table-cell>
          <table:table-cell office:value-type="float" office:value="4.360071" calcext:value-type="float">
            <text:p>4,360071</text:p>
          </table:table-cell>
          <table:table-cell/>
          <table:table-cell office:value-type="float" office:value="102.031" calcext:value-type="float">
            <text:p>102,031</text:p>
          </table:table-cell>
          <table:table-cell office:value-type="float" office:value="39.529618" calcext:value-type="float">
            <text:p>39,529618</text:p>
          </table:table-cell>
          <table:table-cell/>
          <table:table-cell office:value-type="float" office:value="885.505" calcext:value-type="float">
            <text:p>885,505</text:p>
          </table:table-cell>
          <table:table-cell office:value-type="float" office:value="825.328454" calcext:value-type="float">
            <text:p>825,328454</text:p>
          </table:table-cell>
          <table:table-cell table:number-columns-repeated="7"/>
        </table:table-row>
        <table:table-row table:style-name="ro1">
          <table:table-cell office:value-type="float" office:value="64.492" calcext:value-type="float">
            <text:p>64,492</text:p>
          </table:table-cell>
          <table:table-cell office:value-type="float" office:value="4.356751" calcext:value-type="float">
            <text:p>4,356751</text:p>
          </table:table-cell>
          <table:table-cell/>
          <table:table-cell office:value-type="float" office:value="102.261" calcext:value-type="float">
            <text:p>102,261</text:p>
          </table:table-cell>
          <table:table-cell office:value-type="float" office:value="39.52324" calcext:value-type="float">
            <text:p>39,52324</text:p>
          </table:table-cell>
          <table:table-cell/>
          <table:table-cell office:value-type="float" office:value="888.641" calcext:value-type="float">
            <text:p>888,641</text:p>
          </table:table-cell>
          <table:table-cell office:value-type="float" office:value="824.096652" calcext:value-type="float">
            <text:p>824,096652</text:p>
          </table:table-cell>
          <table:table-cell table:number-columns-repeated="7"/>
        </table:table-row>
        <table:table-row table:style-name="ro1">
          <table:table-cell office:value-type="float" office:value="62.615" calcext:value-type="float">
            <text:p>62,615</text:p>
          </table:table-cell>
          <table:table-cell office:value-type="float" office:value="4.354982" calcext:value-type="float">
            <text:p>4,354982</text:p>
          </table:table-cell>
          <table:table-cell/>
          <table:table-cell office:value-type="float" office:value="97.653" calcext:value-type="float">
            <text:p>97,653</text:p>
          </table:table-cell>
          <table:table-cell office:value-type="float" office:value="39.521519" calcext:value-type="float">
            <text:p>39,521519</text:p>
          </table:table-cell>
          <table:table-cell/>
          <table:table-cell office:value-type="float" office:value="887.031" calcext:value-type="float">
            <text:p>887,031</text:p>
          </table:table-cell>
          <table:table-cell office:value-type="float" office:value="823.691161" calcext:value-type="float">
            <text:p>823,691161</text:p>
          </table:table-cell>
          <table:table-cell table:number-columns-repeated="7"/>
        </table:table-row>
        <table:table-row table:style-name="ro1">
          <table:table-cell office:value-type="float" office:value="61.692" calcext:value-type="float">
            <text:p>61,692</text:p>
          </table:table-cell>
          <table:table-cell office:value-type="float" office:value="4.344864" calcext:value-type="float">
            <text:p>4,344864</text:p>
          </table:table-cell>
          <table:table-cell/>
          <table:table-cell office:value-type="float" office:value="96.411" calcext:value-type="float">
            <text:p>96,411</text:p>
          </table:table-cell>
          <table:table-cell office:value-type="float" office:value="39.51629" calcext:value-type="float">
            <text:p>39,51629</text:p>
          </table:table-cell>
          <table:table-cell/>
          <table:table-cell office:value-type="float" office:value="882.378" calcext:value-type="float">
            <text:p>882,378</text:p>
          </table:table-cell>
          <table:table-cell office:value-type="float" office:value="823.024402" calcext:value-type="float">
            <text:p>823,024402</text:p>
          </table:table-cell>
          <table:table-cell table:number-columns-repeated="7"/>
        </table:table-row>
        <table:table-row table:style-name="ro1">
          <table:table-cell office:value-type="float" office:value="63.065" calcext:value-type="float">
            <text:p>63,065</text:p>
          </table:table-cell>
          <table:table-cell office:value-type="float" office:value="4.341882" calcext:value-type="float">
            <text:p>4,341882</text:p>
          </table:table-cell>
          <table:table-cell/>
          <table:table-cell office:value-type="float" office:value="106.37" calcext:value-type="float">
            <text:p>106,37</text:p>
          </table:table-cell>
          <table:table-cell office:value-type="float" office:value="39.465525" calcext:value-type="float">
            <text:p>39,465525</text:p>
          </table:table-cell>
          <table:table-cell/>
          <table:table-cell office:value-type="float" office:value="882.208" calcext:value-type="float">
            <text:p>882,208</text:p>
          </table:table-cell>
          <table:table-cell office:value-type="float" office:value="821.461708" calcext:value-type="float">
            <text:p>821,461708</text:p>
          </table:table-cell>
          <table:table-cell table:number-columns-repeated="7"/>
        </table:table-row>
        <table:table-row table:style-name="ro1">
          <table:table-cell office:value-type="float" office:value="61.563" calcext:value-type="float">
            <text:p>61,563</text:p>
          </table:table-cell>
          <table:table-cell office:value-type="float" office:value="4.334677" calcext:value-type="float">
            <text:p>4,334677</text:p>
          </table:table-cell>
          <table:table-cell/>
          <table:table-cell office:value-type="float" office:value="97.302" calcext:value-type="float">
            <text:p>97,302</text:p>
          </table:table-cell>
          <table:table-cell office:value-type="float" office:value="39.38251" calcext:value-type="float">
            <text:p>39,38251</text:p>
          </table:table-cell>
          <table:table-cell/>
          <table:table-cell office:value-type="float" office:value="879.49" calcext:value-type="float">
            <text:p>879,49</text:p>
          </table:table-cell>
          <table:table-cell office:value-type="float" office:value="820.919849" calcext:value-type="float">
            <text:p>820,919849</text:p>
          </table:table-cell>
          <table:table-cell table:number-columns-repeated="7"/>
        </table:table-row>
        <table:table-row table:style-name="ro1">
          <table:table-cell office:value-type="float" office:value="61.785" calcext:value-type="float">
            <text:p>61,785</text:p>
          </table:table-cell>
          <table:table-cell office:value-type="float" office:value="4.326948" calcext:value-type="float">
            <text:p>4,326948</text:p>
          </table:table-cell>
          <table:table-cell/>
          <table:table-cell office:value-type="float" office:value="96.921" calcext:value-type="float">
            <text:p>96,921</text:p>
          </table:table-cell>
          <table:table-cell office:value-type="float" office:value="39.357739" calcext:value-type="float">
            <text:p>39,357739</text:p>
          </table:table-cell>
          <table:table-cell/>
          <table:table-cell office:value-type="float" office:value="885.368" calcext:value-type="float">
            <text:p>885,368</text:p>
          </table:table-cell>
          <table:table-cell office:value-type="float" office:value="820.129352" calcext:value-type="float">
            <text:p>820,129352</text:p>
          </table:table-cell>
          <table:table-cell table:number-columns-repeated="7"/>
        </table:table-row>
        <table:table-row table:style-name="ro1">
          <table:table-cell office:value-type="float" office:value="66.541" calcext:value-type="float">
            <text:p>66,541</text:p>
          </table:table-cell>
          <table:table-cell office:value-type="float" office:value="4.315175" calcext:value-type="float">
            <text:p>4,315175</text:p>
          </table:table-cell>
          <table:table-cell/>
          <table:table-cell office:value-type="float" office:value="96.672" calcext:value-type="float">
            <text:p>96,672</text:p>
          </table:table-cell>
          <table:table-cell office:value-type="float" office:value="39.347391" calcext:value-type="float">
            <text:p>39,347391</text:p>
          </table:table-cell>
          <table:table-cell/>
          <table:table-cell office:value-type="float" office:value="887.217" calcext:value-type="float">
            <text:p>887,217</text:p>
          </table:table-cell>
          <table:table-cell office:value-type="float" office:value="820.116323" calcext:value-type="float">
            <text:p>820,116323</text:p>
          </table:table-cell>
          <table:table-cell table:number-columns-repeated="7"/>
        </table:table-row>
        <table:table-row table:style-name="ro1">
          <table:table-cell office:value-type="float" office:value="62.646" calcext:value-type="float">
            <text:p>62,646</text:p>
          </table:table-cell>
          <table:table-cell office:value-type="float" office:value="4.312859" calcext:value-type="float">
            <text:p>4,312859</text:p>
          </table:table-cell>
          <table:table-cell/>
          <table:table-cell office:value-type="float" office:value="97.433" calcext:value-type="float">
            <text:p>97,433</text:p>
          </table:table-cell>
          <table:table-cell office:value-type="float" office:value="39.334491" calcext:value-type="float">
            <text:p>39,334491</text:p>
          </table:table-cell>
          <table:table-cell/>
          <table:table-cell office:value-type="float" office:value="884.527" calcext:value-type="float">
            <text:p>884,527</text:p>
          </table:table-cell>
          <table:table-cell office:value-type="float" office:value="819.727953" calcext:value-type="float">
            <text:p>819,727953</text:p>
          </table:table-cell>
          <table:table-cell table:number-columns-repeated="7"/>
        </table:table-row>
        <table:table-row table:style-name="ro1">
          <table:table-cell office:value-type="float" office:value="61.842" calcext:value-type="float">
            <text:p>61,842</text:p>
          </table:table-cell>
          <table:table-cell office:value-type="float" office:value="4.310523" calcext:value-type="float">
            <text:p>4,310523</text:p>
          </table:table-cell>
          <table:table-cell/>
          <table:table-cell office:value-type="float" office:value="97.656" calcext:value-type="float">
            <text:p>97,656</text:p>
          </table:table-cell>
          <table:table-cell office:value-type="float" office:value="39.318611" calcext:value-type="float">
            <text:p>39,318611</text:p>
          </table:table-cell>
          <table:table-cell/>
          <table:table-cell office:value-type="float" office:value="877.969" calcext:value-type="float">
            <text:p>877,969</text:p>
          </table:table-cell>
          <table:table-cell office:value-type="float" office:value="818.476232" calcext:value-type="float">
            <text:p>818,476232</text:p>
          </table:table-cell>
          <table:table-cell table:number-columns-repeated="7"/>
        </table:table-row>
        <table:table-row table:style-name="ro1">
          <table:table-cell office:value-type="float" office:value="62.084" calcext:value-type="float">
            <text:p>62,084</text:p>
          </table:table-cell>
          <table:table-cell office:value-type="float" office:value="4.306556" calcext:value-type="float">
            <text:p>4,306556</text:p>
          </table:table-cell>
          <table:table-cell/>
          <table:table-cell office:value-type="float" office:value="95.74" calcext:value-type="float">
            <text:p>95,74</text:p>
          </table:table-cell>
          <table:table-cell office:value-type="float" office:value="39.310229" calcext:value-type="float">
            <text:p>39,310229</text:p>
          </table:table-cell>
          <table:table-cell/>
          <table:table-cell office:value-type="float" office:value="879.407" calcext:value-type="float">
            <text:p>879,407</text:p>
          </table:table-cell>
          <table:table-cell office:value-type="float" office:value="818.400513" calcext:value-type="float">
            <text:p>818,400513</text:p>
          </table:table-cell>
          <table:table-cell table:number-columns-repeated="7"/>
        </table:table-row>
        <table:table-row table:style-name="ro1">
          <table:table-cell office:value-type="float" office:value="61.01" calcext:value-type="float">
            <text:p>61,01</text:p>
          </table:table-cell>
          <table:table-cell office:value-type="float" office:value="4.299182" calcext:value-type="float">
            <text:p>4,299182</text:p>
          </table:table-cell>
          <table:table-cell/>
          <table:table-cell office:value-type="float" office:value="97.18" calcext:value-type="float">
            <text:p>97,18</text:p>
          </table:table-cell>
          <table:table-cell office:value-type="float" office:value="39.282436" calcext:value-type="float">
            <text:p>39,282436</text:p>
          </table:table-cell>
          <table:table-cell/>
          <table:table-cell office:value-type="float" office:value="879.849" calcext:value-type="float">
            <text:p>879,849</text:p>
          </table:table-cell>
          <table:table-cell office:value-type="float" office:value="816.441772" calcext:value-type="float">
            <text:p>816,441772</text:p>
          </table:table-cell>
          <table:table-cell table:number-columns-repeated="7"/>
        </table:table-row>
        <table:table-row table:style-name="ro1">
          <table:table-cell office:value-type="float" office:value="59.98" calcext:value-type="float">
            <text:p>59,98</text:p>
          </table:table-cell>
          <table:table-cell office:value-type="float" office:value="4.290692" calcext:value-type="float">
            <text:p>4,290692</text:p>
          </table:table-cell>
          <table:table-cell/>
          <table:table-cell office:value-type="float" office:value="97.829" calcext:value-type="float">
            <text:p>97,829</text:p>
          </table:table-cell>
          <table:table-cell office:value-type="float" office:value="39.189017" calcext:value-type="float">
            <text:p>39,189017</text:p>
          </table:table-cell>
          <table:table-cell/>
          <table:table-cell office:value-type="float" office:value="903.764" calcext:value-type="float">
            <text:p>903,764</text:p>
          </table:table-cell>
          <table:table-cell office:value-type="float" office:value="814.761976" calcext:value-type="float">
            <text:p>814,761976</text:p>
          </table:table-cell>
          <table:table-cell table:number-columns-repeated="7"/>
        </table:table-row>
        <table:table-row table:style-name="ro1">
          <table:table-cell office:value-type="float" office:value="62.277" calcext:value-type="float">
            <text:p>62,277</text:p>
          </table:table-cell>
          <table:table-cell office:value-type="float" office:value="4.289653" calcext:value-type="float">
            <text:p>4,289653</text:p>
          </table:table-cell>
          <table:table-cell/>
          <table:table-cell office:value-type="float" office:value="96.945" calcext:value-type="float">
            <text:p>96,945</text:p>
          </table:table-cell>
          <table:table-cell office:value-type="float" office:value="39.173202" calcext:value-type="float">
            <text:p>39,173202</text:p>
          </table:table-cell>
          <table:table-cell/>
          <table:table-cell office:value-type="float" office:value="872.971" calcext:value-type="float">
            <text:p>872,971</text:p>
          </table:table-cell>
          <table:table-cell office:value-type="float" office:value="812.532216" calcext:value-type="float">
            <text:p>812,532216</text:p>
          </table:table-cell>
          <table:table-cell table:number-columns-repeated="7"/>
        </table:table-row>
        <table:table-row table:style-name="ro1">
          <table:table-cell office:value-type="float" office:value="61.867" calcext:value-type="float">
            <text:p>61,867</text:p>
          </table:table-cell>
          <table:table-cell office:value-type="float" office:value="4.28534" calcext:value-type="float">
            <text:p>4,28534</text:p>
          </table:table-cell>
          <table:table-cell/>
          <table:table-cell office:value-type="float" office:value="96.298" calcext:value-type="float">
            <text:p>96,298</text:p>
          </table:table-cell>
          <table:table-cell office:value-type="float" office:value="38.977253" calcext:value-type="float">
            <text:p>38,977253</text:p>
          </table:table-cell>
          <table:table-cell/>
          <table:table-cell office:value-type="float" office:value="874.377" calcext:value-type="float">
            <text:p>874,377</text:p>
          </table:table-cell>
          <table:table-cell office:value-type="float" office:value="810.161606" calcext:value-type="float">
            <text:p>810,161606</text:p>
          </table:table-cell>
          <table:table-cell table:number-columns-repeated="7"/>
        </table:table-row>
        <table:table-row table:style-name="ro1">
          <table:table-cell office:value-type="float" office:value="61.793" calcext:value-type="float">
            <text:p>61,793</text:p>
          </table:table-cell>
          <table:table-cell office:value-type="float" office:value="4.283754" calcext:value-type="float">
            <text:p>4,283754</text:p>
          </table:table-cell>
          <table:table-cell/>
          <table:table-cell office:value-type="float" office:value="97.894" calcext:value-type="float">
            <text:p>97,894</text:p>
          </table:table-cell>
          <table:table-cell office:value-type="float" office:value="38.96909" calcext:value-type="float">
            <text:p>38,96909</text:p>
          </table:table-cell>
          <table:table-cell/>
          <table:table-cell office:value-type="float" office:value="872.892" calcext:value-type="float">
            <text:p>872,892</text:p>
          </table:table-cell>
          <table:table-cell office:value-type="float" office:value="808.947812" calcext:value-type="float">
            <text:p>808,947812</text:p>
          </table:table-cell>
          <table:table-cell table:number-columns-repeated="7"/>
        </table:table-row>
        <table:table-row table:style-name="ro1">
          <table:table-cell office:value-type="float" office:value="64.915" calcext:value-type="float">
            <text:p>64,915</text:p>
          </table:table-cell>
          <table:table-cell office:value-type="float" office:value="4.28041" calcext:value-type="float">
            <text:p>4,28041</text:p>
          </table:table-cell>
          <table:table-cell/>
          <table:table-cell office:value-type="float" office:value="95.493" calcext:value-type="float">
            <text:p>95,493</text:p>
          </table:table-cell>
          <table:table-cell office:value-type="float" office:value="38.939351" calcext:value-type="float">
            <text:p>38,939351</text:p>
          </table:table-cell>
          <table:table-cell/>
          <table:table-cell office:value-type="float" office:value="869.201" calcext:value-type="float">
            <text:p>869,201</text:p>
          </table:table-cell>
          <table:table-cell office:value-type="float" office:value="807.253259" calcext:value-type="float">
            <text:p>807,253259</text:p>
          </table:table-cell>
          <table:table-cell table:number-columns-repeated="7"/>
        </table:table-row>
        <table:table-row table:style-name="ro1">
          <table:table-cell office:value-type="float" office:value="62.53" calcext:value-type="float">
            <text:p>62,53</text:p>
          </table:table-cell>
          <table:table-cell office:value-type="float" office:value="4.274708" calcext:value-type="float">
            <text:p>4,274708</text:p>
          </table:table-cell>
          <table:table-cell/>
          <table:table-cell office:value-type="float" office:value="96.629" calcext:value-type="float">
            <text:p>96,629</text:p>
          </table:table-cell>
          <table:table-cell office:value-type="float" office:value="38.922201" calcext:value-type="float">
            <text:p>38,922201</text:p>
          </table:table-cell>
          <table:table-cell/>
          <table:table-cell office:value-type="float" office:value="878.671" calcext:value-type="float">
            <text:p>878,671</text:p>
          </table:table-cell>
          <table:table-cell office:value-type="float" office:value="806.527219" calcext:value-type="float">
            <text:p>806,527219</text:p>
          </table:table-cell>
          <table:table-cell table:number-columns-repeated="7"/>
        </table:table-row>
        <table:table-row table:style-name="ro1">
          <table:table-cell office:value-type="float" office:value="60.646" calcext:value-type="float">
            <text:p>60,646</text:p>
          </table:table-cell>
          <table:table-cell office:value-type="float" office:value="4.258498" calcext:value-type="float">
            <text:p>4,258498</text:p>
          </table:table-cell>
          <table:table-cell/>
          <table:table-cell office:value-type="float" office:value="97.39" calcext:value-type="float">
            <text:p>97,39</text:p>
          </table:table-cell>
          <table:table-cell office:value-type="float" office:value="38.847121" calcext:value-type="float">
            <text:p>38,847121</text:p>
          </table:table-cell>
          <table:table-cell/>
          <table:table-cell office:value-type="float" office:value="867.385" calcext:value-type="float">
            <text:p>867,385</text:p>
          </table:table-cell>
          <table:table-cell office:value-type="float" office:value="805.485774" calcext:value-type="float">
            <text:p>805,485774</text:p>
          </table:table-cell>
          <table:table-cell table:number-columns-repeated="7"/>
        </table:table-row>
        <table:table-row table:style-name="ro1">
          <table:table-cell office:value-type="float" office:value="63.129" calcext:value-type="float">
            <text:p>63,129</text:p>
          </table:table-cell>
          <table:table-cell office:value-type="float" office:value="4.254671" calcext:value-type="float">
            <text:p>4,254671</text:p>
          </table:table-cell>
          <table:table-cell/>
          <table:table-cell office:value-type="float" office:value="98.754" calcext:value-type="float">
            <text:p>98,754</text:p>
          </table:table-cell>
          <table:table-cell office:value-type="float" office:value="38.726899" calcext:value-type="float">
            <text:p>38,726899</text:p>
          </table:table-cell>
          <table:table-cell/>
          <table:table-cell office:value-type="float" office:value="864.409" calcext:value-type="float">
            <text:p>864,409</text:p>
          </table:table-cell>
          <table:table-cell office:value-type="float" office:value="802.644095" calcext:value-type="float">
            <text:p>802,644095</text:p>
          </table:table-cell>
          <table:table-cell table:number-columns-repeated="7"/>
        </table:table-row>
        <table:table-row table:style-name="ro1">
          <table:table-cell office:value-type="float" office:value="63.267" calcext:value-type="float">
            <text:p>63,267</text:p>
          </table:table-cell>
          <table:table-cell office:value-type="float" office:value="4.250333" calcext:value-type="float">
            <text:p>4,250333</text:p>
          </table:table-cell>
          <table:table-cell/>
          <table:table-cell office:value-type="float" office:value="96.296" calcext:value-type="float">
            <text:p>96,296</text:p>
          </table:table-cell>
          <table:table-cell office:value-type="float" office:value="38.709453" calcext:value-type="float">
            <text:p>38,709453</text:p>
          </table:table-cell>
          <table:table-cell/>
          <table:table-cell office:value-type="float" office:value="951.451" calcext:value-type="float">
            <text:p>951,451</text:p>
          </table:table-cell>
          <table:table-cell office:value-type="float" office:value="802.162241" calcext:value-type="float">
            <text:p>802,162241</text:p>
          </table:table-cell>
          <table:table-cell table:number-columns-repeated="7"/>
        </table:table-row>
        <table:table-row table:style-name="ro1">
          <table:table-cell office:value-type="float" office:value="63.075" calcext:value-type="float">
            <text:p>63,075</text:p>
          </table:table-cell>
          <table:table-cell office:value-type="float" office:value="4.247769" calcext:value-type="float">
            <text:p>4,247769</text:p>
          </table:table-cell>
          <table:table-cell/>
          <table:table-cell office:value-type="float" office:value="96.547" calcext:value-type="float">
            <text:p>96,547</text:p>
          </table:table-cell>
          <table:table-cell office:value-type="float" office:value="38.653688" calcext:value-type="float">
            <text:p>38,653688</text:p>
          </table:table-cell>
          <table:table-cell/>
          <table:table-cell office:value-type="float" office:value="862.748" calcext:value-type="float">
            <text:p>862,748</text:p>
          </table:table-cell>
          <table:table-cell office:value-type="float" office:value="801.109266" calcext:value-type="float">
            <text:p>801,109266</text:p>
          </table:table-cell>
          <table:table-cell table:number-columns-repeated="7"/>
        </table:table-row>
        <table:table-row table:style-name="ro1">
          <table:table-cell office:value-type="float" office:value="62.197" calcext:value-type="float">
            <text:p>62,197</text:p>
          </table:table-cell>
          <table:table-cell office:value-type="float" office:value="4.238184" calcext:value-type="float">
            <text:p>4,238184</text:p>
          </table:table-cell>
          <table:table-cell/>
          <table:table-cell office:value-type="float" office:value="95.997" calcext:value-type="float">
            <text:p>95,997</text:p>
          </table:table-cell>
          <table:table-cell office:value-type="float" office:value="38.644561" calcext:value-type="float">
            <text:p>38,644561</text:p>
          </table:table-cell>
          <table:table-cell/>
          <table:table-cell office:value-type="float" office:value="876.481" calcext:value-type="float">
            <text:p>876,481</text:p>
          </table:table-cell>
          <table:table-cell office:value-type="float" office:value="798.809975" calcext:value-type="float">
            <text:p>798,809975</text:p>
          </table:table-cell>
          <table:table-cell table:number-columns-repeated="7"/>
        </table:table-row>
        <table:table-row table:style-name="ro1">
          <table:table-cell office:value-type="float" office:value="62.147" calcext:value-type="float">
            <text:p>62,147</text:p>
          </table:table-cell>
          <table:table-cell office:value-type="float" office:value="4.233212" calcext:value-type="float">
            <text:p>4,233212</text:p>
          </table:table-cell>
          <table:table-cell/>
          <table:table-cell office:value-type="float" office:value="96.381" calcext:value-type="float">
            <text:p>96,381</text:p>
          </table:table-cell>
          <table:table-cell office:value-type="float" office:value="38.602388" calcext:value-type="float">
            <text:p>38,602388</text:p>
          </table:table-cell>
          <table:table-cell/>
          <table:table-cell office:value-type="float" office:value="880.216" calcext:value-type="float">
            <text:p>880,216</text:p>
          </table:table-cell>
          <table:table-cell office:value-type="float" office:value="798.337581" calcext:value-type="float">
            <text:p>798,337581</text:p>
          </table:table-cell>
          <table:table-cell table:number-columns-repeated="7"/>
        </table:table-row>
        <table:table-row table:style-name="ro1">
          <table:table-cell office:value-type="float" office:value="65.764" calcext:value-type="float">
            <text:p>65,764</text:p>
          </table:table-cell>
          <table:table-cell office:value-type="float" office:value="4.232596" calcext:value-type="float">
            <text:p>4,232596</text:p>
          </table:table-cell>
          <table:table-cell/>
          <table:table-cell office:value-type="float" office:value="99.547" calcext:value-type="float">
            <text:p>99,547</text:p>
          </table:table-cell>
          <table:table-cell office:value-type="float" office:value="38.590016" calcext:value-type="float">
            <text:p>38,590016</text:p>
          </table:table-cell>
          <table:table-cell/>
          <table:table-cell office:value-type="float" office:value="859.271" calcext:value-type="float">
            <text:p>859,271</text:p>
          </table:table-cell>
          <table:table-cell office:value-type="float" office:value="798.295417" calcext:value-type="float">
            <text:p>798,295417</text:p>
          </table:table-cell>
          <table:table-cell table:number-columns-repeated="7"/>
        </table:table-row>
        <table:table-row table:style-name="ro1">
          <table:table-cell office:value-type="float" office:value="60.318" calcext:value-type="float">
            <text:p>60,318</text:p>
          </table:table-cell>
          <table:table-cell office:value-type="float" office:value="4.223322" calcext:value-type="float">
            <text:p>4,223322</text:p>
          </table:table-cell>
          <table:table-cell/>
          <table:table-cell office:value-type="float" office:value="95.167" calcext:value-type="float">
            <text:p>95,167</text:p>
          </table:table-cell>
          <table:table-cell office:value-type="float" office:value="38.539594" calcext:value-type="float">
            <text:p>38,539594</text:p>
          </table:table-cell>
          <table:table-cell/>
          <table:table-cell office:value-type="float" office:value="856.863" calcext:value-type="float">
            <text:p>856,863</text:p>
          </table:table-cell>
          <table:table-cell office:value-type="float" office:value="796.883344" calcext:value-type="float">
            <text:p>796,883344</text:p>
          </table:table-cell>
          <table:table-cell table:number-columns-repeated="7"/>
        </table:table-row>
        <table:table-row table:style-name="ro1">
          <table:table-cell office:value-type="float" office:value="65.236" calcext:value-type="float">
            <text:p>65,236</text:p>
          </table:table-cell>
          <table:table-cell office:value-type="float" office:value="4.207471" calcext:value-type="float">
            <text:p>4,207471</text:p>
          </table:table-cell>
          <table:table-cell/>
          <table:table-cell office:value-type="float" office:value="95.016" calcext:value-type="float">
            <text:p>95,016</text:p>
          </table:table-cell>
          <table:table-cell office:value-type="float" office:value="38.474187" calcext:value-type="float">
            <text:p>38,474187</text:p>
          </table:table-cell>
          <table:table-cell/>
          <table:table-cell office:value-type="float" office:value="854.843" calcext:value-type="float">
            <text:p>854,843</text:p>
          </table:table-cell>
          <table:table-cell office:value-type="float" office:value="795.796597" calcext:value-type="float">
            <text:p>795,796597</text:p>
          </table:table-cell>
          <table:table-cell table:number-columns-repeated="7"/>
        </table:table-row>
        <table:table-row table:style-name="ro1">
          <table:table-cell office:value-type="float" office:value="62.051" calcext:value-type="float">
            <text:p>62,051</text:p>
          </table:table-cell>
          <table:table-cell office:value-type="float" office:value="4.204014" calcext:value-type="float">
            <text:p>4,204014</text:p>
          </table:table-cell>
          <table:table-cell/>
          <table:table-cell office:value-type="float" office:value="95.588" calcext:value-type="float">
            <text:p>95,588</text:p>
          </table:table-cell>
          <table:table-cell office:value-type="float" office:value="38.424573" calcext:value-type="float">
            <text:p>38,424573</text:p>
          </table:table-cell>
          <table:table-cell/>
          <table:table-cell office:value-type="float" office:value="853.979" calcext:value-type="float">
            <text:p>853,979</text:p>
          </table:table-cell>
          <table:table-cell office:value-type="float" office:value="793.627644" calcext:value-type="float">
            <text:p>793,627644</text:p>
          </table:table-cell>
          <table:table-cell table:number-columns-repeated="7"/>
        </table:table-row>
        <table:table-row table:style-name="ro1">
          <table:table-cell office:value-type="float" office:value="62.095" calcext:value-type="float">
            <text:p>62,095</text:p>
          </table:table-cell>
          <table:table-cell office:value-type="float" office:value="4.20324" calcext:value-type="float">
            <text:p>4,20324</text:p>
          </table:table-cell>
          <table:table-cell/>
          <table:table-cell office:value-type="float" office:value="95.04" calcext:value-type="float">
            <text:p>95,04</text:p>
          </table:table-cell>
          <table:table-cell office:value-type="float" office:value="38.391493" calcext:value-type="float">
            <text:p>38,391493</text:p>
          </table:table-cell>
          <table:table-cell/>
          <table:table-cell office:value-type="float" office:value="848.442" calcext:value-type="float">
            <text:p>848,442</text:p>
          </table:table-cell>
          <table:table-cell office:value-type="float" office:value="788.965817" calcext:value-type="float">
            <text:p>788,965817</text:p>
          </table:table-cell>
          <table:table-cell table:number-columns-repeated="7"/>
        </table:table-row>
        <table:table-row table:style-name="ro1">
          <table:table-cell office:value-type="float" office:value="60.957" calcext:value-type="float">
            <text:p>60,957</text:p>
          </table:table-cell>
          <table:table-cell office:value-type="float" office:value="4.195634" calcext:value-type="float">
            <text:p>4,195634</text:p>
          </table:table-cell>
          <table:table-cell/>
          <table:table-cell office:value-type="float" office:value="96.769" calcext:value-type="float">
            <text:p>96,769</text:p>
          </table:table-cell>
          <table:table-cell office:value-type="float" office:value="38.381092" calcext:value-type="float">
            <text:p>38,381092</text:p>
          </table:table-cell>
          <table:table-cell/>
          <table:table-cell office:value-type="float" office:value="849.457" calcext:value-type="float">
            <text:p>849,457</text:p>
          </table:table-cell>
          <table:table-cell office:value-type="float" office:value="786.637521" calcext:value-type="float">
            <text:p>786,637521</text:p>
          </table:table-cell>
          <table:table-cell table:number-columns-repeated="7"/>
        </table:table-row>
        <table:table-row table:style-name="ro1">
          <table:table-cell office:value-type="float" office:value="62.454" calcext:value-type="float">
            <text:p>62,454</text:p>
          </table:table-cell>
          <table:table-cell office:value-type="float" office:value="4.191934" calcext:value-type="float">
            <text:p>4,191934</text:p>
          </table:table-cell>
          <table:table-cell/>
          <table:table-cell office:value-type="float" office:value="99.992" calcext:value-type="float">
            <text:p>99,992</text:p>
          </table:table-cell>
          <table:table-cell office:value-type="float" office:value="38.348171" calcext:value-type="float">
            <text:p>38,348171</text:p>
          </table:table-cell>
          <table:table-cell/>
          <table:table-cell office:value-type="float" office:value="845.162" calcext:value-type="float">
            <text:p>845,162</text:p>
          </table:table-cell>
          <table:table-cell office:value-type="float" office:value="785.585921" calcext:value-type="float">
            <text:p>785,585921</text:p>
          </table:table-cell>
          <table:table-cell table:number-columns-repeated="7"/>
        </table:table-row>
        <table:table-row table:style-name="ro1">
          <table:table-cell office:value-type="float" office:value="60.885" calcext:value-type="float">
            <text:p>60,885</text:p>
          </table:table-cell>
          <table:table-cell office:value-type="float" office:value="4.190858" calcext:value-type="float">
            <text:p>4,190858</text:p>
          </table:table-cell>
          <table:table-cell/>
          <table:table-cell office:value-type="float" office:value="101.689" calcext:value-type="float">
            <text:p>101,689</text:p>
          </table:table-cell>
          <table:table-cell office:value-type="float" office:value="38.33681" calcext:value-type="float">
            <text:p>38,33681</text:p>
          </table:table-cell>
          <table:table-cell/>
          <table:table-cell office:value-type="float" office:value="846.073" calcext:value-type="float">
            <text:p>846,073</text:p>
          </table:table-cell>
          <table:table-cell office:value-type="float" office:value="785.068961" calcext:value-type="float">
            <text:p>785,068961</text:p>
          </table:table-cell>
          <table:table-cell table:number-columns-repeated="7"/>
        </table:table-row>
        <table:table-row table:style-name="ro1">
          <table:table-cell office:value-type="float" office:value="63.021" calcext:value-type="float">
            <text:p>63,021</text:p>
          </table:table-cell>
          <table:table-cell office:value-type="float" office:value="4.188661" calcext:value-type="float">
            <text:p>4,188661</text:p>
          </table:table-cell>
          <table:table-cell/>
          <table:table-cell office:value-type="float" office:value="162.075" calcext:value-type="float">
            <text:p>162,075</text:p>
          </table:table-cell>
          <table:table-cell office:value-type="float" office:value="38.335034" calcext:value-type="float">
            <text:p>38,335034</text:p>
          </table:table-cell>
          <table:table-cell/>
          <table:table-cell office:value-type="float" office:value="846.295" calcext:value-type="float">
            <text:p>846,295</text:p>
          </table:table-cell>
          <table:table-cell office:value-type="float" office:value="782.22652" calcext:value-type="float">
            <text:p>782,22652</text:p>
          </table:table-cell>
          <table:table-cell table:number-columns-repeated="7"/>
        </table:table-row>
        <table:table-row table:style-name="ro1">
          <table:table-cell office:value-type="float" office:value="63.329" calcext:value-type="float">
            <text:p>63,329</text:p>
          </table:table-cell>
          <table:table-cell office:value-type="float" office:value="4.186064" calcext:value-type="float">
            <text:p>4,186064</text:p>
          </table:table-cell>
          <table:table-cell/>
          <table:table-cell office:value-type="float" office:value="97.022" calcext:value-type="float">
            <text:p>97,022</text:p>
          </table:table-cell>
          <table:table-cell office:value-type="float" office:value="38.327812" calcext:value-type="float">
            <text:p>38,327812</text:p>
          </table:table-cell>
          <table:table-cell/>
          <table:table-cell office:value-type="float" office:value="845.879" calcext:value-type="float">
            <text:p>845,879</text:p>
          </table:table-cell>
          <table:table-cell office:value-type="float" office:value="781.149603" calcext:value-type="float">
            <text:p>781,149603</text:p>
          </table:table-cell>
          <table:table-cell table:number-columns-repeated="7"/>
        </table:table-row>
        <table:table-row table:style-name="ro1">
          <table:table-cell office:value-type="float" office:value="61.66" calcext:value-type="float">
            <text:p>61,66</text:p>
          </table:table-cell>
          <table:table-cell office:value-type="float" office:value="4.183578" calcext:value-type="float">
            <text:p>4,183578</text:p>
          </table:table-cell>
          <table:table-cell/>
          <table:table-cell office:value-type="float" office:value="96.557" calcext:value-type="float">
            <text:p>96,557</text:p>
          </table:table-cell>
          <table:table-cell office:value-type="float" office:value="38.283169" calcext:value-type="float">
            <text:p>38,283169</text:p>
          </table:table-cell>
          <table:table-cell/>
          <table:table-cell office:value-type="float" office:value="839.562" calcext:value-type="float">
            <text:p>839,562</text:p>
          </table:table-cell>
          <table:table-cell office:value-type="float" office:value="778.76652" calcext:value-type="float">
            <text:p>778,76652</text:p>
          </table:table-cell>
          <table:table-cell table:number-columns-repeated="7"/>
        </table:table-row>
        <table:table-row table:style-name="ro1">
          <table:table-cell office:value-type="float" office:value="62.721" calcext:value-type="float">
            <text:p>62,721</text:p>
          </table:table-cell>
          <table:table-cell office:value-type="float" office:value="4.182944" calcext:value-type="float">
            <text:p>4,182944</text:p>
          </table:table-cell>
          <table:table-cell/>
          <table:table-cell office:value-type="float" office:value="94.995" calcext:value-type="float">
            <text:p>94,995</text:p>
          </table:table-cell>
          <table:table-cell office:value-type="float" office:value="38.196456" calcext:value-type="float">
            <text:p>38,196456</text:p>
          </table:table-cell>
          <table:table-cell/>
          <table:table-cell office:value-type="float" office:value="838.25" calcext:value-type="float">
            <text:p>838,25</text:p>
          </table:table-cell>
          <table:table-cell office:value-type="float" office:value="778.494452" calcext:value-type="float">
            <text:p>778,494452</text:p>
          </table:table-cell>
          <table:table-cell table:number-columns-repeated="7"/>
        </table:table-row>
        <table:table-row table:style-name="ro1">
          <table:table-cell office:value-type="float" office:value="60.93" calcext:value-type="float">
            <text:p>60,93</text:p>
          </table:table-cell>
          <table:table-cell office:value-type="float" office:value="4.167531" calcext:value-type="float">
            <text:p>4,167531</text:p>
          </table:table-cell>
          <table:table-cell/>
          <table:table-cell office:value-type="float" office:value="94.997" calcext:value-type="float">
            <text:p>94,997</text:p>
          </table:table-cell>
          <table:table-cell office:value-type="float" office:value="38.146567" calcext:value-type="float">
            <text:p>38,146567</text:p>
          </table:table-cell>
          <table:table-cell/>
          <table:table-cell office:value-type="float" office:value="840.599" calcext:value-type="float">
            <text:p>840,599</text:p>
          </table:table-cell>
          <table:table-cell office:value-type="float" office:value="778.337058" calcext:value-type="float">
            <text:p>778,337058</text:p>
          </table:table-cell>
          <table:table-cell table:number-columns-repeated="7"/>
        </table:table-row>
        <table:table-row table:style-name="ro1">
          <table:table-cell office:value-type="float" office:value="62.582" calcext:value-type="float">
            <text:p>62,582</text:p>
          </table:table-cell>
          <table:table-cell office:value-type="float" office:value="4.166078" calcext:value-type="float">
            <text:p>4,166078</text:p>
          </table:table-cell>
          <table:table-cell/>
          <table:table-cell office:value-type="float" office:value="95.421" calcext:value-type="float">
            <text:p>95,421</text:p>
          </table:table-cell>
          <table:table-cell office:value-type="float" office:value="38.13605" calcext:value-type="float">
            <text:p>38,13605</text:p>
          </table:table-cell>
          <table:table-cell/>
          <table:table-cell office:value-type="float" office:value="834.8" calcext:value-type="float">
            <text:p>834,8</text:p>
          </table:table-cell>
          <table:table-cell office:value-type="float" office:value="775.784294" calcext:value-type="float">
            <text:p>775,784294</text:p>
          </table:table-cell>
          <table:table-cell table:number-columns-repeated="7"/>
        </table:table-row>
        <table:table-row table:style-name="ro1">
          <table:table-cell office:value-type="float" office:value="60.128" calcext:value-type="float">
            <text:p>60,128</text:p>
          </table:table-cell>
          <table:table-cell office:value-type="float" office:value="4.158231" calcext:value-type="float">
            <text:p>4,158231</text:p>
          </table:table-cell>
          <table:table-cell/>
          <table:table-cell office:value-type="float" office:value="95.906" calcext:value-type="float">
            <text:p>95,906</text:p>
          </table:table-cell>
          <table:table-cell office:value-type="float" office:value="38.060585" calcext:value-type="float">
            <text:p>38,060585</text:p>
          </table:table-cell>
          <table:table-cell/>
          <table:table-cell office:value-type="float" office:value="831.545" calcext:value-type="float">
            <text:p>831,545</text:p>
          </table:table-cell>
          <table:table-cell office:value-type="float" office:value="771.454753" calcext:value-type="float">
            <text:p>771,454753</text:p>
          </table:table-cell>
          <table:table-cell table:number-columns-repeated="7"/>
        </table:table-row>
        <table:table-row table:style-name="ro1">
          <table:table-cell office:value-type="float" office:value="60.801" calcext:value-type="float">
            <text:p>60,801</text:p>
          </table:table-cell>
          <table:table-cell office:value-type="float" office:value="4.155934" calcext:value-type="float">
            <text:p>4,155934</text:p>
          </table:table-cell>
          <table:table-cell/>
          <table:table-cell office:value-type="float" office:value="95.756" calcext:value-type="float">
            <text:p>95,756</text:p>
          </table:table-cell>
          <table:table-cell office:value-type="float" office:value="38.047841" calcext:value-type="float">
            <text:p>38,047841</text:p>
          </table:table-cell>
          <table:table-cell/>
          <table:table-cell office:value-type="float" office:value="831.433" calcext:value-type="float">
            <text:p>831,433</text:p>
          </table:table-cell>
          <table:table-cell office:value-type="float" office:value="771.31244" calcext:value-type="float">
            <text:p>771,31244</text:p>
          </table:table-cell>
          <table:table-cell table:number-columns-repeated="7"/>
        </table:table-row>
        <table:table-row table:style-name="ro1">
          <table:table-cell office:value-type="float" office:value="61.847" calcext:value-type="float">
            <text:p>61,847</text:p>
          </table:table-cell>
          <table:table-cell office:value-type="float" office:value="4.151749" calcext:value-type="float">
            <text:p>4,151749</text:p>
          </table:table-cell>
          <table:table-cell/>
          <table:table-cell office:value-type="float" office:value="95.504" calcext:value-type="float">
            <text:p>95,504</text:p>
          </table:table-cell>
          <table:table-cell office:value-type="float" office:value="37.913952" calcext:value-type="float">
            <text:p>37,913952</text:p>
          </table:table-cell>
          <table:table-cell/>
          <table:table-cell office:value-type="float" office:value="828.666" calcext:value-type="float">
            <text:p>828,666</text:p>
          </table:table-cell>
          <table:table-cell office:value-type="float" office:value="769.031445" calcext:value-type="float">
            <text:p>769,031445</text:p>
          </table:table-cell>
          <table:table-cell table:number-columns-repeated="7"/>
        </table:table-row>
        <table:table-row table:style-name="ro1">
          <table:table-cell office:value-type="float" office:value="62.588" calcext:value-type="float">
            <text:p>62,588</text:p>
          </table:table-cell>
          <table:table-cell office:value-type="float" office:value="4.128624" calcext:value-type="float">
            <text:p>4,128624</text:p>
          </table:table-cell>
          <table:table-cell/>
          <table:table-cell office:value-type="float" office:value="93.566" calcext:value-type="float">
            <text:p>93,566</text:p>
          </table:table-cell>
          <table:table-cell office:value-type="float" office:value="37.854182" calcext:value-type="float">
            <text:p>37,854182</text:p>
          </table:table-cell>
          <table:table-cell/>
          <table:table-cell office:value-type="float" office:value="826.593" calcext:value-type="float">
            <text:p>826,593</text:p>
          </table:table-cell>
          <table:table-cell office:value-type="float" office:value="767.087965" calcext:value-type="float">
            <text:p>767,087965</text:p>
          </table:table-cell>
          <table:table-cell table:number-columns-repeated="7"/>
        </table:table-row>
        <table:table-row table:style-name="ro1">
          <table:table-cell office:value-type="float" office:value="59.715" calcext:value-type="float">
            <text:p>59,715</text:p>
          </table:table-cell>
          <table:table-cell office:value-type="float" office:value="4.116921" calcext:value-type="float">
            <text:p>4,116921</text:p>
          </table:table-cell>
          <table:table-cell/>
          <table:table-cell office:value-type="float" office:value="94.413" calcext:value-type="float">
            <text:p>94,413</text:p>
          </table:table-cell>
          <table:table-cell office:value-type="float" office:value="37.849009" calcext:value-type="float">
            <text:p>37,849009</text:p>
          </table:table-cell>
          <table:table-cell/>
          <table:table-cell office:value-type="float" office:value="826.968" calcext:value-type="float">
            <text:p>826,968</text:p>
          </table:table-cell>
          <table:table-cell office:value-type="float" office:value="766.116499" calcext:value-type="float">
            <text:p>766,116499</text:p>
          </table:table-cell>
          <table:table-cell table:number-columns-repeated="7"/>
        </table:table-row>
        <table:table-row table:style-name="ro1">
          <table:table-cell office:value-type="float" office:value="61.644" calcext:value-type="float">
            <text:p>61,644</text:p>
          </table:table-cell>
          <table:table-cell office:value-type="float" office:value="4.1101" calcext:value-type="float">
            <text:p>4,1101</text:p>
          </table:table-cell>
          <table:table-cell/>
          <table:table-cell office:value-type="float" office:value="95.087" calcext:value-type="float">
            <text:p>95,087</text:p>
          </table:table-cell>
          <table:table-cell office:value-type="float" office:value="37.828324" calcext:value-type="float">
            <text:p>37,828324</text:p>
          </table:table-cell>
          <table:table-cell/>
          <table:table-cell office:value-type="float" office:value="824.742" calcext:value-type="float">
            <text:p>824,742</text:p>
          </table:table-cell>
          <table:table-cell office:value-type="float" office:value="763.71081" calcext:value-type="float">
            <text:p>763,71081</text:p>
          </table:table-cell>
          <table:table-cell table:number-columns-repeated="7"/>
        </table:table-row>
        <table:table-row table:style-name="ro1">
          <table:table-cell office:value-type="float" office:value="61.075" calcext:value-type="float">
            <text:p>61,075</text:p>
          </table:table-cell>
          <table:table-cell office:value-type="float" office:value="4.096033" calcext:value-type="float">
            <text:p>4,096033</text:p>
          </table:table-cell>
          <table:table-cell/>
          <table:table-cell office:value-type="float" office:value="114.815" calcext:value-type="float">
            <text:p>114,815</text:p>
          </table:table-cell>
          <table:table-cell office:value-type="float" office:value="37.802733" calcext:value-type="float">
            <text:p>37,802733</text:p>
          </table:table-cell>
          <table:table-cell/>
          <table:table-cell office:value-type="float" office:value="823.778" calcext:value-type="float">
            <text:p>823,778</text:p>
          </table:table-cell>
          <table:table-cell office:value-type="float" office:value="762.744015" calcext:value-type="float">
            <text:p>762,744015</text:p>
          </table:table-cell>
          <table:table-cell table:number-columns-repeated="7"/>
        </table:table-row>
        <table:table-row table:style-name="ro1">
          <table:table-cell office:value-type="float" office:value="63.027" calcext:value-type="float">
            <text:p>63,027</text:p>
          </table:table-cell>
          <table:table-cell office:value-type="float" office:value="4.081808" calcext:value-type="float">
            <text:p>4,081808</text:p>
          </table:table-cell>
          <table:table-cell/>
          <table:table-cell office:value-type="float" office:value="95.05" calcext:value-type="float">
            <text:p>95,05</text:p>
          </table:table-cell>
          <table:table-cell office:value-type="float" office:value="37.772378" calcext:value-type="float">
            <text:p>37,772378</text:p>
          </table:table-cell>
          <table:table-cell/>
          <table:table-cell office:value-type="float" office:value="821.978" calcext:value-type="float">
            <text:p>821,978</text:p>
          </table:table-cell>
          <table:table-cell office:value-type="float" office:value="762.595156" calcext:value-type="float">
            <text:p>762,595156</text:p>
          </table:table-cell>
          <table:table-cell table:number-columns-repeated="7"/>
        </table:table-row>
        <table:table-row table:style-name="ro1">
          <table:table-cell office:value-type="float" office:value="61.399" calcext:value-type="float">
            <text:p>61,399</text:p>
          </table:table-cell>
          <table:table-cell office:value-type="float" office:value="4.074874" calcext:value-type="float">
            <text:p>4,074874</text:p>
          </table:table-cell>
          <table:table-cell/>
          <table:table-cell office:value-type="float" office:value="95.186" calcext:value-type="float">
            <text:p>95,186</text:p>
          </table:table-cell>
          <table:table-cell office:value-type="float" office:value="37.710403" calcext:value-type="float">
            <text:p>37,710403</text:p>
          </table:table-cell>
          <table:table-cell/>
          <table:table-cell office:value-type="float" office:value="818.691" calcext:value-type="float">
            <text:p>818,691</text:p>
          </table:table-cell>
          <table:table-cell office:value-type="float" office:value="759.591982" calcext:value-type="float">
            <text:p>759,591982</text:p>
          </table:table-cell>
          <table:table-cell table:number-columns-repeated="7"/>
        </table:table-row>
        <table:table-row table:style-name="ro1">
          <table:table-cell office:value-type="float" office:value="61.435" calcext:value-type="float">
            <text:p>61,435</text:p>
          </table:table-cell>
          <table:table-cell office:value-type="float" office:value="4.071388" calcext:value-type="float">
            <text:p>4,071388</text:p>
          </table:table-cell>
          <table:table-cell/>
          <table:table-cell office:value-type="float" office:value="96.272" calcext:value-type="float">
            <text:p>96,272</text:p>
          </table:table-cell>
          <table:table-cell office:value-type="float" office:value="37.66909" calcext:value-type="float">
            <text:p>37,66909</text:p>
          </table:table-cell>
          <table:table-cell/>
          <table:table-cell office:value-type="float" office:value="814.24" calcext:value-type="float">
            <text:p>814,24</text:p>
          </table:table-cell>
          <table:table-cell office:value-type="float" office:value="754.105644" calcext:value-type="float">
            <text:p>754,105644</text:p>
          </table:table-cell>
          <table:table-cell table:number-columns-repeated="7"/>
        </table:table-row>
        <table:table-row table:style-name="ro1">
          <table:table-cell office:value-type="float" office:value="62.667" calcext:value-type="float">
            <text:p>62,667</text:p>
          </table:table-cell>
          <table:table-cell office:value-type="float" office:value="4.071007" calcext:value-type="float">
            <text:p>4,071007</text:p>
          </table:table-cell>
          <table:table-cell/>
          <table:table-cell office:value-type="float" office:value="95.301" calcext:value-type="float">
            <text:p>95,301</text:p>
          </table:table-cell>
          <table:table-cell office:value-type="float" office:value="37.638631" calcext:value-type="float">
            <text:p>37,638631</text:p>
          </table:table-cell>
          <table:table-cell/>
          <table:table-cell office:value-type="float" office:value="812.021" calcext:value-type="float">
            <text:p>812,021</text:p>
          </table:table-cell>
          <table:table-cell office:value-type="float" office:value="752.173167" calcext:value-type="float">
            <text:p>752,173167</text:p>
          </table:table-cell>
          <table:table-cell table:number-columns-repeated="7"/>
        </table:table-row>
        <table:table-row table:style-name="ro1">
          <table:table-cell office:value-type="float" office:value="62.963" calcext:value-type="float">
            <text:p>62,963</text:p>
          </table:table-cell>
          <table:table-cell office:value-type="float" office:value="4.056785" calcext:value-type="float">
            <text:p>4,056785</text:p>
          </table:table-cell>
          <table:table-cell/>
          <table:table-cell office:value-type="float" office:value="94.189" calcext:value-type="float">
            <text:p>94,189</text:p>
          </table:table-cell>
          <table:table-cell office:value-type="float" office:value="37.628594" calcext:value-type="float">
            <text:p>37,628594</text:p>
          </table:table-cell>
          <table:table-cell/>
          <table:table-cell office:value-type="float" office:value="813.633" calcext:value-type="float">
            <text:p>813,633</text:p>
          </table:table-cell>
          <table:table-cell office:value-type="float" office:value="752.00058" calcext:value-type="float">
            <text:p>752,00058</text:p>
          </table:table-cell>
          <table:table-cell table:number-columns-repeated="7"/>
        </table:table-row>
        <table:table-row table:style-name="ro1">
          <table:table-cell office:value-type="float" office:value="61.231" calcext:value-type="float">
            <text:p>61,231</text:p>
          </table:table-cell>
          <table:table-cell office:value-type="float" office:value="4.054577" calcext:value-type="float">
            <text:p>4,054577</text:p>
          </table:table-cell>
          <table:table-cell/>
          <table:table-cell office:value-type="float" office:value="95.494" calcext:value-type="float">
            <text:p>95,494</text:p>
          </table:table-cell>
          <table:table-cell office:value-type="float" office:value="37.594181" calcext:value-type="float">
            <text:p>37,594181</text:p>
          </table:table-cell>
          <table:table-cell/>
          <table:table-cell office:value-type="float" office:value="814.767" calcext:value-type="float">
            <text:p>814,767</text:p>
          </table:table-cell>
          <table:table-cell office:value-type="float" office:value="749.459726" calcext:value-type="float">
            <text:p>749,459726</text:p>
          </table:table-cell>
          <table:table-cell table:number-columns-repeated="7"/>
        </table:table-row>
        <table:table-row table:style-name="ro1">
          <table:table-cell office:value-type="float" office:value="61.52" calcext:value-type="float">
            <text:p>61,52</text:p>
          </table:table-cell>
          <table:table-cell office:value-type="float" office:value="4.028599" calcext:value-type="float">
            <text:p>4,028599</text:p>
          </table:table-cell>
          <table:table-cell/>
          <table:table-cell office:value-type="float" office:value="97.302" calcext:value-type="float">
            <text:p>97,302</text:p>
          </table:table-cell>
          <table:table-cell office:value-type="float" office:value="37.580481" calcext:value-type="float">
            <text:p>37,580481</text:p>
          </table:table-cell>
          <table:table-cell/>
          <table:table-cell office:value-type="float" office:value="808.845" calcext:value-type="float">
            <text:p>808,845</text:p>
          </table:table-cell>
          <table:table-cell office:value-type="float" office:value="748.084007" calcext:value-type="float">
            <text:p>748,084007</text:p>
          </table:table-cell>
          <table:table-cell table:number-columns-repeated="7"/>
        </table:table-row>
        <table:table-row table:style-name="ro1">
          <table:table-cell office:value-type="float" office:value="62.048" calcext:value-type="float">
            <text:p>62,048</text:p>
          </table:table-cell>
          <table:table-cell office:value-type="float" office:value="4.014295" calcext:value-type="float">
            <text:p>4,014295</text:p>
          </table:table-cell>
          <table:table-cell/>
          <table:table-cell office:value-type="float" office:value="95.526" calcext:value-type="float">
            <text:p>95,526</text:p>
          </table:table-cell>
          <table:table-cell office:value-type="float" office:value="37.502894" calcext:value-type="float">
            <text:p>37,502894</text:p>
          </table:table-cell>
          <table:table-cell/>
          <table:table-cell office:value-type="float" office:value="807.449" calcext:value-type="float">
            <text:p>807,449</text:p>
          </table:table-cell>
          <table:table-cell office:value-type="float" office:value="746.461518" calcext:value-type="float">
            <text:p>746,461518</text:p>
          </table:table-cell>
          <table:table-cell table:number-columns-repeated="7"/>
        </table:table-row>
        <table:table-row table:style-name="ro1">
          <table:table-cell office:value-type="float" office:value="62.251" calcext:value-type="float">
            <text:p>62,251</text:p>
          </table:table-cell>
          <table:table-cell office:value-type="float" office:value="4.014085" calcext:value-type="float">
            <text:p>4,014085</text:p>
          </table:table-cell>
          <table:table-cell/>
          <table:table-cell office:value-type="float" office:value="102.448" calcext:value-type="float">
            <text:p>102,448</text:p>
          </table:table-cell>
          <table:table-cell office:value-type="float" office:value="37.424261" calcext:value-type="float">
            <text:p>37,424261</text:p>
          </table:table-cell>
          <table:table-cell/>
          <table:table-cell office:value-type="float" office:value="903.013" calcext:value-type="float">
            <text:p>903,013</text:p>
          </table:table-cell>
          <table:table-cell office:value-type="float" office:value="746.351483" calcext:value-type="float">
            <text:p>746,351483</text:p>
          </table:table-cell>
          <table:table-cell table:number-columns-repeated="7"/>
        </table:table-row>
        <table:table-row table:style-name="ro1">
          <table:table-cell office:value-type="float" office:value="71.061" calcext:value-type="float">
            <text:p>71,061</text:p>
          </table:table-cell>
          <table:table-cell office:value-type="float" office:value="4.001704" calcext:value-type="float">
            <text:p>4,001704</text:p>
          </table:table-cell>
          <table:table-cell/>
          <table:table-cell office:value-type="float" office:value="97.256" calcext:value-type="float">
            <text:p>97,256</text:p>
          </table:table-cell>
          <table:table-cell office:value-type="float" office:value="37.413022" calcext:value-type="float">
            <text:p>37,413022</text:p>
          </table:table-cell>
          <table:table-cell/>
          <table:table-cell office:value-type="float" office:value="806.87" calcext:value-type="float">
            <text:p>806,87</text:p>
          </table:table-cell>
          <table:table-cell office:value-type="float" office:value="745.942032" calcext:value-type="float">
            <text:p>745,942032</text:p>
          </table:table-cell>
          <table:table-cell table:number-columns-repeated="7"/>
        </table:table-row>
        <table:table-row table:style-name="ro1">
          <table:table-cell office:value-type="float" office:value="62.489" calcext:value-type="float">
            <text:p>62,489</text:p>
          </table:table-cell>
          <table:table-cell office:value-type="float" office:value="3.983082" calcext:value-type="float">
            <text:p>3,983082</text:p>
          </table:table-cell>
          <table:table-cell/>
          <table:table-cell office:value-type="float" office:value="99.991" calcext:value-type="float">
            <text:p>99,991</text:p>
          </table:table-cell>
          <table:table-cell office:value-type="float" office:value="37.348783" calcext:value-type="float">
            <text:p>37,348783</text:p>
          </table:table-cell>
          <table:table-cell/>
          <table:table-cell office:value-type="float" office:value="805.673" calcext:value-type="float">
            <text:p>805,673</text:p>
          </table:table-cell>
          <table:table-cell office:value-type="float" office:value="745.545064" calcext:value-type="float">
            <text:p>745,545064</text:p>
          </table:table-cell>
          <table:table-cell table:number-columns-repeated="7"/>
        </table:table-row>
        <table:table-row table:style-name="ro1">
          <table:table-cell office:value-type="float" office:value="62.389" calcext:value-type="float">
            <text:p>62,389</text:p>
          </table:table-cell>
          <table:table-cell office:value-type="float" office:value="3.982534" calcext:value-type="float">
            <text:p>3,982534</text:p>
          </table:table-cell>
          <table:table-cell/>
          <table:table-cell office:value-type="float" office:value="95.63" calcext:value-type="float">
            <text:p>95,63</text:p>
          </table:table-cell>
          <table:table-cell office:value-type="float" office:value="37.330139" calcext:value-type="float">
            <text:p>37,330139</text:p>
          </table:table-cell>
          <table:table-cell/>
          <table:table-cell office:value-type="float" office:value="806.393" calcext:value-type="float">
            <text:p>806,393</text:p>
          </table:table-cell>
          <table:table-cell office:value-type="float" office:value="744.807219" calcext:value-type="float">
            <text:p>744,807219</text:p>
          </table:table-cell>
          <table:table-cell table:number-columns-repeated="7"/>
        </table:table-row>
        <table:table-row table:style-name="ro1">
          <table:table-cell office:value-type="float" office:value="64.704" calcext:value-type="float">
            <text:p>64,704</text:p>
          </table:table-cell>
          <table:table-cell office:value-type="float" office:value="3.977954" calcext:value-type="float">
            <text:p>3,977954</text:p>
          </table:table-cell>
          <table:table-cell/>
          <table:table-cell office:value-type="float" office:value="96.366" calcext:value-type="float">
            <text:p>96,366</text:p>
          </table:table-cell>
          <table:table-cell office:value-type="float" office:value="37.254312" calcext:value-type="float">
            <text:p>37,254312</text:p>
          </table:table-cell>
          <table:table-cell/>
          <table:table-cell office:value-type="float" office:value="807.156" calcext:value-type="float">
            <text:p>807,156</text:p>
          </table:table-cell>
          <table:table-cell office:value-type="float" office:value="744.135031" calcext:value-type="float">
            <text:p>744,135031</text:p>
          </table:table-cell>
          <table:table-cell table:number-columns-repeated="7"/>
        </table:table-row>
        <table:table-row table:style-name="ro1">
          <table:table-cell office:value-type="float" office:value="61.334" calcext:value-type="float">
            <text:p>61,334</text:p>
          </table:table-cell>
          <table:table-cell office:value-type="float" office:value="3.975035" calcext:value-type="float">
            <text:p>3,975035</text:p>
          </table:table-cell>
          <table:table-cell/>
          <table:table-cell office:value-type="float" office:value="94.905" calcext:value-type="float">
            <text:p>94,905</text:p>
          </table:table-cell>
          <table:table-cell office:value-type="float" office:value="37.251866" calcext:value-type="float">
            <text:p>37,251866</text:p>
          </table:table-cell>
          <table:table-cell/>
          <table:table-cell office:value-type="float" office:value="804.149" calcext:value-type="float">
            <text:p>804,149</text:p>
          </table:table-cell>
          <table:table-cell office:value-type="float" office:value="743.230849" calcext:value-type="float">
            <text:p>743,230849</text:p>
          </table:table-cell>
          <table:table-cell table:number-columns-repeated="7"/>
        </table:table-row>
        <table:table-row table:style-name="ro1">
          <table:table-cell office:value-type="float" office:value="61.902" calcext:value-type="float">
            <text:p>61,902</text:p>
          </table:table-cell>
          <table:table-cell office:value-type="float" office:value="3.970011" calcext:value-type="float">
            <text:p>3,970011</text:p>
          </table:table-cell>
          <table:table-cell/>
          <table:table-cell office:value-type="float" office:value="96.633" calcext:value-type="float">
            <text:p>96,633</text:p>
          </table:table-cell>
          <table:table-cell office:value-type="float" office:value="37.232445" calcext:value-type="float">
            <text:p>37,232445</text:p>
          </table:table-cell>
          <table:table-cell/>
          <table:table-cell office:value-type="float" office:value="802.211" calcext:value-type="float">
            <text:p>802,211</text:p>
          </table:table-cell>
          <table:table-cell office:value-type="float" office:value="741.995884" calcext:value-type="float">
            <text:p>741,995884</text:p>
          </table:table-cell>
          <table:table-cell table:number-columns-repeated="7"/>
        </table:table-row>
        <table:table-row table:style-name="ro1">
          <table:table-cell office:value-type="float" office:value="62.886" calcext:value-type="float">
            <text:p>62,886</text:p>
          </table:table-cell>
          <table:table-cell office:value-type="float" office:value="3.969545" calcext:value-type="float">
            <text:p>3,969545</text:p>
          </table:table-cell>
          <table:table-cell/>
          <table:table-cell office:value-type="float" office:value="95.478" calcext:value-type="float">
            <text:p>95,478</text:p>
          </table:table-cell>
          <table:table-cell office:value-type="float" office:value="37.231383" calcext:value-type="float">
            <text:p>37,231383</text:p>
          </table:table-cell>
          <table:table-cell/>
          <table:table-cell office:value-type="float" office:value="802.708" calcext:value-type="float">
            <text:p>802,708</text:p>
          </table:table-cell>
          <table:table-cell office:value-type="float" office:value="740.793352" calcext:value-type="float">
            <text:p>740,793352</text:p>
          </table:table-cell>
          <table:table-cell table:number-columns-repeated="7"/>
        </table:table-row>
        <table:table-row table:style-name="ro1">
          <table:table-cell office:value-type="float" office:value="63.079" calcext:value-type="float">
            <text:p>63,079</text:p>
          </table:table-cell>
          <table:table-cell office:value-type="float" office:value="3.962046" calcext:value-type="float">
            <text:p>3,962046</text:p>
          </table:table-cell>
          <table:table-cell/>
          <table:table-cell office:value-type="float" office:value="94.614" calcext:value-type="float">
            <text:p>94,614</text:p>
          </table:table-cell>
          <table:table-cell office:value-type="float" office:value="37.21139" calcext:value-type="float">
            <text:p>37,21139</text:p>
          </table:table-cell>
          <table:table-cell/>
          <table:table-cell office:value-type="float" office:value="800.44" calcext:value-type="float">
            <text:p>800,44</text:p>
          </table:table-cell>
          <table:table-cell office:value-type="float" office:value="740.678483" calcext:value-type="float">
            <text:p>740,678483</text:p>
          </table:table-cell>
          <table:table-cell table:number-columns-repeated="7"/>
        </table:table-row>
        <table:table-row table:style-name="ro1">
          <table:table-cell office:value-type="float" office:value="62.347" calcext:value-type="float">
            <text:p>62,347</text:p>
          </table:table-cell>
          <table:table-cell office:value-type="float" office:value="3.953464" calcext:value-type="float">
            <text:p>3,953464</text:p>
          </table:table-cell>
          <table:table-cell/>
          <table:table-cell office:value-type="float" office:value="94.825" calcext:value-type="float">
            <text:p>94,825</text:p>
          </table:table-cell>
          <table:table-cell office:value-type="float" office:value="37.185238" calcext:value-type="float">
            <text:p>37,185238</text:p>
          </table:table-cell>
          <table:table-cell/>
          <table:table-cell office:value-type="float" office:value="803.693" calcext:value-type="float">
            <text:p>803,693</text:p>
          </table:table-cell>
          <table:table-cell office:value-type="float" office:value="740.586477" calcext:value-type="float">
            <text:p>740,586477</text:p>
          </table:table-cell>
          <table:table-cell table:number-columns-repeated="7"/>
        </table:table-row>
        <table:table-row table:style-name="ro1">
          <table:table-cell office:value-type="float" office:value="60.657" calcext:value-type="float">
            <text:p>60,657</text:p>
          </table:table-cell>
          <table:table-cell office:value-type="float" office:value="3.938848" calcext:value-type="float">
            <text:p>3,938848</text:p>
          </table:table-cell>
          <table:table-cell/>
          <table:table-cell office:value-type="float" office:value="94.954" calcext:value-type="float">
            <text:p>94,954</text:p>
          </table:table-cell>
          <table:table-cell office:value-type="float" office:value="37.162689" calcext:value-type="float">
            <text:p>37,162689</text:p>
          </table:table-cell>
          <table:table-cell/>
          <table:table-cell office:value-type="float" office:value="806.263" calcext:value-type="float">
            <text:p>806,263</text:p>
          </table:table-cell>
          <table:table-cell office:value-type="float" office:value="739.073819" calcext:value-type="float">
            <text:p>739,073819</text:p>
          </table:table-cell>
          <table:table-cell table:number-columns-repeated="7"/>
        </table:table-row>
        <table:table-row table:style-name="ro1">
          <table:table-cell office:value-type="float" office:value="61.614" calcext:value-type="float">
            <text:p>61,614</text:p>
          </table:table-cell>
          <table:table-cell office:value-type="float" office:value="3.928214" calcext:value-type="float">
            <text:p>3,928214</text:p>
          </table:table-cell>
          <table:table-cell/>
          <table:table-cell office:value-type="float" office:value="96.226" calcext:value-type="float">
            <text:p>96,226</text:p>
          </table:table-cell>
          <table:table-cell office:value-type="float" office:value="37.132903" calcext:value-type="float">
            <text:p>37,132903</text:p>
          </table:table-cell>
          <table:table-cell/>
          <table:table-cell office:value-type="float" office:value="890.061" calcext:value-type="float">
            <text:p>890,061</text:p>
          </table:table-cell>
          <table:table-cell office:value-type="float" office:value="739.012329" calcext:value-type="float">
            <text:p>739,012329</text:p>
          </table:table-cell>
          <table:table-cell table:number-columns-repeated="7"/>
        </table:table-row>
        <table:table-row table:style-name="ro1">
          <table:table-cell office:value-type="float" office:value="60.786" calcext:value-type="float">
            <text:p>60,786</text:p>
          </table:table-cell>
          <table:table-cell office:value-type="float" office:value="3.92684" calcext:value-type="float">
            <text:p>3,92684</text:p>
          </table:table-cell>
          <table:table-cell/>
          <table:table-cell office:value-type="float" office:value="95.401" calcext:value-type="float">
            <text:p>95,401</text:p>
          </table:table-cell>
          <table:table-cell office:value-type="float" office:value="36.937362" calcext:value-type="float">
            <text:p>36,937362</text:p>
          </table:table-cell>
          <table:table-cell/>
          <table:table-cell office:value-type="float" office:value="798.434" calcext:value-type="float">
            <text:p>798,434</text:p>
          </table:table-cell>
          <table:table-cell office:value-type="float" office:value="738.590921" calcext:value-type="float">
            <text:p>738,590921</text:p>
          </table:table-cell>
          <table:table-cell table:number-columns-repeated="7"/>
        </table:table-row>
        <table:table-row table:style-name="ro1">
          <table:table-cell office:value-type="float" office:value="61.001" calcext:value-type="float">
            <text:p>61,001</text:p>
          </table:table-cell>
          <table:table-cell office:value-type="float" office:value="3.921157" calcext:value-type="float">
            <text:p>3,921157</text:p>
          </table:table-cell>
          <table:table-cell/>
          <table:table-cell office:value-type="float" office:value="97.868" calcext:value-type="float">
            <text:p>97,868</text:p>
          </table:table-cell>
          <table:table-cell office:value-type="float" office:value="36.935824" calcext:value-type="float">
            <text:p>36,935824</text:p>
          </table:table-cell>
          <table:table-cell/>
          <table:table-cell office:value-type="float" office:value="797.197" calcext:value-type="float">
            <text:p>797,197</text:p>
          </table:table-cell>
          <table:table-cell office:value-type="float" office:value="737.568734" calcext:value-type="float">
            <text:p>737,568734</text:p>
          </table:table-cell>
          <table:table-cell table:number-columns-repeated="7"/>
        </table:table-row>
        <table:table-row table:style-name="ro1">
          <table:table-cell office:value-type="float" office:value="61.191" calcext:value-type="float">
            <text:p>61,191</text:p>
          </table:table-cell>
          <table:table-cell office:value-type="float" office:value="3.915768" calcext:value-type="float">
            <text:p>3,915768</text:p>
          </table:table-cell>
          <table:table-cell/>
          <table:table-cell office:value-type="float" office:value="94.419" calcext:value-type="float">
            <text:p>94,419</text:p>
          </table:table-cell>
          <table:table-cell office:value-type="float" office:value="36.934963" calcext:value-type="float">
            <text:p>36,934963</text:p>
          </table:table-cell>
          <table:table-cell/>
          <table:table-cell office:value-type="float" office:value="797.325" calcext:value-type="float">
            <text:p>797,325</text:p>
          </table:table-cell>
          <table:table-cell office:value-type="float" office:value="737.177454" calcext:value-type="float">
            <text:p>737,177454</text:p>
          </table:table-cell>
          <table:table-cell table:number-columns-repeated="7"/>
        </table:table-row>
        <table:table-row table:style-name="ro1">
          <table:table-cell office:value-type="float" office:value="60.317" calcext:value-type="float">
            <text:p>60,317</text:p>
          </table:table-cell>
          <table:table-cell office:value-type="float" office:value="3.909619" calcext:value-type="float">
            <text:p>3,909619</text:p>
          </table:table-cell>
          <table:table-cell/>
          <table:table-cell office:value-type="float" office:value="94.223" calcext:value-type="float">
            <text:p>94,223</text:p>
          </table:table-cell>
          <table:table-cell office:value-type="float" office:value="36.869971" calcext:value-type="float">
            <text:p>36,869971</text:p>
          </table:table-cell>
          <table:table-cell/>
          <table:table-cell office:value-type="float" office:value="798.492" calcext:value-type="float">
            <text:p>798,492</text:p>
          </table:table-cell>
          <table:table-cell office:value-type="float" office:value="736.776478" calcext:value-type="float">
            <text:p>736,776478</text:p>
          </table:table-cell>
          <table:table-cell table:number-columns-repeated="7"/>
        </table:table-row>
        <table:table-row table:style-name="ro1">
          <table:table-cell office:value-type="float" office:value="68.644" calcext:value-type="float">
            <text:p>68,644</text:p>
          </table:table-cell>
          <table:table-cell office:value-type="float" office:value="3.903439" calcext:value-type="float">
            <text:p>3,903439</text:p>
          </table:table-cell>
          <table:table-cell/>
          <table:table-cell office:value-type="float" office:value="94.431" calcext:value-type="float">
            <text:p>94,431</text:p>
          </table:table-cell>
          <table:table-cell office:value-type="float" office:value="36.692372" calcext:value-type="float">
            <text:p>36,692372</text:p>
          </table:table-cell>
          <table:table-cell/>
          <table:table-cell office:value-type="float" office:value="796.22" calcext:value-type="float">
            <text:p>796,22</text:p>
          </table:table-cell>
          <table:table-cell office:value-type="float" office:value="736.264334" calcext:value-type="float">
            <text:p>736,264334</text:p>
          </table:table-cell>
          <table:table-cell table:number-columns-repeated="7"/>
        </table:table-row>
        <table:table-row table:style-name="ro1">
          <table:table-cell office:value-type="float" office:value="60.509" calcext:value-type="float">
            <text:p>60,509</text:p>
          </table:table-cell>
          <table:table-cell office:value-type="float" office:value="3.868037" calcext:value-type="float">
            <text:p>3,868037</text:p>
          </table:table-cell>
          <table:table-cell/>
          <table:table-cell office:value-type="float" office:value="94.421" calcext:value-type="float">
            <text:p>94,421</text:p>
          </table:table-cell>
          <table:table-cell office:value-type="float" office:value="36.681695" calcext:value-type="float">
            <text:p>36,681695</text:p>
          </table:table-cell>
          <table:table-cell/>
          <table:table-cell office:value-type="float" office:value="795.755" calcext:value-type="float">
            <text:p>795,755</text:p>
          </table:table-cell>
          <table:table-cell office:value-type="float" office:value="735.356119" calcext:value-type="float">
            <text:p>735,356119</text:p>
          </table:table-cell>
          <table:table-cell table:number-columns-repeated="7"/>
        </table:table-row>
        <table:table-row table:style-name="ro1">
          <table:table-cell office:value-type="float" office:value="62.26" calcext:value-type="float">
            <text:p>62,26</text:p>
          </table:table-cell>
          <table:table-cell office:value-type="float" office:value="3.855552" calcext:value-type="float">
            <text:p>3,855552</text:p>
          </table:table-cell>
          <table:table-cell/>
          <table:table-cell office:value-type="float" office:value="93.221" calcext:value-type="float">
            <text:p>93,221</text:p>
          </table:table-cell>
          <table:table-cell office:value-type="float" office:value="36.658929" calcext:value-type="float">
            <text:p>36,658929</text:p>
          </table:table-cell>
          <table:table-cell/>
          <table:table-cell office:value-type="float" office:value="804.109" calcext:value-type="float">
            <text:p>804,109</text:p>
          </table:table-cell>
          <table:table-cell office:value-type="float" office:value="735.145995" calcext:value-type="float">
            <text:p>735,145995</text:p>
          </table:table-cell>
          <table:table-cell table:number-columns-repeated="7"/>
        </table:table-row>
        <table:table-row table:style-name="ro1">
          <table:table-cell office:value-type="float" office:value="61.425" calcext:value-type="float">
            <text:p>61,425</text:p>
          </table:table-cell>
          <table:table-cell office:value-type="float" office:value="3.854952" calcext:value-type="float">
            <text:p>3,854952</text:p>
          </table:table-cell>
          <table:table-cell/>
          <table:table-cell office:value-type="float" office:value="94.568" calcext:value-type="float">
            <text:p>94,568</text:p>
          </table:table-cell>
          <table:table-cell office:value-type="float" office:value="36.653263" calcext:value-type="float">
            <text:p>36,653263</text:p>
          </table:table-cell>
          <table:table-cell/>
          <table:table-cell office:value-type="float" office:value="801.47" calcext:value-type="float">
            <text:p>801,47</text:p>
          </table:table-cell>
          <table:table-cell office:value-type="float" office:value="734.412271" calcext:value-type="float">
            <text:p>734,412271</text:p>
          </table:table-cell>
          <table:table-cell table:number-columns-repeated="7"/>
        </table:table-row>
        <table:table-row table:style-name="ro1">
          <table:table-cell office:value-type="float" office:value="62.307" calcext:value-type="float">
            <text:p>62,307</text:p>
          </table:table-cell>
          <table:table-cell office:value-type="float" office:value="3.835464" calcext:value-type="float">
            <text:p>3,835464</text:p>
          </table:table-cell>
          <table:table-cell/>
          <table:table-cell office:value-type="float" office:value="101.332" calcext:value-type="float">
            <text:p>101,332</text:p>
          </table:table-cell>
          <table:table-cell office:value-type="float" office:value="36.634376" calcext:value-type="float">
            <text:p>36,634376</text:p>
          </table:table-cell>
          <table:table-cell/>
          <table:table-cell office:value-type="float" office:value="795.906" calcext:value-type="float">
            <text:p>795,906</text:p>
          </table:table-cell>
          <table:table-cell office:value-type="float" office:value="734.364613" calcext:value-type="float">
            <text:p>734,364613</text:p>
          </table:table-cell>
          <table:table-cell table:number-columns-repeated="7"/>
        </table:table-row>
        <table:table-row table:style-name="ro1">
          <table:table-cell office:value-type="float" office:value="60.682" calcext:value-type="float">
            <text:p>60,682</text:p>
          </table:table-cell>
          <table:table-cell office:value-type="float" office:value="3.828775" calcext:value-type="float">
            <text:p>3,828775</text:p>
          </table:table-cell>
          <table:table-cell/>
          <table:table-cell office:value-type="float" office:value="95.017" calcext:value-type="float">
            <text:p>95,017</text:p>
          </table:table-cell>
          <table:table-cell office:value-type="float" office:value="36.600949" calcext:value-type="float">
            <text:p>36,600949</text:p>
          </table:table-cell>
          <table:table-cell/>
          <table:table-cell office:value-type="float" office:value="792.806" calcext:value-type="float">
            <text:p>792,806</text:p>
          </table:table-cell>
          <table:table-cell office:value-type="float" office:value="733.347879" calcext:value-type="float">
            <text:p>733,347879</text:p>
          </table:table-cell>
          <table:table-cell table:number-columns-repeated="7"/>
        </table:table-row>
        <table:table-row table:style-name="ro1">
          <table:table-cell office:value-type="float" office:value="61.842" calcext:value-type="float">
            <text:p>61,842</text:p>
          </table:table-cell>
          <table:table-cell office:value-type="float" office:value="3.828373" calcext:value-type="float">
            <text:p>3,828373</text:p>
          </table:table-cell>
          <table:table-cell/>
          <table:table-cell office:value-type="float" office:value="102.722" calcext:value-type="float">
            <text:p>102,722</text:p>
          </table:table-cell>
          <table:table-cell office:value-type="float" office:value="36.530437" calcext:value-type="float">
            <text:p>36,530437</text:p>
          </table:table-cell>
          <table:table-cell/>
          <table:table-cell office:value-type="float" office:value="793.445" calcext:value-type="float">
            <text:p>793,445</text:p>
          </table:table-cell>
          <table:table-cell office:value-type="float" office:value="733.331702" calcext:value-type="float">
            <text:p>733,331702</text:p>
          </table:table-cell>
          <table:table-cell table:number-columns-repeated="7"/>
        </table:table-row>
        <table:table-row table:style-name="ro1">
          <table:table-cell office:value-type="float" office:value="62.26" calcext:value-type="float">
            <text:p>62,26</text:p>
          </table:table-cell>
          <table:table-cell office:value-type="float" office:value="3.827316" calcext:value-type="float">
            <text:p>3,827316</text:p>
          </table:table-cell>
          <table:table-cell/>
          <table:table-cell office:value-type="float" office:value="94.404" calcext:value-type="float">
            <text:p>94,404</text:p>
          </table:table-cell>
          <table:table-cell office:value-type="float" office:value="36.514682" calcext:value-type="float">
            <text:p>36,514682</text:p>
          </table:table-cell>
          <table:table-cell/>
          <table:table-cell office:value-type="float" office:value="791.623" calcext:value-type="float">
            <text:p>791,623</text:p>
          </table:table-cell>
          <table:table-cell office:value-type="float" office:value="732.472585" calcext:value-type="float">
            <text:p>732,472585</text:p>
          </table:table-cell>
          <table:table-cell table:number-columns-repeated="7"/>
        </table:table-row>
        <table:table-row table:style-name="ro1">
          <table:table-cell office:value-type="float" office:value="61.157" calcext:value-type="float">
            <text:p>61,157</text:p>
          </table:table-cell>
          <table:table-cell office:value-type="float" office:value="3.824923" calcext:value-type="float">
            <text:p>3,824923</text:p>
          </table:table-cell>
          <table:table-cell/>
          <table:table-cell office:value-type="float" office:value="95.126" calcext:value-type="float">
            <text:p>95,126</text:p>
          </table:table-cell>
          <table:table-cell office:value-type="float" office:value="36.487773" calcext:value-type="float">
            <text:p>36,487773</text:p>
          </table:table-cell>
          <table:table-cell/>
          <table:table-cell office:value-type="float" office:value="799.291" calcext:value-type="float">
            <text:p>799,291</text:p>
          </table:table-cell>
          <table:table-cell office:value-type="float" office:value="732.456857" calcext:value-type="float">
            <text:p>732,456857</text:p>
          </table:table-cell>
          <table:table-cell table:number-columns-repeated="7"/>
        </table:table-row>
        <table:table-row table:style-name="ro1">
          <table:table-cell office:value-type="float" office:value="61.525" calcext:value-type="float">
            <text:p>61,525</text:p>
          </table:table-cell>
          <table:table-cell office:value-type="float" office:value="3.822784" calcext:value-type="float">
            <text:p>3,822784</text:p>
          </table:table-cell>
          <table:table-cell/>
          <table:table-cell office:value-type="float" office:value="94.097" calcext:value-type="float">
            <text:p>94,097</text:p>
          </table:table-cell>
          <table:table-cell office:value-type="float" office:value="36.479215" calcext:value-type="float">
            <text:p>36,479215</text:p>
          </table:table-cell>
          <table:table-cell/>
          <table:table-cell office:value-type="float" office:value="794.03" calcext:value-type="float">
            <text:p>794,03</text:p>
          </table:table-cell>
          <table:table-cell office:value-type="float" office:value="731.949728" calcext:value-type="float">
            <text:p>731,949728</text:p>
          </table:table-cell>
          <table:table-cell table:number-columns-repeated="7"/>
        </table:table-row>
        <table:table-row table:style-name="ro1">
          <table:table-cell office:value-type="float" office:value="61.615" calcext:value-type="float">
            <text:p>61,615</text:p>
          </table:table-cell>
          <table:table-cell office:value-type="float" office:value="3.820216" calcext:value-type="float">
            <text:p>3,820216</text:p>
          </table:table-cell>
          <table:table-cell/>
          <table:table-cell office:value-type="float" office:value="97.432" calcext:value-type="float">
            <text:p>97,432</text:p>
          </table:table-cell>
          <table:table-cell office:value-type="float" office:value="36.471607" calcext:value-type="float">
            <text:p>36,471607</text:p>
          </table:table-cell>
          <table:table-cell/>
          <table:table-cell office:value-type="float" office:value="810.463" calcext:value-type="float">
            <text:p>810,463</text:p>
          </table:table-cell>
          <table:table-cell office:value-type="float" office:value="731.068805" calcext:value-type="float">
            <text:p>731,068805</text:p>
          </table:table-cell>
          <table:table-cell table:number-columns-repeated="7"/>
        </table:table-row>
        <table:table-row table:style-name="ro1">
          <table:table-cell office:value-type="float" office:value="64.793" calcext:value-type="float">
            <text:p>64,793</text:p>
          </table:table-cell>
          <table:table-cell office:value-type="float" office:value="3.802831" calcext:value-type="float">
            <text:p>3,802831</text:p>
          </table:table-cell>
          <table:table-cell/>
          <table:table-cell office:value-type="float" office:value="93.113" calcext:value-type="float">
            <text:p>93,113</text:p>
          </table:table-cell>
          <table:table-cell office:value-type="float" office:value="36.301391" calcext:value-type="float">
            <text:p>36,301391</text:p>
          </table:table-cell>
          <table:table-cell/>
          <table:table-cell office:value-type="float" office:value="791.317" calcext:value-type="float">
            <text:p>791,317</text:p>
          </table:table-cell>
          <table:table-cell office:value-type="float" office:value="730.404888" calcext:value-type="float">
            <text:p>730,404888</text:p>
          </table:table-cell>
          <table:table-cell table:number-columns-repeated="7"/>
        </table:table-row>
        <table:table-row table:style-name="ro1">
          <table:table-cell office:value-type="float" office:value="60.889" calcext:value-type="float">
            <text:p>60,889</text:p>
          </table:table-cell>
          <table:table-cell office:value-type="float" office:value="3.801209" calcext:value-type="float">
            <text:p>3,801209</text:p>
          </table:table-cell>
          <table:table-cell/>
          <table:table-cell office:value-type="float" office:value="96.545" calcext:value-type="float">
            <text:p>96,545</text:p>
          </table:table-cell>
          <table:table-cell office:value-type="float" office:value="36.299899" calcext:value-type="float">
            <text:p>36,299899</text:p>
          </table:table-cell>
          <table:table-cell/>
          <table:table-cell office:value-type="float" office:value="790.597" calcext:value-type="float">
            <text:p>790,597</text:p>
          </table:table-cell>
          <table:table-cell office:value-type="float" office:value="729.901469" calcext:value-type="float">
            <text:p>729,901469</text:p>
          </table:table-cell>
          <table:table-cell table:number-columns-repeated="7"/>
        </table:table-row>
        <table:table-row table:style-name="ro1">
          <table:table-cell office:value-type="float" office:value="62.561" calcext:value-type="float">
            <text:p>62,561</text:p>
          </table:table-cell>
          <table:table-cell office:value-type="float" office:value="3.75911" calcext:value-type="float">
            <text:p>3,75911</text:p>
          </table:table-cell>
          <table:table-cell/>
          <table:table-cell office:value-type="float" office:value="94.011" calcext:value-type="float">
            <text:p>94,011</text:p>
          </table:table-cell>
          <table:table-cell office:value-type="float" office:value="36.282464" calcext:value-type="float">
            <text:p>36,282464</text:p>
          </table:table-cell>
          <table:table-cell/>
          <table:table-cell office:value-type="float" office:value="804.106" calcext:value-type="float">
            <text:p>804,106</text:p>
          </table:table-cell>
          <table:table-cell office:value-type="float" office:value="729.428219" calcext:value-type="float">
            <text:p>729,428219</text:p>
          </table:table-cell>
          <table:table-cell table:number-columns-repeated="7"/>
        </table:table-row>
        <table:table-row table:style-name="ro1">
          <table:table-cell office:value-type="float" office:value="59.43" calcext:value-type="float">
            <text:p>59,43</text:p>
          </table:table-cell>
          <table:table-cell office:value-type="float" office:value="3.756012" calcext:value-type="float">
            <text:p>3,756012</text:p>
          </table:table-cell>
          <table:table-cell/>
          <table:table-cell office:value-type="float" office:value="93.15" calcext:value-type="float">
            <text:p>93,15</text:p>
          </table:table-cell>
          <table:table-cell office:value-type="float" office:value="36.27349" calcext:value-type="float">
            <text:p>36,27349</text:p>
          </table:table-cell>
          <table:table-cell/>
          <table:table-cell office:value-type="float" office:value="788.019" calcext:value-type="float">
            <text:p>788,019</text:p>
          </table:table-cell>
          <table:table-cell office:value-type="float" office:value="728.044583" calcext:value-type="float">
            <text:p>728,044583</text:p>
          </table:table-cell>
          <table:table-cell table:number-columns-repeated="7"/>
        </table:table-row>
        <table:table-row table:style-name="ro1">
          <table:table-cell office:value-type="float" office:value="60.549" calcext:value-type="float">
            <text:p>60,549</text:p>
          </table:table-cell>
          <table:table-cell office:value-type="float" office:value="3.747738" calcext:value-type="float">
            <text:p>3,747738</text:p>
          </table:table-cell>
          <table:table-cell/>
          <table:table-cell office:value-type="float" office:value="93.509" calcext:value-type="float">
            <text:p>93,509</text:p>
          </table:table-cell>
          <table:table-cell office:value-type="float" office:value="36.257552" calcext:value-type="float">
            <text:p>36,257552</text:p>
          </table:table-cell>
          <table:table-cell/>
          <table:table-cell office:value-type="float" office:value="787.018" calcext:value-type="float">
            <text:p>787,018</text:p>
          </table:table-cell>
          <table:table-cell office:value-type="float" office:value="724.923322" calcext:value-type="float">
            <text:p>724,923322</text:p>
          </table:table-cell>
          <table:table-cell table:number-columns-repeated="7"/>
        </table:table-row>
        <table:table-row table:style-name="ro1">
          <table:table-cell office:value-type="float" office:value="60.082" calcext:value-type="float">
            <text:p>60,082</text:p>
          </table:table-cell>
          <table:table-cell office:value-type="float" office:value="3.746453" calcext:value-type="float">
            <text:p>3,746453</text:p>
          </table:table-cell>
          <table:table-cell/>
          <table:table-cell office:value-type="float" office:value="93.594" calcext:value-type="float">
            <text:p>93,594</text:p>
          </table:table-cell>
          <table:table-cell office:value-type="float" office:value="36.130128" calcext:value-type="float">
            <text:p>36,130128</text:p>
          </table:table-cell>
          <table:table-cell/>
          <table:table-cell office:value-type="float" office:value="788.819" calcext:value-type="float">
            <text:p>788,819</text:p>
          </table:table-cell>
          <table:table-cell office:value-type="float" office:value="724.369413" calcext:value-type="float">
            <text:p>724,369413</text:p>
          </table:table-cell>
          <table:table-cell table:number-columns-repeated="7"/>
        </table:table-row>
        <table:table-row table:style-name="ro1">
          <table:table-cell office:value-type="float" office:value="62.198" calcext:value-type="float">
            <text:p>62,198</text:p>
          </table:table-cell>
          <table:table-cell office:value-type="float" office:value="3.74428" calcext:value-type="float">
            <text:p>3,74428</text:p>
          </table:table-cell>
          <table:table-cell/>
          <table:table-cell office:value-type="float" office:value="93.277" calcext:value-type="float">
            <text:p>93,277</text:p>
          </table:table-cell>
          <table:table-cell office:value-type="float" office:value="36.07767" calcext:value-type="float">
            <text:p>36,07767</text:p>
          </table:table-cell>
          <table:table-cell/>
          <table:table-cell office:value-type="float" office:value="784.638" calcext:value-type="float">
            <text:p>784,638</text:p>
          </table:table-cell>
          <table:table-cell office:value-type="float" office:value="723.000235" calcext:value-type="float">
            <text:p>723,000235</text:p>
          </table:table-cell>
          <table:table-cell table:number-columns-repeated="7"/>
        </table:table-row>
        <table:table-row table:style-name="ro1">
          <table:table-cell office:value-type="float" office:value="60.877" calcext:value-type="float">
            <text:p>60,877</text:p>
          </table:table-cell>
          <table:table-cell office:value-type="float" office:value="3.719494" calcext:value-type="float">
            <text:p>3,719494</text:p>
          </table:table-cell>
          <table:table-cell/>
          <table:table-cell office:value-type="float" office:value="93.01" calcext:value-type="float">
            <text:p>93,01</text:p>
          </table:table-cell>
          <table:table-cell office:value-type="float" office:value="36.042584" calcext:value-type="float">
            <text:p>36,042584</text:p>
          </table:table-cell>
          <table:table-cell/>
          <table:table-cell office:value-type="float" office:value="770.241" calcext:value-type="float">
            <text:p>770,241</text:p>
          </table:table-cell>
          <table:table-cell office:value-type="float" office:value="710.076879" calcext:value-type="float">
            <text:p>710,076879</text:p>
          </table:table-cell>
          <table:table-cell table:number-columns-repeated="7"/>
        </table:table-row>
        <table:table-row table:style-name="ro1">
          <table:table-cell office:value-type="float" office:value="61.793" calcext:value-type="float">
            <text:p>61,793</text:p>
          </table:table-cell>
          <table:table-cell office:value-type="float" office:value="3.713492" calcext:value-type="float">
            <text:p>3,713492</text:p>
          </table:table-cell>
          <table:table-cell/>
          <table:table-cell office:value-type="float" office:value="95.6" calcext:value-type="float">
            <text:p>95,6</text:p>
          </table:table-cell>
          <table:table-cell office:value-type="float" office:value="35.994236" calcext:value-type="float">
            <text:p>35,994236</text:p>
          </table:table-cell>
          <table:table-cell/>
          <table:table-cell office:value-type="float" office:value="770.086" calcext:value-type="float">
            <text:p>770,086</text:p>
          </table:table-cell>
          <table:table-cell office:value-type="float" office:value="709.926622" calcext:value-type="float">
            <text:p>709,926622</text:p>
          </table:table-cell>
          <table:table-cell table:number-columns-repeated="7"/>
        </table:table-row>
        <table:table-row table:style-name="ro1">
          <table:table-cell office:value-type="float" office:value="60.664" calcext:value-type="float">
            <text:p>60,664</text:p>
          </table:table-cell>
          <table:table-cell office:value-type="float" office:value="3.708405" calcext:value-type="float">
            <text:p>3,708405</text:p>
          </table:table-cell>
          <table:table-cell/>
          <table:table-cell office:value-type="float" office:value="92.498" calcext:value-type="float">
            <text:p>92,498</text:p>
          </table:table-cell>
          <table:table-cell office:value-type="float" office:value="35.983855" calcext:value-type="float">
            <text:p>35,983855</text:p>
          </table:table-cell>
          <table:table-cell/>
          <table:table-cell office:value-type="float" office:value="883.231" calcext:value-type="float">
            <text:p>883,231</text:p>
          </table:table-cell>
          <table:table-cell office:value-type="float" office:value="708.434699" calcext:value-type="float">
            <text:p>708,434699</text:p>
          </table:table-cell>
          <table:table-cell table:number-columns-repeated="7"/>
        </table:table-row>
        <table:table-row table:style-name="ro1">
          <table:table-cell office:value-type="float" office:value="59.705" calcext:value-type="float">
            <text:p>59,705</text:p>
          </table:table-cell>
          <table:table-cell office:value-type="float" office:value="3.683174" calcext:value-type="float">
            <text:p>3,683174</text:p>
          </table:table-cell>
          <table:table-cell/>
          <table:table-cell office:value-type="float" office:value="92.498" calcext:value-type="float">
            <text:p>92,498</text:p>
          </table:table-cell>
          <table:table-cell office:value-type="float" office:value="35.920441" calcext:value-type="float">
            <text:p>35,920441</text:p>
          </table:table-cell>
          <table:table-cell/>
          <table:table-cell office:value-type="float" office:value="763.315" calcext:value-type="float">
            <text:p>763,315</text:p>
          </table:table-cell>
          <table:table-cell office:value-type="float" office:value="701.783846" calcext:value-type="float">
            <text:p>701,783846</text:p>
          </table:table-cell>
          <table:table-cell table:number-columns-repeated="7"/>
        </table:table-row>
        <table:table-row table:style-name="ro1">
          <table:table-cell office:value-type="float" office:value="59.995" calcext:value-type="float">
            <text:p>59,995</text:p>
          </table:table-cell>
          <table:table-cell office:value-type="float" office:value="3.682079" calcext:value-type="float">
            <text:p>3,682079</text:p>
          </table:table-cell>
          <table:table-cell/>
          <table:table-cell office:value-type="float" office:value="98.066" calcext:value-type="float">
            <text:p>98,066</text:p>
          </table:table-cell>
          <table:table-cell office:value-type="float" office:value="35.752379" calcext:value-type="float">
            <text:p>35,752379</text:p>
          </table:table-cell>
          <table:table-cell/>
          <table:table-cell office:value-type="float" office:value="732.179" calcext:value-type="float">
            <text:p>732,179</text:p>
          </table:table-cell>
          <table:table-cell office:value-type="float" office:value="671.801657" calcext:value-type="float">
            <text:p>671,801657</text:p>
          </table:table-cell>
          <table:table-cell table:number-columns-repeated="7"/>
        </table:table-row>
        <table:table-row table:style-name="ro1">
          <table:table-cell office:value-type="float" office:value="63.443" calcext:value-type="float">
            <text:p>63,443</text:p>
          </table:table-cell>
          <table:table-cell office:value-type="float" office:value="3.66152" calcext:value-type="float">
            <text:p>3,66152</text:p>
          </table:table-cell>
          <table:table-cell/>
          <table:table-cell office:value-type="float" office:value="93.026" calcext:value-type="float">
            <text:p>93,026</text:p>
          </table:table-cell>
          <table:table-cell office:value-type="float" office:value="35.744437" calcext:value-type="float">
            <text:p>35,744437</text:p>
          </table:table-cell>
          <table:table-cell/>
          <table:table-cell office:value-type="float" office:value="1777.746" calcext:value-type="float">
            <text:p>1777,746</text:p>
          </table:table-cell>
          <table:table-cell office:value-type="float" office:value="377.951376" calcext:value-type="float">
            <text:p>377,951376</text:p>
          </table:table-cell>
          <table:table-cell table:number-columns-repeated="7"/>
        </table:table-row>
        <table:table-row table:style-name="ro1">
          <table:table-cell office:value-type="float" office:value="60.196" calcext:value-type="float">
            <text:p>60,196</text:p>
          </table:table-cell>
          <table:table-cell office:value-type="float" office:value="3.656681" calcext:value-type="float">
            <text:p>3,656681</text:p>
          </table:table-cell>
          <table:table-cell/>
          <table:table-cell office:value-type="float" office:value="93.606" calcext:value-type="float">
            <text:p>93,606</text:p>
          </table:table-cell>
          <table:table-cell office:value-type="float" office:value="35.738733" calcext:value-type="float">
            <text:p>35,738733</text:p>
          </table:table-cell>
          <table:table-cell/>
          <table:table-cell office:value-type="float" office:value="1204.727" calcext:value-type="float">
            <text:p>1204,727</text:p>
          </table:table-cell>
          <table:table-cell office:value-type="float" office:value="140.308201" calcext:value-type="float">
            <text:p>140,308201</text:p>
          </table:table-cell>
          <table:table-cell table:number-columns-repeated="7"/>
        </table:table-row>
        <table:table-row table:style-name="ro1">
          <table:table-cell office:value-type="float" office:value="63.483" calcext:value-type="float">
            <text:p>63,483</text:p>
          </table:table-cell>
          <table:table-cell office:value-type="float" office:value="3.653802" calcext:value-type="float">
            <text:p>3,653802</text:p>
          </table:table-cell>
          <table:table-cell/>
          <table:table-cell office:value-type="float" office:value="103.365" calcext:value-type="float">
            <text:p>103,365</text:p>
          </table:table-cell>
          <table:table-cell office:value-type="float" office:value="35.703696" calcext:value-type="float">
            <text:p>35,703696</text:p>
          </table:table-cell>
          <table:table-cell/>
          <table:table-cell office:value-type="float" office:value="1161.842" calcext:value-type="float">
            <text:p>1161,842</text:p>
          </table:table-cell>
          <table:table-cell office:value-type="float" office:value="94.302451" calcext:value-type="float">
            <text:p>94,302451</text:p>
          </table:table-cell>
          <table:table-cell table:number-columns-repeated="7"/>
        </table:table-row>
        <table:table-row table:style-name="ro1">
          <table:table-cell office:value-type="float" office:value="61.08" calcext:value-type="float">
            <text:p>61,08</text:p>
          </table:table-cell>
          <table:table-cell office:value-type="float" office:value="3.622319" calcext:value-type="float">
            <text:p>3,622319</text:p>
          </table:table-cell>
          <table:table-cell/>
          <table:table-cell office:value-type="float" office:value="93.708" calcext:value-type="float">
            <text:p>93,708</text:p>
          </table:table-cell>
          <table:table-cell office:value-type="float" office:value="35.703188" calcext:value-type="float">
            <text:p>35,703188</text:p>
          </table:table-cell>
          <table:table-cell/>
          <table:table-cell office:value-type="float" office:value="1129.359" calcext:value-type="float">
            <text:p>1129,359</text:p>
          </table:table-cell>
          <table:table-cell office:value-type="float" office:value="50.461506" calcext:value-type="float">
            <text:p>50,461506</text:p>
          </table:table-cell>
          <table:table-cell table:number-columns-repeated="7"/>
        </table:table-row>
        <table:table-row table:style-name="ro1">
          <table:table-cell office:value-type="float" office:value="60.589" calcext:value-type="float">
            <text:p>60,589</text:p>
          </table:table-cell>
          <table:table-cell office:value-type="float" office:value="3.56003" calcext:value-type="float">
            <text:p>3,56003</text:p>
          </table:table-cell>
          <table:table-cell/>
          <table:table-cell office:value-type="float" office:value="93.08" calcext:value-type="float">
            <text:p>93,08</text:p>
          </table:table-cell>
          <table:table-cell office:value-type="float" office:value="35.444942" calcext:value-type="float">
            <text:p>35,444942</text:p>
          </table:table-cell>
          <table:table-cell/>
          <table:table-cell office:value-type="float" office:value="1101.375" calcext:value-type="float">
            <text:p>1101,375</text:p>
          </table:table-cell>
          <table:table-cell office:value-type="float" office:value="40.284136" calcext:value-type="float">
            <text:p>40,284136</text:p>
          </table:table-cell>
          <table:table-cell table:number-columns-repeated="7"/>
        </table:table-row>
        <table:table-row table:style-name="ro1">
          <table:table-cell office:value-type="float" office:value="61.098" calcext:value-type="float">
            <text:p>61,098</text:p>
          </table:table-cell>
          <table:table-cell office:value-type="float" office:value="3.555221" calcext:value-type="float">
            <text:p>3,555221</text:p>
          </table:table-cell>
          <table:table-cell/>
          <table:table-cell office:value-type="float" office:value="91.909" calcext:value-type="float">
            <text:p>91,909</text:p>
          </table:table-cell>
          <table:table-cell office:value-type="float" office:value="34.869789" calcext:value-type="float">
            <text:p>34,869789</text:p>
          </table:table-cell>
          <table:table-cell/>
          <table:table-cell office:value-type="float" office:value="1099.812" calcext:value-type="float">
            <text:p>1099,812</text:p>
          </table:table-cell>
          <table:table-cell office:value-type="float" office:value="37.434771" calcext:value-type="float">
            <text:p>37,434771</text:p>
          </table:table-cell>
          <table:table-cell table:number-columns-repeated="7"/>
        </table:table-row>
        <table:table-row table:style-name="ro1">
          <table:table-cell office:value-type="float" office:value="60.643" calcext:value-type="float">
            <text:p>60,643</text:p>
          </table:table-cell>
          <table:table-cell office:value-type="float" office:value="3.361224" calcext:value-type="float">
            <text:p>3,361224</text:p>
          </table:table-cell>
          <table:table-cell/>
          <table:table-cell office:value-type="float" office:value="93.533" calcext:value-type="float">
            <text:p>93,533</text:p>
          </table:table-cell>
          <table:table-cell office:value-type="float" office:value="34.306951" calcext:value-type="float">
            <text:p>34,306951</text:p>
          </table:table-cell>
          <table:table-cell/>
          <table:table-cell office:value-type="float" office:value="1077.235" calcext:value-type="float">
            <text:p>1077,235</text:p>
          </table:table-cell>
          <table:table-cell office:value-type="float" office:value="6.804419" calcext:value-type="float">
            <text:p>6,804419</text:p>
          </table:table-cell>
          <table:table-cell table:number-columns-repeated="7"/>
        </table:table-row>
      </table:table>
      <table:table table:name="NODEJS-1024MB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office:value-type="float" office:value="56.052" calcext:value-type="float">
            <text:p>56,05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07.909" calcext:value-type="float">
            <text:p>207,909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807.775" calcext:value-type="float">
            <text:p>807,775</text:p>
          </table:table-cell>
          <table:table-cell office:value-type="float" office:value="761" calcext:value-type="float">
            <text:p>761</text:p>
          </table:table-cell>
          <table:table-cell table:number-columns-repeated="5"/>
          <table:table-cell table:formula="of:=['NODEJS-1024MB'.N7]-['NODEJS-1024MB'.$L7]" office:value-type="float" office:value="-0.421319796954315" calcext:value-type="float">
            <text:p>-0,421319797</text:p>
          </table:table-cell>
          <table:table-cell table:formula="of:=['NODEJS-1024MB'.O7]-['NODEJS-1024MB'.$L7]" office:value-type="float" office:value="6.57868020304569" calcext:value-type="float">
            <text:p>6,578680203</text:p>
          </table:table-cell>
        </table:table-row>
        <table:table-row table:style-name="ro1">
          <table:table-cell office:value-type="float" office:value="59.126" calcext:value-type="float">
            <text:p>59,12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04.235" calcext:value-type="float">
            <text:p>204,235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2028.758" calcext:value-type="float">
            <text:p>2028,758</text:p>
          </table:table-cell>
          <table:table-cell office:value-type="float" office:value="758" calcext:value-type="float">
            <text:p>758</text:p>
          </table:table-cell>
          <table:table-cell table:number-columns-repeated="4"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58.149" calcext:value-type="float">
            <text:p>58,14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23.453" calcext:value-type="float">
            <text:p>123,453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803.596" calcext:value-type="float">
            <text:p>803,596</text:p>
          </table:table-cell>
          <table:table-cell office:value-type="float" office:value="757" calcext:value-type="float">
            <text:p>757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AVERAGE(['NODEJS-1024MB'.$B$8:.$B$210])" office:value-type="float" office:value="5.42131979695431" calcext:value-type="float">
            <text:p>5,421319797</text:p>
          </table:table-cell>
          <table:table-cell table:formula="of:=STDEV(['NODEJS-1024MB'.$B$8:.$B$210])" office:value-type="float" office:value="0.953057531008599" calcext:value-type="float">
            <text:p>0,953057531</text:p>
          </table:table-cell>
          <table:table-cell table:formula="of:=MIN(['NODEJS-1024MB'.$B$5:.$B$104])" office:value-type="float" office:value="5" calcext:value-type="float">
            <text:p>5</text:p>
          </table:table-cell>
          <table:table-cell table:formula="of:=MAX(['NODEJS-1024MB'.$B$5:.$B$104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4.164" calcext:value-type="float">
            <text:p>54,16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←</text:p>
          </table:table-cell>
          <table:table-cell office:value-type="float" office:value="123.305" calcext:value-type="float">
            <text:p>123,305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796.762" calcext:value-type="float">
            <text:p>796,762</text:p>
          </table:table-cell>
          <table:table-cell office:value-type="float" office:value="751" calcext:value-type="float">
            <text:p>751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AVERAGE(['NODEJS-1024MB'.$E$9:.$E$210])" office:value-type="float" office:value="53.015306122449" calcext:value-type="float">
            <text:p>53,0153061224</text:p>
          </table:table-cell>
          <table:table-cell table:formula="of:=STDEV(['NODEJS-1024MB'.$E$9:.$E$210])" office:value-type="float" office:value="3.89144629473193" calcext:value-type="float">
            <text:p>3,8914462947</text:p>
          </table:table-cell>
          <table:table-cell table:formula="of:=MIN(['NODEJS-1024MB'.$E$5:.$E$168])" office:value-type="float" office:value="50" calcext:value-type="float">
            <text:p>50</text:p>
          </table:table-cell>
          <table:table-cell table:formula="of:=MAX(['NODEJS-1024MB'.$E$5:.$E$168])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58.588" calcext:value-type="float">
            <text:p>58,58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5.382" calcext:value-type="float">
            <text:p>115,38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791.94" calcext:value-type="float">
            <text:p>791,94</text:p>
          </table:table-cell>
          <table:table-cell office:value-type="float" office:value="745" calcext:value-type="float">
            <text:p>74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AVERAGE(['NODEJS-1024MB'.$H$31:.$H$151])" office:value-type="float" office:value="636.892561983471" calcext:value-type="float">
            <text:p>636,8925619835</text:p>
          </table:table-cell>
          <table:table-cell table:formula="of:=STDEV(['NODEJS-1024MB'.$H$31:.$H$151])" office:value-type="float" office:value="14.9241424392898" calcext:value-type="float">
            <text:p>14,9241424393</text:p>
          </table:table-cell>
          <table:table-cell table:formula="of:=MIN(['NODEJS-1024MB'.$H$5:.$H$204])" office:value-type="float" office:value="569" calcext:value-type="float">
            <text:p>569</text:p>
          </table:table-cell>
          <table:table-cell table:formula="of:=MAX(['NODEJS-1024MB'.$H$5:.$H$104])"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63.635" calcext:value-type="float">
            <text:p>63,63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6.059" calcext:value-type="float">
            <text:p>116,059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781.252" calcext:value-type="float">
            <text:p>781,252</text:p>
          </table:table-cell>
          <table:table-cell office:value-type="float" office:value="725" calcext:value-type="float">
            <text:p>725</text:p>
          </table:table-cell>
          <table:table-cell table:number-columns-repeated="7"/>
        </table:table-row>
        <table:table-row table:style-name="ro1">
          <table:table-cell office:value-type="float" office:value="54.985" calcext:value-type="float">
            <text:p>54,98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1.621" calcext:value-type="float">
            <text:p>111,621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765.431" calcext:value-type="float">
            <text:p>765,431</text:p>
          </table:table-cell>
          <table:table-cell office:value-type="float" office:value="715" calcext:value-type="float">
            <text:p>715</text:p>
          </table:table-cell>
          <table:table-cell table:number-columns-repeated="7"/>
        </table:table-row>
        <table:table-row table:style-name="ro1">
          <table:table-cell office:value-type="float" office:value="52.377" calcext:value-type="float">
            <text:p>52,37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19.269" calcext:value-type="float">
            <text:p>119,269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753.582" calcext:value-type="float">
            <text:p>753,582</text:p>
          </table:table-cell>
          <table:table-cell office:value-type="float" office:value="708" calcext:value-type="float">
            <text:p>708</text:p>
          </table:table-cell>
          <table:table-cell table:number-columns-repeated="7"/>
        </table:table-row>
        <table:table-row table:style-name="ro1">
          <table:table-cell office:value-type="float" office:value="55.953" calcext:value-type="float">
            <text:p>55,95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12.02" calcext:value-type="float">
            <text:p>112,02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752.513" calcext:value-type="float">
            <text:p>752,513</text:p>
          </table:table-cell>
          <table:table-cell office:value-type="float" office:value="704" calcext:value-type="float">
            <text:p>704</text:p>
          </table:table-cell>
          <table:table-cell table:number-columns-repeated="7"/>
        </table:table-row>
        <table:table-row table:style-name="ro1">
          <table:table-cell office:value-type="float" office:value="54.725" calcext:value-type="float">
            <text:p>54,72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11.493" calcext:value-type="float">
            <text:p>111,493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750.674" calcext:value-type="float">
            <text:p>750,674</text:p>
          </table:table-cell>
          <table:table-cell office:value-type="float" office:value="703" calcext:value-type="float">
            <text:p>703</text:p>
          </table:table-cell>
          <table:table-cell table:number-columns-repeated="7"/>
        </table:table-row>
        <table:table-row table:style-name="ro1">
          <table:table-cell office:value-type="float" office:value="56.542" calcext:value-type="float">
            <text:p>56,54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12.747" calcext:value-type="float">
            <text:p>112,74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747.071" calcext:value-type="float">
            <text:p>747,071</text:p>
          </table:table-cell>
          <table:table-cell office:value-type="float" office:value="702" calcext:value-type="float">
            <text:p>702</text:p>
          </table:table-cell>
          <table:table-cell table:number-columns-repeated="7"/>
        </table:table-row>
        <table:table-row table:style-name="ro1">
          <table:table-cell office:value-type="float" office:value="54.18" calcext:value-type="float">
            <text:p>54,1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11.101" calcext:value-type="float">
            <text:p>111,10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746.916" calcext:value-type="float">
            <text:p>746,916</text:p>
          </table:table-cell>
          <table:table-cell office:value-type="float" office:value="700" calcext:value-type="float">
            <text:p>700</text:p>
          </table:table-cell>
          <table:table-cell table:number-columns-repeated="7"/>
        </table:table-row>
        <table:table-row table:style-name="ro1">
          <table:table-cell office:value-type="float" office:value="59.673" calcext:value-type="float">
            <text:p>59,67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9.501" calcext:value-type="float">
            <text:p>109,501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742.38" calcext:value-type="float">
            <text:p>742,38</text:p>
          </table:table-cell>
          <table:table-cell office:value-type="float" office:value="695" calcext:value-type="float">
            <text:p>695</text:p>
          </table:table-cell>
          <table:table-cell table:number-columns-repeated="7"/>
        </table:table-row>
        <table:table-row table:style-name="ro1">
          <table:table-cell office:value-type="float" office:value="154.147" calcext:value-type="float">
            <text:p>154,14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9.406" calcext:value-type="float">
            <text:p>109,406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737.541" calcext:value-type="float">
            <text:p>737,541</text:p>
          </table:table-cell>
          <table:table-cell office:value-type="float" office:value="691" calcext:value-type="float">
            <text:p>691</text:p>
          </table:table-cell>
          <table:table-cell table:number-columns-repeated="7"/>
        </table:table-row>
        <table:table-row table:style-name="ro1">
          <table:table-cell office:value-type="float" office:value="52.462" calcext:value-type="float">
            <text:p>52,4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14.104" calcext:value-type="float">
            <text:p>114,104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852.497" calcext:value-type="float">
            <text:p>852,497</text:p>
          </table:table-cell>
          <table:table-cell office:value-type="float" office:value="690" calcext:value-type="float">
            <text:p>690</text:p>
          </table:table-cell>
          <table:table-cell table:number-columns-repeated="7"/>
        </table:table-row>
        <table:table-row table:style-name="ro1">
          <table:table-cell office:value-type="float" office:value="52.183" calcext:value-type="float">
            <text:p>52,18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7.587" calcext:value-type="float">
            <text:p>107,587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743.453" calcext:value-type="float">
            <text:p>743,453</text:p>
          </table:table-cell>
          <table:table-cell office:value-type="float" office:value="690" calcext:value-type="float">
            <text:p>690</text:p>
          </table:table-cell>
          <table:table-cell table:number-columns-repeated="7"/>
        </table:table-row>
        <table:table-row table:style-name="ro1">
          <table:table-cell office:value-type="float" office:value="53.316" calcext:value-type="float">
            <text:p>53,31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6.773" calcext:value-type="float">
            <text:p>106,773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737.804" calcext:value-type="float">
            <text:p>737,804</text:p>
          </table:table-cell>
          <table:table-cell office:value-type="float" office:value="686" calcext:value-type="float">
            <text:p>686</text:p>
          </table:table-cell>
          <table:table-cell table:number-columns-repeated="7"/>
        </table:table-row>
        <table:table-row table:style-name="ro1">
          <table:table-cell office:value-type="float" office:value="53.037" calcext:value-type="float">
            <text:p>53,03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7.855" calcext:value-type="float">
            <text:p>107,85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45.601" calcext:value-type="float">
            <text:p>745,601</text:p>
          </table:table-cell>
          <table:table-cell office:value-type="float" office:value="683" calcext:value-type="float">
            <text:p>683</text:p>
          </table:table-cell>
          <table:table-cell table:number-columns-repeated="7"/>
        </table:table-row>
        <table:table-row table:style-name="ro1">
          <table:table-cell office:value-type="float" office:value="53.935" calcext:value-type="float">
            <text:p>53,93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4.037" calcext:value-type="float">
            <text:p>104,037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723.965" calcext:value-type="float">
            <text:p>723,965</text:p>
          </table:table-cell>
          <table:table-cell office:value-type="float" office:value="679" calcext:value-type="float">
            <text:p>679</text:p>
          </table:table-cell>
          <table:table-cell table:number-columns-repeated="7"/>
        </table:table-row>
        <table:table-row table:style-name="ro1">
          <table:table-cell office:value-type="float" office:value="51.183" calcext:value-type="float">
            <text:p>51,18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3.858" calcext:value-type="float">
            <text:p>103,858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728.703" calcext:value-type="float">
            <text:p>728,703</text:p>
          </table:table-cell>
          <table:table-cell office:value-type="float" office:value="678" calcext:value-type="float">
            <text:p>678</text:p>
          </table:table-cell>
          <table:table-cell table:number-columns-repeated="7"/>
        </table:table-row>
        <table:table-row table:style-name="ro1">
          <table:table-cell office:value-type="float" office:value="51.07" calcext:value-type="float">
            <text:p>51,0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2.975" calcext:value-type="float">
            <text:p>102,975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729.964" calcext:value-type="float">
            <text:p>729,964</text:p>
          </table:table-cell>
          <table:table-cell office:value-type="float" office:value="677" calcext:value-type="float">
            <text:p>677</text:p>
          </table:table-cell>
          <table:table-cell table:number-columns-repeated="7"/>
        </table:table-row>
        <table:table-row table:style-name="ro1">
          <table:table-cell office:value-type="float" office:value="52.962" calcext:value-type="float">
            <text:p>52,9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6.938" calcext:value-type="float">
            <text:p>106,938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721.491" calcext:value-type="float">
            <text:p>721,491</text:p>
          </table:table-cell>
          <table:table-cell office:value-type="float" office:value="676" calcext:value-type="float">
            <text:p>676</text:p>
          </table:table-cell>
          <table:table-cell table:number-columns-repeated="7"/>
        </table:table-row>
        <table:table-row table:style-name="ro1">
          <table:table-cell office:value-type="float" office:value="53.352" calcext:value-type="float">
            <text:p>53,35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3.012" calcext:value-type="float">
            <text:p>103,012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720.169" calcext:value-type="float">
            <text:p>720,169</text:p>
          </table:table-cell>
          <table:table-cell office:value-type="float" office:value="674" calcext:value-type="float">
            <text:p>674</text:p>
          </table:table-cell>
          <table:table-cell table:number-columns-repeated="7"/>
        </table:table-row>
        <table:table-row table:style-name="ro1">
          <table:table-cell office:value-type="float" office:value="52.621" calcext:value-type="float">
            <text:p>52,62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4.075" calcext:value-type="float">
            <text:p>104,075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721.33" calcext:value-type="float">
            <text:p>721,33</text:p>
          </table:table-cell>
          <table:table-cell office:value-type="float" office:value="674" calcext:value-type="float">
            <text:p>674</text:p>
          </table:table-cell>
          <table:table-cell table:number-columns-repeated="7"/>
        </table:table-row>
        <table:table-row table:style-name="ro1">
          <table:table-cell office:value-type="float" office:value="53.783" calcext:value-type="float">
            <text:p>53,78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2.45" calcext:value-type="float">
            <text:p>102,45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723.433" calcext:value-type="float">
            <text:p>723,433</text:p>
          </table:table-cell>
          <table:table-cell office:value-type="float" office:value="674" calcext:value-type="float">
            <text:p>674</text:p>
          </table:table-cell>
          <table:table-cell table:number-columns-repeated="7"/>
        </table:table-row>
        <table:table-row table:style-name="ro1">
          <table:table-cell office:value-type="float" office:value="51.307" calcext:value-type="float">
            <text:p>51,30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2.206" calcext:value-type="float">
            <text:p>102,206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717.091" calcext:value-type="float">
            <text:p>717,091</text:p>
          </table:table-cell>
          <table:table-cell office:value-type="float" office:value="673" calcext:value-type="float">
            <text:p>673</text:p>
          </table:table-cell>
          <table:table-cell table:number-columns-repeated="7"/>
        </table:table-row>
        <table:table-row table:style-name="ro1">
          <table:table-cell office:value-type="float" office:value="50.718" calcext:value-type="float">
            <text:p>50,71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1.878" calcext:value-type="float">
            <text:p>101,878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724.637" calcext:value-type="float">
            <text:p>724,637</text:p>
          </table:table-cell>
          <table:table-cell office:value-type="float" office:value="671" calcext:value-type="float">
            <text:p>671</text:p>
          </table:table-cell>
          <table:table-cell table:number-columns-repeated="7"/>
        </table:table-row>
        <table:table-row table:style-name="ro1">
          <table:table-cell office:value-type="float" office:value="50.316" calcext:value-type="float">
            <text:p>50,3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←</text:p>
          </table:table-cell>
          <table:table-cell office:value-type="float" office:value="102.764" calcext:value-type="float">
            <text:p>102,764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715.822" calcext:value-type="float">
            <text:p>715,822</text:p>
          </table:table-cell>
          <table:table-cell office:value-type="float" office:value="669" calcext:value-type="float">
            <text:p>669</text:p>
          </table:table-cell>
          <table:table-cell table:number-columns-repeated="7"/>
        </table:table-row>
        <table:table-row table:style-name="ro1">
          <table:table-cell office:value-type="float" office:value="50.04" calcext:value-type="float">
            <text:p>50,0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3.742" calcext:value-type="float">
            <text:p>103,742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714.455" calcext:value-type="float">
            <text:p>714,455</text:p>
          </table:table-cell>
          <table:table-cell office:value-type="float" office:value="668" calcext:value-type="float">
            <text:p>668</text:p>
          </table:table-cell>
          <table:table-cell table:number-columns-repeated="7"/>
        </table:table-row>
        <table:table-row table:style-name="ro1">
          <table:table-cell office:value-type="float" office:value="50.072" calcext:value-type="float">
            <text:p>50,07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3.115" calcext:value-type="float">
            <text:p>103,115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712.956" calcext:value-type="float">
            <text:p>712,956</text:p>
          </table:table-cell>
          <table:table-cell office:value-type="float" office:value="667" calcext:value-type="float">
            <text:p>667</text:p>
          </table:table-cell>
          <table:table-cell table:number-columns-repeated="7"/>
        </table:table-row>
        <table:table-row table:style-name="ro1">
          <table:table-cell office:value-type="float" office:value="55.04" calcext:value-type="float">
            <text:p>55,0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4.945" calcext:value-type="float">
            <text:p>104,945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712.995" calcext:value-type="float">
            <text:p>712,995</text:p>
          </table:table-cell>
          <table:table-cell office:value-type="float" office:value="666" calcext:value-type="float">
            <text:p>666</text:p>
          </table:table-cell>
          <table:table-cell table:number-columns-repeated="7"/>
        </table:table-row>
        <table:table-row table:style-name="ro1">
          <table:table-cell office:value-type="float" office:value="51.89" calcext:value-type="float">
            <text:p>51,8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7.713" calcext:value-type="float">
            <text:p>107,713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711.549" calcext:value-type="float">
            <text:p>711,549</text:p>
          </table:table-cell>
          <table:table-cell office:value-type="float" office:value="665" calcext:value-type="float">
            <text:p>665</text:p>
          </table:table-cell>
          <table:table-cell table:number-columns-repeated="7"/>
        </table:table-row>
        <table:table-row table:style-name="ro1">
          <table:table-cell office:value-type="float" office:value="50.605" calcext:value-type="float">
            <text:p>50,60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2.872" calcext:value-type="float">
            <text:p>102,87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14.631" calcext:value-type="float">
            <text:p>714,631</text:p>
          </table:table-cell>
          <table:table-cell office:value-type="float" office:value="665" calcext:value-type="float">
            <text:p>665</text:p>
          </table:table-cell>
          <table:table-cell table:number-columns-repeated="7"/>
        </table:table-row>
        <table:table-row table:style-name="ro1">
          <table:table-cell office:value-type="float" office:value="50.744" calcext:value-type="float">
            <text:p>50,74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1.698" calcext:value-type="float">
            <text:p>101,698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14.49" calcext:value-type="float">
            <text:p>714,49</text:p>
          </table:table-cell>
          <table:table-cell office:value-type="float" office:value="665" calcext:value-type="float">
            <text:p>665</text:p>
          </table:table-cell>
          <table:table-cell table:number-columns-repeated="7"/>
        </table:table-row>
        <table:table-row table:style-name="ro1">
          <table:table-cell office:value-type="float" office:value="50.478" calcext:value-type="float">
            <text:p>50,47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2.738" calcext:value-type="float">
            <text:p>102,738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10.104" calcext:value-type="float">
            <text:p>710,104</text:p>
          </table:table-cell>
          <table:table-cell office:value-type="float" office:value="665" calcext:value-type="float">
            <text:p>665</text:p>
          </table:table-cell>
          <table:table-cell table:number-columns-repeated="7"/>
        </table:table-row>
        <table:table-row table:style-name="ro1">
          <table:table-cell office:value-type="float" office:value="50.559" calcext:value-type="float">
            <text:p>50,55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2.185" calcext:value-type="float">
            <text:p>102,185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05.699" calcext:value-type="float">
            <text:p>705,699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55.352" calcext:value-type="float">
            <text:p>55,35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1.944" calcext:value-type="float">
            <text:p>101,944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03.444" calcext:value-type="float">
            <text:p>703,444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54.491" calcext:value-type="float">
            <text:p>54,49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1.922" calcext:value-type="float">
            <text:p>101,92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04.201" calcext:value-type="float">
            <text:p>704,201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49.646" calcext:value-type="float">
            <text:p>49,64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5.723" calcext:value-type="float">
            <text:p>105,723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39.581" calcext:value-type="float">
            <text:p>739,581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51.721" calcext:value-type="float">
            <text:p>51,72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.894" calcext:value-type="float">
            <text:p>100,894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02.393" calcext:value-type="float">
            <text:p>702,393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50.47" calcext:value-type="float">
            <text:p>50,4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1.017" calcext:value-type="float">
            <text:p>101,017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701.409" calcext:value-type="float">
            <text:p>701,409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50.049" calcext:value-type="float">
            <text:p>50,04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1.934" calcext:value-type="float">
            <text:p>101,934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704.325" calcext:value-type="float">
            <text:p>704,325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51.584" calcext:value-type="float">
            <text:p>51,58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9.461" calcext:value-type="float">
            <text:p>99,461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704.011" calcext:value-type="float">
            <text:p>704,011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52.412" calcext:value-type="float">
            <text:p>52,41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1.56" calcext:value-type="float">
            <text:p>101,56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700.188" calcext:value-type="float">
            <text:p>700,188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53.452" calcext:value-type="float">
            <text:p>53,45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703.508" calcext:value-type="float">
            <text:p>703,508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51.127" calcext:value-type="float">
            <text:p>51,12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3.039" calcext:value-type="float">
            <text:p>103,039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98.186" calcext:value-type="float">
            <text:p>698,186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58.102" calcext:value-type="float">
            <text:p>58,1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.809" calcext:value-type="float">
            <text:p>100,809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98.079" calcext:value-type="float">
            <text:p>698,079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52.278" calcext:value-type="float">
            <text:p>52,27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6.284" calcext:value-type="float">
            <text:p>106,284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97.242" calcext:value-type="float">
            <text:p>697,242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50.129" calcext:value-type="float">
            <text:p>50,12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1.187" calcext:value-type="float">
            <text:p>101,187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700.147" calcext:value-type="float">
            <text:p>700,147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52.982" calcext:value-type="float">
            <text:p>52,98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2.341" calcext:value-type="float">
            <text:p>102,341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709.144" calcext:value-type="float">
            <text:p>709,144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51.429" calcext:value-type="float">
            <text:p>51,42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1.41" calcext:value-type="float">
            <text:p>101,41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97.137" calcext:value-type="float">
            <text:p>697,137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50.278" calcext:value-type="float">
            <text:p>50,27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93.327" calcext:value-type="float">
            <text:p>193,327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699.672" calcext:value-type="float">
            <text:p>699,672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50.602" calcext:value-type="float">
            <text:p>50,6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9.286" calcext:value-type="float">
            <text:p>99,286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698.464" calcext:value-type="float">
            <text:p>698,464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60.438" calcext:value-type="float">
            <text:p>60,43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9.003" calcext:value-type="float">
            <text:p>99,003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698.535" calcext:value-type="float">
            <text:p>698,535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52.495" calcext:value-type="float">
            <text:p>52,49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9.563" calcext:value-type="float">
            <text:p>99,563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694.636" calcext:value-type="float">
            <text:p>694,636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65.888" calcext:value-type="float">
            <text:p>65,88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1.158" calcext:value-type="float">
            <text:p>101,158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696.113" calcext:value-type="float">
            <text:p>696,113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50.928" calcext:value-type="float">
            <text:p>50,92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.231" calcext:value-type="float">
            <text:p>100,23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694.209" calcext:value-type="float">
            <text:p>694,209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51.449" calcext:value-type="float">
            <text:p>51,44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9.994" calcext:value-type="float">
            <text:p>99,994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693.725" calcext:value-type="float">
            <text:p>693,725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50.274" calcext:value-type="float">
            <text:p>50,27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2.562" calcext:value-type="float">
            <text:p>102,562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698.548" calcext:value-type="float">
            <text:p>698,548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51.287" calcext:value-type="float">
            <text:p>51,28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.787" calcext:value-type="float">
            <text:p>100,787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692.827" calcext:value-type="float">
            <text:p>692,827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50.747" calcext:value-type="float">
            <text:p>50,74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13.934" calcext:value-type="float">
            <text:p>113,934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690.723" calcext:value-type="float">
            <text:p>690,723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49.959" calcext:value-type="float">
            <text:p>49,95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9.283" calcext:value-type="float">
            <text:p>99,283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691.246" calcext:value-type="float">
            <text:p>691,246</text:p>
          </table:table-cell>
          <table:table-cell office:value-type="float" office:value="645" calcext:value-type="float">
            <text:p>645</text:p>
          </table:table-cell>
          <table:table-cell table:number-columns-repeated="7"/>
        </table:table-row>
        <table:table-row table:style-name="ro1">
          <table:table-cell office:value-type="float" office:value="51.387" calcext:value-type="float">
            <text:p>51,38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7.7" calcext:value-type="float">
            <text:p>97,7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689.9" calcext:value-type="float">
            <text:p>689,9</text:p>
          </table:table-cell>
          <table:table-cell office:value-type="float" office:value="644" calcext:value-type="float">
            <text:p>644</text:p>
          </table:table-cell>
          <table:table-cell table:number-columns-repeated="7"/>
        </table:table-row>
        <table:table-row table:style-name="ro1">
          <table:table-cell office:value-type="float" office:value="50.783" calcext:value-type="float">
            <text:p>50,78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7.786" calcext:value-type="float">
            <text:p>97,78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689.076" calcext:value-type="float">
            <text:p>689,076</text:p>
          </table:table-cell>
          <table:table-cell office:value-type="float" office:value="644" calcext:value-type="float">
            <text:p>644</text:p>
          </table:table-cell>
          <table:table-cell table:number-columns-repeated="7"/>
        </table:table-row>
        <table:table-row table:style-name="ro1">
          <table:table-cell office:value-type="float" office:value="53.496" calcext:value-type="float">
            <text:p>53,49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7.581" calcext:value-type="float">
            <text:p>97,581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690.581" calcext:value-type="float">
            <text:p>690,581</text:p>
          </table:table-cell>
          <table:table-cell office:value-type="float" office:value="643" calcext:value-type="float">
            <text:p>643</text:p>
          </table:table-cell>
          <table:table-cell table:number-columns-repeated="7"/>
        </table:table-row>
        <table:table-row table:style-name="ro1">
          <table:table-cell office:value-type="float" office:value="51.7" calcext:value-type="float">
            <text:p>51,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8.939" calcext:value-type="float">
            <text:p>98,939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689.61" calcext:value-type="float">
            <text:p>689,61</text:p>
          </table:table-cell>
          <table:table-cell office:value-type="float" office:value="643" calcext:value-type="float">
            <text:p>643</text:p>
          </table:table-cell>
          <table:table-cell table:number-columns-repeated="7"/>
        </table:table-row>
        <table:table-row table:style-name="ro1">
          <table:table-cell office:value-type="float" office:value="50.529" calcext:value-type="float">
            <text:p>50,52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8.988" calcext:value-type="float">
            <text:p>98,988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688.727" calcext:value-type="float">
            <text:p>688,727</text:p>
          </table:table-cell>
          <table:table-cell office:value-type="float" office:value="642" calcext:value-type="float">
            <text:p>642</text:p>
          </table:table-cell>
          <table:table-cell table:number-columns-repeated="7"/>
        </table:table-row>
        <table:table-row table:style-name="ro1">
          <table:table-cell office:value-type="float" office:value="50.626" calcext:value-type="float">
            <text:p>50,62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1.003" calcext:value-type="float">
            <text:p>101,003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686.774" calcext:value-type="float">
            <text:p>686,774</text:p>
          </table:table-cell>
          <table:table-cell office:value-type="float" office:value="642" calcext:value-type="float">
            <text:p>642</text:p>
          </table:table-cell>
          <table:table-cell table:number-columns-repeated="7"/>
        </table:table-row>
        <table:table-row table:style-name="ro1">
          <table:table-cell office:value-type="float" office:value="50.306" calcext:value-type="float">
            <text:p>50,30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9.044" calcext:value-type="float">
            <text:p>99,044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688.94" calcext:value-type="float">
            <text:p>688,94</text:p>
          </table:table-cell>
          <table:table-cell office:value-type="float" office:value="642" calcext:value-type="float">
            <text:p>642</text:p>
          </table:table-cell>
          <table:table-cell table:number-columns-repeated="7"/>
        </table:table-row>
        <table:table-row table:style-name="ro1">
          <table:table-cell office:value-type="float" office:value="52.258" calcext:value-type="float">
            <text:p>52,25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2.447" calcext:value-type="float">
            <text:p>102,447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686.462" calcext:value-type="float">
            <text:p>686,462</text:p>
          </table:table-cell>
          <table:table-cell office:value-type="float" office:value="641" calcext:value-type="float">
            <text:p>641</text:p>
          </table:table-cell>
          <table:table-cell table:number-columns-repeated="7"/>
        </table:table-row>
        <table:table-row table:style-name="ro1">
          <table:table-cell office:value-type="float" office:value="49.492" calcext:value-type="float">
            <text:p>49,49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9.569" calcext:value-type="float">
            <text:p>99,569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685.97" calcext:value-type="float">
            <text:p>685,97</text:p>
          </table:table-cell>
          <table:table-cell office:value-type="float" office:value="641" calcext:value-type="float">
            <text:p>641</text:p>
          </table:table-cell>
          <table:table-cell table:number-columns-repeated="7"/>
        </table:table-row>
        <table:table-row table:style-name="ro1">
          <table:table-cell office:value-type="float" office:value="50.178" calcext:value-type="float">
            <text:p>50,17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8.354" calcext:value-type="float">
            <text:p>98,354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683.975" calcext:value-type="float">
            <text:p>683,975</text:p>
          </table:table-cell>
          <table:table-cell office:value-type="float" office:value="639" calcext:value-type="float">
            <text:p>639</text:p>
          </table:table-cell>
          <table:table-cell table:number-columns-repeated="7"/>
        </table:table-row>
        <table:table-row table:style-name="ro1">
          <table:table-cell office:value-type="float" office:value="49.811" calcext:value-type="float">
            <text:p>49,8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1.892" calcext:value-type="float">
            <text:p>101,892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689.066" calcext:value-type="float">
            <text:p>689,066</text:p>
          </table:table-cell>
          <table:table-cell office:value-type="float" office:value="639" calcext:value-type="float">
            <text:p>639</text:p>
          </table:table-cell>
          <table:table-cell table:number-columns-repeated="7"/>
        </table:table-row>
        <table:table-row table:style-name="ro1">
          <table:table-cell office:value-type="float" office:value="49.254" calcext:value-type="float">
            <text:p>49,25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8.504" calcext:value-type="float">
            <text:p>98,504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685.083" calcext:value-type="float">
            <text:p>685,083</text:p>
          </table:table-cell>
          <table:table-cell office:value-type="float" office:value="639" calcext:value-type="float">
            <text:p>639</text:p>
          </table:table-cell>
          <table:table-cell table:number-columns-repeated="7"/>
        </table:table-row>
        <table:table-row table:style-name="ro1">
          <table:table-cell office:value-type="float" office:value="49.466" calcext:value-type="float">
            <text:p>49,46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6.544" calcext:value-type="float">
            <text:p>96,544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683.445" calcext:value-type="float">
            <text:p>683,445</text:p>
          </table:table-cell>
          <table:table-cell office:value-type="float" office:value="638" calcext:value-type="float">
            <text:p>638</text:p>
          </table:table-cell>
          <table:table-cell table:number-columns-repeated="7"/>
        </table:table-row>
        <table:table-row table:style-name="ro1">
          <table:table-cell office:value-type="float" office:value="51.796" calcext:value-type="float">
            <text:p>51,79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8.387" calcext:value-type="float">
            <text:p>98,387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683.594" calcext:value-type="float">
            <text:p>683,594</text:p>
          </table:table-cell>
          <table:table-cell office:value-type="float" office:value="638" calcext:value-type="float">
            <text:p>638</text:p>
          </table:table-cell>
          <table:table-cell table:number-columns-repeated="7"/>
        </table:table-row>
        <table:table-row table:style-name="ro1">
          <table:table-cell office:value-type="float" office:value="51.427" calcext:value-type="float">
            <text:p>51,42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8.595" calcext:value-type="float">
            <text:p>98,595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686.29" calcext:value-type="float">
            <text:p>686,29</text:p>
          </table:table-cell>
          <table:table-cell office:value-type="float" office:value="638" calcext:value-type="float">
            <text:p>638</text:p>
          </table:table-cell>
          <table:table-cell table:number-columns-repeated="7"/>
        </table:table-row>
        <table:table-row table:style-name="ro1">
          <table:table-cell office:value-type="float" office:value="49.505" calcext:value-type="float">
            <text:p>49,50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9.279" calcext:value-type="float">
            <text:p>99,279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686.202" calcext:value-type="float">
            <text:p>686,202</text:p>
          </table:table-cell>
          <table:table-cell office:value-type="float" office:value="638" calcext:value-type="float">
            <text:p>638</text:p>
          </table:table-cell>
          <table:table-cell table:number-columns-repeated="7"/>
        </table:table-row>
        <table:table-row table:style-name="ro1">
          <table:table-cell office:value-type="float" office:value="49.472" calcext:value-type="float">
            <text:p>49,47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8.503" calcext:value-type="float">
            <text:p>98,503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683.915" calcext:value-type="float">
            <text:p>683,915</text:p>
          </table:table-cell>
          <table:table-cell office:value-type="float" office:value="637" calcext:value-type="float">
            <text:p>637</text:p>
          </table:table-cell>
          <table:table-cell table:number-columns-repeated="7"/>
        </table:table-row>
        <table:table-row table:style-name="ro1">
          <table:table-cell office:value-type="float" office:value="49.296" calcext:value-type="float">
            <text:p>49,29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7.929" calcext:value-type="float">
            <text:p>97,929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683.234" calcext:value-type="float">
            <text:p>683,234</text:p>
          </table:table-cell>
          <table:table-cell office:value-type="float" office:value="637" calcext:value-type="float">
            <text:p>637</text:p>
          </table:table-cell>
          <table:table-cell table:number-columns-repeated="7"/>
        </table:table-row>
        <table:table-row table:style-name="ro1">
          <table:table-cell office:value-type="float" office:value="49.399" calcext:value-type="float">
            <text:p>49,39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7.63" calcext:value-type="float">
            <text:p>97,63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682.44" calcext:value-type="float">
            <text:p>682,44</text:p>
          </table:table-cell>
          <table:table-cell office:value-type="float" office:value="636" calcext:value-type="float">
            <text:p>636</text:p>
          </table:table-cell>
          <table:table-cell table:number-columns-repeated="7"/>
        </table:table-row>
        <table:table-row table:style-name="ro1">
          <table:table-cell office:value-type="float" office:value="49.383" calcext:value-type="float">
            <text:p>49,38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8.217" calcext:value-type="float">
            <text:p>98,217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679.614" calcext:value-type="float">
            <text:p>679,614</text:p>
          </table:table-cell>
          <table:table-cell office:value-type="float" office:value="636" calcext:value-type="float">
            <text:p>636</text:p>
          </table:table-cell>
          <table:table-cell table:number-columns-repeated="7"/>
        </table:table-row>
        <table:table-row table:style-name="ro1">
          <table:table-cell office:value-type="float" office:value="49.55" calcext:value-type="float">
            <text:p>49,5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2.577" calcext:value-type="float">
            <text:p>102,577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684.795" calcext:value-type="float">
            <text:p>684,795</text:p>
          </table:table-cell>
          <table:table-cell office:value-type="float" office:value="636" calcext:value-type="float">
            <text:p>636</text:p>
          </table:table-cell>
          <table:table-cell table:number-columns-repeated="7"/>
        </table:table-row>
        <table:table-row table:style-name="ro1">
          <table:table-cell office:value-type="float" office:value="50.042" calcext:value-type="float">
            <text:p>50,04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7.972" calcext:value-type="float">
            <text:p>97,972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681.799" calcext:value-type="float">
            <text:p>681,799</text:p>
          </table:table-cell>
          <table:table-cell office:value-type="float" office:value="636" calcext:value-type="float">
            <text:p>636</text:p>
          </table:table-cell>
          <table:table-cell table:number-columns-repeated="7"/>
        </table:table-row>
        <table:table-row table:style-name="ro1">
          <table:table-cell office:value-type="float" office:value="49.024" calcext:value-type="float">
            <text:p>49,02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9.524" calcext:value-type="float">
            <text:p>99,524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681.223" calcext:value-type="float">
            <text:p>681,223</text:p>
          </table:table-cell>
          <table:table-cell office:value-type="float" office:value="635" calcext:value-type="float">
            <text:p>635</text:p>
          </table:table-cell>
          <table:table-cell table:number-columns-repeated="7"/>
        </table:table-row>
        <table:table-row table:style-name="ro1">
          <table:table-cell office:value-type="float" office:value="51.466" calcext:value-type="float">
            <text:p>51,46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7.361" calcext:value-type="float">
            <text:p>97,361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680.433" calcext:value-type="float">
            <text:p>680,433</text:p>
          </table:table-cell>
          <table:table-cell office:value-type="float" office:value="635" calcext:value-type="float">
            <text:p>635</text:p>
          </table:table-cell>
          <table:table-cell table:number-columns-repeated="7"/>
        </table:table-row>
        <table:table-row table:style-name="ro1">
          <table:table-cell office:value-type="float" office:value="49.68" calcext:value-type="float">
            <text:p>49,6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8.644" calcext:value-type="float">
            <text:p>98,644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683.219" calcext:value-type="float">
            <text:p>683,219</text:p>
          </table:table-cell>
          <table:table-cell office:value-type="float" office:value="635" calcext:value-type="float">
            <text:p>635</text:p>
          </table:table-cell>
          <table:table-cell table:number-columns-repeated="7"/>
        </table:table-row>
        <table:table-row table:style-name="ro1">
          <table:table-cell office:value-type="float" office:value="52.495" calcext:value-type="float">
            <text:p>52,49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7.164" calcext:value-type="float">
            <text:p>97,164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682.236" calcext:value-type="float">
            <text:p>682,236</text:p>
          </table:table-cell>
          <table:table-cell office:value-type="float" office:value="635" calcext:value-type="float">
            <text:p>635</text:p>
          </table:table-cell>
          <table:table-cell table:number-columns-repeated="7"/>
        </table:table-row>
        <table:table-row table:style-name="ro1">
          <table:table-cell office:value-type="float" office:value="49.249" calcext:value-type="float">
            <text:p>49,24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.674" calcext:value-type="float">
            <text:p>100,674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681.167" calcext:value-type="float">
            <text:p>681,167</text:p>
          </table:table-cell>
          <table:table-cell office:value-type="float" office:value="635" calcext:value-type="float">
            <text:p>635</text:p>
          </table:table-cell>
          <table:table-cell table:number-columns-repeated="7"/>
        </table:table-row>
        <table:table-row table:style-name="ro1">
          <table:table-cell office:value-type="float" office:value="71.312" calcext:value-type="float">
            <text:p>71,31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6.973" calcext:value-type="float">
            <text:p>96,973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682.589" calcext:value-type="float">
            <text:p>682,589</text:p>
          </table:table-cell>
          <table:table-cell office:value-type="float" office:value="635" calcext:value-type="float">
            <text:p>635</text:p>
          </table:table-cell>
          <table:table-cell table:number-columns-repeated="7"/>
        </table:table-row>
        <table:table-row table:style-name="ro1">
          <table:table-cell office:value-type="float" office:value="49.15" calcext:value-type="float">
            <text:p>49,1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9.961" calcext:value-type="float">
            <text:p>99,961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680.535" calcext:value-type="float">
            <text:p>680,535</text:p>
          </table:table-cell>
          <table:table-cell office:value-type="float" office:value="634" calcext:value-type="float">
            <text:p>634</text:p>
          </table:table-cell>
          <table:table-cell table:number-columns-repeated="7"/>
        </table:table-row>
        <table:table-row table:style-name="ro1">
          <table:table-cell office:value-type="float" office:value="51.082" calcext:value-type="float">
            <text:p>51,08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1.62" calcext:value-type="float">
            <text:p>101,62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684.879" calcext:value-type="float">
            <text:p>684,879</text:p>
          </table:table-cell>
          <table:table-cell office:value-type="float" office:value="634" calcext:value-type="float">
            <text:p>634</text:p>
          </table:table-cell>
          <table:table-cell table:number-columns-repeated="7"/>
        </table:table-row>
        <table:table-row table:style-name="ro1">
          <table:table-cell office:value-type="float" office:value="51.569" calcext:value-type="float">
            <text:p>51,56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8.164" calcext:value-type="float">
            <text:p>98,164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677.834" calcext:value-type="float">
            <text:p>677,834</text:p>
          </table:table-cell>
          <table:table-cell office:value-type="float" office:value="633" calcext:value-type="float">
            <text:p>633</text:p>
          </table:table-cell>
          <table:table-cell table:number-columns-repeated="7"/>
        </table:table-row>
        <table:table-row table:style-name="ro1">
          <table:table-cell office:value-type="float" office:value="50.77" calcext:value-type="float">
            <text:p>50,7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8.562" calcext:value-type="float">
            <text:p>98,562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679.088" calcext:value-type="float">
            <text:p>679,088</text:p>
          </table:table-cell>
          <table:table-cell office:value-type="float" office:value="632" calcext:value-type="float">
            <text:p>632</text:p>
          </table:table-cell>
          <table:table-cell table:number-columns-repeated="7"/>
        </table:table-row>
        <table:table-row table:style-name="ro1">
          <table:table-cell office:value-type="float" office:value="50.756" calcext:value-type="float">
            <text:p>50,75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8.405" calcext:value-type="float">
            <text:p>98,405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679.251" calcext:value-type="float">
            <text:p>679,251</text:p>
          </table:table-cell>
          <table:table-cell office:value-type="float" office:value="632" calcext:value-type="float">
            <text:p>632</text:p>
          </table:table-cell>
          <table:table-cell table:number-columns-repeated="7"/>
        </table:table-row>
        <table:table-row table:style-name="ro1">
          <table:table-cell office:value-type="float" office:value="49.707" calcext:value-type="float">
            <text:p>49,70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8.222" calcext:value-type="float">
            <text:p>98,222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678.597" calcext:value-type="float">
            <text:p>678,597</text:p>
          </table:table-cell>
          <table:table-cell office:value-type="float" office:value="632" calcext:value-type="float">
            <text:p>632</text:p>
          </table:table-cell>
          <table:table-cell table:number-columns-repeated="7"/>
        </table:table-row>
        <table:table-row table:style-name="ro1">
          <table:table-cell office:value-type="float" office:value="50.406" calcext:value-type="float">
            <text:p>50,40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.024" calcext:value-type="float">
            <text:p>100,024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713.276" calcext:value-type="float">
            <text:p>713,276</text:p>
          </table:table-cell>
          <table:table-cell office:value-type="float" office:value="632" calcext:value-type="float">
            <text:p>632</text:p>
          </table:table-cell>
          <table:table-cell table:number-columns-repeated="7"/>
        </table:table-row>
        <table:table-row table:style-name="ro1">
          <table:table-cell office:value-type="float" office:value="51.838" calcext:value-type="float">
            <text:p>51,83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8.69" calcext:value-type="float">
            <text:p>98,69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677.99" calcext:value-type="float">
            <text:p>677,99</text:p>
          </table:table-cell>
          <table:table-cell office:value-type="float" office:value="632" calcext:value-type="float">
            <text:p>632</text:p>
          </table:table-cell>
          <table:table-cell table:number-columns-repeated="7"/>
        </table:table-row>
        <table:table-row table:style-name="ro1">
          <table:table-cell office:value-type="float" office:value="49.515" calcext:value-type="float">
            <text:p>49,51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.016" calcext:value-type="float">
            <text:p>100,016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678.34" calcext:value-type="float">
            <text:p>678,34</text:p>
          </table:table-cell>
          <table:table-cell office:value-type="float" office:value="632" calcext:value-type="float">
            <text:p>632</text:p>
          </table:table-cell>
          <table:table-cell table:number-columns-repeated="7"/>
        </table:table-row>
        <table:table-row table:style-name="ro1">
          <table:table-cell office:value-type="float" office:value="51.392" calcext:value-type="float">
            <text:p>51,39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7.119" calcext:value-type="float">
            <text:p>97,119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677.501" calcext:value-type="float">
            <text:p>677,501</text:p>
          </table:table-cell>
          <table:table-cell office:value-type="float" office:value="631" calcext:value-type="float">
            <text:p>631</text:p>
          </table:table-cell>
          <table:table-cell table:number-columns-repeated="7"/>
        </table:table-row>
        <table:table-row table:style-name="ro1">
          <table:table-cell office:value-type="float" office:value="50.476" calcext:value-type="float">
            <text:p>50,47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9.283" calcext:value-type="float">
            <text:p>99,283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675.893" calcext:value-type="float">
            <text:p>675,893</text:p>
          </table:table-cell>
          <table:table-cell office:value-type="float" office:value="630" calcext:value-type="float">
            <text:p>630</text:p>
          </table:table-cell>
          <table:table-cell table:number-columns-repeated="7"/>
        </table:table-row>
        <table:table-row table:style-name="ro1">
          <table:table-cell office:value-type="float" office:value="54.55" calcext:value-type="float">
            <text:p>54,5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.64" calcext:value-type="float">
            <text:p>100,64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674.138" calcext:value-type="float">
            <text:p>674,138</text:p>
          </table:table-cell>
          <table:table-cell office:value-type="float" office:value="628" calcext:value-type="float">
            <text:p>628</text:p>
          </table:table-cell>
          <table:table-cell table:number-columns-repeated="7"/>
        </table:table-row>
        <table:table-row table:style-name="ro1">
          <table:table-cell office:value-type="float" office:value="52.344" calcext:value-type="float">
            <text:p>52,34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9.189" calcext:value-type="float">
            <text:p>99,189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672.859" calcext:value-type="float">
            <text:p>672,859</text:p>
          </table:table-cell>
          <table:table-cell office:value-type="float" office:value="628" calcext:value-type="float">
            <text:p>628</text:p>
          </table:table-cell>
          <table:table-cell table:number-columns-repeated="7"/>
        </table:table-row>
        <table:table-row table:style-name="ro1">
          <table:table-cell office:value-type="float" office:value="51.385" calcext:value-type="float">
            <text:p>51,38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6.49" calcext:value-type="float">
            <text:p>106,49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673.932" calcext:value-type="float">
            <text:p>673,932</text:p>
          </table:table-cell>
          <table:table-cell office:value-type="float" office:value="628" calcext:value-type="float">
            <text:p>628</text:p>
          </table:table-cell>
          <table:table-cell table:number-columns-repeated="7"/>
        </table:table-row>
        <table:table-row table:style-name="ro1">
          <table:table-cell office:value-type="float" office:value="49.774" calcext:value-type="float">
            <text:p>49,77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6.607" calcext:value-type="float">
            <text:p>96,607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675.866" calcext:value-type="float">
            <text:p>675,866</text:p>
          </table:table-cell>
          <table:table-cell office:value-type="float" office:value="628" calcext:value-type="float">
            <text:p>628</text:p>
          </table:table-cell>
          <table:table-cell table:number-columns-repeated="7"/>
        </table:table-row>
        <table:table-row table:style-name="ro1">
          <table:table-cell office:value-type="float" office:value="51.277" calcext:value-type="float">
            <text:p>51,27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9.497" calcext:value-type="float">
            <text:p>99,497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684.995" calcext:value-type="float">
            <text:p>684,995</text:p>
          </table:table-cell>
          <table:table-cell office:value-type="float" office:value="628" calcext:value-type="float">
            <text:p>628</text:p>
          </table:table-cell>
          <table:table-cell table:number-columns-repeated="7"/>
        </table:table-row>
        <table:table-row table:style-name="ro1">
          <table:table-cell office:value-type="float" office:value="86.841" calcext:value-type="float">
            <text:p>86,84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7.704" calcext:value-type="float">
            <text:p>97,704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675.622" calcext:value-type="float">
            <text:p>675,622</text:p>
          </table:table-cell>
          <table:table-cell office:value-type="float" office:value="627" calcext:value-type="float">
            <text:p>627</text:p>
          </table:table-cell>
          <table:table-cell table:number-columns-repeated="7"/>
        </table:table-row>
        <table:table-row table:style-name="ro1">
          <table:table-cell office:value-type="float" office:value="50.539" calcext:value-type="float">
            <text:p>50,53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8.638" calcext:value-type="float">
            <text:p>98,638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676.53" calcext:value-type="float">
            <text:p>676,53</text:p>
          </table:table-cell>
          <table:table-cell office:value-type="float" office:value="627" calcext:value-type="float">
            <text:p>627</text:p>
          </table:table-cell>
          <table:table-cell table:number-columns-repeated="7"/>
        </table:table-row>
        <table:table-row table:style-name="ro1">
          <table:table-cell office:value-type="float" office:value="49.92" calcext:value-type="float">
            <text:p>49,9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6.144" calcext:value-type="float">
            <text:p>96,144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75.111" calcext:value-type="float">
            <text:p>675,111</text:p>
          </table:table-cell>
          <table:table-cell office:value-type="float" office:value="627" calcext:value-type="float">
            <text:p>627</text:p>
          </table:table-cell>
          <table:table-cell table:number-columns-repeated="7"/>
        </table:table-row>
        <table:table-row table:style-name="ro1">
          <table:table-cell office:value-type="float" office:value="49.303" calcext:value-type="float">
            <text:p>49,30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7.494" calcext:value-type="float">
            <text:p>97,494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71.877" calcext:value-type="float">
            <text:p>671,877</text:p>
          </table:table-cell>
          <table:table-cell office:value-type="float" office:value="626" calcext:value-type="float">
            <text:p>626</text:p>
          </table:table-cell>
          <table:table-cell table:number-columns-repeated="7"/>
        </table:table-row>
        <table:table-row table:style-name="ro1">
          <table:table-cell office:value-type="float" office:value="50.023" calcext:value-type="float">
            <text:p>50,02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9.698" calcext:value-type="float">
            <text:p>99,698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73.935" calcext:value-type="float">
            <text:p>673,935</text:p>
          </table:table-cell>
          <table:table-cell office:value-type="float" office:value="626" calcext:value-type="float">
            <text:p>626</text:p>
          </table:table-cell>
          <table:table-cell table:number-columns-repeated="7"/>
        </table:table-row>
        <table:table-row table:style-name="ro1">
          <table:table-cell office:value-type="float" office:value="53.259" calcext:value-type="float">
            <text:p>53,25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6.057" calcext:value-type="float">
            <text:p>96,057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73.581" calcext:value-type="float">
            <text:p>673,581</text:p>
          </table:table-cell>
          <table:table-cell office:value-type="float" office:value="626" calcext:value-type="float">
            <text:p>626</text:p>
          </table:table-cell>
          <table:table-cell table:number-columns-repeated="7"/>
        </table:table-row>
        <table:table-row table:style-name="ro1">
          <table:table-cell office:value-type="float" office:value="51.42" calcext:value-type="float">
            <text:p>51,4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7.382" calcext:value-type="float">
            <text:p>97,382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75.362" calcext:value-type="float">
            <text:p>675,362</text:p>
          </table:table-cell>
          <table:table-cell office:value-type="float" office:value="625" calcext:value-type="float">
            <text:p>625</text:p>
          </table:table-cell>
          <table:table-cell table:number-columns-repeated="7"/>
        </table:table-row>
        <table:table-row table:style-name="ro1">
          <table:table-cell office:value-type="float" office:value="51.364" calcext:value-type="float">
            <text:p>51,36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8.858" calcext:value-type="float">
            <text:p>98,858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70.861" calcext:value-type="float">
            <text:p>670,861</text:p>
          </table:table-cell>
          <table:table-cell office:value-type="float" office:value="625" calcext:value-type="float">
            <text:p>625</text:p>
          </table:table-cell>
          <table:table-cell table:number-columns-repeated="7"/>
        </table:table-row>
        <table:table-row table:style-name="ro1">
          <table:table-cell office:value-type="float" office:value="52.509" calcext:value-type="float">
            <text:p>52,50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1.992" calcext:value-type="float">
            <text:p>101,992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72.855" calcext:value-type="float">
            <text:p>672,855</text:p>
          </table:table-cell>
          <table:table-cell office:value-type="float" office:value="625" calcext:value-type="float">
            <text:p>625</text:p>
          </table:table-cell>
          <table:table-cell table:number-columns-repeated="7"/>
        </table:table-row>
        <table:table-row table:style-name="ro1">
          <table:table-cell office:value-type="float" office:value="49.365" calcext:value-type="float">
            <text:p>49,36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7.082" calcext:value-type="float">
            <text:p>97,082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69.684" calcext:value-type="float">
            <text:p>669,684</text:p>
          </table:table-cell>
          <table:table-cell office:value-type="float" office:value="624" calcext:value-type="float">
            <text:p>624</text:p>
          </table:table-cell>
          <table:table-cell table:number-columns-repeated="7"/>
        </table:table-row>
        <table:table-row table:style-name="ro1">
          <table:table-cell office:value-type="float" office:value="50.542" calcext:value-type="float">
            <text:p>50,54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6.216" calcext:value-type="float">
            <text:p>96,216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68.194" calcext:value-type="float">
            <text:p>668,194</text:p>
          </table:table-cell>
          <table:table-cell office:value-type="float" office:value="624" calcext:value-type="float">
            <text:p>624</text:p>
          </table:table-cell>
          <table:table-cell table:number-columns-repeated="7"/>
        </table:table-row>
        <table:table-row table:style-name="ro1">
          <table:table-cell office:value-type="float" office:value="50.23" calcext:value-type="float">
            <text:p>50,2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7.812" calcext:value-type="float">
            <text:p>97,812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71.741" calcext:value-type="float">
            <text:p>671,741</text:p>
          </table:table-cell>
          <table:table-cell office:value-type="float" office:value="624" calcext:value-type="float">
            <text:p>624</text:p>
          </table:table-cell>
          <table:table-cell table:number-columns-repeated="7"/>
        </table:table-row>
        <table:table-row table:style-name="ro1">
          <table:table-cell office:value-type="float" office:value="49.687" calcext:value-type="float">
            <text:p>49,68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7.188" calcext:value-type="float">
            <text:p>97,188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69.054" calcext:value-type="float">
            <text:p>669,054</text:p>
          </table:table-cell>
          <table:table-cell office:value-type="float" office:value="624" calcext:value-type="float">
            <text:p>624</text:p>
          </table:table-cell>
          <table:table-cell table:number-columns-repeated="7"/>
        </table:table-row>
        <table:table-row table:style-name="ro1">
          <table:table-cell office:value-type="float" office:value="50.386" calcext:value-type="float">
            <text:p>50,38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8.073" calcext:value-type="float">
            <text:p>98,073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70.065" calcext:value-type="float">
            <text:p>670,065</text:p>
          </table:table-cell>
          <table:table-cell office:value-type="float" office:value="623" calcext:value-type="float">
            <text:p>623</text:p>
          </table:table-cell>
          <table:table-cell table:number-columns-repeated="7"/>
        </table:table-row>
        <table:table-row table:style-name="ro1">
          <table:table-cell office:value-type="float" office:value="50.717" calcext:value-type="float">
            <text:p>50,71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9.534" calcext:value-type="float">
            <text:p>99,534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69.194" calcext:value-type="float">
            <text:p>669,194</text:p>
          </table:table-cell>
          <table:table-cell office:value-type="float" office:value="623" calcext:value-type="float">
            <text:p>623</text:p>
          </table:table-cell>
          <table:table-cell table:number-columns-repeated="7"/>
        </table:table-row>
        <table:table-row table:style-name="ro1">
          <table:table-cell office:value-type="float" office:value="50.257" calcext:value-type="float">
            <text:p>50,25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7.563" calcext:value-type="float">
            <text:p>97,563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69.013" calcext:value-type="float">
            <text:p>669,013</text:p>
          </table:table-cell>
          <table:table-cell office:value-type="float" office:value="623" calcext:value-type="float">
            <text:p>623</text:p>
          </table:table-cell>
          <table:table-cell table:number-columns-repeated="7"/>
        </table:table-row>
        <table:table-row table:style-name="ro1">
          <table:table-cell office:value-type="float" office:value="52.538" calcext:value-type="float">
            <text:p>52,53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7.631" calcext:value-type="float">
            <text:p>97,631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73.92" calcext:value-type="float">
            <text:p>673,92</text:p>
          </table:table-cell>
          <table:table-cell office:value-type="float" office:value="623" calcext:value-type="float">
            <text:p>623</text:p>
          </table:table-cell>
          <table:table-cell table:number-columns-repeated="7"/>
        </table:table-row>
        <table:table-row table:style-name="ro1">
          <table:table-cell office:value-type="float" office:value="48.889" calcext:value-type="float">
            <text:p>48,88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5.532" calcext:value-type="float">
            <text:p>95,532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68.524" calcext:value-type="float">
            <text:p>668,524</text:p>
          </table:table-cell>
          <table:table-cell office:value-type="float" office:value="623" calcext:value-type="float">
            <text:p>623</text:p>
          </table:table-cell>
          <table:table-cell table:number-columns-repeated="7"/>
        </table:table-row>
        <table:table-row table:style-name="ro1">
          <table:table-cell office:value-type="float" office:value="61.76" calcext:value-type="float">
            <text:p>61,7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6.33" calcext:value-type="float">
            <text:p>96,33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71.599" calcext:value-type="float">
            <text:p>671,599</text:p>
          </table:table-cell>
          <table:table-cell office:value-type="float" office:value="622" calcext:value-type="float">
            <text:p>622</text:p>
          </table:table-cell>
          <table:table-cell table:number-columns-repeated="7"/>
        </table:table-row>
        <table:table-row table:style-name="ro1">
          <table:table-cell office:value-type="float" office:value="49.555" calcext:value-type="float">
            <text:p>49,55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5.421" calcext:value-type="float">
            <text:p>95,421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738.707" calcext:value-type="float">
            <text:p>738,707</text:p>
          </table:table-cell>
          <table:table-cell office:value-type="float" office:value="622" calcext:value-type="float">
            <text:p>622</text:p>
          </table:table-cell>
          <table:table-cell table:number-columns-repeated="7"/>
        </table:table-row>
        <table:table-row table:style-name="ro1">
          <table:table-cell office:value-type="float" office:value="51.219" calcext:value-type="float">
            <text:p>51,21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6.705" calcext:value-type="float">
            <text:p>96,705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65.81" calcext:value-type="float">
            <text:p>665,81</text:p>
          </table:table-cell>
          <table:table-cell office:value-type="float" office:value="622" calcext:value-type="float">
            <text:p>622</text:p>
          </table:table-cell>
          <table:table-cell table:number-columns-repeated="7"/>
        </table:table-row>
        <table:table-row table:style-name="ro1">
          <table:table-cell office:value-type="float" office:value="51.49" calcext:value-type="float">
            <text:p>51,4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6.805" calcext:value-type="float">
            <text:p>96,805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67.057" calcext:value-type="float">
            <text:p>667,057</text:p>
          </table:table-cell>
          <table:table-cell office:value-type="float" office:value="622" calcext:value-type="float">
            <text:p>622</text:p>
          </table:table-cell>
          <table:table-cell table:number-columns-repeated="7"/>
        </table:table-row>
        <table:table-row table:style-name="ro1">
          <table:table-cell office:value-type="float" office:value="49.617" calcext:value-type="float">
            <text:p>49,61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8.846" calcext:value-type="float">
            <text:p>98,846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67.692" calcext:value-type="float">
            <text:p>667,692</text:p>
          </table:table-cell>
          <table:table-cell office:value-type="float" office:value="621" calcext:value-type="float">
            <text:p>621</text:p>
          </table:table-cell>
          <table:table-cell table:number-columns-repeated="7"/>
        </table:table-row>
        <table:table-row table:style-name="ro1">
          <table:table-cell office:value-type="float" office:value="50.79" calcext:value-type="float">
            <text:p>50,7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6.528" calcext:value-type="float">
            <text:p>96,528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67.319" calcext:value-type="float">
            <text:p>667,319</text:p>
          </table:table-cell>
          <table:table-cell office:value-type="float" office:value="620" calcext:value-type="float">
            <text:p>620</text:p>
          </table:table-cell>
          <table:table-cell table:number-columns-repeated="7"/>
        </table:table-row>
        <table:table-row table:style-name="ro1">
          <table:table-cell office:value-type="float" office:value="51.329" calcext:value-type="float">
            <text:p>51,32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7.668" calcext:value-type="float">
            <text:p>107,668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65.746" calcext:value-type="float">
            <text:p>665,746</text:p>
          </table:table-cell>
          <table:table-cell office:value-type="float" office:value="620" calcext:value-type="float">
            <text:p>620</text:p>
          </table:table-cell>
          <table:table-cell table:number-columns-repeated="7"/>
        </table:table-row>
        <table:table-row table:style-name="ro1">
          <table:table-cell office:value-type="float" office:value="49.68" calcext:value-type="float">
            <text:p>49,6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5.678" calcext:value-type="float">
            <text:p>95,678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65.533" calcext:value-type="float">
            <text:p>665,533</text:p>
          </table:table-cell>
          <table:table-cell office:value-type="float" office:value="619" calcext:value-type="float">
            <text:p>619</text:p>
          </table:table-cell>
          <table:table-cell table:number-columns-repeated="7"/>
        </table:table-row>
        <table:table-row table:style-name="ro1">
          <table:table-cell office:value-type="float" office:value="50.578" calcext:value-type="float">
            <text:p>50,57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6.291" calcext:value-type="float">
            <text:p>96,291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66.471" calcext:value-type="float">
            <text:p>666,471</text:p>
          </table:table-cell>
          <table:table-cell office:value-type="float" office:value="619" calcext:value-type="float">
            <text:p>619</text:p>
          </table:table-cell>
          <table:table-cell table:number-columns-repeated="7"/>
        </table:table-row>
        <table:table-row table:style-name="ro1">
          <table:table-cell office:value-type="float" office:value="52.356" calcext:value-type="float">
            <text:p>52,35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6.89" calcext:value-type="float">
            <text:p>96,89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69.462" calcext:value-type="float">
            <text:p>669,462</text:p>
          </table:table-cell>
          <table:table-cell office:value-type="float" office:value="619" calcext:value-type="float">
            <text:p>619</text:p>
          </table:table-cell>
          <table:table-cell table:number-columns-repeated="7"/>
        </table:table-row>
        <table:table-row table:style-name="ro1">
          <table:table-cell office:value-type="float" office:value="50.09" calcext:value-type="float">
            <text:p>50,0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6.727" calcext:value-type="float">
            <text:p>96,727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65.075" calcext:value-type="float">
            <text:p>665,075</text:p>
          </table:table-cell>
          <table:table-cell office:value-type="float" office:value="619" calcext:value-type="float">
            <text:p>619</text:p>
          </table:table-cell>
          <table:table-cell table:number-columns-repeated="7"/>
        </table:table-row>
        <table:table-row table:style-name="ro1">
          <table:table-cell office:value-type="float" office:value="51.004" calcext:value-type="float">
            <text:p>51,00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6.482" calcext:value-type="float">
            <text:p>96,482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64.039" calcext:value-type="float">
            <text:p>664,039</text:p>
          </table:table-cell>
          <table:table-cell office:value-type="float" office:value="619" calcext:value-type="float">
            <text:p>619</text:p>
          </table:table-cell>
          <table:table-cell table:number-columns-repeated="7"/>
        </table:table-row>
        <table:table-row table:style-name="ro1">
          <table:table-cell office:value-type="float" office:value="50.577" calcext:value-type="float">
            <text:p>50,57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6.169" calcext:value-type="float">
            <text:p>96,169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63.278" calcext:value-type="float">
            <text:p>663,278</text:p>
          </table:table-cell>
          <table:table-cell office:value-type="float" office:value="618" calcext:value-type="float">
            <text:p>618</text:p>
          </table:table-cell>
          <table:table-cell table:number-columns-repeated="7"/>
        </table:table-row>
        <table:table-row table:style-name="ro1">
          <table:table-cell office:value-type="float" office:value="55.083" calcext:value-type="float">
            <text:p>55,08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.539" calcext:value-type="float">
            <text:p>100,539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62.348" calcext:value-type="float">
            <text:p>662,348</text:p>
          </table:table-cell>
          <table:table-cell office:value-type="float" office:value="618" calcext:value-type="float">
            <text:p>618</text:p>
          </table:table-cell>
          <table:table-cell table:number-columns-repeated="7"/>
        </table:table-row>
        <table:table-row table:style-name="ro1">
          <table:table-cell office:value-type="float" office:value="49.14" calcext:value-type="float">
            <text:p>49,1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9.342" calcext:value-type="float">
            <text:p>99,342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69.708" calcext:value-type="float">
            <text:p>669,708</text:p>
          </table:table-cell>
          <table:table-cell office:value-type="float" office:value="618" calcext:value-type="float">
            <text:p>618</text:p>
          </table:table-cell>
          <table:table-cell table:number-columns-repeated="7"/>
        </table:table-row>
        <table:table-row table:style-name="ro1">
          <table:table-cell office:value-type="float" office:value="50.993" calcext:value-type="float">
            <text:p>50,99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7.024" calcext:value-type="float">
            <text:p>97,024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64.859" calcext:value-type="float">
            <text:p>664,859</text:p>
          </table:table-cell>
          <table:table-cell office:value-type="float" office:value="617" calcext:value-type="float">
            <text:p>617</text:p>
          </table:table-cell>
          <table:table-cell table:number-columns-repeated="7"/>
        </table:table-row>
        <table:table-row table:style-name="ro1">
          <table:table-cell office:value-type="float" office:value="50.106" calcext:value-type="float">
            <text:p>50,10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6.045" calcext:value-type="float">
            <text:p>96,045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68.638" calcext:value-type="float">
            <text:p>668,638</text:p>
          </table:table-cell>
          <table:table-cell office:value-type="float" office:value="617" calcext:value-type="float">
            <text:p>617</text:p>
          </table:table-cell>
          <table:table-cell table:number-columns-repeated="7"/>
        </table:table-row>
        <table:table-row table:style-name="ro1">
          <table:table-cell office:value-type="float" office:value="49.328" calcext:value-type="float">
            <text:p>49,32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8.003" calcext:value-type="float">
            <text:p>98,003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62.691" calcext:value-type="float">
            <text:p>662,691</text:p>
          </table:table-cell>
          <table:table-cell office:value-type="float" office:value="616" calcext:value-type="float">
            <text:p>616</text:p>
          </table:table-cell>
          <table:table-cell table:number-columns-repeated="7"/>
        </table:table-row>
        <table:table-row table:style-name="ro1">
          <table:table-cell office:value-type="float" office:value="50.53" calcext:value-type="float">
            <text:p>50,5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6.298" calcext:value-type="float">
            <text:p>96,298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62.349" calcext:value-type="float">
            <text:p>662,349</text:p>
          </table:table-cell>
          <table:table-cell office:value-type="float" office:value="616" calcext:value-type="float">
            <text:p>616</text:p>
          </table:table-cell>
          <table:table-cell table:number-columns-repeated="7"/>
        </table:table-row>
        <table:table-row table:style-name="ro1">
          <table:table-cell office:value-type="float" office:value="50.182" calcext:value-type="float">
            <text:p>50,18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7.638" calcext:value-type="float">
            <text:p>97,638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61.706" calcext:value-type="float">
            <text:p>661,706</text:p>
          </table:table-cell>
          <table:table-cell office:value-type="float" office:value="616" calcext:value-type="float">
            <text:p>616</text:p>
          </table:table-cell>
          <table:table-cell table:number-columns-repeated="7"/>
        </table:table-row>
        <table:table-row table:style-name="ro1">
          <table:table-cell office:value-type="float" office:value="49.173" calcext:value-type="float">
            <text:p>49,17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6.933" calcext:value-type="float">
            <text:p>96,933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64.724" calcext:value-type="float">
            <text:p>664,724</text:p>
          </table:table-cell>
          <table:table-cell office:value-type="float" office:value="616" calcext:value-type="float">
            <text:p>616</text:p>
          </table:table-cell>
          <table:table-cell table:number-columns-repeated="7"/>
        </table:table-row>
        <table:table-row table:style-name="ro1">
          <table:table-cell office:value-type="float" office:value="50.219" calcext:value-type="float">
            <text:p>50,21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5.282" calcext:value-type="float">
            <text:p>95,282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59.075" calcext:value-type="float">
            <text:p>659,075</text:p>
          </table:table-cell>
          <table:table-cell office:value-type="float" office:value="615" calcext:value-type="float">
            <text:p>615</text:p>
          </table:table-cell>
          <table:table-cell table:number-columns-repeated="7"/>
        </table:table-row>
        <table:table-row table:style-name="ro1">
          <table:table-cell office:value-type="float" office:value="48.578" calcext:value-type="float">
            <text:p>48,57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6.858" calcext:value-type="float">
            <text:p>96,858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61.695" calcext:value-type="float">
            <text:p>661,695</text:p>
          </table:table-cell>
          <table:table-cell office:value-type="float" office:value="615" calcext:value-type="float">
            <text:p>615</text:p>
          </table:table-cell>
          <table:table-cell table:number-columns-repeated="7"/>
        </table:table-row>
        <table:table-row table:style-name="ro1">
          <table:table-cell office:value-type="float" office:value="51.504" calcext:value-type="float">
            <text:p>51,50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5.652" calcext:value-type="float">
            <text:p>95,652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58.439" calcext:value-type="float">
            <text:p>658,439</text:p>
          </table:table-cell>
          <table:table-cell office:value-type="float" office:value="613" calcext:value-type="float">
            <text:p>613</text:p>
          </table:table-cell>
          <table:table-cell table:number-columns-repeated="7"/>
        </table:table-row>
        <table:table-row table:style-name="ro1">
          <table:table-cell office:value-type="float" office:value="49.842" calcext:value-type="float">
            <text:p>49,84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8.535" calcext:value-type="float">
            <text:p>98,535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57.616" calcext:value-type="float">
            <text:p>657,616</text:p>
          </table:table-cell>
          <table:table-cell office:value-type="float" office:value="613" calcext:value-type="float">
            <text:p>613</text:p>
          </table:table-cell>
          <table:table-cell table:number-columns-repeated="7"/>
        </table:table-row>
        <table:table-row table:style-name="ro1">
          <table:table-cell office:value-type="float" office:value="50.925" calcext:value-type="float">
            <text:p>50,92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7.725" calcext:value-type="float">
            <text:p>97,725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59.469" calcext:value-type="float">
            <text:p>659,469</text:p>
          </table:table-cell>
          <table:table-cell office:value-type="float" office:value="612" calcext:value-type="float">
            <text:p>612</text:p>
          </table:table-cell>
          <table:table-cell table:number-columns-repeated="7"/>
        </table:table-row>
        <table:table-row table:style-name="ro1">
          <table:table-cell office:value-type="float" office:value="51.783" calcext:value-type="float">
            <text:p>51,78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2.493" calcext:value-type="float">
            <text:p>102,493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58.229" calcext:value-type="float">
            <text:p>658,229</text:p>
          </table:table-cell>
          <table:table-cell office:value-type="float" office:value="611" calcext:value-type="float">
            <text:p>611</text:p>
          </table:table-cell>
          <table:table-cell table:number-columns-repeated="7"/>
        </table:table-row>
        <table:table-row table:style-name="ro1">
          <table:table-cell office:value-type="float" office:value="50.102" calcext:value-type="float">
            <text:p>50,1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7.3" calcext:value-type="float">
            <text:p>97,3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57.336" calcext:value-type="float">
            <text:p>657,336</text:p>
          </table:table-cell>
          <table:table-cell office:value-type="float" office:value="611" calcext:value-type="float">
            <text:p>611</text:p>
          </table:table-cell>
          <table:table-cell table:number-columns-repeated="7"/>
        </table:table-row>
        <table:table-row table:style-name="ro1">
          <table:table-cell office:value-type="float" office:value="49.661" calcext:value-type="float">
            <text:p>49,66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8.817" calcext:value-type="float">
            <text:p>98,817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740.21" calcext:value-type="float">
            <text:p>740,21</text:p>
          </table:table-cell>
          <table:table-cell office:value-type="float" office:value="611" calcext:value-type="float">
            <text:p>611</text:p>
          </table:table-cell>
          <table:table-cell table:number-columns-repeated="7"/>
        </table:table-row>
        <table:table-row table:style-name="ro1">
          <table:table-cell office:value-type="float" office:value="50.286" calcext:value-type="float">
            <text:p>50,28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8.479" calcext:value-type="float">
            <text:p>98,479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56.054" calcext:value-type="float">
            <text:p>656,054</text:p>
          </table:table-cell>
          <table:table-cell office:value-type="float" office:value="610" calcext:value-type="float">
            <text:p>610</text:p>
          </table:table-cell>
          <table:table-cell table:number-columns-repeated="7"/>
        </table:table-row>
        <table:table-row table:style-name="ro1">
          <table:table-cell office:value-type="float" office:value="50.656" calcext:value-type="float">
            <text:p>50,65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6.352" calcext:value-type="float">
            <text:p>96,352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75.787" calcext:value-type="float">
            <text:p>675,787</text:p>
          </table:table-cell>
          <table:table-cell office:value-type="float" office:value="610" calcext:value-type="float">
            <text:p>610</text:p>
          </table:table-cell>
          <table:table-cell table:number-columns-repeated="7"/>
        </table:table-row>
        <table:table-row table:style-name="ro1">
          <table:table-cell office:value-type="float" office:value="50.488" calcext:value-type="float">
            <text:p>50,48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7.771" calcext:value-type="float">
            <text:p>97,771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60.506" calcext:value-type="float">
            <text:p>660,506</text:p>
          </table:table-cell>
          <table:table-cell office:value-type="float" office:value="610" calcext:value-type="float">
            <text:p>610</text:p>
          </table:table-cell>
          <table:table-cell table:number-columns-repeated="7"/>
        </table:table-row>
        <table:table-row table:style-name="ro1">
          <table:table-cell office:value-type="float" office:value="50.452" calcext:value-type="float">
            <text:p>50,45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4.474" calcext:value-type="float">
            <text:p>94,47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56.703" calcext:value-type="float">
            <text:p>656,703</text:p>
          </table:table-cell>
          <table:table-cell office:value-type="float" office:value="609" calcext:value-type="float">
            <text:p>609</text:p>
          </table:table-cell>
          <table:table-cell table:number-columns-repeated="7"/>
        </table:table-row>
        <table:table-row table:style-name="ro1">
          <table:table-cell office:value-type="float" office:value="50.162" calcext:value-type="float">
            <text:p>50,16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5.467" calcext:value-type="float">
            <text:p>95,46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51.962" calcext:value-type="float">
            <text:p>651,962</text:p>
          </table:table-cell>
          <table:table-cell office:value-type="float" office:value="608" calcext:value-type="float">
            <text:p>608</text:p>
          </table:table-cell>
          <table:table-cell table:number-columns-repeated="7"/>
        </table:table-row>
        <table:table-row table:style-name="ro1">
          <table:table-cell office:value-type="float" office:value="51.391" calcext:value-type="float">
            <text:p>51,39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5.878" calcext:value-type="float">
            <text:p>95,87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52.254" calcext:value-type="float">
            <text:p>652,254</text:p>
          </table:table-cell>
          <table:table-cell office:value-type="float" office:value="607" calcext:value-type="float">
            <text:p>607</text:p>
          </table:table-cell>
          <table:table-cell table:number-columns-repeated="7"/>
        </table:table-row>
        <table:table-row table:style-name="ro1">
          <table:table-cell office:value-type="float" office:value="50.075" calcext:value-type="float">
            <text:p>50,07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5.991" calcext:value-type="float">
            <text:p>95,99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52.906" calcext:value-type="float">
            <text:p>652,906</text:p>
          </table:table-cell>
          <table:table-cell office:value-type="float" office:value="607" calcext:value-type="float">
            <text:p>607</text:p>
          </table:table-cell>
          <table:table-cell table:number-columns-repeated="7"/>
        </table:table-row>
        <table:table-row table:style-name="ro1">
          <table:table-cell office:value-type="float" office:value="49.533" calcext:value-type="float">
            <text:p>49,53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6.924" calcext:value-type="float">
            <text:p>96,92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51.614" calcext:value-type="float">
            <text:p>651,614</text:p>
          </table:table-cell>
          <table:table-cell office:value-type="float" office:value="606" calcext:value-type="float">
            <text:p>606</text:p>
          </table:table-cell>
          <table:table-cell table:number-columns-repeated="7"/>
        </table:table-row>
        <table:table-row table:style-name="ro1">
          <table:table-cell office:value-type="float" office:value="52.025" calcext:value-type="float">
            <text:p>52,02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6.329" calcext:value-type="float">
            <text:p>96,32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51.405" calcext:value-type="float">
            <text:p>651,405</text:p>
          </table:table-cell>
          <table:table-cell office:value-type="float" office:value="606" calcext:value-type="float">
            <text:p>606</text:p>
          </table:table-cell>
          <table:table-cell table:number-columns-repeated="7"/>
        </table:table-row>
        <table:table-row table:style-name="ro1">
          <table:table-cell office:value-type="float" office:value="49.586" calcext:value-type="float">
            <text:p>49,58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8.951" calcext:value-type="float">
            <text:p>98,95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50.037" calcext:value-type="float">
            <text:p>650,037</text:p>
          </table:table-cell>
          <table:table-cell office:value-type="float" office:value="604" calcext:value-type="float">
            <text:p>604</text:p>
          </table:table-cell>
          <table:table-cell table:number-columns-repeated="7"/>
        </table:table-row>
        <table:table-row table:style-name="ro1">
          <table:table-cell office:value-type="float" office:value="48.855" calcext:value-type="float">
            <text:p>48,85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5.962" calcext:value-type="float">
            <text:p>95,96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←</text:p>
          </table:table-cell>
          <table:table-cell office:value-type="float" office:value="648.723" calcext:value-type="float">
            <text:p>648,723</text:p>
          </table:table-cell>
          <table:table-cell office:value-type="float" office:value="604" calcext:value-type="float">
            <text:p>604</text:p>
          </table:table-cell>
          <table:table-cell table:number-columns-repeated="7"/>
        </table:table-row>
        <table:table-row table:style-name="ro1">
          <table:table-cell office:value-type="float" office:value="49.649" calcext:value-type="float">
            <text:p>49,64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6.21" calcext:value-type="float">
            <text:p>96,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49.096" calcext:value-type="float">
            <text:p>649,096</text:p>
          </table:table-cell>
          <table:table-cell office:value-type="float" office:value="603" calcext:value-type="float">
            <text:p>603</text:p>
          </table:table-cell>
          <table:table-cell table:number-columns-repeated="7"/>
        </table:table-row>
        <table:table-row table:style-name="ro1">
          <table:table-cell office:value-type="float" office:value="49.29" calcext:value-type="float">
            <text:p>49,2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9.473" calcext:value-type="float">
            <text:p>99,47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51.046" calcext:value-type="float">
            <text:p>651,046</text:p>
          </table:table-cell>
          <table:table-cell office:value-type="float" office:value="603" calcext:value-type="float">
            <text:p>603</text:p>
          </table:table-cell>
          <table:table-cell table:number-columns-repeated="7"/>
        </table:table-row>
        <table:table-row table:style-name="ro1">
          <table:table-cell office:value-type="float" office:value="49.838" calcext:value-type="float">
            <text:p>49,83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5.34" calcext:value-type="float">
            <text:p>95,3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47.844" calcext:value-type="float">
            <text:p>647,844</text:p>
          </table:table-cell>
          <table:table-cell office:value-type="float" office:value="603" calcext:value-type="float">
            <text:p>603</text:p>
          </table:table-cell>
          <table:table-cell table:number-columns-repeated="7"/>
        </table:table-row>
        <table:table-row table:style-name="ro1">
          <table:table-cell office:value-type="float" office:value="48.784" calcext:value-type="float">
            <text:p>48,78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4.142" calcext:value-type="float">
            <text:p>94,14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45.715" calcext:value-type="float">
            <text:p>645,715</text:p>
          </table:table-cell>
          <table:table-cell office:value-type="float" office:value="601" calcext:value-type="float">
            <text:p>601</text:p>
          </table:table-cell>
          <table:table-cell table:number-columns-repeated="7"/>
        </table:table-row>
        <table:table-row table:style-name="ro1">
          <table:table-cell office:value-type="float" office:value="49.15" calcext:value-type="float">
            <text:p>49,1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8.043" calcext:value-type="float">
            <text:p>98,04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49.913" calcext:value-type="float">
            <text:p>649,913</text:p>
          </table:table-cell>
          <table:table-cell office:value-type="float" office:value="601" calcext:value-type="float">
            <text:p>601</text:p>
          </table:table-cell>
          <table:table-cell table:number-columns-repeated="7"/>
        </table:table-row>
        <table:table-row table:style-name="ro1">
          <table:table-cell office:value-type="float" office:value="51.648" calcext:value-type="float">
            <text:p>51,64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4.353" calcext:value-type="float">
            <text:p>94,35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46.453" calcext:value-type="float">
            <text:p>646,453</text:p>
          </table:table-cell>
          <table:table-cell office:value-type="float" office:value="600" calcext:value-type="float">
            <text:p>600</text:p>
          </table:table-cell>
          <table:table-cell table:number-columns-repeated="7"/>
        </table:table-row>
        <table:table-row table:style-name="ro1">
          <table:table-cell office:value-type="float" office:value="51.894" calcext:value-type="float">
            <text:p>51,89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5.488" calcext:value-type="float">
            <text:p>95,48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44.903" calcext:value-type="float">
            <text:p>644,903</text:p>
          </table:table-cell>
          <table:table-cell office:value-type="float" office:value="600" calcext:value-type="float">
            <text:p>600</text:p>
          </table:table-cell>
          <table:table-cell table:number-columns-repeated="7"/>
        </table:table-row>
        <table:table-row table:style-name="ro1">
          <table:table-cell office:value-type="float" office:value="55.783" calcext:value-type="float">
            <text:p>55,78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6.534" calcext:value-type="float">
            <text:p>96,53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46.882" calcext:value-type="float">
            <text:p>646,882</text:p>
          </table:table-cell>
          <table:table-cell office:value-type="float" office:value="600" calcext:value-type="float">
            <text:p>600</text:p>
          </table:table-cell>
          <table:table-cell table:number-columns-repeated="7"/>
        </table:table-row>
        <table:table-row table:style-name="ro1">
          <table:table-cell office:value-type="float" office:value="49.613" calcext:value-type="float">
            <text:p>49,61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5.903" calcext:value-type="float">
            <text:p>95,90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45.327" calcext:value-type="float">
            <text:p>645,327</text:p>
          </table:table-cell>
          <table:table-cell office:value-type="float" office:value="599" calcext:value-type="float">
            <text:p>599</text:p>
          </table:table-cell>
          <table:table-cell table:number-columns-repeated="7"/>
        </table:table-row>
        <table:table-row table:style-name="ro1">
          <table:table-cell office:value-type="float" office:value="49.79" calcext:value-type="float">
            <text:p>49,7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6.12" calcext:value-type="float">
            <text:p>96,1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44.07" calcext:value-type="float">
            <text:p>644,07</text:p>
          </table:table-cell>
          <table:table-cell office:value-type="float" office:value="599" calcext:value-type="float">
            <text:p>599</text:p>
          </table:table-cell>
          <table:table-cell table:number-columns-repeated="7"/>
        </table:table-row>
        <table:table-row table:style-name="ro1">
          <table:table-cell office:value-type="float" office:value="49.722" calcext:value-type="float">
            <text:p>49,72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5.315" calcext:value-type="float">
            <text:p>95,3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43.557" calcext:value-type="float">
            <text:p>643,557</text:p>
          </table:table-cell>
          <table:table-cell office:value-type="float" office:value="599" calcext:value-type="float">
            <text:p>599</text:p>
          </table:table-cell>
          <table:table-cell table:number-columns-repeated="7"/>
        </table:table-row>
        <table:table-row table:style-name="ro1">
          <table:table-cell office:value-type="float" office:value="50.533" calcext:value-type="float">
            <text:p>50,53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7.798" calcext:value-type="float">
            <text:p>97,79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42.364" calcext:value-type="float">
            <text:p>642,364</text:p>
          </table:table-cell>
          <table:table-cell office:value-type="float" office:value="598" calcext:value-type="float">
            <text:p>598</text:p>
          </table:table-cell>
          <table:table-cell table:number-columns-repeated="7"/>
        </table:table-row>
        <table:table-row table:style-name="ro1">
          <table:table-cell office:value-type="float" office:value="50.674" calcext:value-type="float">
            <text:p>50,67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7.148" calcext:value-type="float">
            <text:p>97,14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42.568" calcext:value-type="float">
            <text:p>642,568</text:p>
          </table:table-cell>
          <table:table-cell office:value-type="float" office:value="596" calcext:value-type="float">
            <text:p>596</text:p>
          </table:table-cell>
          <table:table-cell table:number-columns-repeated="7"/>
        </table:table-row>
        <table:table-row table:style-name="ro1">
          <table:table-cell office:value-type="float" office:value="54.57" calcext:value-type="float">
            <text:p>54,5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5.143" calcext:value-type="float">
            <text:p>95,14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44.757" calcext:value-type="float">
            <text:p>644,757</text:p>
          </table:table-cell>
          <table:table-cell office:value-type="float" office:value="596" calcext:value-type="float">
            <text:p>596</text:p>
          </table:table-cell>
          <table:table-cell table:number-columns-repeated="7"/>
        </table:table-row>
        <table:table-row table:style-name="ro1">
          <table:table-cell office:value-type="float" office:value="49.848" calcext:value-type="float">
            <text:p>49,84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5.701" calcext:value-type="float">
            <text:p>95,70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40.654" calcext:value-type="float">
            <text:p>640,654</text:p>
          </table:table-cell>
          <table:table-cell office:value-type="float" office:value="595" calcext:value-type="float">
            <text:p>595</text:p>
          </table:table-cell>
          <table:table-cell table:number-columns-repeated="7"/>
        </table:table-row>
        <table:table-row table:style-name="ro1">
          <table:table-cell office:value-type="float" office:value="49.529" calcext:value-type="float">
            <text:p>49,52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6.47" calcext:value-type="float">
            <text:p>96,4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43.024" calcext:value-type="float">
            <text:p>643,024</text:p>
          </table:table-cell>
          <table:table-cell office:value-type="float" office:value="595" calcext:value-type="float">
            <text:p>595</text:p>
          </table:table-cell>
          <table:table-cell table:number-columns-repeated="7"/>
        </table:table-row>
        <table:table-row table:style-name="ro1">
          <table:table-cell office:value-type="float" office:value="49.994" calcext:value-type="float">
            <text:p>49,99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8.224" calcext:value-type="float">
            <text:p>98,22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41.086" calcext:value-type="float">
            <text:p>641,086</text:p>
          </table:table-cell>
          <table:table-cell office:value-type="float" office:value="595" calcext:value-type="float">
            <text:p>595</text:p>
          </table:table-cell>
          <table:table-cell table:number-columns-repeated="7"/>
        </table:table-row>
        <table:table-row table:style-name="ro1">
          <table:table-cell office:value-type="float" office:value="54.371" calcext:value-type="float">
            <text:p>54,37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6.858" calcext:value-type="float">
            <text:p>96,85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38.642" calcext:value-type="float">
            <text:p>638,642</text:p>
          </table:table-cell>
          <table:table-cell office:value-type="float" office:value="594" calcext:value-type="float">
            <text:p>594</text:p>
          </table:table-cell>
          <table:table-cell table:number-columns-repeated="7"/>
        </table:table-row>
        <table:table-row table:style-name="ro1">
          <table:table-cell office:value-type="float" office:value="52.574" calcext:value-type="float">
            <text:p>52,57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5.213" calcext:value-type="float">
            <text:p>95,21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42.176" calcext:value-type="float">
            <text:p>642,176</text:p>
          </table:table-cell>
          <table:table-cell office:value-type="float" office:value="594" calcext:value-type="float">
            <text:p>594</text:p>
          </table:table-cell>
          <table:table-cell table:number-columns-repeated="7"/>
        </table:table-row>
        <table:table-row table:style-name="ro1">
          <table:table-cell office:value-type="float" office:value="51.161" calcext:value-type="float">
            <text:p>51,16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5.671" calcext:value-type="float">
            <text:p>95,67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40.252" calcext:value-type="float">
            <text:p>640,252</text:p>
          </table:table-cell>
          <table:table-cell office:value-type="float" office:value="593" calcext:value-type="float">
            <text:p>593</text:p>
          </table:table-cell>
          <table:table-cell table:number-columns-repeated="7"/>
        </table:table-row>
        <table:table-row table:style-name="ro1">
          <table:table-cell office:value-type="float" office:value="51.718" calcext:value-type="float">
            <text:p>51,71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.25" calcext:value-type="float">
            <text:p>100,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37.093" calcext:value-type="float">
            <text:p>637,093</text:p>
          </table:table-cell>
          <table:table-cell office:value-type="float" office:value="592" calcext:value-type="float">
            <text:p>592</text:p>
          </table:table-cell>
          <table:table-cell table:number-columns-repeated="7"/>
        </table:table-row>
        <table:table-row table:style-name="ro1">
          <table:table-cell office:value-type="float" office:value="52.217" calcext:value-type="float">
            <text:p>52,21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5.717" calcext:value-type="float">
            <text:p>95,71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41.325" calcext:value-type="float">
            <text:p>641,325</text:p>
          </table:table-cell>
          <table:table-cell office:value-type="float" office:value="591" calcext:value-type="float">
            <text:p>591</text:p>
          </table:table-cell>
          <table:table-cell table:number-columns-repeated="7"/>
        </table:table-row>
        <table:table-row table:style-name="ro1">
          <table:table-cell office:value-type="float" office:value="48.827" calcext:value-type="float">
            <text:p>48,82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7.847" calcext:value-type="float">
            <text:p>97,84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37.683" calcext:value-type="float">
            <text:p>637,683</text:p>
          </table:table-cell>
          <table:table-cell office:value-type="float" office:value="591" calcext:value-type="float">
            <text:p>591</text:p>
          </table:table-cell>
          <table:table-cell table:number-columns-repeated="7"/>
        </table:table-row>
        <table:table-row table:style-name="ro1">
          <table:table-cell office:value-type="float" office:value="50.222" calcext:value-type="float">
            <text:p>50,22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6.204" calcext:value-type="float">
            <text:p>96,20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34.453" calcext:value-type="float">
            <text:p>634,453</text:p>
          </table:table-cell>
          <table:table-cell office:value-type="float" office:value="590" calcext:value-type="float">
            <text:p>590</text:p>
          </table:table-cell>
          <table:table-cell table:number-columns-repeated="7"/>
        </table:table-row>
        <table:table-row table:style-name="ro1">
          <table:table-cell office:value-type="float" office:value="49.648" calcext:value-type="float">
            <text:p>49,64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8.809" calcext:value-type="float">
            <text:p>98,80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637.43" calcext:value-type="float">
            <text:p>637,43</text:p>
          </table:table-cell>
          <table:table-cell office:value-type="float" office:value="589" calcext:value-type="float">
            <text:p>589</text:p>
          </table:table-cell>
          <table:table-cell table:number-columns-repeated="7"/>
        </table:table-row>
        <table:table-row table:style-name="ro1">
          <table:table-cell office:value-type="float" office:value="50.319" calcext:value-type="float">
            <text:p>50,31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5.675" calcext:value-type="float">
            <text:p>95,675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633.782" calcext:value-type="float">
            <text:p>633,782</text:p>
          </table:table-cell>
          <table:table-cell office:value-type="float" office:value="589" calcext:value-type="float">
            <text:p>589</text:p>
          </table:table-cell>
          <table:table-cell table:number-columns-repeated="7"/>
        </table:table-row>
        <table:table-row table:style-name="ro1">
          <table:table-cell office:value-type="float" office:value="50.425" calcext:value-type="float">
            <text:p>50,42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4.94" calcext:value-type="float">
            <text:p>94,94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639.585" calcext:value-type="float">
            <text:p>639,585</text:p>
          </table:table-cell>
          <table:table-cell office:value-type="float" office:value="589" calcext:value-type="float">
            <text:p>589</text:p>
          </table:table-cell>
          <table:table-cell table:number-columns-repeated="7"/>
        </table:table-row>
        <table:table-row table:style-name="ro1">
          <table:table-cell office:value-type="float" office:value="49.075" calcext:value-type="float">
            <text:p>49,07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1.517" calcext:value-type="float">
            <text:p>101,517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634.986" calcext:value-type="float">
            <text:p>634,986</text:p>
          </table:table-cell>
          <table:table-cell office:value-type="float" office:value="588" calcext:value-type="float">
            <text:p>588</text:p>
          </table:table-cell>
          <table:table-cell table:number-columns-repeated="7"/>
        </table:table-row>
        <table:table-row table:style-name="ro1">
          <table:table-cell office:value-type="float" office:value="50.824" calcext:value-type="float">
            <text:p>50,82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4.061" calcext:value-type="float">
            <text:p>94,061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634.316" calcext:value-type="float">
            <text:p>634,316</text:p>
          </table:table-cell>
          <table:table-cell office:value-type="float" office:value="588" calcext:value-type="float">
            <text:p>588</text:p>
          </table:table-cell>
          <table:table-cell table:number-columns-repeated="7"/>
        </table:table-row>
        <table:table-row table:style-name="ro1">
          <table:table-cell office:value-type="float" office:value="51.769" calcext:value-type="float">
            <text:p>51,76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5.04" calcext:value-type="float">
            <text:p>95,04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637.071" calcext:value-type="float">
            <text:p>637,071</text:p>
          </table:table-cell>
          <table:table-cell office:value-type="float" office:value="587" calcext:value-type="float">
            <text:p>587</text:p>
          </table:table-cell>
          <table:table-cell table:number-columns-repeated="7"/>
        </table:table-row>
        <table:table-row table:style-name="ro1">
          <table:table-cell office:value-type="float" office:value="51.1" calcext:value-type="float">
            <text:p>51,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5.34" calcext:value-type="float">
            <text:p>95,34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631.498" calcext:value-type="float">
            <text:p>631,498</text:p>
          </table:table-cell>
          <table:table-cell office:value-type="float" office:value="585" calcext:value-type="float">
            <text:p>585</text:p>
          </table:table-cell>
          <table:table-cell table:number-columns-repeated="7"/>
        </table:table-row>
        <table:table-row table:style-name="ro1">
          <table:table-cell office:value-type="float" office:value="49.292" calcext:value-type="float">
            <text:p>49,29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5.951" calcext:value-type="float">
            <text:p>95,951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628.526" calcext:value-type="float">
            <text:p>628,526</text:p>
          </table:table-cell>
          <table:table-cell office:value-type="float" office:value="583" calcext:value-type="float">
            <text:p>583</text:p>
          </table:table-cell>
          <table:table-cell table:number-columns-repeated="7"/>
        </table:table-row>
        <table:table-row table:style-name="ro1">
          <table:table-cell office:value-type="float" office:value="49.241" calcext:value-type="float">
            <text:p>49,24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6.358" calcext:value-type="float">
            <text:p>96,358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629.927" calcext:value-type="float">
            <text:p>629,927</text:p>
          </table:table-cell>
          <table:table-cell office:value-type="float" office:value="583" calcext:value-type="float">
            <text:p>583</text:p>
          </table:table-cell>
          <table:table-cell table:number-columns-repeated="7"/>
        </table:table-row>
        <table:table-row table:style-name="ro1">
          <table:table-cell office:value-type="float" office:value="49.27" calcext:value-type="float">
            <text:p>49,2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4.081" calcext:value-type="float">
            <text:p>94,081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630.184" calcext:value-type="float">
            <text:p>630,184</text:p>
          </table:table-cell>
          <table:table-cell office:value-type="float" office:value="580" calcext:value-type="float">
            <text:p>580</text:p>
          </table:table-cell>
          <table:table-cell table:number-columns-repeated="7"/>
        </table:table-row>
        <table:table-row table:style-name="ro1">
          <table:table-cell office:value-type="float" office:value="49.351" calcext:value-type="float">
            <text:p>49,35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4.893" calcext:value-type="float">
            <text:p>94,893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19.138" calcext:value-type="float">
            <text:p>619,138</text:p>
          </table:table-cell>
          <table:table-cell office:value-type="float" office:value="575" calcext:value-type="float">
            <text:p>575</text:p>
          </table:table-cell>
          <table:table-cell table:number-columns-repeated="7"/>
        </table:table-row>
        <table:table-row table:style-name="ro1">
          <table:table-cell office:value-type="float" office:value="53.462" calcext:value-type="float">
            <text:p>53,46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3.896" calcext:value-type="float">
            <text:p>93,89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14.467" calcext:value-type="float">
            <text:p>614,467</text:p>
          </table:table-cell>
          <table:table-cell office:value-type="float" office:value="569" calcext:value-type="float">
            <text:p>569</text:p>
          </table:table-cell>
          <table:table-cell table:number-columns-repeated="7"/>
        </table:table-row>
      </table:table>
      <table:table table:name="NODEJS-2048MB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office:value-type="float" office:value="106.247" calcext:value-type="float">
            <text:p>106,247</text:p>
          </table:table-cell>
          <table:table-cell office:value-type="float" office:value="33.669764" calcext:value-type="float">
            <text:p>33,669764</text:p>
          </table:table-cell>
          <table:table-cell/>
          <table:table-cell office:value-type="float" office:value="164.306" calcext:value-type="float">
            <text:p>164,306</text:p>
          </table:table-cell>
          <table:table-cell office:value-type="float" office:value="106.368663" calcext:value-type="float">
            <text:p>106,368663</text:p>
          </table:table-cell>
          <table:table-cell/>
          <table:table-cell office:value-type="float" office:value="1015.284" calcext:value-type="float">
            <text:p>1015,284</text:p>
          </table:table-cell>
          <table:table-cell office:value-type="float" office:value="961.44269" calcext:value-type="float">
            <text:p>961,44269</text:p>
          </table:table-cell>
          <table:table-cell table:number-columns-repeated="5"/>
          <table:table-cell table:formula="of:=['NODEJS-2048MB'.N7]-['NODEJS-2048MB'.$L7]" office:value-type="float" office:value="-0.245158598984773" calcext:value-type="float">
            <text:p>-0,245158599</text:p>
          </table:table-cell>
          <table:table-cell table:formula="of:=['NODEJS-2048MB'.O7]-['NODEJS-2048MB'.$L7]" office:value-type="float" office:value="24.9286444010152" calcext:value-type="float">
            <text:p>24,928644401</text:p>
          </table:table-cell>
        </table:table-row>
        <table:table-row table:style-name="ro1">
          <table:table-cell office:value-type="float" office:value="78.542" calcext:value-type="float">
            <text:p>78,542</text:p>
          </table:table-cell>
          <table:table-cell office:value-type="float" office:value="23.012328" calcext:value-type="float">
            <text:p>23,012328</text:p>
          </table:table-cell>
          <table:table-cell/>
          <table:table-cell office:value-type="float" office:value="158.241" calcext:value-type="float">
            <text:p>158,241</text:p>
          </table:table-cell>
          <table:table-cell office:value-type="float" office:value="102.837907" calcext:value-type="float">
            <text:p>102,837907</text:p>
          </table:table-cell>
          <table:table-cell/>
          <table:table-cell office:value-type="float" office:value="1010.9" calcext:value-type="float">
            <text:p>1010,9</text:p>
          </table:table-cell>
          <table:table-cell office:value-type="float" office:value="954.584946" calcext:value-type="float">
            <text:p>954,584946</text:p>
          </table:table-cell>
          <table:table-cell table:number-columns-repeated="4"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1772.492" calcext:value-type="float">
            <text:p>1772,492</text:p>
          </table:table-cell>
          <table:table-cell office:value-type="float" office:value="22.297036" calcext:value-type="float">
            <text:p>22,297036</text:p>
          </table:table-cell>
          <table:table-cell/>
          <table:table-cell office:value-type="float" office:value="160.719" calcext:value-type="float">
            <text:p>160,719</text:p>
          </table:table-cell>
          <table:table-cell office:value-type="float" office:value="102.26266" calcext:value-type="float">
            <text:p>102,26266</text:p>
          </table:table-cell>
          <table:table-cell/>
          <table:table-cell office:value-type="float" office:value="1010.601" calcext:value-type="float">
            <text:p>1010,601</text:p>
          </table:table-cell>
          <table:table-cell office:value-type="float" office:value="953.829125" calcext:value-type="float">
            <text:p>953,82912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AVERAGE(['NODEJS-2048MB'.$B$8:.$B$204])" office:value-type="float" office:value="8.74111959898477" calcext:value-type="float">
            <text:p>8,741119599</text:p>
          </table:table-cell>
          <table:table-cell table:formula="of:=STDEV(['NODEJS-2048MB'.$B$8:.$B$204])" office:value-type="float" office:value="1.20442629956396" calcext:value-type="float">
            <text:p>1,2044262996</text:p>
          </table:table-cell>
          <table:table-cell table:formula="of:=MIN(['NODEJS-2048MB'.$B$5:.$B$104])" office:value-type="float" office:value="8.495961" calcext:value-type="float">
            <text:p>8,495961</text:p>
          </table:table-cell>
          <table:table-cell table:formula="of:=MAX(['NODEJS-2048MB'.$B$5:.$B$104])" office:value-type="float" office:value="33.669764" calcext:value-type="float">
            <text:p>33,669764</text:p>
          </table:table-cell>
        </table:table-row>
        <table:table-row table:style-name="ro1">
          <table:table-cell office:value-type="float" office:value="85.511" calcext:value-type="float">
            <text:p>85,511</text:p>
          </table:table-cell>
          <table:table-cell office:value-type="float" office:value="14.116371" calcext:value-type="float">
            <text:p>14,116371</text:p>
          </table:table-cell>
          <table:table-cell/>
          <table:table-cell office:value-type="float" office:value="364.75" calcext:value-type="float">
            <text:p>364,75</text:p>
          </table:table-cell>
          <table:table-cell office:value-type="float" office:value="100.433926" calcext:value-type="float">
            <text:p>100,433926</text:p>
          </table:table-cell>
          <table:table-cell/>
          <table:table-cell office:value-type="float" office:value="1933.862" calcext:value-type="float">
            <text:p>1933,862</text:p>
          </table:table-cell>
          <table:table-cell office:value-type="float" office:value="953.796811" calcext:value-type="float">
            <text:p>953,796811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AVERAGE(['NODEJS-2048MB'.$E$5:.$E$204])" office:value-type="float" office:value="83.93311868" calcext:value-type="float">
            <text:p>83,93311868</text:p>
          </table:table-cell>
          <table:table-cell table:formula="of:=STDEV(['NODEJS-2048MB'.$E$5:.$E$204])" office:value-type="float" office:value="6.36299775856362" calcext:value-type="float">
            <text:p>6,3629977586</text:p>
          </table:table-cell>
          <table:table-cell table:formula="of:=MIN(['NODEJS-2048MB'.$E$5:.$E$104])" office:value-type="float" office:value="84.056313" calcext:value-type="float">
            <text:p>84,056313</text:p>
          </table:table-cell>
          <table:table-cell table:formula="of:=MAX(['NODEJS-2048MB'.$E$5:.$E$104])" office:value-type="float" office:value="106.368663" calcext:value-type="float">
            <text:p>106,368663</text:p>
          </table:table-cell>
        </table:table-row>
        <table:table-row table:style-name="ro1">
          <table:table-cell office:value-type="float" office:value="74.612" calcext:value-type="float">
            <text:p>74,612</text:p>
          </table:table-cell>
          <table:table-cell office:value-type="float" office:value="12.595077" calcext:value-type="float">
            <text:p>12,595077</text:p>
          </table:table-cell>
          <table:table-cell/>
          <table:table-cell office:value-type="float" office:value="151.68" calcext:value-type="float">
            <text:p>151,68</text:p>
          </table:table-cell>
          <table:table-cell office:value-type="float" office:value="98.295461" calcext:value-type="float">
            <text:p>98,295461</text:p>
          </table:table-cell>
          <table:table-cell/>
          <table:table-cell office:value-type="float" office:value="1006.385" calcext:value-type="float">
            <text:p>1006,385</text:p>
          </table:table-cell>
          <table:table-cell office:value-type="float" office:value="952.231252" calcext:value-type="float">
            <text:p>952,231252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AVERAGE(['NODEJS-2048MB'.$H$5:.$H$201])" office:value-type="float" office:value="887.779684441624" calcext:value-type="float">
            <text:p>887,7796844416</text:p>
          </table:table-cell>
          <table:table-cell table:formula="of:=STDEV(['NODEJS-2048MB'.$H$5:.$H$201])" office:value-type="float" office:value="26.7009622938393" calcext:value-type="float">
            <text:p>26,7009622938</text:p>
          </table:table-cell>
          <table:table-cell table:number-columns-repeated="2"/>
        </table:table-row>
        <table:table-row table:style-name="ro1">
          <table:table-cell office:value-type="float" office:value="66.244" calcext:value-type="float">
            <text:p>66,244</text:p>
          </table:table-cell>
          <table:table-cell office:value-type="float" office:value="12.206864" calcext:value-type="float">
            <text:p>12,206864</text:p>
          </table:table-cell>
          <table:table-cell/>
          <table:table-cell office:value-type="float" office:value="152.008" calcext:value-type="float">
            <text:p>152,008</text:p>
          </table:table-cell>
          <table:table-cell office:value-type="float" office:value="98.001303" calcext:value-type="float">
            <text:p>98,001303</text:p>
          </table:table-cell>
          <table:table-cell/>
          <table:table-cell office:value-type="float" office:value="991.874" calcext:value-type="float">
            <text:p>991,874</text:p>
          </table:table-cell>
          <table:table-cell office:value-type="float" office:value="938.689442" calcext:value-type="float">
            <text:p>938,689442</text:p>
          </table:table-cell>
          <table:table-cell table:number-columns-repeated="7"/>
        </table:table-row>
        <table:table-row table:style-name="ro1">
          <table:table-cell office:value-type="float" office:value="68.943" calcext:value-type="float">
            <text:p>68,943</text:p>
          </table:table-cell>
          <table:table-cell office:value-type="float" office:value="12.203947" calcext:value-type="float">
            <text:p>12,203947</text:p>
          </table:table-cell>
          <table:table-cell/>
          <table:table-cell office:value-type="float" office:value="151.671" calcext:value-type="float">
            <text:p>151,671</text:p>
          </table:table-cell>
          <table:table-cell office:value-type="float" office:value="97.151347" calcext:value-type="float">
            <text:p>97,151347</text:p>
          </table:table-cell>
          <table:table-cell/>
          <table:table-cell office:value-type="float" office:value="990.37" calcext:value-type="float">
            <text:p>990,37</text:p>
          </table:table-cell>
          <table:table-cell office:value-type="float" office:value="934.31701" calcext:value-type="float">
            <text:p>934,31701</text:p>
          </table:table-cell>
          <table:table-cell table:number-columns-repeated="7"/>
        </table:table-row>
        <table:table-row table:style-name="ro1">
          <table:table-cell office:value-type="float" office:value="64.879" calcext:value-type="float">
            <text:p>64,879</text:p>
          </table:table-cell>
          <table:table-cell office:value-type="float" office:value="12.181509" calcext:value-type="float">
            <text:p>12,181509</text:p>
          </table:table-cell>
          <table:table-cell/>
          <table:table-cell office:value-type="float" office:value="157.848" calcext:value-type="float">
            <text:p>157,848</text:p>
          </table:table-cell>
          <table:table-cell office:value-type="float" office:value="94.881016" calcext:value-type="float">
            <text:p>94,881016</text:p>
          </table:table-cell>
          <table:table-cell/>
          <table:table-cell office:value-type="float" office:value="990.857" calcext:value-type="float">
            <text:p>990,857</text:p>
          </table:table-cell>
          <table:table-cell office:value-type="float" office:value="934.286645" calcext:value-type="float">
            <text:p>934,286645</text:p>
          </table:table-cell>
          <table:table-cell table:number-columns-repeated="7"/>
        </table:table-row>
        <table:table-row table:style-name="ro1">
          <table:table-cell office:value-type="float" office:value="67.957" calcext:value-type="float">
            <text:p>67,957</text:p>
          </table:table-cell>
          <table:table-cell office:value-type="float" office:value="11.997716" calcext:value-type="float">
            <text:p>11,997716</text:p>
          </table:table-cell>
          <table:table-cell/>
          <table:table-cell office:value-type="float" office:value="149.629" calcext:value-type="float">
            <text:p>149,629</text:p>
          </table:table-cell>
          <table:table-cell office:value-type="float" office:value="94.625515" calcext:value-type="float">
            <text:p>94,625515</text:p>
          </table:table-cell>
          <table:table-cell/>
          <table:table-cell office:value-type="float" office:value="984.537" calcext:value-type="float">
            <text:p>984,537</text:p>
          </table:table-cell>
          <table:table-cell office:value-type="float" office:value="931.851499" calcext:value-type="float">
            <text:p>931,851499</text:p>
          </table:table-cell>
          <table:table-cell table:number-columns-repeated="7"/>
        </table:table-row>
        <table:table-row table:style-name="ro1">
          <table:table-cell office:value-type="float" office:value="64.834" calcext:value-type="float">
            <text:p>64,834</text:p>
          </table:table-cell>
          <table:table-cell office:value-type="float" office:value="11.447983" calcext:value-type="float">
            <text:p>11,447983</text:p>
          </table:table-cell>
          <table:table-cell/>
          <table:table-cell office:value-type="float" office:value="150.092" calcext:value-type="float">
            <text:p>150,092</text:p>
          </table:table-cell>
          <table:table-cell office:value-type="float" office:value="93.707179" calcext:value-type="float">
            <text:p>93,707179</text:p>
          </table:table-cell>
          <table:table-cell/>
          <table:table-cell office:value-type="float" office:value="1000.593" calcext:value-type="float">
            <text:p>1000,593</text:p>
          </table:table-cell>
          <table:table-cell office:value-type="float" office:value="930.7271" calcext:value-type="float">
            <text:p>930,7271</text:p>
          </table:table-cell>
          <table:table-cell table:number-columns-repeated="7"/>
        </table:table-row>
        <table:table-row table:style-name="ro1">
          <table:table-cell office:value-type="float" office:value="70.378" calcext:value-type="float">
            <text:p>70,378</text:p>
          </table:table-cell>
          <table:table-cell office:value-type="float" office:value="11.415355" calcext:value-type="float">
            <text:p>11,415355</text:p>
          </table:table-cell>
          <table:table-cell/>
          <table:table-cell office:value-type="float" office:value="151.217" calcext:value-type="float">
            <text:p>151,217</text:p>
          </table:table-cell>
          <table:table-cell office:value-type="float" office:value="93.294416" calcext:value-type="float">
            <text:p>93,294416</text:p>
          </table:table-cell>
          <table:table-cell/>
          <table:table-cell office:value-type="float" office:value="1011.726" calcext:value-type="float">
            <text:p>1011,726</text:p>
          </table:table-cell>
          <table:table-cell office:value-type="float" office:value="928.400666" calcext:value-type="float">
            <text:p>928,400666</text:p>
          </table:table-cell>
          <table:table-cell table:number-columns-repeated="7"/>
        </table:table-row>
        <table:table-row table:style-name="ro1">
          <table:table-cell office:value-type="float" office:value="70.884" calcext:value-type="float">
            <text:p>70,884</text:p>
          </table:table-cell>
          <table:table-cell office:value-type="float" office:value="11.132727" calcext:value-type="float">
            <text:p>11,132727</text:p>
          </table:table-cell>
          <table:table-cell/>
          <table:table-cell office:value-type="float" office:value="145.836" calcext:value-type="float">
            <text:p>145,836</text:p>
          </table:table-cell>
          <table:table-cell office:value-type="float" office:value="93.176362" calcext:value-type="float">
            <text:p>93,176362</text:p>
          </table:table-cell>
          <table:table-cell/>
          <table:table-cell office:value-type="float" office:value="992.006" calcext:value-type="float">
            <text:p>992,006</text:p>
          </table:table-cell>
          <table:table-cell office:value-type="float" office:value="926.81563" calcext:value-type="float">
            <text:p>926,81563</text:p>
          </table:table-cell>
          <table:table-cell table:number-columns-repeated="7"/>
        </table:table-row>
        <table:table-row table:style-name="ro1">
          <table:table-cell office:value-type="float" office:value="65.836" calcext:value-type="float">
            <text:p>65,836</text:p>
          </table:table-cell>
          <table:table-cell office:value-type="float" office:value="11.075934" calcext:value-type="float">
            <text:p>11,075934</text:p>
          </table:table-cell>
          <table:table-cell/>
          <table:table-cell office:value-type="float" office:value="147.699" calcext:value-type="float">
            <text:p>147,699</text:p>
          </table:table-cell>
          <table:table-cell office:value-type="float" office:value="92.547291" calcext:value-type="float">
            <text:p>92,547291</text:p>
          </table:table-cell>
          <table:table-cell/>
          <table:table-cell office:value-type="float" office:value="980.276" calcext:value-type="float">
            <text:p>980,276</text:p>
          </table:table-cell>
          <table:table-cell office:value-type="float" office:value="926.503367" calcext:value-type="float">
            <text:p>926,503367</text:p>
          </table:table-cell>
          <table:table-cell table:number-columns-repeated="7"/>
        </table:table-row>
        <table:table-row table:style-name="ro1">
          <table:table-cell office:value-type="float" office:value="68.944" calcext:value-type="float">
            <text:p>68,944</text:p>
          </table:table-cell>
          <table:table-cell office:value-type="float" office:value="11.016575" calcext:value-type="float">
            <text:p>11,016575</text:p>
          </table:table-cell>
          <table:table-cell/>
          <table:table-cell office:value-type="float" office:value="146.32" calcext:value-type="float">
            <text:p>146,32</text:p>
          </table:table-cell>
          <table:table-cell office:value-type="float" office:value="92.532666" calcext:value-type="float">
            <text:p>92,532666</text:p>
          </table:table-cell>
          <table:table-cell/>
          <table:table-cell office:value-type="float" office:value="978.985" calcext:value-type="float">
            <text:p>978,985</text:p>
          </table:table-cell>
          <table:table-cell office:value-type="float" office:value="925.56331" calcext:value-type="float">
            <text:p>925,56331</text:p>
          </table:table-cell>
          <table:table-cell table:number-columns-repeated="7"/>
        </table:table-row>
        <table:table-row table:style-name="ro1">
          <table:table-cell office:value-type="float" office:value="65.79" calcext:value-type="float">
            <text:p>65,79</text:p>
          </table:table-cell>
          <table:table-cell office:value-type="float" office:value="10.944537" calcext:value-type="float">
            <text:p>10,944537</text:p>
          </table:table-cell>
          <table:table-cell/>
          <table:table-cell office:value-type="float" office:value="147.011" calcext:value-type="float">
            <text:p>147,011</text:p>
          </table:table-cell>
          <table:table-cell office:value-type="float" office:value="92.372689" calcext:value-type="float">
            <text:p>92,372689</text:p>
          </table:table-cell>
          <table:table-cell/>
          <table:table-cell office:value-type="float" office:value="981.349" calcext:value-type="float">
            <text:p>981,349</text:p>
          </table:table-cell>
          <table:table-cell office:value-type="float" office:value="925.478932" calcext:value-type="float">
            <text:p>925,478932</text:p>
          </table:table-cell>
          <table:table-cell table:number-columns-repeated="7"/>
        </table:table-row>
        <table:table-row table:style-name="ro1">
          <table:table-cell office:value-type="float" office:value="72.124" calcext:value-type="float">
            <text:p>72,124</text:p>
          </table:table-cell>
          <table:table-cell office:value-type="float" office:value="10.799919" calcext:value-type="float">
            <text:p>10,799919</text:p>
          </table:table-cell>
          <table:table-cell/>
          <table:table-cell office:value-type="float" office:value="147.824" calcext:value-type="float">
            <text:p>147,824</text:p>
          </table:table-cell>
          <table:table-cell office:value-type="float" office:value="91.940488" calcext:value-type="float">
            <text:p>91,940488</text:p>
          </table:table-cell>
          <table:table-cell/>
          <table:table-cell office:value-type="float" office:value="978.75" calcext:value-type="float">
            <text:p>978,75</text:p>
          </table:table-cell>
          <table:table-cell office:value-type="float" office:value="924.282243" calcext:value-type="float">
            <text:p>924,282243</text:p>
          </table:table-cell>
          <table:table-cell table:number-columns-repeated="7"/>
        </table:table-row>
        <table:table-row table:style-name="ro1">
          <table:table-cell office:value-type="float" office:value="64.787" calcext:value-type="float">
            <text:p>64,787</text:p>
          </table:table-cell>
          <table:table-cell office:value-type="float" office:value="10.705695" calcext:value-type="float">
            <text:p>10,705695</text:p>
          </table:table-cell>
          <table:table-cell/>
          <table:table-cell office:value-type="float" office:value="149.308" calcext:value-type="float">
            <text:p>149,308</text:p>
          </table:table-cell>
          <table:table-cell office:value-type="float" office:value="91.809341" calcext:value-type="float">
            <text:p>91,809341</text:p>
          </table:table-cell>
          <table:table-cell/>
          <table:table-cell office:value-type="float" office:value="995.833" calcext:value-type="float">
            <text:p>995,833</text:p>
          </table:table-cell>
          <table:table-cell office:value-type="float" office:value="924.263726" calcext:value-type="float">
            <text:p>924,263726</text:p>
          </table:table-cell>
          <table:table-cell table:number-columns-repeated="7"/>
        </table:table-row>
        <table:table-row table:style-name="ro1">
          <table:table-cell office:value-type="float" office:value="70.738" calcext:value-type="float">
            <text:p>70,738</text:p>
          </table:table-cell>
          <table:table-cell office:value-type="float" office:value="10.627638" calcext:value-type="float">
            <text:p>10,627638</text:p>
          </table:table-cell>
          <table:table-cell/>
          <table:table-cell office:value-type="float" office:value="147.204" calcext:value-type="float">
            <text:p>147,204</text:p>
          </table:table-cell>
          <table:table-cell office:value-type="float" office:value="91.702391" calcext:value-type="float">
            <text:p>91,702391</text:p>
          </table:table-cell>
          <table:table-cell/>
          <table:table-cell office:value-type="float" office:value="978.861" calcext:value-type="float">
            <text:p>978,861</text:p>
          </table:table-cell>
          <table:table-cell office:value-type="float" office:value="923.614944" calcext:value-type="float">
            <text:p>923,614944</text:p>
          </table:table-cell>
          <table:table-cell table:number-columns-repeated="7"/>
        </table:table-row>
        <table:table-row table:style-name="ro1">
          <table:table-cell office:value-type="float" office:value="72.263" calcext:value-type="float">
            <text:p>72,263</text:p>
          </table:table-cell>
          <table:table-cell office:value-type="float" office:value="10.587514" calcext:value-type="float">
            <text:p>10,587514</text:p>
          </table:table-cell>
          <table:table-cell/>
          <table:table-cell office:value-type="float" office:value="148.936" calcext:value-type="float">
            <text:p>148,936</text:p>
          </table:table-cell>
          <table:table-cell office:value-type="float" office:value="91.670342" calcext:value-type="float">
            <text:p>91,670342</text:p>
          </table:table-cell>
          <table:table-cell/>
          <table:table-cell office:value-type="float" office:value="975.787" calcext:value-type="float">
            <text:p>975,787</text:p>
          </table:table-cell>
          <table:table-cell office:value-type="float" office:value="923.600073" calcext:value-type="float">
            <text:p>923,600073</text:p>
          </table:table-cell>
          <table:table-cell table:number-columns-repeated="7"/>
        </table:table-row>
        <table:table-row table:style-name="ro1">
          <table:table-cell office:value-type="float" office:value="181.909" calcext:value-type="float">
            <text:p>181,909</text:p>
          </table:table-cell>
          <table:table-cell office:value-type="float" office:value="10.41295" calcext:value-type="float">
            <text:p>10,41295</text:p>
          </table:table-cell>
          <table:table-cell/>
          <table:table-cell office:value-type="float" office:value="144.609" calcext:value-type="float">
            <text:p>144,609</text:p>
          </table:table-cell>
          <table:table-cell office:value-type="float" office:value="91.549715" calcext:value-type="float">
            <text:p>91,549715</text:p>
          </table:table-cell>
          <table:table-cell/>
          <table:table-cell office:value-type="float" office:value="975.238" calcext:value-type="float">
            <text:p>975,238</text:p>
          </table:table-cell>
          <table:table-cell office:value-type="float" office:value="922.760018" calcext:value-type="float">
            <text:p>922,760018</text:p>
          </table:table-cell>
          <table:table-cell table:number-columns-repeated="7"/>
        </table:table-row>
        <table:table-row table:style-name="ro1">
          <table:table-cell office:value-type="float" office:value="67.282" calcext:value-type="float">
            <text:p>67,282</text:p>
          </table:table-cell>
          <table:table-cell office:value-type="float" office:value="10.389767" calcext:value-type="float">
            <text:p>10,389767</text:p>
          </table:table-cell>
          <table:table-cell/>
          <table:table-cell office:value-type="float" office:value="146.073" calcext:value-type="float">
            <text:p>146,073</text:p>
          </table:table-cell>
          <table:table-cell office:value-type="float" office:value="91.537071" calcext:value-type="float">
            <text:p>91,537071</text:p>
          </table:table-cell>
          <table:table-cell/>
          <table:table-cell office:value-type="float" office:value="981.114" calcext:value-type="float">
            <text:p>981,114</text:p>
          </table:table-cell>
          <table:table-cell office:value-type="float" office:value="922.008538" calcext:value-type="float">
            <text:p>922,008538</text:p>
          </table:table-cell>
          <table:table-cell table:number-columns-repeated="7"/>
        </table:table-row>
        <table:table-row table:style-name="ro1">
          <table:table-cell office:value-type="float" office:value="65.121" calcext:value-type="float">
            <text:p>65,121</text:p>
          </table:table-cell>
          <table:table-cell office:value-type="float" office:value="10.350399" calcext:value-type="float">
            <text:p>10,350399</text:p>
          </table:table-cell>
          <table:table-cell/>
          <table:table-cell office:value-type="float" office:value="146.812" calcext:value-type="float">
            <text:p>146,812</text:p>
          </table:table-cell>
          <table:table-cell office:value-type="float" office:value="91.494171" calcext:value-type="float">
            <text:p>91,494171</text:p>
          </table:table-cell>
          <table:table-cell/>
          <table:table-cell office:value-type="float" office:value="976.106" calcext:value-type="float">
            <text:p>976,106</text:p>
          </table:table-cell>
          <table:table-cell office:value-type="float" office:value="921.996361" calcext:value-type="float">
            <text:p>921,996361</text:p>
          </table:table-cell>
          <table:table-cell table:number-columns-repeated="7"/>
        </table:table-row>
        <table:table-row table:style-name="ro1">
          <table:table-cell office:value-type="float" office:value="67.569" calcext:value-type="float">
            <text:p>67,569</text:p>
          </table:table-cell>
          <table:table-cell office:value-type="float" office:value="10.305174" calcext:value-type="float">
            <text:p>10,305174</text:p>
          </table:table-cell>
          <table:table-cell/>
          <table:table-cell office:value-type="float" office:value="144.926" calcext:value-type="float">
            <text:p>144,926</text:p>
          </table:table-cell>
          <table:table-cell office:value-type="float" office:value="90.922896" calcext:value-type="float">
            <text:p>90,922896</text:p>
          </table:table-cell>
          <table:table-cell/>
          <table:table-cell office:value-type="float" office:value="975.574" calcext:value-type="float">
            <text:p>975,574</text:p>
          </table:table-cell>
          <table:table-cell office:value-type="float" office:value="921.237613" calcext:value-type="float">
            <text:p>921,237613</text:p>
          </table:table-cell>
          <table:table-cell table:number-columns-repeated="7"/>
        </table:table-row>
        <table:table-row table:style-name="ro1">
          <table:table-cell office:value-type="float" office:value="64.212" calcext:value-type="float">
            <text:p>64,212</text:p>
          </table:table-cell>
          <table:table-cell office:value-type="float" office:value="10.300009" calcext:value-type="float">
            <text:p>10,300009</text:p>
          </table:table-cell>
          <table:table-cell/>
          <table:table-cell office:value-type="float" office:value="145.217" calcext:value-type="float">
            <text:p>145,217</text:p>
          </table:table-cell>
          <table:table-cell office:value-type="float" office:value="90.621199" calcext:value-type="float">
            <text:p>90,621199</text:p>
          </table:table-cell>
          <table:table-cell/>
          <table:table-cell office:value-type="float" office:value="978.41" calcext:value-type="float">
            <text:p>978,41</text:p>
          </table:table-cell>
          <table:table-cell office:value-type="float" office:value="921.205044" calcext:value-type="float">
            <text:p>921,205044</text:p>
          </table:table-cell>
          <table:table-cell table:number-columns-repeated="7"/>
        </table:table-row>
        <table:table-row table:style-name="ro1">
          <table:table-cell office:value-type="float" office:value="68.586" calcext:value-type="float">
            <text:p>68,586</text:p>
          </table:table-cell>
          <table:table-cell office:value-type="float" office:value="10.22811" calcext:value-type="float">
            <text:p>10,22811</text:p>
          </table:table-cell>
          <table:table-cell/>
          <table:table-cell office:value-type="float" office:value="147.842" calcext:value-type="float">
            <text:p>147,842</text:p>
          </table:table-cell>
          <table:table-cell office:value-type="float" office:value="90.498511" calcext:value-type="float">
            <text:p>90,498511</text:p>
          </table:table-cell>
          <table:table-cell/>
          <table:table-cell office:value-type="float" office:value="977.526" calcext:value-type="float">
            <text:p>977,526</text:p>
          </table:table-cell>
          <table:table-cell office:value-type="float" office:value="921.187543" calcext:value-type="float">
            <text:p>921,187543</text:p>
          </table:table-cell>
          <table:table-cell table:number-columns-repeated="7"/>
        </table:table-row>
        <table:table-row table:style-name="ro1">
          <table:table-cell office:value-type="float" office:value="63.288" calcext:value-type="float">
            <text:p>63,288</text:p>
          </table:table-cell>
          <table:table-cell office:value-type="float" office:value="10.218988" calcext:value-type="float">
            <text:p>10,218988</text:p>
          </table:table-cell>
          <table:table-cell/>
          <table:table-cell office:value-type="float" office:value="144.714" calcext:value-type="float">
            <text:p>144,714</text:p>
          </table:table-cell>
          <table:table-cell office:value-type="float" office:value="90.439734" calcext:value-type="float">
            <text:p>90,439734</text:p>
          </table:table-cell>
          <table:table-cell/>
          <table:table-cell office:value-type="float" office:value="975.109" calcext:value-type="float">
            <text:p>975,109</text:p>
          </table:table-cell>
          <table:table-cell office:value-type="float" office:value="919.748492" calcext:value-type="float">
            <text:p>919,748492</text:p>
          </table:table-cell>
          <table:table-cell table:number-columns-repeated="7"/>
        </table:table-row>
        <table:table-row table:style-name="ro1">
          <table:table-cell office:value-type="float" office:value="62.673" calcext:value-type="float">
            <text:p>62,673</text:p>
          </table:table-cell>
          <table:table-cell office:value-type="float" office:value="10.187031" calcext:value-type="float">
            <text:p>10,187031</text:p>
          </table:table-cell>
          <table:table-cell/>
          <table:table-cell office:value-type="float" office:value="143.34" calcext:value-type="float">
            <text:p>143,34</text:p>
          </table:table-cell>
          <table:table-cell office:value-type="float" office:value="90.330205" calcext:value-type="float">
            <text:p>90,330205</text:p>
          </table:table-cell>
          <table:table-cell/>
          <table:table-cell office:value-type="float" office:value="970.781" calcext:value-type="float">
            <text:p>970,781</text:p>
          </table:table-cell>
          <table:table-cell office:value-type="float" office:value="917.894388" calcext:value-type="float">
            <text:p>917,894388</text:p>
          </table:table-cell>
          <table:table-cell table:number-columns-repeated="7"/>
        </table:table-row>
        <table:table-row table:style-name="ro1">
          <table:table-cell office:value-type="float" office:value="63.882" calcext:value-type="float">
            <text:p>63,882</text:p>
          </table:table-cell>
          <table:table-cell office:value-type="float" office:value="10.076932" calcext:value-type="float">
            <text:p>10,076932</text:p>
          </table:table-cell>
          <table:table-cell/>
          <table:table-cell office:value-type="float" office:value="144.967" calcext:value-type="float">
            <text:p>144,967</text:p>
          </table:table-cell>
          <table:table-cell office:value-type="float" office:value="90.308275" calcext:value-type="float">
            <text:p>90,308275</text:p>
          </table:table-cell>
          <table:table-cell/>
          <table:table-cell office:value-type="float" office:value="975.921" calcext:value-type="float">
            <text:p>975,921</text:p>
          </table:table-cell>
          <table:table-cell office:value-type="float" office:value="917.708773" calcext:value-type="float">
            <text:p>917,708773</text:p>
          </table:table-cell>
          <table:table-cell table:number-columns-repeated="7"/>
        </table:table-row>
        <table:table-row table:style-name="ro1">
          <table:table-cell office:value-type="float" office:value="64.345" calcext:value-type="float">
            <text:p>64,345</text:p>
          </table:table-cell>
          <table:table-cell office:value-type="float" office:value="9.935211" calcext:value-type="float">
            <text:p>9,935211</text:p>
          </table:table-cell>
          <table:table-cell/>
          <table:table-cell office:value-type="float" office:value="145.497" calcext:value-type="float">
            <text:p>145,497</text:p>
          </table:table-cell>
          <table:table-cell office:value-type="float" office:value="90.090378" calcext:value-type="float">
            <text:p>90,090378</text:p>
          </table:table-cell>
          <table:table-cell/>
          <table:table-cell office:value-type="float" office:value="969.121" calcext:value-type="float">
            <text:p>969,121</text:p>
          </table:table-cell>
          <table:table-cell office:value-type="float" office:value="917.138355" calcext:value-type="float">
            <text:p>917,138355</text:p>
          </table:table-cell>
          <table:table-cell table:number-columns-repeated="7"/>
        </table:table-row>
        <table:table-row table:style-name="ro1">
          <table:table-cell office:value-type="float" office:value="70.587" calcext:value-type="float">
            <text:p>70,587</text:p>
          </table:table-cell>
          <table:table-cell office:value-type="float" office:value="9.920147" calcext:value-type="float">
            <text:p>9,920147</text:p>
          </table:table-cell>
          <table:table-cell/>
          <table:table-cell office:value-type="float" office:value="145.98" calcext:value-type="float">
            <text:p>145,98</text:p>
          </table:table-cell>
          <table:table-cell office:value-type="float" office:value="89.878539" calcext:value-type="float">
            <text:p>89,878539</text:p>
          </table:table-cell>
          <table:table-cell/>
          <table:table-cell office:value-type="float" office:value="972.179" calcext:value-type="float">
            <text:p>972,179</text:p>
          </table:table-cell>
          <table:table-cell office:value-type="float" office:value="916.900381" calcext:value-type="float">
            <text:p>916,900381</text:p>
          </table:table-cell>
          <table:table-cell table:number-columns-repeated="7"/>
        </table:table-row>
        <table:table-row table:style-name="ro1">
          <table:table-cell office:value-type="float" office:value="66.669" calcext:value-type="float">
            <text:p>66,669</text:p>
          </table:table-cell>
          <table:table-cell office:value-type="float" office:value="9.901903" calcext:value-type="float">
            <text:p>9,901903</text:p>
          </table:table-cell>
          <table:table-cell/>
          <table:table-cell office:value-type="float" office:value="143.971" calcext:value-type="float">
            <text:p>143,971</text:p>
          </table:table-cell>
          <table:table-cell office:value-type="float" office:value="89.741194" calcext:value-type="float">
            <text:p>89,741194</text:p>
          </table:table-cell>
          <table:table-cell/>
          <table:table-cell office:value-type="float" office:value="971.326" calcext:value-type="float">
            <text:p>971,326</text:p>
          </table:table-cell>
          <table:table-cell office:value-type="float" office:value="916.085944" calcext:value-type="float">
            <text:p>916,085944</text:p>
          </table:table-cell>
          <table:table-cell table:number-columns-repeated="7"/>
        </table:table-row>
        <table:table-row table:style-name="ro1">
          <table:table-cell office:value-type="float" office:value="63.589" calcext:value-type="float">
            <text:p>63,589</text:p>
          </table:table-cell>
          <table:table-cell office:value-type="float" office:value="9.878148" calcext:value-type="float">
            <text:p>9,878148</text:p>
          </table:table-cell>
          <table:table-cell/>
          <table:table-cell office:value-type="float" office:value="143.368" calcext:value-type="float">
            <text:p>143,368</text:p>
          </table:table-cell>
          <table:table-cell office:value-type="float" office:value="89.615015" calcext:value-type="float">
            <text:p>89,615015</text:p>
          </table:table-cell>
          <table:table-cell/>
          <table:table-cell office:value-type="float" office:value="969.381" calcext:value-type="float">
            <text:p>969,381</text:p>
          </table:table-cell>
          <table:table-cell office:value-type="float" office:value="915.200029" calcext:value-type="float">
            <text:p>915,200029</text:p>
          </table:table-cell>
          <table:table-cell table:number-columns-repeated="7"/>
        </table:table-row>
        <table:table-row table:style-name="ro1">
          <table:table-cell office:value-type="float" office:value="68.862" calcext:value-type="float">
            <text:p>68,862</text:p>
          </table:table-cell>
          <table:table-cell office:value-type="float" office:value="9.858266" calcext:value-type="float">
            <text:p>9,858266</text:p>
          </table:table-cell>
          <table:table-cell/>
          <table:table-cell office:value-type="float" office:value="144.38" calcext:value-type="float">
            <text:p>144,38</text:p>
          </table:table-cell>
          <table:table-cell office:value-type="float" office:value="89.559054" calcext:value-type="float">
            <text:p>89,559054</text:p>
          </table:table-cell>
          <table:table-cell/>
          <table:table-cell office:value-type="float" office:value="968.326" calcext:value-type="float">
            <text:p>968,326</text:p>
          </table:table-cell>
          <table:table-cell office:value-type="float" office:value="914.833414" calcext:value-type="float">
            <text:p>914,833414</text:p>
          </table:table-cell>
          <table:table-cell table:number-columns-repeated="7"/>
        </table:table-row>
        <table:table-row table:style-name="ro1">
          <table:table-cell office:value-type="float" office:value="63.676" calcext:value-type="float">
            <text:p>63,676</text:p>
          </table:table-cell>
          <table:table-cell office:value-type="float" office:value="9.742451" calcext:value-type="float">
            <text:p>9,742451</text:p>
          </table:table-cell>
          <table:table-cell/>
          <table:table-cell office:value-type="float" office:value="143.047" calcext:value-type="float">
            <text:p>143,047</text:p>
          </table:table-cell>
          <table:table-cell office:value-type="float" office:value="89.45807" calcext:value-type="float">
            <text:p>89,45807</text:p>
          </table:table-cell>
          <table:table-cell/>
          <table:table-cell office:value-type="float" office:value="1210.923" calcext:value-type="float">
            <text:p>1210,923</text:p>
          </table:table-cell>
          <table:table-cell office:value-type="float" office:value="912.613954" calcext:value-type="float">
            <text:p>912,613954</text:p>
          </table:table-cell>
          <table:table-cell table:number-columns-repeated="7"/>
        </table:table-row>
        <table:table-row table:style-name="ro1">
          <table:table-cell office:value-type="float" office:value="64.342" calcext:value-type="float">
            <text:p>64,342</text:p>
          </table:table-cell>
          <table:table-cell office:value-type="float" office:value="9.718262" calcext:value-type="float">
            <text:p>9,718262</text:p>
          </table:table-cell>
          <table:table-cell/>
          <table:table-cell office:value-type="float" office:value="142.723" calcext:value-type="float">
            <text:p>142,723</text:p>
          </table:table-cell>
          <table:table-cell office:value-type="float" office:value="89.123302" calcext:value-type="float">
            <text:p>89,123302</text:p>
          </table:table-cell>
          <table:table-cell/>
          <table:table-cell office:value-type="float" office:value="967.936" calcext:value-type="float">
            <text:p>967,936</text:p>
          </table:table-cell>
          <table:table-cell office:value-type="float" office:value="912.368484" calcext:value-type="float">
            <text:p>912,368484</text:p>
          </table:table-cell>
          <table:table-cell table:number-columns-repeated="7"/>
        </table:table-row>
        <table:table-row table:style-name="ro1">
          <table:table-cell office:value-type="float" office:value="185.886" calcext:value-type="float">
            <text:p>185,886</text:p>
          </table:table-cell>
          <table:table-cell office:value-type="float" office:value="9.6692" calcext:value-type="float">
            <text:p>9,6692</text:p>
          </table:table-cell>
          <table:table-cell/>
          <table:table-cell office:value-type="float" office:value="145.584" calcext:value-type="float">
            <text:p>145,584</text:p>
          </table:table-cell>
          <table:table-cell office:value-type="float" office:value="89.072248" calcext:value-type="float">
            <text:p>89,072248</text:p>
          </table:table-cell>
          <table:table-cell/>
          <table:table-cell office:value-type="float" office:value="966.808" calcext:value-type="float">
            <text:p>966,808</text:p>
          </table:table-cell>
          <table:table-cell office:value-type="float" office:value="912.31315" calcext:value-type="float">
            <text:p>912,31315</text:p>
          </table:table-cell>
          <table:table-cell table:number-columns-repeated="7"/>
        </table:table-row>
        <table:table-row table:style-name="ro1">
          <table:table-cell office:value-type="float" office:value="64.586" calcext:value-type="float">
            <text:p>64,586</text:p>
          </table:table-cell>
          <table:table-cell office:value-type="float" office:value="9.63851" calcext:value-type="float">
            <text:p>9,63851</text:p>
          </table:table-cell>
          <table:table-cell/>
          <table:table-cell office:value-type="float" office:value="143.626" calcext:value-type="float">
            <text:p>143,626</text:p>
          </table:table-cell>
          <table:table-cell office:value-type="float" office:value="89.067829" calcext:value-type="float">
            <text:p>89,067829</text:p>
          </table:table-cell>
          <table:table-cell/>
          <table:table-cell office:value-type="float" office:value="965.85" calcext:value-type="float">
            <text:p>965,85</text:p>
          </table:table-cell>
          <table:table-cell office:value-type="float" office:value="908.547718" calcext:value-type="float">
            <text:p>908,547718</text:p>
          </table:table-cell>
          <table:table-cell table:number-columns-repeated="7"/>
        </table:table-row>
        <table:table-row table:style-name="ro1">
          <table:table-cell office:value-type="float" office:value="65.75" calcext:value-type="float">
            <text:p>65,75</text:p>
          </table:table-cell>
          <table:table-cell office:value-type="float" office:value="9.6319" calcext:value-type="float">
            <text:p>9,6319</text:p>
          </table:table-cell>
          <table:table-cell/>
          <table:table-cell office:value-type="float" office:value="144.129" calcext:value-type="float">
            <text:p>144,129</text:p>
          </table:table-cell>
          <table:table-cell office:value-type="float" office:value="88.975255" calcext:value-type="float">
            <text:p>88,975255</text:p>
          </table:table-cell>
          <table:table-cell/>
          <table:table-cell office:value-type="float" office:value="961.678" calcext:value-type="float">
            <text:p>961,678</text:p>
          </table:table-cell>
          <table:table-cell office:value-type="float" office:value="908.031781" calcext:value-type="float">
            <text:p>908,031781</text:p>
          </table:table-cell>
          <table:table-cell table:number-columns-repeated="7"/>
        </table:table-row>
        <table:table-row table:style-name="ro1">
          <table:table-cell office:value-type="float" office:value="63.711" calcext:value-type="float">
            <text:p>63,711</text:p>
          </table:table-cell>
          <table:table-cell office:value-type="float" office:value="9.624836" calcext:value-type="float">
            <text:p>9,624836</text:p>
          </table:table-cell>
          <table:table-cell/>
          <table:table-cell office:value-type="float" office:value="145.69" calcext:value-type="float">
            <text:p>145,69</text:p>
          </table:table-cell>
          <table:table-cell office:value-type="float" office:value="88.900165" calcext:value-type="float">
            <text:p>88,900165</text:p>
          </table:table-cell>
          <table:table-cell/>
          <table:table-cell office:value-type="float" office:value="964.554" calcext:value-type="float">
            <text:p>964,554</text:p>
          </table:table-cell>
          <table:table-cell office:value-type="float" office:value="907.810381" calcext:value-type="float">
            <text:p>907,810381</text:p>
          </table:table-cell>
          <table:table-cell table:number-columns-repeated="7"/>
        </table:table-row>
        <table:table-row table:style-name="ro1">
          <table:table-cell office:value-type="float" office:value="65.139" calcext:value-type="float">
            <text:p>65,139</text:p>
          </table:table-cell>
          <table:table-cell office:value-type="float" office:value="9.623389" calcext:value-type="float">
            <text:p>9,623389</text:p>
          </table:table-cell>
          <table:table-cell/>
          <table:table-cell office:value-type="float" office:value="144.68" calcext:value-type="float">
            <text:p>144,68</text:p>
          </table:table-cell>
          <table:table-cell office:value-type="float" office:value="88.741069" calcext:value-type="float">
            <text:p>88,741069</text:p>
          </table:table-cell>
          <table:table-cell/>
          <table:table-cell office:value-type="float" office:value="969.459" calcext:value-type="float">
            <text:p>969,459</text:p>
          </table:table-cell>
          <table:table-cell office:value-type="float" office:value="907.73258" calcext:value-type="float">
            <text:p>907,73258</text:p>
          </table:table-cell>
          <table:table-cell table:number-columns-repeated="7"/>
        </table:table-row>
        <table:table-row table:style-name="ro1">
          <table:table-cell office:value-type="float" office:value="67.86" calcext:value-type="float">
            <text:p>67,86</text:p>
          </table:table-cell>
          <table:table-cell office:value-type="float" office:value="9.623165" calcext:value-type="float">
            <text:p>9,623165</text:p>
          </table:table-cell>
          <table:table-cell/>
          <table:table-cell office:value-type="float" office:value="142.636" calcext:value-type="float">
            <text:p>142,636</text:p>
          </table:table-cell>
          <table:table-cell office:value-type="float" office:value="88.732481" calcext:value-type="float">
            <text:p>88,732481</text:p>
          </table:table-cell>
          <table:table-cell/>
          <table:table-cell office:value-type="float" office:value="960.535" calcext:value-type="float">
            <text:p>960,535</text:p>
          </table:table-cell>
          <table:table-cell office:value-type="float" office:value="906.7114" calcext:value-type="float">
            <text:p>906,7114</text:p>
          </table:table-cell>
          <table:table-cell table:number-columns-repeated="7"/>
        </table:table-row>
        <table:table-row table:style-name="ro1">
          <table:table-cell office:value-type="float" office:value="68.295" calcext:value-type="float">
            <text:p>68,295</text:p>
          </table:table-cell>
          <table:table-cell office:value-type="float" office:value="9.61322" calcext:value-type="float">
            <text:p>9,61322</text:p>
          </table:table-cell>
          <table:table-cell/>
          <table:table-cell office:value-type="float" office:value="141.514" calcext:value-type="float">
            <text:p>141,514</text:p>
          </table:table-cell>
          <table:table-cell office:value-type="float" office:value="88.725428" calcext:value-type="float">
            <text:p>88,725428</text:p>
          </table:table-cell>
          <table:table-cell/>
          <table:table-cell office:value-type="float" office:value="960.247" calcext:value-type="float">
            <text:p>960,247</text:p>
          </table:table-cell>
          <table:table-cell office:value-type="float" office:value="906.663582" calcext:value-type="float">
            <text:p>906,663582</text:p>
          </table:table-cell>
          <table:table-cell table:number-columns-repeated="7"/>
        </table:table-row>
        <table:table-row table:style-name="ro1">
          <table:table-cell office:value-type="float" office:value="64.086" calcext:value-type="float">
            <text:p>64,086</text:p>
          </table:table-cell>
          <table:table-cell office:value-type="float" office:value="9.605568" calcext:value-type="float">
            <text:p>9,605568</text:p>
          </table:table-cell>
          <table:table-cell/>
          <table:table-cell office:value-type="float" office:value="143.304" calcext:value-type="float">
            <text:p>143,304</text:p>
          </table:table-cell>
          <table:table-cell office:value-type="float" office:value="88.695632" calcext:value-type="float">
            <text:p>88,695632</text:p>
          </table:table-cell>
          <table:table-cell/>
          <table:table-cell office:value-type="float" office:value="961.511" calcext:value-type="float">
            <text:p>961,511</text:p>
          </table:table-cell>
          <table:table-cell office:value-type="float" office:value="906.461612" calcext:value-type="float">
            <text:p>906,461612</text:p>
          </table:table-cell>
          <table:table-cell table:number-columns-repeated="7"/>
        </table:table-row>
        <table:table-row table:style-name="ro1">
          <table:table-cell office:value-type="float" office:value="63.918" calcext:value-type="float">
            <text:p>63,918</text:p>
          </table:table-cell>
          <table:table-cell office:value-type="float" office:value="9.573911" calcext:value-type="float">
            <text:p>9,573911</text:p>
          </table:table-cell>
          <table:table-cell/>
          <table:table-cell office:value-type="float" office:value="142.273" calcext:value-type="float">
            <text:p>142,273</text:p>
          </table:table-cell>
          <table:table-cell office:value-type="float" office:value="88.652528" calcext:value-type="float">
            <text:p>88,652528</text:p>
          </table:table-cell>
          <table:table-cell/>
          <table:table-cell office:value-type="float" office:value="959.034" calcext:value-type="float">
            <text:p>959,034</text:p>
          </table:table-cell>
          <table:table-cell office:value-type="float" office:value="906.42628" calcext:value-type="float">
            <text:p>906,42628</text:p>
          </table:table-cell>
          <table:table-cell table:number-columns-repeated="7"/>
        </table:table-row>
        <table:table-row table:style-name="ro1">
          <table:table-cell office:value-type="float" office:value="66.655" calcext:value-type="float">
            <text:p>66,655</text:p>
          </table:table-cell>
          <table:table-cell office:value-type="float" office:value="9.538851" calcext:value-type="float">
            <text:p>9,538851</text:p>
          </table:table-cell>
          <table:table-cell/>
          <table:table-cell office:value-type="float" office:value="145.638" calcext:value-type="float">
            <text:p>145,638</text:p>
          </table:table-cell>
          <table:table-cell office:value-type="float" office:value="88.637202" calcext:value-type="float">
            <text:p>88,637202</text:p>
          </table:table-cell>
          <table:table-cell/>
          <table:table-cell office:value-type="float" office:value="966.257" calcext:value-type="float">
            <text:p>966,257</text:p>
          </table:table-cell>
          <table:table-cell office:value-type="float" office:value="906.075205" calcext:value-type="float">
            <text:p>906,075205</text:p>
          </table:table-cell>
          <table:table-cell table:number-columns-repeated="7"/>
        </table:table-row>
        <table:table-row table:style-name="ro1">
          <table:table-cell office:value-type="float" office:value="64.39" calcext:value-type="float">
            <text:p>64,39</text:p>
          </table:table-cell>
          <table:table-cell office:value-type="float" office:value="9.536186" calcext:value-type="float">
            <text:p>9,536186</text:p>
          </table:table-cell>
          <table:table-cell/>
          <table:table-cell office:value-type="float" office:value="142.858" calcext:value-type="float">
            <text:p>142,858</text:p>
          </table:table-cell>
          <table:table-cell office:value-type="float" office:value="88.496712" calcext:value-type="float">
            <text:p>88,496712</text:p>
          </table:table-cell>
          <table:table-cell/>
          <table:table-cell office:value-type="float" office:value="959.822" calcext:value-type="float">
            <text:p>959,822</text:p>
          </table:table-cell>
          <table:table-cell office:value-type="float" office:value="906.014865" calcext:value-type="float">
            <text:p>906,014865</text:p>
          </table:table-cell>
          <table:table-cell table:number-columns-repeated="7"/>
        </table:table-row>
        <table:table-row table:style-name="ro1">
          <table:table-cell office:value-type="float" office:value="63.941" calcext:value-type="float">
            <text:p>63,941</text:p>
          </table:table-cell>
          <table:table-cell office:value-type="float" office:value="9.534927" calcext:value-type="float">
            <text:p>9,534927</text:p>
          </table:table-cell>
          <table:table-cell/>
          <table:table-cell office:value-type="float" office:value="144.417" calcext:value-type="float">
            <text:p>144,417</text:p>
          </table:table-cell>
          <table:table-cell office:value-type="float" office:value="88.49223" calcext:value-type="float">
            <text:p>88,49223</text:p>
          </table:table-cell>
          <table:table-cell/>
          <table:table-cell office:value-type="float" office:value="961.874" calcext:value-type="float">
            <text:p>961,874</text:p>
          </table:table-cell>
          <table:table-cell office:value-type="float" office:value="905.486095" calcext:value-type="float">
            <text:p>905,486095</text:p>
          </table:table-cell>
          <table:table-cell table:number-columns-repeated="7"/>
        </table:table-row>
        <table:table-row table:style-name="ro1">
          <table:table-cell office:value-type="float" office:value="67.53" calcext:value-type="float">
            <text:p>67,53</text:p>
          </table:table-cell>
          <table:table-cell office:value-type="float" office:value="9.499258" calcext:value-type="float">
            <text:p>9,499258</text:p>
          </table:table-cell>
          <table:table-cell/>
          <table:table-cell office:value-type="float" office:value="144.07" calcext:value-type="float">
            <text:p>144,07</text:p>
          </table:table-cell>
          <table:table-cell office:value-type="float" office:value="88.256222" calcext:value-type="float">
            <text:p>88,256222</text:p>
          </table:table-cell>
          <table:table-cell/>
          <table:table-cell office:value-type="float" office:value="964.502" calcext:value-type="float">
            <text:p>964,502</text:p>
          </table:table-cell>
          <table:table-cell office:value-type="float" office:value="905.269907" calcext:value-type="float">
            <text:p>905,269907</text:p>
          </table:table-cell>
          <table:table-cell table:number-columns-repeated="7"/>
        </table:table-row>
        <table:table-row table:style-name="ro1">
          <table:table-cell office:value-type="float" office:value="66.097" calcext:value-type="float">
            <text:p>66,097</text:p>
          </table:table-cell>
          <table:table-cell office:value-type="float" office:value="9.466988" calcext:value-type="float">
            <text:p>9,466988</text:p>
          </table:table-cell>
          <table:table-cell/>
          <table:table-cell office:value-type="float" office:value="144.119" calcext:value-type="float">
            <text:p>144,119</text:p>
          </table:table-cell>
          <table:table-cell office:value-type="float" office:value="88.236922" calcext:value-type="float">
            <text:p>88,236922</text:p>
          </table:table-cell>
          <table:table-cell/>
          <table:table-cell office:value-type="float" office:value="962.157" calcext:value-type="float">
            <text:p>962,157</text:p>
          </table:table-cell>
          <table:table-cell office:value-type="float" office:value="904.735557" calcext:value-type="float">
            <text:p>904,735557</text:p>
          </table:table-cell>
          <table:table-cell table:number-columns-repeated="7"/>
        </table:table-row>
        <table:table-row table:style-name="ro1">
          <table:table-cell office:value-type="float" office:value="63.691" calcext:value-type="float">
            <text:p>63,691</text:p>
          </table:table-cell>
          <table:table-cell office:value-type="float" office:value="9.446602" calcext:value-type="float">
            <text:p>9,446602</text:p>
          </table:table-cell>
          <table:table-cell/>
          <table:table-cell office:value-type="float" office:value="141.333" calcext:value-type="float">
            <text:p>141,333</text:p>
          </table:table-cell>
          <table:table-cell office:value-type="float" office:value="88.069668" calcext:value-type="float">
            <text:p>88,069668</text:p>
          </table:table-cell>
          <table:table-cell/>
          <table:table-cell office:value-type="float" office:value="962.942" calcext:value-type="float">
            <text:p>962,942</text:p>
          </table:table-cell>
          <table:table-cell office:value-type="float" office:value="904.354768" calcext:value-type="float">
            <text:p>904,354768</text:p>
          </table:table-cell>
          <table:table-cell table:number-columns-repeated="7"/>
        </table:table-row>
        <table:table-row table:style-name="ro1">
          <table:table-cell office:value-type="float" office:value="63.004" calcext:value-type="float">
            <text:p>63,004</text:p>
          </table:table-cell>
          <table:table-cell office:value-type="float" office:value="9.429489" calcext:value-type="float">
            <text:p>9,429489</text:p>
          </table:table-cell>
          <table:table-cell/>
          <table:table-cell office:value-type="float" office:value="151.799" calcext:value-type="float">
            <text:p>151,799</text:p>
          </table:table-cell>
          <table:table-cell office:value-type="float" office:value="88.021377" calcext:value-type="float">
            <text:p>88,021377</text:p>
          </table:table-cell>
          <table:table-cell/>
          <table:table-cell office:value-type="float" office:value="970.18" calcext:value-type="float">
            <text:p>970,18</text:p>
          </table:table-cell>
          <table:table-cell office:value-type="float" office:value="904.282194" calcext:value-type="float">
            <text:p>904,282194</text:p>
          </table:table-cell>
          <table:table-cell table:number-columns-repeated="7"/>
        </table:table-row>
        <table:table-row table:style-name="ro1">
          <table:table-cell office:value-type="float" office:value="63.985" calcext:value-type="float">
            <text:p>63,985</text:p>
          </table:table-cell>
          <table:table-cell office:value-type="float" office:value="9.428993" calcext:value-type="float">
            <text:p>9,428993</text:p>
          </table:table-cell>
          <table:table-cell/>
          <table:table-cell office:value-type="float" office:value="142.697" calcext:value-type="float">
            <text:p>142,697</text:p>
          </table:table-cell>
          <table:table-cell office:value-type="float" office:value="87.716611" calcext:value-type="float">
            <text:p>87,716611</text:p>
          </table:table-cell>
          <table:table-cell/>
          <table:table-cell office:value-type="float" office:value="960.04" calcext:value-type="float">
            <text:p>960,04</text:p>
          </table:table-cell>
          <table:table-cell office:value-type="float" office:value="904.275307" calcext:value-type="float">
            <text:p>904,275307</text:p>
          </table:table-cell>
          <table:table-cell table:number-columns-repeated="7"/>
        </table:table-row>
        <table:table-row table:style-name="ro1">
          <table:table-cell office:value-type="float" office:value="70.697" calcext:value-type="float">
            <text:p>70,697</text:p>
          </table:table-cell>
          <table:table-cell office:value-type="float" office:value="9.415863" calcext:value-type="float">
            <text:p>9,415863</text:p>
          </table:table-cell>
          <table:table-cell/>
          <table:table-cell office:value-type="float" office:value="142.149" calcext:value-type="float">
            <text:p>142,149</text:p>
          </table:table-cell>
          <table:table-cell office:value-type="float" office:value="87.715069" calcext:value-type="float">
            <text:p>87,715069</text:p>
          </table:table-cell>
          <table:table-cell/>
          <table:table-cell office:value-type="float" office:value="961.479" calcext:value-type="float">
            <text:p>961,479</text:p>
          </table:table-cell>
          <table:table-cell office:value-type="float" office:value="904.102646" calcext:value-type="float">
            <text:p>904,102646</text:p>
          </table:table-cell>
          <table:table-cell table:number-columns-repeated="7"/>
        </table:table-row>
        <table:table-row table:style-name="ro1">
          <table:table-cell office:value-type="float" office:value="67.564" calcext:value-type="float">
            <text:p>67,564</text:p>
          </table:table-cell>
          <table:table-cell office:value-type="float" office:value="9.407331" calcext:value-type="float">
            <text:p>9,407331</text:p>
          </table:table-cell>
          <table:table-cell/>
          <table:table-cell office:value-type="float" office:value="141.032" calcext:value-type="float">
            <text:p>141,032</text:p>
          </table:table-cell>
          <table:table-cell office:value-type="float" office:value="87.689438" calcext:value-type="float">
            <text:p>87,689438</text:p>
          </table:table-cell>
          <table:table-cell/>
          <table:table-cell office:value-type="float" office:value="957.822" calcext:value-type="float">
            <text:p>957,822</text:p>
          </table:table-cell>
          <table:table-cell office:value-type="float" office:value="903.70061" calcext:value-type="float">
            <text:p>903,70061</text:p>
          </table:table-cell>
          <table:table-cell table:number-columns-repeated="7"/>
        </table:table-row>
        <table:table-row table:style-name="ro1">
          <table:table-cell office:value-type="float" office:value="64.595" calcext:value-type="float">
            <text:p>64,595</text:p>
          </table:table-cell>
          <table:table-cell office:value-type="float" office:value="9.391885" calcext:value-type="float">
            <text:p>9,391885</text:p>
          </table:table-cell>
          <table:table-cell/>
          <table:table-cell office:value-type="float" office:value="141.696" calcext:value-type="float">
            <text:p>141,696</text:p>
          </table:table-cell>
          <table:table-cell office:value-type="float" office:value="87.61232" calcext:value-type="float">
            <text:p>87,61232</text:p>
          </table:table-cell>
          <table:table-cell/>
          <table:table-cell office:value-type="float" office:value="961.384" calcext:value-type="float">
            <text:p>961,384</text:p>
          </table:table-cell>
          <table:table-cell office:value-type="float" office:value="903.618396" calcext:value-type="float">
            <text:p>903,618396</text:p>
          </table:table-cell>
          <table:table-cell table:number-columns-repeated="7"/>
        </table:table-row>
        <table:table-row table:style-name="ro1">
          <table:table-cell office:value-type="float" office:value="69.511" calcext:value-type="float">
            <text:p>69,511</text:p>
          </table:table-cell>
          <table:table-cell office:value-type="float" office:value="9.338744" calcext:value-type="float">
            <text:p>9,338744</text:p>
          </table:table-cell>
          <table:table-cell/>
          <table:table-cell office:value-type="float" office:value="145.513" calcext:value-type="float">
            <text:p>145,513</text:p>
          </table:table-cell>
          <table:table-cell office:value-type="float" office:value="87.590029" calcext:value-type="float">
            <text:p>87,590029</text:p>
          </table:table-cell>
          <table:table-cell/>
          <table:table-cell office:value-type="float" office:value="957.969" calcext:value-type="float">
            <text:p>957,969</text:p>
          </table:table-cell>
          <table:table-cell office:value-type="float" office:value="902.814965" calcext:value-type="float">
            <text:p>902,814965</text:p>
          </table:table-cell>
          <table:table-cell table:number-columns-repeated="7"/>
        </table:table-row>
        <table:table-row table:style-name="ro1">
          <table:table-cell office:value-type="float" office:value="64.027" calcext:value-type="float">
            <text:p>64,027</text:p>
          </table:table-cell>
          <table:table-cell office:value-type="float" office:value="9.313415" calcext:value-type="float">
            <text:p>9,313415</text:p>
          </table:table-cell>
          <table:table-cell/>
          <table:table-cell office:value-type="float" office:value="146.913" calcext:value-type="float">
            <text:p>146,913</text:p>
          </table:table-cell>
          <table:table-cell office:value-type="float" office:value="87.562574" calcext:value-type="float">
            <text:p>87,562574</text:p>
          </table:table-cell>
          <table:table-cell/>
          <table:table-cell office:value-type="float" office:value="957.345" calcext:value-type="float">
            <text:p>957,345</text:p>
          </table:table-cell>
          <table:table-cell office:value-type="float" office:value="902.549943" calcext:value-type="float">
            <text:p>902,549943</text:p>
          </table:table-cell>
          <table:table-cell table:number-columns-repeated="7"/>
        </table:table-row>
        <table:table-row table:style-name="ro1">
          <table:table-cell office:value-type="float" office:value="68.089" calcext:value-type="float">
            <text:p>68,089</text:p>
          </table:table-cell>
          <table:table-cell office:value-type="float" office:value="9.262599" calcext:value-type="float">
            <text:p>9,262599</text:p>
          </table:table-cell>
          <table:table-cell/>
          <table:table-cell office:value-type="float" office:value="145.156" calcext:value-type="float">
            <text:p>145,156</text:p>
          </table:table-cell>
          <table:table-cell office:value-type="float" office:value="87.547934" calcext:value-type="float">
            <text:p>87,547934</text:p>
          </table:table-cell>
          <table:table-cell/>
          <table:table-cell office:value-type="float" office:value="998.725" calcext:value-type="float">
            <text:p>998,725</text:p>
          </table:table-cell>
          <table:table-cell office:value-type="float" office:value="902.538878" calcext:value-type="float">
            <text:p>902,538878</text:p>
          </table:table-cell>
          <table:table-cell table:number-columns-repeated="7"/>
        </table:table-row>
        <table:table-row table:style-name="ro1">
          <table:table-cell office:value-type="float" office:value="63.242" calcext:value-type="float">
            <text:p>63,242</text:p>
          </table:table-cell>
          <table:table-cell office:value-type="float" office:value="9.256712" calcext:value-type="float">
            <text:p>9,256712</text:p>
          </table:table-cell>
          <table:table-cell/>
          <table:table-cell office:value-type="float" office:value="142.441" calcext:value-type="float">
            <text:p>142,441</text:p>
          </table:table-cell>
          <table:table-cell office:value-type="float" office:value="87.396623" calcext:value-type="float">
            <text:p>87,396623</text:p>
          </table:table-cell>
          <table:table-cell/>
          <table:table-cell office:value-type="float" office:value="956.086" calcext:value-type="float">
            <text:p>956,086</text:p>
          </table:table-cell>
          <table:table-cell office:value-type="float" office:value="902.504566" calcext:value-type="float">
            <text:p>902,504566</text:p>
          </table:table-cell>
          <table:table-cell table:number-columns-repeated="7"/>
        </table:table-row>
        <table:table-row table:style-name="ro1">
          <table:table-cell office:value-type="float" office:value="62.578" calcext:value-type="float">
            <text:p>62,578</text:p>
          </table:table-cell>
          <table:table-cell office:value-type="float" office:value="9.153186" calcext:value-type="float">
            <text:p>9,153186</text:p>
          </table:table-cell>
          <table:table-cell/>
          <table:table-cell office:value-type="float" office:value="142.256" calcext:value-type="float">
            <text:p>142,256</text:p>
          </table:table-cell>
          <table:table-cell office:value-type="float" office:value="87.375404" calcext:value-type="float">
            <text:p>87,375404</text:p>
          </table:table-cell>
          <table:table-cell/>
          <table:table-cell office:value-type="float" office:value="957.491" calcext:value-type="float">
            <text:p>957,491</text:p>
          </table:table-cell>
          <table:table-cell office:value-type="float" office:value="902.483619" calcext:value-type="float">
            <text:p>902,483619</text:p>
          </table:table-cell>
          <table:table-cell table:number-columns-repeated="7"/>
        </table:table-row>
        <table:table-row table:style-name="ro1">
          <table:table-cell office:value-type="float" office:value="69.245" calcext:value-type="float">
            <text:p>69,245</text:p>
          </table:table-cell>
          <table:table-cell office:value-type="float" office:value="9.139867" calcext:value-type="float">
            <text:p>9,139867</text:p>
          </table:table-cell>
          <table:table-cell/>
          <table:table-cell office:value-type="float" office:value="142.302" calcext:value-type="float">
            <text:p>142,302</text:p>
          </table:table-cell>
          <table:table-cell office:value-type="float" office:value="87.357912" calcext:value-type="float">
            <text:p>87,357912</text:p>
          </table:table-cell>
          <table:table-cell/>
          <table:table-cell office:value-type="float" office:value="955.705" calcext:value-type="float">
            <text:p>955,705</text:p>
          </table:table-cell>
          <table:table-cell office:value-type="float" office:value="901.976083" calcext:value-type="float">
            <text:p>901,976083</text:p>
          </table:table-cell>
          <table:table-cell table:number-columns-repeated="7"/>
        </table:table-row>
        <table:table-row table:style-name="ro1">
          <table:table-cell office:value-type="float" office:value="63.547" calcext:value-type="float">
            <text:p>63,547</text:p>
          </table:table-cell>
          <table:table-cell office:value-type="float" office:value="9.068513" calcext:value-type="float">
            <text:p>9,068513</text:p>
          </table:table-cell>
          <table:table-cell/>
          <table:table-cell office:value-type="float" office:value="143.145" calcext:value-type="float">
            <text:p>143,145</text:p>
          </table:table-cell>
          <table:table-cell office:value-type="float" office:value="87.350639" calcext:value-type="float">
            <text:p>87,350639</text:p>
          </table:table-cell>
          <table:table-cell/>
          <table:table-cell office:value-type="float" office:value="958.766" calcext:value-type="float">
            <text:p>958,766</text:p>
          </table:table-cell>
          <table:table-cell office:value-type="float" office:value="901.743834" calcext:value-type="float">
            <text:p>901,743834</text:p>
          </table:table-cell>
          <table:table-cell table:number-columns-repeated="7"/>
        </table:table-row>
        <table:table-row table:style-name="ro1">
          <table:table-cell office:value-type="float" office:value="62.398" calcext:value-type="float">
            <text:p>62,398</text:p>
          </table:table-cell>
          <table:table-cell office:value-type="float" office:value="9.064031" calcext:value-type="float">
            <text:p>9,064031</text:p>
          </table:table-cell>
          <table:table-cell/>
          <table:table-cell office:value-type="float" office:value="143.976" calcext:value-type="float">
            <text:p>143,976</text:p>
          </table:table-cell>
          <table:table-cell office:value-type="float" office:value="87.346241" calcext:value-type="float">
            <text:p>87,346241</text:p>
          </table:table-cell>
          <table:table-cell/>
          <table:table-cell office:value-type="float" office:value="955.63" calcext:value-type="float">
            <text:p>955,63</text:p>
          </table:table-cell>
          <table:table-cell office:value-type="float" office:value="900.81054" calcext:value-type="float">
            <text:p>900,81054</text:p>
          </table:table-cell>
          <table:table-cell table:number-columns-repeated="7"/>
        </table:table-row>
        <table:table-row table:style-name="ro1">
          <table:table-cell office:value-type="float" office:value="67.267" calcext:value-type="float">
            <text:p>67,267</text:p>
          </table:table-cell>
          <table:table-cell office:value-type="float" office:value="9.047853" calcext:value-type="float">
            <text:p>9,047853</text:p>
          </table:table-cell>
          <table:table-cell/>
          <table:table-cell office:value-type="float" office:value="142.899" calcext:value-type="float">
            <text:p>142,899</text:p>
          </table:table-cell>
          <table:table-cell office:value-type="float" office:value="87.279917" calcext:value-type="float">
            <text:p>87,279917</text:p>
          </table:table-cell>
          <table:table-cell/>
          <table:table-cell office:value-type="float" office:value="960.571" calcext:value-type="float">
            <text:p>960,571</text:p>
          </table:table-cell>
          <table:table-cell office:value-type="float" office:value="900.682233" calcext:value-type="float">
            <text:p>900,682233</text:p>
          </table:table-cell>
          <table:table-cell table:number-columns-repeated="7"/>
        </table:table-row>
        <table:table-row table:style-name="ro1">
          <table:table-cell office:value-type="float" office:value="63.212" calcext:value-type="float">
            <text:p>63,212</text:p>
          </table:table-cell>
          <table:table-cell office:value-type="float" office:value="9.002878" calcext:value-type="float">
            <text:p>9,002878</text:p>
          </table:table-cell>
          <table:table-cell/>
          <table:table-cell office:value-type="float" office:value="141.64" calcext:value-type="float">
            <text:p>141,64</text:p>
          </table:table-cell>
          <table:table-cell office:value-type="float" office:value="87.271469" calcext:value-type="float">
            <text:p>87,271469</text:p>
          </table:table-cell>
          <table:table-cell/>
          <table:table-cell office:value-type="float" office:value="955.021" calcext:value-type="float">
            <text:p>955,021</text:p>
          </table:table-cell>
          <table:table-cell office:value-type="float" office:value="900.626446" calcext:value-type="float">
            <text:p>900,626446</text:p>
          </table:table-cell>
          <table:table-cell table:number-columns-repeated="7"/>
        </table:table-row>
        <table:table-row table:style-name="ro1">
          <table:table-cell office:value-type="float" office:value="67.523" calcext:value-type="float">
            <text:p>67,523</text:p>
          </table:table-cell>
          <table:table-cell office:value-type="float" office:value="8.983651" calcext:value-type="float">
            <text:p>8,983651</text:p>
          </table:table-cell>
          <table:table-cell/>
          <table:table-cell office:value-type="float" office:value="142.479" calcext:value-type="float">
            <text:p>142,479</text:p>
          </table:table-cell>
          <table:table-cell office:value-type="float" office:value="87.252512" calcext:value-type="float">
            <text:p>87,252512</text:p>
          </table:table-cell>
          <table:table-cell/>
          <table:table-cell office:value-type="float" office:value="955.705" calcext:value-type="float">
            <text:p>955,705</text:p>
          </table:table-cell>
          <table:table-cell office:value-type="float" office:value="900.291869" calcext:value-type="float">
            <text:p>900,291869</text:p>
          </table:table-cell>
          <table:table-cell table:number-columns-repeated="7"/>
        </table:table-row>
        <table:table-row table:style-name="ro1">
          <table:table-cell office:value-type="float" office:value="65.058" calcext:value-type="float">
            <text:p>65,058</text:p>
          </table:table-cell>
          <table:table-cell office:value-type="float" office:value="8.967365" calcext:value-type="float">
            <text:p>8,967365</text:p>
          </table:table-cell>
          <table:table-cell/>
          <table:table-cell office:value-type="float" office:value="141.777" calcext:value-type="float">
            <text:p>141,777</text:p>
          </table:table-cell>
          <table:table-cell office:value-type="float" office:value="87.019231" calcext:value-type="float">
            <text:p>87,019231</text:p>
          </table:table-cell>
          <table:table-cell/>
          <table:table-cell office:value-type="float" office:value="955.31" calcext:value-type="float">
            <text:p>955,31</text:p>
          </table:table-cell>
          <table:table-cell office:value-type="float" office:value="900.214701" calcext:value-type="float">
            <text:p>900,214701</text:p>
          </table:table-cell>
          <table:table-cell table:number-columns-repeated="7"/>
        </table:table-row>
        <table:table-row table:style-name="ro1">
          <table:table-cell office:value-type="float" office:value="68.142" calcext:value-type="float">
            <text:p>68,142</text:p>
          </table:table-cell>
          <table:table-cell office:value-type="float" office:value="8.955958" calcext:value-type="float">
            <text:p>8,955958</text:p>
          </table:table-cell>
          <table:table-cell/>
          <table:table-cell office:value-type="float" office:value="140.86" calcext:value-type="float">
            <text:p>140,86</text:p>
          </table:table-cell>
          <table:table-cell office:value-type="float" office:value="86.89391" calcext:value-type="float">
            <text:p>86,89391</text:p>
          </table:table-cell>
          <table:table-cell/>
          <table:table-cell office:value-type="float" office:value="952.881" calcext:value-type="float">
            <text:p>952,881</text:p>
          </table:table-cell>
          <table:table-cell office:value-type="float" office:value="899.968848" calcext:value-type="float">
            <text:p>899,968848</text:p>
          </table:table-cell>
          <table:table-cell table:number-columns-repeated="7"/>
        </table:table-row>
        <table:table-row table:style-name="ro1">
          <table:table-cell office:value-type="float" office:value="69.507" calcext:value-type="float">
            <text:p>69,507</text:p>
          </table:table-cell>
          <table:table-cell office:value-type="float" office:value="8.95209" calcext:value-type="float">
            <text:p>8,95209</text:p>
          </table:table-cell>
          <table:table-cell/>
          <table:table-cell office:value-type="float" office:value="139.634" calcext:value-type="float">
            <text:p>139,634</text:p>
          </table:table-cell>
          <table:table-cell office:value-type="float" office:value="86.86923" calcext:value-type="float">
            <text:p>86,86923</text:p>
          </table:table-cell>
          <table:table-cell/>
          <table:table-cell office:value-type="float" office:value="961.651" calcext:value-type="float">
            <text:p>961,651</text:p>
          </table:table-cell>
          <table:table-cell office:value-type="float" office:value="899.637982" calcext:value-type="float">
            <text:p>899,637982</text:p>
          </table:table-cell>
          <table:table-cell table:number-columns-repeated="7"/>
        </table:table-row>
        <table:table-row table:style-name="ro1">
          <table:table-cell office:value-type="float" office:value="69.084" calcext:value-type="float">
            <text:p>69,084</text:p>
          </table:table-cell>
          <table:table-cell office:value-type="float" office:value="8.939194" calcext:value-type="float">
            <text:p>8,939194</text:p>
          </table:table-cell>
          <table:table-cell/>
          <table:table-cell office:value-type="float" office:value="141.563" calcext:value-type="float">
            <text:p>141,563</text:p>
          </table:table-cell>
          <table:table-cell office:value-type="float" office:value="86.779118" calcext:value-type="float">
            <text:p>86,779118</text:p>
          </table:table-cell>
          <table:table-cell/>
          <table:table-cell office:value-type="float" office:value="952.919" calcext:value-type="float">
            <text:p>952,919</text:p>
          </table:table-cell>
          <table:table-cell office:value-type="float" office:value="898.901525" calcext:value-type="float">
            <text:p>898,901525</text:p>
          </table:table-cell>
          <table:table-cell table:number-columns-repeated="7"/>
        </table:table-row>
        <table:table-row table:style-name="ro1">
          <table:table-cell office:value-type="float" office:value="62.79" calcext:value-type="float">
            <text:p>62,79</text:p>
          </table:table-cell>
          <table:table-cell office:value-type="float" office:value="8.917643" calcext:value-type="float">
            <text:p>8,917643</text:p>
          </table:table-cell>
          <table:table-cell/>
          <table:table-cell office:value-type="float" office:value="144.893" calcext:value-type="float">
            <text:p>144,893</text:p>
          </table:table-cell>
          <table:table-cell office:value-type="float" office:value="86.748164" calcext:value-type="float">
            <text:p>86,748164</text:p>
          </table:table-cell>
          <table:table-cell/>
          <table:table-cell office:value-type="float" office:value="955.136" calcext:value-type="float">
            <text:p>955,136</text:p>
          </table:table-cell>
          <table:table-cell office:value-type="float" office:value="898.175781" calcext:value-type="float">
            <text:p>898,175781</text:p>
          </table:table-cell>
          <table:table-cell table:number-columns-repeated="7"/>
        </table:table-row>
        <table:table-row table:style-name="ro1">
          <table:table-cell office:value-type="float" office:value="62.607" calcext:value-type="float">
            <text:p>62,607</text:p>
          </table:table-cell>
          <table:table-cell office:value-type="float" office:value="8.853764" calcext:value-type="float">
            <text:p>8,853764</text:p>
          </table:table-cell>
          <table:table-cell/>
          <table:table-cell office:value-type="float" office:value="140.461" calcext:value-type="float">
            <text:p>140,461</text:p>
          </table:table-cell>
          <table:table-cell office:value-type="float" office:value="86.727547" calcext:value-type="float">
            <text:p>86,727547</text:p>
          </table:table-cell>
          <table:table-cell/>
          <table:table-cell office:value-type="float" office:value="956.483" calcext:value-type="float">
            <text:p>956,483</text:p>
          </table:table-cell>
          <table:table-cell office:value-type="float" office:value="896.821649" calcext:value-type="float">
            <text:p>896,821649</text:p>
          </table:table-cell>
          <table:table-cell table:number-columns-repeated="7"/>
        </table:table-row>
        <table:table-row table:style-name="ro1">
          <table:table-cell office:value-type="float" office:value="62.47" calcext:value-type="float">
            <text:p>62,47</text:p>
          </table:table-cell>
          <table:table-cell office:value-type="float" office:value="8.851183" calcext:value-type="float">
            <text:p>8,851183</text:p>
          </table:table-cell>
          <table:table-cell/>
          <table:table-cell office:value-type="float" office:value="141.891" calcext:value-type="float">
            <text:p>141,891</text:p>
          </table:table-cell>
          <table:table-cell office:value-type="float" office:value="86.717275" calcext:value-type="float">
            <text:p>86,717275</text:p>
          </table:table-cell>
          <table:table-cell/>
          <table:table-cell office:value-type="float" office:value="952.985" calcext:value-type="float">
            <text:p>952,985</text:p>
          </table:table-cell>
          <table:table-cell office:value-type="float" office:value="896.669243" calcext:value-type="float">
            <text:p>896,669243</text:p>
          </table:table-cell>
          <table:table-cell table:number-columns-repeated="7"/>
        </table:table-row>
        <table:table-row table:style-name="ro1">
          <table:table-cell office:value-type="float" office:value="64.846" calcext:value-type="float">
            <text:p>64,846</text:p>
          </table:table-cell>
          <table:table-cell office:value-type="float" office:value="8.839509" calcext:value-type="float">
            <text:p>8,839509</text:p>
          </table:table-cell>
          <table:table-cell/>
          <table:table-cell office:value-type="float" office:value="142.225" calcext:value-type="float">
            <text:p>142,225</text:p>
          </table:table-cell>
          <table:table-cell office:value-type="float" office:value="86.528601" calcext:value-type="float">
            <text:p>86,528601</text:p>
          </table:table-cell>
          <table:table-cell/>
          <table:table-cell office:value-type="float" office:value="953.996" calcext:value-type="float">
            <text:p>953,996</text:p>
          </table:table-cell>
          <table:table-cell office:value-type="float" office:value="896.117464" calcext:value-type="float">
            <text:p>896,117464</text:p>
          </table:table-cell>
          <table:table-cell table:number-columns-repeated="7"/>
        </table:table-row>
        <table:table-row table:style-name="ro1">
          <table:table-cell office:value-type="float" office:value="62.159" calcext:value-type="float">
            <text:p>62,159</text:p>
          </table:table-cell>
          <table:table-cell office:value-type="float" office:value="8.828579" calcext:value-type="float">
            <text:p>8,828579</text:p>
          </table:table-cell>
          <table:table-cell/>
          <table:table-cell office:value-type="float" office:value="140.474" calcext:value-type="float">
            <text:p>140,474</text:p>
          </table:table-cell>
          <table:table-cell office:value-type="float" office:value="86.477071" calcext:value-type="float">
            <text:p>86,477071</text:p>
          </table:table-cell>
          <table:table-cell/>
          <table:table-cell office:value-type="float" office:value="950.961" calcext:value-type="float">
            <text:p>950,961</text:p>
          </table:table-cell>
          <table:table-cell office:value-type="float" office:value="895.824803" calcext:value-type="float">
            <text:p>895,824803</text:p>
          </table:table-cell>
          <table:table-cell table:number-columns-repeated="7"/>
        </table:table-row>
        <table:table-row table:style-name="ro1">
          <table:table-cell office:value-type="float" office:value="63.222" calcext:value-type="float">
            <text:p>63,222</text:p>
          </table:table-cell>
          <table:table-cell office:value-type="float" office:value="8.828195" calcext:value-type="float">
            <text:p>8,828195</text:p>
          </table:table-cell>
          <table:table-cell/>
          <table:table-cell office:value-type="float" office:value="144.336" calcext:value-type="float">
            <text:p>144,336</text:p>
          </table:table-cell>
          <table:table-cell office:value-type="float" office:value="86.34546" calcext:value-type="float">
            <text:p>86,34546</text:p>
          </table:table-cell>
          <table:table-cell/>
          <table:table-cell office:value-type="float" office:value="949.301" calcext:value-type="float">
            <text:p>949,301</text:p>
          </table:table-cell>
          <table:table-cell office:value-type="float" office:value="895.633941" calcext:value-type="float">
            <text:p>895,633941</text:p>
          </table:table-cell>
          <table:table-cell table:number-columns-repeated="7"/>
        </table:table-row>
        <table:table-row table:style-name="ro1">
          <table:table-cell office:value-type="float" office:value="63.387" calcext:value-type="float">
            <text:p>63,387</text:p>
          </table:table-cell>
          <table:table-cell office:value-type="float" office:value="8.787298" calcext:value-type="float">
            <text:p>8,787298</text:p>
          </table:table-cell>
          <table:table-cell/>
          <table:table-cell office:value-type="float" office:value="142.696" calcext:value-type="float">
            <text:p>142,696</text:p>
          </table:table-cell>
          <table:table-cell office:value-type="float" office:value="86.276973" calcext:value-type="float">
            <text:p>86,276973</text:p>
          </table:table-cell>
          <table:table-cell/>
          <table:table-cell office:value-type="float" office:value="949.054" calcext:value-type="float">
            <text:p>949,054</text:p>
          </table:table-cell>
          <table:table-cell office:value-type="float" office:value="895.049942" calcext:value-type="float">
            <text:p>895,049942</text:p>
          </table:table-cell>
          <table:table-cell table:number-columns-repeated="7"/>
        </table:table-row>
        <table:table-row table:style-name="ro1">
          <table:table-cell office:value-type="float" office:value="63.707" calcext:value-type="float">
            <text:p>63,707</text:p>
          </table:table-cell>
          <table:table-cell office:value-type="float" office:value="8.772803" calcext:value-type="float">
            <text:p>8,772803</text:p>
          </table:table-cell>
          <table:table-cell/>
          <table:table-cell office:value-type="float" office:value="140.599" calcext:value-type="float">
            <text:p>140,599</text:p>
          </table:table-cell>
          <table:table-cell office:value-type="float" office:value="86.230436" calcext:value-type="float">
            <text:p>86,230436</text:p>
          </table:table-cell>
          <table:table-cell/>
          <table:table-cell office:value-type="float" office:value="952.379" calcext:value-type="float">
            <text:p>952,379</text:p>
          </table:table-cell>
          <table:table-cell office:value-type="float" office:value="894.678344" calcext:value-type="float">
            <text:p>894,678344</text:p>
          </table:table-cell>
          <table:table-cell table:number-columns-repeated="7"/>
        </table:table-row>
        <table:table-row table:style-name="ro1">
          <table:table-cell office:value-type="float" office:value="64.469" calcext:value-type="float">
            <text:p>64,469</text:p>
          </table:table-cell>
          <table:table-cell office:value-type="float" office:value="8.74844" calcext:value-type="float">
            <text:p>8,74844</text:p>
          </table:table-cell>
          <table:table-cell/>
          <table:table-cell office:value-type="float" office:value="140.046" calcext:value-type="float">
            <text:p>140,046</text:p>
          </table:table-cell>
          <table:table-cell office:value-type="float" office:value="85.923517" calcext:value-type="float">
            <text:p>85,923517</text:p>
          </table:table-cell>
          <table:table-cell/>
          <table:table-cell office:value-type="float" office:value="964.179" calcext:value-type="float">
            <text:p>964,179</text:p>
          </table:table-cell>
          <table:table-cell office:value-type="float" office:value="894.066008" calcext:value-type="float">
            <text:p>894,066008</text:p>
          </table:table-cell>
          <table:table-cell table:number-columns-repeated="7"/>
        </table:table-row>
        <table:table-row table:style-name="ro1">
          <table:table-cell office:value-type="float" office:value="62.064" calcext:value-type="float">
            <text:p>62,064</text:p>
          </table:table-cell>
          <table:table-cell office:value-type="float" office:value="8.739613" calcext:value-type="float">
            <text:p>8,739613</text:p>
          </table:table-cell>
          <table:table-cell/>
          <table:table-cell office:value-type="float" office:value="142.242" calcext:value-type="float">
            <text:p>142,242</text:p>
          </table:table-cell>
          <table:table-cell office:value-type="float" office:value="85.880907" calcext:value-type="float">
            <text:p>85,880907</text:p>
          </table:table-cell>
          <table:table-cell/>
          <table:table-cell office:value-type="float" office:value="945.854" calcext:value-type="float">
            <text:p>945,854</text:p>
          </table:table-cell>
          <table:table-cell office:value-type="float" office:value="893.551634" calcext:value-type="float">
            <text:p>893,551634</text:p>
          </table:table-cell>
          <table:table-cell table:number-columns-repeated="7"/>
        </table:table-row>
        <table:table-row table:style-name="ro1">
          <table:table-cell office:value-type="float" office:value="63.966" calcext:value-type="float">
            <text:p>63,966</text:p>
          </table:table-cell>
          <table:table-cell office:value-type="float" office:value="8.728374" calcext:value-type="float">
            <text:p>8,728374</text:p>
          </table:table-cell>
          <table:table-cell/>
          <table:table-cell office:value-type="float" office:value="141.056" calcext:value-type="float">
            <text:p>141,056</text:p>
          </table:table-cell>
          <table:table-cell office:value-type="float" office:value="85.754659" calcext:value-type="float">
            <text:p>85,754659</text:p>
          </table:table-cell>
          <table:table-cell/>
          <table:table-cell office:value-type="float" office:value="948.24" calcext:value-type="float">
            <text:p>948,24</text:p>
          </table:table-cell>
          <table:table-cell office:value-type="float" office:value="892.630977" calcext:value-type="float">
            <text:p>892,630977</text:p>
          </table:table-cell>
          <table:table-cell table:number-columns-repeated="7"/>
        </table:table-row>
        <table:table-row table:style-name="ro1">
          <table:table-cell office:value-type="float" office:value="63.158" calcext:value-type="float">
            <text:p>63,158</text:p>
          </table:table-cell>
          <table:table-cell office:value-type="float" office:value="8.706094" calcext:value-type="float">
            <text:p>8,706094</text:p>
          </table:table-cell>
          <table:table-cell/>
          <table:table-cell office:value-type="float" office:value="139.151" calcext:value-type="float">
            <text:p>139,151</text:p>
          </table:table-cell>
          <table:table-cell office:value-type="float" office:value="85.616685" calcext:value-type="float">
            <text:p>85,616685</text:p>
          </table:table-cell>
          <table:table-cell/>
          <table:table-cell office:value-type="float" office:value="954.268" calcext:value-type="float">
            <text:p>954,268</text:p>
          </table:table-cell>
          <table:table-cell office:value-type="float" office:value="892.450003" calcext:value-type="float">
            <text:p>892,450003</text:p>
          </table:table-cell>
          <table:table-cell table:number-columns-repeated="7"/>
        </table:table-row>
        <table:table-row table:style-name="ro1">
          <table:table-cell office:value-type="float" office:value="73.328" calcext:value-type="float">
            <text:p>73,328</text:p>
          </table:table-cell>
          <table:table-cell office:value-type="float" office:value="8.702633" calcext:value-type="float">
            <text:p>8,702633</text:p>
          </table:table-cell>
          <table:table-cell/>
          <table:table-cell office:value-type="float" office:value="141.314" calcext:value-type="float">
            <text:p>141,314</text:p>
          </table:table-cell>
          <table:table-cell office:value-type="float" office:value="85.57237" calcext:value-type="float">
            <text:p>85,57237</text:p>
          </table:table-cell>
          <table:table-cell/>
          <table:table-cell office:value-type="float" office:value="947.719" calcext:value-type="float">
            <text:p>947,719</text:p>
          </table:table-cell>
          <table:table-cell office:value-type="float" office:value="892.203694" calcext:value-type="float">
            <text:p>892,203694</text:p>
          </table:table-cell>
          <table:table-cell table:number-columns-repeated="7"/>
        </table:table-row>
        <table:table-row table:style-name="ro1">
          <table:table-cell office:value-type="float" office:value="63.067" calcext:value-type="float">
            <text:p>63,067</text:p>
          </table:table-cell>
          <table:table-cell office:value-type="float" office:value="8.681518" calcext:value-type="float">
            <text:p>8,681518</text:p>
          </table:table-cell>
          <table:table-cell/>
          <table:table-cell office:value-type="float" office:value="147.481" calcext:value-type="float">
            <text:p>147,481</text:p>
          </table:table-cell>
          <table:table-cell office:value-type="float" office:value="85.496463" calcext:value-type="float">
            <text:p>85,496463</text:p>
          </table:table-cell>
          <table:table-cell/>
          <table:table-cell office:value-type="float" office:value="943.798" calcext:value-type="float">
            <text:p>943,798</text:p>
          </table:table-cell>
          <table:table-cell office:value-type="float" office:value="890.460756" calcext:value-type="float">
            <text:p>890,460756</text:p>
          </table:table-cell>
          <table:table-cell table:number-columns-repeated="7"/>
        </table:table-row>
        <table:table-row table:style-name="ro1">
          <table:table-cell office:value-type="float" office:value="61.716" calcext:value-type="float">
            <text:p>61,716</text:p>
          </table:table-cell>
          <table:table-cell office:value-type="float" office:value="8.674788" calcext:value-type="float">
            <text:p>8,674788</text:p>
          </table:table-cell>
          <table:table-cell/>
          <table:table-cell office:value-type="float" office:value="142.002" calcext:value-type="float">
            <text:p>142,002</text:p>
          </table:table-cell>
          <table:table-cell office:value-type="float" office:value="85.401306" calcext:value-type="float">
            <text:p>85,401306</text:p>
          </table:table-cell>
          <table:table-cell/>
          <table:table-cell office:value-type="float" office:value="946.804" calcext:value-type="float">
            <text:p>946,804</text:p>
          </table:table-cell>
          <table:table-cell office:value-type="float" office:value="890.448203" calcext:value-type="float">
            <text:p>890,448203</text:p>
          </table:table-cell>
          <table:table-cell table:number-columns-repeated="7"/>
        </table:table-row>
        <table:table-row table:style-name="ro1">
          <table:table-cell office:value-type="float" office:value="61.939" calcext:value-type="float">
            <text:p>61,939</text:p>
          </table:table-cell>
          <table:table-cell office:value-type="float" office:value="8.658792" calcext:value-type="float">
            <text:p>8,658792</text:p>
          </table:table-cell>
          <table:table-cell/>
          <table:table-cell office:value-type="float" office:value="139.258" calcext:value-type="float">
            <text:p>139,258</text:p>
          </table:table-cell>
          <table:table-cell office:value-type="float" office:value="85.248711" calcext:value-type="float">
            <text:p>85,248711</text:p>
          </table:table-cell>
          <table:table-cell/>
          <table:table-cell office:value-type="float" office:value="947.457" calcext:value-type="float">
            <text:p>947,457</text:p>
          </table:table-cell>
          <table:table-cell office:value-type="float" office:value="889.918672" calcext:value-type="float">
            <text:p>889,918672</text:p>
          </table:table-cell>
          <table:table-cell table:number-columns-repeated="7"/>
        </table:table-row>
        <table:table-row table:style-name="ro1">
          <table:table-cell office:value-type="float" office:value="66.333" calcext:value-type="float">
            <text:p>66,333</text:p>
          </table:table-cell>
          <table:table-cell office:value-type="float" office:value="8.642944" calcext:value-type="float">
            <text:p>8,642944</text:p>
          </table:table-cell>
          <table:table-cell/>
          <table:table-cell office:value-type="float" office:value="139.729" calcext:value-type="float">
            <text:p>139,729</text:p>
          </table:table-cell>
          <table:table-cell office:value-type="float" office:value="85.220034" calcext:value-type="float">
            <text:p>85,220034</text:p>
          </table:table-cell>
          <table:table-cell/>
          <table:table-cell office:value-type="float" office:value="943.435" calcext:value-type="float">
            <text:p>943,435</text:p>
          </table:table-cell>
          <table:table-cell office:value-type="float" office:value="889.241292" calcext:value-type="float">
            <text:p>889,241292</text:p>
          </table:table-cell>
          <table:table-cell table:number-columns-repeated="7"/>
        </table:table-row>
        <table:table-row table:style-name="ro1">
          <table:table-cell office:value-type="float" office:value="66.995" calcext:value-type="float">
            <text:p>66,995</text:p>
          </table:table-cell>
          <table:table-cell office:value-type="float" office:value="8.640896" calcext:value-type="float">
            <text:p>8,640896</text:p>
          </table:table-cell>
          <table:table-cell/>
          <table:table-cell office:value-type="float" office:value="140.381" calcext:value-type="float">
            <text:p>140,381</text:p>
          </table:table-cell>
          <table:table-cell office:value-type="float" office:value="85.179637" calcext:value-type="float">
            <text:p>85,179637</text:p>
          </table:table-cell>
          <table:table-cell/>
          <table:table-cell office:value-type="float" office:value="945.425" calcext:value-type="float">
            <text:p>945,425</text:p>
          </table:table-cell>
          <table:table-cell office:value-type="float" office:value="888.970538" calcext:value-type="float">
            <text:p>888,970538</text:p>
          </table:table-cell>
          <table:table-cell table:number-columns-repeated="7"/>
        </table:table-row>
        <table:table-row table:style-name="ro1">
          <table:table-cell office:value-type="float" office:value="65.304" calcext:value-type="float">
            <text:p>65,304</text:p>
          </table:table-cell>
          <table:table-cell office:value-type="float" office:value="8.639183" calcext:value-type="float">
            <text:p>8,639183</text:p>
          </table:table-cell>
          <table:table-cell/>
          <table:table-cell office:value-type="float" office:value="140.625" calcext:value-type="float">
            <text:p>140,625</text:p>
          </table:table-cell>
          <table:table-cell office:value-type="float" office:value="85.093233" calcext:value-type="float">
            <text:p>85,093233</text:p>
          </table:table-cell>
          <table:table-cell/>
          <table:table-cell office:value-type="float" office:value="944.938" calcext:value-type="float">
            <text:p>944,938</text:p>
          </table:table-cell>
          <table:table-cell office:value-type="float" office:value="888.689407" calcext:value-type="float">
            <text:p>888,689407</text:p>
          </table:table-cell>
          <table:table-cell table:number-columns-repeated="7"/>
        </table:table-row>
        <table:table-row table:style-name="ro1">
          <table:table-cell office:value-type="float" office:value="66.961" calcext:value-type="float">
            <text:p>66,961</text:p>
          </table:table-cell>
          <table:table-cell office:value-type="float" office:value="8.614071" calcext:value-type="float">
            <text:p>8,614071</text:p>
          </table:table-cell>
          <table:table-cell/>
          <table:table-cell office:value-type="float" office:value="138.928" calcext:value-type="float">
            <text:p>138,928</text:p>
          </table:table-cell>
          <table:table-cell office:value-type="float" office:value="85.031317" calcext:value-type="float">
            <text:p>85,031317</text:p>
          </table:table-cell>
          <table:table-cell/>
          <table:table-cell office:value-type="float" office:value="941.585" calcext:value-type="float">
            <text:p>941,585</text:p>
          </table:table-cell>
          <table:table-cell office:value-type="float" office:value="888.612743" calcext:value-type="float">
            <text:p>888,612743</text:p>
          </table:table-cell>
          <table:table-cell table:number-columns-repeated="7"/>
        </table:table-row>
        <table:table-row table:style-name="ro1">
          <table:table-cell office:value-type="float" office:value="63.353" calcext:value-type="float">
            <text:p>63,353</text:p>
          </table:table-cell>
          <table:table-cell office:value-type="float" office:value="8.581414" calcext:value-type="float">
            <text:p>8,581414</text:p>
          </table:table-cell>
          <table:table-cell/>
          <table:table-cell office:value-type="float" office:value="137.219" calcext:value-type="float">
            <text:p>137,219</text:p>
          </table:table-cell>
          <table:table-cell office:value-type="float" office:value="84.975394" calcext:value-type="float">
            <text:p>84,975394</text:p>
          </table:table-cell>
          <table:table-cell/>
          <table:table-cell office:value-type="float" office:value="942.895" calcext:value-type="float">
            <text:p>942,895</text:p>
          </table:table-cell>
          <table:table-cell office:value-type="float" office:value="888.390668" calcext:value-type="float">
            <text:p>888,390668</text:p>
          </table:table-cell>
          <table:table-cell table:number-columns-repeated="7"/>
        </table:table-row>
        <table:table-row table:style-name="ro1">
          <table:table-cell office:value-type="float" office:value="63.515" calcext:value-type="float">
            <text:p>63,515</text:p>
          </table:table-cell>
          <table:table-cell office:value-type="float" office:value="8.580488" calcext:value-type="float">
            <text:p>8,580488</text:p>
          </table:table-cell>
          <table:table-cell/>
          <table:table-cell office:value-type="float" office:value="138.294" calcext:value-type="float">
            <text:p>138,294</text:p>
          </table:table-cell>
          <table:table-cell office:value-type="float" office:value="84.708216" calcext:value-type="float">
            <text:p>84,708216</text:p>
          </table:table-cell>
          <table:table-cell/>
          <table:table-cell office:value-type="float" office:value="949.218" calcext:value-type="float">
            <text:p>949,218</text:p>
          </table:table-cell>
          <table:table-cell office:value-type="float" office:value="888.237681" calcext:value-type="float">
            <text:p>888,237681</text:p>
          </table:table-cell>
          <table:table-cell table:number-columns-repeated="7"/>
        </table:table-row>
        <table:table-row table:style-name="ro1">
          <table:table-cell office:value-type="float" office:value="67.37" calcext:value-type="float">
            <text:p>67,37</text:p>
          </table:table-cell>
          <table:table-cell office:value-type="float" office:value="8.547329" calcext:value-type="float">
            <text:p>8,547329</text:p>
          </table:table-cell>
          <table:table-cell/>
          <table:table-cell office:value-type="float" office:value="137.546" calcext:value-type="float">
            <text:p>137,546</text:p>
          </table:table-cell>
          <table:table-cell office:value-type="float" office:value="84.692025" calcext:value-type="float">
            <text:p>84,692025</text:p>
          </table:table-cell>
          <table:table-cell/>
          <table:table-cell office:value-type="float" office:value="942.388" calcext:value-type="float">
            <text:p>942,388</text:p>
          </table:table-cell>
          <table:table-cell office:value-type="float" office:value="888.169336" calcext:value-type="float">
            <text:p>888,169336</text:p>
          </table:table-cell>
          <table:table-cell table:number-columns-repeated="7"/>
        </table:table-row>
        <table:table-row table:style-name="ro1">
          <table:table-cell office:value-type="float" office:value="65.176" calcext:value-type="float">
            <text:p>65,176</text:p>
          </table:table-cell>
          <table:table-cell office:value-type="float" office:value="8.533767" calcext:value-type="float">
            <text:p>8,533767</text:p>
          </table:table-cell>
          <table:table-cell/>
          <table:table-cell office:value-type="float" office:value="140.29" calcext:value-type="float">
            <text:p>140,29</text:p>
          </table:table-cell>
          <table:table-cell office:value-type="float" office:value="84.688694" calcext:value-type="float">
            <text:p>84,688694</text:p>
          </table:table-cell>
          <table:table-cell/>
          <table:table-cell office:value-type="float" office:value="941.683" calcext:value-type="float">
            <text:p>941,683</text:p>
          </table:table-cell>
          <table:table-cell office:value-type="float" office:value="887.975864" calcext:value-type="float">
            <text:p>887,975864</text:p>
          </table:table-cell>
          <table:table-cell table:number-columns-repeated="7"/>
        </table:table-row>
        <table:table-row table:style-name="ro1">
          <table:table-cell office:value-type="float" office:value="67.249" calcext:value-type="float">
            <text:p>67,249</text:p>
          </table:table-cell>
          <table:table-cell office:value-type="float" office:value="8.53011" calcext:value-type="float">
            <text:p>8,53011</text:p>
          </table:table-cell>
          <table:table-cell/>
          <table:table-cell office:value-type="float" office:value="137.655" calcext:value-type="float">
            <text:p>137,655</text:p>
          </table:table-cell>
          <table:table-cell office:value-type="float" office:value="84.283071" calcext:value-type="float">
            <text:p>84,283071</text:p>
          </table:table-cell>
          <table:table-cell/>
          <table:table-cell office:value-type="float" office:value="942.101" calcext:value-type="float">
            <text:p>942,101</text:p>
          </table:table-cell>
          <table:table-cell office:value-type="float" office:value="887.620033" calcext:value-type="float">
            <text:p>887,620033</text:p>
          </table:table-cell>
          <table:table-cell table:number-columns-repeated="7"/>
        </table:table-row>
        <table:table-row table:style-name="ro1">
          <table:table-cell office:value-type="float" office:value="64.608" calcext:value-type="float">
            <text:p>64,608</text:p>
          </table:table-cell>
          <table:table-cell office:value-type="float" office:value="8.528429" calcext:value-type="float">
            <text:p>8,528429</text:p>
          </table:table-cell>
          <table:table-cell/>
          <table:table-cell office:value-type="float" office:value="137.731" calcext:value-type="float">
            <text:p>137,731</text:p>
          </table:table-cell>
          <table:table-cell office:value-type="float" office:value="84.276882" calcext:value-type="float">
            <text:p>84,276882</text:p>
          </table:table-cell>
          <table:table-cell/>
          <table:table-cell office:value-type="float" office:value="947.606" calcext:value-type="float">
            <text:p>947,606</text:p>
          </table:table-cell>
          <table:table-cell office:value-type="float" office:value="887.540069" calcext:value-type="float">
            <text:p>887,540069</text:p>
          </table:table-cell>
          <table:table-cell table:number-columns-repeated="7"/>
        </table:table-row>
        <table:table-row table:style-name="ro1">
          <table:table-cell office:value-type="float" office:value="74.714" calcext:value-type="float">
            <text:p>74,714</text:p>
          </table:table-cell>
          <table:table-cell office:value-type="float" office:value="8.520062" calcext:value-type="float">
            <text:p>8,520062</text:p>
          </table:table-cell>
          <table:table-cell/>
          <table:table-cell office:value-type="float" office:value="139.258" calcext:value-type="float">
            <text:p>139,258</text:p>
          </table:table-cell>
          <table:table-cell office:value-type="float" office:value="84.173957" calcext:value-type="float">
            <text:p>84,173957</text:p>
          </table:table-cell>
          <table:table-cell/>
          <table:table-cell office:value-type="float" office:value="944.049" calcext:value-type="float">
            <text:p>944,049</text:p>
          </table:table-cell>
          <table:table-cell office:value-type="float" office:value="887.033521" calcext:value-type="float">
            <text:p>887,033521</text:p>
          </table:table-cell>
          <table:table-cell table:number-columns-repeated="7"/>
        </table:table-row>
        <table:table-row table:style-name="ro1">
          <table:table-cell office:value-type="float" office:value="65.14" calcext:value-type="float">
            <text:p>65,14</text:p>
          </table:table-cell>
          <table:table-cell office:value-type="float" office:value="8.506605" calcext:value-type="float">
            <text:p>8,506605</text:p>
          </table:table-cell>
          <table:table-cell/>
          <table:table-cell office:value-type="float" office:value="139.153" calcext:value-type="float">
            <text:p>139,153</text:p>
          </table:table-cell>
          <table:table-cell office:value-type="float" office:value="84.079637" calcext:value-type="float">
            <text:p>84,079637</text:p>
          </table:table-cell>
          <table:table-cell/>
          <table:table-cell office:value-type="float" office:value="942.172" calcext:value-type="float">
            <text:p>942,172</text:p>
          </table:table-cell>
          <table:table-cell office:value-type="float" office:value="886.948807" calcext:value-type="float">
            <text:p>886,948807</text:p>
          </table:table-cell>
          <table:table-cell table:number-columns-repeated="7"/>
        </table:table-row>
        <table:table-row table:style-name="ro1">
          <table:table-cell office:value-type="float" office:value="68.391" calcext:value-type="float">
            <text:p>68,391</text:p>
          </table:table-cell>
          <table:table-cell office:value-type="float" office:value="8.504155" calcext:value-type="float">
            <text:p>8,504155</text:p>
          </table:table-cell>
          <table:table-cell/>
          <table:table-cell office:value-type="float" office:value="139.499" calcext:value-type="float">
            <text:p>139,499</text:p>
          </table:table-cell>
          <table:table-cell office:value-type="float" office:value="84.078085" calcext:value-type="float">
            <text:p>84,078085</text:p>
          </table:table-cell>
          <table:table-cell/>
          <table:table-cell office:value-type="float" office:value="941.896" calcext:value-type="float">
            <text:p>941,896</text:p>
          </table:table-cell>
          <table:table-cell office:value-type="float" office:value="886.71064" calcext:value-type="float">
            <text:p>886,71064</text:p>
          </table:table-cell>
          <table:table-cell table:number-columns-repeated="7"/>
        </table:table-row>
        <table:table-row table:style-name="ro1">
          <table:table-cell office:value-type="float" office:value="62.772" calcext:value-type="float">
            <text:p>62,772</text:p>
          </table:table-cell>
          <table:table-cell office:value-type="float" office:value="8.495961" calcext:value-type="float">
            <text:p>8,495961</text:p>
          </table:table-cell>
          <table:table-cell/>
          <table:table-cell office:value-type="float" office:value="139.913" calcext:value-type="float">
            <text:p>139,913</text:p>
          </table:table-cell>
          <table:table-cell office:value-type="float" office:value="84.056313" calcext:value-type="float">
            <text:p>84,056313</text:p>
          </table:table-cell>
          <table:table-cell/>
          <table:table-cell office:value-type="float" office:value="939.775" calcext:value-type="float">
            <text:p>939,775</text:p>
          </table:table-cell>
          <table:table-cell office:value-type="float" office:value="886.467487" calcext:value-type="float">
            <text:p>886,467487</text:p>
          </table:table-cell>
          <table:table-cell table:number-columns-repeated="7"/>
        </table:table-row>
        <table:table-row table:style-name="ro1">
          <table:table-cell office:value-type="float" office:value="62.855" calcext:value-type="float">
            <text:p>62,855</text:p>
          </table:table-cell>
          <table:table-cell office:value-type="float" office:value="8.489213" calcext:value-type="float">
            <text:p>8,489213</text:p>
          </table:table-cell>
          <table:table-cell/>
          <table:table-cell office:value-type="float" office:value="137.417" calcext:value-type="float">
            <text:p>137,417</text:p>
          </table:table-cell>
          <table:table-cell office:value-type="float" office:value="84.030834" calcext:value-type="float">
            <text:p>84,030834</text:p>
          </table:table-cell>
          <table:table-cell/>
          <table:table-cell office:value-type="float" office:value="939.786" calcext:value-type="float">
            <text:p>939,786</text:p>
          </table:table-cell>
          <table:table-cell office:value-type="float" office:value="886.192448" calcext:value-type="float">
            <text:p>886,192448</text:p>
          </table:table-cell>
          <table:table-cell table:number-columns-repeated="7"/>
        </table:table-row>
        <table:table-row table:style-name="ro1">
          <table:table-cell office:value-type="float" office:value="62.63" calcext:value-type="float">
            <text:p>62,63</text:p>
          </table:table-cell>
          <table:table-cell office:value-type="float" office:value="8.466567" calcext:value-type="float">
            <text:p>8,466567</text:p>
          </table:table-cell>
          <table:table-cell/>
          <table:table-cell office:value-type="float" office:value="137.314" calcext:value-type="float">
            <text:p>137,314</text:p>
          </table:table-cell>
          <table:table-cell office:value-type="float" office:value="83.9077" calcext:value-type="float">
            <text:p>83,9077</text:p>
          </table:table-cell>
          <table:table-cell/>
          <table:table-cell office:value-type="float" office:value="949.65" calcext:value-type="float">
            <text:p>949,65</text:p>
          </table:table-cell>
          <table:table-cell office:value-type="float" office:value="886.057847" calcext:value-type="float">
            <text:p>886,057847</text:p>
          </table:table-cell>
          <table:table-cell table:number-columns-repeated="7"/>
        </table:table-row>
        <table:table-row table:style-name="ro1">
          <table:table-cell office:value-type="float" office:value="195.831" calcext:value-type="float">
            <text:p>195,831</text:p>
          </table:table-cell>
          <table:table-cell office:value-type="float" office:value="8.465865" calcext:value-type="float">
            <text:p>8,465865</text:p>
          </table:table-cell>
          <table:table-cell/>
          <table:table-cell office:value-type="float" office:value="138.017" calcext:value-type="float">
            <text:p>138,017</text:p>
          </table:table-cell>
          <table:table-cell office:value-type="float" office:value="83.851461" calcext:value-type="float">
            <text:p>83,851461</text:p>
          </table:table-cell>
          <table:table-cell/>
          <table:table-cell office:value-type="float" office:value="938.569" calcext:value-type="float">
            <text:p>938,569</text:p>
          </table:table-cell>
          <table:table-cell office:value-type="float" office:value="885.399025" calcext:value-type="float">
            <text:p>885,399025</text:p>
          </table:table-cell>
          <table:table-cell table:number-columns-repeated="7"/>
        </table:table-row>
        <table:table-row table:style-name="ro1">
          <table:table-cell office:value-type="float" office:value="64.847" calcext:value-type="float">
            <text:p>64,847</text:p>
          </table:table-cell>
          <table:table-cell office:value-type="float" office:value="8.454607" calcext:value-type="float">
            <text:p>8,454607</text:p>
          </table:table-cell>
          <table:table-cell/>
          <table:table-cell office:value-type="float" office:value="141.682" calcext:value-type="float">
            <text:p>141,682</text:p>
          </table:table-cell>
          <table:table-cell office:value-type="float" office:value="83.840906" calcext:value-type="float">
            <text:p>83,840906</text:p>
          </table:table-cell>
          <table:table-cell/>
          <table:table-cell office:value-type="float" office:value="940.979" calcext:value-type="float">
            <text:p>940,979</text:p>
          </table:table-cell>
          <table:table-cell office:value-type="float" office:value="885.367165" calcext:value-type="float">
            <text:p>885,367165</text:p>
          </table:table-cell>
          <table:table-cell table:number-columns-repeated="7"/>
        </table:table-row>
        <table:table-row table:style-name="ro1">
          <table:table-cell office:value-type="float" office:value="66.697" calcext:value-type="float">
            <text:p>66,697</text:p>
          </table:table-cell>
          <table:table-cell office:value-type="float" office:value="8.444011" calcext:value-type="float">
            <text:p>8,444011</text:p>
          </table:table-cell>
          <table:table-cell/>
          <table:table-cell office:value-type="float" office:value="138.028" calcext:value-type="float">
            <text:p>138,028</text:p>
          </table:table-cell>
          <table:table-cell office:value-type="float" office:value="83.512082" calcext:value-type="float">
            <text:p>83,512082</text:p>
          </table:table-cell>
          <table:table-cell/>
          <table:table-cell office:value-type="float" office:value="937.466" calcext:value-type="float">
            <text:p>937,466</text:p>
          </table:table-cell>
          <table:table-cell office:value-type="float" office:value="884.826279" calcext:value-type="float">
            <text:p>884,826279</text:p>
          </table:table-cell>
          <table:table-cell table:number-columns-repeated="7"/>
        </table:table-row>
        <table:table-row table:style-name="ro1">
          <table:table-cell office:value-type="float" office:value="63.343" calcext:value-type="float">
            <text:p>63,343</text:p>
          </table:table-cell>
          <table:table-cell office:value-type="float" office:value="8.423037" calcext:value-type="float">
            <text:p>8,423037</text:p>
          </table:table-cell>
          <table:table-cell/>
          <table:table-cell office:value-type="float" office:value="140.378" calcext:value-type="float">
            <text:p>140,378</text:p>
          </table:table-cell>
          <table:table-cell office:value-type="float" office:value="83.469326" calcext:value-type="float">
            <text:p>83,469326</text:p>
          </table:table-cell>
          <table:table-cell/>
          <table:table-cell office:value-type="float" office:value="938.546" calcext:value-type="float">
            <text:p>938,546</text:p>
          </table:table-cell>
          <table:table-cell office:value-type="float" office:value="884.502222" calcext:value-type="float">
            <text:p>884,502222</text:p>
          </table:table-cell>
          <table:table-cell table:number-columns-repeated="7"/>
        </table:table-row>
        <table:table-row table:style-name="ro1">
          <table:table-cell office:value-type="float" office:value="65.847" calcext:value-type="float">
            <text:p>65,847</text:p>
          </table:table-cell>
          <table:table-cell office:value-type="float" office:value="8.412724" calcext:value-type="float">
            <text:p>8,412724</text:p>
          </table:table-cell>
          <table:table-cell/>
          <table:table-cell office:value-type="float" office:value="137.453" calcext:value-type="float">
            <text:p>137,453</text:p>
          </table:table-cell>
          <table:table-cell office:value-type="float" office:value="83.411817" calcext:value-type="float">
            <text:p>83,411817</text:p>
          </table:table-cell>
          <table:table-cell/>
          <table:table-cell office:value-type="float" office:value="943.928" calcext:value-type="float">
            <text:p>943,928</text:p>
          </table:table-cell>
          <table:table-cell office:value-type="float" office:value="884.25008" calcext:value-type="float">
            <text:p>884,25008</text:p>
          </table:table-cell>
          <table:table-cell table:number-columns-repeated="7"/>
        </table:table-row>
        <table:table-row table:style-name="ro1">
          <table:table-cell office:value-type="float" office:value="65.133" calcext:value-type="float">
            <text:p>65,133</text:p>
          </table:table-cell>
          <table:table-cell office:value-type="float" office:value="8.394341" calcext:value-type="float">
            <text:p>8,394341</text:p>
          </table:table-cell>
          <table:table-cell/>
          <table:table-cell office:value-type="float" office:value="138.636" calcext:value-type="float">
            <text:p>138,636</text:p>
          </table:table-cell>
          <table:table-cell office:value-type="float" office:value="83.386614" calcext:value-type="float">
            <text:p>83,386614</text:p>
          </table:table-cell>
          <table:table-cell/>
          <table:table-cell office:value-type="float" office:value="938.663" calcext:value-type="float">
            <text:p>938,663</text:p>
          </table:table-cell>
          <table:table-cell office:value-type="float" office:value="884.045026" calcext:value-type="float">
            <text:p>884,045026</text:p>
          </table:table-cell>
          <table:table-cell table:number-columns-repeated="7"/>
        </table:table-row>
        <table:table-row table:style-name="ro1">
          <table:table-cell office:value-type="float" office:value="64.206" calcext:value-type="float">
            <text:p>64,206</text:p>
          </table:table-cell>
          <table:table-cell office:value-type="float" office:value="8.384764" calcext:value-type="float">
            <text:p>8,384764</text:p>
          </table:table-cell>
          <table:table-cell/>
          <table:table-cell office:value-type="float" office:value="140.923" calcext:value-type="float">
            <text:p>140,923</text:p>
          </table:table-cell>
          <table:table-cell office:value-type="float" office:value="83.09228" calcext:value-type="float">
            <text:p>83,09228</text:p>
          </table:table-cell>
          <table:table-cell/>
          <table:table-cell office:value-type="float" office:value="938.467" calcext:value-type="float">
            <text:p>938,467</text:p>
          </table:table-cell>
          <table:table-cell office:value-type="float" office:value="883.940426" calcext:value-type="float">
            <text:p>883,940426</text:p>
          </table:table-cell>
          <table:table-cell table:number-columns-repeated="7"/>
        </table:table-row>
        <table:table-row table:style-name="ro1">
          <table:table-cell office:value-type="float" office:value="63.805" calcext:value-type="float">
            <text:p>63,805</text:p>
          </table:table-cell>
          <table:table-cell office:value-type="float" office:value="8.380079" calcext:value-type="float">
            <text:p>8,380079</text:p>
          </table:table-cell>
          <table:table-cell/>
          <table:table-cell office:value-type="float" office:value="135.631" calcext:value-type="float">
            <text:p>135,631</text:p>
          </table:table-cell>
          <table:table-cell office:value-type="float" office:value="83.041437" calcext:value-type="float">
            <text:p>83,041437</text:p>
          </table:table-cell>
          <table:table-cell/>
          <table:table-cell office:value-type="float" office:value="937.561" calcext:value-type="float">
            <text:p>937,561</text:p>
          </table:table-cell>
          <table:table-cell office:value-type="float" office:value="883.713031" calcext:value-type="float">
            <text:p>883,713031</text:p>
          </table:table-cell>
          <table:table-cell table:number-columns-repeated="7"/>
        </table:table-row>
        <table:table-row table:style-name="ro1">
          <table:table-cell office:value-type="float" office:value="62.511" calcext:value-type="float">
            <text:p>62,511</text:p>
          </table:table-cell>
          <table:table-cell office:value-type="float" office:value="8.376681" calcext:value-type="float">
            <text:p>8,376681</text:p>
          </table:table-cell>
          <table:table-cell/>
          <table:table-cell office:value-type="float" office:value="139.384" calcext:value-type="float">
            <text:p>139,384</text:p>
          </table:table-cell>
          <table:table-cell office:value-type="float" office:value="83.01164" calcext:value-type="float">
            <text:p>83,01164</text:p>
          </table:table-cell>
          <table:table-cell/>
          <table:table-cell office:value-type="float" office:value="936.265" calcext:value-type="float">
            <text:p>936,265</text:p>
          </table:table-cell>
          <table:table-cell office:value-type="float" office:value="883.699466" calcext:value-type="float">
            <text:p>883,699466</text:p>
          </table:table-cell>
          <table:table-cell table:number-columns-repeated="7"/>
        </table:table-row>
        <table:table-row table:style-name="ro1">
          <table:table-cell office:value-type="float" office:value="456.832" calcext:value-type="float">
            <text:p>456,832</text:p>
          </table:table-cell>
          <table:table-cell office:value-type="float" office:value="8.375475" calcext:value-type="float">
            <text:p>8,375475</text:p>
          </table:table-cell>
          <table:table-cell/>
          <table:table-cell office:value-type="float" office:value="138.818" calcext:value-type="float">
            <text:p>138,818</text:p>
          </table:table-cell>
          <table:table-cell office:value-type="float" office:value="82.803982" calcext:value-type="float">
            <text:p>82,803982</text:p>
          </table:table-cell>
          <table:table-cell/>
          <table:table-cell office:value-type="float" office:value="940.668" calcext:value-type="float">
            <text:p>940,668</text:p>
          </table:table-cell>
          <table:table-cell office:value-type="float" office:value="882.960163" calcext:value-type="float">
            <text:p>882,960163</text:p>
          </table:table-cell>
          <table:table-cell table:number-columns-repeated="7"/>
        </table:table-row>
        <table:table-row table:style-name="ro1">
          <table:table-cell office:value-type="float" office:value="64.168" calcext:value-type="float">
            <text:p>64,168</text:p>
          </table:table-cell>
          <table:table-cell office:value-type="float" office:value="8.371076" calcext:value-type="float">
            <text:p>8,371076</text:p>
          </table:table-cell>
          <table:table-cell/>
          <table:table-cell office:value-type="float" office:value="140.37" calcext:value-type="float">
            <text:p>140,37</text:p>
          </table:table-cell>
          <table:table-cell office:value-type="float" office:value="82.611123" calcext:value-type="float">
            <text:p>82,611123</text:p>
          </table:table-cell>
          <table:table-cell/>
          <table:table-cell office:value-type="float" office:value="937.46" calcext:value-type="float">
            <text:p>937,46</text:p>
          </table:table-cell>
          <table:table-cell office:value-type="float" office:value="882.806467" calcext:value-type="float">
            <text:p>882,806467</text:p>
          </table:table-cell>
          <table:table-cell table:number-columns-repeated="7"/>
        </table:table-row>
        <table:table-row table:style-name="ro1">
          <table:table-cell office:value-type="float" office:value="62.97" calcext:value-type="float">
            <text:p>62,97</text:p>
          </table:table-cell>
          <table:table-cell office:value-type="float" office:value="8.364185" calcext:value-type="float">
            <text:p>8,364185</text:p>
          </table:table-cell>
          <table:table-cell/>
          <table:table-cell office:value-type="float" office:value="135.633" calcext:value-type="float">
            <text:p>135,633</text:p>
          </table:table-cell>
          <table:table-cell office:value-type="float" office:value="82.539424" calcext:value-type="float">
            <text:p>82,539424</text:p>
          </table:table-cell>
          <table:table-cell/>
          <table:table-cell office:value-type="float" office:value="937.803" calcext:value-type="float">
            <text:p>937,803</text:p>
          </table:table-cell>
          <table:table-cell office:value-type="float" office:value="882.391249" calcext:value-type="float">
            <text:p>882,391249</text:p>
          </table:table-cell>
          <table:table-cell table:number-columns-repeated="7"/>
        </table:table-row>
        <table:table-row table:style-name="ro1">
          <table:table-cell office:value-type="float" office:value="63.133" calcext:value-type="float">
            <text:p>63,133</text:p>
          </table:table-cell>
          <table:table-cell office:value-type="float" office:value="8.363422" calcext:value-type="float">
            <text:p>8,363422</text:p>
          </table:table-cell>
          <table:table-cell/>
          <table:table-cell office:value-type="float" office:value="142.612" calcext:value-type="float">
            <text:p>142,612</text:p>
          </table:table-cell>
          <table:table-cell office:value-type="float" office:value="82.346224" calcext:value-type="float">
            <text:p>82,346224</text:p>
          </table:table-cell>
          <table:table-cell/>
          <table:table-cell office:value-type="float" office:value="937.705" calcext:value-type="float">
            <text:p>937,705</text:p>
          </table:table-cell>
          <table:table-cell office:value-type="float" office:value="881.671709" calcext:value-type="float">
            <text:p>881,671709</text:p>
          </table:table-cell>
          <table:table-cell table:number-columns-repeated="7"/>
        </table:table-row>
        <table:table-row table:style-name="ro1">
          <table:table-cell office:value-type="float" office:value="61.518" calcext:value-type="float">
            <text:p>61,518</text:p>
          </table:table-cell>
          <table:table-cell office:value-type="float" office:value="8.344682" calcext:value-type="float">
            <text:p>8,344682</text:p>
          </table:table-cell>
          <table:table-cell/>
          <table:table-cell office:value-type="float" office:value="138.889" calcext:value-type="float">
            <text:p>138,889</text:p>
          </table:table-cell>
          <table:table-cell office:value-type="float" office:value="82.296375" calcext:value-type="float">
            <text:p>82,296375</text:p>
          </table:table-cell>
          <table:table-cell/>
          <table:table-cell office:value-type="float" office:value="939.758" calcext:value-type="float">
            <text:p>939,758</text:p>
          </table:table-cell>
          <table:table-cell office:value-type="float" office:value="881.404187" calcext:value-type="float">
            <text:p>881,404187</text:p>
          </table:table-cell>
          <table:table-cell table:number-columns-repeated="7"/>
        </table:table-row>
        <table:table-row table:style-name="ro1">
          <table:table-cell office:value-type="float" office:value="68.954" calcext:value-type="float">
            <text:p>68,954</text:p>
          </table:table-cell>
          <table:table-cell office:value-type="float" office:value="8.343339" calcext:value-type="float">
            <text:p>8,343339</text:p>
          </table:table-cell>
          <table:table-cell/>
          <table:table-cell office:value-type="float" office:value="138.052" calcext:value-type="float">
            <text:p>138,052</text:p>
          </table:table-cell>
          <table:table-cell office:value-type="float" office:value="82.257196" calcext:value-type="float">
            <text:p>82,257196</text:p>
          </table:table-cell>
          <table:table-cell/>
          <table:table-cell office:value-type="float" office:value="936.163" calcext:value-type="float">
            <text:p>936,163</text:p>
          </table:table-cell>
          <table:table-cell office:value-type="float" office:value="881.162061" calcext:value-type="float">
            <text:p>881,162061</text:p>
          </table:table-cell>
          <table:table-cell table:number-columns-repeated="7"/>
        </table:table-row>
        <table:table-row table:style-name="ro1">
          <table:table-cell office:value-type="float" office:value="67.631" calcext:value-type="float">
            <text:p>67,631</text:p>
          </table:table-cell>
          <table:table-cell office:value-type="float" office:value="8.341817" calcext:value-type="float">
            <text:p>8,341817</text:p>
          </table:table-cell>
          <table:table-cell/>
          <table:table-cell office:value-type="float" office:value="136.133" calcext:value-type="float">
            <text:p>136,133</text:p>
          </table:table-cell>
          <table:table-cell office:value-type="float" office:value="82.234902" calcext:value-type="float">
            <text:p>82,234902</text:p>
          </table:table-cell>
          <table:table-cell/>
          <table:table-cell office:value-type="float" office:value="934.064" calcext:value-type="float">
            <text:p>934,064</text:p>
          </table:table-cell>
          <table:table-cell office:value-type="float" office:value="880.783808" calcext:value-type="float">
            <text:p>880,783808</text:p>
          </table:table-cell>
          <table:table-cell table:number-columns-repeated="7"/>
        </table:table-row>
        <table:table-row table:style-name="ro1">
          <table:table-cell office:value-type="float" office:value="62.711" calcext:value-type="float">
            <text:p>62,711</text:p>
          </table:table-cell>
          <table:table-cell office:value-type="float" office:value="8.337322" calcext:value-type="float">
            <text:p>8,337322</text:p>
          </table:table-cell>
          <table:table-cell/>
          <table:table-cell office:value-type="float" office:value="138.051" calcext:value-type="float">
            <text:p>138,051</text:p>
          </table:table-cell>
          <table:table-cell office:value-type="float" office:value="81.883422" calcext:value-type="float">
            <text:p>81,883422</text:p>
          </table:table-cell>
          <table:table-cell/>
          <table:table-cell office:value-type="float" office:value="934.259" calcext:value-type="float">
            <text:p>934,259</text:p>
          </table:table-cell>
          <table:table-cell office:value-type="float" office:value="880.725984" calcext:value-type="float">
            <text:p>880,725984</text:p>
          </table:table-cell>
          <table:table-cell table:number-columns-repeated="7"/>
        </table:table-row>
        <table:table-row table:style-name="ro1">
          <table:table-cell office:value-type="float" office:value="67.245" calcext:value-type="float">
            <text:p>67,245</text:p>
          </table:table-cell>
          <table:table-cell office:value-type="float" office:value="8.318622" calcext:value-type="float">
            <text:p>8,318622</text:p>
          </table:table-cell>
          <table:table-cell/>
          <table:table-cell office:value-type="float" office:value="136.359" calcext:value-type="float">
            <text:p>136,359</text:p>
          </table:table-cell>
          <table:table-cell office:value-type="float" office:value="81.796329" calcext:value-type="float">
            <text:p>81,796329</text:p>
          </table:table-cell>
          <table:table-cell/>
          <table:table-cell office:value-type="float" office:value="936.675" calcext:value-type="float">
            <text:p>936,675</text:p>
          </table:table-cell>
          <table:table-cell office:value-type="float" office:value="880.585763" calcext:value-type="float">
            <text:p>880,585763</text:p>
          </table:table-cell>
          <table:table-cell table:number-columns-repeated="7"/>
        </table:table-row>
        <table:table-row table:style-name="ro1">
          <table:table-cell office:value-type="float" office:value="65.042" calcext:value-type="float">
            <text:p>65,042</text:p>
          </table:table-cell>
          <table:table-cell office:value-type="float" office:value="8.310034" calcext:value-type="float">
            <text:p>8,310034</text:p>
          </table:table-cell>
          <table:table-cell/>
          <table:table-cell office:value-type="float" office:value="137.453" calcext:value-type="float">
            <text:p>137,453</text:p>
          </table:table-cell>
          <table:table-cell office:value-type="float" office:value="81.717211" calcext:value-type="float">
            <text:p>81,717211</text:p>
          </table:table-cell>
          <table:table-cell/>
          <table:table-cell office:value-type="float" office:value="935.232" calcext:value-type="float">
            <text:p>935,232</text:p>
          </table:table-cell>
          <table:table-cell office:value-type="float" office:value="880.361976" calcext:value-type="float">
            <text:p>880,361976</text:p>
          </table:table-cell>
          <table:table-cell table:number-columns-repeated="7"/>
        </table:table-row>
        <table:table-row table:style-name="ro1">
          <table:table-cell office:value-type="float" office:value="65.8" calcext:value-type="float">
            <text:p>65,8</text:p>
          </table:table-cell>
          <table:table-cell office:value-type="float" office:value="8.309323" calcext:value-type="float">
            <text:p>8,309323</text:p>
          </table:table-cell>
          <table:table-cell/>
          <table:table-cell office:value-type="float" office:value="137.684" calcext:value-type="float">
            <text:p>137,684</text:p>
          </table:table-cell>
          <table:table-cell office:value-type="float" office:value="81.644162" calcext:value-type="float">
            <text:p>81,644162</text:p>
          </table:table-cell>
          <table:table-cell/>
          <table:table-cell office:value-type="float" office:value="933.262" calcext:value-type="float">
            <text:p>933,262</text:p>
          </table:table-cell>
          <table:table-cell office:value-type="float" office:value="879.742818" calcext:value-type="float">
            <text:p>879,742818</text:p>
          </table:table-cell>
          <table:table-cell table:number-columns-repeated="7"/>
        </table:table-row>
        <table:table-row table:style-name="ro1">
          <table:table-cell office:value-type="float" office:value="62.428" calcext:value-type="float">
            <text:p>62,428</text:p>
          </table:table-cell>
          <table:table-cell office:value-type="float" office:value="8.278917" calcext:value-type="float">
            <text:p>8,278917</text:p>
          </table:table-cell>
          <table:table-cell/>
          <table:table-cell office:value-type="float" office:value="138.54" calcext:value-type="float">
            <text:p>138,54</text:p>
          </table:table-cell>
          <table:table-cell office:value-type="float" office:value="81.59325" calcext:value-type="float">
            <text:p>81,59325</text:p>
          </table:table-cell>
          <table:table-cell/>
          <table:table-cell office:value-type="float" office:value="934.135" calcext:value-type="float">
            <text:p>934,135</text:p>
          </table:table-cell>
          <table:table-cell office:value-type="float" office:value="879.407104" calcext:value-type="float">
            <text:p>879,407104</text:p>
          </table:table-cell>
          <table:table-cell table:number-columns-repeated="7"/>
        </table:table-row>
        <table:table-row table:style-name="ro1">
          <table:table-cell office:value-type="float" office:value="62.751" calcext:value-type="float">
            <text:p>62,751</text:p>
          </table:table-cell>
          <table:table-cell office:value-type="float" office:value="8.276233" calcext:value-type="float">
            <text:p>8,276233</text:p>
          </table:table-cell>
          <table:table-cell/>
          <table:table-cell office:value-type="float" office:value="136.719" calcext:value-type="float">
            <text:p>136,719</text:p>
          </table:table-cell>
          <table:table-cell office:value-type="float" office:value="81.428205" calcext:value-type="float">
            <text:p>81,428205</text:p>
          </table:table-cell>
          <table:table-cell/>
          <table:table-cell office:value-type="float" office:value="934.326" calcext:value-type="float">
            <text:p>934,326</text:p>
          </table:table-cell>
          <table:table-cell office:value-type="float" office:value="879.363136" calcext:value-type="float">
            <text:p>879,363136</text:p>
          </table:table-cell>
          <table:table-cell table:number-columns-repeated="7"/>
        </table:table-row>
        <table:table-row table:style-name="ro1">
          <table:table-cell office:value-type="float" office:value="71.996" calcext:value-type="float">
            <text:p>71,996</text:p>
          </table:table-cell>
          <table:table-cell office:value-type="float" office:value="8.271827" calcext:value-type="float">
            <text:p>8,271827</text:p>
          </table:table-cell>
          <table:table-cell/>
          <table:table-cell office:value-type="float" office:value="136.649" calcext:value-type="float">
            <text:p>136,649</text:p>
          </table:table-cell>
          <table:table-cell office:value-type="float" office:value="81.417342" calcext:value-type="float">
            <text:p>81,417342</text:p>
          </table:table-cell>
          <table:table-cell/>
          <table:table-cell office:value-type="float" office:value="933.407" calcext:value-type="float">
            <text:p>933,407</text:p>
          </table:table-cell>
          <table:table-cell office:value-type="float" office:value="879.087658" calcext:value-type="float">
            <text:p>879,087658</text:p>
          </table:table-cell>
          <table:table-cell table:number-columns-repeated="7"/>
        </table:table-row>
        <table:table-row table:style-name="ro1">
          <table:table-cell office:value-type="float" office:value="67.085" calcext:value-type="float">
            <text:p>67,085</text:p>
          </table:table-cell>
          <table:table-cell office:value-type="float" office:value="8.257972" calcext:value-type="float">
            <text:p>8,257972</text:p>
          </table:table-cell>
          <table:table-cell/>
          <table:table-cell office:value-type="float" office:value="135.712" calcext:value-type="float">
            <text:p>135,712</text:p>
          </table:table-cell>
          <table:table-cell office:value-type="float" office:value="81.32227" calcext:value-type="float">
            <text:p>81,32227</text:p>
          </table:table-cell>
          <table:table-cell/>
          <table:table-cell office:value-type="float" office:value="933.328" calcext:value-type="float">
            <text:p>933,328</text:p>
          </table:table-cell>
          <table:table-cell office:value-type="float" office:value="878.772571" calcext:value-type="float">
            <text:p>878,772571</text:p>
          </table:table-cell>
          <table:table-cell table:number-columns-repeated="7"/>
        </table:table-row>
        <table:table-row table:style-name="ro1">
          <table:table-cell office:value-type="float" office:value="67.787" calcext:value-type="float">
            <text:p>67,787</text:p>
          </table:table-cell>
          <table:table-cell office:value-type="float" office:value="8.236757" calcext:value-type="float">
            <text:p>8,236757</text:p>
          </table:table-cell>
          <table:table-cell/>
          <table:table-cell office:value-type="float" office:value="137.297" calcext:value-type="float">
            <text:p>137,297</text:p>
          </table:table-cell>
          <table:table-cell office:value-type="float" office:value="81.312391" calcext:value-type="float">
            <text:p>81,312391</text:p>
          </table:table-cell>
          <table:table-cell/>
          <table:table-cell office:value-type="float" office:value="944.199" calcext:value-type="float">
            <text:p>944,199</text:p>
          </table:table-cell>
          <table:table-cell office:value-type="float" office:value="878.761634" calcext:value-type="float">
            <text:p>878,761634</text:p>
          </table:table-cell>
          <table:table-cell table:number-columns-repeated="7"/>
        </table:table-row>
        <table:table-row table:style-name="ro1">
          <table:table-cell office:value-type="float" office:value="64.145" calcext:value-type="float">
            <text:p>64,145</text:p>
          </table:table-cell>
          <table:table-cell office:value-type="float" office:value="8.218452" calcext:value-type="float">
            <text:p>8,218452</text:p>
          </table:table-cell>
          <table:table-cell/>
          <table:table-cell office:value-type="float" office:value="134.638" calcext:value-type="float">
            <text:p>134,638</text:p>
          </table:table-cell>
          <table:table-cell office:value-type="float" office:value="81.308717" calcext:value-type="float">
            <text:p>81,308717</text:p>
          </table:table-cell>
          <table:table-cell/>
          <table:table-cell office:value-type="float" office:value="935.756" calcext:value-type="float">
            <text:p>935,756</text:p>
          </table:table-cell>
          <table:table-cell office:value-type="float" office:value="878.19027" calcext:value-type="float">
            <text:p>878,19027</text:p>
          </table:table-cell>
          <table:table-cell table:number-columns-repeated="7"/>
        </table:table-row>
        <table:table-row table:style-name="ro1">
          <table:table-cell office:value-type="float" office:value="64.124" calcext:value-type="float">
            <text:p>64,124</text:p>
          </table:table-cell>
          <table:table-cell office:value-type="float" office:value="8.204061" calcext:value-type="float">
            <text:p>8,204061</text:p>
          </table:table-cell>
          <table:table-cell/>
          <table:table-cell office:value-type="float" office:value="134.82" calcext:value-type="float">
            <text:p>134,82</text:p>
          </table:table-cell>
          <table:table-cell office:value-type="float" office:value="81.193046" calcext:value-type="float">
            <text:p>81,193046</text:p>
          </table:table-cell>
          <table:table-cell/>
          <table:table-cell office:value-type="float" office:value="931.304" calcext:value-type="float">
            <text:p>931,304</text:p>
          </table:table-cell>
          <table:table-cell office:value-type="float" office:value="878.018437" calcext:value-type="float">
            <text:p>878,018437</text:p>
          </table:table-cell>
          <table:table-cell table:number-columns-repeated="7"/>
        </table:table-row>
        <table:table-row table:style-name="ro1">
          <table:table-cell office:value-type="float" office:value="67.709" calcext:value-type="float">
            <text:p>67,709</text:p>
          </table:table-cell>
          <table:table-cell office:value-type="float" office:value="8.202231" calcext:value-type="float">
            <text:p>8,202231</text:p>
          </table:table-cell>
          <table:table-cell/>
          <table:table-cell office:value-type="float" office:value="133.874" calcext:value-type="float">
            <text:p>133,874</text:p>
          </table:table-cell>
          <table:table-cell office:value-type="float" office:value="81.182523" calcext:value-type="float">
            <text:p>81,182523</text:p>
          </table:table-cell>
          <table:table-cell/>
          <table:table-cell office:value-type="float" office:value="931.822" calcext:value-type="float">
            <text:p>931,822</text:p>
          </table:table-cell>
          <table:table-cell office:value-type="float" office:value="877.993571" calcext:value-type="float">
            <text:p>877,993571</text:p>
          </table:table-cell>
          <table:table-cell table:number-columns-repeated="7"/>
        </table:table-row>
        <table:table-row table:style-name="ro1">
          <table:table-cell office:value-type="float" office:value="66.28" calcext:value-type="float">
            <text:p>66,28</text:p>
          </table:table-cell>
          <table:table-cell office:value-type="float" office:value="8.198432" calcext:value-type="float">
            <text:p>8,198432</text:p>
          </table:table-cell>
          <table:table-cell/>
          <table:table-cell office:value-type="float" office:value="135.052" calcext:value-type="float">
            <text:p>135,052</text:p>
          </table:table-cell>
          <table:table-cell office:value-type="float" office:value="81.17125" calcext:value-type="float">
            <text:p>81,17125</text:p>
          </table:table-cell>
          <table:table-cell/>
          <table:table-cell office:value-type="float" office:value="933.516" calcext:value-type="float">
            <text:p>933,516</text:p>
          </table:table-cell>
          <table:table-cell office:value-type="float" office:value="877.898455" calcext:value-type="float">
            <text:p>877,898455</text:p>
          </table:table-cell>
          <table:table-cell table:number-columns-repeated="7"/>
        </table:table-row>
        <table:table-row table:style-name="ro1">
          <table:table-cell office:value-type="float" office:value="62.107" calcext:value-type="float">
            <text:p>62,107</text:p>
          </table:table-cell>
          <table:table-cell office:value-type="float" office:value="8.197909" calcext:value-type="float">
            <text:p>8,197909</text:p>
          </table:table-cell>
          <table:table-cell/>
          <table:table-cell office:value-type="float" office:value="136.94" calcext:value-type="float">
            <text:p>136,94</text:p>
          </table:table-cell>
          <table:table-cell office:value-type="float" office:value="81.131196" calcext:value-type="float">
            <text:p>81,131196</text:p>
          </table:table-cell>
          <table:table-cell/>
          <table:table-cell office:value-type="float" office:value="931.919" calcext:value-type="float">
            <text:p>931,919</text:p>
          </table:table-cell>
          <table:table-cell office:value-type="float" office:value="877.284936" calcext:value-type="float">
            <text:p>877,284936</text:p>
          </table:table-cell>
          <table:table-cell table:number-columns-repeated="7"/>
        </table:table-row>
        <table:table-row table:style-name="ro1">
          <table:table-cell office:value-type="float" office:value="65.177" calcext:value-type="float">
            <text:p>65,177</text:p>
          </table:table-cell>
          <table:table-cell office:value-type="float" office:value="8.176105" calcext:value-type="float">
            <text:p>8,176105</text:p>
          </table:table-cell>
          <table:table-cell/>
          <table:table-cell office:value-type="float" office:value="138.885" calcext:value-type="float">
            <text:p>138,885</text:p>
          </table:table-cell>
          <table:table-cell office:value-type="float" office:value="80.991454" calcext:value-type="float">
            <text:p>80,991454</text:p>
          </table:table-cell>
          <table:table-cell/>
          <table:table-cell office:value-type="float" office:value="931.184" calcext:value-type="float">
            <text:p>931,184</text:p>
          </table:table-cell>
          <table:table-cell office:value-type="float" office:value="876.864693" calcext:value-type="float">
            <text:p>876,864693</text:p>
          </table:table-cell>
          <table:table-cell table:number-columns-repeated="7"/>
        </table:table-row>
        <table:table-row table:style-name="ro1">
          <table:table-cell office:value-type="float" office:value="62.023" calcext:value-type="float">
            <text:p>62,023</text:p>
          </table:table-cell>
          <table:table-cell office:value-type="float" office:value="8.175969" calcext:value-type="float">
            <text:p>8,175969</text:p>
          </table:table-cell>
          <table:table-cell/>
          <table:table-cell office:value-type="float" office:value="133.713" calcext:value-type="float">
            <text:p>133,713</text:p>
          </table:table-cell>
          <table:table-cell office:value-type="float" office:value="80.980397" calcext:value-type="float">
            <text:p>80,980397</text:p>
          </table:table-cell>
          <table:table-cell/>
          <table:table-cell office:value-type="float" office:value="934.481" calcext:value-type="float">
            <text:p>934,481</text:p>
          </table:table-cell>
          <table:table-cell office:value-type="float" office:value="876.757469" calcext:value-type="float">
            <text:p>876,757469</text:p>
          </table:table-cell>
          <table:table-cell table:number-columns-repeated="7"/>
        </table:table-row>
        <table:table-row table:style-name="ro1">
          <table:table-cell office:value-type="float" office:value="63.413" calcext:value-type="float">
            <text:p>63,413</text:p>
          </table:table-cell>
          <table:table-cell office:value-type="float" office:value="8.1711" calcext:value-type="float">
            <text:p>8,1711</text:p>
          </table:table-cell>
          <table:table-cell/>
          <table:table-cell office:value-type="float" office:value="134.468" calcext:value-type="float">
            <text:p>134,468</text:p>
          </table:table-cell>
          <table:table-cell office:value-type="float" office:value="80.976771" calcext:value-type="float">
            <text:p>80,976771</text:p>
          </table:table-cell>
          <table:table-cell/>
          <table:table-cell office:value-type="float" office:value="931.235" calcext:value-type="float">
            <text:p>931,235</text:p>
          </table:table-cell>
          <table:table-cell office:value-type="float" office:value="876.476598" calcext:value-type="float">
            <text:p>876,476598</text:p>
          </table:table-cell>
          <table:table-cell table:number-columns-repeated="7"/>
        </table:table-row>
        <table:table-row table:style-name="ro1">
          <table:table-cell office:value-type="float" office:value="61.541" calcext:value-type="float">
            <text:p>61,541</text:p>
          </table:table-cell>
          <table:table-cell office:value-type="float" office:value="8.155914" calcext:value-type="float">
            <text:p>8,155914</text:p>
          </table:table-cell>
          <table:table-cell/>
          <table:table-cell office:value-type="float" office:value="136.589" calcext:value-type="float">
            <text:p>136,589</text:p>
          </table:table-cell>
          <table:table-cell office:value-type="float" office:value="80.848429" calcext:value-type="float">
            <text:p>80,848429</text:p>
          </table:table-cell>
          <table:table-cell/>
          <table:table-cell office:value-type="float" office:value="930.808" calcext:value-type="float">
            <text:p>930,808</text:p>
          </table:table-cell>
          <table:table-cell office:value-type="float" office:value="876.188249" calcext:value-type="float">
            <text:p>876,188249</text:p>
          </table:table-cell>
          <table:table-cell table:number-columns-repeated="7"/>
        </table:table-row>
        <table:table-row table:style-name="ro1">
          <table:table-cell office:value-type="float" office:value="62.502" calcext:value-type="float">
            <text:p>62,502</text:p>
          </table:table-cell>
          <table:table-cell office:value-type="float" office:value="8.140187" calcext:value-type="float">
            <text:p>8,140187</text:p>
          </table:table-cell>
          <table:table-cell/>
          <table:table-cell office:value-type="float" office:value="137.126" calcext:value-type="float">
            <text:p>137,126</text:p>
          </table:table-cell>
          <table:table-cell office:value-type="float" office:value="80.703145" calcext:value-type="float">
            <text:p>80,703145</text:p>
          </table:table-cell>
          <table:table-cell/>
          <table:table-cell office:value-type="float" office:value="930.841" calcext:value-type="float">
            <text:p>930,841</text:p>
          </table:table-cell>
          <table:table-cell office:value-type="float" office:value="875.818013" calcext:value-type="float">
            <text:p>875,818013</text:p>
          </table:table-cell>
          <table:table-cell table:number-columns-repeated="7"/>
        </table:table-row>
        <table:table-row table:style-name="ro1">
          <table:table-cell office:value-type="float" office:value="61.389" calcext:value-type="float">
            <text:p>61,389</text:p>
          </table:table-cell>
          <table:table-cell office:value-type="float" office:value="8.129404" calcext:value-type="float">
            <text:p>8,129404</text:p>
          </table:table-cell>
          <table:table-cell/>
          <table:table-cell office:value-type="float" office:value="134.764" calcext:value-type="float">
            <text:p>134,764</text:p>
          </table:table-cell>
          <table:table-cell office:value-type="float" office:value="80.687095" calcext:value-type="float">
            <text:p>80,687095</text:p>
          </table:table-cell>
          <table:table-cell/>
          <table:table-cell office:value-type="float" office:value="933.755" calcext:value-type="float">
            <text:p>933,755</text:p>
          </table:table-cell>
          <table:table-cell office:value-type="float" office:value="875.634244" calcext:value-type="float">
            <text:p>875,634244</text:p>
          </table:table-cell>
          <table:table-cell table:number-columns-repeated="7"/>
        </table:table-row>
        <table:table-row table:style-name="ro1">
          <table:table-cell office:value-type="float" office:value="73.664" calcext:value-type="float">
            <text:p>73,664</text:p>
          </table:table-cell>
          <table:table-cell office:value-type="float" office:value="8.125197" calcext:value-type="float">
            <text:p>8,125197</text:p>
          </table:table-cell>
          <table:table-cell/>
          <table:table-cell office:value-type="float" office:value="137.423" calcext:value-type="float">
            <text:p>137,423</text:p>
          </table:table-cell>
          <table:table-cell office:value-type="float" office:value="80.589824" calcext:value-type="float">
            <text:p>80,589824</text:p>
          </table:table-cell>
          <table:table-cell/>
          <table:table-cell office:value-type="float" office:value="930.928" calcext:value-type="float">
            <text:p>930,928</text:p>
          </table:table-cell>
          <table:table-cell office:value-type="float" office:value="875.615303" calcext:value-type="float">
            <text:p>875,615303</text:p>
          </table:table-cell>
          <table:table-cell table:number-columns-repeated="7"/>
        </table:table-row>
        <table:table-row table:style-name="ro1">
          <table:table-cell office:value-type="float" office:value="66.413" calcext:value-type="float">
            <text:p>66,413</text:p>
          </table:table-cell>
          <table:table-cell office:value-type="float" office:value="8.120888" calcext:value-type="float">
            <text:p>8,120888</text:p>
          </table:table-cell>
          <table:table-cell/>
          <table:table-cell office:value-type="float" office:value="133.344" calcext:value-type="float">
            <text:p>133,344</text:p>
          </table:table-cell>
          <table:table-cell office:value-type="float" office:value="80.497535" calcext:value-type="float">
            <text:p>80,497535</text:p>
          </table:table-cell>
          <table:table-cell/>
          <table:table-cell office:value-type="float" office:value="934.042" calcext:value-type="float">
            <text:p>934,042</text:p>
          </table:table-cell>
          <table:table-cell office:value-type="float" office:value="875.325483" calcext:value-type="float">
            <text:p>875,325483</text:p>
          </table:table-cell>
          <table:table-cell table:number-columns-repeated="7"/>
        </table:table-row>
        <table:table-row table:style-name="ro1">
          <table:table-cell office:value-type="float" office:value="67.416" calcext:value-type="float">
            <text:p>67,416</text:p>
          </table:table-cell>
          <table:table-cell office:value-type="float" office:value="8.096328" calcext:value-type="float">
            <text:p>8,096328</text:p>
          </table:table-cell>
          <table:table-cell/>
          <table:table-cell office:value-type="float" office:value="133.303" calcext:value-type="float">
            <text:p>133,303</text:p>
          </table:table-cell>
          <table:table-cell office:value-type="float" office:value="80.429236" calcext:value-type="float">
            <text:p>80,429236</text:p>
          </table:table-cell>
          <table:table-cell/>
          <table:table-cell office:value-type="float" office:value="932.339" calcext:value-type="float">
            <text:p>932,339</text:p>
          </table:table-cell>
          <table:table-cell office:value-type="float" office:value="875.237261" calcext:value-type="float">
            <text:p>875,237261</text:p>
          </table:table-cell>
          <table:table-cell table:number-columns-repeated="7"/>
        </table:table-row>
        <table:table-row table:style-name="ro1">
          <table:table-cell office:value-type="float" office:value="66.722" calcext:value-type="float">
            <text:p>66,722</text:p>
          </table:table-cell>
          <table:table-cell office:value-type="float" office:value="8.074029" calcext:value-type="float">
            <text:p>8,074029</text:p>
          </table:table-cell>
          <table:table-cell/>
          <table:table-cell office:value-type="float" office:value="133.932" calcext:value-type="float">
            <text:p>133,932</text:p>
          </table:table-cell>
          <table:table-cell office:value-type="float" office:value="80.171616" calcext:value-type="float">
            <text:p>80,171616</text:p>
          </table:table-cell>
          <table:table-cell/>
          <table:table-cell office:value-type="float" office:value="927.981" calcext:value-type="float">
            <text:p>927,981</text:p>
          </table:table-cell>
          <table:table-cell office:value-type="float" office:value="873.485391" calcext:value-type="float">
            <text:p>873,485391</text:p>
          </table:table-cell>
          <table:table-cell table:number-columns-repeated="7"/>
        </table:table-row>
        <table:table-row table:style-name="ro1">
          <table:table-cell office:value-type="float" office:value="62.509" calcext:value-type="float">
            <text:p>62,509</text:p>
          </table:table-cell>
          <table:table-cell office:value-type="float" office:value="8.071105" calcext:value-type="float">
            <text:p>8,071105</text:p>
          </table:table-cell>
          <table:table-cell/>
          <table:table-cell office:value-type="float" office:value="135.016" calcext:value-type="float">
            <text:p>135,016</text:p>
          </table:table-cell>
          <table:table-cell office:value-type="float" office:value="80.142439" calcext:value-type="float">
            <text:p>80,142439</text:p>
          </table:table-cell>
          <table:table-cell/>
          <table:table-cell office:value-type="float" office:value="926.575" calcext:value-type="float">
            <text:p>926,575</text:p>
          </table:table-cell>
          <table:table-cell office:value-type="float" office:value="872.88626" calcext:value-type="float">
            <text:p>872,88626</text:p>
          </table:table-cell>
          <table:table-cell table:number-columns-repeated="7"/>
        </table:table-row>
        <table:table-row table:style-name="ro1">
          <table:table-cell office:value-type="float" office:value="63.861" calcext:value-type="float">
            <text:p>63,861</text:p>
          </table:table-cell>
          <table:table-cell office:value-type="float" office:value="8.055432" calcext:value-type="float">
            <text:p>8,055432</text:p>
          </table:table-cell>
          <table:table-cell/>
          <table:table-cell office:value-type="float" office:value="136.283" calcext:value-type="float">
            <text:p>136,283</text:p>
          </table:table-cell>
          <table:table-cell office:value-type="float" office:value="80.140028" calcext:value-type="float">
            <text:p>80,140028</text:p>
          </table:table-cell>
          <table:table-cell/>
          <table:table-cell office:value-type="float" office:value="930.646" calcext:value-type="float">
            <text:p>930,646</text:p>
          </table:table-cell>
          <table:table-cell office:value-type="float" office:value="872.327832" calcext:value-type="float">
            <text:p>872,327832</text:p>
          </table:table-cell>
          <table:table-cell table:number-columns-repeated="7"/>
        </table:table-row>
        <table:table-row table:style-name="ro1">
          <table:table-cell office:value-type="float" office:value="65.012" calcext:value-type="float">
            <text:p>65,012</text:p>
          </table:table-cell>
          <table:table-cell office:value-type="float" office:value="8.048844" calcext:value-type="float">
            <text:p>8,048844</text:p>
          </table:table-cell>
          <table:table-cell/>
          <table:table-cell office:value-type="float" office:value="134.714" calcext:value-type="float">
            <text:p>134,714</text:p>
          </table:table-cell>
          <table:table-cell office:value-type="float" office:value="80.03812" calcext:value-type="float">
            <text:p>80,03812</text:p>
          </table:table-cell>
          <table:table-cell/>
          <table:table-cell office:value-type="float" office:value="925.02" calcext:value-type="float">
            <text:p>925,02</text:p>
          </table:table-cell>
          <table:table-cell office:value-type="float" office:value="871.676596" calcext:value-type="float">
            <text:p>871,676596</text:p>
          </table:table-cell>
          <table:table-cell table:number-columns-repeated="7"/>
        </table:table-row>
        <table:table-row table:style-name="ro1">
          <table:table-cell office:value-type="float" office:value="62.103" calcext:value-type="float">
            <text:p>62,103</text:p>
          </table:table-cell>
          <table:table-cell office:value-type="float" office:value="8.042445" calcext:value-type="float">
            <text:p>8,042445</text:p>
          </table:table-cell>
          <table:table-cell/>
          <table:table-cell office:value-type="float" office:value="133.211" calcext:value-type="float">
            <text:p>133,211</text:p>
          </table:table-cell>
          <table:table-cell office:value-type="float" office:value="79.895405" calcext:value-type="float">
            <text:p>79,895405</text:p>
          </table:table-cell>
          <table:table-cell/>
          <table:table-cell office:value-type="float" office:value="925.943" calcext:value-type="float">
            <text:p>925,943</text:p>
          </table:table-cell>
          <table:table-cell office:value-type="float" office:value="871.646864" calcext:value-type="float">
            <text:p>871,646864</text:p>
          </table:table-cell>
          <table:table-cell table:number-columns-repeated="7"/>
        </table:table-row>
        <table:table-row table:style-name="ro1">
          <table:table-cell office:value-type="float" office:value="61.007" calcext:value-type="float">
            <text:p>61,007</text:p>
          </table:table-cell>
          <table:table-cell office:value-type="float" office:value="8.031935" calcext:value-type="float">
            <text:p>8,031935</text:p>
          </table:table-cell>
          <table:table-cell/>
          <table:table-cell office:value-type="float" office:value="133.376" calcext:value-type="float">
            <text:p>133,376</text:p>
          </table:table-cell>
          <table:table-cell office:value-type="float" office:value="79.651179" calcext:value-type="float">
            <text:p>79,651179</text:p>
          </table:table-cell>
          <table:table-cell/>
          <table:table-cell office:value-type="float" office:value="926.534" calcext:value-type="float">
            <text:p>926,534</text:p>
          </table:table-cell>
          <table:table-cell office:value-type="float" office:value="871.464751" calcext:value-type="float">
            <text:p>871,464751</text:p>
          </table:table-cell>
          <table:table-cell table:number-columns-repeated="7"/>
        </table:table-row>
        <table:table-row table:style-name="ro1">
          <table:table-cell office:value-type="float" office:value="60.996" calcext:value-type="float">
            <text:p>60,996</text:p>
          </table:table-cell>
          <table:table-cell office:value-type="float" office:value="8.02876" calcext:value-type="float">
            <text:p>8,02876</text:p>
          </table:table-cell>
          <table:table-cell/>
          <table:table-cell office:value-type="float" office:value="134.596" calcext:value-type="float">
            <text:p>134,596</text:p>
          </table:table-cell>
          <table:table-cell office:value-type="float" office:value="79.575015" calcext:value-type="float">
            <text:p>79,575015</text:p>
          </table:table-cell>
          <table:table-cell/>
          <table:table-cell office:value-type="float" office:value="924.821" calcext:value-type="float">
            <text:p>924,821</text:p>
          </table:table-cell>
          <table:table-cell office:value-type="float" office:value="871.278632" calcext:value-type="float">
            <text:p>871,278632</text:p>
          </table:table-cell>
          <table:table-cell table:number-columns-repeated="7"/>
        </table:table-row>
        <table:table-row table:style-name="ro1">
          <table:table-cell office:value-type="float" office:value="307.195" calcext:value-type="float">
            <text:p>307,195</text:p>
          </table:table-cell>
          <table:table-cell office:value-type="float" office:value="8.018952" calcext:value-type="float">
            <text:p>8,018952</text:p>
          </table:table-cell>
          <table:table-cell/>
          <table:table-cell office:value-type="float" office:value="134.805" calcext:value-type="float">
            <text:p>134,805</text:p>
          </table:table-cell>
          <table:table-cell office:value-type="float" office:value="79.319208" calcext:value-type="float">
            <text:p>79,319208</text:p>
          </table:table-cell>
          <table:table-cell/>
          <table:table-cell office:value-type="float" office:value="925.176" calcext:value-type="float">
            <text:p>925,176</text:p>
          </table:table-cell>
          <table:table-cell office:value-type="float" office:value="871.156054" calcext:value-type="float">
            <text:p>871,156054</text:p>
          </table:table-cell>
          <table:table-cell table:number-columns-repeated="7"/>
        </table:table-row>
        <table:table-row table:style-name="ro1">
          <table:table-cell office:value-type="float" office:value="62.583" calcext:value-type="float">
            <text:p>62,583</text:p>
          </table:table-cell>
          <table:table-cell office:value-type="float" office:value="8.008495" calcext:value-type="float">
            <text:p>8,008495</text:p>
          </table:table-cell>
          <table:table-cell/>
          <table:table-cell office:value-type="float" office:value="133.391" calcext:value-type="float">
            <text:p>133,391</text:p>
          </table:table-cell>
          <table:table-cell office:value-type="float" office:value="78.889037" calcext:value-type="float">
            <text:p>78,889037</text:p>
          </table:table-cell>
          <table:table-cell/>
          <table:table-cell office:value-type="float" office:value="924.395" calcext:value-type="float">
            <text:p>924,395</text:p>
          </table:table-cell>
          <table:table-cell office:value-type="float" office:value="870.998902" calcext:value-type="float">
            <text:p>870,998902</text:p>
          </table:table-cell>
          <table:table-cell table:number-columns-repeated="7"/>
        </table:table-row>
        <table:table-row table:style-name="ro1">
          <table:table-cell office:value-type="float" office:value="62.582" calcext:value-type="float">
            <text:p>62,582</text:p>
          </table:table-cell>
          <table:table-cell office:value-type="float" office:value="7.997321" calcext:value-type="float">
            <text:p>7,997321</text:p>
          </table:table-cell>
          <table:table-cell/>
          <table:table-cell office:value-type="float" office:value="130.823" calcext:value-type="float">
            <text:p>130,823</text:p>
          </table:table-cell>
          <table:table-cell office:value-type="float" office:value="78.784897" calcext:value-type="float">
            <text:p>78,784897</text:p>
          </table:table-cell>
          <table:table-cell/>
          <table:table-cell office:value-type="float" office:value="923.196" calcext:value-type="float">
            <text:p>923,196</text:p>
          </table:table-cell>
          <table:table-cell office:value-type="float" office:value="870.438505" calcext:value-type="float">
            <text:p>870,438505</text:p>
          </table:table-cell>
          <table:table-cell table:number-columns-repeated="7"/>
        </table:table-row>
        <table:table-row table:style-name="ro1">
          <table:table-cell office:value-type="float" office:value="62.392" calcext:value-type="float">
            <text:p>62,392</text:p>
          </table:table-cell>
          <table:table-cell office:value-type="float" office:value="7.988137" calcext:value-type="float">
            <text:p>7,988137</text:p>
          </table:table-cell>
          <table:table-cell/>
          <table:table-cell office:value-type="float" office:value="133.229" calcext:value-type="float">
            <text:p>133,229</text:p>
          </table:table-cell>
          <table:table-cell office:value-type="float" office:value="78.747611" calcext:value-type="float">
            <text:p>78,747611</text:p>
          </table:table-cell>
          <table:table-cell/>
          <table:table-cell office:value-type="float" office:value="926.687" calcext:value-type="float">
            <text:p>926,687</text:p>
          </table:table-cell>
          <table:table-cell office:value-type="float" office:value="870.259801" calcext:value-type="float">
            <text:p>870,259801</text:p>
          </table:table-cell>
          <table:table-cell table:number-columns-repeated="7"/>
        </table:table-row>
        <table:table-row table:style-name="ro1">
          <table:table-cell office:value-type="float" office:value="61.354" calcext:value-type="float">
            <text:p>61,354</text:p>
          </table:table-cell>
          <table:table-cell office:value-type="float" office:value="7.970789" calcext:value-type="float">
            <text:p>7,970789</text:p>
          </table:table-cell>
          <table:table-cell/>
          <table:table-cell office:value-type="float" office:value="137.265" calcext:value-type="float">
            <text:p>137,265</text:p>
          </table:table-cell>
          <table:table-cell office:value-type="float" office:value="78.593687" calcext:value-type="float">
            <text:p>78,593687</text:p>
          </table:table-cell>
          <table:table-cell/>
          <table:table-cell office:value-type="float" office:value="922.579" calcext:value-type="float">
            <text:p>922,579</text:p>
          </table:table-cell>
          <table:table-cell office:value-type="float" office:value="868.404117" calcext:value-type="float">
            <text:p>868,404117</text:p>
          </table:table-cell>
          <table:table-cell table:number-columns-repeated="7"/>
        </table:table-row>
        <table:table-row table:style-name="ro1">
          <table:table-cell office:value-type="float" office:value="77.109" calcext:value-type="float">
            <text:p>77,109</text:p>
          </table:table-cell>
          <table:table-cell office:value-type="float" office:value="7.966754" calcext:value-type="float">
            <text:p>7,966754</text:p>
          </table:table-cell>
          <table:table-cell/>
          <table:table-cell office:value-type="float" office:value="132.891" calcext:value-type="float">
            <text:p>132,891</text:p>
          </table:table-cell>
          <table:table-cell office:value-type="float" office:value="78.507553" calcext:value-type="float">
            <text:p>78,507553</text:p>
          </table:table-cell>
          <table:table-cell/>
          <table:table-cell office:value-type="float" office:value="925.126" calcext:value-type="float">
            <text:p>925,126</text:p>
          </table:table-cell>
          <table:table-cell office:value-type="float" office:value="867.719009" calcext:value-type="float">
            <text:p>867,719009</text:p>
          </table:table-cell>
          <table:table-cell table:number-columns-repeated="7"/>
        </table:table-row>
        <table:table-row table:style-name="ro1">
          <table:table-cell office:value-type="float" office:value="62.926" calcext:value-type="float">
            <text:p>62,926</text:p>
          </table:table-cell>
          <table:table-cell office:value-type="float" office:value="7.95594" calcext:value-type="float">
            <text:p>7,95594</text:p>
          </table:table-cell>
          <table:table-cell/>
          <table:table-cell office:value-type="float" office:value="134.122" calcext:value-type="float">
            <text:p>134,122</text:p>
          </table:table-cell>
          <table:table-cell office:value-type="float" office:value="78.490649" calcext:value-type="float">
            <text:p>78,490649</text:p>
          </table:table-cell>
          <table:table-cell/>
          <table:table-cell office:value-type="float" office:value="922.762" calcext:value-type="float">
            <text:p>922,762</text:p>
          </table:table-cell>
          <table:table-cell office:value-type="float" office:value="866.843688" calcext:value-type="float">
            <text:p>866,843688</text:p>
          </table:table-cell>
          <table:table-cell table:number-columns-repeated="7"/>
        </table:table-row>
        <table:table-row table:style-name="ro1">
          <table:table-cell office:value-type="float" office:value="62.997" calcext:value-type="float">
            <text:p>62,997</text:p>
          </table:table-cell>
          <table:table-cell office:value-type="float" office:value="7.947266" calcext:value-type="float">
            <text:p>7,947266</text:p>
          </table:table-cell>
          <table:table-cell/>
          <table:table-cell office:value-type="float" office:value="134.974" calcext:value-type="float">
            <text:p>134,974</text:p>
          </table:table-cell>
          <table:table-cell office:value-type="float" office:value="78.260296" calcext:value-type="float">
            <text:p>78,260296</text:p>
          </table:table-cell>
          <table:table-cell/>
          <table:table-cell office:value-type="float" office:value="920.486" calcext:value-type="float">
            <text:p>920,486</text:p>
          </table:table-cell>
          <table:table-cell office:value-type="float" office:value="866.346287" calcext:value-type="float">
            <text:p>866,346287</text:p>
          </table:table-cell>
          <table:table-cell table:number-columns-repeated="7"/>
        </table:table-row>
        <table:table-row table:style-name="ro1">
          <table:table-cell office:value-type="float" office:value="63.329" calcext:value-type="float">
            <text:p>63,329</text:p>
          </table:table-cell>
          <table:table-cell office:value-type="float" office:value="7.936719" calcext:value-type="float">
            <text:p>7,936719</text:p>
          </table:table-cell>
          <table:table-cell/>
          <table:table-cell office:value-type="float" office:value="131.674" calcext:value-type="float">
            <text:p>131,674</text:p>
          </table:table-cell>
          <table:table-cell office:value-type="float" office:value="78.148106" calcext:value-type="float">
            <text:p>78,148106</text:p>
          </table:table-cell>
          <table:table-cell/>
          <table:table-cell office:value-type="float" office:value="921.517" calcext:value-type="float">
            <text:p>921,517</text:p>
          </table:table-cell>
          <table:table-cell office:value-type="float" office:value="865.514298" calcext:value-type="float">
            <text:p>865,514298</text:p>
          </table:table-cell>
          <table:table-cell table:number-columns-repeated="7"/>
        </table:table-row>
        <table:table-row table:style-name="ro1">
          <table:table-cell office:value-type="float" office:value="61.663" calcext:value-type="float">
            <text:p>61,663</text:p>
          </table:table-cell>
          <table:table-cell office:value-type="float" office:value="7.915836" calcext:value-type="float">
            <text:p>7,915836</text:p>
          </table:table-cell>
          <table:table-cell/>
          <table:table-cell office:value-type="float" office:value="131.491" calcext:value-type="float">
            <text:p>131,491</text:p>
          </table:table-cell>
          <table:table-cell office:value-type="float" office:value="78.105861" calcext:value-type="float">
            <text:p>78,105861</text:p>
          </table:table-cell>
          <table:table-cell/>
          <table:table-cell office:value-type="float" office:value="921.574" calcext:value-type="float">
            <text:p>921,574</text:p>
          </table:table-cell>
          <table:table-cell office:value-type="float" office:value="865.368085" calcext:value-type="float">
            <text:p>865,368085</text:p>
          </table:table-cell>
          <table:table-cell table:number-columns-repeated="7"/>
        </table:table-row>
        <table:table-row table:style-name="ro1">
          <table:table-cell office:value-type="float" office:value="65.596" calcext:value-type="float">
            <text:p>65,596</text:p>
          </table:table-cell>
          <table:table-cell office:value-type="float" office:value="7.910396" calcext:value-type="float">
            <text:p>7,910396</text:p>
          </table:table-cell>
          <table:table-cell/>
          <table:table-cell office:value-type="float" office:value="377.025" calcext:value-type="float">
            <text:p>377,025</text:p>
          </table:table-cell>
          <table:table-cell office:value-type="float" office:value="78.092453" calcext:value-type="float">
            <text:p>78,092453</text:p>
          </table:table-cell>
          <table:table-cell/>
          <table:table-cell office:value-type="float" office:value="917.973" calcext:value-type="float">
            <text:p>917,973</text:p>
          </table:table-cell>
          <table:table-cell office:value-type="float" office:value="865.203353" calcext:value-type="float">
            <text:p>865,203353</text:p>
          </table:table-cell>
          <table:table-cell table:number-columns-repeated="7"/>
        </table:table-row>
        <table:table-row table:style-name="ro1">
          <table:table-cell office:value-type="float" office:value="61.328" calcext:value-type="float">
            <text:p>61,328</text:p>
          </table:table-cell>
          <table:table-cell office:value-type="float" office:value="7.900722" calcext:value-type="float">
            <text:p>7,900722</text:p>
          </table:table-cell>
          <table:table-cell/>
          <table:table-cell office:value-type="float" office:value="132.454" calcext:value-type="float">
            <text:p>132,454</text:p>
          </table:table-cell>
          <table:table-cell office:value-type="float" office:value="77.995966" calcext:value-type="float">
            <text:p>77,995966</text:p>
          </table:table-cell>
          <table:table-cell/>
          <table:table-cell office:value-type="float" office:value="920.679" calcext:value-type="float">
            <text:p>920,679</text:p>
          </table:table-cell>
          <table:table-cell office:value-type="float" office:value="864.1257" calcext:value-type="float">
            <text:p>864,1257</text:p>
          </table:table-cell>
          <table:table-cell table:number-columns-repeated="7"/>
        </table:table-row>
        <table:table-row table:style-name="ro1">
          <table:table-cell office:value-type="float" office:value="61.607" calcext:value-type="float">
            <text:p>61,607</text:p>
          </table:table-cell>
          <table:table-cell office:value-type="float" office:value="7.883685" calcext:value-type="float">
            <text:p>7,883685</text:p>
          </table:table-cell>
          <table:table-cell/>
          <table:table-cell office:value-type="float" office:value="133.227" calcext:value-type="float">
            <text:p>133,227</text:p>
          </table:table-cell>
          <table:table-cell office:value-type="float" office:value="77.987066" calcext:value-type="float">
            <text:p>77,987066</text:p>
          </table:table-cell>
          <table:table-cell/>
          <table:table-cell office:value-type="float" office:value="917.468" calcext:value-type="float">
            <text:p>917,468</text:p>
          </table:table-cell>
          <table:table-cell office:value-type="float" office:value="863.610632" calcext:value-type="float">
            <text:p>863,610632</text:p>
          </table:table-cell>
          <table:table-cell table:number-columns-repeated="7"/>
        </table:table-row>
        <table:table-row table:style-name="ro1">
          <table:table-cell office:value-type="float" office:value="61.23" calcext:value-type="float">
            <text:p>61,23</text:p>
          </table:table-cell>
          <table:table-cell office:value-type="float" office:value="7.861657" calcext:value-type="float">
            <text:p>7,861657</text:p>
          </table:table-cell>
          <table:table-cell/>
          <table:table-cell office:value-type="float" office:value="131.393" calcext:value-type="float">
            <text:p>131,393</text:p>
          </table:table-cell>
          <table:table-cell office:value-type="float" office:value="77.889444" calcext:value-type="float">
            <text:p>77,889444</text:p>
          </table:table-cell>
          <table:table-cell/>
          <table:table-cell office:value-type="float" office:value="932.375" calcext:value-type="float">
            <text:p>932,375</text:p>
          </table:table-cell>
          <table:table-cell office:value-type="float" office:value="862.713871" calcext:value-type="float">
            <text:p>862,713871</text:p>
          </table:table-cell>
          <table:table-cell table:number-columns-repeated="7"/>
        </table:table-row>
        <table:table-row table:style-name="ro1">
          <table:table-cell office:value-type="float" office:value="61.318" calcext:value-type="float">
            <text:p>61,318</text:p>
          </table:table-cell>
          <table:table-cell office:value-type="float" office:value="7.842038" calcext:value-type="float">
            <text:p>7,842038</text:p>
          </table:table-cell>
          <table:table-cell/>
          <table:table-cell office:value-type="float" office:value="130.883" calcext:value-type="float">
            <text:p>130,883</text:p>
          </table:table-cell>
          <table:table-cell office:value-type="float" office:value="77.825371" calcext:value-type="float">
            <text:p>77,825371</text:p>
          </table:table-cell>
          <table:table-cell/>
          <table:table-cell office:value-type="float" office:value="916.956" calcext:value-type="float">
            <text:p>916,956</text:p>
          </table:table-cell>
          <table:table-cell office:value-type="float" office:value="861.744158" calcext:value-type="float">
            <text:p>861,744158</text:p>
          </table:table-cell>
          <table:table-cell table:number-columns-repeated="7"/>
        </table:table-row>
        <table:table-row table:style-name="ro1">
          <table:table-cell office:value-type="float" office:value="61.282" calcext:value-type="float">
            <text:p>61,282</text:p>
          </table:table-cell>
          <table:table-cell office:value-type="float" office:value="7.836799" calcext:value-type="float">
            <text:p>7,836799</text:p>
          </table:table-cell>
          <table:table-cell/>
          <table:table-cell office:value-type="float" office:value="131.392" calcext:value-type="float">
            <text:p>131,392</text:p>
          </table:table-cell>
          <table:table-cell office:value-type="float" office:value="77.724785" calcext:value-type="float">
            <text:p>77,724785</text:p>
          </table:table-cell>
          <table:table-cell/>
          <table:table-cell office:value-type="float" office:value="915.712" calcext:value-type="float">
            <text:p>915,712</text:p>
          </table:table-cell>
          <table:table-cell office:value-type="float" office:value="861.695117" calcext:value-type="float">
            <text:p>861,695117</text:p>
          </table:table-cell>
          <table:table-cell table:number-columns-repeated="7"/>
        </table:table-row>
        <table:table-row table:style-name="ro1">
          <table:table-cell office:value-type="float" office:value="61.261" calcext:value-type="float">
            <text:p>61,261</text:p>
          </table:table-cell>
          <table:table-cell office:value-type="float" office:value="7.818594" calcext:value-type="float">
            <text:p>7,818594</text:p>
          </table:table-cell>
          <table:table-cell/>
          <table:table-cell office:value-type="float" office:value="132.254" calcext:value-type="float">
            <text:p>132,254</text:p>
          </table:table-cell>
          <table:table-cell office:value-type="float" office:value="77.696788" calcext:value-type="float">
            <text:p>77,696788</text:p>
          </table:table-cell>
          <table:table-cell/>
          <table:table-cell office:value-type="float" office:value="918.014" calcext:value-type="float">
            <text:p>918,014</text:p>
          </table:table-cell>
          <table:table-cell office:value-type="float" office:value="861.533073" calcext:value-type="float">
            <text:p>861,533073</text:p>
          </table:table-cell>
          <table:table-cell table:number-columns-repeated="7"/>
        </table:table-row>
        <table:table-row table:style-name="ro1">
          <table:table-cell office:value-type="float" office:value="61.882" calcext:value-type="float">
            <text:p>61,882</text:p>
          </table:table-cell>
          <table:table-cell office:value-type="float" office:value="7.79966" calcext:value-type="float">
            <text:p>7,79966</text:p>
          </table:table-cell>
          <table:table-cell/>
          <table:table-cell office:value-type="float" office:value="132.761" calcext:value-type="float">
            <text:p>132,761</text:p>
          </table:table-cell>
          <table:table-cell office:value-type="float" office:value="77.606624" calcext:value-type="float">
            <text:p>77,606624</text:p>
          </table:table-cell>
          <table:table-cell/>
          <table:table-cell office:value-type="float" office:value="915.626" calcext:value-type="float">
            <text:p>915,626</text:p>
          </table:table-cell>
          <table:table-cell office:value-type="float" office:value="861.108984" calcext:value-type="float">
            <text:p>861,108984</text:p>
          </table:table-cell>
          <table:table-cell table:number-columns-repeated="7"/>
        </table:table-row>
        <table:table-row table:style-name="ro1">
          <table:table-cell office:value-type="float" office:value="64.465" calcext:value-type="float">
            <text:p>64,465</text:p>
          </table:table-cell>
          <table:table-cell office:value-type="float" office:value="7.799616" calcext:value-type="float">
            <text:p>7,799616</text:p>
          </table:table-cell>
          <table:table-cell/>
          <table:table-cell office:value-type="float" office:value="130.8" calcext:value-type="float">
            <text:p>130,8</text:p>
          </table:table-cell>
          <table:table-cell office:value-type="float" office:value="77.347424" calcext:value-type="float">
            <text:p>77,347424</text:p>
          </table:table-cell>
          <table:table-cell/>
          <table:table-cell office:value-type="float" office:value="916.232" calcext:value-type="float">
            <text:p>916,232</text:p>
          </table:table-cell>
          <table:table-cell office:value-type="float" office:value="860.748592" calcext:value-type="float">
            <text:p>860,748592</text:p>
          </table:table-cell>
          <table:table-cell table:number-columns-repeated="7"/>
        </table:table-row>
        <table:table-row table:style-name="ro1">
          <table:table-cell office:value-type="float" office:value="62.563" calcext:value-type="float">
            <text:p>62,563</text:p>
          </table:table-cell>
          <table:table-cell office:value-type="float" office:value="7.745837" calcext:value-type="float">
            <text:p>7,745837</text:p>
          </table:table-cell>
          <table:table-cell/>
          <table:table-cell office:value-type="float" office:value="132.257" calcext:value-type="float">
            <text:p>132,257</text:p>
          </table:table-cell>
          <table:table-cell office:value-type="float" office:value="77.334789" calcext:value-type="float">
            <text:p>77,334789</text:p>
          </table:table-cell>
          <table:table-cell/>
          <table:table-cell office:value-type="float" office:value="916.653" calcext:value-type="float">
            <text:p>916,653</text:p>
          </table:table-cell>
          <table:table-cell office:value-type="float" office:value="860.66252" calcext:value-type="float">
            <text:p>860,66252</text:p>
          </table:table-cell>
          <table:table-cell table:number-columns-repeated="7"/>
        </table:table-row>
        <table:table-row table:style-name="ro1">
          <table:table-cell office:value-type="float" office:value="118.526" calcext:value-type="float">
            <text:p>118,526</text:p>
          </table:table-cell>
          <table:table-cell office:value-type="float" office:value="7.718134" calcext:value-type="float">
            <text:p>7,718134</text:p>
          </table:table-cell>
          <table:table-cell/>
          <table:table-cell office:value-type="float" office:value="130.249" calcext:value-type="float">
            <text:p>130,249</text:p>
          </table:table-cell>
          <table:table-cell office:value-type="float" office:value="77.30571" calcext:value-type="float">
            <text:p>77,30571</text:p>
          </table:table-cell>
          <table:table-cell/>
          <table:table-cell office:value-type="float" office:value="924.031" calcext:value-type="float">
            <text:p>924,031</text:p>
          </table:table-cell>
          <table:table-cell office:value-type="float" office:value="860.473646" calcext:value-type="float">
            <text:p>860,473646</text:p>
          </table:table-cell>
          <table:table-cell table:number-columns-repeated="7"/>
        </table:table-row>
        <table:table-row table:style-name="ro1">
          <table:table-cell office:value-type="float" office:value="61.09" calcext:value-type="float">
            <text:p>61,09</text:p>
          </table:table-cell>
          <table:table-cell office:value-type="float" office:value="7.712516" calcext:value-type="float">
            <text:p>7,712516</text:p>
          </table:table-cell>
          <table:table-cell/>
          <table:table-cell office:value-type="float" office:value="131.978" calcext:value-type="float">
            <text:p>131,978</text:p>
          </table:table-cell>
          <table:table-cell office:value-type="float" office:value="77.200432" calcext:value-type="float">
            <text:p>77,200432</text:p>
          </table:table-cell>
          <table:table-cell/>
          <table:table-cell office:value-type="float" office:value="917.504" calcext:value-type="float">
            <text:p>917,504</text:p>
          </table:table-cell>
          <table:table-cell office:value-type="float" office:value="859.988586" calcext:value-type="float">
            <text:p>859,988586</text:p>
          </table:table-cell>
          <table:table-cell table:number-columns-repeated="7"/>
        </table:table-row>
        <table:table-row table:style-name="ro1">
          <table:table-cell office:value-type="float" office:value="66.155" calcext:value-type="float">
            <text:p>66,155</text:p>
          </table:table-cell>
          <table:table-cell office:value-type="float" office:value="7.69335" calcext:value-type="float">
            <text:p>7,69335</text:p>
          </table:table-cell>
          <table:table-cell/>
          <table:table-cell office:value-type="float" office:value="131.864" calcext:value-type="float">
            <text:p>131,864</text:p>
          </table:table-cell>
          <table:table-cell office:value-type="float" office:value="77.189099" calcext:value-type="float">
            <text:p>77,189099</text:p>
          </table:table-cell>
          <table:table-cell/>
          <table:table-cell office:value-type="float" office:value="911.396" calcext:value-type="float">
            <text:p>911,396</text:p>
          </table:table-cell>
          <table:table-cell office:value-type="float" office:value="858.944083" calcext:value-type="float">
            <text:p>858,944083</text:p>
          </table:table-cell>
          <table:table-cell table:number-columns-repeated="7"/>
        </table:table-row>
        <table:table-row table:style-name="ro1">
          <table:table-cell office:value-type="float" office:value="62.234" calcext:value-type="float">
            <text:p>62,234</text:p>
          </table:table-cell>
          <table:table-cell office:value-type="float" office:value="7.672323" calcext:value-type="float">
            <text:p>7,672323</text:p>
          </table:table-cell>
          <table:table-cell/>
          <table:table-cell office:value-type="float" office:value="131.801" calcext:value-type="float">
            <text:p>131,801</text:p>
          </table:table-cell>
          <table:table-cell office:value-type="float" office:value="77.181954" calcext:value-type="float">
            <text:p>77,181954</text:p>
          </table:table-cell>
          <table:table-cell/>
          <table:table-cell office:value-type="float" office:value="916.063" calcext:value-type="float">
            <text:p>916,063</text:p>
          </table:table-cell>
          <table:table-cell office:value-type="float" office:value="858.028165" calcext:value-type="float">
            <text:p>858,028165</text:p>
          </table:table-cell>
          <table:table-cell table:number-columns-repeated="7"/>
        </table:table-row>
        <table:table-row table:style-name="ro1">
          <table:table-cell office:value-type="float" office:value="65.708" calcext:value-type="float">
            <text:p>65,708</text:p>
          </table:table-cell>
          <table:table-cell office:value-type="float" office:value="7.636998" calcext:value-type="float">
            <text:p>7,636998</text:p>
          </table:table-cell>
          <table:table-cell/>
          <table:table-cell office:value-type="float" office:value="131.788" calcext:value-type="float">
            <text:p>131,788</text:p>
          </table:table-cell>
          <table:table-cell office:value-type="float" office:value="77.110715" calcext:value-type="float">
            <text:p>77,110715</text:p>
          </table:table-cell>
          <table:table-cell/>
          <table:table-cell office:value-type="float" office:value="913.762" calcext:value-type="float">
            <text:p>913,762</text:p>
          </table:table-cell>
          <table:table-cell office:value-type="float" office:value="857.817502" calcext:value-type="float">
            <text:p>857,817502</text:p>
          </table:table-cell>
          <table:table-cell table:number-columns-repeated="7"/>
        </table:table-row>
        <table:table-row table:style-name="ro1">
          <table:table-cell office:value-type="float" office:value="62.703" calcext:value-type="float">
            <text:p>62,703</text:p>
          </table:table-cell>
          <table:table-cell office:value-type="float" office:value="7.619817" calcext:value-type="float">
            <text:p>7,619817</text:p>
          </table:table-cell>
          <table:table-cell/>
          <table:table-cell office:value-type="float" office:value="131.307" calcext:value-type="float">
            <text:p>131,307</text:p>
          </table:table-cell>
          <table:table-cell office:value-type="float" office:value="76.776683" calcext:value-type="float">
            <text:p>76,776683</text:p>
          </table:table-cell>
          <table:table-cell/>
          <table:table-cell office:value-type="float" office:value="914.59" calcext:value-type="float">
            <text:p>914,59</text:p>
          </table:table-cell>
          <table:table-cell office:value-type="float" office:value="856.078961" calcext:value-type="float">
            <text:p>856,078961</text:p>
          </table:table-cell>
          <table:table-cell table:number-columns-repeated="7"/>
        </table:table-row>
        <table:table-row table:style-name="ro1">
          <table:table-cell office:value-type="float" office:value="61.432" calcext:value-type="float">
            <text:p>61,432</text:p>
          </table:table-cell>
          <table:table-cell office:value-type="float" office:value="7.602102" calcext:value-type="float">
            <text:p>7,602102</text:p>
          </table:table-cell>
          <table:table-cell/>
          <table:table-cell office:value-type="float" office:value="130.475" calcext:value-type="float">
            <text:p>130,475</text:p>
          </table:table-cell>
          <table:table-cell office:value-type="float" office:value="76.724913" calcext:value-type="float">
            <text:p>76,724913</text:p>
          </table:table-cell>
          <table:table-cell/>
          <table:table-cell office:value-type="float" office:value="909.37" calcext:value-type="float">
            <text:p>909,37</text:p>
          </table:table-cell>
          <table:table-cell office:value-type="float" office:value="855.506029" calcext:value-type="float">
            <text:p>855,506029</text:p>
          </table:table-cell>
          <table:table-cell table:number-columns-repeated="7"/>
        </table:table-row>
        <table:table-row table:style-name="ro1">
          <table:table-cell office:value-type="float" office:value="61.557" calcext:value-type="float">
            <text:p>61,557</text:p>
          </table:table-cell>
          <table:table-cell office:value-type="float" office:value="7.593003" calcext:value-type="float">
            <text:p>7,593003</text:p>
          </table:table-cell>
          <table:table-cell/>
          <table:table-cell office:value-type="float" office:value="129.916" calcext:value-type="float">
            <text:p>129,916</text:p>
          </table:table-cell>
          <table:table-cell office:value-type="float" office:value="76.693238" calcext:value-type="float">
            <text:p>76,693238</text:p>
          </table:table-cell>
          <table:table-cell/>
          <table:table-cell office:value-type="float" office:value="911.906" calcext:value-type="float">
            <text:p>911,906</text:p>
          </table:table-cell>
          <table:table-cell office:value-type="float" office:value="854.778852" calcext:value-type="float">
            <text:p>854,778852</text:p>
          </table:table-cell>
          <table:table-cell table:number-columns-repeated="7"/>
        </table:table-row>
        <table:table-row table:style-name="ro1">
          <table:table-cell office:value-type="float" office:value="60.613" calcext:value-type="float">
            <text:p>60,613</text:p>
          </table:table-cell>
          <table:table-cell office:value-type="float" office:value="7.577021" calcext:value-type="float">
            <text:p>7,577021</text:p>
          </table:table-cell>
          <table:table-cell/>
          <table:table-cell office:value-type="float" office:value="134.422" calcext:value-type="float">
            <text:p>134,422</text:p>
          </table:table-cell>
          <table:table-cell office:value-type="float" office:value="76.55165" calcext:value-type="float">
            <text:p>76,55165</text:p>
          </table:table-cell>
          <table:table-cell/>
          <table:table-cell office:value-type="float" office:value="909.751" calcext:value-type="float">
            <text:p>909,751</text:p>
          </table:table-cell>
          <table:table-cell office:value-type="float" office:value="854.340698" calcext:value-type="float">
            <text:p>854,340698</text:p>
          </table:table-cell>
          <table:table-cell table:number-columns-repeated="7"/>
        </table:table-row>
        <table:table-row table:style-name="ro1">
          <table:table-cell office:value-type="float" office:value="62.041" calcext:value-type="float">
            <text:p>62,041</text:p>
          </table:table-cell>
          <table:table-cell office:value-type="float" office:value="7.563816" calcext:value-type="float">
            <text:p>7,563816</text:p>
          </table:table-cell>
          <table:table-cell/>
          <table:table-cell office:value-type="float" office:value="130.198" calcext:value-type="float">
            <text:p>130,198</text:p>
          </table:table-cell>
          <table:table-cell office:value-type="float" office:value="76.538575" calcext:value-type="float">
            <text:p>76,538575</text:p>
          </table:table-cell>
          <table:table-cell/>
          <table:table-cell office:value-type="float" office:value="907.204" calcext:value-type="float">
            <text:p>907,204</text:p>
          </table:table-cell>
          <table:table-cell office:value-type="float" office:value="854.312034" calcext:value-type="float">
            <text:p>854,312034</text:p>
          </table:table-cell>
          <table:table-cell table:number-columns-repeated="7"/>
        </table:table-row>
        <table:table-row table:style-name="ro1">
          <table:table-cell office:value-type="float" office:value="60.554" calcext:value-type="float">
            <text:p>60,554</text:p>
          </table:table-cell>
          <table:table-cell office:value-type="float" office:value="7.550023" calcext:value-type="float">
            <text:p>7,550023</text:p>
          </table:table-cell>
          <table:table-cell/>
          <table:table-cell office:value-type="float" office:value="130.279" calcext:value-type="float">
            <text:p>130,279</text:p>
          </table:table-cell>
          <table:table-cell office:value-type="float" office:value="76.339825" calcext:value-type="float">
            <text:p>76,339825</text:p>
          </table:table-cell>
          <table:table-cell/>
          <table:table-cell office:value-type="float" office:value="911.743" calcext:value-type="float">
            <text:p>911,743</text:p>
          </table:table-cell>
          <table:table-cell office:value-type="float" office:value="853.514036" calcext:value-type="float">
            <text:p>853,514036</text:p>
          </table:table-cell>
          <table:table-cell table:number-columns-repeated="7"/>
        </table:table-row>
        <table:table-row table:style-name="ro1">
          <table:table-cell office:value-type="float" office:value="65.245" calcext:value-type="float">
            <text:p>65,245</text:p>
          </table:table-cell>
          <table:table-cell office:value-type="float" office:value="7.520393" calcext:value-type="float">
            <text:p>7,520393</text:p>
          </table:table-cell>
          <table:table-cell/>
          <table:table-cell office:value-type="float" office:value="130.194" calcext:value-type="float">
            <text:p>130,194</text:p>
          </table:table-cell>
          <table:table-cell office:value-type="float" office:value="76.210011" calcext:value-type="float">
            <text:p>76,210011</text:p>
          </table:table-cell>
          <table:table-cell/>
          <table:table-cell office:value-type="float" office:value="911.055" calcext:value-type="float">
            <text:p>911,055</text:p>
          </table:table-cell>
          <table:table-cell office:value-type="float" office:value="852.943885" calcext:value-type="float">
            <text:p>852,943885</text:p>
          </table:table-cell>
          <table:table-cell table:number-columns-repeated="7"/>
        </table:table-row>
        <table:table-row table:style-name="ro1">
          <table:table-cell office:value-type="float" office:value="174.577" calcext:value-type="float">
            <text:p>174,577</text:p>
          </table:table-cell>
          <table:table-cell office:value-type="float" office:value="7.51347" calcext:value-type="float">
            <text:p>7,51347</text:p>
          </table:table-cell>
          <table:table-cell/>
          <table:table-cell office:value-type="float" office:value="146.353" calcext:value-type="float">
            <text:p>146,353</text:p>
          </table:table-cell>
          <table:table-cell office:value-type="float" office:value="75.90498" calcext:value-type="float">
            <text:p>75,90498</text:p>
          </table:table-cell>
          <table:table-cell/>
          <table:table-cell office:value-type="float" office:value="906.715" calcext:value-type="float">
            <text:p>906,715</text:p>
          </table:table-cell>
          <table:table-cell office:value-type="float" office:value="851.657712" calcext:value-type="float">
            <text:p>851,657712</text:p>
          </table:table-cell>
          <table:table-cell table:number-columns-repeated="7"/>
        </table:table-row>
        <table:table-row table:style-name="ro1">
          <table:table-cell office:value-type="float" office:value="61.488" calcext:value-type="float">
            <text:p>61,488</text:p>
          </table:table-cell>
          <table:table-cell office:value-type="float" office:value="7.51092" calcext:value-type="float">
            <text:p>7,51092</text:p>
          </table:table-cell>
          <table:table-cell/>
          <table:table-cell office:value-type="float" office:value="129.321" calcext:value-type="float">
            <text:p>129,321</text:p>
          </table:table-cell>
          <table:table-cell office:value-type="float" office:value="75.566103" calcext:value-type="float">
            <text:p>75,566103</text:p>
          </table:table-cell>
          <table:table-cell/>
          <table:table-cell office:value-type="float" office:value="910.71" calcext:value-type="float">
            <text:p>910,71</text:p>
          </table:table-cell>
          <table:table-cell office:value-type="float" office:value="850.983701" calcext:value-type="float">
            <text:p>850,983701</text:p>
          </table:table-cell>
          <table:table-cell table:number-columns-repeated="7"/>
        </table:table-row>
        <table:table-row table:style-name="ro1">
          <table:table-cell office:value-type="float" office:value="68.096" calcext:value-type="float">
            <text:p>68,096</text:p>
          </table:table-cell>
          <table:table-cell office:value-type="float" office:value="7.507625" calcext:value-type="float">
            <text:p>7,507625</text:p>
          </table:table-cell>
          <table:table-cell/>
          <table:table-cell office:value-type="float" office:value="128.065" calcext:value-type="float">
            <text:p>128,065</text:p>
          </table:table-cell>
          <table:table-cell office:value-type="float" office:value="75.485055" calcext:value-type="float">
            <text:p>75,485055</text:p>
          </table:table-cell>
          <table:table-cell/>
          <table:table-cell office:value-type="float" office:value="905.06" calcext:value-type="float">
            <text:p>905,06</text:p>
          </table:table-cell>
          <table:table-cell office:value-type="float" office:value="850.676472" calcext:value-type="float">
            <text:p>850,676472</text:p>
          </table:table-cell>
          <table:table-cell table:number-columns-repeated="7"/>
        </table:table-row>
        <table:table-row table:style-name="ro1">
          <table:table-cell office:value-type="float" office:value="64.708" calcext:value-type="float">
            <text:p>64,708</text:p>
          </table:table-cell>
          <table:table-cell office:value-type="float" office:value="7.462894" calcext:value-type="float">
            <text:p>7,462894</text:p>
          </table:table-cell>
          <table:table-cell/>
          <table:table-cell office:value-type="float" office:value="129.197" calcext:value-type="float">
            <text:p>129,197</text:p>
          </table:table-cell>
          <table:table-cell office:value-type="float" office:value="75.418437" calcext:value-type="float">
            <text:p>75,418437</text:p>
          </table:table-cell>
          <table:table-cell/>
          <table:table-cell office:value-type="float" office:value="902.218" calcext:value-type="float">
            <text:p>902,218</text:p>
          </table:table-cell>
          <table:table-cell office:value-type="float" office:value="848.214992" calcext:value-type="float">
            <text:p>848,214992</text:p>
          </table:table-cell>
          <table:table-cell table:number-columns-repeated="7"/>
        </table:table-row>
        <table:table-row table:style-name="ro1">
          <table:table-cell office:value-type="float" office:value="61.063" calcext:value-type="float">
            <text:p>61,063</text:p>
          </table:table-cell>
          <table:table-cell office:value-type="float" office:value="7.452152" calcext:value-type="float">
            <text:p>7,452152</text:p>
          </table:table-cell>
          <table:table-cell/>
          <table:table-cell office:value-type="float" office:value="127.98" calcext:value-type="float">
            <text:p>127,98</text:p>
          </table:table-cell>
          <table:table-cell office:value-type="float" office:value="75.195813" calcext:value-type="float">
            <text:p>75,195813</text:p>
          </table:table-cell>
          <table:table-cell/>
          <table:table-cell office:value-type="float" office:value="906.216" calcext:value-type="float">
            <text:p>906,216</text:p>
          </table:table-cell>
          <table:table-cell office:value-type="float" office:value="848.155782" calcext:value-type="float">
            <text:p>848,155782</text:p>
          </table:table-cell>
          <table:table-cell table:number-columns-repeated="7"/>
        </table:table-row>
        <table:table-row table:style-name="ro1">
          <table:table-cell office:value-type="float" office:value="61.392" calcext:value-type="float">
            <text:p>61,392</text:p>
          </table:table-cell>
          <table:table-cell office:value-type="float" office:value="7.385244" calcext:value-type="float">
            <text:p>7,385244</text:p>
          </table:table-cell>
          <table:table-cell/>
          <table:table-cell office:value-type="float" office:value="128.494" calcext:value-type="float">
            <text:p>128,494</text:p>
          </table:table-cell>
          <table:table-cell office:value-type="float" office:value="75.160206" calcext:value-type="float">
            <text:p>75,160206</text:p>
          </table:table-cell>
          <table:table-cell/>
          <table:table-cell office:value-type="float" office:value="899.428" calcext:value-type="float">
            <text:p>899,428</text:p>
          </table:table-cell>
          <table:table-cell office:value-type="float" office:value="846.250481" calcext:value-type="float">
            <text:p>846,250481</text:p>
          </table:table-cell>
          <table:table-cell table:number-columns-repeated="7"/>
        </table:table-row>
        <table:table-row table:style-name="ro1">
          <table:table-cell office:value-type="float" office:value="66.235" calcext:value-type="float">
            <text:p>66,235</text:p>
          </table:table-cell>
          <table:table-cell office:value-type="float" office:value="7.365279" calcext:value-type="float">
            <text:p>7,365279</text:p>
          </table:table-cell>
          <table:table-cell/>
          <table:table-cell office:value-type="float" office:value="129.982" calcext:value-type="float">
            <text:p>129,982</text:p>
          </table:table-cell>
          <table:table-cell office:value-type="float" office:value="75.074288" calcext:value-type="float">
            <text:p>75,074288</text:p>
          </table:table-cell>
          <table:table-cell/>
          <table:table-cell office:value-type="float" office:value="902.027" calcext:value-type="float">
            <text:p>902,027</text:p>
          </table:table-cell>
          <table:table-cell office:value-type="float" office:value="845.867898" calcext:value-type="float">
            <text:p>845,867898</text:p>
          </table:table-cell>
          <table:table-cell table:number-columns-repeated="7"/>
        </table:table-row>
        <table:table-row table:style-name="ro1">
          <table:table-cell office:value-type="float" office:value="61.897" calcext:value-type="float">
            <text:p>61,897</text:p>
          </table:table-cell>
          <table:table-cell office:value-type="float" office:value="7.325451" calcext:value-type="float">
            <text:p>7,325451</text:p>
          </table:table-cell>
          <table:table-cell/>
          <table:table-cell office:value-type="float" office:value="127.337" calcext:value-type="float">
            <text:p>127,337</text:p>
          </table:table-cell>
          <table:table-cell office:value-type="float" office:value="74.98266" calcext:value-type="float">
            <text:p>74,98266</text:p>
          </table:table-cell>
          <table:table-cell/>
          <table:table-cell office:value-type="float" office:value="903.665" calcext:value-type="float">
            <text:p>903,665</text:p>
          </table:table-cell>
          <table:table-cell office:value-type="float" office:value="844.276048" calcext:value-type="float">
            <text:p>844,276048</text:p>
          </table:table-cell>
          <table:table-cell table:number-columns-repeated="7"/>
        </table:table-row>
        <table:table-row table:style-name="ro1">
          <table:table-cell office:value-type="float" office:value="62.196" calcext:value-type="float">
            <text:p>62,196</text:p>
          </table:table-cell>
          <table:table-cell office:value-type="float" office:value="7.271747" calcext:value-type="float">
            <text:p>7,271747</text:p>
          </table:table-cell>
          <table:table-cell/>
          <table:table-cell office:value-type="float" office:value="129.482" calcext:value-type="float">
            <text:p>129,482</text:p>
          </table:table-cell>
          <table:table-cell office:value-type="float" office:value="74.927533" calcext:value-type="float">
            <text:p>74,927533</text:p>
          </table:table-cell>
          <table:table-cell/>
          <table:table-cell office:value-type="float" office:value="894.049" calcext:value-type="float">
            <text:p>894,049</text:p>
          </table:table-cell>
          <table:table-cell office:value-type="float" office:value="841.998915" calcext:value-type="float">
            <text:p>841,998915</text:p>
          </table:table-cell>
          <table:table-cell table:number-columns-repeated="7"/>
        </table:table-row>
        <table:table-row table:style-name="ro1">
          <table:table-cell office:value-type="float" office:value="60.759" calcext:value-type="float">
            <text:p>60,759</text:p>
          </table:table-cell>
          <table:table-cell office:value-type="float" office:value="7.254838" calcext:value-type="float">
            <text:p>7,254838</text:p>
          </table:table-cell>
          <table:table-cell/>
          <table:table-cell office:value-type="float" office:value="132.351" calcext:value-type="float">
            <text:p>132,351</text:p>
          </table:table-cell>
          <table:table-cell office:value-type="float" office:value="74.329888" calcext:value-type="float">
            <text:p>74,329888</text:p>
          </table:table-cell>
          <table:table-cell/>
          <table:table-cell office:value-type="float" office:value="891.88" calcext:value-type="float">
            <text:p>891,88</text:p>
          </table:table-cell>
          <table:table-cell office:value-type="float" office:value="838.917386" calcext:value-type="float">
            <text:p>838,917386</text:p>
          </table:table-cell>
          <table:table-cell table:number-columns-repeated="7"/>
        </table:table-row>
        <table:table-row table:style-name="ro1">
          <table:table-cell office:value-type="float" office:value="60.672" calcext:value-type="float">
            <text:p>60,672</text:p>
          </table:table-cell>
          <table:table-cell office:value-type="float" office:value="7.141689" calcext:value-type="float">
            <text:p>7,141689</text:p>
          </table:table-cell>
          <table:table-cell/>
          <table:table-cell office:value-type="float" office:value="127.639" calcext:value-type="float">
            <text:p>127,639</text:p>
          </table:table-cell>
          <table:table-cell office:value-type="float" office:value="74.314465" calcext:value-type="float">
            <text:p>74,314465</text:p>
          </table:table-cell>
          <table:table-cell/>
          <table:table-cell office:value-type="float" office:value="889.119" calcext:value-type="float">
            <text:p>889,119</text:p>
          </table:table-cell>
          <table:table-cell office:value-type="float" office:value="835.217599" calcext:value-type="float">
            <text:p>835,217599</text:p>
          </table:table-cell>
          <table:table-cell table:number-columns-repeated="7"/>
        </table:table-row>
        <table:table-row table:style-name="ro1">
          <table:table-cell office:value-type="float" office:value="62.893" calcext:value-type="float">
            <text:p>62,893</text:p>
          </table:table-cell>
          <table:table-cell office:value-type="float" office:value="7.090543" calcext:value-type="float">
            <text:p>7,090543</text:p>
          </table:table-cell>
          <table:table-cell/>
          <table:table-cell office:value-type="float" office:value="129.561" calcext:value-type="float">
            <text:p>129,561</text:p>
          </table:table-cell>
          <table:table-cell office:value-type="float" office:value="73.7675" calcext:value-type="float">
            <text:p>73,7675</text:p>
          </table:table-cell>
          <table:table-cell/>
          <table:table-cell office:value-type="float" office:value="890.985" calcext:value-type="float">
            <text:p>890,985</text:p>
          </table:table-cell>
          <table:table-cell office:value-type="float" office:value="833.017733" calcext:value-type="float">
            <text:p>833,017733</text:p>
          </table:table-cell>
          <table:table-cell table:number-columns-repeated="7"/>
        </table:table-row>
        <table:table-row table:style-name="ro1">
          <table:table-cell office:value-type="float" office:value="60.883" calcext:value-type="float">
            <text:p>60,883</text:p>
          </table:table-cell>
          <table:table-cell office:value-type="float" office:value="7.089375" calcext:value-type="float">
            <text:p>7,089375</text:p>
          </table:table-cell>
          <table:table-cell/>
          <table:table-cell office:value-type="float" office:value="128.734" calcext:value-type="float">
            <text:p>128,734</text:p>
          </table:table-cell>
          <table:table-cell office:value-type="float" office:value="73.187305" calcext:value-type="float">
            <text:p>73,187305</text:p>
          </table:table-cell>
          <table:table-cell/>
          <table:table-cell office:value-type="float" office:value="885.425" calcext:value-type="float">
            <text:p>885,425</text:p>
          </table:table-cell>
          <table:table-cell office:value-type="float" office:value="832.434262" calcext:value-type="float">
            <text:p>832,434262</text:p>
          </table:table-cell>
          <table:table-cell table:number-columns-repeated="7"/>
        </table:table-row>
        <table:table-row table:style-name="ro1">
          <table:table-cell office:value-type="float" office:value="62.194" calcext:value-type="float">
            <text:p>62,194</text:p>
          </table:table-cell>
          <table:table-cell office:value-type="float" office:value="7.086242" calcext:value-type="float">
            <text:p>7,086242</text:p>
          </table:table-cell>
          <table:table-cell/>
          <table:table-cell office:value-type="float" office:value="125.829" calcext:value-type="float">
            <text:p>125,829</text:p>
          </table:table-cell>
          <table:table-cell office:value-type="float" office:value="72.980624" calcext:value-type="float">
            <text:p>72,980624</text:p>
          </table:table-cell>
          <table:table-cell/>
          <table:table-cell office:value-type="float" office:value="884.08" calcext:value-type="float">
            <text:p>884,08</text:p>
          </table:table-cell>
          <table:table-cell office:value-type="float" office:value="831.309689" calcext:value-type="float">
            <text:p>831,309689</text:p>
          </table:table-cell>
          <table:table-cell table:number-columns-repeated="7"/>
        </table:table-row>
        <table:table-row table:style-name="ro1">
          <table:table-cell office:value-type="float" office:value="63.641" calcext:value-type="float">
            <text:p>63,641</text:p>
          </table:table-cell>
          <table:table-cell office:value-type="float" office:value="7.063114" calcext:value-type="float">
            <text:p>7,063114</text:p>
          </table:table-cell>
          <table:table-cell/>
          <table:table-cell office:value-type="float" office:value="140.691" calcext:value-type="float">
            <text:p>140,691</text:p>
          </table:table-cell>
          <table:table-cell office:value-type="float" office:value="72.836618" calcext:value-type="float">
            <text:p>72,836618</text:p>
          </table:table-cell>
          <table:table-cell/>
          <table:table-cell office:value-type="float" office:value="884.541" calcext:value-type="float">
            <text:p>884,541</text:p>
          </table:table-cell>
          <table:table-cell office:value-type="float" office:value="831.081899" calcext:value-type="float">
            <text:p>831,081899</text:p>
          </table:table-cell>
          <table:table-cell table:number-columns-repeated="7"/>
        </table:table-row>
        <table:table-row table:style-name="ro1">
          <table:table-cell office:value-type="float" office:value="60.848" calcext:value-type="float">
            <text:p>60,848</text:p>
          </table:table-cell>
          <table:table-cell office:value-type="float" office:value="7.036467" calcext:value-type="float">
            <text:p>7,036467</text:p>
          </table:table-cell>
          <table:table-cell/>
          <table:table-cell office:value-type="float" office:value="135.002" calcext:value-type="float">
            <text:p>135,002</text:p>
          </table:table-cell>
          <table:table-cell office:value-type="float" office:value="72.687825" calcext:value-type="float">
            <text:p>72,687825</text:p>
          </table:table-cell>
          <table:table-cell/>
          <table:table-cell office:value-type="float" office:value="875.955" calcext:value-type="float">
            <text:p>875,955</text:p>
          </table:table-cell>
          <table:table-cell office:value-type="float" office:value="820.462525" calcext:value-type="float">
            <text:p>820,462525</text:p>
          </table:table-cell>
          <table:table-cell table:number-columns-repeated="7"/>
        </table:table-row>
        <table:table-row table:style-name="ro1">
          <table:table-cell office:value-type="float" office:value="65.534" calcext:value-type="float">
            <text:p>65,534</text:p>
          </table:table-cell>
          <table:table-cell office:value-type="float" office:value="6.80897" calcext:value-type="float">
            <text:p>6,80897</text:p>
          </table:table-cell>
          <table:table-cell/>
          <table:table-cell office:value-type="float" office:value="131.385" calcext:value-type="float">
            <text:p>131,385</text:p>
          </table:table-cell>
          <table:table-cell office:value-type="float" office:value="72.598777" calcext:value-type="float">
            <text:p>72,598777</text:p>
          </table:table-cell>
          <table:table-cell/>
          <table:table-cell office:value-type="float" office:value="871.841" calcext:value-type="float">
            <text:p>871,841</text:p>
          </table:table-cell>
          <table:table-cell office:value-type="float" office:value="818.266899" calcext:value-type="float">
            <text:p>818,266899</text:p>
          </table:table-cell>
          <table:table-cell table:number-columns-repeated="7"/>
        </table:table-row>
        <table:table-row table:style-name="ro1">
          <table:table-cell office:value-type="float" office:value="61.101" calcext:value-type="float">
            <text:p>61,101</text:p>
          </table:table-cell>
          <table:table-cell office:value-type="float" office:value="6.587785" calcext:value-type="float">
            <text:p>6,587785</text:p>
          </table:table-cell>
          <table:table-cell/>
          <table:table-cell office:value-type="float" office:value="126.426" calcext:value-type="float">
            <text:p>126,426</text:p>
          </table:table-cell>
          <table:table-cell office:value-type="float" office:value="71.854857" calcext:value-type="float">
            <text:p>71,854857</text:p>
          </table:table-cell>
          <table:table-cell/>
          <table:table-cell office:value-type="float" office:value="1178.684" calcext:value-type="float">
            <text:p>1178,684</text:p>
          </table:table-cell>
          <table:table-cell office:value-type="float" office:value="115.071347" calcext:value-type="float">
            <text:p>115,071347</text:p>
          </table:table-cell>
          <table:table-cell table:number-columns-repeated="7"/>
        </table:table-row>
        <table:table-row table:style-name="ro1">
          <table:table-cell office:value-type="float" office:value="60.068" calcext:value-type="float">
            <text:p>60,068</text:p>
          </table:table-cell>
          <table:table-cell office:value-type="float" office:value="6.360522" calcext:value-type="float">
            <text:p>6,360522</text:p>
          </table:table-cell>
          <table:table-cell/>
          <table:table-cell office:value-type="float" office:value="125.099" calcext:value-type="float">
            <text:p>125,099</text:p>
          </table:table-cell>
          <table:table-cell office:value-type="float" office:value="71.493295" calcext:value-type="float">
            <text:p>71,493295</text:p>
          </table:table-cell>
          <table:table-cell/>
          <table:table-cell office:value-type="float" office:value="1078.745" calcext:value-type="float">
            <text:p>1078,745</text:p>
          </table:table-cell>
          <table:table-cell office:value-type="float" office:value="20.614116" calcext:value-type="float">
            <text:p>20,614116</text:p>
          </table:table-cell>
          <table:table-cell table:number-columns-repeated="7"/>
        </table:table-row>
        <table:table-row table:style-name="ro1">
          <table:table-cell office:value-type="float" office:value="62.759" calcext:value-type="float">
            <text:p>62,759</text:p>
          </table:table-cell>
          <table:table-cell office:value-type="float" office:value="5.854029" calcext:value-type="float">
            <text:p>5,854029</text:p>
          </table:table-cell>
          <table:table-cell/>
          <table:table-cell office:value-type="float" office:value="121.136" calcext:value-type="float">
            <text:p>121,136</text:p>
          </table:table-cell>
          <table:table-cell office:value-type="float" office:value="67.962681" calcext:value-type="float">
            <text:p>67,962681</text:p>
          </table:table-cell>
          <table:table-cell/>
          <table:table-cell office:value-type="float" office:value="1070.644" calcext:value-type="float">
            <text:p>1070,644</text:p>
          </table:table-cell>
          <table:table-cell office:value-type="float" office:value="7.743111" calcext:value-type="float">
            <text:p>7,743111</text:p>
          </table:table-cell>
          <table:table-cell table:number-columns-repeated="7"/>
        </table:table-row>
      </table:table>
      <table:table table:name="RESULT" table:style-name="ta1">
        <table:table-column table:style-name="co1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0.024238559" calcext:value-type="float">
            <text:p>0,024238559</text:p>
          </table:table-cell>
          <table:table-cell office:value-type="float" office:value="1.941292422" calcext:value-type="float">
            <text:p>1,941292422</text:p>
          </table:table-cell>
          <table:table-cell office:value-type="float" office:value="833.2309215" calcext:value-type="float">
            <text:p>833,2309215</text:p>
          </table:table-cell>
        </table:table-row>
        <table:table-row table:style-name="ro1">
          <table:table-cell table:number-columns-repeated="2"/>
          <table:table-cell office:value-type="float" office:value="0.004690406" calcext:value-type="float">
            <text:p>0,004690406</text:p>
          </table:table-cell>
          <table:table-cell office:value-type="float" office:value="0.055011744" calcext:value-type="float">
            <text:p>0,055011744</text:p>
          </table:table-cell>
          <table:table-cell office:value-type="float" office:value="44.79296913" calcext:value-type="float">
            <text:p>44,7929691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  <table:table-cell office:value-type="float" office:value="0.02365201" calcext:value-type="float">
            <text:p>0,02365201</text:p>
          </table:table-cell>
          <table:table-cell office:value-type="float" office:value="1.926356436" calcext:value-type="float">
            <text:p>1,926356436</text:p>
          </table:table-cell>
          <table:table-cell office:value-type="float" office:value="922.1683819" calcext:value-type="float">
            <text:p>922,1683819</text:p>
          </table:table-cell>
        </table:table-row>
        <table:table-row table:style-name="ro1">
          <table:table-cell table:number-columns-repeated="2"/>
          <table:table-cell office:value-type="float" office:value="0.001208375" calcext:value-type="float">
            <text:p>0,001208375</text:p>
          </table:table-cell>
          <table:table-cell office:value-type="float" office:value="0.047748739" calcext:value-type="float">
            <text:p>0,047748739</text:p>
          </table:table-cell>
          <table:table-cell office:value-type="float" office:value="24.46575885" calcext:value-type="float">
            <text:p>24,4657588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/>
          <table:table-cell office:value-type="float" office:value="0.024200468" calcext:value-type="float">
            <text:p>0,024200468</text:p>
          </table:table-cell>
          <table:table-cell office:value-type="float" office:value="1.96407749" calcext:value-type="float">
            <text:p>1,96407749</text:p>
          </table:table-cell>
          <table:table-cell office:value-type="float" office:value="958.5561843" calcext:value-type="float">
            <text:p>958,5561843</text:p>
          </table:table-cell>
        </table:table-row>
        <table:table-row table:style-name="ro1">
          <table:table-cell table:number-columns-repeated="2"/>
          <table:table-cell office:value-type="float" office:value="0.00179376" calcext:value-type="float">
            <text:p>0,00179376</text:p>
          </table:table-cell>
          <table:table-cell office:value-type="float" office:value="0.04784891" calcext:value-type="float">
            <text:p>0,04784891</text:p>
          </table:table-cell>
          <table:table-cell office:value-type="float" office:value="13.65343281" calcext:value-type="float">
            <text:p>13,6534328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/>
          <table:table-cell office:value-type="float" office:value="0.023026594" calcext:value-type="float">
            <text:p>0,023026594</text:p>
          </table:table-cell>
          <table:table-cell office:value-type="float" office:value="1.822968677" calcext:value-type="float">
            <text:p>1,822968677</text:p>
          </table:table-cell>
          <table:table-cell office:value-type="float" office:value="447.3665452" calcext:value-type="float">
            <text:p>447,3665452</text:p>
          </table:table-cell>
        </table:table-row>
        <table:table-row table:style-name="ro1">
          <table:table-cell table:number-columns-repeated="2"/>
          <table:table-cell office:value-type="float" office:value="0.00126857" calcext:value-type="float">
            <text:p>0,00126857</text:p>
          </table:table-cell>
          <table:table-cell office:value-type="float" office:value="0.039917621" calcext:value-type="float">
            <text:p>0,039917621</text:p>
          </table:table-cell>
          <table:table-cell office:value-type="float" office:value="6.31333437" calcext:value-type="float">
            <text:p>6,3133343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/>
          <table:table-cell office:value-type="float" office:value="0.024443451" calcext:value-type="float">
            <text:p>0,024443451</text:p>
          </table:table-cell>
          <table:table-cell office:value-type="float" office:value="1.97582159" calcext:value-type="float">
            <text:p>1,97582159</text:p>
          </table:table-cell>
          <table:table-cell office:value-type="float" office:value="244.2601813" calcext:value-type="float">
            <text:p>244,2601813</text:p>
          </table:table-cell>
        </table:table-row>
        <table:table-row table:style-name="ro1">
          <table:table-cell table:number-columns-repeated="2"/>
          <table:table-cell office:value-type="float" office:value="0.0014505" calcext:value-type="float">
            <text:p>0,0014505</text:p>
          </table:table-cell>
          <table:table-cell office:value-type="float" office:value="0.05404375" calcext:value-type="float">
            <text:p>0,05404375</text:p>
          </table:table-cell>
          <table:table-cell office:value-type="float" office:value="2.143854063" calcext:value-type="float">
            <text:p>2,143854063</text:p>
          </table:table-cell>
        </table:table-row>
      </table:table>
      <table:named-expressions/>
      <table:database-ranges>
        <table:database-range table:name="__Anonymous_Sheet_DB__0" table:target-range-address="'NODEJS-128MB'.G5:'NODEJS-128MB'.H20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'NODEJS-256MB'.G5:'NODEJS-256MB'.H20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'NODEJS-512MB'.G5:'NODEJS-512MB'.H20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'NODEJS-1024MB'.G5:'NODEJS-1024MB'.H20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4" table:target-range-address="'NODEJS-2048MB'.G5:'NODEJS-2048MB'.H204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4">00/00/0000</text:date>, <text:time style:data-style-name="N2" text:time-value="14:47:15.395700702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6:55:02.370663317</meta:creation-date>
    <dc:date>2019-03-24T14:52:46.421548443</dc:date>
    <meta:editing-duration>PT10H7M39S</meta:editing-duration>
    <meta:editing-cycles>26</meta:editing-cycles>
    <meta:generator>LibreOffice/5.1.6.2$Linux_X86_64 LibreOffice_project/10m0$Build-2</meta:generator>
    <meta:document-statistic meta:table-count="6" meta:cell-count="5994" meta:object-count="0"/>
  </office:meta>
</office:document-meta>
</file>